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Windows PowerShell</text:p>
      <text:p text:style-name="Standard">Copyright (C) Microsoft Corporation. Todos los derechos reservados.</text:p>
      <text:p text:style-name="Standard"/>
      <text:p text:style-name="Standard">Instale la versión más reciente de PowerShell para obtener nuevas características y mejoras. https://aka.ms/PSWindows</text:p>
      <text:p text:style-name="Standard"/>
      <text:p text:style-name="Standard">PS C:\Users\inven\OneDrive\Documentos\GitHub\watchlist\WatchlistConIndicadores\backend&gt; python3 -m venv .venv</text:p>
      <text:p text:style-name="Standard">no se encontr¾ Python; ejecutar sin argumentos para instalar desde el Microsoft Store o deshabilitar este acceso directo desde Configuraci¾n &gt; Aplicaciones &gt; Configuraci¾n avanzada de aplicaciones &gt; Alias de ejecuci¾n de aplicaciones.</text:p>
      <text:p text:style-name="Standard">PS C:\Users\inven\OneDrive\Documentos\GitHub\watchlist\WatchlistConIndicadores\backend&gt; python -m venv .venv</text:p>
      <text:p text:style-name="Standard">PS C:\Users\inven\OneDrive\Documentos\GitHub\watchlist\WatchlistConIndicadores\backend&gt; .venv\Scripts\activate</text:p>
      <text:p text:style-name="Standard">(.venv) PS C:\Users\inven\OneDrive\Documentos\GitHub\watchlist\WatchlistConIndicadores\backend&gt; pip install -r requirements.txt</text:p>
      <text:p text:style-name="Standard">Requirement already satisfied: fastapi==0.115.0 in c:\users\inven\onedrive\escritorio\altagracia_trading_platform\watchlistconindicadores\backend\.venv\lib\site-packages (from -r requirements.txt (line 1)) (0.115.0)</text:p>
      <text:p text:style-name="Standard">Requirement already satisfied: uvicorn==0.32.0 in c:\users\inven\onedrive\escritorio\altagracia_trading_platform\watchlistconindicadores\backend\.venv\lib\site-packages (from uvicorn[standard]==0.32.0-&gt;-r requirements.txt (line 2)) (0.32.0)</text:p>
      <text:p text:style-name="Standard">Requirement already satisfied: httpx==0.27.2 in c:\users\inven\onedrive\escritorio\altagracia_trading_platform\watchlistconindicadores\backend\.venv\lib\site-packages (from -r requirements.txt (line 3)) (0.27.2)</text:p>
      <text:p text:style-name="Standard">Requirement already satisfied: starlette&lt;0.39.0,&gt;=0.37.2 in c:\users\inven\onedrive\escritorio\altagracia_trading_platform\watchlistconindicadores\backend\.venv\lib\site-packages (from fastapi==0.115.0-&gt;-r requirements.txt (line 1)) (0.38.6)</text:p>
      <text:p text:style-name="Standard">Requirement already satisfied: pydantic!=1.8,!=1.8.1,!=2.0.0,!=2.0.1,!=2.1.0,&lt;3.0.0,&gt;=1.7.4 in c:\users\inven\onedrive\escritorio\altagracia_trading_platform\watchlistconindicadores\backend\.venv\lib\site-packages (from fastapi==0.115.0-&gt;-r requirements.txt (line 1)) (2.12.3)</text:p>
      <text:p text:style-name="Standard">Requirement already satisfied: typing-extensions&gt;=4.8.0 in c:\users\inven\onedrive\escritorio\altagracia_trading_platform\watchlistconindicadores\backend\.venv\lib\site-packages (from fastapi==0.115.0-&gt;-r requirements.txt (line 1)) (4.15.0)</text:p>
      <text:p text:style-name="Standard">Requirement already satisfied: click&gt;=7.0 in c:\users\inven\onedrive\escritorio\altagracia_trading_platform\watchlistconindicadores\backend\.venv\lib\site-packages (from uvicorn==0.32.0-&gt;uvicorn[standard]==0.32.0-&gt;-r requirements.txt (line 2)) (8.3.0)</text:p>
      <text:p text:style-name="Standard">Requirement already satisfied: h11&gt;=0.8 in c:\users\inven\onedrive\escritorio\altagracia_trading_platform\watchlistconindicadores\backend\.venv\lib\site-packages (from uvicorn==0.32.0-&gt;uvicorn[standard]==0.32.0-&gt;-r requirements.txt (line 2)) (0.16.0)</text:p>
      <text:p text:style-name="Standard">Requirement already satisfied: anyio in c:\users\inven\onedrive\escritorio\altagracia_trading_platform\watchlistconindicadores\backend\.venv\lib\site-packages (from httpx==0.27.2-&gt;-r requirements.txt (line 3)) (4.11.0)</text:p>
      <text:p text:style-name="Standard">Requirement already satisfied: certifi in c:\users\inven\onedrive\escritorio\altagracia_trading_platform\watchlistconindicadores\backend\.venv\lib\site-packages (from httpx==0.27.2-&gt;-r requirements.txt (line 3)) (2025.10.5)</text:p>
      <text:p text:style-name="Standard"><text:soft-page-break/>Requirement already satisfied: httpcore==1.* in c:\users\inven\onedrive\escritorio\altagracia_trading_platform\watchlistconindicadores\backend\.venv\lib\site-packages (from httpx==0.27.2-&gt;-r requirements.txt (line 3)) (1.0.9)</text:p>
      <text:p text:style-name="Standard">Requirement already satisfied: idna in c:\users\inven\onedrive\escritorio\altagracia_trading_platform\watchlistconindicadores\backend\.venv\lib\site-packages (from httpx==0.27.2-&gt;-r requirements.txt (line 3)) (3.11)</text:p>
      <text:p text:style-name="Standard">Requirement already satisfied: sniffio in c:\users\inven\onedrive\escritorio\altagracia_trading_platform\watchlistconindicadores\backend\.venv\lib\site-packages (from httpx==0.27.2-&gt;-r requirements.txt (line 3)) (1.3.1)</text:p>
      <text:p text:style-name="Standard">Requirement already satisfied: colorama&gt;=0.4 in c:\users\inven\onedrive\escritorio\altagracia_trading_platform\watchlistconindicadores\backend\.venv\lib\site-packages (from uvicorn[standard]==0.32.0-&gt;-r requirements.txt (line 2)) (0.4.6)</text:p>
      <text:p text:style-name="Standard">Requirement already satisfied: httptools&gt;=0.5.0 in c:\users\inven\onedrive\escritorio\altagracia_trading_platform\watchlistconindicadores\backend\.venv\lib\site-packages (from uvicorn[standard]==0.32.0-&gt;-r requirements.txt (line 2)) (0.7.1)</text:p>
      <text:p text:style-name="Standard">Requirement already satisfied: python-dotenv&gt;=0.13 in c:\users\inven\onedrive\escritorio\altagracia_trading_platform\watchlistconindicadores\backend\.venv\lib\site-packages (from uvicorn[standard]==0.32.0-&gt;-r requirements.txt (line 2)) (1.2.1)</text:p>
      <text:p text:style-name="Standard">Requirement already satisfied: pyyaml&gt;=5.1 in c:\users\inven\onedrive\escritorio\altagracia_trading_platform\watchlistconindicadores\backend\.venv\lib\site-packages (from uvicorn[standard]==0.32.0-&gt;-r requirements.txt (line 2)) (6.0.3)</text:p>
      <text:p text:style-name="Standard">Requirement already satisfied: watchfiles&gt;=0.13 in c:\users\inven\onedrive\escritorio\altagracia_trading_platform\watchlistconindicadores\backend\.venv\lib\site-packages (from uvicorn[standard]==0.32.0-&gt;-r requirements.txt (line 2)) (1.1.1)</text:p>
      <text:p text:style-name="Standard">Requirement already satisfied: websockets&gt;=10.4 in c:\users\inven\onedrive\escritorio\altagracia_trading_platform\watchlistconindicadores\backend\.venv\lib\site-packages (from uvicorn[standard]==0.32.0-&gt;-r requirements.txt (line 2)) (15.0.1)</text:p>
      <text:p text:style-name="Standard">Requirement already satisfied: annotated-types&gt;=0.6.0 in c:\users\inven\onedrive\escritorio\altagracia_trading_platform\watchlistconindicadores\backend\.venv\lib\site-packages (from pydantic!=1.8,!=1.8.1,!=2.0.0,!=2.0.1,!=2.1.0,&lt;3.0.0,&gt;=1.7.4-&gt;fastapi==0.115.0-&gt;-r requirements.txt (line 1)) (0.7.0)</text:p>
      <text:p text:style-name="Standard">Requirement already satisfied: pydantic-core==2.41.4 in c:\users\inven\onedrive\escritorio\altagracia_trading_platform\watchlistconindicadores\backend\.venv\lib\site-packages (from pydantic!=1.8,!=1.8.1,!=2.0.0,!=2.0.1,!=2.1.0,&lt;3.0.0,&gt;=1.7.4-&gt;fastapi==0.115.0-&gt;-r requirements.txt (line 1)) (2.41.4)</text:p>
      <text:p text:style-name="Standard">Requirement already satisfied: typing-inspection&gt;=0.4.2 in c:\users\inven\onedrive\escritorio\altagracia_trading_platform\watchlistconindicadores\backend\.venv\lib\site-packages (from pydantic!=1.8,!=1.8.1,!=2.0.0,!=2.0.1,!=2.1.0,&lt;3.0.0,&gt;=1.7.4-&gt;fastapi==0.115.0-&gt;-r requirements.txt (line 1)) (0.4.2)</text:p>
      <text:p text:style-name="Standard">(.venv) PS C:\Users\inven\OneDrive\Documentos\GitHub\watchlist\WatchlistConIndicadores\backend&gt; uvicorn main:app --reload --port 8000</text:p>
      <text:p text:style-name="Standard">INFO: <text:s text:c="4"/>Will watch for changes in these directories: ['C:\\Users\\inven\\OneDrive\\Documentos\\GitHub\\watchlist\\WatchlistConIndicadores\\backend']</text:p>
      <text:p text:style-name="Standard">INFO: <text:s text:c="4"/>Uvicorn running on http://127.0.0.1:8000 (Press CTRL+C to quit)</text:p>
      <text:p text:style-name="Standard">INFO: <text:s text:c="4"/>Started reloader process [16980] using WatchFiles</text:p>
      <text:p text:style-name="Standard">INFO: <text:s text:c="4"/>Started server process [16732]</text:p>
      <text:p text:style-name="Standard">INFO: <text:s text:c="4"/>Waiting for application startup.</text:p>
      <text:p text:style-name="Standard">INFO:alert_sender:🚀 Alert sender started. Target: http://localhost:5000</text:p>
      <text:p text:style-name="Standard">INFO:alert_sender:📬 Alert queue processor started</text:p>
      <text:p text:style-name="Standard">WARNING:alert_sender:⚠️ Alert service not reachable at http://localhost:5000</text:p>
      <text:p text:style-name="Standard">INFO:alert_sender:💡 Alert service is optional. Alerts will be logged locally.</text:p>
      <text:p text:style-name="Standard"><text:soft-page-break/>[STARTUP] Backend started successfully</text:p>
      <text:p text:style-name="Standard">[STARTUP] Alert sender initialized</text:p>
      <text:p text:style-name="Standard">INFO: <text:s text:c="4"/>Application startup complete.</text:p>
      <text:p text:style-name="Standard">INFO: <text:s text:c="4"/>127.0.0.1:60638 - "OPTIONS /api/historical/BTCUSDT?interval=15&amp;days=15&amp;t=1763304400168 HTTP/1.1" 200 OK</text:p>
      <text:p text:style-name="Standard">INFO: <text:s text:c="4"/>127.0.0.1:58069 - "OPTIONS /api/historical/ETHUSDT?interval=15&amp;days=15&amp;t=1763304400172 HTTP/1.1" 200 OK</text:p>
      <text:p text:style-name="Standard">[BTCUSDT] 📊 OPEN INTEREST: Recibido days=15, aplicando límite -&gt; days_to_fetch=15 (máx: 15) @ 15</text:p>
      <text:p text:style-name="Standard">[CACHE EXPIRED] BTCUSDT 15 openinterest - 6676s old</text:p>
      <text:p text:style-name="Standard">[OI CALCULATION] interval_final=15 → oi_interval=15min (15 min)</text:p>
      <text:p text:style-name="Standard">[OI CALCULATION] 15 días × 24h × 60min / 15 min = 1440 puntos necesarios</text:p>
      <text:p text:style-name="Standard">[BYBIT API] Request 1/10: endTime=1763305000498 (2025-11-16 14:56) | 0/1440 puntos</text:p>
      <text:p text:style-name="Standard">INFO: <text:s text:c="4"/>127.0.0.1:64154 - "OPTIONS /api/historical/TRXUSDT?interval=15&amp;days=15&amp;t=1763304400173 HTTP/1.1" 200 OK</text:p>
      <text:p text:style-name="Standard">[TRXUSDT] 📊 OPEN INTEREST: Recibido days=15, aplicando límite -&gt; days_to_fetch=15 (máx: 15) @ 15</text:p>
      <text:p text:style-name="Standard">[CACHE EXPIRED] TRXUSDT 15 openinterest - 6676s old</text:p>
      <text:p text:style-name="Standard">[OI CALCULATION] interval_final=15 → oi_interval=15min (15 min)</text:p>
      <text:p text:style-name="Standard">[OI CALCULATION] 15 días × 24h × 60min / 15 min = 1440 puntos necesarios</text:p>
      <text:p text:style-name="Standard">[BYBIT API] Request 1/10: endTime=1763305000832 (2025-11-16 14:56) | 0/1440 puntos</text:p>
      <text:p text:style-name="Standard">[ETHUSDT] 📊 OPEN INTEREST: Recibido days=15, aplicando límite -&gt; days_to_fetch=15 (máx: 15) @ 15</text:p>
      <text:p text:style-name="Standard">[CACHE EXPIRED] ETHUSDT 15 openinterest - 6674s old</text:p>
      <text:p text:style-name="Standard">[OI CALCULATION] interval_final=15 → oi_interval=15min (15 min)</text:p>
      <text:p text:style-name="Standard">[OI CALCULATION] 15 días × 24h × 60min / 15 min = 1440 puntos necesarios</text:p>
      <text:p text:style-name="Standard">[BYBIT API] Request 1/10: endTime=1763305001161 (2025-11-16 14:56) | 0/1440 puntos</text:p>
      <text:p text:style-name="Standard">[XRPUSDT] 📊 OPEN INTEREST: Recibido days=15, aplicando límite -&gt; days_to_fetch=15 (máx: 15) @ 15</text:p>
      <text:p text:style-name="Standard">[CACHE EXPIRED] XRPUSDT 15 openinterest - 6677s old</text:p>
      <text:p text:style-name="Standard">[OI CALCULATION] interval_final=15 → oi_interval=15min (15 min)</text:p>
      <text:p text:style-name="Standard">[OI CALCULATION] 15 días × 24h × 60min / 15 min = 1440 puntos necesarios</text:p>
      <text:p text:style-name="Standard">[BYBIT API] Request 1/10: endTime=1763305001492 (2025-11-16 14:56) | 0/1440 puntos</text:p>
      <text:p text:style-name="Standard">INFO: <text:s text:c="4"/>127.0.0.1:64154 - "OPTIONS /api/historical/SOLUSDT?interval=15&amp;days=15&amp;t=1763304400176 HTTP/1.1" 200 OK</text:p>
      <text:p text:style-name="Standard">INFO: <text:s text:c="4"/>127.0.0.1:60638 - "OPTIONS /api/historical/XRPUSDT?interval=15&amp;days=15&amp;t=1763304400174 HTTP/1.1" 200 OK</text:p>
      <text:p text:style-name="Standard">[SOLUSDT] 📊 OPEN INTEREST: Recibido days=15, aplicando límite -&gt; days_to_fetch=15 (máx: 15) @ 15</text:p>
      <text:p text:style-name="Standard">[CACHE EXPIRED] SOLUSDT 15 openinterest - 6677s old</text:p>
      <text:p text:style-name="Standard">[OI CALCULATION] interval_final=15 → oi_interval=15min (15 min)</text:p>
      <text:p text:style-name="Standard">[OI CALCULATION] 15 días × 24h × 60min / 15 min = 1440 puntos necesarios</text:p>
      <text:p text:style-name="Standard">[BYBIT API] Request 1/10: endTime=1763305001830 (2025-11-16 14:56) | 0/1440 puntos</text:p>
      <text:p text:style-name="Standard">INFO: <text:s text:c="4"/>127.0.0.1:60638 - "OPTIONS /api/historical/AAVEUSDT?interval=15&amp;days=15&amp;t=1763304400177 HTTP/1.1" 200 OK</text:p>
      <text:p text:style-name="Standard">[AAVEUSDT] 📊 OPEN INTEREST: Recibido days=15, aplicando límite -&gt; days_to_fetch=15 (máx: 15) @ 15</text:p>
      <text:p text:style-name="Standard">[CACHE EXPIRED] AAVEUSDT 15 openinterest - 6678s old</text:p>
      <text:p text:style-name="Standard">[OI CALCULATION] interval_final=15 → oi_interval=15min (15 min)</text:p>
      <text:p text:style-name="Standard">[OI CALCULATION] 15 días × 24h × 60min / 15 min = 1440 puntos necesarios</text:p>
      <text:p text:style-name="Standard">[BYBIT API] Request 1/10: endTime=1763305002169 (2025-11-16 14:56) | 0/1440 puntos</text:p>
      <text:p text:style-name="Standard"><text:soft-page-break/>INFO:httpx:HTTP Request: GET https://api.bybit.com/v5/market/open-interest?category=linear&amp;symbol=ETHUSDT&amp;intervalTime=15min&amp;limit=200&amp;endTime=1763305001161 "HTTP/1.1 200 OK"</text:p>
      <text:p text:style-name="Standard">[BATCH] Recibidos 200 puntos: 2025-11-14 13:00 → 2025-11-16 14:45</text:p>
      <text:p text:style-name="Standard">INFO:httpx:HTTP Request: GET https://api.bybit.com/v5/market/open-interest?category=linear&amp;symbol=BTCUSDT&amp;intervalTime=15min&amp;limit=200&amp;endTime=1763305000498 "HTTP/1.1 200 OK"</text:p>
      <text:p text:style-name="Standard">[BATCH] Recibidos 200 puntos: 2025-11-14 13:00 → 2025-11-16 14:45</text:p>
      <text:p text:style-name="Standard">INFO:httpx:HTTP Request: GET https://api.bybit.com/v5/market/open-interest?category=linear&amp;symbol=XRPUSDT&amp;intervalTime=15min&amp;limit=200&amp;endTime=1763305001492 "HTTP/1.1 200 OK"</text:p>
      <text:p text:style-name="Standard">[BATCH] Recibidos 200 puntos: 2025-11-14 13:00 → 2025-11-16 14:45</text:p>
      <text:p text:style-name="Standard">INFO:httpx:HTTP Request: GET https://api.bybit.com/v5/market/open-interest?category=linear&amp;symbol=TRXUSDT&amp;intervalTime=15min&amp;limit=200&amp;endTime=1763305000832 "HTTP/1.1 200 OK"</text:p>
      <text:p text:style-name="Standard">[BATCH] Recibidos 200 puntos: 2025-11-14 13:00 → 2025-11-16 14:45</text:p>
      <text:p text:style-name="Standard">INFO:httpx:HTTP Request: GET https://api.bybit.com/v5/market/open-interest?category=linear&amp;symbol=SOLUSDT&amp;intervalTime=15min&amp;limit=200&amp;endTime=1763305001830 "HTTP/1.1 200 OK"</text:p>
      <text:p text:style-name="Standard">[BATCH] Recibidos 200 puntos: 2025-11-14 13:00 → 2025-11-16 14:45</text:p>
      <text:p text:style-name="Standard">INFO:httpx:HTTP Request: GET https://api.bybit.com/v5/market/open-interest?category=linear&amp;symbol=AAVEUSDT&amp;intervalTime=15min&amp;limit=200&amp;endTime=1763305002169 "HTTP/1.1 200 OK"</text:p>
      <text:p text:style-name="Standard">[BATCH] Recibidos 200 puntos: 2025-11-14 13:00 → 2025-11-16 14:45</text:p>
      <text:p text:style-name="Standard">[BYBIT API] Request 2/10: endTime=1763125199999 (2025-11-14 12:59) | 200/1440 puntos</text:p>
      <text:p text:style-name="Standard">[BYBIT API] Request 2/10: endTime=1763125199999 (2025-11-14 12:59) | 200/1440 puntos</text:p>
      <text:p text:style-name="Standard">[BYBIT API] Request 2/10: endTime=1763125199999 (2025-11-14 12:59) | 200/1440 puntos</text:p>
      <text:p text:style-name="Standard">[BYBIT API] Request 2/10: endTime=1763125199999 (2025-11-14 12:59) | 200/1440 puntos</text:p>
      <text:p text:style-name="Standard">[BYBIT API] Request 2/10: endTime=1763125199999 (2025-11-14 12:59) | 200/1440 puntos</text:p>
      <text:p text:style-name="Standard">[BYBIT API] Request 2/10: endTime=1763125199999 (2025-11-14 12:59) | 200/1440 puntos</text:p>
      <text:p text:style-name="Standard">INFO:httpx:HTTP Request: GET https://api.bybit.com/v5/market/open-interest?category=linear&amp;symbol=ETHUSDT&amp;intervalTime=15min&amp;limit=200&amp;endTime=1763125199999 "HTTP/1.1 200 OK"</text:p>
      <text:p text:style-name="Standard">[BATCH] Recibidos 200 puntos: 2025-11-12 11:00 → 2025-11-14 12:45</text:p>
      <text:p text:style-name="Standard">INFO:httpx:HTTP Request: GET https://api.bybit.com/v5/market/open-interest?category=linear&amp;symbol=BTCUSDT&amp;intervalTime=15min&amp;limit=200&amp;endTime=1763125199999 "HTTP/1.1 200 OK"</text:p>
      <text:p text:style-name="Standard">[BATCH] Recibidos 200 puntos: 2025-11-12 11:00 → 2025-11-14 12:45</text:p>
      <text:p text:style-name="Standard">INFO:httpx:HTTP Request: GET https://api.bybit.com/v5/market/open-interest?category=linear&amp;symbol=XRPUSDT&amp;intervalTime=15min&amp;limit=200&amp;endTime=1763125199999 "HTTP/1.1 200 OK"</text:p>
      <text:p text:style-name="Standard">[BATCH] Recibidos 200 puntos: 2025-11-12 11:00 → 2025-11-14 12:45</text:p>
      <text:p text:style-name="Standard">INFO:httpx:HTTP Request: GET https://api.bybit.com/v5/market/open-interest?category=linear&amp;symbol=AAVEUSDT&amp;intervalTime=15min&amp;limit=200&amp;endTime=1763125199999 "HTTP/1.1 200 OK"</text:p>
      <text:p text:style-name="Standard">[BATCH] Recibidos 200 puntos: 2025-11-12 11:00 → 2025-11-14 12:45</text:p>
      <text:p text:style-name="Standard">INFO:httpx:HTTP Request: GET https://api.bybit.com/v5/market/open-interest?category=linear&amp;symbol=SOLUSDT&amp;intervalTime=15min&amp;limit=200&amp;endTime=1763125199999 "HTTP/1.1 200 OK"</text:p>
      <text:p text:style-name="Standard">[BATCH] Recibidos 200 puntos: 2025-11-12 11:00 → 2025-11-14 12:45</text:p>
      <text:p text:style-name="Standard">[BYBIT API] Request 3/10: endTime=1762945199999 (2025-11-12 10:59) | 400/1440 puntos</text:p>
      <text:p text:style-name="Standard">[BYBIT API] Request 3/10: endTime=1762945199999 (2025-11-12 10:59) | 400/1440 puntos</text:p>
      <text:p text:style-name="Standard"><text:soft-page-break/>[BYBIT API] Request 3/10: endTime=1762945199999 (2025-11-12 10:59) | 400/1440 puntos</text:p>
      <text:p text:style-name="Standard">[BYBIT API] Request 3/10: endTime=1762945199999 (2025-11-12 10:59) | 400/1440 puntos</text:p>
      <text:p text:style-name="Standard">[BYBIT API] Request 3/10: endTime=1762945199999 (2025-11-12 10:59) | 400/1440 puntos</text:p>
      <text:p text:style-name="Standard">INFO: <text:s text:c="4"/>127.0.0.1:49281 - "OPTIONS /api/historical/GALAUSDT?interval=15&amp;days=15&amp;t=1763304400178 HTTP/1.1" 200 OK</text:p>
      <text:p text:style-name="Standard">INFO: <text:s text:c="4"/>127.0.0.1:57687 - "OPTIONS /api/historical/ADAUSDT?interval=15&amp;days=15&amp;t=1763304400179 HTTP/1.1" 200 OK</text:p>
      <text:p text:style-name="Standard">INFO: <text:s text:c="4"/>127.0.0.1:54213 - "OPTIONS /api/historical/OPUSDT?interval=15&amp;days=15&amp;t=1763304400179 HTTP/1.1" 200 OK</text:p>
      <text:p text:style-name="Standard">INFO: <text:s text:c="4"/>127.0.0.1:52933 - "OPTIONS /api/historical/SUIUSDT?interval=15&amp;days=15&amp;t=1763304400180 HTTP/1.1" 200 OK</text:p>
      <text:p text:style-name="Standard">INFO: <text:s text:c="4"/>127.0.0.1:49281 - "OPTIONS /api/historical/POLUSDT?interval=15&amp;days=15&amp;t=1763304400182 HTTP/1.1" 200 OK</text:p>
      <text:p text:style-name="Standard">INFO: <text:s text:c="4"/>127.0.0.1:57687 - "OPTIONS /api/historical/POLYXUSDT?interval=15&amp;days=15&amp;t=1763304400183 HTTP/1.1" 200 OK</text:p>
      <text:p text:style-name="Standard">INFO: <text:s text:c="4"/>127.0.0.1:56137 - "OPTIONS /api/historical/CAKEUSDT?interval=15&amp;days=15&amp;t=1763304400184 HTTP/1.1" 200 OK</text:p>
      <text:p text:style-name="Standard">INFO: <text:s text:c="4"/>127.0.0.1:54213 - "OPTIONS /api/historical/PENDLEUSDT?interval=15&amp;days=15&amp;t=1763304400184 HTTP/1.1" 200 OK</text:p>
      <text:p text:style-name="Standard">INFO: <text:s text:c="4"/>127.0.0.1:56230 - "OPTIONS /api/historical/TONUSDT?interval=15&amp;days=15&amp;t=1763304400185 HTTP/1.1" 200 OK</text:p>
      <text:p text:style-name="Standard">INFO: <text:s text:c="4"/>127.0.0.1:52933 - "OPTIONS /api/historical/UNIUSDT?interval=15&amp;days=15&amp;t=1763304400186 HTTP/1.1" 200 OK</text:p>
      <text:p text:style-name="Standard">INFO: <text:s text:c="4"/>127.0.0.1:49281 - "OPTIONS /api/historical/ARBUSDT?interval=15&amp;days=15&amp;t=1763304400186 HTTP/1.1" 200 OK</text:p>
      <text:p text:style-name="Standard">INFO: <text:s text:c="4"/>127.0.0.1:57687 - "OPTIONS /api/historical/DOTUSDT?interval=15&amp;days=15&amp;t=1763304400187 HTTP/1.1" 200 OK</text:p>
      <text:p text:style-name="Standard">INFO: <text:s text:c="4"/>127.0.0.1:56137 - "OPTIONS /api/historical/AVAXUSDT?interval=15&amp;days=15&amp;t=1763304400188 HTTP/1.1" 200 OK</text:p>
      <text:p text:style-name="Standard">INFO: <text:s text:c="4"/>127.0.0.1:54213 - "OPTIONS /api/historical/BNBUSDT?interval=15&amp;days=15&amp;t=1763304400189 HTTP/1.1" 200 OK</text:p>
      <text:p text:style-name="Standard">INFO: <text:s text:c="4"/>127.0.0.1:52933 - "OPTIONS /api/historical/HBARUSDT?interval=15&amp;days=15&amp;t=1763304400190 HTTP/1.1" 200 OK</text:p>
      <text:p text:style-name="Standard">INFO: <text:s text:c="4"/>127.0.0.1:56230 - "OPTIONS /api/historical/PEOPLEUSDT?interval=15&amp;days=15&amp;t=1763304400189 HTTP/1.1" 200 OK</text:p>
      <text:p text:style-name="Standard">INFO: <text:s text:c="4"/>127.0.0.1:49281 - "OPTIONS /api/historical/ASTRUSDT?interval=15&amp;days=15&amp;t=1763304400191 HTTP/1.1" 200 OK</text:p>
      <text:p text:style-name="Standard">INFO: <text:s text:c="4"/>127.0.0.1:57687 - "OPTIONS /api/historical/MASKUSDT?interval=15&amp;days=15&amp;t=1763304400192 HTTP/1.1" 200 OK</text:p>
      <text:p text:style-name="Standard">INFO: <text:s text:c="4"/>127.0.0.1:56137 - "OPTIONS /api/historical/TRBUSDT?interval=15&amp;days=15&amp;t=1763304400193 HTTP/1.1" 200 OK</text:p>
      <text:p text:style-name="Standard">INFO: <text:s text:c="4"/>127.0.0.1:54213 - "OPTIONS /api/historical/INJUSDT?interval=15&amp;days=15&amp;t=1763304400193 HTTP/1.1" 200 OK</text:p>
      <text:p text:style-name="Standard">INFO: <text:s text:c="4"/>127.0.0.1:52933 - "OPTIONS /api/historical/ATOMUSDT?interval=15&amp;days=15&amp;t=1763304400194 HTTP/1.1" 200 OK</text:p>
      <text:p text:style-name="Standard">INFO: <text:s text:c="4"/>127.0.0.1:56230 - "OPTIONS /api/historical/GRTUSDT?interval=15&amp;days=15&amp;t=1763304400195 HTTP/1.1" 200 OK</text:p>
      <text:p text:style-name="Standard">INFO: <text:s text:c="4"/>127.0.0.1:49281 - "OPTIONS /api/historical/ALGOUSDT?interval=15&amp;days=15&amp;t=1763304400195 HTTP/1.1" 200 OK</text:p>
      <text:p text:style-name="Standard">INFO: <text:s text:c="4"/>127.0.0.1:57687 - "OPTIONS /api/historical/BTCUSDT?interval=15&amp;days=15&amp;t=1763304400200 HTTP/1.1" 200 OK</text:p>
      <text:p text:style-name="Standard"><text:soft-page-break/>INFO: <text:s text:c="4"/>127.0.0.1:56137 - "OPTIONS /api/historical/ETHUSDT?interval=15&amp;days=15&amp;t=1763304400201 HTTP/1.1" 200 OK</text:p>
      <text:p text:style-name="Standard">INFO: <text:s text:c="4"/>127.0.0.1:54213 - "OPTIONS /api/historical/TRXUSDT?interval=15&amp;days=15&amp;t=1763304400202 HTTP/1.1" 200 OK</text:p>
      <text:p text:style-name="Standard">INFO: <text:s text:c="4"/>127.0.0.1:52933 - "OPTIONS /api/historical/XRPUSDT?interval=15&amp;days=15&amp;t=1763304400203 HTTP/1.1" 200 OK</text:p>
      <text:p text:style-name="Standard">INFO: <text:s text:c="4"/>127.0.0.1:49281 - "OPTIONS /api/historical/AAVEUSDT?interval=15&amp;days=15&amp;t=1763304400204 HTTP/1.1" 200 OK</text:p>
      <text:p text:style-name="Standard">INFO: <text:s text:c="4"/>127.0.0.1:56230 - "OPTIONS /api/historical/SOLUSDT?interval=15&amp;days=15&amp;t=1763304400203 HTTP/1.1" 200 OK</text:p>
      <text:p text:style-name="Standard">INFO: <text:s text:c="4"/>127.0.0.1:57687 - "OPTIONS /api/historical/GALAUSDT?interval=15&amp;days=15&amp;t=1763304400205 HTTP/1.1" 200 OK</text:p>
      <text:p text:style-name="Standard">INFO: <text:s text:c="4"/>127.0.0.1:56137 - "OPTIONS /api/historical/OPUSDT?interval=15&amp;days=15&amp;t=1763304400206 HTTP/1.1" 200 OK</text:p>
      <text:p text:style-name="Standard">INFO: <text:s text:c="4"/>127.0.0.1:54213 - "OPTIONS /api/historical/ADAUSDT?interval=15&amp;days=15&amp;t=1763304400206 HTTP/1.1" 200 OK</text:p>
      <text:p text:style-name="Standard">INFO: <text:s text:c="4"/>127.0.0.1:52933 - "OPTIONS /api/historical/SUIUSDT?interval=15&amp;days=15&amp;t=1763304400207 HTTP/1.1" 200 OK</text:p>
      <text:p text:style-name="Standard">INFO: <text:s text:c="4"/>127.0.0.1:49281 - "OPTIONS /api/historical/POLUSDT?interval=15&amp;days=15&amp;t=1763304400208 HTTP/1.1" 200 OK</text:p>
      <text:p text:style-name="Standard">INFO: <text:s text:c="4"/>127.0.0.1:57687 - "OPTIONS /api/historical/CAKEUSDT?interval=15&amp;days=15&amp;t=1763304400209 HTTP/1.1" 200 OK</text:p>
      <text:p text:style-name="Standard">INFO: <text:s text:c="4"/>127.0.0.1:56230 - "OPTIONS /api/historical/POLYXUSDT?interval=15&amp;days=15&amp;t=1763304400209 HTTP/1.1" 200 OK</text:p>
      <text:p text:style-name="Standard">INFO: <text:s text:c="4"/>127.0.0.1:56137 - "OPTIONS /api/historical/PENDLEUSDT?interval=15&amp;days=15&amp;t=1763304400210 HTTP/1.1" 200 OK</text:p>
      <text:p text:style-name="Standard">INFO: <text:s text:c="4"/>127.0.0.1:52933 - "OPTIONS /api/historical/UNIUSDT?interval=15&amp;days=15&amp;t=1763304400212 HTTP/1.1" 200 OK</text:p>
      <text:p text:style-name="Standard">INFO: <text:s text:c="4"/>127.0.0.1:54213 - "OPTIONS /api/historical/TONUSDT?interval=15&amp;days=15&amp;t=1763304400211 HTTP/1.1" 200 OK</text:p>
      <text:p text:style-name="Standard">INFO: <text:s text:c="4"/>127.0.0.1:49281 - "OPTIONS /api/historical/ARBUSDT?interval=15&amp;days=15&amp;t=1763304400212 HTTP/1.1" 200 OK</text:p>
      <text:p text:style-name="Standard">INFO: <text:s text:c="4"/>127.0.0.1:57687 - "OPTIONS /api/historical/DOTUSDT?interval=15&amp;days=15&amp;t=1763304400213 HTTP/1.1" 200 OK</text:p>
      <text:p text:style-name="Standard">INFO: <text:s text:c="4"/>127.0.0.1:56230 - "OPTIONS /api/historical/AVAXUSDT?interval=15&amp;days=15&amp;t=1763304400214 HTTP/1.1" 200 OK</text:p>
      <text:p text:style-name="Standard">INFO: <text:s text:c="4"/>127.0.0.1:56137 - "OPTIONS /api/historical/BNBUSDT?interval=15&amp;days=15&amp;t=1763304400214 HTTP/1.1" 200 OK</text:p>
      <text:p text:style-name="Standard">INFO: <text:s text:c="4"/>127.0.0.1:52933 - "OPTIONS /api/historical/PEOPLEUSDT?interval=15&amp;days=15&amp;t=1763304400215 HTTP/1.1" 200 OK</text:p>
      <text:p text:style-name="Standard">INFO: <text:s text:c="4"/>127.0.0.1:49281 - "OPTIONS /api/historical/ASTRUSDT?interval=15&amp;days=15&amp;t=1763304400216 HTTP/1.1" 200 OK</text:p>
      <text:p text:style-name="Standard">INFO: <text:s text:c="4"/>127.0.0.1:54213 - "OPTIONS /api/historical/HBARUSDT?interval=15&amp;days=15&amp;t=1763304400216 HTTP/1.1" 200 OK</text:p>
      <text:p text:style-name="Standard">INFO: <text:s text:c="4"/>127.0.0.1:57687 - "OPTIONS /api/historical/MASKUSDT?interval=15&amp;days=15&amp;t=1763304400217 HTTP/1.1" 200 OK</text:p>
      <text:p text:style-name="Standard">INFO: <text:s text:c="4"/>127.0.0.1:56137 - "OPTIONS /api/historical/INJUSDT?interval=15&amp;days=15&amp;t=1763304400219 HTTP/1.1" 200 OK</text:p>
      <text:p text:style-name="Standard">INFO: <text:s text:c="4"/>127.0.0.1:56230 - "OPTIONS /api/historical/TRBUSDT?interval=15&amp;days=15&amp;t=1763304400218 HTTP/1.1" 200 OK</text:p>
      <text:p text:style-name="Standard">INFO: <text:s text:c="4"/>127.0.0.1:52933 - "OPTIONS /api/historical/ATOMUSDT?interval=15&amp;days=15&amp;t=1763304400219 HTTP/1.1" 200 OK</text:p>
      <text:p text:style-name="Standard"><text:soft-page-break/>INFO: <text:s text:c="4"/>127.0.0.1:49281 - "OPTIONS /api/historical/GRTUSDT?interval=15&amp;days=15&amp;t=1763304400220 HTTP/1.1" 200 OK</text:p>
      <text:p text:style-name="Standard">INFO: <text:s text:c="4"/>127.0.0.1:54213 - "OPTIONS /api/historical/ALGOUSDT?interval=15&amp;days=15&amp;t=1763304400221 HTTP/1.1" 200 OK</text:p>
      <text:p text:style-name="Standard">INFO: <text:s text:c="4"/>127.0.0.1:57687 - "OPTIONS /api/historical/BTCUSDT?interval=15&amp;days=15&amp;t=1763304403547 HTTP/1.1" 200 OK</text:p>
      <text:p text:style-name="Standard">[BTCUSDT] 📊 OPEN INTEREST: Recibido days=15, aplicando límite -&gt; days_to_fetch=15 (máx: 15) @ 15</text:p>
      <text:p text:style-name="Standard">[CACHE EXPIRED] BTCUSDT 15 openinterest - 6679s old</text:p>
      <text:p text:style-name="Standard">[OI CALCULATION] interval_final=15 → oi_interval=15min (15 min)</text:p>
      <text:p text:style-name="Standard">[OI CALCULATION] 15 días × 24h × 60min / 15 min = 1440 puntos necesarios</text:p>
      <text:p text:style-name="Standard">[BYBIT API] Request 1/10: endTime=1763305003767 (2025-11-16 14:56) | 0/1440 puntos</text:p>
      <text:p text:style-name="Standard">[ETHUSDT] 📊 OPEN INTEREST: Recibido days=15, aplicando límite -&gt; days_to_fetch=15 (máx: 15) @ 15</text:p>
      <text:p text:style-name="Standard">[CACHE EXPIRED] ETHUSDT 15 openinterest - 6677s old</text:p>
      <text:p text:style-name="Standard">[OI CALCULATION] interval_final=15 → oi_interval=15min (15 min)</text:p>
      <text:p text:style-name="Standard">[OI CALCULATION] 15 días × 24h × 60min / 15 min = 1440 puntos necesarios</text:p>
      <text:p text:style-name="Standard">[BYBIT API] Request 1/10: endTime=1763305004101 (2025-11-16 14:56) | 0/1440 puntos</text:p>
      <text:p text:style-name="Standard">INFO: <text:s text:c="4"/>127.0.0.1:56230 - "OPTIONS /api/historical/ETHUSDT?interval=15&amp;days=15&amp;t=1763304403549 HTTP/1.1" 200 OK</text:p>
      <text:p text:style-name="Standard">INFO: <text:s text:c="4"/>127.0.0.1:49281 - "OPTIONS /api/historical/TRXUSDT?interval=15&amp;days=15&amp;t=1763304403550 HTTP/1.1" 200 OK</text:p>
      <text:p text:style-name="Standard">INFO: <text:s text:c="4"/>127.0.0.1:57687 - "OPTIONS /api/historical/XRPUSDT?interval=15&amp;days=15&amp;t=1763304403552 HTTP/1.1" 200 OK</text:p>
      <text:p text:style-name="Standard">INFO:httpx:HTTP Request: GET https://api.bybit.com/v5/market/open-interest?category=linear&amp;symbol=ETHUSDT&amp;intervalTime=15min&amp;limit=200&amp;endTime=1762945199999 "HTTP/1.1 200 OK"</text:p>
      <text:p text:style-name="Standard">[TRXUSDT] 📊 OPEN INTEREST: Recibido days=15, aplicando límite -&gt; days_to_fetch=15 (máx: 15) @ 15</text:p>
      <text:p text:style-name="Standard">[CACHE EXPIRED] TRXUSDT 15 openinterest - 6680s old</text:p>
      <text:p text:style-name="Standard">[OI CALCULATION] interval_final=15 → oi_interval=15min (15 min)</text:p>
      <text:p text:style-name="Standard">[OI CALCULATION] 15 días × 24h × 60min / 15 min = 1440 puntos necesarios</text:p>
      <text:p text:style-name="Standard">[BYBIT API] Request 1/10: endTime=1763305004438 (2025-11-16 14:56) | 0/1440 puntos</text:p>
      <text:p text:style-name="Standard">INFO:httpx:HTTP Request: GET https://api.bybit.com/v5/market/open-interest?category=linear&amp;symbol=BTCUSDT&amp;intervalTime=15min&amp;limit=200&amp;endTime=1762945199999 "HTTP/1.1 200 OK"</text:p>
      <text:p text:style-name="Standard">INFO:httpx:HTTP Request: GET https://api.bybit.com/v5/market/open-interest?category=linear&amp;symbol=AAVEUSDT&amp;intervalTime=15min&amp;limit=200&amp;endTime=1762945199999 "HTTP/1.1 200 OK"</text:p>
      <text:p text:style-name="Standard">INFO:httpx:HTTP Request: GET https://api.bybit.com/v5/market/open-interest?category=linear&amp;symbol=XRPUSDT&amp;intervalTime=15min&amp;limit=200&amp;endTime=1762945199999 "HTTP/1.1 200 OK"</text:p>
      <text:p text:style-name="Standard">[BATCH] Recibidos 200 puntos: 2025-11-10 09:00 → 2025-11-12 10:45</text:p>
      <text:p text:style-name="Standard">[BATCH] Recibidos 200 puntos: 2025-11-10 09:00 → 2025-11-12 10:45</text:p>
      <text:p text:style-name="Standard">[BATCH] Recibidos 200 puntos: 2025-11-10 09:00 → 2025-11-12 10:45</text:p>
      <text:p text:style-name="Standard">[BATCH] Recibidos 200 puntos: 2025-11-10 09:00 → 2025-11-12 10:45</text:p>
      <text:p text:style-name="Standard">INFO:httpx:HTTP Request: GET https://api.bybit.com/v5/market/open-interest?category=linear&amp;symbol=TRXUSDT&amp;intervalTime=15min&amp;limit=200&amp;endTime=1763125199999 "HTTP/1.1 200 OK"</text:p>
      <text:p text:style-name="Standard">[BATCH] Recibidos 200 puntos: 2025-11-12 11:00 → 2025-11-14 12:45</text:p>
      <text:p text:style-name="Standard">INFO: <text:s text:c="4"/>127.0.0.1:49281 - "OPTIONS /api/historical/SOLUSDT?interval=15&amp;days=15&amp;t=1763304403553 HTTP/1.1" 200 OK</text:p>
      <text:p text:style-name="Standard"><text:soft-page-break/>[XRPUSDT] 📊 OPEN INTEREST: Recibido days=15, aplicando límite -&gt; days_to_fetch=15 (máx: 15) @ 15</text:p>
      <text:p text:style-name="Standard">[CACHE EXPIRED] XRPUSDT 15 openinterest - 6680s old</text:p>
      <text:p text:style-name="Standard">[OI CALCULATION] interval_final=15 → oi_interval=15min (15 min)</text:p>
      <text:p text:style-name="Standard">[OI CALCULATION] 15 días × 24h × 60min / 15 min = 1440 puntos necesarios</text:p>
      <text:p text:style-name="Standard">[BYBIT API] Request 1/10: endTime=1763305004776 (2025-11-16 14:56) | 0/1440 puntos</text:p>
      <text:p text:style-name="Standard">[SOLUSDT] 📊 OPEN INTEREST: Recibido days=15, aplicando límite -&gt; days_to_fetch=15 (máx: 15) @ 15</text:p>
      <text:p text:style-name="Standard">[CACHE EXPIRED] SOLUSDT 15 openinterest - 6680s old</text:p>
      <text:p text:style-name="Standard">[OI CALCULATION] interval_final=15 → oi_interval=15min (15 min)</text:p>
      <text:p text:style-name="Standard">[OI CALCULATION] 15 días × 24h × 60min / 15 min = 1440 puntos necesarios</text:p>
      <text:p text:style-name="Standard">[BYBIT API] Request 1/10: endTime=1763305005107 (2025-11-16 14:56) | 0/1440 puntos</text:p>
      <text:p text:style-name="Standard">INFO: <text:s text:c="4"/>127.0.0.1:49281 - "OPTIONS /api/historical/AAVEUSDT?interval=15&amp;days=15&amp;t=1763304403554 HTTP/1.1" 200 OK</text:p>
      <text:p text:style-name="Standard">INFO:httpx:HTTP Request: GET https://api.bybit.com/v5/market/open-interest?category=linear&amp;symbol=SOLUSDT&amp;intervalTime=15min&amp;limit=200&amp;endTime=1762945199999 "HTTP/1.1 200 OK"</text:p>
      <text:p text:style-name="Standard">[BYBIT API] Request 4/10: endTime=1762765199999 (2025-11-10 08:59) | 600/1440 puntos</text:p>
      <text:p text:style-name="Standard">[BYBIT API] Request 4/10: endTime=1762765199999 (2025-11-10 08:59) | 600/1440 puntos</text:p>
      <text:p text:style-name="Standard">[BYBIT API] Request 4/10: endTime=1762765199999 (2025-11-10 08:59) | 600/1440 puntos</text:p>
      <text:p text:style-name="Standard">[BYBIT API] Request 4/10: endTime=1762765199999 (2025-11-10 08:59) | 600/1440 puntos</text:p>
      <text:p text:style-name="Standard">[BYBIT API] Request 3/10: endTime=1762945199999 (2025-11-12 10:59) | 400/1440 puntos</text:p>
      <text:p text:style-name="Standard">[BATCH] Recibidos 200 puntos: 2025-11-10 09:00 → 2025-11-12 10:45</text:p>
      <text:p text:style-name="Standard">[AAVEUSDT] 📊 OPEN INTEREST: Recibido days=15, aplicando límite -&gt; days_to_fetch=15 (máx: 15) @ 15</text:p>
      <text:p text:style-name="Standard">[CACHE EXPIRED] AAVEUSDT 15 openinterest - 6681s old</text:p>
      <text:p text:style-name="Standard">[OI CALCULATION] interval_final=15 → oi_interval=15min (15 min)</text:p>
      <text:p text:style-name="Standard">[OI CALCULATION] 15 días × 24h × 60min / 15 min = 1440 puntos necesarios</text:p>
      <text:p text:style-name="Standard">[BYBIT API] Request 1/10: endTime=1763305005445 (2025-11-16 14:56) | 0/1440 puntos</text:p>
      <text:p text:style-name="Standard">[BYBIT API] Request 4/10: endTime=1762765199999 (2025-11-10 08:59) | 600/1440 puntos</text:p>
      <text:p text:style-name="Standard">INFO:httpx:HTTP Request: GET https://api.bybit.com/v5/market/open-interest?category=linear&amp;symbol=SOLUSDT&amp;intervalTime=15min&amp;limit=200&amp;endTime=1762765199999 "HTTP/1.1 200 OK"</text:p>
      <text:p text:style-name="Standard">[BATCH] Recibidos 200 puntos: 2025-11-08 07:00 → 2025-11-10 08:45</text:p>
      <text:p text:style-name="Standard">INFO:httpx:HTTP Request: GET https://api.bybit.com/v5/market/open-interest?category=linear&amp;symbol=BTCUSDT&amp;intervalTime=15min&amp;limit=200&amp;endTime=1762765199999 "HTTP/1.1 200 OK"</text:p>
      <text:p text:style-name="Standard">INFO:httpx:HTTP Request: GET https://api.bybit.com/v5/market/open-interest?category=linear&amp;symbol=XRPUSDT&amp;intervalTime=15min&amp;limit=200&amp;endTime=1762765199999 "HTTP/1.1 200 OK"</text:p>
      <text:p text:style-name="Standard">[BATCH] Recibidos 200 puntos: 2025-11-08 07:00 → 2025-11-10 08:45</text:p>
      <text:p text:style-name="Standard">[BATCH] Recibidos 200 puntos: 2025-11-08 07:00 → 2025-11-10 08:45</text:p>
      <text:p text:style-name="Standard">INFO:httpx:HTTP Request: GET https://api.bybit.com/v5/market/open-interest?category=linear&amp;symbol=AAVEUSDT&amp;intervalTime=15min&amp;limit=200&amp;endTime=1762765199999 "HTTP/1.1 200 OK"</text:p>
      <text:p text:style-name="Standard">[BATCH] Recibidos 200 puntos: 2025-11-08 07:00 → 2025-11-10 08:45</text:p>
      <text:p text:style-name="Standard">INFO:httpx:HTTP Request: GET https://api.bybit.com/v5/market/open-interest?category=linear&amp;symbol=ETHUSDT&amp;intervalTime=15min&amp;limit=200&amp;endTime=1762765199999 "HTTP/1.1 200 OK"</text:p>
      <text:p text:style-name="Standard">[BATCH] Recibidos 200 puntos: 2025-11-08 07:00 → 2025-11-10 08:45</text:p>
      <text:p text:style-name="Standard"><text:soft-page-break/>INFO:httpx:HTTP Request: GET https://api.bybit.com/v5/market/open-interest?category=linear&amp;symbol=TRXUSDT&amp;intervalTime=15min&amp;limit=200&amp;endTime=1763305004438 "HTTP/1.1 200 OK"</text:p>
      <text:p text:style-name="Standard">[BATCH] Recibidos 200 puntos: 2025-11-14 13:00 → 2025-11-16 14:45</text:p>
      <text:p text:style-name="Standard">INFO:httpx:HTTP Request: GET https://api.bybit.com/v5/market/open-interest?category=linear&amp;symbol=ETHUSDT&amp;intervalTime=15min&amp;limit=200&amp;endTime=1763305004101 "HTTP/1.1 200 OK"</text:p>
      <text:p text:style-name="Standard">[BATCH] Recibidos 200 puntos: 2025-11-14 13:00 → 2025-11-16 14:45</text:p>
      <text:p text:style-name="Standard">INFO:httpx:HTTP Request: GET https://api.bybit.com/v5/market/open-interest?category=linear&amp;symbol=BTCUSDT&amp;intervalTime=15min&amp;limit=200&amp;endTime=1763305003767 "HTTP/1.1 200 OK"</text:p>
      <text:p text:style-name="Standard">[BATCH] Recibidos 200 puntos: 2025-11-14 13:00 → 2025-11-16 14:45</text:p>
      <text:p text:style-name="Standard">INFO:httpx:HTTP Request: GET https://api.bybit.com/v5/market/open-interest?category=linear&amp;symbol=XRPUSDT&amp;intervalTime=15min&amp;limit=200&amp;endTime=1763305004776 "HTTP/1.1 200 OK"</text:p>
      <text:p text:style-name="Standard">[BATCH] Recibidos 200 puntos: 2025-11-14 13:00 → 2025-11-16 14:45</text:p>
      <text:p text:style-name="Standard">INFO:httpx:HTTP Request: GET https://api.bybit.com/v5/market/open-interest?category=linear&amp;symbol=SOLUSDT&amp;intervalTime=15min&amp;limit=200&amp;endTime=1763305005107 "HTTP/1.1 200 OK"</text:p>
      <text:p text:style-name="Standard">[BATCH] Recibidos 200 puntos: 2025-11-14 13:00 → 2025-11-16 14:45</text:p>
      <text:p text:style-name="Standard">INFO:httpx:HTTP Request: GET https://api.bybit.com/v5/market/open-interest?category=linear&amp;symbol=AAVEUSDT&amp;intervalTime=15min&amp;limit=200&amp;endTime=1763305005445 "HTTP/1.1 200 OK"</text:p>
      <text:p text:style-name="Standard">[BYBIT API] Request 5/10: endTime=1762585199999 (2025-11-08 06:59) | 800/1440 puntos</text:p>
      <text:p text:style-name="Standard">[BATCH] Recibidos 200 puntos: 2025-11-14 13:00 → 2025-11-16 14:45</text:p>
      <text:p text:style-name="Standard">[BYBIT API] Request 5/10: endTime=1762585199999 (2025-11-08 06:59) | 800/1440 puntos</text:p>
      <text:p text:style-name="Standard">[BYBIT API] Request 5/10: endTime=1762585199999 (2025-11-08 06:59) | 800/1440 puntos</text:p>
      <text:p text:style-name="Standard">[BYBIT API] Request 5/10: endTime=1762585199999 (2025-11-08 06:59) | 800/1440 puntos</text:p>
      <text:p text:style-name="Standard">[BYBIT API] Request 5/10: endTime=1762585199999 (2025-11-08 06:59) | 800/1440 puntos</text:p>
      <text:p text:style-name="Standard">[BYBIT API] Request 2/10: endTime=1763125199999 (2025-11-14 12:59) | 200/1440 puntos</text:p>
      <text:p text:style-name="Standard">[BYBIT API] Request 2/10: endTime=1763125199999 (2025-11-14 12:59) | 200/1440 puntos</text:p>
      <text:p text:style-name="Standard">[BYBIT API] Request 2/10: endTime=1763125199999 (2025-11-14 12:59) | 200/1440 puntos</text:p>
      <text:p text:style-name="Standard">[BYBIT API] Request 2/10: endTime=1763125199999 (2025-11-14 12:59) | 200/1440 puntos</text:p>
      <text:p text:style-name="Standard">[BYBIT API] Request 2/10: endTime=1763125199999 (2025-11-14 12:59) | 200/1440 puntos</text:p>
      <text:p text:style-name="Standard">[BYBIT API] Request 2/10: endTime=1763125199999 (2025-11-14 12:59) | 200/1440 puntos</text:p>
      <text:p text:style-name="Standard">INFO:httpx:HTTP Request: GET https://api.bybit.com/v5/market/open-interest?category=linear&amp;symbol=BTCUSDT&amp;intervalTime=15min&amp;limit=200&amp;endTime=1762585199999 "HTTP/1.1 200 OK"</text:p>
      <text:p text:style-name="Standard">[BATCH] Recibidos 200 puntos: 2025-11-06 05:00 → 2025-11-08 06:45</text:p>
      <text:p text:style-name="Standard">INFO:httpx:HTTP Request: GET https://api.bybit.com/v5/market/open-interest?category=linear&amp;symbol=ETHUSDT&amp;intervalTime=15min&amp;limit=200&amp;endTime=1762585199999 "HTTP/1.1 200 OK"</text:p>
      <text:p text:style-name="Standard">[BATCH] Recibidos 200 puntos: 2025-11-06 05:00 → 2025-11-08 06:45</text:p>
      <text:p text:style-name="Standard">INFO:httpx:HTTP Request: GET https://api.bybit.com/v5/market/open-interest?category=linear&amp;symbol=TRXUSDT&amp;intervalTime=15min&amp;limit=200&amp;endTime=1763125199999 "HTTP/1.1 200 OK"</text:p>
      <text:p text:style-name="Standard">INFO:httpx:HTTP Request: GET https://api.bybit.com/v5/market/open-interest?category=linear&amp;symbol=AAVEUSDT&amp;intervalTime=15min&amp;limit=200&amp;endTime=1762585199999 "HTTP/1.1 200 OK"</text:p>
      <text:p text:style-name="Standard">[BATCH] Recibidos 200 puntos: 2025-11-12 11:00 → 2025-11-14 12:45</text:p>
      <text:p text:style-name="Standard">[BATCH] Recibidos 200 puntos: 2025-11-06 05:00 → 2025-11-08 06:45</text:p>
      <text:p text:style-name="Standard"><text:soft-page-break/>INFO:httpx:HTTP Request: GET https://api.bybit.com/v5/market/open-interest?category=linear&amp;symbol=ETHUSDT&amp;intervalTime=15min&amp;limit=200&amp;endTime=1763125199999 "HTTP/1.1 200 OK"</text:p>
      <text:p text:style-name="Standard">[BATCH] Recibidos 200 puntos: 2025-11-12 11:00 → 2025-11-14 12:45</text:p>
      <text:p text:style-name="Standard">INFO:httpx:HTTP Request: GET https://api.bybit.com/v5/market/open-interest?category=linear&amp;symbol=BTCUSDT&amp;intervalTime=15min&amp;limit=200&amp;endTime=1763125199999 "HTTP/1.1 200 OK"</text:p>
      <text:p text:style-name="Standard">[BATCH] Recibidos 200 puntos: 2025-11-12 11:00 → 2025-11-14 12:45</text:p>
      <text:p text:style-name="Standard">INFO:httpx:HTTP Request: GET https://api.bybit.com/v5/market/open-interest?category=linear&amp;symbol=XRPUSDT&amp;intervalTime=15min&amp;limit=200&amp;endTime=1763125199999 "HTTP/1.1 200 OK"</text:p>
      <text:p text:style-name="Standard">[BATCH] Recibidos 200 puntos: 2025-11-12 11:00 → 2025-11-14 12:45</text:p>
      <text:p text:style-name="Standard">INFO:httpx:HTTP Request: GET https://api.bybit.com/v5/market/open-interest?category=linear&amp;symbol=AAVEUSDT&amp;intervalTime=15min&amp;limit=200&amp;endTime=1763125199999 "HTTP/1.1 200 OK"</text:p>
      <text:p text:style-name="Standard">[BATCH] Recibidos 200 puntos: 2025-11-12 11:00 → 2025-11-14 12:45</text:p>
      <text:p text:style-name="Standard">INFO:httpx:HTTP Request: GET https://api.bybit.com/v5/market/open-interest?category=linear&amp;symbol=SOLUSDT&amp;intervalTime=15min&amp;limit=200&amp;endTime=1763125199999 "HTTP/1.1 200 OK"</text:p>
      <text:p text:style-name="Standard">[BATCH] Recibidos 200 puntos: 2025-11-12 11:00 → 2025-11-14 12:45</text:p>
      <text:p text:style-name="Standard">[BYBIT API] Request 6/10: endTime=1762405199999 (2025-11-06 04:59) | 1000/1440 puntos</text:p>
      <text:p text:style-name="Standard">[BYBIT API] Request 6/10: endTime=1762405199999 (2025-11-06 04:59) | 1000/1440 puntos</text:p>
      <text:p text:style-name="Standard">[BYBIT API] Request 3/10: endTime=1762945199999 (2025-11-12 10:59) | 400/1440 puntos</text:p>
      <text:p text:style-name="Standard">[BYBIT API] Request 6/10: endTime=1762405199999 (2025-11-06 04:59) | 1000/1440 puntos</text:p>
      <text:p text:style-name="Standard">[BYBIT API] Request 3/10: endTime=1762945199999 (2025-11-12 10:59) | 400/1440 puntos</text:p>
      <text:p text:style-name="Standard">[BYBIT API] Request 3/10: endTime=1762945199999 (2025-11-12 10:59) | 400/1440 puntos</text:p>
      <text:p text:style-name="Standard">[BYBIT API] Request 3/10: endTime=1762945199999 (2025-11-12 10:59) | 400/1440 puntos</text:p>
      <text:p text:style-name="Standard">[BYBIT API] Request 3/10: endTime=1762945199999 (2025-11-12 10:59) | 400/1440 puntos</text:p>
      <text:p text:style-name="Standard">[BYBIT API] Request 3/10: endTime=1762945199999 (2025-11-12 10:59) | 400/1440 puntos</text:p>
      <text:p text:style-name="Standard">INFO:httpx:HTTP Request: GET https://api.bybit.com/v5/market/open-interest?category=linear&amp;symbol=TRXUSDT&amp;intervalTime=15min&amp;limit=200&amp;endTime=1762945199999 "HTTP/1.1 200 OK"</text:p>
      <text:p text:style-name="Standard">[BATCH] Recibidos 200 puntos: 2025-11-10 09:00 → 2025-11-12 10:45</text:p>
      <text:p text:style-name="Standard">[BYBIT API] Request 4/10: endTime=1762765199999 (2025-11-10 08:59) | 600/1440 puntos</text:p>
      <text:p text:style-name="Standard">INFO:httpx:HTTP Request: GET https://api.bybit.com/v5/market/open-interest?category=linear&amp;symbol=BTCUSDT&amp;intervalTime=15min&amp;limit=200&amp;endTime=1762405199999 "HTTP/1.1 200 OK"</text:p>
      <text:p text:style-name="Standard">[BATCH] Recibidos 200 puntos: 2025-11-04 03:00 → 2025-11-06 04:45</text:p>
      <text:p text:style-name="Standard">INFO:httpx:HTTP Request: GET https://api.bybit.com/v5/market/open-interest?category=linear&amp;symbol=TRXUSDT&amp;intervalTime=15min&amp;limit=200&amp;endTime=1762945199999 "HTTP/1.1 200 OK"</text:p>
      <text:p text:style-name="Standard">[BATCH] Recibidos 200 puntos: 2025-11-10 09:00 → 2025-11-12 10:45</text:p>
      <text:p text:style-name="Standard">INFO:httpx:HTTP Request: GET https://api.bybit.com/v5/market/open-interest?category=linear&amp;symbol=ETHUSDT&amp;intervalTime=15min&amp;limit=200&amp;endTime=1762945199999 "HTTP/1.1 200 OK"</text:p>
      <text:p text:style-name="Standard">[BATCH] Recibidos 200 puntos: 2025-11-10 09:00 → 2025-11-12 10:45</text:p>
      <text:p text:style-name="Standard">INFO:httpx:HTTP Request: GET https://api.bybit.com/v5/market/open-interest?category=linear&amp;symbol=AAVEUSDT&amp;intervalTime=15min&amp;limit=200&amp;endTime=1762945199999 "HTTP/1.1 200 OK"</text:p>
      <text:p text:style-name="Standard">INFO:httpx:HTTP Request: GET https://api.bybit.com/v5/market/open-interest?category=linear&amp;symbol=BTCUSDT&amp;intervalTime=15min&amp;limit=200&amp;endTime=1762945199999 "HTTP/1.1 200 OK"</text:p>
      <text:p text:style-name="Standard"><text:soft-page-break/>[BATCH] Recibidos 200 puntos: 2025-11-10 09:00 → 2025-11-12 10:45</text:p>
      <text:p text:style-name="Standard">[BATCH] Recibidos 200 puntos: 2025-11-10 09:00 → 2025-11-12 10:45</text:p>
      <text:p text:style-name="Standard">INFO:httpx:HTTP Request: GET https://api.bybit.com/v5/market/open-interest?category=linear&amp;symbol=XRPUSDT&amp;intervalTime=15min&amp;limit=200&amp;endTime=1762945199999 "HTTP/1.1 200 OK"</text:p>
      <text:p text:style-name="Standard">[BATCH] Recibidos 200 puntos: 2025-11-10 09:00 → 2025-11-12 10:45</text:p>
      <text:p text:style-name="Standard">INFO:httpx:HTTP Request: GET https://api.bybit.com/v5/market/open-interest?category=linear&amp;symbol=AAVEUSDT&amp;intervalTime=15min&amp;limit=200&amp;endTime=1762405199999 "HTTP/1.1 200 OK"</text:p>
      <text:p text:style-name="Standard">[BATCH] Recibidos 200 puntos: 2025-11-04 03:00 → 2025-11-06 04:45</text:p>
      <text:p text:style-name="Standard">[BYBIT API] Request 7/10: endTime=1762225199999 (2025-11-04 02:59) | 1200/1440 puntos</text:p>
      <text:p text:style-name="Standard">[BYBIT API] Request 4/10: endTime=1762765199999 (2025-11-10 08:59) | 600/1440 puntos</text:p>
      <text:p text:style-name="Standard">[BYBIT API] Request 4/10: endTime=1762765199999 (2025-11-10 08:59) | 600/1440 puntos</text:p>
      <text:p text:style-name="Standard">INFO:httpx:HTTP Request: GET https://api.bybit.com/v5/market/open-interest?category=linear&amp;symbol=SOLUSDT&amp;intervalTime=15min&amp;limit=200&amp;endTime=1762585199999 "HTTP/1.1 200 OK"</text:p>
      <text:p text:style-name="Standard">[BYBIT API] Request 4/10: endTime=1762765199999 (2025-11-10 08:59) | 600/1440 puntos</text:p>
      <text:p text:style-name="Standard">[BATCH] Recibidos 200 puntos: 2025-11-06 05:00 → 2025-11-08 06:45</text:p>
      <text:p text:style-name="Standard">[BYBIT API] Request 4/10: endTime=1762765199999 (2025-11-10 08:59) | 600/1440 puntos</text:p>
      <text:p text:style-name="Standard">[BYBIT API] Request 4/10: endTime=1762765199999 (2025-11-10 08:59) | 600/1440 puntos</text:p>
      <text:p text:style-name="Standard">INFO:httpx:HTTP Request: GET https://api.bybit.com/v5/market/open-interest?category=linear&amp;symbol=XRPUSDT&amp;intervalTime=15min&amp;limit=200&amp;endTime=1762585199999 "HTTP/1.1 200 OK"</text:p>
      <text:p text:style-name="Standard">[BATCH] Recibidos 200 puntos: 2025-11-06 05:00 → 2025-11-08 06:45</text:p>
      <text:p text:style-name="Standard">[BYBIT API] Request 7/10: endTime=1762225199999 (2025-11-04 02:59) | 1200/1440 puntos</text:p>
      <text:p text:style-name="Standard">INFO:httpx:HTTP Request: GET https://api.bybit.com/v5/market/open-interest?category=linear&amp;symbol=TRXUSDT&amp;intervalTime=15min&amp;limit=200&amp;endTime=1762765199999 "HTTP/1.1 200 OK"</text:p>
      <text:p text:style-name="Standard">[BATCH] Recibidos 200 puntos: 2025-11-08 07:00 → 2025-11-10 08:45</text:p>
      <text:p text:style-name="Standard">[BYBIT API] Request 6/10: endTime=1762405199999 (2025-11-06 04:59) | 1000/1440 puntos</text:p>
      <text:p text:style-name="Standard">[BYBIT API] Request 6/10: endTime=1762405199999 (2025-11-06 04:59) | 1000/1440 puntos</text:p>
      <text:p text:style-name="Standard">[BYBIT API] Request 5/10: endTime=1762585199999 (2025-11-08 06:59) | 800/1440 puntos</text:p>
      <text:p text:style-name="Standard">INFO:httpx:HTTP Request: GET https://api.bybit.com/v5/market/open-interest?category=linear&amp;symbol=BTCUSDT&amp;intervalTime=15min&amp;limit=200&amp;endTime=1762225199999 "HTTP/1.1 200 OK"</text:p>
      <text:p text:style-name="Standard">[BATCH] Recibidos 200 puntos: 2025-11-02 01:00 → 2025-11-04 02:45</text:p>
      <text:p text:style-name="Standard">INFO:httpx:HTTP Request: GET https://api.bybit.com/v5/market/open-interest?category=linear&amp;symbol=TRXUSDT&amp;intervalTime=15min&amp;limit=200&amp;endTime=1762765199999 "HTTP/1.1 200 OK"</text:p>
      <text:p text:style-name="Standard">[BATCH] Recibidos 200 puntos: 2025-11-08 07:00 → 2025-11-10 08:45</text:p>
      <text:p text:style-name="Standard">INFO:httpx:HTTP Request: GET https://api.bybit.com/v5/market/open-interest?category=linear&amp;symbol=AAVEUSDT&amp;intervalTime=15min&amp;limit=200&amp;endTime=1762765199999 "HTTP/1.1 200 OK"</text:p>
      <text:p text:style-name="Standard">[BATCH] Recibidos 200 puntos: 2025-11-08 07:00 → 2025-11-10 08:45</text:p>
      <text:p text:style-name="Standard">INFO:httpx:HTTP Request: GET https://api.bybit.com/v5/market/open-interest?category=linear&amp;symbol=XRPUSDT&amp;intervalTime=15min&amp;limit=200&amp;endTime=1762765199999 "HTTP/1.1 200 OK"</text:p>
      <text:p text:style-name="Standard">[BATCH] Recibidos 200 puntos: 2025-11-08 07:00 → 2025-11-10 08:45</text:p>
      <text:p text:style-name="Standard">[BYBIT API] Request 8/10: endTime=1762045199999 (2025-11-02 00:59) | 1400/1440 puntos</text:p>
      <text:p text:style-name="Standard">[BYBIT API] Request 5/10: endTime=1762585199999 (2025-11-08 06:59) | 800/1440 puntos</text:p>
      <text:p text:style-name="Standard"><text:soft-page-break/>INFO:httpx:HTTP Request: GET https://api.bybit.com/v5/market/open-interest?category=linear&amp;symbol=XRPUSDT&amp;intervalTime=15min&amp;limit=200&amp;endTime=1762405199999 "HTTP/1.1 200 OK"</text:p>
      <text:p text:style-name="Standard">[BYBIT API] Request 5/10: endTime=1762585199999 (2025-11-08 06:59) | 800/1440 puntos</text:p>
      <text:p text:style-name="Standard">[BYBIT API] Request 5/10: endTime=1762585199999 (2025-11-08 06:59) | 800/1440 puntos</text:p>
      <text:p text:style-name="Standard">[BATCH] Recibidos 200 puntos: 2025-11-04 03:00 → 2025-11-06 04:45</text:p>
      <text:p text:style-name="Standard">INFO:httpx:HTTP Request: GET https://api.bybit.com/v5/market/open-interest?category=linear&amp;symbol=ETHUSDT&amp;intervalTime=15min&amp;limit=200&amp;endTime=1762405199999 "HTTP/1.1 200 OK"</text:p>
      <text:p text:style-name="Standard">[BATCH] Recibidos 200 puntos: 2025-11-04 03:00 → 2025-11-06 04:45</text:p>
      <text:p text:style-name="Standard">INFO:httpx:HTTP Request: GET https://api.bybit.com/v5/market/open-interest?category=linear&amp;symbol=TRXUSDT&amp;intervalTime=15min&amp;limit=200&amp;endTime=1762585199999 "HTTP/1.1 200 OK"</text:p>
      <text:p text:style-name="Standard">[BATCH] Recibidos 200 puntos: 2025-11-06 05:00 → 2025-11-08 06:45</text:p>
      <text:p text:style-name="Standard">[BYBIT API] Request 7/10: endTime=1762225199999 (2025-11-04 02:59) | 1200/1440 puntos</text:p>
      <text:p text:style-name="Standard">INFO:httpx:HTTP Request: GET https://api.bybit.com/v5/market/open-interest?category=linear&amp;symbol=SOLUSDT&amp;intervalTime=15min&amp;limit=200&amp;endTime=1762945199999 "HTTP/1.1 200 OK"</text:p>
      <text:p text:style-name="Standard">[BATCH] Recibidos 200 puntos: 2025-11-10 09:00 → 2025-11-12 10:45</text:p>
      <text:p text:style-name="Standard">[BYBIT API] Request 7/10: endTime=1762225199999 (2025-11-04 02:59) | 1200/1440 puntos</text:p>
      <text:p text:style-name="Standard">[BYBIT API] Request 6/10: endTime=1762405199999 (2025-11-06 04:59) | 1000/1440 puntos</text:p>
      <text:p text:style-name="Standard">[BYBIT API] Request 4/10: endTime=1762765199999 (2025-11-10 08:59) | 600/1440 puntos</text:p>
      <text:p text:style-name="Standard">INFO:httpx:HTTP Request: GET https://api.bybit.com/v5/market/open-interest?category=linear&amp;symbol=BTCUSDT&amp;intervalTime=15min&amp;limit=200&amp;endTime=1762045199999 "HTTP/1.1 200 OK"</text:p>
      <text:p text:style-name="Standard">[BATCH] Recibidos 200 puntos: 2025-10-30 23:00 → 2025-11-02 00:45</text:p>
      <text:p text:style-name="Standard">[INFO BTCUSDT] Alcanzamos el inicio del periodo solicitado</text:p>
      <text:p text:style-name="Standard">[INFO BTCUSDT] Total obtenido: 1600 puntos en 8 requests</text:p>
      <text:p text:style-name="Standard">[INFO BTCUSDT] Orden de datos: primer_ts=1763125200000, último_ts=1762044300000, orden_correcto=False</text:p>
      <text:p text:style-name="Standard">[CACHE SAVED] BTCUSDT 15 Open Interest guardado (1600 puntos)</text:p>
      <text:p text:style-name="Standard">[SUCCESS] BTCUSDT 15 Open Interest: 1600 puntos</text:p>
      <text:p text:style-name="Standard">INFO:httpx:HTTP Request: GET https://api.bybit.com/v5/market/open-interest?category=linear&amp;symbol=TRXUSDT&amp;intervalTime=15min&amp;limit=200&amp;endTime=1762585199999 "HTTP/1.1 200 OK"</text:p>
      <text:p text:style-name="Standard">[BATCH] Recibidos 200 puntos: 2025-11-06 05:00 → 2025-11-08 06:45</text:p>
      <text:p text:style-name="Standard">INFO:httpx:HTTP Request: GET https://api.bybit.com/v5/market/open-interest?category=linear&amp;symbol=AAVEUSDT&amp;intervalTime=15min&amp;limit=200&amp;endTime=1762585199999 "HTTP/1.1 200 OK"</text:p>
      <text:p text:style-name="Standard">[BATCH] Recibidos 200 puntos: 2025-11-06 05:00 → 2025-11-08 06:45</text:p>
      <text:p text:style-name="Standard">INFO:httpx:HTTP Request: GET https://api.bybit.com/v5/market/open-interest?category=linear&amp;symbol=XRPUSDT&amp;intervalTime=15min&amp;limit=200&amp;endTime=1762225199999 "HTTP/1.1 200 OK"</text:p>
      <text:p text:style-name="Standard">[BYBIT API] Request 6/10: endTime=1762405199999 (2025-11-06 04:59) | 1000/1440 puntos</text:p>
      <text:p text:style-name="Standard">[BYBIT API] Request 6/10: endTime=1762405199999 (2025-11-06 04:59) | 1000/1440 puntos</text:p>
      <text:p text:style-name="Standard">[BATCH] Recibidos 200 puntos: 2025-11-02 01:00 → 2025-11-04 02:45</text:p>
      <text:p text:style-name="Standard">INFO:httpx:HTTP Request: GET https://api.bybit.com/v5/market/open-interest?category=linear&amp;symbol=TRXUSDT&amp;intervalTime=15min&amp;limit=200&amp;endTime=1762405199999 "HTTP/1.1 200 OK"</text:p>
      <text:p text:style-name="Standard">[BATCH] Recibidos 200 puntos: 2025-11-04 03:00 → 2025-11-06 04:45</text:p>
      <text:p text:style-name="Standard"><text:soft-page-break/>INFO:httpx:HTTP Request: GET https://api.bybit.com/v5/market/open-interest?category=linear&amp;symbol=ETHUSDT&amp;intervalTime=15min&amp;limit=200&amp;endTime=1762765199999 "HTTP/1.1 200 OK"</text:p>
      <text:p text:style-name="Standard">[BATCH] Recibidos 200 puntos: 2025-11-08 07:00 → 2025-11-10 08:45</text:p>
      <text:p text:style-name="Standard">INFO:httpx:HTTP Request: GET https://api.bybit.com/v5/market/open-interest?category=linear&amp;symbol=BTCUSDT&amp;intervalTime=15min&amp;limit=200&amp;endTime=1762765199999 "HTTP/1.1 200 OK"</text:p>
      <text:p text:style-name="Standard">[BATCH] Recibidos 200 puntos: 2025-11-08 07:00 → 2025-11-10 08:45</text:p>
      <text:p text:style-name="Standard">INFO:httpx:HTTP Request: GET https://api.bybit.com/v5/market/open-interest?category=linear&amp;symbol=AAVEUSDT&amp;intervalTime=15min&amp;limit=200&amp;endTime=1762225199999 "HTTP/1.1 200 OK"</text:p>
      <text:p text:style-name="Standard">[BATCH] Recibidos 200 puntos: 2025-11-02 01:00 → 2025-11-04 02:45</text:p>
      <text:p text:style-name="Standard">INFO:httpx:HTTP Request: GET https://api.bybit.com/v5/market/open-interest?category=linear&amp;symbol=SOLUSDT&amp;intervalTime=15min&amp;limit=200&amp;endTime=1762765199999 "HTTP/1.1 200 OK"</text:p>
      <text:p text:style-name="Standard">[BATCH] Recibidos 200 puntos: 2025-11-08 07:00 → 2025-11-10 08:45</text:p>
      <text:p text:style-name="Standard">[BYBIT API] Request 8/10: endTime=1762045199999 (2025-11-02 00:59) | 1400/1440 puntos</text:p>
      <text:p text:style-name="Standard">[BYBIT API] Request 7/10: endTime=1762225199999 (2025-11-04 02:59) | 1200/1440 puntos</text:p>
      <text:p text:style-name="Standard">[BYBIT API] Request 5/10: endTime=1762585199999 (2025-11-08 06:59) | 800/1440 puntos</text:p>
      <text:p text:style-name="Standard">INFO:httpx:HTTP Request: GET https://api.bybit.com/v5/market/open-interest?category=linear&amp;symbol=SOLUSDT&amp;intervalTime=15min&amp;limit=200&amp;endTime=1762405199999 "HTTP/1.1 200 OK"</text:p>
      <text:p text:style-name="Standard">[BATCH] Recibidos 200 puntos: 2025-11-04 03:00 → 2025-11-06 04:45</text:p>
      <text:p text:style-name="Standard">[BYBIT API] Request 5/10: endTime=1762585199999 (2025-11-08 06:59) | 800/1440 puntos</text:p>
      <text:p text:style-name="Standard">[BYBIT API] Request 8/10: endTime=1762045199999 (2025-11-02 00:59) | 1400/1440 puntos</text:p>
      <text:p text:style-name="Standard">[BYBIT API] Request 5/10: endTime=1762585199999 (2025-11-08 06:59) | 800/1440 puntos</text:p>
      <text:p text:style-name="Standard">[BYBIT API] Request 7/10: endTime=1762225199999 (2025-11-04 02:59) | 1200/1440 puntos</text:p>
      <text:p text:style-name="Standard">INFO:httpx:HTTP Request: GET https://api.bybit.com/v5/market/open-interest?category=linear&amp;symbol=AAVEUSDT&amp;intervalTime=15min&amp;limit=200&amp;endTime=1762405199999 "HTTP/1.1 200 OK"</text:p>
      <text:p text:style-name="Standard">[BATCH] Recibidos 200 puntos: 2025-11-04 03:00 → 2025-11-06 04:45</text:p>
      <text:p text:style-name="Standard">INFO:httpx:HTTP Request: GET https://api.bybit.com/v5/market/open-interest?category=linear&amp;symbol=TRXUSDT&amp;intervalTime=15min&amp;limit=200&amp;endTime=1762405199999 "HTTP/1.1 200 OK"</text:p>
      <text:p text:style-name="Standard">[BATCH] Recibidos 200 puntos: 2025-11-04 03:00 → 2025-11-06 04:45</text:p>
      <text:p text:style-name="Standard">[BYBIT API] Request 7/10: endTime=1762225199999 (2025-11-04 02:59) | 1200/1440 puntos</text:p>
      <text:p text:style-name="Standard">[BYBIT API] Request 7/10: endTime=1762225199999 (2025-11-04 02:59) | 1200/1440 puntos</text:p>
      <text:p text:style-name="Standard">INFO:httpx:HTTP Request: GET https://api.bybit.com/v5/market/open-interest?category=linear&amp;symbol=XRPUSDT&amp;intervalTime=15min&amp;limit=200&amp;endTime=1762045199999 "HTTP/1.1 200 OK"</text:p>
      <text:p text:style-name="Standard">[BATCH] Recibidos 200 puntos: 2025-10-30 23:00 → 2025-11-02 00:45</text:p>
      <text:p text:style-name="Standard">[INFO XRPUSDT] Alcanzamos el inicio del periodo solicitado</text:p>
      <text:p text:style-name="Standard">[INFO XRPUSDT] Total obtenido: 1600 puntos en 8 requests</text:p>
      <text:p text:style-name="Standard">[INFO XRPUSDT] Orden de datos: primer_ts=1763125200000, último_ts=1762044300000, orden_correcto=False</text:p>
      <text:p text:style-name="Standard">[CACHE SAVED] XRPUSDT 15 Open Interest guardado (1600 puntos)</text:p>
      <text:p text:style-name="Standard">[SUCCESS] XRPUSDT 15 Open Interest: 1600 puntos</text:p>
      <text:p text:style-name="Standard">INFO:httpx:HTTP Request: GET https://api.bybit.com/v5/market/open-interest?category=linear&amp;symbol=TRXUSDT&amp;intervalTime=15min&amp;limit=200&amp;endTime=1762225199999 "HTTP/1.1 200 OK"</text:p>
      <text:p text:style-name="Standard">[BATCH] Recibidos 200 puntos: 2025-11-02 01:00 → 2025-11-04 02:45</text:p>
      <text:p text:style-name="Standard"><text:soft-page-break/>INFO:httpx:HTTP Request: GET https://api.bybit.com/v5/market/open-interest?category=linear&amp;symbol=XRPUSDT&amp;intervalTime=15min&amp;limit=200&amp;endTime=1762585199999 "HTTP/1.1 200 OK"</text:p>
      <text:p text:style-name="Standard">[BATCH] Recibidos 200 puntos: 2025-11-06 05:00 → 2025-11-08 06:45</text:p>
      <text:p text:style-name="Standard">INFO:httpx:HTTP Request: GET https://api.bybit.com/v5/market/open-interest?category=linear&amp;symbol=BTCUSDT&amp;intervalTime=15min&amp;limit=200&amp;endTime=1762585199999 "HTTP/1.1 200 OK"</text:p>
      <text:p text:style-name="Standard">[BATCH] Recibidos 200 puntos: 2025-11-06 05:00 → 2025-11-08 06:45</text:p>
      <text:p text:style-name="Standard">INFO:httpx:HTTP Request: GET https://api.bybit.com/v5/market/open-interest?category=linear&amp;symbol=ETHUSDT&amp;intervalTime=15min&amp;limit=200&amp;endTime=1762585199999 "HTTP/1.1 200 OK"</text:p>
      <text:p text:style-name="Standard">[BATCH] Recibidos 200 puntos: 2025-11-06 05:00 → 2025-11-08 06:45</text:p>
      <text:p text:style-name="Standard">INFO:httpx:HTTP Request: GET https://api.bybit.com/v5/market/open-interest?category=linear&amp;symbol=SOLUSDT&amp;intervalTime=15min&amp;limit=200&amp;endTime=1762585199999 "HTTP/1.1 200 OK"</text:p>
      <text:p text:style-name="Standard">[BATCH] Recibidos 200 puntos: 2025-11-06 05:00 → 2025-11-08 06:45</text:p>
      <text:p text:style-name="Standard">[BYBIT API] Request 8/10: endTime=1762045199999 (2025-11-02 00:59) | 1400/1440 puntos</text:p>
      <text:p text:style-name="Standard">[BYBIT API] Request 6/10: endTime=1762405199999 (2025-11-06 04:59) | 1000/1440 puntos</text:p>
      <text:p text:style-name="Standard">[BYBIT API] Request 6/10: endTime=1762405199999 (2025-11-06 04:59) | 1000/1440 puntos</text:p>
      <text:p text:style-name="Standard">[BYBIT API] Request 6/10: endTime=1762405199999 (2025-11-06 04:59) | 1000/1440 puntos</text:p>
      <text:p text:style-name="Standard">INFO:httpx:HTTP Request: GET https://api.bybit.com/v5/market/open-interest?category=linear&amp;symbol=SOLUSDT&amp;intervalTime=15min&amp;limit=200&amp;endTime=1762225199999 "HTTP/1.1 200 OK"</text:p>
      <text:p text:style-name="Standard">[BATCH] Recibidos 200 puntos: 2025-11-02 01:00 → 2025-11-04 02:45</text:p>
      <text:p text:style-name="Standard">[BYBIT API] Request 6/10: endTime=1762405199999 (2025-11-06 04:59) | 1000/1440 puntos</text:p>
      <text:p text:style-name="Standard">INFO:httpx:HTTP Request: GET https://api.bybit.com/v5/market/open-interest?category=linear&amp;symbol=ETHUSDT&amp;intervalTime=15min&amp;limit=200&amp;endTime=1762225199999 "HTTP/1.1 200 OK"</text:p>
      <text:p text:style-name="Standard">[BATCH] Recibidos 200 puntos: 2025-11-02 01:00 → 2025-11-04 02:45</text:p>
      <text:p text:style-name="Standard">[BYBIT API] Request 8/10: endTime=1762045199999 (2025-11-02 00:59) | 1400/1440 puntos</text:p>
      <text:p text:style-name="Standard">[BYBIT API] Request 8/10: endTime=1762045199999 (2025-11-02 00:59) | 1400/1440 puntos</text:p>
      <text:p text:style-name="Standard">INFO:httpx:HTTP Request: GET https://api.bybit.com/v5/market/open-interest?category=linear&amp;symbol=AAVEUSDT&amp;intervalTime=15min&amp;limit=200&amp;endTime=1762225199999 "HTTP/1.1 200 OK"</text:p>
      <text:p text:style-name="Standard">[BATCH] Recibidos 200 puntos: 2025-11-02 01:00 → 2025-11-04 02:45</text:p>
      <text:p text:style-name="Standard">[BYBIT API] Request 8/10: endTime=1762045199999 (2025-11-02 00:59) | 1400/1440 puntos</text:p>
      <text:p text:style-name="Standard">INFO:httpx:HTTP Request: GET https://api.bybit.com/v5/market/open-interest?category=linear&amp;symbol=ETHUSDT&amp;intervalTime=15min&amp;limit=200&amp;endTime=1762405199999 "HTTP/1.1 200 OK"</text:p>
      <text:p text:style-name="Standard">[BATCH] Recibidos 200 puntos: 2025-11-04 03:00 → 2025-11-06 04:45</text:p>
      <text:p text:style-name="Standard">INFO:httpx:HTTP Request: GET https://api.bybit.com/v5/market/open-interest?category=linear&amp;symbol=TRXUSDT&amp;intervalTime=15min&amp;limit=200&amp;endTime=1762045199999 "HTTP/1.1 200 OK"</text:p>
      <text:p text:style-name="Standard">[BATCH] Recibidos 200 puntos: 2025-10-30 23:00 → 2025-11-02 00:45</text:p>
      <text:p text:style-name="Standard">[INFO TRXUSDT] Alcanzamos el inicio del periodo solicitado</text:p>
      <text:p text:style-name="Standard">[INFO TRXUSDT] Total obtenido: 1600 puntos en 8 requests</text:p>
      <text:p text:style-name="Standard">[INFO TRXUSDT] Orden de datos: primer_ts=1763125200000, último_ts=1762044300000, orden_correcto=False</text:p>
      <text:p text:style-name="Standard">[CACHE SAVED] TRXUSDT 15 Open Interest guardado (1600 puntos)</text:p>
      <text:p text:style-name="Standard">[SUCCESS] TRXUSDT 15 Open Interest: 1600 puntos</text:p>
      <text:p text:style-name="Standard"><text:soft-page-break/>INFO:httpx:HTTP Request: GET https://api.bybit.com/v5/market/open-interest?category=linear&amp;symbol=SOLUSDT&amp;intervalTime=15min&amp;limit=200&amp;endTime=1762405199999 "HTTP/1.1 200 OK"</text:p>
      <text:p text:style-name="Standard">[BATCH] Recibidos 200 puntos: 2025-11-04 03:00 → 2025-11-06 04:45</text:p>
      <text:p text:style-name="Standard">[BYBIT API] Request 7/10: endTime=1762225199999 (2025-11-04 02:59) | 1200/1440 puntos</text:p>
      <text:p text:style-name="Standard">INFO:httpx:HTTP Request: GET https://api.bybit.com/v5/market/open-interest?category=linear&amp;symbol=SOLUSDT&amp;intervalTime=15min&amp;limit=200&amp;endTime=1762045199999 "HTTP/1.1 200 OK"</text:p>
      <text:p text:style-name="Standard">[BATCH] Recibidos 200 puntos: 2025-10-30 23:00 → 2025-11-02 00:45</text:p>
      <text:p text:style-name="Standard">[INFO SOLUSDT] Alcanzamos el inicio del periodo solicitado</text:p>
      <text:p text:style-name="Standard">[INFO SOLUSDT] Total obtenido: 1600 puntos en 8 requests</text:p>
      <text:p text:style-name="Standard">[INFO SOLUSDT] Orden de datos: primer_ts=1763125200000, último_ts=1762044300000, orden_correcto=False</text:p>
      <text:p text:style-name="Standard">[CACHE SAVED] SOLUSDT 15 Open Interest guardado (1600 puntos)</text:p>
      <text:p text:style-name="Standard">[SUCCESS] SOLUSDT 15 Open Interest: 1600 puntos</text:p>
      <text:p text:style-name="Standard">[BYBIT API] Request 7/10: endTime=1762225199999 (2025-11-04 02:59) | 1200/1440 puntos</text:p>
      <text:p text:style-name="Standard">INFO:httpx:HTTP Request: GET https://api.bybit.com/v5/market/open-interest?category=linear&amp;symbol=ETHUSDT&amp;intervalTime=15min&amp;limit=200&amp;endTime=1762045199999 "HTTP/1.1 200 OK"</text:p>
      <text:p text:style-name="Standard">[BATCH] Recibidos 200 puntos: 2025-10-30 23:00 → 2025-11-02 00:45</text:p>
      <text:p text:style-name="Standard">[INFO ETHUSDT] Alcanzamos el inicio del periodo solicitado</text:p>
      <text:p text:style-name="Standard">[INFO ETHUSDT] Total obtenido: 1600 puntos en 8 requests</text:p>
      <text:p text:style-name="Standard">[INFO ETHUSDT] Orden de datos: primer_ts=1763125200000, último_ts=1762044300000, orden_correcto=False</text:p>
      <text:p text:style-name="Standard">[CACHE SAVED] ETHUSDT 15 Open Interest guardado (1600 puntos)</text:p>
      <text:p text:style-name="Standard">[SUCCESS] ETHUSDT 15 Open Interest: 1600 puntos</text:p>
      <text:p text:style-name="Standard">INFO:httpx:HTTP Request: GET https://api.bybit.com/v5/market/open-interest?category=linear&amp;symbol=AAVEUSDT&amp;intervalTime=15min&amp;limit=200&amp;endTime=1762045199999 "HTTP/1.1 200 OK"</text:p>
      <text:p text:style-name="Standard">[BATCH] Recibidos 200 puntos: 2025-10-30 23:00 → 2025-11-02 00:45</text:p>
      <text:p text:style-name="Standard">[INFO AAVEUSDT] Alcanzamos el inicio del periodo solicitado</text:p>
      <text:p text:style-name="Standard">[INFO AAVEUSDT] Total obtenido: 1600 puntos en 8 requests</text:p>
      <text:p text:style-name="Standard">[INFO AAVEUSDT] Orden de datos: primer_ts=1763125200000, último_ts=1762044300000, orden_correcto=False</text:p>
      <text:p text:style-name="Standard">[CACHE SAVED] AAVEUSDT 15 Open Interest guardado (1600 puntos)</text:p>
      <text:p text:style-name="Standard">[SUCCESS] AAVEUSDT 15 Open Interest: 1600 puntos</text:p>
      <text:p text:style-name="Standard">INFO:httpx:HTTP Request: GET https://api.bybit.com/v5/market/open-interest?category=linear&amp;symbol=ETHUSDT&amp;intervalTime=15min&amp;limit=200&amp;endTime=1762225199999 "HTTP/1.1 200 OK"</text:p>
      <text:p text:style-name="Standard">[BATCH] Recibidos 200 puntos: 2025-11-02 01:00 → 2025-11-04 02:45</text:p>
      <text:p text:style-name="Standard">INFO:httpx:HTTP Request: GET https://api.bybit.com/v5/market/open-interest?category=linear&amp;symbol=TRXUSDT&amp;intervalTime=15min&amp;limit=200&amp;endTime=1762225199999 "HTTP/1.1 200 OK"</text:p>
      <text:p text:style-name="Standard">[BATCH] Recibidos 200 puntos: 2025-11-02 01:00 → 2025-11-04 02:45</text:p>
      <text:p text:style-name="Standard">INFO:httpx:HTTP Request: GET https://api.bybit.com/v5/market/open-interest?category=linear&amp;symbol=SOLUSDT&amp;intervalTime=15min&amp;limit=200&amp;endTime=1762225199999 "HTTP/1.1 200 OK"</text:p>
      <text:p text:style-name="Standard">[BATCH] Recibidos 200 puntos: 2025-11-02 01:00 → 2025-11-04 02:45</text:p>
      <text:p text:style-name="Standard">[BYBIT API] Request 8/10: endTime=1762045199999 (2025-11-02 00:59) | 1400/1440 puntos</text:p>
      <text:p text:style-name="Standard">[BYBIT API] Request 8/10: endTime=1762045199999 (2025-11-02 00:59) | 1400/1440 puntos</text:p>
      <text:p text:style-name="Standard">[BYBIT API] Request 8/10: endTime=1762045199999 (2025-11-02 00:59) | 1400/1440 puntos</text:p>
      <text:p text:style-name="Standard"><text:soft-page-break/>INFO:httpx:HTTP Request: GET https://api.bybit.com/v5/market/open-interest?category=linear&amp;symbol=BTCUSDT&amp;intervalTime=15min&amp;limit=200&amp;endTime=1762405199999 "HTTP/1.1 200 OK"</text:p>
      <text:p text:style-name="Standard">[BATCH] Recibidos 200 puntos: 2025-11-04 03:00 → 2025-11-06 04:45</text:p>
      <text:p text:style-name="Standard">INFO:httpx:HTTP Request: GET https://api.bybit.com/v5/market/open-interest?category=linear&amp;symbol=XRPUSDT&amp;intervalTime=15min&amp;limit=200&amp;endTime=1762405199999 "HTTP/1.1 200 OK"</text:p>
      <text:p text:style-name="Standard">[BATCH] Recibidos 200 puntos: 2025-11-04 03:00 → 2025-11-06 04:45</text:p>
      <text:p text:style-name="Standard">[BYBIT API] Request 7/10: endTime=1762225199999 (2025-11-04 02:59) | 1200/1440 puntos</text:p>
      <text:p text:style-name="Standard">[BYBIT API] Request 7/10: endTime=1762225199999 (2025-11-04 02:59) | 1200/1440 puntos</text:p>
      <text:p text:style-name="Standard">INFO:httpx:HTTP Request: GET https://api.bybit.com/v5/market/open-interest?category=linear&amp;symbol=AAVEUSDT&amp;intervalTime=15min&amp;limit=200&amp;endTime=1762045199999 "HTTP/1.1 200 OK"</text:p>
      <text:p text:style-name="Standard">[BATCH] Recibidos 200 puntos: 2025-10-30 23:00 → 2025-11-02 00:45</text:p>
      <text:p text:style-name="Standard">[INFO AAVEUSDT] Alcanzamos el inicio del periodo solicitado</text:p>
      <text:p text:style-name="Standard">[INFO AAVEUSDT] Total obtenido: 1600 puntos en 8 requests</text:p>
      <text:p text:style-name="Standard">[INFO AAVEUSDT] Orden de datos: primer_ts=1763125200000, último_ts=1762044300000, orden_correcto=False</text:p>
      <text:p text:style-name="Standard">[CACHE SAVED] AAVEUSDT 15 Open Interest guardado (1600 puntos)</text:p>
      <text:p text:style-name="Standard">[SUCCESS] AAVEUSDT 15 Open Interest: 1600 puntos</text:p>
      <text:p text:style-name="Standard">INFO: <text:s text:c="4"/>127.0.0.1:49281 - "GET /api/open-interest/AAVEUSDT?interval=15&amp;days=15 HTTP/1.1" 200 OK</text:p>
      <text:p text:style-name="Standard">INFO:httpx:HTTP Request: GET https://api.bybit.com/v5/market/open-interest?category=linear&amp;symbol=SOLUSDT&amp;intervalTime=15min&amp;limit=200&amp;endTime=1762045199999 "HTTP/1.1 200 OK"</text:p>
      <text:p text:style-name="Standard">[BATCH] Recibidos 200 puntos: 2025-10-30 23:00 → 2025-11-02 00:45</text:p>
      <text:p text:style-name="Standard">[INFO SOLUSDT] Alcanzamos el inicio del periodo solicitado</text:p>
      <text:p text:style-name="Standard">[INFO SOLUSDT] Total obtenido: 1600 puntos en 8 requests</text:p>
      <text:p text:style-name="Standard">[INFO SOLUSDT] Orden de datos: primer_ts=1763125200000, último_ts=1762044300000, orden_correcto=False</text:p>
      <text:p text:style-name="Standard">[CACHE SAVED] SOLUSDT 15 Open Interest guardado (1600 puntos)</text:p>
      <text:p text:style-name="Standard">[SUCCESS] SOLUSDT 15 Open Interest: 1600 puntos</text:p>
      <text:p text:style-name="Standard">INFO: <text:s text:c="4"/>127.0.0.1:57687 - "GET /api/open-interest/SOLUSDT?interval=15&amp;days=15 HTTP/1.1" 200 OK</text:p>
      <text:p text:style-name="Standard">INFO: <text:s text:c="4"/>127.0.0.1:49281 - "OPTIONS /api/historical/GALAUSDT?interval=15&amp;days=15&amp;t=1763304403554 HTTP/1.1" 200 OK</text:p>
      <text:p text:style-name="Standard">[GALAUSDT] 📊 OPEN INTEREST: Recibido days=15, aplicando límite -&gt; days_to_fetch=15 (máx: 15) @ 15</text:p>
      <text:p text:style-name="Standard">[CACHE EXPIRED] GALAUSDT 15 openinterest - 6679s old</text:p>
      <text:p text:style-name="Standard">[OI CALCULATION] interval_final=15 → oi_interval=15min (15 min)</text:p>
      <text:p text:style-name="Standard">[OI CALCULATION] 15 días × 24h × 60min / 15 min = 1440 puntos necesarios</text:p>
      <text:p text:style-name="Standard">[BYBIT API] Request 1/10: endTime=1763305010627 (2025-11-16 14:56) | 0/1440 puntos</text:p>
      <text:p text:style-name="Standard">INFO: <text:s text:c="4"/>127.0.0.1:49281 - "OPTIONS /api/historical/OPUSDT?interval=15&amp;days=15&amp;t=1763304403555 HTTP/1.1" 200 OK</text:p>
      <text:p text:style-name="Standard">INFO:httpx:HTTP Request: GET https://api.bybit.com/v5/market/open-interest?category=linear&amp;symbol=BTCUSDT&amp;intervalTime=15min&amp;limit=200&amp;endTime=1762225199999 "HTTP/1.1 200 OK"</text:p>
      <text:p text:style-name="Standard">INFO:httpx:HTTP Request: GET https://api.bybit.com/v5/market/open-interest?category=linear&amp;symbol=XRPUSDT&amp;intervalTime=15min&amp;limit=200&amp;endTime=1762225199999 "HTTP/1.1 200 OK"</text:p>
      <text:p text:style-name="Standard">[BATCH] Recibidos 200 puntos: 2025-11-02 01:00 → 2025-11-04 02:45</text:p>
      <text:p text:style-name="Standard">[BATCH] Recibidos 200 puntos: 2025-11-02 01:00 → 2025-11-04 02:45</text:p>
      <text:p text:style-name="Standard"><text:soft-page-break/>[OPUSDT] 📊 OPEN INTEREST: Recibido days=15, aplicando límite -&gt; days_to_fetch=15 (máx: 15) @ 15</text:p>
      <text:p text:style-name="Standard">[CACHE EXPIRED] OPUSDT 15 openinterest - 6680s old</text:p>
      <text:p text:style-name="Standard">[OI CALCULATION] interval_final=15 → oi_interval=15min (15 min)</text:p>
      <text:p text:style-name="Standard">[OI CALCULATION] 15 días × 24h × 60min / 15 min = 1440 puntos necesarios</text:p>
      <text:p text:style-name="Standard">[BYBIT API] Request 1/10: endTime=1763305010969 (2025-11-16 14:56) | 0/1440 puntos</text:p>
      <text:p text:style-name="Standard">INFO:httpx:HTTP Request: GET https://api.bybit.com/v5/market/open-interest?category=linear&amp;symbol=ETHUSDT&amp;intervalTime=15min&amp;limit=200&amp;endTime=1762045199999 "HTTP/1.1 200 OK"</text:p>
      <text:p text:style-name="Standard">INFO:httpx:HTTP Request: GET https://api.bybit.com/v5/market/open-interest?category=linear&amp;symbol=TRXUSDT&amp;intervalTime=15min&amp;limit=200&amp;endTime=1762045199999 "HTTP/1.1 200 OK"</text:p>
      <text:p text:style-name="Standard">[BYBIT API] Request 8/10: endTime=1762045199999 (2025-11-02 00:59) | 1400/1440 puntos</text:p>
      <text:p text:style-name="Standard">[BYBIT API] Request 8/10: endTime=1762045199999 (2025-11-02 00:59) | 1400/1440 puntos</text:p>
      <text:p text:style-name="Standard">[BATCH] Recibidos 200 puntos: 2025-10-30 23:00 → 2025-11-02 00:45</text:p>
      <text:p text:style-name="Standard">[INFO ETHUSDT] Alcanzamos el inicio del periodo solicitado</text:p>
      <text:p text:style-name="Standard">[INFO ETHUSDT] Total obtenido: 1600 puntos en 8 requests</text:p>
      <text:p text:style-name="Standard">[INFO ETHUSDT] Orden de datos: primer_ts=1763125200000, último_ts=1762044300000, orden_correcto=False</text:p>
      <text:p text:style-name="Standard">[CACHE SAVED] ETHUSDT 15 Open Interest guardado (1600 puntos)</text:p>
      <text:p text:style-name="Standard">[SUCCESS] ETHUSDT 15 Open Interest: 1600 puntos</text:p>
      <text:p text:style-name="Standard">[BATCH] Recibidos 200 puntos: 2025-10-30 23:00 → 2025-11-02 00:45</text:p>
      <text:p text:style-name="Standard">[INFO TRXUSDT] Alcanzamos el inicio del periodo solicitado</text:p>
      <text:p text:style-name="Standard">[INFO TRXUSDT] Total obtenido: 1600 puntos en 8 requests</text:p>
      <text:p text:style-name="Standard">[INFO TRXUSDT] Orden de datos: primer_ts=1763125200000, último_ts=1762044300000, orden_correcto=False</text:p>
      <text:p text:style-name="Standard">[CACHE SAVED] TRXUSDT 15 Open Interest guardado (1600 puntos)</text:p>
      <text:p text:style-name="Standard">[SUCCESS] TRXUSDT 15 Open Interest: 1600 puntos</text:p>
      <text:p text:style-name="Standard">INFO: <text:s text:c="4"/>127.0.0.1:52933 - "GET /api/open-interest/ETHUSDT?interval=15&amp;days=15 HTTP/1.1" 200 OK</text:p>
      <text:p text:style-name="Standard">INFO: <text:s text:c="4"/>127.0.0.1:54213 - "GET /api/open-interest/TRXUSDT?interval=15&amp;days=15 HTTP/1.1" 200 OK</text:p>
      <text:p text:style-name="Standard">INFO: <text:s text:c="4"/>127.0.0.1:52933 - "OPTIONS /api/historical/ADAUSDT?interval=15&amp;days=15&amp;t=1763304403555 HTTP/1.1" 200 OK</text:p>
      <text:p text:style-name="Standard">[ADAUSDT] 📊 OPEN INTEREST: Recibido days=15, aplicando límite -&gt; days_to_fetch=15 (máx: 15) @ 15</text:p>
      <text:p text:style-name="Standard">[CACHE EXPIRED] ADAUSDT 15 openinterest - 6679s old</text:p>
      <text:p text:style-name="Standard">[OI CALCULATION] interval_final=15 → oi_interval=15min (15 min)</text:p>
      <text:p text:style-name="Standard">[OI CALCULATION] 15 días × 24h × 60min / 15 min = 1440 puntos necesarios</text:p>
      <text:p text:style-name="Standard">[BYBIT API] Request 1/10: endTime=1763305011380 (2025-11-16 14:56) | 0/1440 puntos</text:p>
      <text:p text:style-name="Standard">INFO: <text:s text:c="4"/>127.0.0.1:52933 - "OPTIONS /api/historical/SUIUSDT?interval=15&amp;days=15&amp;t=1763304403556 HTTP/1.1" 200 OK</text:p>
      <text:p text:style-name="Standard">[SUIUSDT] 📊 OPEN INTEREST: Recibido days=15, aplicando límite -&gt; days_to_fetch=15 (máx: 15) @ 15</text:p>
      <text:p text:style-name="Standard">[CACHE EXPIRED] SUIUSDT 15 openinterest - 6679s old</text:p>
      <text:p text:style-name="Standard">[OI CALCULATION] interval_final=15 → oi_interval=15min (15 min)</text:p>
      <text:p text:style-name="Standard">[OI CALCULATION] 15 días × 24h × 60min / 15 min = 1440 puntos necesarios</text:p>
      <text:p text:style-name="Standard">[BYBIT API] Request 1/10: endTime=1763305011738 (2025-11-16 14:56) | 0/1440 puntos</text:p>
      <text:p text:style-name="Standard">INFO:httpx:HTTP Request: GET https://api.bybit.com/v5/market/open-interest?category=linear&amp;symbol=BTCUSDT&amp;intervalTime=15min&amp;limit=200&amp;endTime=1762045199999 "HTTP/1.1 200 OK"</text:p>
      <text:p text:style-name="Standard"><text:soft-page-break/>INFO:httpx:HTTP Request: GET https://api.bybit.com/v5/market/open-interest?category=linear&amp;symbol=XRPUSDT&amp;intervalTime=15min&amp;limit=200&amp;endTime=1762045199999 "HTTP/1.1 200 OK"</text:p>
      <text:p text:style-name="Standard">[BATCH] Recibidos 200 puntos: 2025-10-30 23:00 → 2025-11-02 00:45</text:p>
      <text:p text:style-name="Standard">[INFO BTCUSDT] Alcanzamos el inicio del periodo solicitado</text:p>
      <text:p text:style-name="Standard">[INFO BTCUSDT] Total obtenido: 1600 puntos en 8 requests</text:p>
      <text:p text:style-name="Standard">[INFO BTCUSDT] Orden de datos: primer_ts=1763125200000, último_ts=1762044300000, orden_correcto=False</text:p>
      <text:p text:style-name="Standard">[CACHE SAVED] BTCUSDT 15 Open Interest guardado (1600 puntos)</text:p>
      <text:p text:style-name="Standard">[SUCCESS] BTCUSDT 15 Open Interest: 1600 puntos</text:p>
      <text:p text:style-name="Standard">[BATCH] Recibidos 200 puntos: 2025-10-30 23:00 → 2025-11-02 00:45</text:p>
      <text:p text:style-name="Standard">[INFO XRPUSDT] Alcanzamos el inicio del periodo solicitado</text:p>
      <text:p text:style-name="Standard">[INFO XRPUSDT] Total obtenido: 1600 puntos en 8 requests</text:p>
      <text:p text:style-name="Standard">[INFO XRPUSDT] Orden de datos: primer_ts=1763125200000, último_ts=1762044300000, orden_correcto=False</text:p>
      <text:p text:style-name="Standard">[CACHE SAVED] XRPUSDT 15 Open Interest guardado (1600 puntos)</text:p>
      <text:p text:style-name="Standard">[SUCCESS] XRPUSDT 15 Open Interest: 1600 puntos</text:p>
      <text:p text:style-name="Standard">INFO: <text:s text:c="4"/>127.0.0.1:56137 - "GET /api/open-interest/BTCUSDT?interval=15&amp;days=15 HTTP/1.1" 200 OK</text:p>
      <text:p text:style-name="Standard">INFO: <text:s text:c="4"/>127.0.0.1:56230 - "GET /api/open-interest/XRPUSDT?interval=15&amp;days=15 HTTP/1.1" 200 OK</text:p>
      <text:p text:style-name="Standard">INFO: <text:s text:c="4"/>127.0.0.1:56137 - "OPTIONS /api/historical/POLUSDT?interval=15&amp;days=15&amp;t=1763304403557 HTTP/1.1" 200 OK</text:p>
      <text:p text:style-name="Standard">INFO:httpx:HTTP Request: GET https://api.bybit.com/v5/market/open-interest?category=linear&amp;symbol=GALAUSDT&amp;intervalTime=15min&amp;limit=200&amp;endTime=1763305010627 "HTTP/1.1 200 OK"</text:p>
      <text:p text:style-name="Standard">[BATCH] Recibidos 200 puntos: 2025-11-14 13:00 → 2025-11-16 14:45</text:p>
      <text:p text:style-name="Standard">[POLUSDT] 📊 OPEN INTEREST: Recibido days=15, aplicando límite -&gt; days_to_fetch=15 (máx: 15) @ 15</text:p>
      <text:p text:style-name="Standard">[CACHE EXPIRED] POLUSDT 15 openinterest - 6682s old</text:p>
      <text:p text:style-name="Standard">[OI CALCULATION] interval_final=15 → oi_interval=15min (15 min)</text:p>
      <text:p text:style-name="Standard">[OI CALCULATION] 15 días × 24h × 60min / 15 min = 1440 puntos necesarios</text:p>
      <text:p text:style-name="Standard">[BYBIT API] Request 1/10: endTime=1763305012151 (2025-11-16 14:56) | 0/1440 puntos</text:p>
      <text:p text:style-name="Standard">INFO: <text:s text:c="4"/>127.0.0.1:56137 - "OPTIONS /api/historical/POLYXUSDT?interval=15&amp;days=15&amp;t=1763304403557 HTTP/1.1" 200 OK</text:p>
      <text:p text:style-name="Standard">[BYBIT API] Request 2/10: endTime=1763125199999 (2025-11-14 12:59) | 200/1440 puntos</text:p>
      <text:p text:style-name="Standard">[POLYXUSDT] 📊 OPEN INTEREST: Recibido days=15, aplicando límite -&gt; days_to_fetch=15 (máx: 15) @ 15</text:p>
      <text:p text:style-name="Standard">[CACHE EXPIRED] POLYXUSDT 15 openinterest - 6680s old</text:p>
      <text:p text:style-name="Standard">[OI CALCULATION] interval_final=15 → oi_interval=15min (15 min)</text:p>
      <text:p text:style-name="Standard">[OI CALCULATION] 15 días × 24h × 60min / 15 min = 1440 puntos necesarios</text:p>
      <text:p text:style-name="Standard">[BYBIT API] Request 1/10: endTime=1763305012502 (2025-11-16 14:56) | 0/1440 puntos</text:p>
      <text:p text:style-name="Standard">INFO:httpx:HTTP Request: GET https://api.bybit.com/v5/market/open-interest?category=linear&amp;symbol=OPUSDT&amp;intervalTime=15min&amp;limit=200&amp;endTime=1763305010969 "HTTP/1.1 200 OK"</text:p>
      <text:p text:style-name="Standard">[BATCH] Recibidos 200 puntos: 2025-11-14 13:00 → 2025-11-16 14:45</text:p>
      <text:p text:style-name="Standard">INFO:httpx:HTTP Request: GET https://api.bybit.com/v5/market/open-interest?category=linear&amp;symbol=GALAUSDT&amp;intervalTime=15min&amp;limit=200&amp;endTime=1763125199999 "HTTP/1.1 200 OK"</text:p>
      <text:p text:style-name="Standard">[BATCH] Recibidos 200 puntos: 2025-11-12 11:00 → 2025-11-14 12:45</text:p>
      <text:p text:style-name="Standard"><text:soft-page-break/>INFO:httpx:HTTP Request: GET https://api.bybit.com/v5/market/open-interest?category=linear&amp;symbol=ADAUSDT&amp;intervalTime=15min&amp;limit=200&amp;endTime=1763305011380 "HTTP/1.1 200 OK"</text:p>
      <text:p text:style-name="Standard">[BATCH] Recibidos 200 puntos: 2025-11-14 13:00 → 2025-11-16 14:45</text:p>
      <text:p text:style-name="Standard">[BYBIT API] Request 2/10: endTime=1763125199999 (2025-11-14 12:59) | 200/1440 puntos</text:p>
      <text:p text:style-name="Standard">[BYBIT API] Request 3/10: endTime=1762945199999 (2025-11-12 10:59) | 400/1440 puntos</text:p>
      <text:p text:style-name="Standard">[BYBIT API] Request 2/10: endTime=1763125199999 (2025-11-14 12:59) | 200/1440 puntos</text:p>
      <text:p text:style-name="Standard">INFO:httpx:HTTP Request: GET https://api.bybit.com/v5/market/open-interest?category=linear&amp;symbol=SUIUSDT&amp;intervalTime=15min&amp;limit=200&amp;endTime=1763305011738 "HTTP/1.1 200 OK"</text:p>
      <text:p text:style-name="Standard">[BATCH] Recibidos 200 puntos: 2025-11-14 13:00 → 2025-11-16 14:45</text:p>
      <text:p text:style-name="Standard">INFO:httpx:HTTP Request: GET https://api.bybit.com/v5/market/open-interest?category=linear&amp;symbol=POLUSDT&amp;intervalTime=15min&amp;limit=200&amp;endTime=1763305012151 "HTTP/1.1 200 OK"</text:p>
      <text:p text:style-name="Standard">[BATCH] Recibidos 200 puntos: 2025-11-14 13:00 → 2025-11-16 14:45</text:p>
      <text:p text:style-name="Standard">INFO:httpx:HTTP Request: GET https://api.bybit.com/v5/market/open-interest?category=linear&amp;symbol=POLYXUSDT&amp;intervalTime=15min&amp;limit=200&amp;endTime=1763305012502 "HTTP/1.1 200 OK"</text:p>
      <text:p text:style-name="Standard">[BATCH] Recibidos 200 puntos: 2025-11-14 13:00 → 2025-11-16 14:45</text:p>
      <text:p text:style-name="Standard">[BYBIT API] Request 2/10: endTime=1763125199999 (2025-11-14 12:59) | 200/1440 puntos</text:p>
      <text:p text:style-name="Standard">INFO:httpx:HTTP Request: GET https://api.bybit.com/v5/market/open-interest?category=linear&amp;symbol=OPUSDT&amp;intervalTime=15min&amp;limit=200&amp;endTime=1763125199999 "HTTP/1.1 200 OK"</text:p>
      <text:p text:style-name="Standard">[BATCH] Recibidos 200 puntos: 2025-11-12 11:00 → 2025-11-14 12:45</text:p>
      <text:p text:style-name="Standard">[BYBIT API] Request 2/10: endTime=1763125199999 (2025-11-14 12:59) | 200/1440 puntos</text:p>
      <text:p text:style-name="Standard">INFO:httpx:HTTP Request: GET https://api.bybit.com/v5/market/open-interest?category=linear&amp;symbol=GALAUSDT&amp;intervalTime=15min&amp;limit=200&amp;endTime=1762945199999 "HTTP/1.1 200 OK"</text:p>
      <text:p text:style-name="Standard">[BATCH] Recibidos 200 puntos: 2025-11-10 09:00 → 2025-11-12 10:45</text:p>
      <text:p text:style-name="Standard">INFO:httpx:HTTP Request: GET https://api.bybit.com/v5/market/open-interest?category=linear&amp;symbol=ADAUSDT&amp;intervalTime=15min&amp;limit=200&amp;endTime=1763125199999 "HTTP/1.1 200 OK"</text:p>
      <text:p text:style-name="Standard">[BATCH] Recibidos 200 puntos: 2025-11-12 11:00 → 2025-11-14 12:45</text:p>
      <text:p text:style-name="Standard">[BYBIT API] Request 2/10: endTime=1763125199999 (2025-11-14 12:59) | 200/1440 puntos</text:p>
      <text:p text:style-name="Standard">[BYBIT API] Request 3/10: endTime=1762945199999 (2025-11-12 10:59) | 400/1440 puntos</text:p>
      <text:p text:style-name="Standard">[BYBIT API] Request 4/10: endTime=1762765199999 (2025-11-10 08:59) | 600/1440 puntos</text:p>
      <text:p text:style-name="Standard">[BYBIT API] Request 3/10: endTime=1762945199999 (2025-11-12 10:59) | 400/1440 puntos</text:p>
      <text:p text:style-name="Standard">INFO:httpx:HTTP Request: GET https://api.bybit.com/v5/market/open-interest?category=linear&amp;symbol=SUIUSDT&amp;intervalTime=15min&amp;limit=200&amp;endTime=1763125199999 "HTTP/1.1 200 OK"</text:p>
      <text:p text:style-name="Standard">[BATCH] Recibidos 200 puntos: 2025-11-12 11:00 → 2025-11-14 12:45</text:p>
      <text:p text:style-name="Standard">INFO:httpx:HTTP Request: GET https://api.bybit.com/v5/market/open-interest?category=linear&amp;symbol=POLUSDT&amp;intervalTime=15min&amp;limit=200&amp;endTime=1763125199999 "HTTP/1.1 200 OK"</text:p>
      <text:p text:style-name="Standard">[BATCH] Recibidos 200 puntos: 2025-11-12 11:00 → 2025-11-14 12:45</text:p>
      <text:p text:style-name="Standard">INFO:httpx:HTTP Request: GET https://api.bybit.com/v5/market/open-interest?category=linear&amp;symbol=POLYXUSDT&amp;intervalTime=15min&amp;limit=200&amp;endTime=1763125199999 "HTTP/1.1 200 OK"</text:p>
      <text:p text:style-name="Standard">[BATCH] Recibidos 200 puntos: 2025-11-12 11:00 → 2025-11-14 12:45</text:p>
      <text:p text:style-name="Standard">INFO:httpx:HTTP Request: GET https://api.bybit.com/v5/market/open-interest?category=linear&amp;symbol=OPUSDT&amp;intervalTime=15min&amp;limit=200&amp;endTime=1762945199999 "HTTP/1.1 200 OK"</text:p>
      <text:p text:style-name="Standard"><text:soft-page-break/>[BYBIT API] Request 3/10: endTime=1762945199999 (2025-11-12 10:59) | 400/1440 puntos</text:p>
      <text:p text:style-name="Standard">[BATCH] Recibidos 200 puntos: 2025-11-10 09:00 → 2025-11-12 10:45</text:p>
      <text:p text:style-name="Standard">INFO:httpx:HTTP Request: GET https://api.bybit.com/v5/market/open-interest?category=linear&amp;symbol=ADAUSDT&amp;intervalTime=15min&amp;limit=200&amp;endTime=1762945199999 "HTTP/1.1 200 OK"</text:p>
      <text:p text:style-name="Standard">[BYBIT API] Request 3/10: endTime=1762945199999 (2025-11-12 10:59) | 400/1440 puntos</text:p>
      <text:p text:style-name="Standard">[BATCH] Recibidos 200 puntos: 2025-11-10 09:00 → 2025-11-12 10:45</text:p>
      <text:p text:style-name="Standard">INFO:httpx:HTTP Request: GET https://api.bybit.com/v5/market/open-interest?category=linear&amp;symbol=GALAUSDT&amp;intervalTime=15min&amp;limit=200&amp;endTime=1762765199999 "HTTP/1.1 200 OK"</text:p>
      <text:p text:style-name="Standard">[BATCH] Recibidos 200 puntos: 2025-11-08 07:00 → 2025-11-10 08:45</text:p>
      <text:p text:style-name="Standard">[BYBIT API] Request 3/10: endTime=1762945199999 (2025-11-12 10:59) | 400/1440 puntos</text:p>
      <text:p text:style-name="Standard">[BYBIT API] Request 4/10: endTime=1762765199999 (2025-11-10 08:59) | 600/1440 puntos</text:p>
      <text:p text:style-name="Standard">[BYBIT API] Request 4/10: endTime=1762765199999 (2025-11-10 08:59) | 600/1440 puntos</text:p>
      <text:p text:style-name="Standard">[BYBIT API] Request 5/10: endTime=1762585199999 (2025-11-08 06:59) | 800/1440 puntos</text:p>
      <text:p text:style-name="Standard">INFO:httpx:HTTP Request: GET https://api.bybit.com/v5/market/open-interest?category=linear&amp;symbol=SUIUSDT&amp;intervalTime=15min&amp;limit=200&amp;endTime=1762945199999 "HTTP/1.1 200 OK"</text:p>
      <text:p text:style-name="Standard">[BATCH] Recibidos 200 puntos: 2025-11-10 09:00 → 2025-11-12 10:45</text:p>
      <text:p text:style-name="Standard">INFO:httpx:HTTP Request: GET https://api.bybit.com/v5/market/open-interest?category=linear&amp;symbol=POLUSDT&amp;intervalTime=15min&amp;limit=200&amp;endTime=1762945199999 "HTTP/1.1 200 OK"</text:p>
      <text:p text:style-name="Standard">[BATCH] Recibidos 200 puntos: 2025-11-10 09:00 → 2025-11-12 10:45</text:p>
      <text:p text:style-name="Standard">INFO:httpx:HTTP Request: GET https://api.bybit.com/v5/market/open-interest?category=linear&amp;symbol=POLYXUSDT&amp;intervalTime=15min&amp;limit=200&amp;endTime=1762945199999 "HTTP/1.1 200 OK"</text:p>
      <text:p text:style-name="Standard">[BATCH] Recibidos 200 puntos: 2025-11-10 09:00 → 2025-11-12 10:45</text:p>
      <text:p text:style-name="Standard">[BYBIT API] Request 4/10: endTime=1762765199999 (2025-11-10 08:59) | 600/1440 puntos</text:p>
      <text:p text:style-name="Standard">INFO:httpx:HTTP Request: GET https://api.bybit.com/v5/market/open-interest?category=linear&amp;symbol=OPUSDT&amp;intervalTime=15min&amp;limit=200&amp;endTime=1762765199999 "HTTP/1.1 200 OK"</text:p>
      <text:p text:style-name="Standard">[BATCH] Recibidos 200 puntos: 2025-11-08 07:00 → 2025-11-10 08:45</text:p>
      <text:p text:style-name="Standard">[BYBIT API] Request 4/10: endTime=1762765199999 (2025-11-10 08:59) | 600/1440 puntos</text:p>
      <text:p text:style-name="Standard">INFO:httpx:HTTP Request: GET https://api.bybit.com/v5/market/open-interest?category=linear&amp;symbol=ADAUSDT&amp;intervalTime=15min&amp;limit=200&amp;endTime=1762765199999 "HTTP/1.1 200 OK"</text:p>
      <text:p text:style-name="Standard">[BATCH] Recibidos 200 puntos: 2025-11-08 07:00 → 2025-11-10 08:45</text:p>
      <text:p text:style-name="Standard">INFO:httpx:HTTP Request: GET https://api.bybit.com/v5/market/open-interest?category=linear&amp;symbol=GALAUSDT&amp;intervalTime=15min&amp;limit=200&amp;endTime=1762585199999 "HTTP/1.1 200 OK"</text:p>
      <text:p text:style-name="Standard">[BATCH] Recibidos 200 puntos: 2025-11-06 05:00 → 2025-11-08 06:45</text:p>
      <text:p text:style-name="Standard">[BYBIT API] Request 4/10: endTime=1762765199999 (2025-11-10 08:59) | 600/1440 puntos</text:p>
      <text:p text:style-name="Standard">[BYBIT API] Request 5/10: endTime=1762585199999 (2025-11-08 06:59) | 800/1440 puntos</text:p>
      <text:p text:style-name="Standard">[BYBIT API] Request 5/10: endTime=1762585199999 (2025-11-08 06:59) | 800/1440 puntos</text:p>
      <text:p text:style-name="Standard">[BYBIT API] Request 6/10: endTime=1762405199999 (2025-11-06 04:59) | 1000/1440 puntos</text:p>
      <text:p text:style-name="Standard">INFO:httpx:HTTP Request: GET https://api.bybit.com/v5/market/open-interest?category=linear&amp;symbol=SUIUSDT&amp;intervalTime=15min&amp;limit=200&amp;endTime=1762765199999 "HTTP/1.1 200 OK"</text:p>
      <text:p text:style-name="Standard">[BATCH] Recibidos 200 puntos: 2025-11-08 07:00 → 2025-11-10 08:45</text:p>
      <text:p text:style-name="Standard">INFO:httpx:HTTP Request: GET https://api.bybit.com/v5/market/open-interest?category=linear&amp;symbol=POLUSDT&amp;intervalTime=15min&amp;limit=200&amp;endTime=1762765199999 "HTTP/1.1 200 OK"</text:p>
      <text:p text:style-name="Standard"><text:soft-page-break/>[BATCH] Recibidos 200 puntos: 2025-11-08 07:00 → 2025-11-10 08:45</text:p>
      <text:p text:style-name="Standard">INFO:httpx:HTTP Request: GET https://api.bybit.com/v5/market/open-interest?category=linear&amp;symbol=POLYXUSDT&amp;intervalTime=15min&amp;limit=200&amp;endTime=1762765199999 "HTTP/1.1 200 OK"</text:p>
      <text:p text:style-name="Standard">[BATCH] Recibidos 200 puntos: 2025-11-08 07:00 → 2025-11-10 08:45</text:p>
      <text:p text:style-name="Standard">INFO:httpx:HTTP Request: GET https://api.bybit.com/v5/market/open-interest?category=linear&amp;symbol=OPUSDT&amp;intervalTime=15min&amp;limit=200&amp;endTime=1762585199999 "HTTP/1.1 200 OK"</text:p>
      <text:p text:style-name="Standard">[BYBIT API] Request 5/10: endTime=1762585199999 (2025-11-08 06:59) | 800/1440 puntos</text:p>
      <text:p text:style-name="Standard">[BATCH] Recibidos 200 puntos: 2025-11-06 05:00 → 2025-11-08 06:45</text:p>
      <text:p text:style-name="Standard">[BYBIT API] Request 5/10: endTime=1762585199999 (2025-11-08 06:59) | 800/1440 puntos</text:p>
      <text:p text:style-name="Standard">INFO:httpx:HTTP Request: GET https://api.bybit.com/v5/market/open-interest?category=linear&amp;symbol=GALAUSDT&amp;intervalTime=15min&amp;limit=200&amp;endTime=1762405199999 "HTTP/1.1 200 OK"</text:p>
      <text:p text:style-name="Standard">[BATCH] Recibidos 200 puntos: 2025-11-04 03:00 → 2025-11-06 04:45</text:p>
      <text:p text:style-name="Standard">INFO:httpx:HTTP Request: GET https://api.bybit.com/v5/market/open-interest?category=linear&amp;symbol=ADAUSDT&amp;intervalTime=15min&amp;limit=200&amp;endTime=1762585199999 "HTTP/1.1 200 OK"</text:p>
      <text:p text:style-name="Standard">[BYBIT API] Request 5/10: endTime=1762585199999 (2025-11-08 06:59) | 800/1440 puntos</text:p>
      <text:p text:style-name="Standard">[BATCH] Recibidos 200 puntos: 2025-11-06 05:00 → 2025-11-08 06:45</text:p>
      <text:p text:style-name="Standard">[BYBIT API] Request 6/10: endTime=1762405199999 (2025-11-06 04:59) | 1000/1440 puntos</text:p>
      <text:p text:style-name="Standard">[BYBIT API] Request 7/10: endTime=1762225199999 (2025-11-04 02:59) | 1200/1440 puntos</text:p>
      <text:p text:style-name="Standard">[BYBIT API] Request 6/10: endTime=1762405199999 (2025-11-06 04:59) | 1000/1440 puntos</text:p>
      <text:p text:style-name="Standard">INFO:httpx:HTTP Request: GET https://api.bybit.com/v5/market/open-interest?category=linear&amp;symbol=SUIUSDT&amp;intervalTime=15min&amp;limit=200&amp;endTime=1762585199999 "HTTP/1.1 200 OK"</text:p>
      <text:p text:style-name="Standard">[BATCH] Recibidos 200 puntos: 2025-11-06 05:00 → 2025-11-08 06:45</text:p>
      <text:p text:style-name="Standard">INFO:httpx:HTTP Request: GET https://api.bybit.com/v5/market/open-interest?category=linear&amp;symbol=POLUSDT&amp;intervalTime=15min&amp;limit=200&amp;endTime=1762585199999 "HTTP/1.1 200 OK"</text:p>
      <text:p text:style-name="Standard">[BATCH] Recibidos 200 puntos: 2025-11-06 05:00 → 2025-11-08 06:45</text:p>
      <text:p text:style-name="Standard">INFO:httpx:HTTP Request: GET https://api.bybit.com/v5/market/open-interest?category=linear&amp;symbol=POLYXUSDT&amp;intervalTime=15min&amp;limit=200&amp;endTime=1762585199999 "HTTP/1.1 200 OK"</text:p>
      <text:p text:style-name="Standard">[BATCH] Recibidos 200 puntos: 2025-11-06 05:00 → 2025-11-08 06:45</text:p>
      <text:p text:style-name="Standard">[BYBIT API] Request 6/10: endTime=1762405199999 (2025-11-06 04:59) | 1000/1440 puntos</text:p>
      <text:p text:style-name="Standard">[BYBIT API] Request 6/10: endTime=1762405199999 (2025-11-06 04:59) | 1000/1440 puntos</text:p>
      <text:p text:style-name="Standard">INFO:httpx:HTTP Request: GET https://api.bybit.com/v5/market/open-interest?category=linear&amp;symbol=OPUSDT&amp;intervalTime=15min&amp;limit=200&amp;endTime=1762405199999 "HTTP/1.1 200 OK"</text:p>
      <text:p text:style-name="Standard">[BATCH] Recibidos 200 puntos: 2025-11-04 03:00 → 2025-11-06 04:45</text:p>
      <text:p text:style-name="Standard">INFO:httpx:HTTP Request: GET https://api.bybit.com/v5/market/open-interest?category=linear&amp;symbol=GALAUSDT&amp;intervalTime=15min&amp;limit=200&amp;endTime=1762225199999 "HTTP/1.1 200 OK"</text:p>
      <text:p text:style-name="Standard">[BATCH] Recibidos 200 puntos: 2025-11-02 01:00 → 2025-11-04 02:45</text:p>
      <text:p text:style-name="Standard">[BYBIT API] Request 6/10: endTime=1762405199999 (2025-11-06 04:59) | 1000/1440 puntos</text:p>
      <text:p text:style-name="Standard">[BYBIT API] Request 7/10: endTime=1762225199999 (2025-11-04 02:59) | 1200/1440 puntos</text:p>
      <text:p text:style-name="Standard">[BYBIT API] Request 8/10: endTime=1762045199999 (2025-11-02 00:59) | 1400/1440 puntos</text:p>
      <text:p text:style-name="Standard">INFO:httpx:HTTP Request: GET https://api.bybit.com/v5/market/open-interest?category=linear&amp;symbol=SUIUSDT&amp;intervalTime=15min&amp;limit=200&amp;endTime=1762405199999 "HTTP/1.1 200 OK"</text:p>
      <text:p text:style-name="Standard"><text:soft-page-break/>INFO:httpx:HTTP Request: GET https://api.bybit.com/v5/market/open-interest?category=linear&amp;symbol=POLUSDT&amp;intervalTime=15min&amp;limit=200&amp;endTime=1762405199999 "HTTP/1.1 200 OK"</text:p>
      <text:p text:style-name="Standard">[BATCH] Recibidos 200 puntos: 2025-11-04 03:00 → 2025-11-06 04:45</text:p>
      <text:p text:style-name="Standard">INFO:httpx:HTTP Request: GET https://api.bybit.com/v5/market/open-interest?category=linear&amp;symbol=OPUSDT&amp;intervalTime=15min&amp;limit=200&amp;endTime=1762225199999 "HTTP/1.1 200 OK"</text:p>
      <text:p text:style-name="Standard">[BATCH] Recibidos 200 puntos: 2025-11-02 01:00 → 2025-11-04 02:45</text:p>
      <text:p text:style-name="Standard">[BATCH] Recibidos 200 puntos: 2025-11-04 03:00 → 2025-11-06 04:45</text:p>
      <text:p text:style-name="Standard">INFO:httpx:HTTP Request: GET https://api.bybit.com/v5/market/open-interest?category=linear&amp;symbol=GALAUSDT&amp;intervalTime=15min&amp;limit=200&amp;endTime=1762045199999 "HTTP/1.1 200 OK"</text:p>
      <text:p text:style-name="Standard">[BATCH] Recibidos 200 puntos: 2025-10-30 23:00 → 2025-11-02 00:45</text:p>
      <text:p text:style-name="Standard">[INFO GALAUSDT] Alcanzamos el inicio del periodo solicitado</text:p>
      <text:p text:style-name="Standard">[INFO GALAUSDT] Total obtenido: 1600 puntos en 8 requests</text:p>
      <text:p text:style-name="Standard">[INFO GALAUSDT] Orden de datos: primer_ts=1763125200000, último_ts=1762044300000, orden_correcto=False</text:p>
      <text:p text:style-name="Standard">[CACHE SAVED] GALAUSDT 15 Open Interest guardado (1600 puntos)</text:p>
      <text:p text:style-name="Standard">[SUCCESS] GALAUSDT 15 Open Interest: 1600 puntos</text:p>
      <text:p text:style-name="Standard">INFO: <text:s text:c="4"/>127.0.0.1:57687 - "GET /api/open-interest/GALAUSDT?interval=15&amp;days=15 HTTP/1.1" 200 OK</text:p>
      <text:p text:style-name="Standard">INFO: <text:s text:c="4"/>127.0.0.1:57687 - "OPTIONS /api/historical/CAKEUSDT?interval=15&amp;days=15&amp;t=1763304403558 HTTP/1.1" 200 OK</text:p>
      <text:p text:style-name="Standard">[CAKEUSDT] 📊 OPEN INTEREST: Recibido days=15, aplicando límite -&gt; days_to_fetch=15 (máx: 15) @ 15</text:p>
      <text:p text:style-name="Standard">[CACHE EXPIRED] CAKEUSDT 15 openinterest - 6678s old</text:p>
      <text:p text:style-name="Standard">[OI CALCULATION] interval_final=15 → oi_interval=15min (15 min)</text:p>
      <text:p text:style-name="Standard">[OI CALCULATION] 15 días × 24h × 60min / 15 min = 1440 puntos necesarios</text:p>
      <text:p text:style-name="Standard">[BYBIT API] Request 1/10: endTime=1763305015981 (2025-11-16 14:56) | 0/1440 puntos</text:p>
      <text:p text:style-name="Standard">INFO:httpx:HTTP Request: GET https://api.bybit.com/v5/market/open-interest?category=linear&amp;symbol=ADAUSDT&amp;intervalTime=15min&amp;limit=200&amp;endTime=1762405199999 "HTTP/1.1 200 OK"</text:p>
      <text:p text:style-name="Standard">[BYBIT API] Request 7/10: endTime=1762225199999 (2025-11-04 02:59) | 1200/1440 puntos</text:p>
      <text:p text:style-name="Standard">[BYBIT API] Request 8/10: endTime=1762045199999 (2025-11-02 00:59) | 1400/1440 puntos</text:p>
      <text:p text:style-name="Standard">[BYBIT API] Request 7/10: endTime=1762225199999 (2025-11-04 02:59) | 1200/1440 puntos</text:p>
      <text:p text:style-name="Standard">[BATCH] Recibidos 200 puntos: 2025-11-04 03:00 → 2025-11-06 04:45</text:p>
      <text:p text:style-name="Standard">[BYBIT API] Request 7/10: endTime=1762225199999 (2025-11-04 02:59) | 1200/1440 puntos</text:p>
      <text:p text:style-name="Standard">INFO:httpx:HTTP Request: GET https://api.bybit.com/v5/market/open-interest?category=linear&amp;symbol=POLYXUSDT&amp;intervalTime=15min&amp;limit=200&amp;endTime=1762405199999 "HTTP/1.1 200 OK"</text:p>
      <text:p text:style-name="Standard">[BATCH] Recibidos 200 puntos: 2025-11-04 03:00 → 2025-11-06 04:45</text:p>
      <text:p text:style-name="Standard">[BYBIT API] Request 7/10: endTime=1762225199999 (2025-11-04 02:59) | 1200/1440 puntos</text:p>
      <text:p text:style-name="Standard">INFO:httpx:HTTP Request: GET https://api.bybit.com/v5/market/open-interest?category=linear&amp;symbol=SUIUSDT&amp;intervalTime=15min&amp;limit=200&amp;endTime=1762225199999 "HTTP/1.1 200 OK"</text:p>
      <text:p text:style-name="Standard">[BATCH] Recibidos 200 puntos: 2025-11-02 01:00 → 2025-11-04 02:45</text:p>
      <text:p text:style-name="Standard">INFO:httpx:HTTP Request: GET https://api.bybit.com/v5/market/open-interest?category=linear&amp;symbol=CAKEUSDT&amp;intervalTime=15min&amp;limit=200&amp;endTime=1763305015981 "HTTP/1.1 200 OK"</text:p>
      <text:p text:style-name="Standard">[BATCH] Recibidos 200 puntos: 2025-11-14 13:00 → 2025-11-16 14:45</text:p>
      <text:p text:style-name="Standard"><text:soft-page-break/>INFO:httpx:HTTP Request: GET https://api.bybit.com/v5/market/open-interest?category=linear&amp;symbol=ADAUSDT&amp;intervalTime=15min&amp;limit=200&amp;endTime=1762225199999 "HTTP/1.1 200 OK"</text:p>
      <text:p text:style-name="Standard">[BYBIT API] Request 8/10: endTime=1762045199999 (2025-11-02 00:59) | 1400/1440 puntos</text:p>
      <text:p text:style-name="Standard">[BATCH] Recibidos 200 puntos: 2025-11-02 01:00 → 2025-11-04 02:45</text:p>
      <text:p text:style-name="Standard">[BYBIT API] Request 2/10: endTime=1763125199999 (2025-11-14 12:59) | 200/1440 puntos</text:p>
      <text:p text:style-name="Standard">[BYBIT API] Request 8/10: endTime=1762045199999 (2025-11-02 00:59) | 1400/1440 puntos</text:p>
      <text:p text:style-name="Standard">INFO:httpx:HTTP Request: GET https://api.bybit.com/v5/market/open-interest?category=linear&amp;symbol=POLYXUSDT&amp;intervalTime=15min&amp;limit=200&amp;endTime=1762225199999 "HTTP/1.1 200 OK"</text:p>
      <text:p text:style-name="Standard">[BATCH] Recibidos 200 puntos: 2025-11-02 01:00 → 2025-11-04 02:45</text:p>
      <text:p text:style-name="Standard">[BYBIT API] Request 8/10: endTime=1762045199999 (2025-11-02 00:59) | 1400/1440 puntos</text:p>
      <text:p text:style-name="Standard">INFO:httpx:HTTP Request: GET https://api.bybit.com/v5/market/open-interest?category=linear&amp;symbol=SUIUSDT&amp;intervalTime=15min&amp;limit=200&amp;endTime=1762045199999 "HTTP/1.1 200 OK"</text:p>
      <text:p text:style-name="Standard">[BATCH] Recibidos 200 puntos: 2025-10-30 23:00 → 2025-11-02 00:45</text:p>
      <text:p text:style-name="Standard">[INFO SUIUSDT] Alcanzamos el inicio del periodo solicitado</text:p>
      <text:p text:style-name="Standard">[INFO SUIUSDT] Total obtenido: 1600 puntos en 8 requests</text:p>
      <text:p text:style-name="Standard">[INFO SUIUSDT] Orden de datos: primer_ts=1763125200000, último_ts=1762044300000, orden_correcto=False</text:p>
      <text:p text:style-name="Standard">[CACHE SAVED] SUIUSDT 15 Open Interest guardado (1600 puntos)</text:p>
      <text:p text:style-name="Standard">[SUCCESS] SUIUSDT 15 Open Interest: 1600 puntos</text:p>
      <text:p text:style-name="Standard">INFO: <text:s text:c="4"/>127.0.0.1:52933 - "GET /api/open-interest/SUIUSDT?interval=15&amp;days=15 HTTP/1.1" 200 OK</text:p>
      <text:p text:style-name="Standard">INFO: <text:s text:c="4"/>127.0.0.1:52933 - "OPTIONS /api/historical/PENDLEUSDT?interval=15&amp;days=15&amp;t=1763304403559 HTTP/1.1" 200 OK</text:p>
      <text:p text:style-name="Standard">[PENDLEUSDT] 📊 OPEN INTEREST: Recibido days=15, aplicando límite -&gt; days_to_fetch=15 (máx: 15) @ 15</text:p>
      <text:p text:style-name="Standard">[CACHE EXPIRED] PENDLEUSDT 15 openinterest - 6680s old</text:p>
      <text:p text:style-name="Standard">[OI CALCULATION] interval_final=15 → oi_interval=15min (15 min)</text:p>
      <text:p text:style-name="Standard">[OI CALCULATION] 15 días × 24h × 60min / 15 min = 1440 puntos necesarios</text:p>
      <text:p text:style-name="Standard">[BYBIT API] Request 1/10: endTime=1763305017258 (2025-11-16 14:56) | 0/1440 puntos</text:p>
      <text:p text:style-name="Standard">INFO:httpx:HTTP Request: GET https://api.bybit.com/v5/market/open-interest?category=linear&amp;symbol=CAKEUSDT&amp;intervalTime=15min&amp;limit=200&amp;endTime=1763125199999 "HTTP/1.1 200 OK"</text:p>
      <text:p text:style-name="Standard">INFO:httpx:HTTP Request: GET https://api.bybit.com/v5/market/open-interest?category=linear&amp;symbol=ADAUSDT&amp;intervalTime=15min&amp;limit=200&amp;endTime=1762045199999 "HTTP/1.1 200 OK"</text:p>
      <text:p text:style-name="Standard">INFO:httpx:HTTP Request: GET https://api.bybit.com/v5/market/open-interest?category=linear&amp;symbol=POLUSDT&amp;intervalTime=15min&amp;limit=200&amp;endTime=1762225199999 "HTTP/1.1 200 OK"</text:p>
      <text:p text:style-name="Standard">INFO:httpx:HTTP Request: GET https://api.bybit.com/v5/market/open-interest?category=linear&amp;symbol=OPUSDT&amp;intervalTime=15min&amp;limit=200&amp;endTime=1762045199999 "HTTP/1.1 200 OK"</text:p>
      <text:p text:style-name="Standard">INFO:httpx:HTTP Request: GET https://api.bybit.com/v5/market/open-interest?category=linear&amp;symbol=POLYXUSDT&amp;intervalTime=15min&amp;limit=200&amp;endTime=1762045199999 "HTTP/1.1 200 OK"</text:p>
      <text:p text:style-name="Standard">[BATCH] Recibidos 200 puntos: 2025-11-12 11:00 → 2025-11-14 12:45</text:p>
      <text:p text:style-name="Standard">[BATCH] Recibidos 200 puntos: 2025-10-30 23:00 → 2025-11-02 00:45</text:p>
      <text:p text:style-name="Standard">[INFO ADAUSDT] Alcanzamos el inicio del periodo solicitado</text:p>
      <text:p text:style-name="Standard">[INFO ADAUSDT] Total obtenido: 1600 puntos en 8 requests</text:p>
      <text:p text:style-name="Standard"><text:soft-page-break/>[INFO ADAUSDT] Orden de datos: primer_ts=1763125200000, último_ts=1762044300000, orden_correcto=False</text:p>
      <text:p text:style-name="Standard">[CACHE SAVED] ADAUSDT 15 Open Interest guardado (1600 puntos)</text:p>
      <text:p text:style-name="Standard">[SUCCESS] ADAUSDT 15 Open Interest: 1600 puntos</text:p>
      <text:p text:style-name="Standard">[BATCH] Recibidos 200 puntos: 2025-11-02 01:00 → 2025-11-04 02:45</text:p>
      <text:p text:style-name="Standard">[BATCH] Recibidos 200 puntos: 2025-10-30 23:00 → 2025-11-02 00:45</text:p>
      <text:p text:style-name="Standard">[INFO OPUSDT] Alcanzamos el inicio del periodo solicitado</text:p>
      <text:p text:style-name="Standard">[INFO OPUSDT] Total obtenido: 1600 puntos en 8 requests</text:p>
      <text:p text:style-name="Standard">[INFO OPUSDT] Orden de datos: primer_ts=1763125200000, último_ts=1762044300000, orden_correcto=False</text:p>
      <text:p text:style-name="Standard">[CACHE SAVED] OPUSDT 15 Open Interest guardado (1600 puntos)</text:p>
      <text:p text:style-name="Standard">[SUCCESS] OPUSDT 15 Open Interest: 1600 puntos</text:p>
      <text:p text:style-name="Standard">[BATCH] Recibidos 200 puntos: 2025-10-30 23:00 → 2025-11-02 00:45</text:p>
      <text:p text:style-name="Standard">[INFO POLYXUSDT] Alcanzamos el inicio del periodo solicitado</text:p>
      <text:p text:style-name="Standard">[INFO POLYXUSDT] Total obtenido: 1600 puntos en 8 requests</text:p>
      <text:p text:style-name="Standard">[INFO POLYXUSDT] Orden de datos: primer_ts=1763125200000, último_ts=1762044300000, orden_correcto=False</text:p>
      <text:p text:style-name="Standard">[CACHE SAVED] POLYXUSDT 15 Open Interest guardado (1600 puntos)</text:p>
      <text:p text:style-name="Standard">[SUCCESS] POLYXUSDT 15 Open Interest: 1600 puntos</text:p>
      <text:p text:style-name="Standard">INFO: <text:s text:c="4"/>127.0.0.1:54213 - "GET /api/open-interest/ADAUSDT?interval=15&amp;days=15 HTTP/1.1" 200 OK</text:p>
      <text:p text:style-name="Standard">INFO: <text:s text:c="4"/>127.0.0.1:49281 - "GET /api/open-interest/OPUSDT?interval=15&amp;days=15 HTTP/1.1" 200 OK</text:p>
      <text:p text:style-name="Standard">INFO: <text:s text:c="4"/>127.0.0.1:56137 - "GET /api/open-interest/POLYXUSDT?interval=15&amp;days=15 HTTP/1.1" 200 OK</text:p>
      <text:p text:style-name="Standard">[TONUSDT] 📊 OPEN INTEREST: Recibido days=15, aplicando límite -&gt; days_to_fetch=15 (máx: 15) @ 15</text:p>
      <text:p text:style-name="Standard">[CACHE EXPIRED] TONUSDT 15 openinterest - 6681s old</text:p>
      <text:p text:style-name="Standard">[OI CALCULATION] interval_final=15 → oi_interval=15min (15 min)</text:p>
      <text:p text:style-name="Standard">[OI CALCULATION] 15 días × 24h × 60min / 15 min = 1440 puntos necesarios</text:p>
      <text:p text:style-name="Standard">[BYBIT API] Request 1/10: endTime=1763305017710 (2025-11-16 14:56) | 0/1440 puntos</text:p>
      <text:p text:style-name="Standard">INFO: <text:s text:c="4"/>127.0.0.1:54213 - "OPTIONS /api/historical/TONUSDT?interval=15&amp;days=15&amp;t=1763304403559 HTTP/1.1" 200 OK</text:p>
      <text:p text:style-name="Standard">INFO: <text:s text:c="4"/>127.0.0.1:56137 - "OPTIONS /api/historical/UNIUSDT?interval=15&amp;days=15&amp;t=1763304403560 HTTP/1.1" 200 OK</text:p>
      <text:p text:style-name="Standard">[BYBIT API] Request 3/10: endTime=1762945199999 (2025-11-12 10:59) | 400/1440 puntos</text:p>
      <text:p text:style-name="Standard">[BYBIT API] Request 8/10: endTime=1762045199999 (2025-11-02 00:59) | 1400/1440 puntos</text:p>
      <text:p text:style-name="Standard">[UNIUSDT] 📊 OPEN INTEREST: Recibido days=15, aplicando límite -&gt; days_to_fetch=15 (máx: 15) @ 15</text:p>
      <text:p text:style-name="Standard">[CACHE EXPIRED] UNIUSDT 15 openinterest - 6680s old</text:p>
      <text:p text:style-name="Standard">[OI CALCULATION] interval_final=15 → oi_interval=15min (15 min)</text:p>
      <text:p text:style-name="Standard">[OI CALCULATION] 15 días × 24h × 60min / 15 min = 1440 puntos necesarios</text:p>
      <text:p text:style-name="Standard">[BYBIT API] Request 1/10: endTime=1763305018051 (2025-11-16 14:56) | 0/1440 puntos</text:p>
      <text:p text:style-name="Standard">INFO: <text:s text:c="4"/>127.0.0.1:56137 - "OPTIONS /api/historical/ARBUSDT?interval=15&amp;days=15&amp;t=1763304403561 HTTP/1.1" 200 OK</text:p>
      <text:p text:style-name="Standard">[ARBUSDT] 📊 OPEN INTEREST: Recibido days=15, aplicando límite -&gt; days_to_fetch=15 (máx: 15) @ 15</text:p>
      <text:p text:style-name="Standard">[CACHE EXPIRED] ARBUSDT 15 openinterest - 6680s old</text:p>
      <text:p text:style-name="Standard">[OI CALCULATION] interval_final=15 → oi_interval=15min (15 min)</text:p>
      <text:p text:style-name="Standard">[OI CALCULATION] 15 días × 24h × 60min / 15 min = 1440 puntos necesarios</text:p>
      <text:p text:style-name="Standard">[BYBIT API] Request 1/10: endTime=1763305018396 (2025-11-16 14:56) | 0/1440 puntos</text:p>
      <text:p text:style-name="Standard"><text:soft-page-break/>INFO:httpx:HTTP Request: GET https://api.bybit.com/v5/market/open-interest?category=linear&amp;symbol=POLUSDT&amp;intervalTime=15min&amp;limit=200&amp;endTime=1762045199999 "HTTP/1.1 200 OK"</text:p>
      <text:p text:style-name="Standard">[BATCH] Recibidos 200 puntos: 2025-10-30 23:00 → 2025-11-02 00:45</text:p>
      <text:p text:style-name="Standard">[INFO POLUSDT] Alcanzamos el inicio del periodo solicitado</text:p>
      <text:p text:style-name="Standard">[INFO POLUSDT] Total obtenido: 1600 puntos en 8 requests</text:p>
      <text:p text:style-name="Standard">[INFO POLUSDT] Orden de datos: primer_ts=1763125200000, último_ts=1762044300000, orden_correcto=False</text:p>
      <text:p text:style-name="Standard">[CACHE SAVED] POLUSDT 15 Open Interest guardado (1600 puntos)</text:p>
      <text:p text:style-name="Standard">[SUCCESS] POLUSDT 15 Open Interest: 1600 puntos</text:p>
      <text:p text:style-name="Standard">INFO: <text:s text:c="4"/>127.0.0.1:56230 - "GET /api/open-interest/POLUSDT?interval=15&amp;days=15 HTTP/1.1" 200 OK</text:p>
      <text:p text:style-name="Standard">INFO:httpx:HTTP Request: GET https://api.bybit.com/v5/market/open-interest?category=linear&amp;symbol=CAKEUSDT&amp;intervalTime=15min&amp;limit=200&amp;endTime=1762945199999 "HTTP/1.1 200 OK"</text:p>
      <text:p text:style-name="Standard">[BATCH] Recibidos 200 puntos: 2025-11-10 09:00 → 2025-11-12 10:45</text:p>
      <text:p text:style-name="Standard">INFO: <text:s text:c="4"/>127.0.0.1:56230 - "OPTIONS /api/historical/DOTUSDT?interval=15&amp;days=15&amp;t=1763304403561 HTTP/1.1" 200 OK</text:p>
      <text:p text:style-name="Standard">[DOTUSDT] 📊 OPEN INTEREST: Recibido days=15, aplicando límite -&gt; days_to_fetch=15 (máx: 15) @ 15</text:p>
      <text:p text:style-name="Standard">[CACHE EXPIRED] DOTUSDT 15 openinterest - 6680s old</text:p>
      <text:p text:style-name="Standard">[OI CALCULATION] interval_final=15 → oi_interval=15min (15 min)</text:p>
      <text:p text:style-name="Standard">[OI CALCULATION] 15 días × 24h × 60min / 15 min = 1440 puntos necesarios</text:p>
      <text:p text:style-name="Standard">[BYBIT API] Request 1/10: endTime=1763305018813 (2025-11-16 14:56) | 0/1440 puntos</text:p>
      <text:p text:style-name="Standard">INFO:httpx:HTTP Request: GET https://api.bybit.com/v5/market/open-interest?category=linear&amp;symbol=PENDLEUSDT&amp;intervalTime=15min&amp;limit=200&amp;endTime=1763305017258 "HTTP/1.1 200 OK"</text:p>
      <text:p text:style-name="Standard">INFO:httpx:HTTP Request: GET https://api.bybit.com/v5/market/open-interest?category=linear&amp;symbol=UNIUSDT&amp;intervalTime=15min&amp;limit=200&amp;endTime=1763305018051 "HTTP/1.1 200 OK"</text:p>
      <text:p text:style-name="Standard">[BYBIT API] Request 4/10: endTime=1762765199999 (2025-11-10 08:59) | 600/1440 puntos</text:p>
      <text:p text:style-name="Standard">[BATCH] Recibidos 200 puntos: 2025-11-14 13:00 → 2025-11-16 14:45</text:p>
      <text:p text:style-name="Standard">[BATCH] Recibidos 200 puntos: 2025-11-14 13:00 → 2025-11-16 14:45</text:p>
      <text:p text:style-name="Standard">INFO:httpx:HTTP Request: GET https://api.bybit.com/v5/market/open-interest?category=linear&amp;symbol=TONUSDT&amp;intervalTime=15min&amp;limit=200&amp;endTime=1763305017710 "HTTP/1.1 200 OK"</text:p>
      <text:p text:style-name="Standard">[BATCH] Recibidos 200 puntos: 2025-11-14 13:00 → 2025-11-16 14:45</text:p>
      <text:p text:style-name="Standard">INFO:httpx:HTTP Request: GET https://api.bybit.com/v5/market/open-interest?category=linear&amp;symbol=ARBUSDT&amp;intervalTime=15min&amp;limit=200&amp;endTime=1763305018396 "HTTP/1.1 200 OK"</text:p>
      <text:p text:style-name="Standard">[BATCH] Recibidos 200 puntos: 2025-11-14 13:00 → 2025-11-16 14:45</text:p>
      <text:p text:style-name="Standard">[BYBIT API] Request 2/10: endTime=1763125199999 (2025-11-14 12:59) | 200/1440 puntos</text:p>
      <text:p text:style-name="Standard">[BYBIT API] Request 2/10: endTime=1763125199999 (2025-11-14 12:59) | 200/1440 puntos</text:p>
      <text:p text:style-name="Standard">[BYBIT API] Request 2/10: endTime=1763125199999 (2025-11-14 12:59) | 200/1440 puntos</text:p>
      <text:p text:style-name="Standard">[BYBIT API] Request 2/10: endTime=1763125199999 (2025-11-14 12:59) | 200/1440 puntos</text:p>
      <text:p text:style-name="Standard">INFO:httpx:HTTP Request: GET https://api.bybit.com/v5/market/open-interest?category=linear&amp;symbol=CAKEUSDT&amp;intervalTime=15min&amp;limit=200&amp;endTime=1762765199999 "HTTP/1.1 200 OK"</text:p>
      <text:p text:style-name="Standard">[BATCH] Recibidos 200 puntos: 2025-11-08 07:00 → 2025-11-10 08:45</text:p>
      <text:p text:style-name="Standard">INFO:httpx:HTTP Request: GET https://api.bybit.com/v5/market/open-interest?category=linear&amp;symbol=DOTUSDT&amp;intervalTime=15min&amp;limit=200&amp;endTime=1763305018813 "HTTP/1.1 200 OK"</text:p>
      <text:p text:style-name="Standard"><text:soft-page-break/>[BATCH] Recibidos 200 puntos: 2025-11-14 13:00 → 2025-11-16 14:45</text:p>
      <text:p text:style-name="Standard">[BYBIT API] Request 5/10: endTime=1762585199999 (2025-11-08 06:59) | 800/1440 puntos</text:p>
      <text:p text:style-name="Standard">INFO:httpx:HTTP Request: GET https://api.bybit.com/v5/market/open-interest?category=linear&amp;symbol=UNIUSDT&amp;intervalTime=15min&amp;limit=200&amp;endTime=1763125199999 "HTTP/1.1 200 OK"</text:p>
      <text:p text:style-name="Standard">[BATCH] Recibidos 200 puntos: 2025-11-12 11:00 → 2025-11-14 12:45</text:p>
      <text:p text:style-name="Standard">INFO:httpx:HTTP Request: GET https://api.bybit.com/v5/market/open-interest?category=linear&amp;symbol=TONUSDT&amp;intervalTime=15min&amp;limit=200&amp;endTime=1763125199999 "HTTP/1.1 200 OK"</text:p>
      <text:p text:style-name="Standard">[BATCH] Recibidos 200 puntos: 2025-11-12 11:00 → 2025-11-14 12:45</text:p>
      <text:p text:style-name="Standard">INFO:httpx:HTTP Request: GET https://api.bybit.com/v5/market/open-interest?category=linear&amp;symbol=PENDLEUSDT&amp;intervalTime=15min&amp;limit=200&amp;endTime=1763125199999 "HTTP/1.1 200 OK"</text:p>
      <text:p text:style-name="Standard">[BATCH] Recibidos 200 puntos: 2025-11-12 11:00 → 2025-11-14 12:45</text:p>
      <text:p text:style-name="Standard">[BYBIT API] Request 2/10: endTime=1763125199999 (2025-11-14 12:59) | 200/1440 puntos</text:p>
      <text:p text:style-name="Standard">INFO:httpx:HTTP Request: GET https://api.bybit.com/v5/market/open-interest?category=linear&amp;symbol=ARBUSDT&amp;intervalTime=15min&amp;limit=200&amp;endTime=1763125199999 "HTTP/1.1 200 OK"</text:p>
      <text:p text:style-name="Standard">[BATCH] Recibidos 200 puntos: 2025-11-12 11:00 → 2025-11-14 12:45</text:p>
      <text:p text:style-name="Standard">[BYBIT API] Request 3/10: endTime=1762945199999 (2025-11-12 10:59) | 400/1440 puntos</text:p>
      <text:p text:style-name="Standard">[BYBIT API] Request 3/10: endTime=1762945199999 (2025-11-12 10:59) | 400/1440 puntos</text:p>
      <text:p text:style-name="Standard">[BYBIT API] Request 3/10: endTime=1762945199999 (2025-11-12 10:59) | 400/1440 puntos</text:p>
      <text:p text:style-name="Standard">[BYBIT API] Request 3/10: endTime=1762945199999 (2025-11-12 10:59) | 400/1440 puntos</text:p>
      <text:p text:style-name="Standard">INFO:httpx:HTTP Request: GET https://api.bybit.com/v5/market/open-interest?category=linear&amp;symbol=CAKEUSDT&amp;intervalTime=15min&amp;limit=200&amp;endTime=1762585199999 "HTTP/1.1 200 OK"</text:p>
      <text:p text:style-name="Standard">[BATCH] Recibidos 200 puntos: 2025-11-06 05:00 → 2025-11-08 06:45</text:p>
      <text:p text:style-name="Standard">INFO:httpx:HTTP Request: GET https://api.bybit.com/v5/market/open-interest?category=linear&amp;symbol=DOTUSDT&amp;intervalTime=15min&amp;limit=200&amp;endTime=1763125199999 "HTTP/1.1 200 OK"</text:p>
      <text:p text:style-name="Standard">[BYBIT API] Request 6/10: endTime=1762405199999 (2025-11-06 04:59) | 1000/1440 puntos</text:p>
      <text:p text:style-name="Standard">[BATCH] Recibidos 200 puntos: 2025-11-12 11:00 → 2025-11-14 12:45</text:p>
      <text:p text:style-name="Standard">INFO:httpx:HTTP Request: GET https://api.bybit.com/v5/market/open-interest?category=linear&amp;symbol=TONUSDT&amp;intervalTime=15min&amp;limit=200&amp;endTime=1762945199999 "HTTP/1.1 200 OK"</text:p>
      <text:p text:style-name="Standard">[BATCH] Recibidos 200 puntos: 2025-11-10 09:00 → 2025-11-12 10:45</text:p>
      <text:p text:style-name="Standard">INFO:httpx:HTTP Request: GET https://api.bybit.com/v5/market/open-interest?category=linear&amp;symbol=PENDLEUSDT&amp;intervalTime=15min&amp;limit=200&amp;endTime=1762945199999 "HTTP/1.1 200 OK"</text:p>
      <text:p text:style-name="Standard">INFO:httpx:HTTP Request: GET https://api.bybit.com/v5/market/open-interest?category=linear&amp;symbol=UNIUSDT&amp;intervalTime=15min&amp;limit=200&amp;endTime=1762945199999 "HTTP/1.1 200 OK"</text:p>
      <text:p text:style-name="Standard">[BATCH] Recibidos 200 puntos: 2025-11-10 09:00 → 2025-11-12 10:45</text:p>
      <text:p text:style-name="Standard">[BATCH] Recibidos 200 puntos: 2025-11-10 09:00 → 2025-11-12 10:45</text:p>
      <text:p text:style-name="Standard">INFO:httpx:HTTP Request: GET https://api.bybit.com/v5/market/open-interest?category=linear&amp;symbol=ARBUSDT&amp;intervalTime=15min&amp;limit=200&amp;endTime=1762945199999 "HTTP/1.1 200 OK"</text:p>
      <text:p text:style-name="Standard">[BATCH] Recibidos 200 puntos: 2025-11-10 09:00 → 2025-11-12 10:45</text:p>
      <text:p text:style-name="Standard">[BYBIT API] Request 3/10: endTime=1762945199999 (2025-11-12 10:59) | 400/1440 puntos</text:p>
      <text:p text:style-name="Standard">[BYBIT API] Request 4/10: endTime=1762765199999 (2025-11-10 08:59) | 600/1440 puntos</text:p>
      <text:p text:style-name="Standard">[BYBIT API] Request 4/10: endTime=1762765199999 (2025-11-10 08:59) | 600/1440 puntos</text:p>
      <text:p text:style-name="Standard">[BYBIT API] Request 4/10: endTime=1762765199999 (2025-11-10 08:59) | 600/1440 puntos</text:p>
      <text:p text:style-name="Standard"><text:soft-page-break/>[BYBIT API] Request 4/10: endTime=1762765199999 (2025-11-10 08:59) | 600/1440 puntos</text:p>
      <text:p text:style-name="Standard">INFO:httpx:HTTP Request: GET https://api.bybit.com/v5/market/open-interest?category=linear&amp;symbol=CAKEUSDT&amp;intervalTime=15min&amp;limit=200&amp;endTime=1762405199999 "HTTP/1.1 200 OK"</text:p>
      <text:p text:style-name="Standard">[BATCH] Recibidos 200 puntos: 2025-11-04 03:00 → 2025-11-06 04:45</text:p>
      <text:p text:style-name="Standard">INFO:httpx:HTTP Request: GET https://api.bybit.com/v5/market/open-interest?category=linear&amp;symbol=DOTUSDT&amp;intervalTime=15min&amp;limit=200&amp;endTime=1762945199999 "HTTP/1.1 200 OK"</text:p>
      <text:p text:style-name="Standard">[BYBIT API] Request 7/10: endTime=1762225199999 (2025-11-04 02:59) | 1200/1440 puntos</text:p>
      <text:p text:style-name="Standard">[BATCH] Recibidos 200 puntos: 2025-11-10 09:00 → 2025-11-12 10:45</text:p>
      <text:p text:style-name="Standard">INFO:httpx:HTTP Request: GET https://api.bybit.com/v5/market/open-interest?category=linear&amp;symbol=UNIUSDT&amp;intervalTime=15min&amp;limit=200&amp;endTime=1762765199999 "HTTP/1.1 200 OK"</text:p>
      <text:p text:style-name="Standard">[BATCH] Recibidos 200 puntos: 2025-11-08 07:00 → 2025-11-10 08:45</text:p>
      <text:p text:style-name="Standard">INFO:httpx:HTTP Request: GET https://api.bybit.com/v5/market/open-interest?category=linear&amp;symbol=TONUSDT&amp;intervalTime=15min&amp;limit=200&amp;endTime=1762765199999 "HTTP/1.1 200 OK"</text:p>
      <text:p text:style-name="Standard">[BATCH] Recibidos 200 puntos: 2025-11-08 07:00 → 2025-11-10 08:45</text:p>
      <text:p text:style-name="Standard">INFO:httpx:HTTP Request: GET https://api.bybit.com/v5/market/open-interest?category=linear&amp;symbol=ARBUSDT&amp;intervalTime=15min&amp;limit=200&amp;endTime=1762765199999 "HTTP/1.1 200 OK"</text:p>
      <text:p text:style-name="Standard">[BATCH] Recibidos 200 puntos: 2025-11-08 07:00 → 2025-11-10 08:45</text:p>
      <text:p text:style-name="Standard">[BYBIT API] Request 4/10: endTime=1762765199999 (2025-11-10 08:59) | 600/1440 puntos</text:p>
      <text:p text:style-name="Standard">[BYBIT API] Request 5/10: endTime=1762585199999 (2025-11-08 06:59) | 800/1440 puntos</text:p>
      <text:p text:style-name="Standard">[BYBIT API] Request 5/10: endTime=1762585199999 (2025-11-08 06:59) | 800/1440 puntos</text:p>
      <text:p text:style-name="Standard">[BYBIT API] Request 5/10: endTime=1762585199999 (2025-11-08 06:59) | 800/1440 puntos</text:p>
      <text:p text:style-name="Standard">INFO:httpx:HTTP Request: GET https://api.bybit.com/v5/market/open-interest?category=linear&amp;symbol=CAKEUSDT&amp;intervalTime=15min&amp;limit=200&amp;endTime=1762225199999 "HTTP/1.1 200 OK"</text:p>
      <text:p text:style-name="Standard">[BATCH] Recibidos 200 puntos: 2025-11-02 01:00 → 2025-11-04 02:45</text:p>
      <text:p text:style-name="Standard">[BYBIT API] Request 8/10: endTime=1762045199999 (2025-11-02 00:59) | 1400/1440 puntos</text:p>
      <text:p text:style-name="Standard">INFO:httpx:HTTP Request: GET https://api.bybit.com/v5/market/open-interest?category=linear&amp;symbol=UNIUSDT&amp;intervalTime=15min&amp;limit=200&amp;endTime=1762585199999 "HTTP/1.1 200 OK"</text:p>
      <text:p text:style-name="Standard">[BATCH] Recibidos 200 puntos: 2025-11-06 05:00 → 2025-11-08 06:45</text:p>
      <text:p text:style-name="Standard">[BYBIT API] Request 6/10: endTime=1762405199999 (2025-11-06 04:59) | 1000/1440 puntos</text:p>
      <text:p text:style-name="Standard">INFO:httpx:HTTP Request: GET https://api.bybit.com/v5/market/open-interest?category=linear&amp;symbol=PENDLEUSDT&amp;intervalTime=15min&amp;limit=200&amp;endTime=1762765199999 "HTTP/1.1 200 OK"</text:p>
      <text:p text:style-name="Standard">[BATCH] Recibidos 200 puntos: 2025-11-08 07:00 → 2025-11-10 08:45</text:p>
      <text:p text:style-name="Standard">[BYBIT API] Request 5/10: endTime=1762585199999 (2025-11-08 06:59) | 800/1440 puntos</text:p>
      <text:p text:style-name="Standard">INFO:httpx:HTTP Request: GET https://api.bybit.com/v5/market/open-interest?category=linear&amp;symbol=CAKEUSDT&amp;intervalTime=15min&amp;limit=200&amp;endTime=1762045199999 "HTTP/1.1 200 OK"</text:p>
      <text:p text:style-name="Standard">[BATCH] Recibidos 200 puntos: 2025-10-30 23:00 → 2025-11-02 00:45</text:p>
      <text:p text:style-name="Standard">[INFO CAKEUSDT] Alcanzamos el inicio del periodo solicitado</text:p>
      <text:p text:style-name="Standard">[INFO CAKEUSDT] Total obtenido: 1600 puntos en 8 requests</text:p>
      <text:p text:style-name="Standard">[INFO CAKEUSDT] Orden de datos: primer_ts=1763125200000, último_ts=1762044300000, orden_correcto=False</text:p>
      <text:p text:style-name="Standard">[CACHE SAVED] CAKEUSDT 15 Open Interest guardado (1600 puntos)</text:p>
      <text:p text:style-name="Standard">[SUCCESS] CAKEUSDT 15 Open Interest: 1600 puntos</text:p>
      <text:p text:style-name="Standard"><text:soft-page-break/>INFO: <text:s text:c="4"/>127.0.0.1:57687 - "GET /api/open-interest/CAKEUSDT?interval=15&amp;days=15 HTTP/1.1" 200 OK</text:p>
      <text:p text:style-name="Standard">INFO: <text:s text:c="4"/>127.0.0.1:57687 - "OPTIONS /api/historical/AVAXUSDT?interval=15&amp;days=15&amp;t=1763304403562 HTTP/1.1" 200 OK</text:p>
      <text:p text:style-name="Standard">[AVAXUSDT] 📊 OPEN INTEREST: Recibido days=15, aplicando límite -&gt; days_to_fetch=15 (máx: 15) @ 15</text:p>
      <text:p text:style-name="Standard">[CACHE EXPIRED] AVAXUSDT 15 openinterest - 6679s old</text:p>
      <text:p text:style-name="Standard">[OI CALCULATION] interval_final=15 → oi_interval=15min (15 min)</text:p>
      <text:p text:style-name="Standard">[OI CALCULATION] 15 días × 24h × 60min / 15 min = 1440 puntos necesarios</text:p>
      <text:p text:style-name="Standard">[BYBIT API] Request 1/10: endTime=1763305021616 (2025-11-16 14:57) | 0/1440 puntos</text:p>
      <text:p text:style-name="Standard">INFO:httpx:HTTP Request: GET https://api.bybit.com/v5/market/open-interest?category=linear&amp;symbol=TONUSDT&amp;intervalTime=15min&amp;limit=200&amp;endTime=1762585199999 "HTTP/1.1 200 OK"</text:p>
      <text:p text:style-name="Standard">INFO:httpx:HTTP Request: GET https://api.bybit.com/v5/market/open-interest?category=linear&amp;symbol=UNIUSDT&amp;intervalTime=15min&amp;limit=200&amp;endTime=1762405199999 "HTTP/1.1 200 OK"</text:p>
      <text:p text:style-name="Standard">[BATCH] Recibidos 200 puntos: 2025-11-06 05:00 → 2025-11-08 06:45</text:p>
      <text:p text:style-name="Standard">[BATCH] Recibidos 200 puntos: 2025-11-04 03:00 → 2025-11-06 04:45</text:p>
      <text:p text:style-name="Standard">INFO:httpx:HTTP Request: GET https://api.bybit.com/v5/market/open-interest?category=linear&amp;symbol=DOTUSDT&amp;intervalTime=15min&amp;limit=200&amp;endTime=1762765199999 "HTTP/1.1 200 OK"</text:p>
      <text:p text:style-name="Standard">[BATCH] Recibidos 200 puntos: 2025-11-08 07:00 → 2025-11-10 08:45</text:p>
      <text:p text:style-name="Standard">INFO:httpx:HTTP Request: GET https://api.bybit.com/v5/market/open-interest?category=linear&amp;symbol=ARBUSDT&amp;intervalTime=15min&amp;limit=200&amp;endTime=1762585199999 "HTTP/1.1 200 OK"</text:p>
      <text:p text:style-name="Standard">[BATCH] Recibidos 200 puntos: 2025-11-06 05:00 → 2025-11-08 06:45</text:p>
      <text:p text:style-name="Standard">[BYBIT API] Request 6/10: endTime=1762405199999 (2025-11-06 04:59) | 1000/1440 puntos</text:p>
      <text:p text:style-name="Standard">[BYBIT API] Request 7/10: endTime=1762225199999 (2025-11-04 02:59) | 1200/1440 puntos</text:p>
      <text:p text:style-name="Standard">[BYBIT API] Request 5/10: endTime=1762585199999 (2025-11-08 06:59) | 800/1440 puntos</text:p>
      <text:p text:style-name="Standard">[BYBIT API] Request 6/10: endTime=1762405199999 (2025-11-06 04:59) | 1000/1440 puntos</text:p>
      <text:p text:style-name="Standard">INFO:httpx:HTTP Request: GET https://api.bybit.com/v5/market/open-interest?category=linear&amp;symbol=UNIUSDT&amp;intervalTime=15min&amp;limit=200&amp;endTime=1762225199999 "HTTP/1.1 200 OK"</text:p>
      <text:p text:style-name="Standard">[BATCH] Recibidos 200 puntos: 2025-11-02 01:00 → 2025-11-04 02:45</text:p>
      <text:p text:style-name="Standard">INFO:httpx:HTTP Request: GET https://api.bybit.com/v5/market/open-interest?category=linear&amp;symbol=TONUSDT&amp;intervalTime=15min&amp;limit=200&amp;endTime=1762405199999 "HTTP/1.1 200 OK"</text:p>
      <text:p text:style-name="Standard">[BATCH] Recibidos 200 puntos: 2025-11-04 03:00 → 2025-11-06 04:45</text:p>
      <text:p text:style-name="Standard">INFO:httpx:HTTP Request: GET https://api.bybit.com/v5/market/open-interest?category=linear&amp;symbol=DOTUSDT&amp;intervalTime=15min&amp;limit=200&amp;endTime=1762585199999 "HTTP/1.1 200 OK"</text:p>
      <text:p text:style-name="Standard">[BATCH] Recibidos 200 puntos: 2025-11-06 05:00 → 2025-11-08 06:45</text:p>
      <text:p text:style-name="Standard">INFO:httpx:HTTP Request: GET https://api.bybit.com/v5/market/open-interest?category=linear&amp;symbol=ARBUSDT&amp;intervalTime=15min&amp;limit=200&amp;endTime=1762405199999 "HTTP/1.1 200 OK"</text:p>
      <text:p text:style-name="Standard">[BATCH] Recibidos 200 puntos: 2025-11-04 03:00 → 2025-11-06 04:45</text:p>
      <text:p text:style-name="Standard">[BYBIT API] Request 8/10: endTime=1762045199999 (2025-11-02 00:59) | 1400/1440 puntos</text:p>
      <text:p text:style-name="Standard">[BYBIT API] Request 7/10: endTime=1762225199999 (2025-11-04 02:59) | 1200/1440 puntos</text:p>
      <text:p text:style-name="Standard">[BYBIT API] Request 6/10: endTime=1762405199999 (2025-11-06 04:59) | 1000/1440 puntos</text:p>
      <text:p text:style-name="Standard">[BYBIT API] Request 7/10: endTime=1762225199999 (2025-11-04 02:59) | 1200/1440 puntos</text:p>
      <text:p text:style-name="Standard"><text:soft-page-break/>INFO:httpx:HTTP Request: GET https://api.bybit.com/v5/market/open-interest?category=linear&amp;symbol=PENDLEUSDT&amp;intervalTime=15min&amp;limit=200&amp;endTime=1762585199999 "HTTP/1.1 200 OK"</text:p>
      <text:p text:style-name="Standard">[BATCH] Recibidos 200 puntos: 2025-11-06 05:00 → 2025-11-08 06:45</text:p>
      <text:p text:style-name="Standard">[BYBIT API] Request 6/10: endTime=1762405199999 (2025-11-06 04:59) | 1000/1440 puntos</text:p>
      <text:p text:style-name="Standard">INFO:httpx:HTTP Request: GET https://api.bybit.com/v5/market/open-interest?category=linear&amp;symbol=AVAXUSDT&amp;intervalTime=15min&amp;limit=200&amp;endTime=1763305021616 "HTTP/1.1 200 OK"</text:p>
      <text:p text:style-name="Standard">[BATCH] Recibidos 200 puntos: 2025-11-14 13:00 → 2025-11-16 14:45</text:p>
      <text:p text:style-name="Standard">[BYBIT API] Request 2/10: endTime=1763125199999 (2025-11-14 12:59) | 200/1440 puntos</text:p>
      <text:p text:style-name="Standard">INFO:httpx:HTTP Request: GET https://api.bybit.com/v5/market/open-interest?category=linear&amp;symbol=TONUSDT&amp;intervalTime=15min&amp;limit=200&amp;endTime=1762225199999 "HTTP/1.1 200 OK"</text:p>
      <text:p text:style-name="Standard">[BATCH] Recibidos 200 puntos: 2025-11-02 01:00 → 2025-11-04 02:45</text:p>
      <text:p text:style-name="Standard">INFO:httpx:HTTP Request: GET https://api.bybit.com/v5/market/open-interest?category=linear&amp;symbol=UNIUSDT&amp;intervalTime=15min&amp;limit=200&amp;endTime=1762045199999 "HTTP/1.1 200 OK"</text:p>
      <text:p text:style-name="Standard">[BATCH] Recibidos 200 puntos: 2025-10-30 23:00 → 2025-11-02 00:45</text:p>
      <text:p text:style-name="Standard">[INFO UNIUSDT] Alcanzamos el inicio del periodo solicitado</text:p>
      <text:p text:style-name="Standard">[INFO UNIUSDT] Total obtenido: 1600 puntos en 8 requests</text:p>
      <text:p text:style-name="Standard">[INFO UNIUSDT] Orden de datos: primer_ts=1763125200000, último_ts=1762044300000, orden_correcto=False</text:p>
      <text:p text:style-name="Standard">[CACHE SAVED] UNIUSDT 15 Open Interest guardado (1600 puntos)</text:p>
      <text:p text:style-name="Standard">[SUCCESS] UNIUSDT 15 Open Interest: 1600 puntos</text:p>
      <text:p text:style-name="Standard">INFO: <text:s text:c="4"/>127.0.0.1:54213 - "GET /api/open-interest/UNIUSDT?interval=15&amp;days=15 HTTP/1.1" 200 OK</text:p>
      <text:p text:style-name="Standard">INFO:httpx:HTTP Request: GET https://api.bybit.com/v5/market/open-interest?category=linear&amp;symbol=DOTUSDT&amp;intervalTime=15min&amp;limit=200&amp;endTime=1762405199999 "HTTP/1.1 200 OK"</text:p>
      <text:p text:style-name="Standard">INFO:httpx:HTTP Request: GET https://api.bybit.com/v5/market/open-interest?category=linear&amp;symbol=ARBUSDT&amp;intervalTime=15min&amp;limit=200&amp;endTime=1762225199999 "HTTP/1.1 200 OK"</text:p>
      <text:p text:style-name="Standard">[BATCH] Recibidos 200 puntos: 2025-11-04 03:00 → 2025-11-06 04:45</text:p>
      <text:p text:style-name="Standard">[BATCH] Recibidos 200 puntos: 2025-11-02 01:00 → 2025-11-04 02:45</text:p>
      <text:p text:style-name="Standard">INFO: <text:s text:c="4"/>127.0.0.1:54213 - "OPTIONS /api/historical/BNBUSDT?interval=15&amp;days=15&amp;t=1763304403563 HTTP/1.1" 200 OK</text:p>
      <text:p text:style-name="Standard">[BNBUSDT] 📊 OPEN INTEREST: Recibido days=15, aplicando límite -&gt; days_to_fetch=15 (máx: 15) @ 15</text:p>
      <text:p text:style-name="Standard">[CACHE EXPIRED] BNBUSDT 15 openinterest - 6679s old</text:p>
      <text:p text:style-name="Standard">[OI CALCULATION] interval_final=15 → oi_interval=15min (15 min)</text:p>
      <text:p text:style-name="Standard">[OI CALCULATION] 15 días × 24h × 60min / 15 min = 1440 puntos necesarios</text:p>
      <text:p text:style-name="Standard">[BYBIT API] Request 1/10: endTime=1763305022993 (2025-11-16 14:57) | 0/1440 puntos</text:p>
      <text:p text:style-name="Standard">INFO:httpx:HTTP Request: GET https://api.bybit.com/v5/market/open-interest?category=linear&amp;symbol=PENDLEUSDT&amp;intervalTime=15min&amp;limit=200&amp;endTime=1762405199999 "HTTP/1.1 200 OK"</text:p>
      <text:p text:style-name="Standard">[BYBIT API] Request 8/10: endTime=1762045199999 (2025-11-02 00:59) | 1400/1440 puntos</text:p>
      <text:p text:style-name="Standard">[BYBIT API] Request 7/10: endTime=1762225199999 (2025-11-04 02:59) | 1200/1440 puntos</text:p>
      <text:p text:style-name="Standard">[BYBIT API] Request 8/10: endTime=1762045199999 (2025-11-02 00:59) | 1400/1440 puntos</text:p>
      <text:p text:style-name="Standard">[BATCH] Recibidos 200 puntos: 2025-11-04 03:00 → 2025-11-06 04:45</text:p>
      <text:p text:style-name="Standard">INFO:httpx:HTTP Request: GET https://api.bybit.com/v5/market/open-interest?category=linear&amp;symbol=AVAXUSDT&amp;intervalTime=15min&amp;limit=200&amp;endTime=1763125199999 "HTTP/1.1 200 OK"</text:p>
      <text:p text:style-name="Standard"><text:soft-page-break/>[BATCH] Recibidos 200 puntos: 2025-11-12 11:00 → 2025-11-14 12:45</text:p>
      <text:p text:style-name="Standard">[BYBIT API] Request 7/10: endTime=1762225199999 (2025-11-04 02:59) | 1200/1440 puntos</text:p>
      <text:p text:style-name="Standard">[BYBIT API] Request 3/10: endTime=1762945199999 (2025-11-12 10:59) | 400/1440 puntos</text:p>
      <text:p text:style-name="Standard">INFO:httpx:HTTP Request: GET https://api.bybit.com/v5/market/open-interest?category=linear&amp;symbol=TONUSDT&amp;intervalTime=15min&amp;limit=200&amp;endTime=1762045199999 "HTTP/1.1 200 OK"</text:p>
      <text:p text:style-name="Standard">INFO:httpx:HTTP Request: GET https://api.bybit.com/v5/market/open-interest?category=linear&amp;symbol=DOTUSDT&amp;intervalTime=15min&amp;limit=200&amp;endTime=1762225199999 "HTTP/1.1 200 OK"</text:p>
      <text:p text:style-name="Standard">[BATCH] Recibidos 200 puntos: 2025-10-30 23:00 → 2025-11-02 00:45</text:p>
      <text:p text:style-name="Standard">[INFO TONUSDT] Alcanzamos el inicio del periodo solicitado</text:p>
      <text:p text:style-name="Standard">[INFO TONUSDT] Total obtenido: 1600 puntos en 8 requests</text:p>
      <text:p text:style-name="Standard">[INFO TONUSDT] Orden de datos: primer_ts=1763125200000, último_ts=1762044300000, orden_correcto=False</text:p>
      <text:p text:style-name="Standard">[CACHE SAVED] TONUSDT 15 Open Interest guardado (1600 puntos)</text:p>
      <text:p text:style-name="Standard">[SUCCESS] TONUSDT 15 Open Interest: 1600 puntos</text:p>
      <text:p text:style-name="Standard">INFO: <text:s text:c="4"/>127.0.0.1:49281 - "GET /api/open-interest/TONUSDT?interval=15&amp;days=15 HTTP/1.1" 200 OK</text:p>
      <text:p text:style-name="Standard">INFO:httpx:HTTP Request: GET https://api.bybit.com/v5/market/open-interest?category=linear&amp;symbol=ARBUSDT&amp;intervalTime=15min&amp;limit=200&amp;endTime=1762045199999 "HTTP/1.1 200 OK"</text:p>
      <text:p text:style-name="Standard">[BATCH] Recibidos 200 puntos: 2025-11-02 01:00 → 2025-11-04 02:45</text:p>
      <text:p text:style-name="Standard">[BATCH] Recibidos 200 puntos: 2025-10-30 23:00 → 2025-11-02 00:45</text:p>
      <text:p text:style-name="Standard">[INFO ARBUSDT] Alcanzamos el inicio del periodo solicitado</text:p>
      <text:p text:style-name="Standard">[INFO ARBUSDT] Total obtenido: 1600 puntos en 8 requests</text:p>
      <text:p text:style-name="Standard">[INFO ARBUSDT] Orden de datos: primer_ts=1763125200000, último_ts=1762044300000, orden_correcto=False</text:p>
      <text:p text:style-name="Standard">[CACHE SAVED] ARBUSDT 15 Open Interest guardado (1600 puntos)</text:p>
      <text:p text:style-name="Standard">[SUCCESS] ARBUSDT 15 Open Interest: 1600 puntos</text:p>
      <text:p text:style-name="Standard">INFO: <text:s text:c="4"/>127.0.0.1:56137 - "GET /api/open-interest/ARBUSDT?interval=15&amp;days=15 HTTP/1.1" 200 OK</text:p>
      <text:p text:style-name="Standard">INFO: <text:s text:c="4"/>127.0.0.1:49281 - "OPTIONS /api/historical/PEOPLEUSDT?interval=15&amp;days=15&amp;t=1763304403563 HTTP/1.1" 200 OK</text:p>
      <text:p text:style-name="Standard">INFO:httpx:HTTP Request: GET https://api.bybit.com/v5/market/open-interest?category=linear&amp;symbol=BNBUSDT&amp;intervalTime=15min&amp;limit=200&amp;endTime=1763305022993 "HTTP/1.1 200 OK"</text:p>
      <text:p text:style-name="Standard">[BATCH] Recibidos 200 puntos: 2025-11-14 13:00 → 2025-11-16 14:45</text:p>
      <text:p text:style-name="Standard">[PEOPLEUSDT] 📊 OPEN INTEREST: Recibido days=15, aplicando límite -&gt; days_to_fetch=15 (máx: 15) @ 15</text:p>
      <text:p text:style-name="Standard">[CACHE EXPIRED] PEOPLEUSDT 15 openinterest - 6679s old</text:p>
      <text:p text:style-name="Standard">[OI CALCULATION] interval_final=15 → oi_interval=15min (15 min)</text:p>
      <text:p text:style-name="Standard">[OI CALCULATION] 15 días × 24h × 60min / 15 min = 1440 puntos necesarios</text:p>
      <text:p text:style-name="Standard">[BYBIT API] Request 1/10: endTime=1763305023778 (2025-11-16 14:57) | 0/1440 puntos</text:p>
      <text:p text:style-name="Standard">INFO: <text:s text:c="4"/>127.0.0.1:49281 - "OPTIONS /api/historical/HBARUSDT?interval=15&amp;days=15&amp;t=1763304403564 HTTP/1.1" 200 OK</text:p>
      <text:p text:style-name="Standard">INFO:httpx:HTTP Request: GET https://api.bybit.com/v5/market/open-interest?category=linear&amp;symbol=AVAXUSDT&amp;intervalTime=15min&amp;limit=200&amp;endTime=1762945199999 "HTTP/1.1 200 OK"</text:p>
      <text:p text:style-name="Standard">INFO:httpx:HTTP Request: GET https://api.bybit.com/v5/market/open-interest?category=linear&amp;symbol=PENDLEUSDT&amp;intervalTime=15min&amp;limit=200&amp;endTime=1762225199999 "HTTP/1.1 200 OK"</text:p>
      <text:p text:style-name="Standard">[BYBIT API] Request 8/10: endTime=1762045199999 (2025-11-02 00:59) | 1400/1440 puntos</text:p>
      <text:p text:style-name="Standard"><text:soft-page-break/>[BYBIT API] Request 2/10: endTime=1763125199999 (2025-11-14 12:59) | 200/1440 puntos</text:p>
      <text:p text:style-name="Standard">[BATCH] Recibidos 200 puntos: 2025-11-10 09:00 → 2025-11-12 10:45</text:p>
      <text:p text:style-name="Standard">[BATCH] Recibidos 200 puntos: 2025-11-02 01:00 → 2025-11-04 02:45</text:p>
      <text:p text:style-name="Standard">[HBARUSDT] 📊 OPEN INTEREST: Recibido days=15, aplicando límite -&gt; days_to_fetch=15 (máx: 15) @ 15</text:p>
      <text:p text:style-name="Standard">[CACHE EXPIRED] HBARUSDT 15 openinterest - 6678s old</text:p>
      <text:p text:style-name="Standard">[OI CALCULATION] interval_final=15 → oi_interval=15min (15 min)</text:p>
      <text:p text:style-name="Standard">[OI CALCULATION] 15 días × 24h × 60min / 15 min = 1440 puntos necesarios</text:p>
      <text:p text:style-name="Standard">[BYBIT API] Request 1/10: endTime=1763305024117 (2025-11-16 14:57) | 0/1440 puntos</text:p>
      <text:p text:style-name="Standard">[BYBIT API] Request 4/10: endTime=1762765199999 (2025-11-10 08:59) | 600/1440 puntos</text:p>
      <text:p text:style-name="Standard">[BYBIT API] Request 8/10: endTime=1762045199999 (2025-11-02 00:59) | 1400/1440 puntos</text:p>
      <text:p text:style-name="Standard">INFO:httpx:HTTP Request: GET https://api.bybit.com/v5/market/open-interest?category=linear&amp;symbol=BNBUSDT&amp;intervalTime=15min&amp;limit=200&amp;endTime=1763125199999 "HTTP/1.1 200 OK"</text:p>
      <text:p text:style-name="Standard">[BATCH] Recibidos 200 puntos: 2025-11-12 11:00 → 2025-11-14 12:45</text:p>
      <text:p text:style-name="Standard">INFO:httpx:HTTP Request: GET https://api.bybit.com/v5/market/open-interest?category=linear&amp;symbol=AVAXUSDT&amp;intervalTime=15min&amp;limit=200&amp;endTime=1762765199999 "HTTP/1.1 200 OK"</text:p>
      <text:p text:style-name="Standard">[BATCH] Recibidos 200 puntos: 2025-11-08 07:00 → 2025-11-10 08:45</text:p>
      <text:p text:style-name="Standard">INFO:httpx:HTTP Request: GET https://api.bybit.com/v5/market/open-interest?category=linear&amp;symbol=DOTUSDT&amp;intervalTime=15min&amp;limit=200&amp;endTime=1762045199999 "HTTP/1.1 200 OK"</text:p>
      <text:p text:style-name="Standard">INFO:httpx:HTTP Request: GET https://api.bybit.com/v5/market/open-interest?category=linear&amp;symbol=PENDLEUSDT&amp;intervalTime=15min&amp;limit=200&amp;endTime=1762045199999 "HTTP/1.1 200 OK"</text:p>
      <text:p text:style-name="Standard">[BATCH] Recibidos 200 puntos: 2025-10-30 23:00 → 2025-11-02 00:45</text:p>
      <text:p text:style-name="Standard">[INFO DOTUSDT] Alcanzamos el inicio del periodo solicitado</text:p>
      <text:p text:style-name="Standard">[INFO DOTUSDT] Total obtenido: 1600 puntos en 8 requests</text:p>
      <text:p text:style-name="Standard">[INFO DOTUSDT] Orden de datos: primer_ts=1763125200000, último_ts=1762044300000, orden_correcto=False</text:p>
      <text:p text:style-name="Standard">[CACHE SAVED] DOTUSDT 15 Open Interest guardado (1600 puntos)</text:p>
      <text:p text:style-name="Standard">[SUCCESS] DOTUSDT 15 Open Interest: 1600 puntos</text:p>
      <text:p text:style-name="Standard">[BATCH] Recibidos 200 puntos: 2025-10-30 23:00 → 2025-11-02 00:45</text:p>
      <text:p text:style-name="Standard">[INFO PENDLEUSDT] Alcanzamos el inicio del periodo solicitado</text:p>
      <text:p text:style-name="Standard">[INFO PENDLEUSDT] Total obtenido: 1600 puntos en 8 requests</text:p>
      <text:p text:style-name="Standard">[INFO PENDLEUSDT] Orden de datos: primer_ts=1763125200000, último_ts=1762044300000, orden_correcto=False</text:p>
      <text:p text:style-name="Standard">[CACHE SAVED] PENDLEUSDT 15 Open Interest guardado (1600 puntos)</text:p>
      <text:p text:style-name="Standard">[SUCCESS] PENDLEUSDT 15 Open Interest: 1600 puntos</text:p>
      <text:p text:style-name="Standard">INFO: <text:s text:c="4"/>127.0.0.1:56230 - "GET /api/open-interest/DOTUSDT?interval=15&amp;days=15 HTTP/1.1" 200 OK</text:p>
      <text:p text:style-name="Standard">INFO: <text:s text:c="4"/>127.0.0.1:52933 - "GET /api/open-interest/PENDLEUSDT?interval=15&amp;days=15 HTTP/1.1" 200 OK</text:p>
      <text:p text:style-name="Standard">INFO:httpx:HTTP Request: GET https://api.bybit.com/v5/market/open-interest?category=linear&amp;symbol=HBARUSDT&amp;intervalTime=15min&amp;limit=200&amp;endTime=1763305024117 "HTTP/1.1 200 OK"</text:p>
      <text:p text:style-name="Standard">INFO: <text:s text:c="4"/>127.0.0.1:56230 - "OPTIONS /api/historical/ASTRUSDT?interval=15&amp;days=15&amp;t=1763304403565 HTTP/1.1" 200 OK</text:p>
      <text:p text:style-name="Standard">[ASTRUSDT] 📊 OPEN INTEREST: Recibido days=15, aplicando límite -&gt; days_to_fetch=15 (máx: 15) @ 15</text:p>
      <text:p text:style-name="Standard">[CACHE EXPIRED] ASTRUSDT 15 openinterest - 6682s old</text:p>
      <text:p text:style-name="Standard">[OI CALCULATION] interval_final=15 → oi_interval=15min (15 min)</text:p>
      <text:p text:style-name="Standard"><text:soft-page-break/>[OI CALCULATION] 15 días × 24h × 60min / 15 min = 1440 puntos necesarios</text:p>
      <text:p text:style-name="Standard">[BYBIT API] Request 1/10: endTime=1763305024919 (2025-11-16 14:57) | 0/1440 puntos</text:p>
      <text:p text:style-name="Standard">INFO:httpx:HTTP Request: GET https://api.bybit.com/v5/market/open-interest?category=linear&amp;symbol=PEOPLEUSDT&amp;intervalTime=15min&amp;limit=200&amp;endTime=1763305023778 "HTTP/1.1 200 OK"</text:p>
      <text:p text:style-name="Standard">INFO: <text:s text:c="4"/>127.0.0.1:56230 - "OPTIONS /api/historical/MASKUSDT?interval=15&amp;days=15&amp;t=1763304403566 HTTP/1.1" 200 OK</text:p>
      <text:p text:style-name="Standard">[BYBIT API] Request 3/10: endTime=1762945199999 (2025-11-12 10:59) | 400/1440 puntos</text:p>
      <text:p text:style-name="Standard">[BYBIT API] Request 5/10: endTime=1762585199999 (2025-11-08 06:59) | 800/1440 puntos</text:p>
      <text:p text:style-name="Standard">[BATCH] Recibidos 200 puntos: 2025-11-14 13:00 → 2025-11-16 14:45</text:p>
      <text:p text:style-name="Standard">[BATCH] Recibidos 200 puntos: 2025-11-14 13:00 → 2025-11-16 14:45</text:p>
      <text:p text:style-name="Standard">[MASKUSDT] 📊 OPEN INTEREST: Recibido days=15, aplicando límite -&gt; days_to_fetch=15 (máx: 15) @ 15</text:p>
      <text:p text:style-name="Standard">[CACHE EXPIRED] MASKUSDT 15 openinterest - 6681s old</text:p>
      <text:p text:style-name="Standard">[OI CALCULATION] interval_final=15 → oi_interval=15min (15 min)</text:p>
      <text:p text:style-name="Standard">[OI CALCULATION] 15 días × 24h × 60min / 15 min = 1440 puntos necesarios</text:p>
      <text:p text:style-name="Standard">[BYBIT API] Request 1/10: endTime=1763305025258 (2025-11-16 14:57) | 0/1440 puntos</text:p>
      <text:p text:style-name="Standard">[BYBIT API] Request 2/10: endTime=1763125199999 (2025-11-14 12:59) | 200/1440 puntos</text:p>
      <text:p text:style-name="Standard">[BYBIT API] Request 2/10: endTime=1763125199999 (2025-11-14 12:59) | 200/1440 puntos</text:p>
      <text:p text:style-name="Standard">INFO:httpx:HTTP Request: GET https://api.bybit.com/v5/market/open-interest?category=linear&amp;symbol=BNBUSDT&amp;intervalTime=15min&amp;limit=200&amp;endTime=1762945199999 "HTTP/1.1 200 OK"</text:p>
      <text:p text:style-name="Standard">[BATCH] Recibidos 200 puntos: 2025-11-10 09:00 → 2025-11-12 10:45</text:p>
      <text:p text:style-name="Standard">INFO:httpx:HTTP Request: GET https://api.bybit.com/v5/market/open-interest?category=linear&amp;symbol=AVAXUSDT&amp;intervalTime=15min&amp;limit=200&amp;endTime=1762585199999 "HTTP/1.1 200 OK"</text:p>
      <text:p text:style-name="Standard">[BATCH] Recibidos 200 puntos: 2025-11-06 05:00 → 2025-11-08 06:45</text:p>
      <text:p text:style-name="Standard">[BYBIT API] Request 4/10: endTime=1762765199999 (2025-11-10 08:59) | 600/1440 puntos</text:p>
      <text:p text:style-name="Standard">[BYBIT API] Request 6/10: endTime=1762405199999 (2025-11-06 04:59) | 1000/1440 puntos</text:p>
      <text:p text:style-name="Standard">INFO:httpx:HTTP Request: GET https://api.bybit.com/v5/market/open-interest?category=linear&amp;symbol=PEOPLEUSDT&amp;intervalTime=15min&amp;limit=200&amp;endTime=1763125199999 "HTTP/1.1 200 OK"</text:p>
      <text:p text:style-name="Standard">[BATCH] Recibidos 200 puntos: 2025-11-12 11:00 → 2025-11-14 12:45</text:p>
      <text:p text:style-name="Standard">INFO:httpx:HTTP Request: GET https://api.bybit.com/v5/market/open-interest?category=linear&amp;symbol=HBARUSDT&amp;intervalTime=15min&amp;limit=200&amp;endTime=1763125199999 "HTTP/1.1 200 OK"</text:p>
      <text:p text:style-name="Standard">[BATCH] Recibidos 200 puntos: 2025-11-12 11:00 → 2025-11-14 12:45</text:p>
      <text:p text:style-name="Standard">INFO:httpx:HTTP Request: GET https://api.bybit.com/v5/market/open-interest?category=linear&amp;symbol=ASTRUSDT&amp;intervalTime=15min&amp;limit=200&amp;endTime=1763305024919 "HTTP/1.1 200 OK"</text:p>
      <text:p text:style-name="Standard">[BATCH] Recibidos 200 puntos: 2025-11-14 13:00 → 2025-11-16 14:45</text:p>
      <text:p text:style-name="Standard">[BYBIT API] Request 3/10: endTime=1762945199999 (2025-11-12 10:59) | 400/1440 puntos</text:p>
      <text:p text:style-name="Standard">INFO:httpx:HTTP Request: GET https://api.bybit.com/v5/market/open-interest?category=linear&amp;symbol=MASKUSDT&amp;intervalTime=15min&amp;limit=200&amp;endTime=1763305025258 "HTTP/1.1 200 OK"</text:p>
      <text:p text:style-name="Standard">[BATCH] Recibidos 200 puntos: 2025-11-14 13:00 → 2025-11-16 14:45</text:p>
      <text:p text:style-name="Standard">[BYBIT API] Request 3/10: endTime=1762945199999 (2025-11-12 10:59) | 400/1440 puntos</text:p>
      <text:p text:style-name="Standard">[BYBIT API] Request 2/10: endTime=1763125199999 (2025-11-14 12:59) | 200/1440 puntos</text:p>
      <text:p text:style-name="Standard">INFO:httpx:HTTP Request: GET https://api.bybit.com/v5/market/open-interest?category=linear&amp;symbol=BNBUSDT&amp;intervalTime=15min&amp;limit=200&amp;endTime=1762765199999 "HTTP/1.1 200 OK"</text:p>
      <text:p text:style-name="Standard">[BATCH] Recibidos 200 puntos: 2025-11-08 07:00 → 2025-11-10 08:45</text:p>
      <text:p text:style-name="Standard"><text:soft-page-break/>INFO:httpx:HTTP Request: GET https://api.bybit.com/v5/market/open-interest?category=linear&amp;symbol=AVAXUSDT&amp;intervalTime=15min&amp;limit=200&amp;endTime=1762405199999 "HTTP/1.1 200 OK"</text:p>
      <text:p text:style-name="Standard">[BATCH] Recibidos 200 puntos: 2025-11-04 03:00 → 2025-11-06 04:45</text:p>
      <text:p text:style-name="Standard">[BYBIT API] Request 2/10: endTime=1763125199999 (2025-11-14 12:59) | 200/1440 puntos</text:p>
      <text:p text:style-name="Standard">[BYBIT API] Request 5/10: endTime=1762585199999 (2025-11-08 06:59) | 800/1440 puntos</text:p>
      <text:p text:style-name="Standard">[BYBIT API] Request 7/10: endTime=1762225199999 (2025-11-04 02:59) | 1200/1440 puntos</text:p>
      <text:p text:style-name="Standard">INFO:httpx:HTTP Request: GET https://api.bybit.com/v5/market/open-interest?category=linear&amp;symbol=PEOPLEUSDT&amp;intervalTime=15min&amp;limit=200&amp;endTime=1762945199999 "HTTP/1.1 200 OK"</text:p>
      <text:p text:style-name="Standard">[BATCH] Recibidos 200 puntos: 2025-11-10 09:00 → 2025-11-12 10:45</text:p>
      <text:p text:style-name="Standard">INFO:httpx:HTTP Request: GET https://api.bybit.com/v5/market/open-interest?category=linear&amp;symbol=HBARUSDT&amp;intervalTime=15min&amp;limit=200&amp;endTime=1762945199999 "HTTP/1.1 200 OK"</text:p>
      <text:p text:style-name="Standard">[BATCH] Recibidos 200 puntos: 2025-11-10 09:00 → 2025-11-12 10:45</text:p>
      <text:p text:style-name="Standard">INFO:httpx:HTTP Request: GET https://api.bybit.com/v5/market/open-interest?category=linear&amp;symbol=ASTRUSDT&amp;intervalTime=15min&amp;limit=200&amp;endTime=1763125199999 "HTTP/1.1 200 OK"</text:p>
      <text:p text:style-name="Standard">[BATCH] Recibidos 200 puntos: 2025-11-12 11:00 → 2025-11-14 12:45</text:p>
      <text:p text:style-name="Standard">[BYBIT API] Request 4/10: endTime=1762765199999 (2025-11-10 08:59) | 600/1440 puntos</text:p>
      <text:p text:style-name="Standard">INFO:httpx:HTTP Request: GET https://api.bybit.com/v5/market/open-interest?category=linear&amp;symbol=MASKUSDT&amp;intervalTime=15min&amp;limit=200&amp;endTime=1763125199999 "HTTP/1.1 200 OK"</text:p>
      <text:p text:style-name="Standard">[BATCH] Recibidos 200 puntos: 2025-11-12 11:00 → 2025-11-14 12:45</text:p>
      <text:p text:style-name="Standard">[BYBIT API] Request 4/10: endTime=1762765199999 (2025-11-10 08:59) | 600/1440 puntos</text:p>
      <text:p text:style-name="Standard">[BYBIT API] Request 3/10: endTime=1762945199999 (2025-11-12 10:59) | 400/1440 puntos</text:p>
      <text:p text:style-name="Standard">[BYBIT API] Request 3/10: endTime=1762945199999 (2025-11-12 10:59) | 400/1440 puntos</text:p>
      <text:p text:style-name="Standard">INFO:httpx:HTTP Request: GET https://api.bybit.com/v5/market/open-interest?category=linear&amp;symbol=AVAXUSDT&amp;intervalTime=15min&amp;limit=200&amp;endTime=1762225199999 "HTTP/1.1 200 OK"</text:p>
      <text:p text:style-name="Standard">[BATCH] Recibidos 200 puntos: 2025-11-02 01:00 → 2025-11-04 02:45</text:p>
      <text:p text:style-name="Standard">INFO:httpx:HTTP Request: GET https://api.bybit.com/v5/market/open-interest?category=linear&amp;symbol=BNBUSDT&amp;intervalTime=15min&amp;limit=200&amp;endTime=1762585199999 "HTTP/1.1 200 OK"</text:p>
      <text:p text:style-name="Standard">[BATCH] Recibidos 200 puntos: 2025-11-06 05:00 → 2025-11-08 06:45</text:p>
      <text:p text:style-name="Standard">[BYBIT API] Request 8/10: endTime=1762045199999 (2025-11-02 00:59) | 1400/1440 puntos</text:p>
      <text:p text:style-name="Standard">[BYBIT API] Request 6/10: endTime=1762405199999 (2025-11-06 04:59) | 1000/1440 puntos</text:p>
      <text:p text:style-name="Standard">INFO:httpx:HTTP Request: GET https://api.bybit.com/v5/market/open-interest?category=linear&amp;symbol=PEOPLEUSDT&amp;intervalTime=15min&amp;limit=200&amp;endTime=1762765199999 "HTTP/1.1 200 OK"</text:p>
      <text:p text:style-name="Standard">[BATCH] Recibidos 200 puntos: 2025-11-08 07:00 → 2025-11-10 08:45</text:p>
      <text:p text:style-name="Standard">INFO:httpx:HTTP Request: GET https://api.bybit.com/v5/market/open-interest?category=linear&amp;symbol=ASTRUSDT&amp;intervalTime=15min&amp;limit=200&amp;endTime=1762945199999 "HTTP/1.1 200 OK"</text:p>
      <text:p text:style-name="Standard">[BATCH] Recibidos 200 puntos: 2025-11-10 09:00 → 2025-11-12 10:45</text:p>
      <text:p text:style-name="Standard">INFO:httpx:HTTP Request: GET https://api.bybit.com/v5/market/open-interest?category=linear&amp;symbol=HBARUSDT&amp;intervalTime=15min&amp;limit=200&amp;endTime=1762765199999 "HTTP/1.1 200 OK"</text:p>
      <text:p text:style-name="Standard">[BATCH] Recibidos 200 puntos: 2025-11-08 07:00 → 2025-11-10 08:45</text:p>
      <text:p text:style-name="Standard">INFO:httpx:HTTP Request: GET https://api.bybit.com/v5/market/open-interest?category=linear&amp;symbol=MASKUSDT&amp;intervalTime=15min&amp;limit=200&amp;endTime=1762945199999 "HTTP/1.1 200 OK"</text:p>
      <text:p text:style-name="Standard"><text:soft-page-break/>[BYBIT API] Request 5/10: endTime=1762585199999 (2025-11-08 06:59) | 800/1440 puntos</text:p>
      <text:p text:style-name="Standard">[BATCH] Recibidos 200 puntos: 2025-11-10 09:00 → 2025-11-12 10:45</text:p>
      <text:p text:style-name="Standard">[BYBIT API] Request 4/10: endTime=1762765199999 (2025-11-10 08:59) | 600/1440 puntos</text:p>
      <text:p text:style-name="Standard">[BYBIT API] Request 5/10: endTime=1762585199999 (2025-11-08 06:59) | 800/1440 puntos</text:p>
      <text:p text:style-name="Standard">INFO:httpx:HTTP Request: GET https://api.bybit.com/v5/market/open-interest?category=linear&amp;symbol=AVAXUSDT&amp;intervalTime=15min&amp;limit=200&amp;endTime=1762045199999 "HTTP/1.1 200 OK"</text:p>
      <text:p text:style-name="Standard">[BYBIT API] Request 4/10: endTime=1762765199999 (2025-11-10 08:59) | 600/1440 puntos</text:p>
      <text:p text:style-name="Standard">[BATCH] Recibidos 200 puntos: 2025-10-30 23:00 → 2025-11-02 00:45</text:p>
      <text:p text:style-name="Standard">[INFO AVAXUSDT] Alcanzamos el inicio del periodo solicitado</text:p>
      <text:p text:style-name="Standard">[INFO AVAXUSDT] Total obtenido: 1600 puntos en 8 requests</text:p>
      <text:p text:style-name="Standard">[INFO AVAXUSDT] Orden de datos: primer_ts=1763125200000, último_ts=1762044300000, orden_correcto=False</text:p>
      <text:p text:style-name="Standard">[CACHE SAVED] AVAXUSDT 15 Open Interest guardado (1600 puntos)</text:p>
      <text:p text:style-name="Standard">[SUCCESS] AVAXUSDT 15 Open Interest: 1600 puntos</text:p>
      <text:p text:style-name="Standard">INFO: <text:s text:c="4"/>127.0.0.1:57687 - "GET /api/open-interest/AVAXUSDT?interval=15&amp;days=15 HTTP/1.1" 200 OK</text:p>
      <text:p text:style-name="Standard">INFO:httpx:HTTP Request: GET https://api.bybit.com/v5/market/open-interest?category=linear&amp;symbol=BNBUSDT&amp;intervalTime=15min&amp;limit=200&amp;endTime=1762405199999 "HTTP/1.1 200 OK"</text:p>
      <text:p text:style-name="Standard">[BATCH] Recibidos 200 puntos: 2025-11-04 03:00 → 2025-11-06 04:45</text:p>
      <text:p text:style-name="Standard">INFO: <text:s text:c="4"/>127.0.0.1:57687 - "OPTIONS /api/historical/TRBUSDT?interval=15&amp;days=15&amp;t=1763304403566 HTTP/1.1" 200 OK</text:p>
      <text:p text:style-name="Standard">[TRBUSDT] 📊 OPEN INTEREST: Recibido days=15, aplicando límite -&gt; days_to_fetch=15 (máx: 15) @ 15</text:p>
      <text:p text:style-name="Standard">[CACHE EXPIRED] TRBUSDT 15 openinterest - 6678s old</text:p>
      <text:p text:style-name="Standard">[OI CALCULATION] interval_final=15 → oi_interval=15min (15 min)</text:p>
      <text:p text:style-name="Standard">[OI CALCULATION] 15 días × 24h × 60min / 15 min = 1440 puntos necesarios</text:p>
      <text:p text:style-name="Standard">[BYBIT API] Request 1/10: endTime=1763305027223 (2025-11-16 14:57) | 0/1440 puntos</text:p>
      <text:p text:style-name="Standard">INFO:httpx:HTTP Request: GET https://api.bybit.com/v5/market/open-interest?category=linear&amp;symbol=PEOPLEUSDT&amp;intervalTime=15min&amp;limit=200&amp;endTime=1762585199999 "HTTP/1.1 200 OK"</text:p>
      <text:p text:style-name="Standard">INFO:httpx:HTTP Request: GET https://api.bybit.com/v5/market/open-interest?category=linear&amp;symbol=HBARUSDT&amp;intervalTime=15min&amp;limit=200&amp;endTime=1762585199999 "HTTP/1.1 200 OK"</text:p>
      <text:p text:style-name="Standard">[BYBIT API] Request 7/10: endTime=1762225199999 (2025-11-04 02:59) | 1200/1440 puntos</text:p>
      <text:p text:style-name="Standard">[BATCH] Recibidos 200 puntos: 2025-11-06 05:00 → 2025-11-08 06:45</text:p>
      <text:p text:style-name="Standard">[BATCH] Recibidos 200 puntos: 2025-11-06 05:00 → 2025-11-08 06:45</text:p>
      <text:p text:style-name="Standard">[BYBIT API] Request 6/10: endTime=1762405199999 (2025-11-06 04:59) | 1000/1440 puntos</text:p>
      <text:p text:style-name="Standard">[BYBIT API] Request 6/10: endTime=1762405199999 (2025-11-06 04:59) | 1000/1440 puntos</text:p>
      <text:p text:style-name="Standard">INFO:httpx:HTTP Request: GET https://api.bybit.com/v5/market/open-interest?category=linear&amp;symbol=BNBUSDT&amp;intervalTime=15min&amp;limit=200&amp;endTime=1762225199999 "HTTP/1.1 200 OK"</text:p>
      <text:p text:style-name="Standard">[BATCH] Recibidos 200 puntos: 2025-11-02 01:00 → 2025-11-04 02:45</text:p>
      <text:p text:style-name="Standard">INFO:httpx:HTTP Request: GET https://api.bybit.com/v5/market/open-interest?category=linear&amp;symbol=TRBUSDT&amp;intervalTime=15min&amp;limit=200&amp;endTime=1763305027223 "HTTP/1.1 200 OK"</text:p>
      <text:p text:style-name="Standard">[BATCH] Recibidos 200 puntos: 2025-11-14 13:00 → 2025-11-16 14:45</text:p>
      <text:p text:style-name="Standard">[BYBIT API] Request 8/10: endTime=1762045199999 (2025-11-02 00:59) | 1400/1440 puntos</text:p>
      <text:p text:style-name="Standard">INFO:httpx:HTTP Request: GET https://api.bybit.com/v5/market/open-interest?category=linear&amp;symbol=PEOPLEUSDT&amp;intervalTime=15min&amp;limit=200&amp;endTime=1762405199999 "HTTP/1.1 200 OK"</text:p>
      <text:p text:style-name="Standard"><text:soft-page-break/>[BATCH] Recibidos 200 puntos: 2025-11-04 03:00 → 2025-11-06 04:45</text:p>
      <text:p text:style-name="Standard">INFO:httpx:HTTP Request: GET https://api.bybit.com/v5/market/open-interest?category=linear&amp;symbol=HBARUSDT&amp;intervalTime=15min&amp;limit=200&amp;endTime=1762405199999 "HTTP/1.1 200 OK"</text:p>
      <text:p text:style-name="Standard">[BATCH] Recibidos 200 puntos: 2025-11-04 03:00 → 2025-11-06 04:45</text:p>
      <text:p text:style-name="Standard">[BYBIT API] Request 2/10: endTime=1763125199999 (2025-11-14 12:59) | 200/1440 puntos</text:p>
      <text:p text:style-name="Standard">[BYBIT API] Request 7/10: endTime=1762225199999 (2025-11-04 02:59) | 1200/1440 puntos</text:p>
      <text:p text:style-name="Standard">[BYBIT API] Request 7/10: endTime=1762225199999 (2025-11-04 02:59) | 1200/1440 puntos</text:p>
      <text:p text:style-name="Standard">INFO:httpx:HTTP Request: GET https://api.bybit.com/v5/market/open-interest?category=linear&amp;symbol=ASTRUSDT&amp;intervalTime=15min&amp;limit=200&amp;endTime=1762765199999 "HTTP/1.1 200 OK"</text:p>
      <text:p text:style-name="Standard">[BATCH] Recibidos 200 puntos: 2025-11-08 07:00 → 2025-11-10 08:45</text:p>
      <text:p text:style-name="Standard">INFO:httpx:HTTP Request: GET https://api.bybit.com/v5/market/open-interest?category=linear&amp;symbol=MASKUSDT&amp;intervalTime=15min&amp;limit=200&amp;endTime=1762765199999 "HTTP/1.1 200 OK"</text:p>
      <text:p text:style-name="Standard">[BATCH] Recibidos 200 puntos: 2025-11-08 07:00 → 2025-11-10 08:45</text:p>
      <text:p text:style-name="Standard">[BYBIT API] Request 5/10: endTime=1762585199999 (2025-11-08 06:59) | 800/1440 puntos</text:p>
      <text:p text:style-name="Standard">[BYBIT API] Request 5/10: endTime=1762585199999 (2025-11-08 06:59) | 800/1440 puntos</text:p>
      <text:p text:style-name="Standard">INFO:httpx:HTTP Request: GET https://api.bybit.com/v5/market/open-interest?category=linear&amp;symbol=BNBUSDT&amp;intervalTime=15min&amp;limit=200&amp;endTime=1762045199999 "HTTP/1.1 200 OK"</text:p>
      <text:p text:style-name="Standard">[BATCH] Recibidos 200 puntos: 2025-10-30 23:00 → 2025-11-02 00:45</text:p>
      <text:p text:style-name="Standard">[INFO BNBUSDT] Alcanzamos el inicio del periodo solicitado</text:p>
      <text:p text:style-name="Standard">[INFO BNBUSDT] Total obtenido: 1600 puntos en 8 requests</text:p>
      <text:p text:style-name="Standard">[INFO BNBUSDT] Orden de datos: primer_ts=1763125200000, último_ts=1762044300000, orden_correcto=False</text:p>
      <text:p text:style-name="Standard">[CACHE SAVED] BNBUSDT 15 Open Interest guardado (1600 puntos)</text:p>
      <text:p text:style-name="Standard">[SUCCESS] BNBUSDT 15 Open Interest: 1600 puntos</text:p>
      <text:p text:style-name="Standard">INFO: <text:s text:c="4"/>127.0.0.1:54213 - "GET /api/open-interest/BNBUSDT?interval=15&amp;days=15 HTTP/1.1" 200 OK</text:p>
      <text:p text:style-name="Standard">INFO: <text:s text:c="4"/>127.0.0.1:54213 - "OPTIONS /api/historical/INJUSDT?interval=15&amp;days=15&amp;t=1763304403567 HTTP/1.1" 200 OK</text:p>
      <text:p text:style-name="Standard">[INJUSDT] 📊 OPEN INTEREST: Recibido days=15, aplicando límite -&gt; days_to_fetch=15 (máx: 15) @ 15</text:p>
      <text:p text:style-name="Standard">[CACHE EXPIRED] INJUSDT 15 openinterest - 6679s old</text:p>
      <text:p text:style-name="Standard">[OI CALCULATION] interval_final=15 → oi_interval=15min (15 min)</text:p>
      <text:p text:style-name="Standard">[OI CALCULATION] 15 días × 24h × 60min / 15 min = 1440 puntos necesarios</text:p>
      <text:p text:style-name="Standard">[BYBIT API] Request 1/10: endTime=1763305028471 (2025-11-16 14:57) | 0/1440 puntos</text:p>
      <text:p text:style-name="Standard">INFO:httpx:HTTP Request: GET https://api.bybit.com/v5/market/open-interest?category=linear&amp;symbol=MASKUSDT&amp;intervalTime=15min&amp;limit=200&amp;endTime=1762585199999 "HTTP/1.1 200 OK"</text:p>
      <text:p text:style-name="Standard">INFO:httpx:HTTP Request: GET https://api.bybit.com/v5/market/open-interest?category=linear&amp;symbol=TRBUSDT&amp;intervalTime=15min&amp;limit=200&amp;endTime=1763125199999 "HTTP/1.1 200 OK"</text:p>
      <text:p text:style-name="Standard">INFO:httpx:HTTP Request: GET https://api.bybit.com/v5/market/open-interest?category=linear&amp;symbol=ASTRUSDT&amp;intervalTime=15min&amp;limit=200&amp;endTime=1762585199999 "HTTP/1.1 200 OK"</text:p>
      <text:p text:style-name="Standard">INFO:httpx:HTTP Request: GET https://api.bybit.com/v5/market/open-interest?category=linear&amp;symbol=HBARUSDT&amp;intervalTime=15min&amp;limit=200&amp;endTime=1762225199999 "HTTP/1.1 200 OK"</text:p>
      <text:p text:style-name="Standard">[BATCH] Recibidos 200 puntos: 2025-11-06 05:00 → 2025-11-08 06:45</text:p>
      <text:p text:style-name="Standard">[BATCH] Recibidos 200 puntos: 2025-11-12 11:00 → 2025-11-14 12:45</text:p>
      <text:p text:style-name="Standard"><text:soft-page-break/>[BATCH] Recibidos 200 puntos: 2025-11-06 05:00 → 2025-11-08 06:45</text:p>
      <text:p text:style-name="Standard">[BATCH] Recibidos 200 puntos: 2025-11-02 01:00 → 2025-11-04 02:45</text:p>
      <text:p text:style-name="Standard">[BYBIT API] Request 6/10: endTime=1762405199999 (2025-11-06 04:59) | 1000/1440 puntos</text:p>
      <text:p text:style-name="Standard">[BYBIT API] Request 3/10: endTime=1762945199999 (2025-11-12 10:59) | 400/1440 puntos</text:p>
      <text:p text:style-name="Standard">[BYBIT API] Request 6/10: endTime=1762405199999 (2025-11-06 04:59) | 1000/1440 puntos</text:p>
      <text:p text:style-name="Standard">[BYBIT API] Request 8/10: endTime=1762045199999 (2025-11-02 00:59) | 1400/1440 puntos</text:p>
      <text:p text:style-name="Standard">INFO:httpx:HTTP Request: GET https://api.bybit.com/v5/market/open-interest?category=linear&amp;symbol=INJUSDT&amp;intervalTime=15min&amp;limit=200&amp;endTime=1763305028471 "HTTP/1.1 200 OK"</text:p>
      <text:p text:style-name="Standard">[BATCH] Recibidos 200 puntos: 2025-11-14 13:00 → 2025-11-16 14:45</text:p>
      <text:p text:style-name="Standard">INFO:httpx:HTTP Request: GET https://api.bybit.com/v5/market/open-interest?category=linear&amp;symbol=PEOPLEUSDT&amp;intervalTime=15min&amp;limit=200&amp;endTime=1762225199999 "HTTP/1.1 200 OK"</text:p>
      <text:p text:style-name="Standard">[BATCH] Recibidos 200 puntos: 2025-11-02 01:00 → 2025-11-04 02:45</text:p>
      <text:p text:style-name="Standard">INFO:httpx:HTTP Request: GET https://api.bybit.com/v5/market/open-interest?category=linear&amp;symbol=MASKUSDT&amp;intervalTime=15min&amp;limit=200&amp;endTime=1762405199999 "HTTP/1.1 200 OK"</text:p>
      <text:p text:style-name="Standard">[BATCH] Recibidos 200 puntos: 2025-11-04 03:00 → 2025-11-06 04:45</text:p>
      <text:p text:style-name="Standard">INFO:httpx:HTTP Request: GET https://api.bybit.com/v5/market/open-interest?category=linear&amp;symbol=ASTRUSDT&amp;intervalTime=15min&amp;limit=200&amp;endTime=1762405199999 "HTTP/1.1 200 OK"</text:p>
      <text:p text:style-name="Standard">[BATCH] Recibidos 200 puntos: 2025-11-04 03:00 → 2025-11-06 04:45</text:p>
      <text:p text:style-name="Standard">INFO:httpx:HTTP Request: GET https://api.bybit.com/v5/market/open-interest?category=linear&amp;symbol=TRBUSDT&amp;intervalTime=15min&amp;limit=200&amp;endTime=1762945199999 "HTTP/1.1 200 OK"</text:p>
      <text:p text:style-name="Standard">[BATCH] Recibidos 200 puntos: 2025-11-10 09:00 → 2025-11-12 10:45</text:p>
      <text:p text:style-name="Standard">INFO:httpx:HTTP Request: GET https://api.bybit.com/v5/market/open-interest?category=linear&amp;symbol=HBARUSDT&amp;intervalTime=15min&amp;limit=200&amp;endTime=1762045199999 "HTTP/1.1 200 OK"</text:p>
      <text:p text:style-name="Standard">[BATCH] Recibidos 200 puntos: 2025-10-30 23:00 → 2025-11-02 00:45</text:p>
      <text:p text:style-name="Standard">[INFO HBARUSDT] Alcanzamos el inicio del periodo solicitado</text:p>
      <text:p text:style-name="Standard">[INFO HBARUSDT] Total obtenido: 1600 puntos en 8 requests</text:p>
      <text:p text:style-name="Standard">[INFO HBARUSDT] Orden de datos: primer_ts=1763125200000, último_ts=1762044300000, orden_correcto=False</text:p>
      <text:p text:style-name="Standard">[CACHE SAVED] HBARUSDT 15 Open Interest guardado (1600 puntos)</text:p>
      <text:p text:style-name="Standard">[SUCCESS] HBARUSDT 15 Open Interest: 1600 puntos</text:p>
      <text:p text:style-name="Standard">INFO: <text:s text:c="4"/>127.0.0.1:49281 - "GET /api/open-interest/HBARUSDT?interval=15&amp;days=15 HTTP/1.1" 200 OK</text:p>
      <text:p text:style-name="Standard">[BYBIT API] Request 2/10: endTime=1763125199999 (2025-11-14 12:59) | 200/1440 puntos</text:p>
      <text:p text:style-name="Standard">[BYBIT API] Request 8/10: endTime=1762045199999 (2025-11-02 00:59) | 1400/1440 puntos</text:p>
      <text:p text:style-name="Standard">INFO: <text:s text:c="4"/>127.0.0.1:49281 - "OPTIONS /api/historical/ATOMUSDT?interval=15&amp;days=15&amp;t=1763304403568 HTTP/1.1" 200 OK</text:p>
      <text:p text:style-name="Standard">[ATOMUSDT] 📊 OPEN INTEREST: Recibido days=15, aplicando límite -&gt; days_to_fetch=15 (máx: 15) @ 15</text:p>
      <text:p text:style-name="Standard">[CACHE EXPIRED] ATOMUSDT 15 openinterest - 6679s old</text:p>
      <text:p text:style-name="Standard">[OI CALCULATION] interval_final=15 → oi_interval=15min (15 min)</text:p>
      <text:p text:style-name="Standard">[OI CALCULATION] 15 días × 24h × 60min / 15 min = 1440 puntos necesarios</text:p>
      <text:p text:style-name="Standard">[BYBIT API] Request 1/10: endTime=1763305029359 (2025-11-16 14:57) | 0/1440 puntos</text:p>
      <text:p text:style-name="Standard">[BYBIT API] Request 7/10: endTime=1762225199999 (2025-11-04 02:59) | 1200/1440 puntos</text:p>
      <text:p text:style-name="Standard">[BYBIT API] Request 7/10: endTime=1762225199999 (2025-11-04 02:59) | 1200/1440 puntos</text:p>
      <text:p text:style-name="Standard">[BYBIT API] Request 4/10: endTime=1762765199999 (2025-11-10 08:59) | 600/1440 puntos</text:p>
      <text:p text:style-name="Standard"><text:soft-page-break/>INFO:httpx:HTTP Request: GET https://api.bybit.com/v5/market/open-interest?category=linear&amp;symbol=PEOPLEUSDT&amp;intervalTime=15min&amp;limit=200&amp;endTime=1762045199999 "HTTP/1.1 200 OK"</text:p>
      <text:p text:style-name="Standard">[BATCH] Recibidos 200 puntos: 2025-10-30 23:00 → 2025-11-02 00:45</text:p>
      <text:p text:style-name="Standard">[INFO PEOPLEUSDT] Alcanzamos el inicio del periodo solicitado</text:p>
      <text:p text:style-name="Standard">[INFO PEOPLEUSDT] Total obtenido: 1600 puntos en 8 requests</text:p>
      <text:p text:style-name="Standard">[INFO PEOPLEUSDT] Orden de datos: primer_ts=1763125200000, último_ts=1762044300000, orden_correcto=False</text:p>
      <text:p text:style-name="Standard">[CACHE SAVED] PEOPLEUSDT 15 Open Interest guardado (1600 puntos)</text:p>
      <text:p text:style-name="Standard">[SUCCESS] PEOPLEUSDT 15 Open Interest: 1600 puntos</text:p>
      <text:p text:style-name="Standard">INFO: <text:s text:c="4"/>127.0.0.1:56137 - "GET /api/open-interest/PEOPLEUSDT?interval=15&amp;days=15 HTTP/1.1" 200 OK</text:p>
      <text:p text:style-name="Standard">INFO:httpx:HTTP Request: GET https://api.bybit.com/v5/market/open-interest?category=linear&amp;symbol=INJUSDT&amp;intervalTime=15min&amp;limit=200&amp;endTime=1763125199999 "HTTP/1.1 200 OK"</text:p>
      <text:p text:style-name="Standard">[BATCH] Recibidos 200 puntos: 2025-11-12 11:00 → 2025-11-14 12:45</text:p>
      <text:p text:style-name="Standard">INFO: <text:s text:c="4"/>127.0.0.1:56137 - "OPTIONS /api/historical/GRTUSDT?interval=15&amp;days=15&amp;t=1763304403569 HTTP/1.1" 200 OK</text:p>
      <text:p text:style-name="Standard">[GRTUSDT] 📊 OPEN INTEREST: Recibido days=15, aplicando límite -&gt; days_to_fetch=15 (máx: 15) @ 15</text:p>
      <text:p text:style-name="Standard">[CACHE EXPIRED] GRTUSDT 15 openinterest - 6679s old</text:p>
      <text:p text:style-name="Standard">[OI CALCULATION] interval_final=15 → oi_interval=15min (15 min)</text:p>
      <text:p text:style-name="Standard">[OI CALCULATION] 15 días × 24h × 60min / 15 min = 1440 puntos necesarios</text:p>
      <text:p text:style-name="Standard">[BYBIT API] Request 1/10: endTime=1763305029780 (2025-11-16 14:57) | 0/1440 puntos</text:p>
      <text:p text:style-name="Standard">INFO:httpx:HTTP Request: GET https://api.bybit.com/v5/market/open-interest?category=linear&amp;symbol=MASKUSDT&amp;intervalTime=15min&amp;limit=200&amp;endTime=1762225199999 "HTTP/1.1 200 OK"</text:p>
      <text:p text:style-name="Standard">INFO:httpx:HTTP Request: GET https://api.bybit.com/v5/market/open-interest?category=linear&amp;symbol=TRBUSDT&amp;intervalTime=15min&amp;limit=200&amp;endTime=1762765199999 "HTTP/1.1 200 OK"</text:p>
      <text:p text:style-name="Standard">INFO:httpx:HTTP Request: GET https://api.bybit.com/v5/market/open-interest?category=linear&amp;symbol=ASTRUSDT&amp;intervalTime=15min&amp;limit=200&amp;endTime=1762225199999 "HTTP/1.1 200 OK"</text:p>
      <text:p text:style-name="Standard">[BYBIT API] Request 3/10: endTime=1762945199999 (2025-11-12 10:59) | 400/1440 puntos</text:p>
      <text:p text:style-name="Standard">[BATCH] Recibidos 200 puntos: 2025-11-02 01:00 → 2025-11-04 02:45</text:p>
      <text:p text:style-name="Standard">[BATCH] Recibidos 200 puntos: 2025-11-08 07:00 → 2025-11-10 08:45</text:p>
      <text:p text:style-name="Standard">[BATCH] Recibidos 200 puntos: 2025-11-02 01:00 → 2025-11-04 02:45</text:p>
      <text:p text:style-name="Standard">[BYBIT API] Request 8/10: endTime=1762045199999 (2025-11-02 00:59) | 1400/1440 puntos</text:p>
      <text:p text:style-name="Standard">[BYBIT API] Request 5/10: endTime=1762585199999 (2025-11-08 06:59) | 800/1440 puntos</text:p>
      <text:p text:style-name="Standard">[BYBIT API] Request 8/10: endTime=1762045199999 (2025-11-02 00:59) | 1400/1440 puntos</text:p>
      <text:p text:style-name="Standard">INFO:httpx:HTTP Request: GET https://api.bybit.com/v5/market/open-interest?category=linear&amp;symbol=ATOMUSDT&amp;intervalTime=15min&amp;limit=200&amp;endTime=1763305029359 "HTTP/1.1 200 OK"</text:p>
      <text:p text:style-name="Standard">[BATCH] Recibidos 200 puntos: 2025-11-14 13:00 → 2025-11-16 14:45</text:p>
      <text:p text:style-name="Standard">INFO:httpx:HTTP Request: GET https://api.bybit.com/v5/market/open-interest?category=linear&amp;symbol=INJUSDT&amp;intervalTime=15min&amp;limit=200&amp;endTime=1762945199999 "HTTP/1.1 200 OK"</text:p>
      <text:p text:style-name="Standard">[BATCH] Recibidos 200 puntos: 2025-11-10 09:00 → 2025-11-12 10:45</text:p>
      <text:p text:style-name="Standard">INFO:httpx:HTTP Request: GET https://api.bybit.com/v5/market/open-interest?category=linear&amp;symbol=GRTUSDT&amp;intervalTime=15min&amp;limit=200&amp;endTime=1763305029780 "HTTP/1.1 200 OK"</text:p>
      <text:p text:style-name="Standard">[BATCH] Recibidos 200 puntos: 2025-11-14 13:00 → 2025-11-16 14:45</text:p>
      <text:p text:style-name="Standard"><text:soft-page-break/>INFO:httpx:HTTP Request: GET https://api.bybit.com/v5/market/open-interest?category=linear&amp;symbol=TRBUSDT&amp;intervalTime=15min&amp;limit=200&amp;endTime=1762585199999 "HTTP/1.1 200 OK"</text:p>
      <text:p text:style-name="Standard">[BATCH] Recibidos 200 puntos: 2025-11-06 05:00 → 2025-11-08 06:45</text:p>
      <text:p text:style-name="Standard">[BYBIT API] Request 2/10: endTime=1763125199999 (2025-11-14 12:59) | 200/1440 puntos</text:p>
      <text:p text:style-name="Standard">[BYBIT API] Request 4/10: endTime=1762765199999 (2025-11-10 08:59) | 600/1440 puntos</text:p>
      <text:p text:style-name="Standard">INFO:httpx:HTTP Request: GET https://api.bybit.com/v5/market/open-interest?category=linear&amp;symbol=ASTRUSDT&amp;intervalTime=15min&amp;limit=200&amp;endTime=1762045199999 "HTTP/1.1 200 OK"</text:p>
      <text:p text:style-name="Standard">[BATCH] Recibidos 200 puntos: 2025-10-30 23:00 → 2025-11-02 00:45</text:p>
      <text:p text:style-name="Standard">[INFO ASTRUSDT] Alcanzamos el inicio del periodo solicitado</text:p>
      <text:p text:style-name="Standard">[INFO ASTRUSDT] Total obtenido: 1600 puntos en 8 requests</text:p>
      <text:p text:style-name="Standard">[INFO ASTRUSDT] Orden de datos: primer_ts=1763125200000, último_ts=1762044300000, orden_correcto=False</text:p>
      <text:p text:style-name="Standard">[CACHE SAVED] ASTRUSDT 15 Open Interest guardado (1600 puntos)</text:p>
      <text:p text:style-name="Standard">[SUCCESS] ASTRUSDT 15 Open Interest: 1600 puntos</text:p>
      <text:p text:style-name="Standard">INFO: <text:s text:c="4"/>127.0.0.1:52933 - "GET /api/open-interest/ASTRUSDT?interval=15&amp;days=15 HTTP/1.1" 200 OK</text:p>
      <text:p text:style-name="Standard">INFO: <text:s text:c="4"/>127.0.0.1:52933 - "OPTIONS /api/historical/ALGOUSDT?interval=15&amp;days=15&amp;t=1763304403570 HTTP/1.1" 200 OK</text:p>
      <text:p text:style-name="Standard">[ALGOUSDT] 📊 OPEN INTEREST: Recibido days=15, aplicando límite -&gt; days_to_fetch=15 (máx: 15) @ 15</text:p>
      <text:p text:style-name="Standard">[CACHE EXPIRED] ALGOUSDT 15 openinterest - 6680s old</text:p>
      <text:p text:style-name="Standard">[OI CALCULATION] interval_final=15 → oi_interval=15min (15 min)</text:p>
      <text:p text:style-name="Standard">[OI CALCULATION] 15 días × 24h × 60min / 15 min = 1440 puntos necesarios</text:p>
      <text:p text:style-name="Standard">[BYBIT API] Request 1/10: endTime=1763305030666 (2025-11-16 14:57) | 0/1440 puntos</text:p>
      <text:p text:style-name="Standard">[BYBIT API] Request 2/10: endTime=1763125199999 (2025-11-14 12:59) | 200/1440 puntos</text:p>
      <text:p text:style-name="Standard">[BYBIT API] Request 6/10: endTime=1762405199999 (2025-11-06 04:59) | 1000/1440 puntos</text:p>
      <text:p text:style-name="Standard">INFO:httpx:HTTP Request: GET https://api.bybit.com/v5/market/open-interest?category=linear&amp;symbol=ATOMUSDT&amp;intervalTime=15min&amp;limit=200&amp;endTime=1763125199999 "HTTP/1.1 200 OK"</text:p>
      <text:p text:style-name="Standard">[BATCH] Recibidos 200 puntos: 2025-11-12 11:00 → 2025-11-14 12:45</text:p>
      <text:p text:style-name="Standard">INFO:httpx:HTTP Request: GET https://api.bybit.com/v5/market/open-interest?category=linear&amp;symbol=INJUSDT&amp;intervalTime=15min&amp;limit=200&amp;endTime=1762765199999 "HTTP/1.1 200 OK"</text:p>
      <text:p text:style-name="Standard">[BATCH] Recibidos 200 puntos: 2025-11-08 07:00 → 2025-11-10 08:45</text:p>
      <text:p text:style-name="Standard">[BYBIT API] Request 3/10: endTime=1762945199999 (2025-11-12 10:59) | 400/1440 puntos</text:p>
      <text:p text:style-name="Standard">[BYBIT API] Request 5/10: endTime=1762585199999 (2025-11-08 06:59) | 800/1440 puntos</text:p>
      <text:p text:style-name="Standard">INFO:httpx:HTTP Request: GET https://api.bybit.com/v5/market/open-interest?category=linear&amp;symbol=MASKUSDT&amp;intervalTime=15min&amp;limit=200&amp;endTime=1762045199999 "HTTP/1.1 200 OK"</text:p>
      <text:p text:style-name="Standard">[BATCH] Recibidos 200 puntos: 2025-10-30 23:00 → 2025-11-02 00:45</text:p>
      <text:p text:style-name="Standard">[INFO MASKUSDT] Alcanzamos el inicio del periodo solicitado</text:p>
      <text:p text:style-name="Standard">[INFO MASKUSDT] Total obtenido: 1600 puntos en 8 requests</text:p>
      <text:p text:style-name="Standard">[INFO MASKUSDT] Orden de datos: primer_ts=1763125200000, último_ts=1762044300000, orden_correcto=False</text:p>
      <text:p text:style-name="Standard">[CACHE SAVED] MASKUSDT 15 Open Interest guardado (1600 puntos)</text:p>
      <text:p text:style-name="Standard">[SUCCESS] MASKUSDT 15 Open Interest: 1600 puntos</text:p>
      <text:p text:style-name="Standard">INFO: <text:s text:c="4"/>127.0.0.1:56230 - "GET /api/open-interest/MASKUSDT?interval=15&amp;days=15 HTTP/1.1" 200 OK</text:p>
      <text:p text:style-name="Standard">INFO: <text:s text:c="4"/>127.0.0.1:56230 - "OPTIONS /api/historical/BTCUSDT?interval=15&amp;days=15&amp;t=1763304403573 HTTP/1.1" 200 OK</text:p>
      <text:p text:style-name="Standard"><text:soft-page-break/>INFO: <text:s text:c="4"/>127.0.0.1:56230 - "OPTIONS /api/historical/ETHUSDT?interval=15&amp;days=15&amp;t=1763304403574 HTTP/1.1" 200 OK</text:p>
      <text:p text:style-name="Standard">INFO: <text:s text:c="4"/>127.0.0.1:56230 - "OPTIONS /api/historical/TRXUSDT?interval=15&amp;days=15&amp;t=1763304403575 HTTP/1.1" 200 OK</text:p>
      <text:p text:style-name="Standard">INFO: <text:s text:c="4"/>127.0.0.1:56230 - "OPTIONS /api/historical/XRPUSDT?interval=15&amp;days=15&amp;t=1763304403575 HTTP/1.1" 200 OK</text:p>
      <text:p text:style-name="Standard">INFO: <text:s text:c="4"/>127.0.0.1:56230 - "OPTIONS /api/historical/SOLUSDT?interval=15&amp;days=15&amp;t=1763304403576 HTTP/1.1" 200 OK</text:p>
      <text:p text:style-name="Standard">INFO: <text:s text:c="4"/>127.0.0.1:56230 - "OPTIONS /api/historical/AAVEUSDT?interval=15&amp;days=15&amp;t=1763304403577 HTTP/1.1" 200 OK</text:p>
      <text:p text:style-name="Standard">INFO: <text:s text:c="4"/>127.0.0.1:56230 - "OPTIONS /api/historical/GALAUSDT?interval=15&amp;days=15&amp;t=1763304403577 HTTP/1.1" 200 OK</text:p>
      <text:p text:style-name="Standard">INFO: <text:s text:c="4"/>127.0.0.1:56230 - "OPTIONS /api/historical/OPUSDT?interval=15&amp;days=15&amp;t=1763304403578 HTTP/1.1" 200 OK</text:p>
      <text:p text:style-name="Standard">INFO: <text:s text:c="4"/>127.0.0.1:56230 - "OPTIONS /api/historical/ADAUSDT?interval=15&amp;days=15&amp;t=1763304403579 HTTP/1.1" 200 OK</text:p>
      <text:p text:style-name="Standard">INFO: <text:s text:c="4"/>127.0.0.1:56230 - "OPTIONS /api/historical/SUIUSDT?interval=15&amp;days=15&amp;t=1763304403579 HTTP/1.1" 200 OK</text:p>
      <text:p text:style-name="Standard">INFO: <text:s text:c="4"/>127.0.0.1:56230 - "OPTIONS /api/historical/POLUSDT?interval=15&amp;days=15&amp;t=1763304403580 HTTP/1.1" 200 OK</text:p>
      <text:p text:style-name="Standard">INFO: <text:s text:c="4"/>127.0.0.1:56230 - "OPTIONS /api/historical/POLYXUSDT?interval=15&amp;days=15&amp;t=1763304403580 HTTP/1.1" 200 OK</text:p>
      <text:p text:style-name="Standard">INFO: <text:s text:c="4"/>127.0.0.1:56230 - "OPTIONS /api/historical/CAKEUSDT?interval=15&amp;days=15&amp;t=1763304403581 HTTP/1.1" 200 OK</text:p>
      <text:p text:style-name="Standard">INFO: <text:s text:c="4"/>127.0.0.1:56230 - "OPTIONS /api/historical/PENDLEUSDT?interval=15&amp;days=15&amp;t=1763304403582 HTTP/1.1" 200 OK</text:p>
      <text:p text:style-name="Standard">INFO: <text:s text:c="4"/>127.0.0.1:56230 - "OPTIONS /api/historical/TONUSDT?interval=15&amp;days=15&amp;t=1763304403582 HTTP/1.1" 200 OK</text:p>
      <text:p text:style-name="Standard">INFO: <text:s text:c="4"/>127.0.0.1:56230 - "OPTIONS /api/historical/UNIUSDT?interval=15&amp;days=15&amp;t=1763304403583 HTTP/1.1" 200 OK</text:p>
      <text:p text:style-name="Standard">INFO: <text:s text:c="4"/>127.0.0.1:56230 - "OPTIONS /api/historical/ARBUSDT?interval=15&amp;days=15&amp;t=1763304403583 HTTP/1.1" 200 OK</text:p>
      <text:p text:style-name="Standard">INFO: <text:s text:c="4"/>127.0.0.1:56230 - "OPTIONS /api/historical/DOTUSDT?interval=15&amp;days=15&amp;t=1763304403584 HTTP/1.1" 200 OK</text:p>
      <text:p text:style-name="Standard">INFO: <text:s text:c="4"/>127.0.0.1:56230 - "OPTIONS /api/historical/AVAXUSDT?interval=15&amp;days=15&amp;t=1763304403586 HTTP/1.1" 200 OK</text:p>
      <text:p text:style-name="Standard">INFO: <text:s text:c="4"/>127.0.0.1:56230 - "OPTIONS /api/historical/BNBUSDT?interval=15&amp;days=15&amp;t=1763304403587 HTTP/1.1" 200 OK</text:p>
      <text:p text:style-name="Standard">INFO: <text:s text:c="4"/>127.0.0.1:56230 - "OPTIONS /api/historical/PEOPLEUSDT?interval=15&amp;days=15&amp;t=1763304403587 HTTP/1.1" 200 OK</text:p>
      <text:p text:style-name="Standard">INFO: <text:s text:c="4"/>127.0.0.1:56230 - "OPTIONS /api/historical/HBARUSDT?interval=15&amp;days=15&amp;t=1763304403588 HTTP/1.1" 200 OK</text:p>
      <text:p text:style-name="Standard">INFO: <text:s text:c="4"/>127.0.0.1:56230 - "OPTIONS /api/historical/ASTRUSDT?interval=15&amp;days=15&amp;t=1763304403589 HTTP/1.1" 200 OK</text:p>
      <text:p text:style-name="Standard">INFO: <text:s text:c="4"/>127.0.0.1:56230 - "OPTIONS /api/historical/MASKUSDT?interval=15&amp;days=15&amp;t=1763304403589 HTTP/1.1" 200 OK</text:p>
      <text:p text:style-name="Standard">INFO: <text:s text:c="4"/>127.0.0.1:56230 - "OPTIONS /api/historical/TRBUSDT?interval=15&amp;days=15&amp;t=1763304403590 HTTP/1.1" 200 OK</text:p>
      <text:p text:style-name="Standard">INFO:httpx:HTTP Request: GET https://api.bybit.com/v5/market/open-interest?category=linear&amp;symbol=GRTUSDT&amp;intervalTime=15min&amp;limit=200&amp;endTime=1763125199999 "HTTP/1.1 200 OK"</text:p>
      <text:p text:style-name="Standard">[BATCH] Recibidos 200 puntos: 2025-11-12 11:00 → 2025-11-14 12:45</text:p>
      <text:p text:style-name="Standard"><text:soft-page-break/>INFO: <text:s text:c="4"/>127.0.0.1:56230 - "OPTIONS /api/historical/INJUSDT?interval=15&amp;days=15&amp;t=1763304403591 HTTP/1.1" 200 OK</text:p>
      <text:p text:style-name="Standard">INFO: <text:s text:c="4"/>127.0.0.1:56230 - "OPTIONS /api/historical/ATOMUSDT?interval=15&amp;days=15&amp;t=1763304403591 HTTP/1.1" 200 OK</text:p>
      <text:p text:style-name="Standard">INFO: <text:s text:c="4"/>127.0.0.1:56230 - "OPTIONS /api/historical/GRTUSDT?interval=15&amp;days=15&amp;t=1763304403592 HTTP/1.1" 200 OK</text:p>
      <text:p text:style-name="Standard">INFO: <text:s text:c="4"/>127.0.0.1:56230 - "OPTIONS /api/historical/ALGOUSDT?interval=15&amp;days=15&amp;t=1763304403593 HTTP/1.1" 200 OK</text:p>
      <text:p text:style-name="Standard">[BTCUSDT] 📊 HISTORICAL: Recibido days=15, aplicando límite -&gt; days_to_fetch=15 (máx: 15) @ 15</text:p>
      <text:p text:style-name="Standard">INFO:httpx:HTTP Request: GET https://api.bybit.com/v5/market/open-interest?category=linear&amp;symbol=ALGOUSDT&amp;intervalTime=15min&amp;limit=200&amp;endTime=1763305030666 "HTTP/1.1 200 OK"</text:p>
      <text:p text:style-name="Standard">INFO:httpx:HTTP Request: GET https://api.bybit.com/v5/market/open-interest?category=linear&amp;symbol=ATOMUSDT&amp;intervalTime=15min&amp;limit=200&amp;endTime=1762945199999 "HTTP/1.1 200 OK"</text:p>
      <text:p text:style-name="Standard">[BYBIT API] Request 3/10: endTime=1762945199999 (2025-11-12 10:59) | 400/1440 puntos</text:p>
      <text:p text:style-name="Standard">[BATCH] Recibidos 200 puntos: 2025-11-14 13:00 → 2025-11-16 14:45</text:p>
      <text:p text:style-name="Standard">[BATCH] Recibidos 200 puntos: 2025-11-10 09:00 → 2025-11-12 10:45</text:p>
      <text:p text:style-name="Standard">[BYBIT API] Request 2/10: endTime=1763125199999 (2025-11-14 12:59) | 200/1440 puntos</text:p>
      <text:p text:style-name="Standard">[BYBIT API] Request 4/10: endTime=1762765199999 (2025-11-10 08:59) | 600/1440 puntos</text:p>
      <text:p text:style-name="Standard">INFO:httpx:HTTP Request: GET https://api.bybit.com/v5/market/open-interest?category=linear&amp;symbol=GRTUSDT&amp;intervalTime=15min&amp;limit=200&amp;endTime=1762945199999 "HTTP/1.1 200 OK"</text:p>
      <text:p text:style-name="Standard">[BATCH] Recibidos 200 puntos: 2025-11-10 09:00 → 2025-11-12 10:45</text:p>
      <text:p text:style-name="Standard">INFO:httpx:HTTP Request: GET https://api.bybit.com/v5/market/open-interest?category=linear&amp;symbol=TRBUSDT&amp;intervalTime=15min&amp;limit=200&amp;endTime=1762405199999 "HTTP/1.1 200 OK"</text:p>
      <text:p text:style-name="Standard">[BATCH] Recibidos 200 puntos: 2025-11-04 03:00 → 2025-11-06 04:45</text:p>
      <text:p text:style-name="Standard">INFO:httpx:HTTP Request: GET https://api.bybit.com/v5/market/kline?category=linear&amp;symbol=BTCUSDT&amp;interval=15&amp;start=1762008431393&amp;limit=1000 "HTTP/1.1 200 OK"</text:p>
      <text:p text:style-name="Standard">INFO:httpx:HTTP Request: GET https://api.bybit.com/v5/market/open-interest?category=linear&amp;symbol=ATOMUSDT&amp;intervalTime=15min&amp;limit=200&amp;endTime=1762765199999 "HTTP/1.1 200 OK"</text:p>
      <text:p text:style-name="Standard">[BATCH] Recibidos 200 puntos: 2025-11-08 07:00 → 2025-11-10 08:45</text:p>
      <text:p text:style-name="Standard">INFO:httpx:HTTP Request: GET https://api.bybit.com/v5/market/open-interest?category=linear&amp;symbol=ALGOUSDT&amp;intervalTime=15min&amp;limit=200&amp;endTime=1763125199999 "HTTP/1.1 200 OK"</text:p>
      <text:p text:style-name="Standard">INFO:httpx:HTTP Request: GET https://api.bybit.com/v5/market/open-interest?category=linear&amp;symbol=INJUSDT&amp;intervalTime=15min&amp;limit=200&amp;endTime=1762585199999 "HTTP/1.1 200 OK"</text:p>
      <text:p text:style-name="Standard">[BATCH] Recibidos 200 puntos: 2025-11-12 11:00 → 2025-11-14 12:45</text:p>
      <text:p text:style-name="Standard">[BATCH] Recibidos 200 puntos: 2025-11-06 05:00 → 2025-11-08 06:45</text:p>
      <text:p text:style-name="Standard">[BYBIT API] Request 4/10: endTime=1762765199999 (2025-11-10 08:59) | 600/1440 puntos</text:p>
      <text:p text:style-name="Standard">[BYBIT API] Request 7/10: endTime=1762225199999 (2025-11-04 02:59) | 1200/1440 puntos</text:p>
      <text:p text:style-name="Standard">[BYBIT API] Request 5/10: endTime=1762585199999 (2025-11-08 06:59) | 800/1440 puntos</text:p>
      <text:p text:style-name="Standard">[BYBIT API] Request 3/10: endTime=1762945199999 (2025-11-12 10:59) | 400/1440 puntos</text:p>
      <text:p text:style-name="Standard">[BYBIT API] Request 6/10: endTime=1762405199999 (2025-11-06 04:59) | 1000/1440 puntos</text:p>
      <text:p text:style-name="Standard">INFO:httpx:HTTP Request: GET https://api.bybit.com/v5/market/open-interest?category=linear&amp;symbol=GRTUSDT&amp;intervalTime=15min&amp;limit=200&amp;endTime=1762765199999 "HTTP/1.1 200 OK"</text:p>
      <text:p text:style-name="Standard"><text:soft-page-break/>[BATCH] Recibidos 200 puntos: 2025-11-08 07:00 → 2025-11-10 08:45</text:p>
      <text:p text:style-name="Standard">INFO:httpx:HTTP Request: GET https://api.bybit.com/v5/market/open-interest?category=linear&amp;symbol=TRBUSDT&amp;intervalTime=15min&amp;limit=200&amp;endTime=1762225199999 "HTTP/1.1 200 OK"</text:p>
      <text:p text:style-name="Standard">[BATCH] Recibidos 200 puntos: 2025-11-02 01:00 → 2025-11-04 02:45</text:p>
      <text:p text:style-name="Standard">INFO:httpx:HTTP Request: GET https://api.bybit.com/v5/market/open-interest?category=linear&amp;symbol=ALGOUSDT&amp;intervalTime=15min&amp;limit=200&amp;endTime=1762945199999 "HTTP/1.1 200 OK"</text:p>
      <text:p text:style-name="Standard">[BATCH] Recibidos 200 puntos: 2025-11-10 09:00 → 2025-11-12 10:45</text:p>
      <text:p text:style-name="Standard">INFO:httpx:HTTP Request: GET https://api.bybit.com/v5/market/open-interest?category=linear&amp;symbol=ATOMUSDT&amp;intervalTime=15min&amp;limit=200&amp;endTime=1762585199999 "HTTP/1.1 200 OK"</text:p>
      <text:p text:style-name="Standard">[BYBIT API] Request 5/10: endTime=1762585199999 (2025-11-08 06:59) | 800/1440 puntos</text:p>
      <text:p text:style-name="Standard">[BATCH] Recibidos 200 puntos: 2025-11-06 05:00 → 2025-11-08 06:45</text:p>
      <text:p text:style-name="Standard">INFO:httpx:HTTP Request: GET https://api.bybit.com/v5/market/open-interest?category=linear&amp;symbol=INJUSDT&amp;intervalTime=15min&amp;limit=200&amp;endTime=1762405199999 "HTTP/1.1 200 OK"</text:p>
      <text:p text:style-name="Standard">[BATCH] Recibidos 200 puntos: 2025-11-04 03:00 → 2025-11-06 04:45</text:p>
      <text:p text:style-name="Standard">[BYBIT API] Request 8/10: endTime=1762045199999 (2025-11-02 00:59) | 1400/1440 puntos</text:p>
      <text:p text:style-name="Standard">[BYBIT API] Request 4/10: endTime=1762765199999 (2025-11-10 08:59) | 600/1440 puntos</text:p>
      <text:p text:style-name="Standard">[BYBIT API] Request 6/10: endTime=1762405199999 (2025-11-06 04:59) | 1000/1440 puntos</text:p>
      <text:p text:style-name="Standard">[BYBIT API] Request 7/10: endTime=1762225199999 (2025-11-04 02:59) | 1200/1440 puntos</text:p>
      <text:p text:style-name="Standard">INFO:httpx:HTTP Request: GET https://api.bybit.com/v5/market/open-interest?category=linear&amp;symbol=GRTUSDT&amp;intervalTime=15min&amp;limit=200&amp;endTime=1762585199999 "HTTP/1.1 200 OK"</text:p>
      <text:p text:style-name="Standard">[BATCH] Recibidos 200 puntos: 2025-11-06 05:00 → 2025-11-08 06:45</text:p>
      <text:p text:style-name="Standard">INFO:httpx:HTTP Request: GET https://api.bybit.com/v5/market/open-interest?category=linear&amp;symbol=TRBUSDT&amp;intervalTime=15min&amp;limit=200&amp;endTime=1762045199999 "HTTP/1.1 200 OK"</text:p>
      <text:p text:style-name="Standard">[BATCH] Recibidos 200 puntos: 2025-10-30 23:00 → 2025-11-02 00:45</text:p>
      <text:p text:style-name="Standard">[INFO TRBUSDT] Alcanzamos el inicio del periodo solicitado</text:p>
      <text:p text:style-name="Standard">[INFO TRBUSDT] Total obtenido: 1600 puntos en 8 requests</text:p>
      <text:p text:style-name="Standard">[INFO TRBUSDT] Orden de datos: primer_ts=1763125200000, último_ts=1762044300000, orden_correcto=False</text:p>
      <text:p text:style-name="Standard">[CACHE SAVED] TRBUSDT 15 Open Interest guardado (1600 puntos)</text:p>
      <text:p text:style-name="Standard">[SUCCESS] TRBUSDT 15 Open Interest: 1600 puntos</text:p>
      <text:p text:style-name="Standard">INFO: <text:s text:c="4"/>127.0.0.1:57687 - "GET /api/open-interest/TRBUSDT?interval=15&amp;days=15 HTTP/1.1" 200 OK</text:p>
      <text:p text:style-name="Standard">[ETHUSDT] 📊 HISTORICAL: Recibido days=15, aplicando límite -&gt; days_to_fetch=15 (máx: 15) @ 15</text:p>
      <text:p text:style-name="Standard">INFO:httpx:HTTP Request: GET https://api.bybit.com/v5/market/open-interest?category=linear&amp;symbol=ALGOUSDT&amp;intervalTime=15min&amp;limit=200&amp;endTime=1762765199999 "HTTP/1.1 200 OK"</text:p>
      <text:p text:style-name="Standard">INFO:httpx:HTTP Request: GET https://api.bybit.com/v5/market/open-interest?category=linear&amp;symbol=INJUSDT&amp;intervalTime=15min&amp;limit=200&amp;endTime=1762225199999 "HTTP/1.1 200 OK"</text:p>
      <text:p text:style-name="Standard">INFO:httpx:HTTP Request: GET https://api.bybit.com/v5/market/open-interest?category=linear&amp;symbol=ATOMUSDT&amp;intervalTime=15min&amp;limit=200&amp;endTime=1762405199999 "HTTP/1.1 200 OK"</text:p>
      <text:p text:style-name="Standard">[BYBIT API] Request 6/10: endTime=1762405199999 (2025-11-06 04:59) | 1000/1440 puntos</text:p>
      <text:p text:style-name="Standard">[BATCH] Recibidos 200 puntos: 2025-11-08 07:00 → 2025-11-10 08:45</text:p>
      <text:p text:style-name="Standard">[BATCH] Recibidos 200 puntos: 2025-11-02 01:00 → 2025-11-04 02:45</text:p>
      <text:p text:style-name="Standard"><text:soft-page-break/>[BATCH] Recibidos 200 puntos: 2025-11-04 03:00 → 2025-11-06 04:45</text:p>
      <text:p text:style-name="Standard">[BYBIT API] Request 5/10: endTime=1762585199999 (2025-11-08 06:59) | 800/1440 puntos</text:p>
      <text:p text:style-name="Standard">[BYBIT API] Request 8/10: endTime=1762045199999 (2025-11-02 00:59) | 1400/1440 puntos</text:p>
      <text:p text:style-name="Standard">[BYBIT API] Request 7/10: endTime=1762225199999 (2025-11-04 02:59) | 1200/1440 puntos</text:p>
      <text:p text:style-name="Standard">INFO:httpx:HTTP Request: GET https://api.bybit.com/v5/market/kline?category=linear&amp;symbol=BTCUSDT&amp;interval=15&amp;start=1762909200000&amp;limit=440 "HTTP/1.1 200 OK"</text:p>
      <text:p text:style-name="Standard">[BTCUSDT] Historical: ✅ Devolviendo 1440 velas (esperadas: 1440)</text:p>
      <text:p text:style-name="Standard">INFO: <text:s text:c="4"/>127.0.0.1:56230 - "GET /api/historical/BTCUSDT?interval=15&amp;days=15&amp;t=1763304403547 HTTP/1.1" 200 OK</text:p>
      <text:p text:style-name="Standard">[TRXUSDT] 📊 HISTORICAL: Recibido days=15, aplicando límite -&gt; days_to_fetch=15 (máx: 15) @ 15</text:p>
      <text:p text:style-name="Standard">INFO:httpx:HTTP Request: GET https://api.bybit.com/v5/market/open-interest?category=linear&amp;symbol=ALGOUSDT&amp;intervalTime=15min&amp;limit=200&amp;endTime=1762585199999 "HTTP/1.1 200 OK"</text:p>
      <text:p text:style-name="Standard">INFO:httpx:HTTP Request: GET https://api.bybit.com/v5/market/open-interest?category=linear&amp;symbol=INJUSDT&amp;intervalTime=15min&amp;limit=200&amp;endTime=1762045199999 "HTTP/1.1 200 OK"</text:p>
      <text:p text:style-name="Standard">INFO:httpx:HTTP Request: GET https://api.bybit.com/v5/market/kline?category=linear&amp;symbol=ETHUSDT&amp;interval=15&amp;start=1762008433169&amp;limit=1000 "HTTP/1.1 200 OK"</text:p>
      <text:p text:style-name="Standard">INFO:httpx:HTTP Request: GET https://api.bybit.com/v5/market/open-interest?category=linear&amp;symbol=ATOMUSDT&amp;intervalTime=15min&amp;limit=200&amp;endTime=1762225199999 "HTTP/1.1 200 OK"</text:p>
      <text:p text:style-name="Standard">INFO:httpx:HTTP Request: GET https://api.bybit.com/v5/market/open-interest?category=linear&amp;symbol=GRTUSDT&amp;intervalTime=15min&amp;limit=200&amp;endTime=1762405199999 "HTTP/1.1 200 OK"</text:p>
      <text:p text:style-name="Standard">[BATCH] Recibidos 200 puntos: 2025-11-06 05:00 → 2025-11-08 06:45</text:p>
      <text:p text:style-name="Standard">[BATCH] Recibidos 200 puntos: 2025-10-30 23:00 → 2025-11-02 00:45</text:p>
      <text:p text:style-name="Standard">[INFO INJUSDT] Alcanzamos el inicio del periodo solicitado</text:p>
      <text:p text:style-name="Standard">[INFO INJUSDT] Total obtenido: 1600 puntos en 8 requests</text:p>
      <text:p text:style-name="Standard">[INFO INJUSDT] Orden de datos: primer_ts=1763125200000, último_ts=1762044300000, orden_correcto=False</text:p>
      <text:p text:style-name="Standard">[CACHE SAVED] INJUSDT 15 Open Interest guardado (1600 puntos)</text:p>
      <text:p text:style-name="Standard">[SUCCESS] INJUSDT 15 Open Interest: 1600 puntos</text:p>
      <text:p text:style-name="Standard">[BATCH] Recibidos 200 puntos: 2025-11-02 01:00 → 2025-11-04 02:45</text:p>
      <text:p text:style-name="Standard">[BATCH] Recibidos 200 puntos: 2025-11-04 03:00 → 2025-11-06 04:45</text:p>
      <text:p text:style-name="Standard">INFO: <text:s text:c="4"/>127.0.0.1:54213 - "GET /api/open-interest/INJUSDT?interval=15&amp;days=15 HTTP/1.1" 200 OK</text:p>
      <text:p text:style-name="Standard">[XRPUSDT] 📊 HISTORICAL: Recibido days=15, aplicando límite -&gt; days_to_fetch=15 (máx: 15) @ 15</text:p>
      <text:p text:style-name="Standard">[BYBIT API] Request 6/10: endTime=1762405199999 (2025-11-06 04:59) | 1000/1440 puntos</text:p>
      <text:p text:style-name="Standard">[BYBIT API] Request 8/10: endTime=1762045199999 (2025-11-02 00:59) | 1400/1440 puntos</text:p>
      <text:p text:style-name="Standard">[BYBIT API] Request 7/10: endTime=1762225199999 (2025-11-04 02:59) | 1200/1440 puntos</text:p>
      <text:p text:style-name="Standard">INFO:httpx:HTTP Request: GET https://api.bybit.com/v5/market/open-interest?category=linear&amp;symbol=ALGOUSDT&amp;intervalTime=15min&amp;limit=200&amp;endTime=1762405199999 "HTTP/1.1 200 OK"</text:p>
      <text:p text:style-name="Standard">[BATCH] Recibidos 200 puntos: 2025-11-04 03:00 → 2025-11-06 04:45</text:p>
      <text:p text:style-name="Standard">INFO:httpx:HTTP Request: GET https://api.bybit.com/v5/market/kline?category=linear&amp;symbol=ETHUSDT&amp;interval=15&amp;start=1762909200000&amp;limit=440 "HTTP/1.1 200 OK"</text:p>
      <text:p text:style-name="Standard">[ETHUSDT] Historical: ✅ Devolviendo 1440 velas (esperadas: 1440)</text:p>
      <text:p text:style-name="Standard"><text:soft-page-break/>INFO: <text:s text:c="4"/>127.0.0.1:57687 - "GET /api/historical/ETHUSDT?interval=15&amp;days=15&amp;t=1763304403549 HTTP/1.1" 200 OK</text:p>
      <text:p text:style-name="Standard">INFO:httpx:HTTP Request: GET https://api.bybit.com/v5/market/open-interest?category=linear&amp;symbol=ATOMUSDT&amp;intervalTime=15min&amp;limit=200&amp;endTime=1762045199999 "HTTP/1.1 200 OK"</text:p>
      <text:p text:style-name="Standard">INFO:httpx:HTTP Request: GET https://api.bybit.com/v5/market/kline?category=linear&amp;symbol=XRPUSDT&amp;interval=15&amp;start=1762008434138&amp;limit=1000 "HTTP/1.1 200 OK"</text:p>
      <text:p text:style-name="Standard">INFO:httpx:HTTP Request: GET https://api.bybit.com/v5/market/kline?category=linear&amp;symbol=TRXUSDT&amp;interval=15&amp;start=1762008433771&amp;limit=1000 "HTTP/1.1 200 OK"</text:p>
      <text:p text:style-name="Standard">INFO:httpx:HTTP Request: GET https://api.bybit.com/v5/market/open-interest?category=linear&amp;symbol=GRTUSDT&amp;intervalTime=15min&amp;limit=200&amp;endTime=1762225199999 "HTTP/1.1 200 OK"</text:p>
      <text:p text:style-name="Standard">[BATCH] Recibidos 200 puntos: 2025-11-02 01:00 → 2025-11-04 02:45</text:p>
      <text:p text:style-name="Standard">[BATCH] Recibidos 200 puntos: 2025-10-30 23:00 → 2025-11-02 00:45</text:p>
      <text:p text:style-name="Standard">[INFO ATOMUSDT] Alcanzamos el inicio del periodo solicitado</text:p>
      <text:p text:style-name="Standard">[INFO ATOMUSDT] Total obtenido: 1600 puntos en 8 requests</text:p>
      <text:p text:style-name="Standard">[INFO ATOMUSDT] Orden de datos: primer_ts=1763125200000, último_ts=1762044300000, orden_correcto=False</text:p>
      <text:p text:style-name="Standard">[CACHE SAVED] ATOMUSDT 15 Open Interest guardado (1600 puntos)</text:p>
      <text:p text:style-name="Standard">[SUCCESS] ATOMUSDT 15 Open Interest: 1600 puntos</text:p>
      <text:p text:style-name="Standard">INFO: <text:s text:c="4"/>127.0.0.1:49281 - "GET /api/open-interest/ATOMUSDT?interval=15&amp;days=15 HTTP/1.1" 200 OK</text:p>
      <text:p text:style-name="Standard">[SOLUSDT] 📊 HISTORICAL: Recibido days=15, aplicando límite -&gt; days_to_fetch=15 (máx: 15) @ 15</text:p>
      <text:p text:style-name="Standard">[AAVEUSDT] 📊 HISTORICAL: Recibido days=15, aplicando límite -&gt; days_to_fetch=15 (máx: 15) @ 15</text:p>
      <text:p text:style-name="Standard">[BYBIT API] Request 7/10: endTime=1762225199999 (2025-11-04 02:59) | 1200/1440 puntos</text:p>
      <text:p text:style-name="Standard">[BYBIT API] Request 8/10: endTime=1762045199999 (2025-11-02 00:59) | 1400/1440 puntos</text:p>
      <text:p text:style-name="Standard">INFO:httpx:HTTP Request: GET https://api.bybit.com/v5/market/open-interest?category=linear&amp;symbol=GRTUSDT&amp;intervalTime=15min&amp;limit=200&amp;endTime=1762045199999 "HTTP/1.1 200 OK"</text:p>
      <text:p text:style-name="Standard">[BATCH] Recibidos 200 puntos: 2025-10-30 23:00 → 2025-11-02 00:45</text:p>
      <text:p text:style-name="Standard">[INFO GRTUSDT] Alcanzamos el inicio del periodo solicitado</text:p>
      <text:p text:style-name="Standard">[INFO GRTUSDT] Total obtenido: 1600 puntos en 8 requests</text:p>
      <text:p text:style-name="Standard">[INFO GRTUSDT] Orden de datos: primer_ts=1763125200000, último_ts=1762044300000, orden_correcto=False</text:p>
      <text:p text:style-name="Standard">[CACHE SAVED] GRTUSDT 15 Open Interest guardado (1600 puntos)</text:p>
      <text:p text:style-name="Standard">[SUCCESS] GRTUSDT 15 Open Interest: 1600 puntos</text:p>
      <text:p text:style-name="Standard">INFO: <text:s text:c="4"/>127.0.0.1:56137 - "GET /api/open-interest/GRTUSDT?interval=15&amp;days=15 HTTP/1.1" 200 OK</text:p>
      <text:p text:style-name="Standard">INFO:httpx:HTTP Request: GET https://api.bybit.com/v5/market/open-interest?category=linear&amp;symbol=ALGOUSDT&amp;intervalTime=15min&amp;limit=200&amp;endTime=1762225199999 "HTTP/1.1 200 OK"</text:p>
      <text:p text:style-name="Standard">[BATCH] Recibidos 200 puntos: 2025-11-02 01:00 → 2025-11-04 02:45</text:p>
      <text:p text:style-name="Standard">INFO:httpx:HTTP Request: GET https://api.bybit.com/v5/market/kline?category=linear&amp;symbol=SOLUSDT&amp;interval=15&amp;start=1762008434924&amp;limit=1000 "HTTP/1.1 200 OK"</text:p>
      <text:p text:style-name="Standard">[AAVEUSDT] 📊 OPEN INTEREST: Recibido days=15, aplicando límite -&gt; days_to_fetch=15 (máx: 15) @ 15</text:p>
      <text:p text:style-name="Standard">[CACHE HIT] ✅ AAVEUSDT 15 Open Interest desde cache (age: 25s)</text:p>
      <text:p text:style-name="Standard"><text:soft-page-break/>INFO: <text:s text:c="4"/>127.0.0.1:56137 - "GET /api/open-interest/AAVEUSDT?interval=15&amp;days=15 HTTP/1.1" 200 OK</text:p>
      <text:p text:style-name="Standard">INFO:httpx:HTTP Request: GET https://api.bybit.com/v5/market/kline?category=linear&amp;symbol=AAVEUSDT&amp;interval=15&amp;start=1762008435254&amp;limit=1000 "HTTP/1.1 200 OK"</text:p>
      <text:p text:style-name="Standard">[SOLUSDT] 📊 OPEN INTEREST: Recibido days=15, aplicando límite -&gt; days_to_fetch=15 (máx: 15) @ 15</text:p>
      <text:p text:style-name="Standard">[CACHE HIT] ✅ SOLUSDT 15 Open Interest desde cache (age: 25s)</text:p>
      <text:p text:style-name="Standard">INFO: <text:s text:c="4"/>127.0.0.1:56137 - "GET /api/open-interest/SOLUSDT?interval=15&amp;days=15 HTTP/1.1" 200 OK</text:p>
      <text:p text:style-name="Standard">INFO:httpx:HTTP Request: GET https://api.bybit.com/v5/market/kline?category=linear&amp;symbol=XRPUSDT&amp;interval=15&amp;start=1762909200000&amp;limit=440 "HTTP/1.1 200 OK"</text:p>
      <text:p text:style-name="Standard">INFO:httpx:HTTP Request: GET https://api.bybit.com/v5/market/kline?category=linear&amp;symbol=TRXUSDT&amp;interval=15&amp;start=1762909200000&amp;limit=440 "HTTP/1.1 200 OK"</text:p>
      <text:p text:style-name="Standard">[TRXUSDT] Historical: ✅ Devolviendo 1440 velas (esperadas: 1440)</text:p>
      <text:p text:style-name="Standard">INFO: <text:s text:c="4"/>127.0.0.1:56230 - "GET /api/historical/TRXUSDT?interval=15&amp;days=15&amp;t=1763304403550 HTTP/1.1" 200 OK</text:p>
      <text:p text:style-name="Standard">[GALAUSDT] 📊 HISTORICAL: Recibido days=15, aplicando límite -&gt; days_to_fetch=15 (máx: 15) @ 15</text:p>
      <text:p text:style-name="Standard">[BYBIT API] Request 8/10: endTime=1762045199999 (2025-11-02 00:59) | 1400/1440 puntos</text:p>
      <text:p text:style-name="Standard">[OPUSDT] 📊 HISTORICAL: Recibido days=15, aplicando límite -&gt; days_to_fetch=15 (máx: 15) @ 15</text:p>
      <text:p text:style-name="Standard">[XRPUSDT] Historical: ✅ Devolviendo 1440 velas (esperadas: 1440)</text:p>
      <text:p text:style-name="Standard">INFO: <text:s text:c="4"/>127.0.0.1:54213 - "GET /api/historical/XRPUSDT?interval=15&amp;days=15&amp;t=1763304403552 HTTP/1.1" 200 OK</text:p>
      <text:p text:style-name="Standard">[ETHUSDT] 📊 OPEN INTEREST: Recibido days=15, aplicando límite -&gt; days_to_fetch=15 (máx: 15) @ 15</text:p>
      <text:p text:style-name="Standard">[CACHE HIT] ✅ ETHUSDT 15 Open Interest desde cache (age: 26s)</text:p>
      <text:p text:style-name="Standard">INFO: <text:s text:c="4"/>127.0.0.1:54213 - "GET /api/open-interest/ETHUSDT?interval=15&amp;days=15 HTTP/1.1" 200 OK</text:p>
      <text:p text:style-name="Standard">[TRXUSDT] 📊 OPEN INTEREST: Recibido days=15, aplicando límite -&gt; days_to_fetch=15 (máx: 15) @ 15</text:p>
      <text:p text:style-name="Standard">[CACHE HIT] ✅ TRXUSDT 15 Open Interest desde cache (age: 26s)</text:p>
      <text:p text:style-name="Standard">INFO: <text:s text:c="4"/>127.0.0.1:54213 - "GET /api/open-interest/TRXUSDT?interval=15&amp;days=15 HTTP/1.1" 200 OK</text:p>
      <text:p text:style-name="Standard">[ADAUSDT] 📊 HISTORICAL: Recibido days=15, aplicando límite -&gt; days_to_fetch=15 (máx: 15) @ 15</text:p>
      <text:p text:style-name="Standard">INFO:httpx:HTTP Request: GET https://api.bybit.com/v5/market/open-interest?category=linear&amp;symbol=ALGOUSDT&amp;intervalTime=15min&amp;limit=200&amp;endTime=1762045199999 "HTTP/1.1 200 OK"</text:p>
      <text:p text:style-name="Standard">INFO:httpx:HTTP Request: GET https://api.bybit.com/v5/market/kline?category=linear&amp;symbol=AAVEUSDT&amp;interval=15&amp;start=1762909200000&amp;limit=440 "HTTP/1.1 200 OK"</text:p>
      <text:p text:style-name="Standard">[BATCH] Recibidos 200 puntos: 2025-10-30 23:00 → 2025-11-02 00:45</text:p>
      <text:p text:style-name="Standard">[INFO ALGOUSDT] Alcanzamos el inicio del periodo solicitado</text:p>
      <text:p text:style-name="Standard">[INFO ALGOUSDT] Total obtenido: 1600 puntos en 8 requests</text:p>
      <text:p text:style-name="Standard">[INFO ALGOUSDT] Orden de datos: primer_ts=1763125200000, último_ts=1762044300000, orden_correcto=False</text:p>
      <text:p text:style-name="Standard">[CACHE SAVED] ALGOUSDT 15 Open Interest guardado (1600 puntos)</text:p>
      <text:p text:style-name="Standard">[SUCCESS] ALGOUSDT 15 Open Interest: 1600 puntos</text:p>
      <text:p text:style-name="Standard"><text:soft-page-break/>INFO: <text:s text:c="4"/>127.0.0.1:52933 - "GET /api/open-interest/ALGOUSDT?interval=15&amp;days=15 HTTP/1.1" 200 OK</text:p>
      <text:p text:style-name="Standard">[AAVEUSDT] Historical: ✅ Devolviendo 1440 velas (esperadas: 1440)</text:p>
      <text:p text:style-name="Standard">INFO: <text:s text:c="4"/>127.0.0.1:49281 - "GET /api/historical/AAVEUSDT?interval=15&amp;days=15&amp;t=1763304403554 HTTP/1.1" 200 OK</text:p>
      <text:p text:style-name="Standard">[SUIUSDT] 📊 HISTORICAL: Recibido days=15, aplicando límite -&gt; days_to_fetch=15 (máx: 15) @ 15</text:p>
      <text:p text:style-name="Standard">[BTCUSDT] 📊 OPEN INTEREST: Recibido days=15, aplicando límite -&gt; days_to_fetch=15 (máx: 15) @ 15</text:p>
      <text:p text:style-name="Standard">[CACHE HIT] ✅ BTCUSDT 15 Open Interest desde cache (age: 26s)</text:p>
      <text:p text:style-name="Standard">INFO: <text:s text:c="4"/>127.0.0.1:49281 - "GET /api/open-interest/BTCUSDT?interval=15&amp;days=15 HTTP/1.1" 200 OK</text:p>
      <text:p text:style-name="Standard">INFO:httpx:HTTP Request: GET https://api.bybit.com/v5/market/kline?category=linear&amp;symbol=SOLUSDT&amp;interval=15&amp;start=1762909200000&amp;limit=440 "HTTP/1.1 200 OK"</text:p>
      <text:p text:style-name="Standard">INFO:httpx:HTTP Request: GET https://api.bybit.com/v5/market/kline?category=linear&amp;symbol=GALAUSDT&amp;interval=15&amp;start=1762008436130&amp;limit=1000 "HTTP/1.1 200 OK"</text:p>
      <text:p text:style-name="Standard">INFO:httpx:HTTP Request: GET https://api.bybit.com/v5/market/kline?category=linear&amp;symbol=OPUSDT&amp;interval=15&amp;start=1762008436491&amp;limit=1000 "HTTP/1.1 200 OK"</text:p>
      <text:p text:style-name="Standard">[SOLUSDT] Historical: ✅ Devolviendo 1440 velas (esperadas: 1440)</text:p>
      <text:p text:style-name="Standard">INFO: <text:s text:c="4"/>127.0.0.1:57687 - "GET /api/historical/SOLUSDT?interval=15&amp;days=15&amp;t=1763304403553 HTTP/1.1" 200 OK</text:p>
      <text:p text:style-name="Standard">[XRPUSDT] 📊 OPEN INTEREST: Recibido days=15, aplicando límite -&gt; days_to_fetch=15 (máx: 15) @ 15</text:p>
      <text:p text:style-name="Standard">[CACHE HIT] ✅ XRPUSDT 15 Open Interest desde cache (age: 26s)</text:p>
      <text:p text:style-name="Standard">INFO: <text:s text:c="4"/>127.0.0.1:49281 - "GET /api/open-interest/XRPUSDT?interval=15&amp;days=15 HTTP/1.1" 200 OK</text:p>
      <text:p text:style-name="Standard">[POLUSDT] 📊 HISTORICAL: Recibido days=15, aplicando límite -&gt; days_to_fetch=15 (máx: 15) @ 15</text:p>
      <text:p text:style-name="Standard">[POLYXUSDT] 📊 HISTORICAL: Recibido days=15, aplicando límite -&gt; days_to_fetch=15 (máx: 15) @ 15</text:p>
      <text:p text:style-name="Standard">INFO:httpx:HTTP Request: GET https://api.bybit.com/v5/market/kline?category=linear&amp;symbol=OPUSDT&amp;interval=15&amp;start=1762909200000&amp;limit=440 "HTTP/1.1 200 OK"</text:p>
      <text:p text:style-name="Standard">[OPUSDT] Historical: ✅ Devolviendo 1440 velas (esperadas: 1440)</text:p>
      <text:p text:style-name="Standard">INFO: <text:s text:c="4"/>127.0.0.1:56230 - "GET /api/historical/OPUSDT?interval=15&amp;days=15&amp;t=1763304403555 HTTP/1.1" 200 OK</text:p>
      <text:p text:style-name="Standard">INFO:httpx:HTTP Request: GET https://api.bybit.com/v5/market/kline?category=linear&amp;symbol=ADAUSDT&amp;interval=15&amp;start=1762008436956&amp;limit=1000 "HTTP/1.1 200 OK"</text:p>
      <text:p text:style-name="Standard">INFO:httpx:HTTP Request: GET https://api.bybit.com/v5/market/kline?category=linear&amp;symbol=GALAUSDT&amp;interval=15&amp;start=1762909200000&amp;limit=440 "HTTP/1.1 200 OK"</text:p>
      <text:p text:style-name="Standard">INFO:httpx:HTTP Request: GET https://api.bybit.com/v5/market/kline?category=linear&amp;symbol=SUIUSDT&amp;interval=15&amp;start=1762008437380&amp;limit=1000 "HTTP/1.1 200 OK"</text:p>
      <text:p text:style-name="Standard">[GALAUSDT] Historical: ✅ Devolviendo 1440 velas (esperadas: 1440)</text:p>
      <text:p text:style-name="Standard">INFO: <text:s text:c="4"/>127.0.0.1:56137 - "GET /api/historical/GALAUSDT?interval=15&amp;days=15&amp;t=1763304403554 HTTP/1.1" 200 OK</text:p>
      <text:p text:style-name="Standard"><text:soft-page-break/>[GALAUSDT] 📊 OPEN INTEREST: Recibido days=15, aplicando límite -&gt; days_to_fetch=15 (máx: 15) @ 15</text:p>
      <text:p text:style-name="Standard">[CACHE HIT] ✅ GALAUSDT 15 Open Interest desde cache (age: 23s)</text:p>
      <text:p text:style-name="Standard">INFO: <text:s text:c="4"/>127.0.0.1:56230 - "GET /api/open-interest/GALAUSDT?interval=15&amp;days=15 HTTP/1.1" 200 OK</text:p>
      <text:p text:style-name="Standard">[CAKEUSDT] 📊 HISTORICAL: Recibido days=15, aplicando límite -&gt; days_to_fetch=15 (máx: 15) @ 15</text:p>
      <text:p text:style-name="Standard">INFO:httpx:HTTP Request: GET https://api.bybit.com/v5/market/kline?category=linear&amp;symbol=POLYXUSDT&amp;interval=15&amp;start=1762008438157&amp;limit=1000 "HTTP/1.1 200 OK"</text:p>
      <text:p text:style-name="Standard">INFO:httpx:HTTP Request: GET https://api.bybit.com/v5/market/kline?category=linear&amp;symbol=POLUSDT&amp;interval=15&amp;start=1762008437818&amp;limit=1000 "HTTP/1.1 200 OK"</text:p>
      <text:p text:style-name="Standard">[SUIUSDT] 📊 OPEN INTEREST: Recibido days=15, aplicando límite -&gt; days_to_fetch=15 (máx: 15) @ 15</text:p>
      <text:p text:style-name="Standard">[CACHE HIT] ✅ SUIUSDT 15 Open Interest desde cache (age: 22s)</text:p>
      <text:p text:style-name="Standard">INFO: <text:s text:c="4"/>127.0.0.1:56230 - "GET /api/open-interest/SUIUSDT?interval=15&amp;days=15 HTTP/1.1" 200 OK</text:p>
      <text:p text:style-name="Standard">[PENDLEUSDT] 📊 HISTORICAL: Recibido days=15, aplicando límite -&gt; days_to_fetch=15 (máx: 15) @ 15</text:p>
      <text:p text:style-name="Standard">INFO:httpx:HTTP Request: GET https://api.bybit.com/v5/market/kline?category=linear&amp;symbol=ADAUSDT&amp;interval=15&amp;start=1762909200000&amp;limit=440 "HTTP/1.1 200 OK"</text:p>
      <text:p text:style-name="Standard">[ADAUSDT] Historical: ✅ Devolviendo 1440 velas (esperadas: 1440)</text:p>
      <text:p text:style-name="Standard">INFO: <text:s text:c="4"/>127.0.0.1:54213 - "GET /api/historical/ADAUSDT?interval=15&amp;days=15&amp;t=1763304403555 HTTP/1.1" 200 OK</text:p>
      <text:p text:style-name="Standard">[ADAUSDT] 📊 OPEN INTEREST: Recibido days=15, aplicando límite -&gt; days_to_fetch=15 (máx: 15) @ 15</text:p>
      <text:p text:style-name="Standard">[CACHE HIT] ✅ ADAUSDT 15 Open Interest desde cache (age: 22s)</text:p>
      <text:p text:style-name="Standard">INFO: <text:s text:c="4"/>127.0.0.1:54213 - "GET /api/open-interest/ADAUSDT?interval=15&amp;days=15 HTTP/1.1" 200 OK</text:p>
      <text:p text:style-name="Standard">[OPUSDT] 📊 OPEN INTEREST: Recibido days=15, aplicando límite -&gt; days_to_fetch=15 (máx: 15) @ 15</text:p>
      <text:p text:style-name="Standard">[CACHE HIT] ✅ OPUSDT 15 Open Interest desde cache (age: 22s)</text:p>
      <text:p text:style-name="Standard">INFO: <text:s text:c="4"/>127.0.0.1:54213 - "GET /api/open-interest/OPUSDT?interval=15&amp;days=15 HTTP/1.1" 200 OK</text:p>
      <text:p text:style-name="Standard">[POLYXUSDT] 📊 OPEN INTEREST: Recibido days=15, aplicando límite -&gt; days_to_fetch=15 (máx: 15) @ 15</text:p>
      <text:p text:style-name="Standard">[CACHE HIT] ✅ POLYXUSDT 15 Open Interest desde cache (age: 22s)</text:p>
      <text:p text:style-name="Standard">INFO: <text:s text:c="4"/>127.0.0.1:54213 - "GET /api/open-interest/POLYXUSDT?interval=15&amp;days=15 HTTP/1.1" 200 OK</text:p>
      <text:p text:style-name="Standard">[TONUSDT] 📊 HISTORICAL: Recibido days=15, aplicando límite -&gt; days_to_fetch=15 (máx: 15) @ 15</text:p>
      <text:p text:style-name="Standard">INFO:httpx:HTTP Request: GET https://api.bybit.com/v5/market/kline?category=linear&amp;symbol=SUIUSDT&amp;interval=15&amp;start=1762909200000&amp;limit=440 "HTTP/1.1 200 OK"</text:p>
      <text:p text:style-name="Standard">INFO:httpx:HTTP Request: GET https://api.bybit.com/v5/market/kline?category=linear&amp;symbol=CAKEUSDT&amp;interval=15&amp;start=1762008438983&amp;limit=1000 "HTTP/1.1 200 OK"</text:p>
      <text:p text:style-name="Standard">INFO:httpx:HTTP Request: GET https://api.bybit.com/v5/market/kline?category=linear&amp;symbol=POLUSDT&amp;interval=15&amp;start=1762909200000&amp;limit=440 "HTTP/1.1 200 OK"</text:p>
      <text:p text:style-name="Standard"><text:soft-page-break/>INFO:httpx:HTTP Request: GET https://api.bybit.com/v5/market/kline?category=linear&amp;symbol=POLYXUSDT&amp;interval=15&amp;start=1762909200000&amp;limit=440 "HTTP/1.1 200 OK"</text:p>
      <text:p text:style-name="Standard">INFO:httpx:HTTP Request: GET https://api.bybit.com/v5/market/kline?category=linear&amp;symbol=PENDLEUSDT&amp;interval=15&amp;start=1762008439347&amp;limit=1000 "HTTP/1.1 200 OK"</text:p>
      <text:p text:style-name="Standard">[SUIUSDT] Historical: ✅ Devolviendo 1440 velas (esperadas: 1440)</text:p>
      <text:p text:style-name="Standard">INFO: <text:s text:c="4"/>127.0.0.1:52933 - "GET /api/historical/SUIUSDT?interval=15&amp;days=15&amp;t=1763304403556 HTTP/1.1" 200 OK</text:p>
      <text:p text:style-name="Standard">[POLUSDT] Historical: ✅ Devolviendo 1440 velas (esperadas: 1440)</text:p>
      <text:p text:style-name="Standard">INFO: <text:s text:c="4"/>127.0.0.1:57687 - "GET /api/historical/POLUSDT?interval=15&amp;days=15&amp;t=1763304403557 HTTP/1.1" 200 OK</text:p>
      <text:p text:style-name="Standard">[POLYXUSDT] Historical: ✅ Devolviendo 1440 velas (esperadas: 1440)</text:p>
      <text:p text:style-name="Standard">INFO: <text:s text:c="4"/>127.0.0.1:49281 - "GET /api/historical/POLYXUSDT?interval=15&amp;days=15&amp;t=1763304403557 HTTP/1.1" 200 OK</text:p>
      <text:p text:style-name="Standard">[ARBUSDT] 📊 HISTORICAL: Recibido days=15, aplicando límite -&gt; days_to_fetch=15 (máx: 15) @ 15</text:p>
      <text:p text:style-name="Standard">[UNIUSDT] 📊 HISTORICAL: Recibido days=15, aplicando límite -&gt; days_to_fetch=15 (máx: 15) @ 15</text:p>
      <text:p text:style-name="Standard">[POLUSDT] 📊 OPEN INTEREST: Recibido days=15, aplicando límite -&gt; days_to_fetch=15 (máx: 15) @ 15</text:p>
      <text:p text:style-name="Standard">[CACHE HIT] ✅ POLUSDT 15 Open Interest desde cache (age: 22s)</text:p>
      <text:p text:style-name="Standard">INFO: <text:s text:c="4"/>127.0.0.1:49281 - "GET /api/open-interest/POLUSDT?interval=15&amp;days=15 HTTP/1.1" 200 OK</text:p>
      <text:p text:style-name="Standard">[DOTUSDT] 📊 HISTORICAL: Recibido days=15, aplicando límite -&gt; days_to_fetch=15 (máx: 15) @ 15</text:p>
      <text:p text:style-name="Standard">INFO:httpx:HTTP Request: GET https://api.bybit.com/v5/market/kline?category=linear&amp;symbol=CAKEUSDT&amp;interval=15&amp;start=1762909200000&amp;limit=440 "HTTP/1.1 200 OK"</text:p>
      <text:p text:style-name="Standard">INFO:httpx:HTTP Request: GET https://api.bybit.com/v5/market/kline?category=linear&amp;symbol=PENDLEUSDT&amp;interval=15&amp;start=1762909200000&amp;limit=440 "HTTP/1.1 200 OK"</text:p>
      <text:p text:style-name="Standard">[PENDLEUSDT] Historical: ✅ Devolviendo 1440 velas (esperadas: 1440)</text:p>
      <text:p text:style-name="Standard">INFO: <text:s text:c="4"/>127.0.0.1:56230 - "GET /api/historical/PENDLEUSDT?interval=15&amp;days=15&amp;t=1763304403559 HTTP/1.1" 200 OK</text:p>
      <text:p text:style-name="Standard">[CAKEUSDT] 📊 OPEN INTEREST: Recibido days=15, aplicando límite -&gt; days_to_fetch=15 (máx: 15) @ 15</text:p>
      <text:p text:style-name="Standard">[CACHE HIT] ✅ CAKEUSDT 15 Open Interest desde cache (age: 20s)</text:p>
      <text:p text:style-name="Standard">INFO: <text:s text:c="4"/>127.0.0.1:56230 - "GET /api/open-interest/CAKEUSDT?interval=15&amp;days=15 HTTP/1.1" 200 OK</text:p>
      <text:p text:style-name="Standard">[AVAXUSDT] 📊 HISTORICAL: Recibido days=15, aplicando límite -&gt; days_to_fetch=15 (máx: 15) @ 15</text:p>
      <text:p text:style-name="Standard">INFO:httpx:HTTP Request: GET https://api.bybit.com/v5/market/kline?category=linear&amp;symbol=UNIUSDT&amp;interval=15&amp;start=1762008440641&amp;limit=1000 "HTTP/1.1 200 OK"</text:p>
      <text:p text:style-name="Standard">INFO:httpx:HTTP Request: GET https://api.bybit.com/v5/market/kline?category=linear&amp;symbol=DOTUSDT&amp;interval=15&amp;start=1762008441001&amp;limit=1000 "HTTP/1.1 200 OK"</text:p>
      <text:p text:style-name="Standard">INFO:httpx:HTTP Request: GET https://api.bybit.com/v5/market/kline?category=linear&amp;symbol=TONUSDT&amp;interval=15&amp;start=1762008439871&amp;limit=1000 "HTTP/1.1 200 OK"</text:p>
      <text:p text:style-name="Standard"><text:soft-page-break/>INFO:httpx:HTTP Request: GET https://api.bybit.com/v5/market/kline?category=linear&amp;symbol=ARBUSDT&amp;interval=15&amp;start=1762008440307&amp;limit=1000 "HTTP/1.1 200 OK"</text:p>
      <text:p text:style-name="Standard">[CAKEUSDT] Historical: ✅ Devolviendo 1440 velas (esperadas: 1440)</text:p>
      <text:p text:style-name="Standard">INFO: <text:s text:c="4"/>127.0.0.1:56137 - "GET /api/historical/CAKEUSDT?interval=15&amp;days=15&amp;t=1763304403558 HTTP/1.1" 200 OK</text:p>
      <text:p text:style-name="Standard">[UNIUSDT] 📊 OPEN INTEREST: Recibido days=15, aplicando límite -&gt; days_to_fetch=15 (máx: 15) @ 15</text:p>
      <text:p text:style-name="Standard">[CACHE HIT] ✅ UNIUSDT 15 Open Interest desde cache (age: 19s)</text:p>
      <text:p text:style-name="Standard">INFO: <text:s text:c="4"/>127.0.0.1:56137 - "GET /api/open-interest/UNIUSDT?interval=15&amp;days=15 HTTP/1.1" 200 OK</text:p>
      <text:p text:style-name="Standard">[BNBUSDT] 📊 HISTORICAL: Recibido days=15, aplicando límite -&gt; days_to_fetch=15 (máx: 15) @ 15</text:p>
      <text:p text:style-name="Standard">INFO:httpx:HTTP Request: GET https://api.bybit.com/v5/market/kline?category=linear&amp;symbol=DOTUSDT&amp;interval=15&amp;start=1762909200000&amp;limit=440 "HTTP/1.1 200 OK"</text:p>
      <text:p text:style-name="Standard">INFO:httpx:HTTP Request: GET https://api.bybit.com/v5/market/kline?category=linear&amp;symbol=UNIUSDT&amp;interval=15&amp;start=1762909200000&amp;limit=440 "HTTP/1.1 200 OK"</text:p>
      <text:p text:style-name="Standard">[DOTUSDT] Historical: ✅ Devolviendo 1440 velas (esperadas: 1440)</text:p>
      <text:p text:style-name="Standard">INFO: <text:s text:c="4"/>127.0.0.1:49281 - "GET /api/historical/DOTUSDT?interval=15&amp;days=15&amp;t=1763304403561 HTTP/1.1" 200 OK</text:p>
      <text:p text:style-name="Standard">INFO:httpx:HTTP Request: GET https://api.bybit.com/v5/market/kline?category=linear&amp;symbol=AVAXUSDT&amp;interval=15&amp;start=1762008441452&amp;limit=1000 "HTTP/1.1 200 OK"</text:p>
      <text:p text:style-name="Standard">[UNIUSDT] Historical: ✅ Devolviendo 1440 velas (esperadas: 1440)</text:p>
      <text:p text:style-name="Standard">INFO: <text:s text:c="4"/>127.0.0.1:52933 - "GET /api/historical/UNIUSDT?interval=15&amp;days=15&amp;t=1763304403560 HTTP/1.1" 200 OK</text:p>
      <text:p text:style-name="Standard">INFO:httpx:HTTP Request: GET https://api.bybit.com/v5/market/kline?category=linear&amp;symbol=TONUSDT&amp;interval=15&amp;start=1762909200000&amp;limit=440 "HTTP/1.1 200 OK"</text:p>
      <text:p text:style-name="Standard">INFO:httpx:HTTP Request: GET https://api.bybit.com/v5/market/kline?category=linear&amp;symbol=BNBUSDT&amp;interval=15&amp;start=1762008441850&amp;limit=1000 "HTTP/1.1 200 OK"</text:p>
      <text:p text:style-name="Standard">[PENDLEUSDT] 📊 OPEN INTEREST: Recibido days=15, aplicando límite -&gt; days_to_fetch=15 (máx: 15) @ 15</text:p>
      <text:p text:style-name="Standard">[CACHE HIT] ✅ PENDLEUSDT 15 Open Interest desde cache (age: 18s)</text:p>
      <text:p text:style-name="Standard">INFO: <text:s text:c="4"/>127.0.0.1:49281 - "GET /api/open-interest/PENDLEUSDT?interval=15&amp;days=15 HTTP/1.1" 200 OK</text:p>
      <text:p text:style-name="Standard">[TONUSDT] Historical: ✅ Devolviendo 1440 velas (esperadas: 1440)</text:p>
      <text:p text:style-name="Standard">INFO: <text:s text:c="4"/>127.0.0.1:54213 - "GET /api/historical/TONUSDT?interval=15&amp;days=15&amp;t=1763304403559 HTTP/1.1" 200 OK</text:p>
      <text:p text:style-name="Standard">[TONUSDT] 📊 OPEN INTEREST: Recibido days=15, aplicando límite -&gt; days_to_fetch=15 (máx: 15) @ 15</text:p>
      <text:p text:style-name="Standard">[CACHE HIT] ✅ TONUSDT 15 Open Interest desde cache (age: 19s)</text:p>
      <text:p text:style-name="Standard">INFO: <text:s text:c="4"/>127.0.0.1:52933 - "GET /api/open-interest/TONUSDT?interval=15&amp;days=15 HTTP/1.1" 200 OK</text:p>
      <text:p text:style-name="Standard">[ARBUSDT] 📊 OPEN INTEREST: Recibido days=15, aplicando límite -&gt; days_to_fetch=15 (máx: 15) @ 15</text:p>
      <text:p text:style-name="Standard">[CACHE HIT] ✅ ARBUSDT 15 Open Interest desde cache (age: 19s)</text:p>
      <text:p text:style-name="Standard">INFO: <text:s text:c="4"/>127.0.0.1:49281 - "GET /api/open-interest/ARBUSDT?interval=15&amp;days=15 HTTP/1.1" 200 OK</text:p>
      <text:p text:style-name="Standard"><text:soft-page-break/>[DOTUSDT] 📊 OPEN INTEREST: Recibido days=15, aplicando límite -&gt; days_to_fetch=15 (máx: 15) @ 15</text:p>
      <text:p text:style-name="Standard">[CACHE HIT] ✅ DOTUSDT 15 Open Interest desde cache (age: 18s)</text:p>
      <text:p text:style-name="Standard">INFO: <text:s text:c="4"/>127.0.0.1:54213 - "GET /api/open-interest/DOTUSDT?interval=15&amp;days=15 HTTP/1.1" 200 OK</text:p>
      <text:p text:style-name="Standard">[AVAXUSDT] 📊 OPEN INTEREST: Recibido days=15, aplicando límite -&gt; days_to_fetch=15 (máx: 15) @ 15</text:p>
      <text:p text:style-name="Standard">[CACHE HIT] ✅ AVAXUSDT 15 Open Interest desde cache (age: 16s)</text:p>
      <text:p text:style-name="Standard">INFO: <text:s text:c="4"/>127.0.0.1:52933 - "GET /api/open-interest/AVAXUSDT?interval=15&amp;days=15 HTTP/1.1" 200 OK</text:p>
      <text:p text:style-name="Standard">[BNBUSDT] 📊 OPEN INTEREST: Recibido days=15, aplicando límite -&gt; days_to_fetch=15 (máx: 15) @ 15</text:p>
      <text:p text:style-name="Standard">[CACHE HIT] ✅ BNBUSDT 15 Open Interest desde cache (age: 14s)</text:p>
      <text:p text:style-name="Standard">INFO: <text:s text:c="4"/>127.0.0.1:49281 - "GET /api/open-interest/BNBUSDT?interval=15&amp;days=15 HTTP/1.1" 200 OK</text:p>
      <text:p text:style-name="Standard">[HBARUSDT] 📊 OPEN INTEREST: Recibido days=15, aplicando límite -&gt; days_to_fetch=15 (máx: 15) @ 15</text:p>
      <text:p text:style-name="Standard">[CACHE HIT] ✅ HBARUSDT 15 Open Interest desde cache (age: 14s)</text:p>
      <text:p text:style-name="Standard">INFO: <text:s text:c="4"/>127.0.0.1:52933 - "GET /api/open-interest/HBARUSDT?interval=15&amp;days=15 HTTP/1.1" 200 OK</text:p>
      <text:p text:style-name="Standard">[PEOPLEUSDT] 📊 OPEN INTEREST: Recibido days=15, aplicando límite -&gt; days_to_fetch=15 (máx: 15) @ 15</text:p>
      <text:p text:style-name="Standard">[CACHE HIT] ✅ PEOPLEUSDT 15 Open Interest desde cache (age: 13s)</text:p>
      <text:p text:style-name="Standard">INFO: <text:s text:c="4"/>127.0.0.1:54213 - "GET /api/open-interest/PEOPLEUSDT?interval=15&amp;days=15 HTTP/1.1" 200 OK</text:p>
      <text:p text:style-name="Standard">[MASKUSDT] 📊 OPEN INTEREST: Recibido days=15, aplicando límite -&gt; days_to_fetch=15 (máx: 15) @ 15</text:p>
      <text:p text:style-name="Standard">[CACHE HIT] ✅ MASKUSDT 15 Open Interest desde cache (age: 12s)</text:p>
      <text:p text:style-name="Standard">INFO: <text:s text:c="4"/>127.0.0.1:52933 - "GET /api/open-interest/MASKUSDT?interval=15&amp;days=15 HTTP/1.1" 200 OK</text:p>
      <text:p text:style-name="Standard">[ASTRUSDT] 📊 OPEN INTEREST: Recibido days=15, aplicando límite -&gt; days_to_fetch=15 (máx: 15) @ 15</text:p>
      <text:p text:style-name="Standard">[CACHE HIT] ✅ ASTRUSDT 15 Open Interest desde cache (age: 12s)</text:p>
      <text:p text:style-name="Standard">INFO: <text:s text:c="4"/>127.0.0.1:49281 - "GET /api/open-interest/ASTRUSDT?interval=15&amp;days=15 HTTP/1.1" 200 OK</text:p>
      <text:p text:style-name="Standard">[INJUSDT] 📊 OPEN INTEREST: Recibido days=15, aplicando límite -&gt; days_to_fetch=15 (máx: 15) @ 15</text:p>
      <text:p text:style-name="Standard">[CACHE HIT] ✅ INJUSDT 15 Open Interest desde cache (age: 9s)</text:p>
      <text:p text:style-name="Standard">INFO: <text:s text:c="4"/>127.0.0.1:52933 - "GET /api/open-interest/INJUSDT?interval=15&amp;days=15 HTTP/1.1" 200 OK</text:p>
      <text:p text:style-name="Standard">[TRBUSDT] 📊 OPEN INTEREST: Recibido days=15, aplicando límite -&gt; days_to_fetch=15 (máx: 15) @ 15</text:p>
      <text:p text:style-name="Standard">[CACHE HIT] ✅ TRBUSDT 15 Open Interest desde cache (age: 10s)</text:p>
      <text:p text:style-name="Standard">INFO: <text:s text:c="4"/>127.0.0.1:54213 - "GET /api/open-interest/TRBUSDT?interval=15&amp;days=15 HTTP/1.1" 200 OK</text:p>
      <text:p text:style-name="Standard">INFO:httpx:HTTP Request: GET https://api.bybit.com/v5/market/kline?category=linear&amp;symbol=ARBUSDT&amp;interval=15&amp;start=1762909200000&amp;limit=440 "HTTP/1.1 200 OK"</text:p>
      <text:p text:style-name="Standard">[GRTUSDT] 📊 OPEN INTEREST: Recibido days=15, aplicando límite -&gt; days_to_fetch=15 (máx: 15) @ 15</text:p>
      <text:p text:style-name="Standard">[CACHE HIT] ✅ GRTUSDT 15 Open Interest desde cache (age: 7s)</text:p>
      <text:p text:style-name="Standard"><text:soft-page-break/>INFO: <text:s text:c="4"/>127.0.0.1:52933 - "GET /api/open-interest/GRTUSDT?interval=15&amp;days=15 HTTP/1.1" 200 OK</text:p>
      <text:p text:style-name="Standard">[ATOMUSDT] 📊 OPEN INTEREST: Recibido days=15, aplicando límite -&gt; days_to_fetch=15 (máx: 15) @ 15</text:p>
      <text:p text:style-name="Standard">[CACHE HIT] ✅ ATOMUSDT 15 Open Interest desde cache (age: 8s)</text:p>
      <text:p text:style-name="Standard">INFO: <text:s text:c="4"/>127.0.0.1:49281 - "GET /api/open-interest/ATOMUSDT?interval=15&amp;days=15 HTTP/1.1" 200 OK</text:p>
      <text:p text:style-name="Standard">[ARBUSDT] Historical: ✅ Devolviendo 1440 velas (esperadas: 1440)</text:p>
      <text:p text:style-name="Standard">INFO: <text:s text:c="4"/>127.0.0.1:57687 - "GET /api/historical/ARBUSDT?interval=15&amp;days=15&amp;t=1763304403561 HTTP/1.1" 200 OK</text:p>
      <text:p text:style-name="Standard">[PEOPLEUSDT] 📊 HISTORICAL: Recibido days=15, aplicando límite -&gt; days_to_fetch=15 (máx: 15) @ 15</text:p>
      <text:p text:style-name="Standard">[ALGOUSDT] 📊 OPEN INTEREST: Recibido days=15, aplicando límite -&gt; days_to_fetch=15 (máx: 15) @ 15</text:p>
      <text:p text:style-name="Standard">[CACHE HIT] ✅ ALGOUSDT 15 Open Interest desde cache (age: 6s)</text:p>
      <text:p text:style-name="Standard">INFO: <text:s text:c="4"/>127.0.0.1:54213 - "GET /api/open-interest/ALGOUSDT?interval=15&amp;days=15 HTTP/1.1" 200 OK</text:p>
      <text:p text:style-name="Standard">[HBARUSDT] 📊 HISTORICAL: Recibido days=15, aplicando límite -&gt; days_to_fetch=15 (máx: 15) @ 15</text:p>
      <text:p text:style-name="Standard">[ASTRUSDT] 📊 HISTORICAL: Recibido days=15, aplicando límite -&gt; days_to_fetch=15 (máx: 15) @ 15</text:p>
      <text:p text:style-name="Standard">INFO:httpx:HTTP Request: GET https://api.bybit.com/v5/market/kline?category=linear&amp;symbol=AVAXUSDT&amp;interval=15&amp;start=1762909200000&amp;limit=440 "HTTP/1.1 200 OK"</text:p>
      <text:p text:style-name="Standard">INFO:httpx:HTTP Request: GET https://api.bybit.com/v5/market/kline?category=linear&amp;symbol=BNBUSDT&amp;interval=15&amp;start=1762909200000&amp;limit=440 "HTTP/1.1 200 OK"</text:p>
      <text:p text:style-name="Standard">[MASKUSDT] 📊 HISTORICAL: Recibido days=15, aplicando límite -&gt; days_to_fetch=15 (máx: 15) @ 15</text:p>
      <text:p text:style-name="Standard">[AVAXUSDT] Historical: ✅ Devolviendo 1440 velas (esperadas: 1440)</text:p>
      <text:p text:style-name="Standard">INFO: <text:s text:c="4"/>127.0.0.1:56230 - "GET /api/historical/AVAXUSDT?interval=15&amp;days=15&amp;t=1763304403562 HTTP/1.1" 200 OK</text:p>
      <text:p text:style-name="Standard">[BNBUSDT] Historical: ✅ Devolviendo 1440 velas (esperadas: 1440)</text:p>
      <text:p text:style-name="Standard">INFO: <text:s text:c="4"/>127.0.0.1:56137 - "GET /api/historical/BNBUSDT?interval=15&amp;days=15&amp;t=1763304403563 HTTP/1.1" 200 OK</text:p>
      <text:p text:style-name="Standard">[TRBUSDT] 📊 HISTORICAL: Recibido days=15, aplicando límite -&gt; days_to_fetch=15 (máx: 15) @ 15</text:p>
      <text:p text:style-name="Standard">[INJUSDT] 📊 HISTORICAL: Recibido days=15, aplicando límite -&gt; days_to_fetch=15 (máx: 15) @ 15</text:p>
      <text:p text:style-name="Standard">INFO:httpx:HTTP Request: GET https://api.bybit.com/v5/market/kline?category=linear&amp;symbol=PEOPLEUSDT&amp;interval=15&amp;start=1762008443092&amp;limit=1000 "HTTP/1.1 200 OK"</text:p>
      <text:p text:style-name="Standard">INFO:httpx:HTTP Request: GET https://api.bybit.com/v5/market/kline?category=linear&amp;symbol=ASTRUSDT&amp;interval=15&amp;start=1762008443779&amp;limit=1000 "HTTP/1.1 200 OK"</text:p>
      <text:p text:style-name="Standard">INFO:httpx:HTTP Request: GET https://api.bybit.com/v5/market/kline?category=linear&amp;symbol=HBARUSDT&amp;interval=15&amp;start=1762008443449&amp;limit=1000 "HTTP/1.1 200 OK"</text:p>
      <text:p text:style-name="Standard">INFO:httpx:HTTP Request: GET https://api.bybit.com/v5/market/kline?category=linear&amp;symbol=MASKUSDT&amp;interval=15&amp;start=1762008444116&amp;limit=1000 "HTTP/1.1 200 OK"</text:p>
      <text:p text:style-name="Standard"><text:soft-page-break/>INFO:httpx:HTTP Request: GET https://api.bybit.com/v5/market/kline?category=linear&amp;symbol=TRBUSDT&amp;interval=15&amp;start=1762008444530&amp;limit=1000 "HTTP/1.1 200 OK"</text:p>
      <text:p text:style-name="Standard">INFO:httpx:HTTP Request: GET https://api.bybit.com/v5/market/kline?category=linear&amp;symbol=PEOPLEUSDT&amp;interval=15&amp;start=1762909200000&amp;limit=440 "HTTP/1.1 200 OK"</text:p>
      <text:p text:style-name="Standard">INFO:httpx:HTTP Request: GET https://api.bybit.com/v5/market/kline?category=linear&amp;symbol=ASTRUSDT&amp;interval=15&amp;start=1762909200000&amp;limit=440 "HTTP/1.1 200 OK"</text:p>
      <text:p text:style-name="Standard">[ASTRUSDT] Historical: ✅ Devolviendo 1440 velas (esperadas: 1440)</text:p>
      <text:p text:style-name="Standard">INFO: <text:s text:c="4"/>127.0.0.1:57687 - "GET /api/historical/ASTRUSDT?interval=15&amp;days=15&amp;t=1763304403565 HTTP/1.1" 200 OK</text:p>
      <text:p text:style-name="Standard">[PEOPLEUSDT] Historical: ✅ Devolviendo 1440 velas (esperadas: 1440)</text:p>
      <text:p text:style-name="Standard">INFO: <text:s text:c="4"/>127.0.0.1:52933 - "GET /api/historical/PEOPLEUSDT?interval=15&amp;days=15&amp;t=1763304403563 HTTP/1.1" 200 OK</text:p>
      <text:p text:style-name="Standard">INFO:httpx:HTTP Request: GET https://api.bybit.com/v5/market/kline?category=linear&amp;symbol=HBARUSDT&amp;interval=15&amp;start=1762909200000&amp;limit=440 "HTTP/1.1 200 OK"</text:p>
      <text:p text:style-name="Standard">[ATOMUSDT] 📊 HISTORICAL: Recibido days=15, aplicando límite -&gt; days_to_fetch=15 (máx: 15) @ 15</text:p>
      <text:p text:style-name="Standard">INFO:httpx:HTTP Request: GET https://api.bybit.com/v5/market/kline?category=linear&amp;symbol=MASKUSDT&amp;interval=15&amp;start=1762909200000&amp;limit=440 "HTTP/1.1 200 OK"</text:p>
      <text:p text:style-name="Standard">[HBARUSDT] Historical: ✅ Devolviendo 1440 velas (esperadas: 1440)</text:p>
      <text:p text:style-name="Standard">INFO: <text:s text:c="4"/>127.0.0.1:49281 - "GET /api/historical/HBARUSDT?interval=15&amp;days=15&amp;t=1763304403564 HTTP/1.1" 200 OK</text:p>
      <text:p text:style-name="Standard">[GRTUSDT] 📊 HISTORICAL: Recibido days=15, aplicando límite -&gt; days_to_fetch=15 (máx: 15) @ 15</text:p>
      <text:p text:style-name="Standard">INFO:httpx:HTTP Request: GET https://api.bybit.com/v5/market/kline?category=linear&amp;symbol=TRBUSDT&amp;interval=15&amp;start=1762909200000&amp;limit=440 "HTTP/1.1 200 OK"</text:p>
      <text:p text:style-name="Standard">INFO:httpx:HTTP Request: GET https://api.bybit.com/v5/market/kline?category=linear&amp;symbol=INJUSDT&amp;interval=15&amp;start=1762008444883&amp;limit=1000 "HTTP/1.1 200 OK"</text:p>
      <text:p text:style-name="Standard">[ALGOUSDT] 📊 HISTORICAL: Recibido days=15, aplicando límite -&gt; days_to_fetch=15 (máx: 15) @ 15</text:p>
      <text:p text:style-name="Standard">[TRBUSDT] Historical: ✅ Devolviendo 1440 velas (esperadas: 1440)</text:p>
      <text:p text:style-name="Standard">INFO: <text:s text:c="4"/>127.0.0.1:56230 - "GET /api/historical/TRBUSDT?interval=15&amp;days=15&amp;t=1763304403566 HTTP/1.1" 200 OK</text:p>
      <text:p text:style-name="Standard">[MASKUSDT] Historical: ✅ Devolviendo 1440 velas (esperadas: 1440)</text:p>
      <text:p text:style-name="Standard">INFO: <text:s text:c="4"/>127.0.0.1:54213 - "GET /api/historical/MASKUSDT?interval=15&amp;days=15&amp;t=1763304403566 HTTP/1.1" 200 OK</text:p>
      <text:p text:style-name="Standard">[BTCUSDT] 📊 HISTORICAL: Recibido days=15, aplicando límite -&gt; days_to_fetch=15 (máx: 15) @ 15</text:p>
      <text:p text:style-name="Standard">[ETHUSDT] 📊 HISTORICAL: Recibido days=15, aplicando límite -&gt; days_to_fetch=15 (máx: 15) @ 15</text:p>
      <text:p text:style-name="Standard">INFO:httpx:HTTP Request: GET https://api.bybit.com/v5/market/kline?category=linear&amp;symbol=INJUSDT&amp;interval=15&amp;start=1762909200000&amp;limit=440 "HTTP/1.1 200 OK"</text:p>
      <text:p text:style-name="Standard">[INJUSDT] Historical: ✅ Devolviendo 1440 velas (esperadas: 1440)</text:p>
      <text:p text:style-name="Standard">INFO: <text:s text:c="4"/>127.0.0.1:56137 - "GET /api/historical/INJUSDT?interval=15&amp;days=15&amp;t=1763304403567 HTTP/1.1" 200 OK</text:p>
      <text:p text:style-name="Standard"><text:soft-page-break/>[TRXUSDT] 📊 HISTORICAL: Recibido days=15, aplicando límite -&gt; days_to_fetch=15 (máx: 15) @ 15</text:p>
      <text:p text:style-name="Standard">INFO:httpx:HTTP Request: GET https://api.bybit.com/v5/market/kline?category=linear&amp;symbol=ATOMUSDT&amp;interval=15&amp;start=1762008446211&amp;limit=1000 "HTTP/1.1 200 OK"</text:p>
      <text:p text:style-name="Standard">INFO:httpx:HTTP Request: GET https://api.bybit.com/v5/market/kline?category=linear&amp;symbol=GRTUSDT&amp;interval=15&amp;start=1762008446575&amp;limit=1000 "HTTP/1.1 200 OK"</text:p>
      <text:p text:style-name="Standard">INFO:httpx:HTTP Request: GET https://api.bybit.com/v5/market/kline?category=linear&amp;symbol=ALGOUSDT&amp;interval=15&amp;start=1762008446911&amp;limit=1000 "HTTP/1.1 200 OK"</text:p>
      <text:p text:style-name="Standard">INFO:httpx:HTTP Request: GET https://api.bybit.com/v5/market/kline?category=linear&amp;symbol=ETHUSDT&amp;interval=15&amp;start=1762008447640&amp;limit=1000 "HTTP/1.1 200 OK"</text:p>
      <text:p text:style-name="Standard">INFO:httpx:HTTP Request: GET https://api.bybit.com/v5/market/kline?category=linear&amp;symbol=BTCUSDT&amp;interval=15&amp;start=1762008447307&amp;limit=1000 "HTTP/1.1 200 OK"</text:p>
      <text:p text:style-name="Standard">INFO:httpx:HTTP Request: GET https://api.bybit.com/v5/market/kline?category=linear&amp;symbol=TRXUSDT&amp;interval=15&amp;start=1762008448067&amp;limit=1000 "HTTP/1.1 200 OK"</text:p>
      <text:p text:style-name="Standard">INFO:httpx:HTTP Request: GET https://api.bybit.com/v5/market/kline?category=linear&amp;symbol=ATOMUSDT&amp;interval=15&amp;start=1762909200000&amp;limit=440 "HTTP/1.1 200 OK"</text:p>
      <text:p text:style-name="Standard">[ATOMUSDT] Historical: ✅ Devolviendo 1440 velas (esperadas: 1440)</text:p>
      <text:p text:style-name="Standard">INFO: <text:s text:c="4"/>127.0.0.1:57687 - "GET /api/historical/ATOMUSDT?interval=15&amp;days=15&amp;t=1763304403568 HTTP/1.1" 200 OK</text:p>
      <text:p text:style-name="Standard">[XRPUSDT] 📊 HISTORICAL: Recibido days=15, aplicando límite -&gt; days_to_fetch=15 (máx: 15) @ 15</text:p>
      <text:p text:style-name="Standard">INFO:httpx:HTTP Request: GET https://api.bybit.com/v5/market/kline?category=linear&amp;symbol=ALGOUSDT&amp;interval=15&amp;start=1762909200000&amp;limit=440 "HTTP/1.1 200 OK"</text:p>
      <text:p text:style-name="Standard">[ALGOUSDT] Historical: ✅ Devolviendo 1440 velas (esperadas: 1440)</text:p>
      <text:p text:style-name="Standard">INFO: <text:s text:c="4"/>127.0.0.1:49281 - "GET /api/historical/ALGOUSDT?interval=15&amp;days=15&amp;t=1763304403570 HTTP/1.1" 200 OK</text:p>
      <text:p text:style-name="Standard">[SOLUSDT] 📊 HISTORICAL: Recibido days=15, aplicando límite -&gt; days_to_fetch=15 (máx: 15) @ 15</text:p>
      <text:p text:style-name="Standard">INFO:httpx:HTTP Request: GET https://api.bybit.com/v5/market/kline?category=linear&amp;symbol=ETHUSDT&amp;interval=15&amp;start=1762909200000&amp;limit=440 "HTTP/1.1 200 OK"</text:p>
      <text:p text:style-name="Standard">[ETHUSDT] Historical: ✅ Devolviendo 1440 velas (esperadas: 1440)</text:p>
      <text:p text:style-name="Standard">INFO: <text:s text:c="4"/>127.0.0.1:54213 - "GET /api/historical/ETHUSDT?interval=15&amp;days=15&amp;t=1763304403574 HTTP/1.1" 200 OK</text:p>
      <text:p text:style-name="Standard">INFO:httpx:HTTP Request: GET https://api.bybit.com/v5/market/kline?category=linear&amp;symbol=TRXUSDT&amp;interval=15&amp;start=1762909200000&amp;limit=440 "HTTP/1.1 200 OK"</text:p>
      <text:p text:style-name="Standard">[AAVEUSDT] 📊 HISTORICAL: Recibido days=15, aplicando límite -&gt; days_to_fetch=15 (máx: 15) @ 15</text:p>
      <text:p text:style-name="Standard">[TRXUSDT] Historical: ✅ Devolviendo 1440 velas (esperadas: 1440)</text:p>
      <text:p text:style-name="Standard">INFO: <text:s text:c="4"/>127.0.0.1:56137 - "GET /api/historical/TRXUSDT?interval=15&amp;days=15&amp;t=1763304403575 HTTP/1.1" 200 OK</text:p>
      <text:p text:style-name="Standard">[GALAUSDT] 📊 HISTORICAL: Recibido days=15, aplicando límite -&gt; days_to_fetch=15 (máx: 15) @ 15</text:p>
      <text:p text:style-name="Standard"><text:soft-page-break/>INFO:httpx:HTTP Request: GET https://api.bybit.com/v5/market/kline?category=linear&amp;symbol=GRTUSDT&amp;interval=15&amp;start=1762909200000&amp;limit=440 "HTTP/1.1 200 OK"</text:p>
      <text:p text:style-name="Standard">INFO:httpx:HTTP Request: GET https://api.bybit.com/v5/market/kline?category=linear&amp;symbol=BTCUSDT&amp;interval=15&amp;start=1762909200000&amp;limit=440 "HTTP/1.1 200 OK"</text:p>
      <text:p text:style-name="Standard">[GRTUSDT] Historical: ✅ Devolviendo 1440 velas (esperadas: 1440)</text:p>
      <text:p text:style-name="Standard">INFO: <text:s text:c="4"/>127.0.0.1:52933 - "GET /api/historical/GRTUSDT?interval=15&amp;days=15&amp;t=1763304403569 HTTP/1.1" 200 OK</text:p>
      <text:p text:style-name="Standard">[BTCUSDT] Historical: ✅ Devolviendo 1440 velas (esperadas: 1440)</text:p>
      <text:p text:style-name="Standard">INFO: <text:s text:c="4"/>127.0.0.1:56230 - "GET /api/historical/BTCUSDT?interval=15&amp;days=15&amp;t=1763304403573 HTTP/1.1" 200 OK</text:p>
      <text:p text:style-name="Standard">INFO:httpx:HTTP Request: GET https://api.bybit.com/v5/market/kline?category=linear&amp;symbol=XRPUSDT&amp;interval=15&amp;start=1762008449041&amp;limit=1000 "HTTP/1.1 200 OK"</text:p>
      <text:p text:style-name="Standard">[OPUSDT] 📊 HISTORICAL: Recibido days=15, aplicando límite -&gt; days_to_fetch=15 (máx: 15) @ 15</text:p>
      <text:p text:style-name="Standard">[ADAUSDT] 📊 HISTORICAL: Recibido days=15, aplicando límite -&gt; days_to_fetch=15 (máx: 15) @ 15</text:p>
      <text:p text:style-name="Standard">INFO:httpx:HTTP Request: GET https://api.bybit.com/v5/market/kline?category=linear&amp;symbol=SOLUSDT&amp;interval=15&amp;start=1762008449418&amp;limit=1000 "HTTP/1.1 200 OK"</text:p>
      <text:p text:style-name="Standard">INFO:httpx:HTTP Request: GET https://api.bybit.com/v5/market/kline?category=linear&amp;symbol=AAVEUSDT&amp;interval=15&amp;start=1762008449790&amp;limit=1000 "HTTP/1.1 200 OK"</text:p>
      <text:p text:style-name="Standard">INFO:httpx:HTTP Request: GET https://api.bybit.com/v5/market/kline?category=linear&amp;symbol=GALAUSDT&amp;interval=15&amp;start=1762008450159&amp;limit=1000 "HTTP/1.1 200 OK"</text:p>
      <text:p text:style-name="Standard">INFO:httpx:HTTP Request: GET https://api.bybit.com/v5/market/kline?category=linear&amp;symbol=ADAUSDT&amp;interval=15&amp;start=1762008450903&amp;limit=1000 "HTTP/1.1 200 OK"</text:p>
      <text:p text:style-name="Standard">INFO:httpx:HTTP Request: GET https://api.bybit.com/v5/market/kline?category=linear&amp;symbol=OPUSDT&amp;interval=15&amp;start=1762008450567&amp;limit=1000 "HTTP/1.1 200 OK"</text:p>
      <text:p text:style-name="Standard">INFO:httpx:HTTP Request: GET https://api.bybit.com/v5/market/kline?category=linear&amp;symbol=XRPUSDT&amp;interval=15&amp;start=1762909200000&amp;limit=440 "HTTP/1.1 200 OK"</text:p>
      <text:p text:style-name="Standard">[XRPUSDT] Historical: ✅ Devolviendo 1440 velas (esperadas: 1440)</text:p>
      <text:p text:style-name="Standard">INFO: <text:s text:c="4"/>127.0.0.1:57687 - "GET /api/historical/XRPUSDT?interval=15&amp;days=15&amp;t=1763304403575 HTTP/1.1" 200 OK</text:p>
      <text:p text:style-name="Standard">INFO:httpx:HTTP Request: GET https://api.bybit.com/v5/market/kline?category=linear&amp;symbol=SOLUSDT&amp;interval=15&amp;start=1762909200000&amp;limit=440 "HTTP/1.1 200 OK"</text:p>
      <text:p text:style-name="Standard">[SOLUSDT] Historical: ✅ Devolviendo 1440 velas (esperadas: 1440)</text:p>
      <text:p text:style-name="Standard">INFO: <text:s text:c="4"/>127.0.0.1:49281 - "GET /api/historical/SOLUSDT?interval=15&amp;days=15&amp;t=1763304403576 HTTP/1.1" 200 OK</text:p>
      <text:p text:style-name="Standard">[SUIUSDT] 📊 HISTORICAL: Recibido days=15, aplicando límite -&gt; days_to_fetch=15 (máx: 15) @ 15</text:p>
      <text:p text:style-name="Standard">[POLUSDT] 📊 HISTORICAL: Recibido days=15, aplicando límite -&gt; days_to_fetch=15 (máx: 15) @ 15</text:p>
      <text:p text:style-name="Standard"><text:soft-page-break/>INFO:httpx:HTTP Request: GET https://api.bybit.com/v5/market/kline?category=linear&amp;symbol=AAVEUSDT&amp;interval=15&amp;start=1762909200000&amp;limit=440 "HTTP/1.1 200 OK"</text:p>
      <text:p text:style-name="Standard">[AAVEUSDT] Historical: ✅ Devolviendo 1440 velas (esperadas: 1440)</text:p>
      <text:p text:style-name="Standard">INFO: <text:s text:c="4"/>127.0.0.1:54213 - "GET /api/historical/AAVEUSDT?interval=15&amp;days=15&amp;t=1763304403577 HTTP/1.1" 200 OK</text:p>
      <text:p text:style-name="Standard">INFO:httpx:HTTP Request: GET https://api.bybit.com/v5/market/kline?category=linear&amp;symbol=GALAUSDT&amp;interval=15&amp;start=1762909200000&amp;limit=440 "HTTP/1.1 200 OK"</text:p>
      <text:p text:style-name="Standard">[GALAUSDT] Historical: ✅ Devolviendo 1440 velas (esperadas: 1440)</text:p>
      <text:p text:style-name="Standard">INFO: <text:s text:c="4"/>127.0.0.1:56137 - "GET /api/historical/GALAUSDT?interval=15&amp;days=15&amp;t=1763304403577 HTTP/1.1" 200 OK</text:p>
      <text:p text:style-name="Standard">[POLYXUSDT] 📊 HISTORICAL: Recibido days=15, aplicando límite -&gt; days_to_fetch=15 (máx: 15) @ 15</text:p>
      <text:p text:style-name="Standard">[CAKEUSDT] 📊 HISTORICAL: Recibido days=15, aplicando límite -&gt; days_to_fetch=15 (máx: 15) @ 15</text:p>
      <text:p text:style-name="Standard">INFO:httpx:HTTP Request: GET https://api.bybit.com/v5/market/kline?category=linear&amp;symbol=OPUSDT&amp;interval=15&amp;start=1762909200000&amp;limit=440 "HTTP/1.1 200 OK"</text:p>
      <text:p text:style-name="Standard">INFO:httpx:HTTP Request: GET https://api.bybit.com/v5/market/kline?category=linear&amp;symbol=ADAUSDT&amp;interval=15&amp;start=1762909200000&amp;limit=440 "HTTP/1.1 200 OK"</text:p>
      <text:p text:style-name="Standard">[OPUSDT] Historical: ✅ Devolviendo 1440 velas (esperadas: 1440)</text:p>
      <text:p text:style-name="Standard">INFO: <text:s text:c="4"/>127.0.0.1:52933 - "GET /api/historical/OPUSDT?interval=15&amp;days=15&amp;t=1763304403578 HTTP/1.1" 200 OK</text:p>
      <text:p text:style-name="Standard">[ADAUSDT] Historical: ✅ Devolviendo 1440 velas (esperadas: 1440)</text:p>
      <text:p text:style-name="Standard">INFO: <text:s text:c="4"/>127.0.0.1:56230 - "GET /api/historical/ADAUSDT?interval=15&amp;days=15&amp;t=1763304403579 HTTP/1.1" 200 OK</text:p>
      <text:p text:style-name="Standard">[PENDLEUSDT] 📊 HISTORICAL: Recibido days=15, aplicando límite -&gt; days_to_fetch=15 (máx: 15) @ 15</text:p>
      <text:p text:style-name="Standard">[TONUSDT] 📊 HISTORICAL: Recibido days=15, aplicando límite -&gt; days_to_fetch=15 (máx: 15) @ 15</text:p>
      <text:p text:style-name="Standard">INFO:httpx:HTTP Request: GET https://api.bybit.com/v5/market/kline?category=linear&amp;symbol=SUIUSDT&amp;interval=15&amp;start=1762008451804&amp;limit=1000 "HTTP/1.1 200 OK"</text:p>
      <text:p text:style-name="Standard">INFO:httpx:HTTP Request: GET https://api.bybit.com/v5/market/kline?category=linear&amp;symbol=POLUSDT&amp;interval=15&amp;start=1762008452138&amp;limit=1000 "HTTP/1.1 200 OK"</text:p>
      <text:p text:style-name="Standard">INFO:httpx:HTTP Request: GET https://api.bybit.com/v5/market/kline?category=linear&amp;symbol=CAKEUSDT&amp;interval=15&amp;start=1762008452865&amp;limit=1000 "HTTP/1.1 200 OK"</text:p>
      <text:p text:style-name="Standard">INFO:httpx:HTTP Request: GET https://api.bybit.com/v5/market/kline?category=linear&amp;symbol=POLYXUSDT&amp;interval=15&amp;start=1762008452536&amp;limit=1000 "HTTP/1.1 200 OK"</text:p>
      <text:p text:style-name="Standard">INFO:httpx:HTTP Request: GET https://api.bybit.com/v5/market/kline?category=linear&amp;symbol=TONUSDT&amp;interval=15&amp;start=1762008453597&amp;limit=1000 "HTTP/1.1 200 OK"</text:p>
      <text:p text:style-name="Standard">INFO:httpx:HTTP Request: GET https://api.bybit.com/v5/market/kline?category=linear&amp;symbol=PENDLEUSDT&amp;interval=15&amp;start=1762008453265&amp;limit=1000 "HTTP/1.1 200 OK"</text:p>
      <text:p text:style-name="Standard"><text:soft-page-break/>INFO:httpx:HTTP Request: GET https://api.bybit.com/v5/market/kline?category=linear&amp;symbol=POLUSDT&amp;interval=15&amp;start=1762909200000&amp;limit=440 "HTTP/1.1 200 OK"</text:p>
      <text:p text:style-name="Standard">INFO:httpx:HTTP Request: GET https://api.bybit.com/v5/market/kline?category=linear&amp;symbol=SUIUSDT&amp;interval=15&amp;start=1762909200000&amp;limit=440 "HTTP/1.1 200 OK"</text:p>
      <text:p text:style-name="Standard">[SUIUSDT] Historical: ✅ Devolviendo 1440 velas (esperadas: 1440)</text:p>
      <text:p text:style-name="Standard">INFO: <text:s text:c="4"/>127.0.0.1:57687 - "GET /api/historical/SUIUSDT?interval=15&amp;days=15&amp;t=1763304403579 HTTP/1.1" 200 OK</text:p>
      <text:p text:style-name="Standard">[POLUSDT] Historical: ✅ Devolviendo 1440 velas (esperadas: 1440)</text:p>
      <text:p text:style-name="Standard">INFO: <text:s text:c="4"/>127.0.0.1:49281 - "GET /api/historical/POLUSDT?interval=15&amp;days=15&amp;t=1763304403580 HTTP/1.1" 200 OK</text:p>
      <text:p text:style-name="Standard">[UNIUSDT] 📊 HISTORICAL: Recibido days=15, aplicando límite -&gt; days_to_fetch=15 (máx: 15) @ 15</text:p>
      <text:p text:style-name="Standard">INFO:httpx:HTTP Request: GET https://api.bybit.com/v5/market/kline?category=linear&amp;symbol=POLYXUSDT&amp;interval=15&amp;start=1762909200000&amp;limit=440 "HTTP/1.1 200 OK"</text:p>
      <text:p text:style-name="Standard">INFO:httpx:HTTP Request: GET https://api.bybit.com/v5/market/kline?category=linear&amp;symbol=PENDLEUSDT&amp;interval=15&amp;start=1762909200000&amp;limit=440 "HTTP/1.1 200 OK"</text:p>
      <text:p text:style-name="Standard">INFO:httpx:HTTP Request: GET https://api.bybit.com/v5/market/kline?category=linear&amp;symbol=TONUSDT&amp;interval=15&amp;start=1762909200000&amp;limit=440 "HTTP/1.1 200 OK"</text:p>
      <text:p text:style-name="Standard">[POLYXUSDT] Historical: ✅ Devolviendo 1440 velas (esperadas: 1440)</text:p>
      <text:p text:style-name="Standard">INFO: <text:s text:c="4"/>127.0.0.1:54213 - "GET /api/historical/POLYXUSDT?interval=15&amp;days=15&amp;t=1763304403580 HTTP/1.1" 200 OK</text:p>
      <text:p text:style-name="Standard">[PENDLEUSDT] Historical: ✅ Devolviendo 1440 velas (esperadas: 1440)</text:p>
      <text:p text:style-name="Standard">INFO: <text:s text:c="4"/>127.0.0.1:52933 - "GET /api/historical/PENDLEUSDT?interval=15&amp;days=15&amp;t=1763304403582 HTTP/1.1" 200 OK</text:p>
      <text:p text:style-name="Standard">[TONUSDT] Historical: ✅ Devolviendo 1440 velas (esperadas: 1440)</text:p>
      <text:p text:style-name="Standard">INFO: <text:s text:c="4"/>127.0.0.1:56230 - "GET /api/historical/TONUSDT?interval=15&amp;days=15&amp;t=1763304403582 HTTP/1.1" 200 OK</text:p>
      <text:p text:style-name="Standard">[ARBUSDT] 📊 HISTORICAL: Recibido days=15, aplicando límite -&gt; days_to_fetch=15 (máx: 15) @ 15</text:p>
      <text:p text:style-name="Standard">[AVAXUSDT] 📊 HISTORICAL: Recibido days=15, aplicando límite -&gt; days_to_fetch=15 (máx: 15) @ 15</text:p>
      <text:p text:style-name="Standard">[DOTUSDT] 📊 HISTORICAL: Recibido days=15, aplicando límite -&gt; days_to_fetch=15 (máx: 15) @ 15</text:p>
      <text:p text:style-name="Standard">[BNBUSDT] 📊 HISTORICAL: Recibido days=15, aplicando límite -&gt; days_to_fetch=15 (máx: 15) @ 15</text:p>
      <text:p text:style-name="Standard">INFO:httpx:HTTP Request: GET https://api.bybit.com/v5/market/kline?category=linear&amp;symbol=CAKEUSDT&amp;interval=15&amp;start=1762909200000&amp;limit=440 "HTTP/1.1 200 OK"</text:p>
      <text:p text:style-name="Standard">[CAKEUSDT] Historical: ✅ Devolviendo 1440 velas (esperadas: 1440)</text:p>
      <text:p text:style-name="Standard">INFO: <text:s text:c="4"/>127.0.0.1:56137 - "GET /api/historical/CAKEUSDT?interval=15&amp;days=15&amp;t=1763304403581 HTTP/1.1" 200 OK</text:p>
      <text:p text:style-name="Standard">[PEOPLEUSDT] 📊 HISTORICAL: Recibido days=15, aplicando límite -&gt; days_to_fetch=15 (máx: 15) @ 15</text:p>
      <text:p text:style-name="Standard">INFO:httpx:HTTP Request: GET https://api.bybit.com/v5/market/kline?category=linear&amp;symbol=UNIUSDT&amp;interval=15&amp;start=1762008454893&amp;limit=1000 "HTTP/1.1 200 OK"</text:p>
      <text:p text:style-name="Standard"><text:soft-page-break/>INFO:httpx:HTTP Request: GET https://api.bybit.com/v5/market/kline?category=linear&amp;symbol=ARBUSDT&amp;interval=15&amp;start=1762008455320&amp;limit=1000 "HTTP/1.1 200 OK"</text:p>
      <text:p text:style-name="Standard">INFO:httpx:HTTP Request: GET https://api.bybit.com/v5/market/kline?category=linear&amp;symbol=DOTUSDT&amp;interval=15&amp;start=1762008455984&amp;limit=1000 "HTTP/1.1 200 OK"</text:p>
      <text:p text:style-name="Standard">INFO:httpx:HTTP Request: GET https://api.bybit.com/v5/market/kline?category=linear&amp;symbol=BNBUSDT&amp;interval=15&amp;start=1762008456314&amp;limit=1000 "HTTP/1.1 200 OK"</text:p>
      <text:p text:style-name="Standard">INFO:httpx:HTTP Request: GET https://api.bybit.com/v5/market/kline?category=linear&amp;symbol=AVAXUSDT&amp;interval=15&amp;start=1762008455654&amp;limit=1000 "HTTP/1.1 200 OK"</text:p>
      <text:p text:style-name="Standard">INFO:httpx:HTTP Request: GET https://api.bybit.com/v5/market/kline?category=linear&amp;symbol=PEOPLEUSDT&amp;interval=15&amp;start=1762008456685&amp;limit=1000 "HTTP/1.1 200 OK"</text:p>
      <text:p text:style-name="Standard">INFO:httpx:HTTP Request: GET https://api.bybit.com/v5/market/kline?category=linear&amp;symbol=ARBUSDT&amp;interval=15&amp;start=1762909200000&amp;limit=440 "HTTP/1.1 200 OK"</text:p>
      <text:p text:style-name="Standard">INFO:httpx:HTTP Request: GET https://api.bybit.com/v5/market/kline?category=linear&amp;symbol=DOTUSDT&amp;interval=15&amp;start=1762909200000&amp;limit=440 "HTTP/1.1 200 OK"</text:p>
      <text:p text:style-name="Standard">[ARBUSDT] Historical: ✅ Devolviendo 1440 velas (esperadas: 1440)</text:p>
      <text:p text:style-name="Standard">INFO: <text:s text:c="4"/>127.0.0.1:49281 - "GET /api/historical/ARBUSDT?interval=15&amp;days=15&amp;t=1763304403583 HTTP/1.1" 200 OK</text:p>
      <text:p text:style-name="Standard">INFO:httpx:HTTP Request: GET https://api.bybit.com/v5/market/kline?category=linear&amp;symbol=BNBUSDT&amp;interval=15&amp;start=1762909200000&amp;limit=440 "HTTP/1.1 200 OK"</text:p>
      <text:p text:style-name="Standard">[DOTUSDT] Historical: ✅ Devolviendo 1440 velas (esperadas: 1440)</text:p>
      <text:p text:style-name="Standard">INFO: <text:s text:c="4"/>127.0.0.1:54213 - "GET /api/historical/DOTUSDT?interval=15&amp;days=15&amp;t=1763304403584 HTTP/1.1" 200 OK</text:p>
      <text:p text:style-name="Standard">[BNBUSDT] Historical: ✅ Devolviendo 1440 velas (esperadas: 1440)</text:p>
      <text:p text:style-name="Standard">INFO: <text:s text:c="4"/>127.0.0.1:56230 - "GET /api/historical/BNBUSDT?interval=15&amp;days=15&amp;t=1763304403587 HTTP/1.1" 200 OK</text:p>
      <text:p text:style-name="Standard">[HBARUSDT] 📊 HISTORICAL: Recibido days=15, aplicando límite -&gt; days_to_fetch=15 (máx: 15) @ 15</text:p>
      <text:p text:style-name="Standard">[ASTRUSDT] 📊 HISTORICAL: Recibido days=15, aplicando límite -&gt; days_to_fetch=15 (máx: 15) @ 15</text:p>
      <text:p text:style-name="Standard">[MASKUSDT] 📊 HISTORICAL: Recibido days=15, aplicando límite -&gt; days_to_fetch=15 (máx: 15) @ 15</text:p>
      <text:p text:style-name="Standard">INFO:httpx:HTTP Request: GET https://api.bybit.com/v5/market/kline?category=linear&amp;symbol=AVAXUSDT&amp;interval=15&amp;start=1762909200000&amp;limit=440 "HTTP/1.1 200 OK"</text:p>
      <text:p text:style-name="Standard">[AVAXUSDT] Historical: ✅ Devolviendo 1440 velas (esperadas: 1440)</text:p>
      <text:p text:style-name="Standard">INFO: <text:s text:c="4"/>127.0.0.1:52933 - "GET /api/historical/AVAXUSDT?interval=15&amp;days=15&amp;t=1763304403586 HTTP/1.1" 200 OK</text:p>
      <text:p text:style-name="Standard">INFO:httpx:HTTP Request: GET https://api.bybit.com/v5/market/kline?category=linear&amp;symbol=UNIUSDT&amp;interval=15&amp;start=1762909200000&amp;limit=440 "HTTP/1.1 200 OK"</text:p>
      <text:p text:style-name="Standard">[UNIUSDT] Historical: ✅ Devolviendo 1440 velas (esperadas: 1440)</text:p>
      <text:p text:style-name="Standard">INFO: <text:s text:c="4"/>127.0.0.1:57687 - "GET /api/historical/UNIUSDT?interval=15&amp;days=15&amp;t=1763304403583 HTTP/1.1" 200 OK</text:p>
      <text:p text:style-name="Standard"><text:soft-page-break/>[TRBUSDT] 📊 HISTORICAL: Recibido days=15, aplicando límite -&gt; days_to_fetch=15 (máx: 15) @ 15</text:p>
      <text:p text:style-name="Standard">[INJUSDT] 📊 HISTORICAL: Recibido days=15, aplicando límite -&gt; days_to_fetch=15 (máx: 15) @ 15</text:p>
      <text:p text:style-name="Standard">INFO:httpx:HTTP Request: GET https://api.bybit.com/v5/market/kline?category=linear&amp;symbol=PEOPLEUSDT&amp;interval=15&amp;start=1762909200000&amp;limit=440 "HTTP/1.1 200 OK"</text:p>
      <text:p text:style-name="Standard">[PEOPLEUSDT] Historical: ✅ Devolviendo 1440 velas (esperadas: 1440)</text:p>
      <text:p text:style-name="Standard">INFO: <text:s text:c="4"/>127.0.0.1:56137 - "GET /api/historical/PEOPLEUSDT?interval=15&amp;days=15&amp;t=1763304403587 HTTP/1.1" 200 OK</text:p>
      <text:p text:style-name="Standard">INFO:httpx:HTTP Request: GET https://api.bybit.com/v5/market/kline?category=linear&amp;symbol=MASKUSDT&amp;interval=15&amp;start=1762008458781&amp;limit=1000 "HTTP/1.1 200 OK"</text:p>
      <text:p text:style-name="Standard">INFO:httpx:HTTP Request: GET https://api.bybit.com/v5/market/kline?category=linear&amp;symbol=ASTRUSDT&amp;interval=15&amp;start=1762008458445&amp;limit=1000 "HTTP/1.1 200 OK"</text:p>
      <text:p text:style-name="Standard">[ATOMUSDT] 📊 HISTORICAL: Recibido days=15, aplicando límite -&gt; days_to_fetch=15 (máx: 15) @ 15</text:p>
      <text:p text:style-name="Standard">INFO:httpx:HTTP Request: GET https://api.bybit.com/v5/market/kline?category=linear&amp;symbol=INJUSDT&amp;interval=15&amp;start=1762008459522&amp;limit=1000 "HTTP/1.1 200 OK"</text:p>
      <text:p text:style-name="Standard">INFO:httpx:HTTP Request: GET https://api.bybit.com/v5/market/kline?category=linear&amp;symbol=HBARUSDT&amp;interval=15&amp;start=1762008458115&amp;limit=1000 "HTTP/1.1 200 OK"</text:p>
      <text:p text:style-name="Standard">INFO:httpx:HTTP Request: GET https://api.bybit.com/v5/market/kline?category=linear&amp;symbol=TRBUSDT&amp;interval=15&amp;start=1762008459186&amp;limit=1000 "HTTP/1.1 200 OK"</text:p>
      <text:p text:style-name="Standard">INFO:httpx:HTTP Request: GET https://api.bybit.com/v5/market/kline?category=linear&amp;symbol=ASTRUSDT&amp;interval=15&amp;start=1762909200000&amp;limit=440 "HTTP/1.1 200 OK"</text:p>
      <text:p text:style-name="Standard">[ASTRUSDT] Historical: ✅ Devolviendo 1440 velas (esperadas: 1440)</text:p>
      <text:p text:style-name="Standard">INFO: <text:s text:c="4"/>127.0.0.1:54213 - "GET /api/historical/ASTRUSDT?interval=15&amp;days=15&amp;t=1763304403589 HTTP/1.1" 200 OK</text:p>
      <text:p text:style-name="Standard">INFO:httpx:HTTP Request: GET https://api.bybit.com/v5/market/kline?category=linear&amp;symbol=HBARUSDT&amp;interval=15&amp;start=1762909200000&amp;limit=440 "HTTP/1.1 200 OK"</text:p>
      <text:p text:style-name="Standard">[GRTUSDT] 📊 HISTORICAL: Recibido days=15, aplicando límite -&gt; days_to_fetch=15 (máx: 15) @ 15</text:p>
      <text:p text:style-name="Standard">INFO:httpx:HTTP Request: GET https://api.bybit.com/v5/market/kline?category=linear&amp;symbol=ATOMUSDT&amp;interval=15&amp;start=1762008460289&amp;limit=1000 "HTTP/1.1 200 OK"</text:p>
      <text:p text:style-name="Standard">INFO:httpx:HTTP Request: GET https://api.bybit.com/v5/market/kline?category=linear&amp;symbol=INJUSDT&amp;interval=15&amp;start=1762909200000&amp;limit=440 "HTTP/1.1 200 OK"</text:p>
      <text:p text:style-name="Standard">INFO:httpx:HTTP Request: GET https://api.bybit.com/v5/market/kline?category=linear&amp;symbol=TRBUSDT&amp;interval=15&amp;start=1762909200000&amp;limit=440 "HTTP/1.1 200 OK"</text:p>
      <text:p text:style-name="Standard">INFO:httpx:HTTP Request: GET https://api.bybit.com/v5/market/kline?category=linear&amp;symbol=MASKUSDT&amp;interval=15&amp;start=1762909200000&amp;limit=440 "HTTP/1.1 200 OK"</text:p>
      <text:p text:style-name="Standard">[INJUSDT] Historical: ✅ Devolviendo 1440 velas (esperadas: 1440)</text:p>
      <text:p text:style-name="Standard"><text:soft-page-break/>INFO: <text:s text:c="4"/>127.0.0.1:57687 - "GET /api/historical/INJUSDT?interval=15&amp;days=15&amp;t=1763304403591 HTTP/1.1" 200 OK</text:p>
      <text:p text:style-name="Standard">[HBARUSDT] Historical: ✅ Devolviendo 1440 velas (esperadas: 1440)</text:p>
      <text:p text:style-name="Standard">INFO: <text:s text:c="4"/>127.0.0.1:49281 - "GET /api/historical/HBARUSDT?interval=15&amp;days=15&amp;t=1763304403588 HTTP/1.1" 200 OK</text:p>
      <text:p text:style-name="Standard">[TRBUSDT] Historical: ✅ Devolviendo 1440 velas (esperadas: 1440)</text:p>
      <text:p text:style-name="Standard">INFO: <text:s text:c="4"/>127.0.0.1:52933 - "GET /api/historical/TRBUSDT?interval=15&amp;days=15&amp;t=1763304403590 HTTP/1.1" 200 OK</text:p>
      <text:p text:style-name="Standard">[MASKUSDT] Historical: ✅ Devolviendo 1440 velas (esperadas: 1440)</text:p>
      <text:p text:style-name="Standard">INFO: <text:s text:c="4"/>127.0.0.1:56230 - "GET /api/historical/MASKUSDT?interval=15&amp;days=15&amp;t=1763304403589 HTTP/1.1" 200 OK</text:p>
      <text:p text:style-name="Standard">[ALGOUSDT] 📊 HISTORICAL: Recibido days=15, aplicando límite -&gt; days_to_fetch=15 (máx: 15) @ 15</text:p>
      <text:p text:style-name="Standard">INFO: <text:s text:c="4"/>127.0.0.1:49281 - "OPTIONS /api/historical/BTCUSDT?interval=15&amp;days=15&amp;t=1763304450032 HTTP/1.1" 200 OK</text:p>
      <text:p text:style-name="Standard">[BTCUSDT] 📊 OPEN INTEREST: Recibido days=15, aplicando límite -&gt; days_to_fetch=15 (máx: 15) @ 15</text:p>
      <text:p text:style-name="Standard">[CACHE HIT] ✅ BTCUSDT 15 Open Interest desde cache (age: 50s)</text:p>
      <text:p text:style-name="Standard">INFO: <text:s text:c="4"/>127.0.0.1:52933 - "GET /api/open-interest/BTCUSDT?interval=15&amp;days=15 HTTP/1.1" 200 OK</text:p>
      <text:p text:style-name="Standard">[ETHUSDT] 📊 OPEN INTEREST: Recibido days=15, aplicando límite -&gt; days_to_fetch=15 (máx: 15) @ 15</text:p>
      <text:p text:style-name="Standard">[CACHE HIT] ✅ ETHUSDT 15 Open Interest desde cache (age: 51s)</text:p>
      <text:p text:style-name="Standard">INFO: <text:s text:c="4"/>127.0.0.1:49281 - "GET /api/open-interest/ETHUSDT?interval=15&amp;days=15 HTTP/1.1" 200 OK</text:p>
      <text:p text:style-name="Standard">INFO: <text:s text:c="4"/>127.0.0.1:56230 - "OPTIONS /api/historical/ETHUSDT?interval=15&amp;days=15&amp;t=1763304450033 HTTP/1.1" 200 OK</text:p>
      <text:p text:style-name="Standard">INFO: <text:s text:c="4"/>127.0.0.1:52933 - "OPTIONS /api/historical/TRXUSDT?interval=15&amp;days=15&amp;t=1763304450034 HTTP/1.1" 200 OK</text:p>
      <text:p text:style-name="Standard">[TRXUSDT] 📊 OPEN INTEREST: Recibido days=15, aplicando límite -&gt; days_to_fetch=15 (máx: 15) @ 15</text:p>
      <text:p text:style-name="Standard">[CACHE HIT] ✅ TRXUSDT 15 Open Interest desde cache (age: 51s)</text:p>
      <text:p text:style-name="Standard">INFO: <text:s text:c="4"/>127.0.0.1:49281 - "GET /api/open-interest/TRXUSDT?interval=15&amp;days=15 HTTP/1.1" 200 OK</text:p>
      <text:p text:style-name="Standard">INFO: <text:s text:c="4"/>127.0.0.1:56230 - "OPTIONS /api/historical/XRPUSDT?interval=15&amp;days=15&amp;t=1763304450035 HTTP/1.1" 200 OK</text:p>
      <text:p text:style-name="Standard">[XRPUSDT] 📊 OPEN INTEREST: Recibido days=15, aplicando límite -&gt; days_to_fetch=15 (máx: 15) @ 15</text:p>
      <text:p text:style-name="Standard">[CACHE HIT] ✅ XRPUSDT 15 Open Interest desde cache (age: 50s)</text:p>
      <text:p text:style-name="Standard">INFO: <text:s text:c="4"/>127.0.0.1:52933 - "GET /api/open-interest/XRPUSDT?interval=15&amp;days=15 HTTP/1.1" 200 OK</text:p>
      <text:p text:style-name="Standard">INFO: <text:s text:c="4"/>127.0.0.1:49281 - "OPTIONS /api/historical/SOLUSDT?interval=15&amp;days=15&amp;t=1763304450036 HTTP/1.1" 200 OK</text:p>
      <text:p text:style-name="Standard">[SOLUSDT] 📊 OPEN INTEREST: Recibido days=15, aplicando límite -&gt; days_to_fetch=15 (máx: 15) @ 15</text:p>
      <text:p text:style-name="Standard">[CACHE HIT] ✅ SOLUSDT 15 Open Interest desde cache (age: 51s)</text:p>
      <text:p text:style-name="Standard">INFO: <text:s text:c="4"/>127.0.0.1:56230 - "GET /api/open-interest/SOLUSDT?interval=15&amp;days=15 HTTP/1.1" 200 OK</text:p>
      <text:p text:style-name="Standard">[AAVEUSDT] 📊 OPEN INTEREST: Recibido days=15, aplicando límite -&gt; days_to_fetch=15 (máx: 15) @ 15</text:p>
      <text:p text:style-name="Standard">[CACHE HIT] ✅ AAVEUSDT 15 Open Interest desde cache (age: 52s)</text:p>
      <text:p text:style-name="Standard"><text:soft-page-break/>INFO: <text:s text:c="4"/>127.0.0.1:49281 - "GET /api/open-interest/AAVEUSDT?interval=15&amp;days=15 HTTP/1.1" 200 OK</text:p>
      <text:p text:style-name="Standard">INFO: <text:s text:c="4"/>127.0.0.1:52933 - "OPTIONS /api/historical/AAVEUSDT?interval=15&amp;days=15&amp;t=1763304450037 HTTP/1.1" 200 OK</text:p>
      <text:p text:style-name="Standard">INFO: <text:s text:c="4"/>127.0.0.1:56230 - "OPTIONS /api/historical/GALAUSDT?interval=15&amp;days=15&amp;t=1763304450038 HTTP/1.1" 200 OK</text:p>
      <text:p text:style-name="Standard">[GALAUSDT] 📊 OPEN INTEREST: Recibido days=15, aplicando límite -&gt; days_to_fetch=15 (máx: 15) @ 15</text:p>
      <text:p text:style-name="Standard">[CACHE HIT] ✅ GALAUSDT 15 Open Interest desde cache (age: 46s)</text:p>
      <text:p text:style-name="Standard">INFO: <text:s text:c="4"/>127.0.0.1:49281 - "GET /api/open-interest/GALAUSDT?interval=15&amp;days=15 HTTP/1.1" 200 OK</text:p>
      <text:p text:style-name="Standard">INFO: <text:s text:c="4"/>127.0.0.1:52933 - "OPTIONS /api/historical/OPUSDT?interval=15&amp;days=15&amp;t=1763304450039 HTTP/1.1" 200 OK</text:p>
      <text:p text:style-name="Standard">[OPUSDT] 📊 OPEN INTEREST: Recibido days=15, aplicando límite -&gt; days_to_fetch=15 (máx: 15) @ 15</text:p>
      <text:p text:style-name="Standard">[CACHE HIT] ✅ OPUSDT 15 Open Interest desde cache (age: 44s)</text:p>
      <text:p text:style-name="Standard">INFO: <text:s text:c="4"/>127.0.0.1:56230 - "GET /api/open-interest/OPUSDT?interval=15&amp;days=15 HTTP/1.1" 200 OK</text:p>
      <text:p text:style-name="Standard">[ADAUSDT] 📊 OPEN INTEREST: Recibido days=15, aplicando límite -&gt; days_to_fetch=15 (máx: 15) @ 15</text:p>
      <text:p text:style-name="Standard">[CACHE HIT] ✅ ADAUSDT 15 Open Interest desde cache (age: 45s)</text:p>
      <text:p text:style-name="Standard">INFO: <text:s text:c="4"/>127.0.0.1:52933 - "GET /api/open-interest/ADAUSDT?interval=15&amp;days=15 HTTP/1.1" 200 OK</text:p>
      <text:p text:style-name="Standard">INFO: <text:s text:c="4"/>127.0.0.1:49281 - "OPTIONS /api/historical/ADAUSDT?interval=15&amp;days=15&amp;t=1763304450040 HTTP/1.1" 200 OK</text:p>
      <text:p text:style-name="Standard">INFO: <text:s text:c="4"/>127.0.0.1:56230 - "OPTIONS /api/historical/SUIUSDT?interval=15&amp;days=15&amp;t=1763304450041 HTTP/1.1" 200 OK</text:p>
      <text:p text:style-name="Standard">[SUIUSDT] 📊 OPEN INTEREST: Recibido days=15, aplicando límite -&gt; days_to_fetch=15 (máx: 15) @ 15</text:p>
      <text:p text:style-name="Standard">[CACHE HIT] ✅ SUIUSDT 15 Open Interest desde cache (age: 45s)</text:p>
      <text:p text:style-name="Standard">INFO: <text:s text:c="4"/>127.0.0.1:52933 - "GET /api/open-interest/SUIUSDT?interval=15&amp;days=15 HTTP/1.1" 200 OK</text:p>
      <text:p text:style-name="Standard">INFO: <text:s text:c="4"/>127.0.0.1:49281 - "OPTIONS /api/historical/POLUSDT?interval=15&amp;days=15&amp;t=1763304450042 HTTP/1.1" 200 OK</text:p>
      <text:p text:style-name="Standard">[POLUSDT] 📊 OPEN INTEREST: Recibido days=15, aplicando límite -&gt; days_to_fetch=15 (máx: 15) @ 15</text:p>
      <text:p text:style-name="Standard">[CACHE HIT] ✅ POLUSDT 15 Open Interest desde cache (age: 43s)</text:p>
      <text:p text:style-name="Standard">INFO: <text:s text:c="4"/>127.0.0.1:56230 - "GET /api/open-interest/POLUSDT?interval=15&amp;days=15 HTTP/1.1" 200 OK</text:p>
      <text:p text:style-name="Standard">INFO: <text:s text:c="4"/>127.0.0.1:52933 - "OPTIONS /api/historical/POLYXUSDT?interval=15&amp;days=15&amp;t=1763304450043 HTTP/1.1" 200 OK</text:p>
      <text:p text:style-name="Standard">[POLYXUSDT] 📊 OPEN INTEREST: Recibido days=15, aplicando límite -&gt; days_to_fetch=15 (máx: 15) @ 15</text:p>
      <text:p text:style-name="Standard">[CACHE HIT] ✅ POLYXUSDT 15 Open Interest desde cache (age: 45s)</text:p>
      <text:p text:style-name="Standard">INFO: <text:s text:c="4"/>127.0.0.1:49281 - "GET /api/open-interest/POLYXUSDT?interval=15&amp;days=15 HTTP/1.1" 200 OK</text:p>
      <text:p text:style-name="Standard">[CAKEUSDT] 📊 OPEN INTEREST: Recibido days=15, aplicando límite -&gt; days_to_fetch=15 (máx: 15) @ 15</text:p>
      <text:p text:style-name="Standard">[CACHE HIT] ✅ CAKEUSDT 15 Open Interest desde cache (age: 41s)</text:p>
      <text:p text:style-name="Standard">INFO: <text:s text:c="4"/>127.0.0.1:52933 - "GET /api/open-interest/CAKEUSDT?interval=15&amp;days=15 HTTP/1.1" 200 OK</text:p>
      <text:p text:style-name="Standard"><text:soft-page-break/>INFO: <text:s text:c="4"/>127.0.0.1:56230 - "OPTIONS /api/historical/CAKEUSDT?interval=15&amp;days=15&amp;t=1763304450044 HTTP/1.1" 200 OK</text:p>
      <text:p text:style-name="Standard">INFO: <text:s text:c="4"/>127.0.0.1:49281 - "OPTIONS /api/historical/PENDLEUSDT?interval=15&amp;days=15&amp;t=1763304450044 HTTP/1.1" 200 OK</text:p>
      <text:p text:style-name="Standard">[PENDLEUSDT] 📊 OPEN INTEREST: Recibido days=15, aplicando límite -&gt; days_to_fetch=15 (máx: 15) @ 15</text:p>
      <text:p text:style-name="Standard">[CACHE HIT] ✅ PENDLEUSDT 15 Open Interest desde cache (age: 37s)</text:p>
      <text:p text:style-name="Standard">INFO: <text:s text:c="4"/>127.0.0.1:52933 - "GET /api/open-interest/PENDLEUSDT?interval=15&amp;days=15 HTTP/1.1" 200 OK</text:p>
      <text:p text:style-name="Standard">[TONUSDT] 📊 OPEN INTEREST: Recibido days=15, aplicando límite -&gt; days_to_fetch=15 (máx: 15) @ 15</text:p>
      <text:p text:style-name="Standard">[CACHE HIT] ✅ TONUSDT 15 Open Interest desde cache (age: 39s)</text:p>
      <text:p text:style-name="Standard">INFO: <text:s text:c="4"/>127.0.0.1:49281 - "GET /api/open-interest/TONUSDT?interval=15&amp;days=15 HTTP/1.1" 200 OK</text:p>
      <text:p text:style-name="Standard">INFO: <text:s text:c="4"/>127.0.0.1:56230 - "OPTIONS /api/historical/TONUSDT?interval=15&amp;days=15&amp;t=1763304450045 HTTP/1.1" 200 OK</text:p>
      <text:p text:style-name="Standard">INFO: <text:s text:c="4"/>127.0.0.1:52933 - "OPTIONS /api/historical/UNIUSDT?interval=15&amp;days=15&amp;t=1763304450046 HTTP/1.1" 200 OK</text:p>
      <text:p text:style-name="Standard">[UNIUSDT] 📊 OPEN INTEREST: Recibido days=15, aplicando límite -&gt; days_to_fetch=15 (máx: 15) @ 15</text:p>
      <text:p text:style-name="Standard">[CACHE HIT] ✅ UNIUSDT 15 Open Interest desde cache (age: 39s)</text:p>
      <text:p text:style-name="Standard">INFO: <text:s text:c="4"/>127.0.0.1:49281 - "GET /api/open-interest/UNIUSDT?interval=15&amp;days=15 HTTP/1.1" 200 OK</text:p>
      <text:p text:style-name="Standard">[ARBUSDT] 📊 OPEN INTEREST: Recibido days=15, aplicando límite -&gt; days_to_fetch=15 (máx: 15) @ 15</text:p>
      <text:p text:style-name="Standard">[CACHE HIT] ✅ ARBUSDT 15 Open Interest desde cache (age: 39s)</text:p>
      <text:p text:style-name="Standard">INFO: <text:s text:c="4"/>127.0.0.1:52933 - "GET /api/open-interest/ARBUSDT?interval=15&amp;days=15 HTTP/1.1" 200 OK</text:p>
      <text:p text:style-name="Standard">INFO: <text:s text:c="4"/>127.0.0.1:56230 - "OPTIONS /api/historical/ARBUSDT?interval=15&amp;days=15&amp;t=1763304450046 HTTP/1.1" 200 OK</text:p>
      <text:p text:style-name="Standard">INFO: <text:s text:c="4"/>127.0.0.1:49281 - "OPTIONS /api/historical/DOTUSDT?interval=15&amp;days=15&amp;t=1763304450047 HTTP/1.1" 200 OK</text:p>
      <text:p text:style-name="Standard">[DOTUSDT] 📊 OPEN INTEREST: Recibido days=15, aplicando límite -&gt; days_to_fetch=15 (máx: 15) @ 15</text:p>
      <text:p text:style-name="Standard">[CACHE HIT] ✅ DOTUSDT 15 Open Interest desde cache (age: 37s)</text:p>
      <text:p text:style-name="Standard">INFO: <text:s text:c="4"/>127.0.0.1:52933 - "GET /api/open-interest/DOTUSDT?interval=15&amp;days=15 HTTP/1.1" 200 OK</text:p>
      <text:p text:style-name="Standard">[AVAXUSDT] 📊 OPEN INTEREST: Recibido days=15, aplicando límite -&gt; days_to_fetch=15 (máx: 15) @ 15</text:p>
      <text:p text:style-name="Standard">[CACHE HIT] ✅ AVAXUSDT 15 Open Interest desde cache (age: 35s)</text:p>
      <text:p text:style-name="Standard">INFO: <text:s text:c="4"/>127.0.0.1:49281 - "GET /api/open-interest/AVAXUSDT?interval=15&amp;days=15 HTTP/1.1" 200 OK</text:p>
      <text:p text:style-name="Standard">INFO: <text:s text:c="4"/>127.0.0.1:56230 - "OPTIONS /api/historical/AVAXUSDT?interval=15&amp;days=15&amp;t=1763304450048 HTTP/1.1" 200 OK</text:p>
      <text:p text:style-name="Standard">INFO: <text:s text:c="4"/>127.0.0.1:52933 - "OPTIONS /api/historical/BNBUSDT?interval=15&amp;days=15&amp;t=1763304450049 HTTP/1.1" 200 OK</text:p>
      <text:p text:style-name="Standard">[BNBUSDT] 📊 OPEN INTEREST: Recibido days=15, aplicando límite -&gt; days_to_fetch=15 (máx: 15) @ 15</text:p>
      <text:p text:style-name="Standard">[CACHE HIT] ✅ BNBUSDT 15 Open Interest desde cache (age: 34s)</text:p>
      <text:p text:style-name="Standard">INFO: <text:s text:c="4"/>127.0.0.1:49281 - "GET /api/open-interest/BNBUSDT?interval=15&amp;days=15 HTTP/1.1" 200 OK</text:p>
      <text:p text:style-name="Standard"><text:soft-page-break/>[PEOPLEUSDT] 📊 OPEN INTEREST: Recibido days=15, aplicando límite -&gt; days_to_fetch=15 (máx: 15) @ 15</text:p>
      <text:p text:style-name="Standard">[CACHE HIT] ✅ PEOPLEUSDT 15 Open Interest desde cache (age: 33s)</text:p>
      <text:p text:style-name="Standard">INFO: <text:s text:c="4"/>127.0.0.1:52933 - "GET /api/open-interest/PEOPLEUSDT?interval=15&amp;days=15 HTTP/1.1" 200 OK</text:p>
      <text:p text:style-name="Standard">INFO: <text:s text:c="4"/>127.0.0.1:56230 - "OPTIONS /api/historical/PEOPLEUSDT?interval=15&amp;days=15&amp;t=1763304450050 HTTP/1.1" 200 OK</text:p>
      <text:p text:style-name="Standard">INFO: <text:s text:c="4"/>127.0.0.1:49281 - "OPTIONS /api/historical/HBARUSDT?interval=15&amp;days=15&amp;t=1763304450050 HTTP/1.1" 200 OK</text:p>
      <text:p text:style-name="Standard">[HBARUSDT] 📊 OPEN INTEREST: Recibido days=15, aplicando límite -&gt; days_to_fetch=15 (máx: 15) @ 15</text:p>
      <text:p text:style-name="Standard">[CACHE HIT] ✅ HBARUSDT 15 Open Interest desde cache (age: 33s)</text:p>
      <text:p text:style-name="Standard">INFO: <text:s text:c="4"/>127.0.0.1:52933 - "GET /api/open-interest/HBARUSDT?interval=15&amp;days=15 HTTP/1.1" 200 OK</text:p>
      <text:p text:style-name="Standard">[ASTRUSDT] 📊 OPEN INTEREST: Recibido days=15, aplicando límite -&gt; days_to_fetch=15 (máx: 15) @ 15</text:p>
      <text:p text:style-name="Standard">[CACHE HIT] ✅ ASTRUSDT 15 Open Interest desde cache (age: 32s)</text:p>
      <text:p text:style-name="Standard">INFO: <text:s text:c="4"/>127.0.0.1:49281 - "GET /api/open-interest/ASTRUSDT?interval=15&amp;days=15 HTTP/1.1" 200 OK</text:p>
      <text:p text:style-name="Standard">INFO: <text:s text:c="4"/>127.0.0.1:56230 - "OPTIONS /api/historical/ASTRUSDT?interval=15&amp;days=15&amp;t=1763304450051 HTTP/1.1" 200 OK</text:p>
      <text:p text:style-name="Standard">INFO: <text:s text:c="4"/>127.0.0.1:52933 - "OPTIONS /api/historical/MASKUSDT?interval=15&amp;days=15&amp;t=1763304450052 HTTP/1.1" 200 OK</text:p>
      <text:p text:style-name="Standard">[MASKUSDT] 📊 OPEN INTEREST: Recibido days=15, aplicando límite -&gt; days_to_fetch=15 (máx: 15) @ 15</text:p>
      <text:p text:style-name="Standard">[CACHE HIT] ✅ MASKUSDT 15 Open Interest desde cache (age: 31s)</text:p>
      <text:p text:style-name="Standard">INFO: <text:s text:c="4"/>127.0.0.1:49281 - "GET /api/open-interest/MASKUSDT?interval=15&amp;days=15 HTTP/1.1" 200 OK</text:p>
      <text:p text:style-name="Standard">[TRBUSDT] 📊 OPEN INTEREST: Recibido days=15, aplicando límite -&gt; days_to_fetch=15 (máx: 15) @ 15</text:p>
      <text:p text:style-name="Standard">[CACHE HIT] ✅ TRBUSDT 15 Open Interest desde cache (age: 29s)</text:p>
      <text:p text:style-name="Standard">INFO: <text:s text:c="4"/>127.0.0.1:52933 - "GET /api/open-interest/TRBUSDT?interval=15&amp;days=15 HTTP/1.1" 200 OK</text:p>
      <text:p text:style-name="Standard">INFO: <text:s text:c="4"/>127.0.0.1:56230 - "OPTIONS /api/historical/TRBUSDT?interval=15&amp;days=15&amp;t=1763304450053 HTTP/1.1" 200 OK</text:p>
      <text:p text:style-name="Standard">INFO:httpx:HTTP Request: GET https://api.bybit.com/v5/market/kline?category=linear&amp;symbol=ATOMUSDT&amp;interval=15&amp;start=1762909200000&amp;limit=440 "HTTP/1.1 200 OK"</text:p>
      <text:p text:style-name="Standard">[INJUSDT] 📊 OPEN INTEREST: Recibido days=15, aplicando límite -&gt; days_to_fetch=15 (máx: 15) @ 15</text:p>
      <text:p text:style-name="Standard">[CACHE HIT] ✅ INJUSDT 15 Open Interest desde cache (age: 28s)</text:p>
      <text:p text:style-name="Standard">INFO: <text:s text:c="4"/>127.0.0.1:52933 - "GET /api/open-interest/INJUSDT?interval=15&amp;days=15 HTTP/1.1" 200 OK</text:p>
      <text:p text:style-name="Standard">INFO: <text:s text:c="4"/>127.0.0.1:49281 - "OPTIONS /api/historical/INJUSDT?interval=15&amp;days=15&amp;t=1763304450054 HTTP/1.1" 200 OK</text:p>
      <text:p text:style-name="Standard">[ATOMUSDT] Historical: ✅ Devolviendo 1440 velas (esperadas: 1440)</text:p>
      <text:p text:style-name="Standard">INFO: <text:s text:c="4"/>127.0.0.1:56137 - "GET /api/historical/ATOMUSDT?interval=15&amp;days=15&amp;t=1763304403591 HTTP/1.1" 200 OK</text:p>
      <text:p text:style-name="Standard">INFO: <text:s text:c="4"/>127.0.0.1:56230 - "OPTIONS /api/historical/ATOMUSDT?interval=15&amp;days=15&amp;t=1763304450055 HTTP/1.1" 200 OK</text:p>
      <text:p text:style-name="Standard">[ATOMUSDT] 📊 OPEN INTEREST: Recibido days=15, aplicando límite -&gt; days_to_fetch=15 (máx: 15) @ 15</text:p>
      <text:p text:style-name="Standard"><text:soft-page-break/>[CACHE HIT] ✅ ATOMUSDT 15 Open Interest desde cache (age: 28s)</text:p>
      <text:p text:style-name="Standard">INFO: <text:s text:c="4"/>127.0.0.1:52933 - "GET /api/open-interest/ATOMUSDT?interval=15&amp;days=15 HTTP/1.1" 200 OK</text:p>
      <text:p text:style-name="Standard">INFO: <text:s text:c="4"/>127.0.0.1:49281 - "OPTIONS /api/historical/GRTUSDT?interval=15&amp;days=15&amp;t=1763304450056 HTTP/1.1" 200 OK</text:p>
      <text:p text:style-name="Standard">[GRTUSDT] 📊 OPEN INTEREST: Recibido days=15, aplicando límite -&gt; days_to_fetch=15 (máx: 15) @ 15</text:p>
      <text:p text:style-name="Standard">[CACHE HIT] ✅ GRTUSDT 15 Open Interest desde cache (age: 26s)</text:p>
      <text:p text:style-name="Standard">INFO: <text:s text:c="4"/>127.0.0.1:56137 - "GET /api/open-interest/GRTUSDT?interval=15&amp;days=15 HTTP/1.1" 200 OK</text:p>
      <text:p text:style-name="Standard">INFO: <text:s text:c="4"/>127.0.0.1:56230 - "OPTIONS /api/historical/ALGOUSDT?interval=15&amp;days=15&amp;t=1763304450057 HTTP/1.1" 200 OK</text:p>
      <text:p text:style-name="Standard">[ALGOUSDT] 📊 OPEN INTEREST: Recibido days=15, aplicando límite -&gt; days_to_fetch=15 (máx: 15) @ 15</text:p>
      <text:p text:style-name="Standard">[CACHE HIT] ✅ ALGOUSDT 15 Open Interest desde cache (age: 25s)</text:p>
      <text:p text:style-name="Standard">INFO: <text:s text:c="4"/>127.0.0.1:52933 - "GET /api/open-interest/ALGOUSDT?interval=15&amp;days=15 HTTP/1.1" 200 OK</text:p>
      <text:p text:style-name="Standard">[BTCUSDT] 📊 HISTORICAL: Recibido days=15, aplicando límite -&gt; days_to_fetch=15 (máx: 15) @ 15</text:p>
      <text:p text:style-name="Standard">INFO:httpx:HTTP Request: GET https://api.bybit.com/v5/market/kline?category=linear&amp;symbol=GRTUSDT&amp;interval=15&amp;start=1762008461144&amp;limit=1000 "HTTP/1.1 200 OK"</text:p>
      <text:p text:style-name="Standard">[TRXUSDT] 📊 HISTORICAL: Recibido days=15, aplicando límite -&gt; days_to_fetch=15 (máx: 15) @ 15</text:p>
      <text:p text:style-name="Standard">[XRPUSDT] 📊 HISTORICAL: Recibido days=15, aplicando límite -&gt; days_to_fetch=15 (máx: 15) @ 15</text:p>
      <text:p text:style-name="Standard">[ETHUSDT] 📊 HISTORICAL: Recibido days=15, aplicando límite -&gt; days_to_fetch=15 (máx: 15) @ 15</text:p>
      <text:p text:style-name="Standard">INFO:httpx:HTTP Request: GET https://api.bybit.com/v5/market/kline?category=linear&amp;symbol=ALGOUSDT&amp;interval=15&amp;start=1762008461613&amp;limit=1000 "HTTP/1.1 200 OK"</text:p>
      <text:p text:style-name="Standard">INFO:httpx:HTTP Request: GET https://api.bybit.com/v5/market/kline?category=linear&amp;symbol=BTCUSDT&amp;interval=15&amp;start=1762008462512&amp;limit=1000 "HTTP/1.1 200 OK"</text:p>
      <text:p text:style-name="Standard">INFO:httpx:HTTP Request: GET https://api.bybit.com/v5/market/kline?category=linear&amp;symbol=XRPUSDT&amp;interval=15&amp;start=1762008463180&amp;limit=1000 "HTTP/1.1 200 OK"</text:p>
      <text:p text:style-name="Standard">INFO:httpx:HTTP Request: GET https://api.bybit.com/v5/market/kline?category=linear&amp;symbol=TRXUSDT&amp;interval=15&amp;start=1762008462844&amp;limit=1000 "HTTP/1.1 200 OK"</text:p>
      <text:p text:style-name="Standard">INFO:httpx:HTTP Request: GET https://api.bybit.com/v5/market/kline?category=linear&amp;symbol=ETHUSDT&amp;interval=15&amp;start=1762008463510&amp;limit=1000 "HTTP/1.1 200 OK"</text:p>
      <text:p text:style-name="Standard">INFO:httpx:HTTP Request: GET https://api.bybit.com/v5/market/kline?category=linear&amp;symbol=ALGOUSDT&amp;interval=15&amp;start=1762909200000&amp;limit=440 "HTTP/1.1 200 OK"</text:p>
      <text:p text:style-name="Standard">[ALGOUSDT] Historical: ✅ Devolviendo 1440 velas (esperadas: 1440)</text:p>
      <text:p text:style-name="Standard">INFO: <text:s text:c="4"/>127.0.0.1:57687 - "GET /api/historical/ALGOUSDT?interval=15&amp;days=15&amp;t=1763304403593 HTTP/1.1" 200 OK</text:p>
      <text:p text:style-name="Standard">INFO:httpx:HTTP Request: GET https://api.bybit.com/v5/market/kline?category=linear&amp;symbol=GRTUSDT&amp;interval=15&amp;start=1762909200000&amp;limit=440 "HTTP/1.1 200 OK"</text:p>
      <text:p text:style-name="Standard"><text:soft-page-break/>[GRTUSDT] Historical: ✅ Devolviendo 1440 velas (esperadas: 1440)</text:p>
      <text:p text:style-name="Standard">INFO: <text:s text:c="4"/>127.0.0.1:54213 - "GET /api/historical/GRTUSDT?interval=15&amp;days=15&amp;t=1763304403592 HTTP/1.1" 200 OK</text:p>
      <text:p text:style-name="Standard">[SOLUSDT] 📊 HISTORICAL: Recibido days=15, aplicando límite -&gt; days_to_fetch=15 (máx: 15) @ 15</text:p>
      <text:p text:style-name="Standard">[AAVEUSDT] 📊 HISTORICAL: Recibido days=15, aplicando límite -&gt; days_to_fetch=15 (máx: 15) @ 15</text:p>
      <text:p text:style-name="Standard">INFO:httpx:HTTP Request: GET https://api.bybit.com/v5/market/kline?category=linear&amp;symbol=XRPUSDT&amp;interval=15&amp;start=1762909200000&amp;limit=440 "HTTP/1.1 200 OK"</text:p>
      <text:p text:style-name="Standard">INFO:httpx:HTTP Request: GET https://api.bybit.com/v5/market/kline?category=linear&amp;symbol=ETHUSDT&amp;interval=15&amp;start=1762909200000&amp;limit=440 "HTTP/1.1 200 OK"</text:p>
      <text:p text:style-name="Standard">[XRPUSDT] Historical: ✅ Devolviendo 1440 velas (esperadas: 1440)</text:p>
      <text:p text:style-name="Standard">INFO: <text:s text:c="4"/>127.0.0.1:52933 - "GET /api/historical/XRPUSDT?interval=15&amp;days=15&amp;t=1763304450035 HTTP/1.1" 200 OK</text:p>
      <text:p text:style-name="Standard">INFO:httpx:HTTP Request: GET https://api.bybit.com/v5/market/kline?category=linear&amp;symbol=TRXUSDT&amp;interval=15&amp;start=1762909200000&amp;limit=440 "HTTP/1.1 200 OK"</text:p>
      <text:p text:style-name="Standard">INFO:httpx:HTTP Request: GET https://api.bybit.com/v5/market/kline?category=linear&amp;symbol=AAVEUSDT&amp;interval=15&amp;start=1762008464751&amp;limit=1000 "HTTP/1.1 200 OK"</text:p>
      <text:p text:style-name="Standard">[TRXUSDT] Historical: ✅ Devolviendo 1440 velas (esperadas: 1440)</text:p>
      <text:p text:style-name="Standard">INFO: <text:s text:c="4"/>127.0.0.1:56230 - "GET /api/historical/TRXUSDT?interval=15&amp;days=15&amp;t=1763304450034 HTTP/1.1" 200 OK</text:p>
      <text:p text:style-name="Standard">[ETHUSDT] Historical: ✅ Devolviendo 1440 velas (esperadas: 1440)</text:p>
      <text:p text:style-name="Standard">INFO: <text:s text:c="4"/>127.0.0.1:56137 - "GET /api/historical/ETHUSDT?interval=15&amp;days=15&amp;t=1763304450033 HTTP/1.1" 200 OK</text:p>
      <text:p text:style-name="Standard">[GALAUSDT] 📊 HISTORICAL: Recibido days=15, aplicando límite -&gt; days_to_fetch=15 (máx: 15) @ 15</text:p>
      <text:p text:style-name="Standard">INFO:httpx:HTTP Request: GET https://api.bybit.com/v5/market/kline?category=linear&amp;symbol=SOLUSDT&amp;interval=15&amp;start=1762008464411&amp;limit=1000 "HTTP/1.1 200 OK"</text:p>
      <text:p text:style-name="Standard">[OPUSDT] 📊 HISTORICAL: Recibido days=15, aplicando límite -&gt; days_to_fetch=15 (máx: 15) @ 15</text:p>
      <text:p text:style-name="Standard">[ADAUSDT] 📊 HISTORICAL: Recibido days=15, aplicando límite -&gt; days_to_fetch=15 (máx: 15) @ 15</text:p>
      <text:p text:style-name="Standard">INFO:httpx:HTTP Request: GET https://api.bybit.com/v5/market/kline?category=linear&amp;symbol=BTCUSDT&amp;interval=15&amp;start=1762909200000&amp;limit=440 "HTTP/1.1 200 OK"</text:p>
      <text:p text:style-name="Standard">[BTCUSDT] Historical: ✅ Devolviendo 1440 velas (esperadas: 1440)</text:p>
      <text:p text:style-name="Standard">INFO: <text:s text:c="4"/>127.0.0.1:49281 - "GET /api/historical/BTCUSDT?interval=15&amp;days=15&amp;t=1763304450032 HTTP/1.1" 200 OK</text:p>
      <text:p text:style-name="Standard">[SUIUSDT] 📊 HISTORICAL: Recibido days=15, aplicando límite -&gt; days_to_fetch=15 (máx: 15) @ 15</text:p>
      <text:p text:style-name="Standard">INFO:httpx:HTTP Request: GET https://api.bybit.com/v5/market/kline?category=linear&amp;symbol=SOLUSDT&amp;interval=15&amp;start=1762909200000&amp;limit=440 "HTTP/1.1 200 OK"</text:p>
      <text:p text:style-name="Standard">INFO:httpx:HTTP Request: GET https://api.bybit.com/v5/market/kline?category=linear&amp;symbol=AAVEUSDT&amp;interval=15&amp;start=1762909200000&amp;limit=440 "HTTP/1.1 200 OK"</text:p>
      <text:p text:style-name="Standard">[SOLUSDT] Historical: ✅ Devolviendo 1440 velas (esperadas: 1440)</text:p>
      <text:p text:style-name="Standard"><text:soft-page-break/>INFO: <text:s text:c="4"/>127.0.0.1:57687 - "GET /api/historical/SOLUSDT?interval=15&amp;days=15&amp;t=1763304450036 HTTP/1.1" 200 OK</text:p>
      <text:p text:style-name="Standard">[AAVEUSDT] Historical: ✅ Devolviendo 1440 velas (esperadas: 1440)</text:p>
      <text:p text:style-name="Standard">INFO: <text:s text:c="4"/>127.0.0.1:54213 - "GET /api/historical/AAVEUSDT?interval=15&amp;days=15&amp;t=1763304450037 HTTP/1.1" 200 OK</text:p>
      <text:p text:style-name="Standard">[POLUSDT] 📊 HISTORICAL: Recibido days=15, aplicando límite -&gt; days_to_fetch=15 (máx: 15) @ 15</text:p>
      <text:p text:style-name="Standard">INFO:httpx:HTTP Request: GET https://api.bybit.com/v5/market/kline?category=linear&amp;symbol=ADAUSDT&amp;interval=15&amp;start=1762008466248&amp;limit=1000 "HTTP/1.1 200 OK"</text:p>
      <text:p text:style-name="Standard">INFO:httpx:HTTP Request: GET https://api.bybit.com/v5/market/kline?category=linear&amp;symbol=GALAUSDT&amp;interval=15&amp;start=1762008465574&amp;limit=1000 "HTTP/1.1 200 OK"</text:p>
      <text:p text:style-name="Standard">INFO:httpx:HTTP Request: GET https://api.bybit.com/v5/market/kline?category=linear&amp;symbol=OPUSDT&amp;interval=15&amp;start=1762008465916&amp;limit=1000 "HTTP/1.1 200 OK"</text:p>
      <text:p text:style-name="Standard">INFO:httpx:HTTP Request: GET https://api.bybit.com/v5/market/kline?category=linear&amp;symbol=SUIUSDT&amp;interval=15&amp;start=1762008466615&amp;limit=1000 "HTTP/1.1 200 OK"</text:p>
      <text:p text:style-name="Standard">[POLYXUSDT] 📊 HISTORICAL: Recibido days=15, aplicando límite -&gt; days_to_fetch=15 (máx: 15) @ 15</text:p>
      <text:p text:style-name="Standard">INFO:httpx:HTTP Request: GET https://api.bybit.com/v5/market/kline?category=linear&amp;symbol=GALAUSDT&amp;interval=15&amp;start=1762909200000&amp;limit=440 "HTTP/1.1 200 OK"</text:p>
      <text:p text:style-name="Standard">INFO:httpx:HTTP Request: GET https://api.bybit.com/v5/market/kline?category=linear&amp;symbol=ADAUSDT&amp;interval=15&amp;start=1762909200000&amp;limit=440 "HTTP/1.1 200 OK"</text:p>
      <text:p text:style-name="Standard">[GALAUSDT] Historical: ✅ Devolviendo 1440 velas (esperadas: 1440)</text:p>
      <text:p text:style-name="Standard">INFO: <text:s text:c="4"/>127.0.0.1:52933 - "GET /api/historical/GALAUSDT?interval=15&amp;days=15&amp;t=1763304450038 HTTP/1.1" 200 OK</text:p>
      <text:p text:style-name="Standard">INFO:httpx:HTTP Request: GET https://api.bybit.com/v5/market/kline?category=linear&amp;symbol=POLUSDT&amp;interval=15&amp;start=1762008467414&amp;limit=1000 "HTTP/1.1 200 OK"</text:p>
      <text:p text:style-name="Standard">INFO:httpx:HTTP Request: GET https://api.bybit.com/v5/market/kline?category=linear&amp;symbol=OPUSDT&amp;interval=15&amp;start=1762909200000&amp;limit=440 "HTTP/1.1 200 OK"</text:p>
      <text:p text:style-name="Standard">[ADAUSDT] Historical: ✅ Devolviendo 1440 velas (esperadas: 1440)</text:p>
      <text:p text:style-name="Standard">INFO: <text:s text:c="4"/>127.0.0.1:56137 - "GET /api/historical/ADAUSDT?interval=15&amp;days=15&amp;t=1763304450040 HTTP/1.1" 200 OK</text:p>
      <text:p text:style-name="Standard">INFO:httpx:HTTP Request: GET https://api.bybit.com/v5/market/kline?category=linear&amp;symbol=POLYXUSDT&amp;interval=15&amp;start=1762008467756&amp;limit=1000 "HTTP/1.1 200 OK"</text:p>
      <text:p text:style-name="Standard">[CAKEUSDT] 📊 HISTORICAL: Recibido days=15, aplicando límite -&gt; days_to_fetch=15 (máx: 15) @ 15</text:p>
      <text:p text:style-name="Standard">[PENDLEUSDT] 📊 HISTORICAL: Recibido days=15, aplicando límite -&gt; days_to_fetch=15 (máx: 15) @ 15</text:p>
      <text:p text:style-name="Standard">[OPUSDT] Historical: ✅ Devolviendo 1440 velas (esperadas: 1440)</text:p>
      <text:p text:style-name="Standard">INFO: <text:s text:c="4"/>127.0.0.1:56230 - "GET /api/historical/OPUSDT?interval=15&amp;days=15&amp;t=1763304450039 HTTP/1.1" 200 OK</text:p>
      <text:p text:style-name="Standard">INFO:httpx:HTTP Request: GET https://api.bybit.com/v5/market/kline?category=linear&amp;symbol=SUIUSDT&amp;interval=15&amp;start=1762909200000&amp;limit=440 "HTTP/1.1 200 OK"</text:p>
      <text:p text:style-name="Standard"><text:soft-page-break/>[TONUSDT] 📊 HISTORICAL: Recibido days=15, aplicando límite -&gt; days_to_fetch=15 (máx: 15) @ 15</text:p>
      <text:p text:style-name="Standard">[SUIUSDT] Historical: ✅ Devolviendo 1440 velas (esperadas: 1440)</text:p>
      <text:p text:style-name="Standard">INFO: <text:s text:c="4"/>127.0.0.1:49281 - "GET /api/historical/SUIUSDT?interval=15&amp;days=15&amp;t=1763304450041 HTTP/1.1" 200 OK</text:p>
      <text:p text:style-name="Standard">[UNIUSDT] 📊 HISTORICAL: Recibido days=15, aplicando límite -&gt; days_to_fetch=15 (máx: 15) @ 15</text:p>
      <text:p text:style-name="Standard">INFO:httpx:HTTP Request: GET https://api.bybit.com/v5/market/kline?category=linear&amp;symbol=POLYXUSDT&amp;interval=15&amp;start=1762909200000&amp;limit=440 "HTTP/1.1 200 OK"</text:p>
      <text:p text:style-name="Standard">INFO:httpx:HTTP Request: GET https://api.bybit.com/v5/market/kline?category=linear&amp;symbol=POLUSDT&amp;interval=15&amp;start=1762909200000&amp;limit=440 "HTTP/1.1 200 OK"</text:p>
      <text:p text:style-name="Standard">[POLYXUSDT] Historical: ✅ Devolviendo 1440 velas (esperadas: 1440)</text:p>
      <text:p text:style-name="Standard">INFO: <text:s text:c="4"/>127.0.0.1:54213 - "GET /api/historical/POLYXUSDT?interval=15&amp;days=15&amp;t=1763304450043 HTTP/1.1" 200 OK</text:p>
      <text:p text:style-name="Standard">[POLUSDT] Historical: ✅ Devolviendo 1440 velas (esperadas: 1440)</text:p>
      <text:p text:style-name="Standard">INFO: <text:s text:c="4"/>127.0.0.1:57687 - "GET /api/historical/POLUSDT?interval=15&amp;days=15&amp;t=1763304450042 HTTP/1.1" 200 OK</text:p>
      <text:p text:style-name="Standard">[ARBUSDT] 📊 HISTORICAL: Recibido days=15, aplicando límite -&gt; days_to_fetch=15 (máx: 15) @ 15</text:p>
      <text:p text:style-name="Standard">[DOTUSDT] 📊 HISTORICAL: Recibido days=15, aplicando límite -&gt; days_to_fetch=15 (máx: 15) @ 15</text:p>
      <text:p text:style-name="Standard">INFO:httpx:HTTP Request: GET https://api.bybit.com/v5/market/kline?category=linear&amp;symbol=CAKEUSDT&amp;interval=15&amp;start=1762008468551&amp;limit=1000 "HTTP/1.1 200 OK"</text:p>
      <text:p text:style-name="Standard">INFO:httpx:HTTP Request: GET https://api.bybit.com/v5/market/kline?category=linear&amp;symbol=PENDLEUSDT&amp;interval=15&amp;start=1762008468886&amp;limit=1000 "HTTP/1.1 200 OK"</text:p>
      <text:p text:style-name="Standard">INFO:httpx:HTTP Request: GET https://api.bybit.com/v5/market/kline?category=linear&amp;symbol=TONUSDT&amp;interval=15&amp;start=1762008469265&amp;limit=1000 "HTTP/1.1 200 OK"</text:p>
      <text:p text:style-name="Standard">INFO:httpx:HTTP Request: GET https://api.bybit.com/v5/market/kline?category=linear&amp;symbol=UNIUSDT&amp;interval=15&amp;start=1762008469635&amp;limit=1000 "HTTP/1.1 200 OK"</text:p>
      <text:p text:style-name="Standard">INFO:httpx:HTTP Request: GET https://api.bybit.com/v5/market/kline?category=linear&amp;symbol=ARBUSDT&amp;interval=15&amp;start=1762008470049&amp;limit=1000 "HTTP/1.1 200 OK"</text:p>
      <text:p text:style-name="Standard">INFO:httpx:HTTP Request: GET https://api.bybit.com/v5/market/kline?category=linear&amp;symbol=DOTUSDT&amp;interval=15&amp;start=1762008470382&amp;limit=1000 "HTTP/1.1 200 OK"</text:p>
      <text:p text:style-name="Standard">INFO:httpx:HTTP Request: GET https://api.bybit.com/v5/market/kline?category=linear&amp;symbol=CAKEUSDT&amp;interval=15&amp;start=1762909200000&amp;limit=440 "HTTP/1.1 200 OK"</text:p>
      <text:p text:style-name="Standard">INFO:httpx:HTTP Request: GET https://api.bybit.com/v5/market/kline?category=linear&amp;symbol=PENDLEUSDT&amp;interval=15&amp;start=1762909200000&amp;limit=440 "HTTP/1.1 200 OK"</text:p>
      <text:p text:style-name="Standard">[CAKEUSDT] Historical: ✅ Devolviendo 1440 velas (esperadas: 1440)</text:p>
      <text:p text:style-name="Standard">INFO: <text:s text:c="4"/>127.0.0.1:52933 - "GET /api/historical/CAKEUSDT?interval=15&amp;days=15&amp;t=1763304450044 HTTP/1.1" 200 OK</text:p>
      <text:p text:style-name="Standard">[PENDLEUSDT] Historical: ✅ Devolviendo 1440 velas (esperadas: 1440)</text:p>
      <text:p text:style-name="Standard"><text:soft-page-break/>INFO: <text:s text:c="4"/>127.0.0.1:56137 - "GET /api/historical/PENDLEUSDT?interval=15&amp;days=15&amp;t=1763304450044 HTTP/1.1" 200 OK</text:p>
      <text:p text:style-name="Standard">[AVAXUSDT] 📊 HISTORICAL: Recibido days=15, aplicando límite -&gt; days_to_fetch=15 (máx: 15) @ 15</text:p>
      <text:p text:style-name="Standard">[BNBUSDT] 📊 HISTORICAL: Recibido days=15, aplicando límite -&gt; days_to_fetch=15 (máx: 15) @ 15</text:p>
      <text:p text:style-name="Standard">INFO:httpx:HTTP Request: GET https://api.bybit.com/v5/market/kline?category=linear&amp;symbol=TONUSDT&amp;interval=15&amp;start=1762909200000&amp;limit=440 "HTTP/1.1 200 OK"</text:p>
      <text:p text:style-name="Standard">[TONUSDT] Historical: ✅ Devolviendo 1440 velas (esperadas: 1440)</text:p>
      <text:p text:style-name="Standard">INFO: <text:s text:c="4"/>127.0.0.1:56230 - "GET /api/historical/TONUSDT?interval=15&amp;days=15&amp;t=1763304450045 HTTP/1.1" 200 OK</text:p>
      <text:p text:style-name="Standard">INFO:httpx:HTTP Request: GET https://api.bybit.com/v5/market/kline?category=linear&amp;symbol=UNIUSDT&amp;interval=15&amp;start=1762909200000&amp;limit=440 "HTTP/1.1 200 OK"</text:p>
      <text:p text:style-name="Standard">[PEOPLEUSDT] 📊 HISTORICAL: Recibido days=15, aplicando límite -&gt; days_to_fetch=15 (máx: 15) @ 15</text:p>
      <text:p text:style-name="Standard">[UNIUSDT] Historical: ✅ Devolviendo 1440 velas (esperadas: 1440)</text:p>
      <text:p text:style-name="Standard">INFO: <text:s text:c="4"/>127.0.0.1:49281 - "GET /api/historical/UNIUSDT?interval=15&amp;days=15&amp;t=1763304450046 HTTP/1.1" 200 OK</text:p>
      <text:p text:style-name="Standard">INFO:httpx:HTTP Request: GET https://api.bybit.com/v5/market/kline?category=linear&amp;symbol=ARBUSDT&amp;interval=15&amp;start=1762909200000&amp;limit=440 "HTTP/1.1 200 OK"</text:p>
      <text:p text:style-name="Standard">INFO:httpx:HTTP Request: GET https://api.bybit.com/v5/market/kline?category=linear&amp;symbol=DOTUSDT&amp;interval=15&amp;start=1762909200000&amp;limit=440 "HTTP/1.1 200 OK"</text:p>
      <text:p text:style-name="Standard">[ARBUSDT] Historical: ✅ Devolviendo 1440 velas (esperadas: 1440)</text:p>
      <text:p text:style-name="Standard">INFO: <text:s text:c="4"/>127.0.0.1:54213 - "GET /api/historical/ARBUSDT?interval=15&amp;days=15&amp;t=1763304450046 HTTP/1.1" 200 OK</text:p>
      <text:p text:style-name="Standard">[DOTUSDT] Historical: ✅ Devolviendo 1440 velas (esperadas: 1440)</text:p>
      <text:p text:style-name="Standard">INFO: <text:s text:c="4"/>127.0.0.1:57687 - "GET /api/historical/DOTUSDT?interval=15&amp;days=15&amp;t=1763304450047 HTTP/1.1" 200 OK</text:p>
      <text:p text:style-name="Standard">[HBARUSDT] 📊 HISTORICAL: Recibido days=15, aplicando límite -&gt; days_to_fetch=15 (máx: 15) @ 15</text:p>
      <text:p text:style-name="Standard">[ASTRUSDT] 📊 HISTORICAL: Recibido days=15, aplicando límite -&gt; days_to_fetch=15 (máx: 15) @ 15</text:p>
      <text:p text:style-name="Standard">[MASKUSDT] 📊 HISTORICAL: Recibido days=15, aplicando límite -&gt; days_to_fetch=15 (máx: 15) @ 15</text:p>
      <text:p text:style-name="Standard">INFO:httpx:HTTP Request: GET https://api.bybit.com/v5/market/kline?category=linear&amp;symbol=AVAXUSDT&amp;interval=15&amp;start=1762008471300&amp;limit=1000 "HTTP/1.1 200 OK"</text:p>
      <text:p text:style-name="Standard">INFO:httpx:HTTP Request: GET https://api.bybit.com/v5/market/kline?category=linear&amp;symbol=BNBUSDT&amp;interval=15&amp;start=1762008471646&amp;limit=1000 "HTTP/1.1 200 OK"</text:p>
      <text:p text:style-name="Standard">INFO:httpx:HTTP Request: GET https://api.bybit.com/v5/market/kline?category=linear&amp;symbol=HBARUSDT&amp;interval=15&amp;start=1762008472522&amp;limit=1000 "HTTP/1.1 200 OK"</text:p>
      <text:p text:style-name="Standard">INFO:httpx:HTTP Request: GET https://api.bybit.com/v5/market/kline?category=linear&amp;symbol=PEOPLEUSDT&amp;interval=15&amp;start=1762008472049&amp;limit=1000 "HTTP/1.1 200 OK"</text:p>
      <text:p text:style-name="Standard"><text:soft-page-break/>INFO:httpx:HTTP Request: GET https://api.bybit.com/v5/market/kline?category=linear&amp;symbol=ASTRUSDT&amp;interval=15&amp;start=1762008472878&amp;limit=1000 "HTTP/1.1 200 OK"</text:p>
      <text:p text:style-name="Standard">INFO:httpx:HTTP Request: GET https://api.bybit.com/v5/market/kline?category=linear&amp;symbol=MASKUSDT&amp;interval=15&amp;start=1762008473234&amp;limit=1000 "HTTP/1.1 200 OK"</text:p>
      <text:p text:style-name="Standard">INFO:httpx:HTTP Request: GET https://api.bybit.com/v5/market/kline?category=linear&amp;symbol=AVAXUSDT&amp;interval=15&amp;start=1762909200000&amp;limit=440 "HTTP/1.1 200 OK"</text:p>
      <text:p text:style-name="Standard">[AVAXUSDT] Historical: ✅ Devolviendo 1440 velas (esperadas: 1440)</text:p>
      <text:p text:style-name="Standard">INFO: <text:s text:c="4"/>127.0.0.1:52933 - "GET /api/historical/AVAXUSDT?interval=15&amp;days=15&amp;t=1763304450048 HTTP/1.1" 200 OK</text:p>
      <text:p text:style-name="Standard">INFO:httpx:HTTP Request: GET https://api.bybit.com/v5/market/kline?category=linear&amp;symbol=BNBUSDT&amp;interval=15&amp;start=1762909200000&amp;limit=440 "HTTP/1.1 200 OK"</text:p>
      <text:p text:style-name="Standard">[BNBUSDT] Historical: ✅ Devolviendo 1440 velas (esperadas: 1440)</text:p>
      <text:p text:style-name="Standard">INFO: <text:s text:c="4"/>127.0.0.1:56137 - "GET /api/historical/BNBUSDT?interval=15&amp;days=15&amp;t=1763304450049 HTTP/1.1" 200 OK</text:p>
      <text:p text:style-name="Standard">[TRBUSDT] 📊 HISTORICAL: Recibido days=15, aplicando límite -&gt; days_to_fetch=15 (máx: 15) @ 15</text:p>
      <text:p text:style-name="Standard">INFO:httpx:HTTP Request: GET https://api.bybit.com/v5/market/kline?category=linear&amp;symbol=PEOPLEUSDT&amp;interval=15&amp;start=1762909200000&amp;limit=440 "HTTP/1.1 200 OK"</text:p>
      <text:p text:style-name="Standard">[INJUSDT] 📊 HISTORICAL: Recibido days=15, aplicando límite -&gt; days_to_fetch=15 (máx: 15) @ 15</text:p>
      <text:p text:style-name="Standard">INFO:httpx:HTTP Request: GET https://api.bybit.com/v5/market/kline?category=linear&amp;symbol=MASKUSDT&amp;interval=15&amp;start=1762909200000&amp;limit=440 "HTTP/1.1 200 OK"</text:p>
      <text:p text:style-name="Standard">INFO:httpx:HTTP Request: GET https://api.bybit.com/v5/market/kline?category=linear&amp;symbol=ASTRUSDT&amp;interval=15&amp;start=1762909200000&amp;limit=440 "HTTP/1.1 200 OK"</text:p>
      <text:p text:style-name="Standard">[PEOPLEUSDT] Historical: ✅ Devolviendo 1440 velas (esperadas: 1440)</text:p>
      <text:p text:style-name="Standard">INFO: <text:s text:c="4"/>127.0.0.1:56230 - "GET /api/historical/PEOPLEUSDT?interval=15&amp;days=15&amp;t=1763304450050 HTTP/1.1" 200 OK</text:p>
      <text:p text:style-name="Standard">[MASKUSDT] Historical: ✅ Devolviendo 1440 velas (esperadas: 1440)</text:p>
      <text:p text:style-name="Standard">INFO: <text:s text:c="4"/>127.0.0.1:57687 - "GET /api/historical/MASKUSDT?interval=15&amp;days=15&amp;t=1763304450052 HTTP/1.1" 200 OK</text:p>
      <text:p text:style-name="Standard">[ASTRUSDT] Historical: ✅ Devolviendo 1440 velas (esperadas: 1440)</text:p>
      <text:p text:style-name="Standard">INFO: <text:s text:c="4"/>127.0.0.1:54213 - "GET /api/historical/ASTRUSDT?interval=15&amp;days=15&amp;t=1763304450051 HTTP/1.1" 200 OK</text:p>
      <text:p text:style-name="Standard">[ATOMUSDT] 📊 HISTORICAL: Recibido days=15, aplicando límite -&gt; days_to_fetch=15 (máx: 15) @ 15</text:p>
      <text:p text:style-name="Standard">[GRTUSDT] 📊 HISTORICAL: Recibido days=15, aplicando límite -&gt; days_to_fetch=15 (máx: 15) @ 15</text:p>
      <text:p text:style-name="Standard">[ALGOUSDT] 📊 HISTORICAL: Recibido days=15, aplicando límite -&gt; days_to_fetch=15 (máx: 15) @ 15</text:p>
      <text:p text:style-name="Standard">INFO:httpx:HTTP Request: GET https://api.bybit.com/v5/market/kline?category=linear&amp;symbol=HBARUSDT&amp;interval=15&amp;start=1762909200000&amp;limit=440 "HTTP/1.1 200 OK"</text:p>
      <text:p text:style-name="Standard">[HBARUSDT] Historical: ✅ Devolviendo 1440 velas (esperadas: 1440)</text:p>
      <text:p text:style-name="Standard">INFO: <text:s text:c="4"/>127.0.0.1:49281 - "GET /api/historical/HBARUSDT?interval=15&amp;days=15&amp;t=1763304450050 HTTP/1.1" 200 OK</text:p>
      <text:p text:style-name="Standard"><text:soft-page-break/>INFO:httpx:HTTP Request: GET https://api.bybit.com/v5/market/kline?category=linear&amp;symbol=GRTUSDT&amp;interval=15&amp;start=1762008475703&amp;limit=1000 "HTTP/1.1 200 OK"</text:p>
      <text:p text:style-name="Standard">INFO:httpx:HTTP Request: GET https://api.bybit.com/v5/market/kline?category=linear&amp;symbol=TRBUSDT&amp;interval=15&amp;start=1762008474567&amp;limit=1000 "HTTP/1.1 200 OK"</text:p>
      <text:p text:style-name="Standard">INFO:httpx:HTTP Request: GET https://api.bybit.com/v5/market/kline?category=linear&amp;symbol=INJUSDT&amp;interval=15&amp;start=1762008474908&amp;limit=1000 "HTTP/1.1 200 OK"</text:p>
      <text:p text:style-name="Standard">INFO:httpx:HTTP Request: GET https://api.bybit.com/v5/market/kline?category=linear&amp;symbol=ATOMUSDT&amp;interval=15&amp;start=1762008475352&amp;limit=1000 "HTTP/1.1 200 OK"</text:p>
      <text:p text:style-name="Standard">INFO:httpx:HTTP Request: GET https://api.bybit.com/v5/market/kline?category=linear&amp;symbol=ALGOUSDT&amp;interval=15&amp;start=1762008476041&amp;limit=1000 "HTTP/1.1 200 OK"</text:p>
      <text:p text:style-name="Standard">INFO:httpx:HTTP Request: GET https://api.bybit.com/v5/market/kline?category=linear&amp;symbol=TRBUSDT&amp;interval=15&amp;start=1762909200000&amp;limit=440 "HTTP/1.1 200 OK"</text:p>
      <text:p text:style-name="Standard">INFO:httpx:HTTP Request: GET https://api.bybit.com/v5/market/kline?category=linear&amp;symbol=INJUSDT&amp;interval=15&amp;start=1762909200000&amp;limit=440 "HTTP/1.1 200 OK"</text:p>
      <text:p text:style-name="Standard">[INJUSDT] Historical: ✅ Devolviendo 1440 velas (esperadas: 1440)</text:p>
      <text:p text:style-name="Standard">INFO: <text:s text:c="4"/>127.0.0.1:56137 - "GET /api/historical/INJUSDT?interval=15&amp;days=15&amp;t=1763304450054 HTTP/1.1" 200 OK</text:p>
      <text:p text:style-name="Standard">INFO:httpx:HTTP Request: GET https://api.bybit.com/v5/market/kline?category=linear&amp;symbol=ATOMUSDT&amp;interval=15&amp;start=1762909200000&amp;limit=440 "HTTP/1.1 200 OK"</text:p>
      <text:p text:style-name="Standard">[ATOMUSDT] Historical: ✅ Devolviendo 1440 velas (esperadas: 1440)</text:p>
      <text:p text:style-name="Standard">INFO: <text:s text:c="4"/>127.0.0.1:56230 - "GET /api/historical/ATOMUSDT?interval=15&amp;days=15&amp;t=1763304450055 HTTP/1.1" 200 OK</text:p>
      <text:p text:style-name="Standard">[TRBUSDT] Historical: ✅ Devolviendo 1440 velas (esperadas: 1440)</text:p>
      <text:p text:style-name="Standard">INFO: <text:s text:c="4"/>127.0.0.1:52933 - "GET /api/historical/TRBUSDT?interval=15&amp;days=15&amp;t=1763304450053 HTTP/1.1" 200 OK</text:p>
      <text:p text:style-name="Standard">INFO:httpx:HTTP Request: GET https://api.bybit.com/v5/market/kline?category=linear&amp;symbol=ALGOUSDT&amp;interval=15&amp;start=1762909200000&amp;limit=440 "HTTP/1.1 200 OK"</text:p>
      <text:p text:style-name="Standard">[ALGOUSDT] Historical: ✅ Devolviendo 1440 velas (esperadas: 1440)</text:p>
      <text:p text:style-name="Standard">INFO: <text:s text:c="4"/>127.0.0.1:54213 - "GET /api/historical/ALGOUSDT?interval=15&amp;days=15&amp;t=1763304450057 HTTP/1.1" 200 OK</text:p>
      <text:p text:style-name="Standard">INFO:httpx:HTTP Request: GET https://api.bybit.com/v5/market/kline?category=linear&amp;symbol=GRTUSDT&amp;interval=15&amp;start=1762909200000&amp;limit=440 "HTTP/1.1 200 OK"</text:p>
      <text:p text:style-name="Standard">[GRTUSDT] Historical: ✅ Devolviendo 1440 velas (esperadas: 1440)</text:p>
      <text:p text:style-name="Standard">INFO: <text:s text:c="4"/>127.0.0.1:57687 - "GET /api/historical/GRTUSDT?interval=15&amp;days=15&amp;t=1763304450056 HTTP/1.1" 200 OK</text:p>
      <text:p text:style-name="Standard">INFO: <text:s text:c="4"/>127.0.0.1:60148 - "OPTIONS /api/historical/BTCUSDT?interval=60&amp;days=15&amp;t=1763304486683 HTTP/1.1" 200 OK</text:p>
      <text:p text:style-name="Standard">[BTCUSDT] 📊 OPEN INTEREST: Recibido days=15, aplicando límite -&gt; days_to_fetch=15 (máx: 120) @ 60</text:p>
      <text:p text:style-name="Standard">[CACHE EXPIRED] BTCUSDT 60 openinterest - 6670s old</text:p>
      <text:p text:style-name="Standard">[OI CALCULATION] interval_final=60 → oi_interval=1h (60 min)</text:p>
      <text:p text:style-name="Standard">[OI CALCULATION] 15 días × 24h × 60min / 60 min = 360 puntos necesarios</text:p>
      <text:p text:style-name="Standard"><text:soft-page-break/>[BYBIT API] Request 1/10: endTime=1763305086991 (2025-11-16 14:58) | 0/360 puntos</text:p>
      <text:p text:style-name="Standard">INFO: <text:s text:c="4"/>127.0.0.1:60148 - "OPTIONS /api/historical/XRPUSDT?interval=60&amp;days=15&amp;t=1763304486686 HTTP/1.1" 200 OK</text:p>
      <text:p text:style-name="Standard">INFO: <text:s text:c="4"/>127.0.0.1:53047 - "OPTIONS /api/historical/ETHUSDT?interval=60&amp;days=15&amp;t=1763304486685 HTTP/1.1" 200 OK</text:p>
      <text:p text:style-name="Standard">[ETHUSDT] 📊 OPEN INTEREST: Recibido days=15, aplicando límite -&gt; days_to_fetch=15 (máx: 120) @ 60</text:p>
      <text:p text:style-name="Standard">[CACHE EXPIRED] ETHUSDT 60 openinterest - 6669s old</text:p>
      <text:p text:style-name="Standard">[OI CALCULATION] interval_final=60 → oi_interval=1h (60 min)</text:p>
      <text:p text:style-name="Standard">[OI CALCULATION] 15 días × 24h × 60min / 60 min = 360 puntos necesarios</text:p>
      <text:p text:style-name="Standard">[BYBIT API] Request 1/10: endTime=1763305087326 (2025-11-16 14:58) | 0/360 puntos</text:p>
      <text:p text:style-name="Standard">[TRXUSDT] 📊 OPEN INTEREST: Recibido days=15, aplicando límite -&gt; days_to_fetch=15 (máx: 120) @ 60</text:p>
      <text:p text:style-name="Standard">[CACHE EXPIRED] TRXUSDT 60 openinterest - 6671s old</text:p>
      <text:p text:style-name="Standard">[OI CALCULATION] interval_final=60 → oi_interval=1h (60 min)</text:p>
      <text:p text:style-name="Standard">[OI CALCULATION] 15 días × 24h × 60min / 60 min = 360 puntos necesarios</text:p>
      <text:p text:style-name="Standard">[BYBIT API] Request 1/10: endTime=1763305087657 (2025-11-16 14:58) | 0/360 puntos</text:p>
      <text:p text:style-name="Standard">INFO: <text:s text:c="4"/>127.0.0.1:55569 - "OPTIONS /api/historical/TRXUSDT?interval=60&amp;days=15&amp;t=1763304486686 HTTP/1.1" 200 OK</text:p>
      <text:p text:style-name="Standard">INFO: <text:s text:c="4"/>127.0.0.1:53047 - "OPTIONS /api/historical/SOLUSDT?interval=60&amp;days=15&amp;t=1763304486687 HTTP/1.1" 200 OK</text:p>
      <text:p text:style-name="Standard">[XRPUSDT] 📊 OPEN INTEREST: Recibido days=15, aplicando límite -&gt; days_to_fetch=15 (máx: 120) @ 60</text:p>
      <text:p text:style-name="Standard">[CACHE EXPIRED] XRPUSDT 60 openinterest - 6671s old</text:p>
      <text:p text:style-name="Standard">[OI CALCULATION] interval_final=60 → oi_interval=1h (60 min)</text:p>
      <text:p text:style-name="Standard">[OI CALCULATION] 15 días × 24h × 60min / 60 min = 360 puntos necesarios</text:p>
      <text:p text:style-name="Standard">[BYBIT API] Request 1/10: endTime=1763305087999 (2025-11-16 14:58) | 0/360 puntos</text:p>
      <text:p text:style-name="Standard">INFO: <text:s text:c="4"/>127.0.0.1:53047 - "OPTIONS /api/historical/AAVEUSDT?interval=60&amp;days=15&amp;t=1763304486688 HTTP/1.1" 200 OK</text:p>
      <text:p text:style-name="Standard">[SOLUSDT] 📊 OPEN INTEREST: Recibido days=15, aplicando límite -&gt; days_to_fetch=15 (máx: 120) @ 60</text:p>
      <text:p text:style-name="Standard">[CACHE EXPIRED] SOLUSDT 60 openinterest - 6671s old</text:p>
      <text:p text:style-name="Standard">[OI CALCULATION] interval_final=60 → oi_interval=1h (60 min)</text:p>
      <text:p text:style-name="Standard">[OI CALCULATION] 15 días × 24h × 60min / 60 min = 360 puntos necesarios</text:p>
      <text:p text:style-name="Standard">[BYBIT API] Request 1/10: endTime=1763305088331 (2025-11-16 14:58) | 0/360 puntos</text:p>
      <text:p text:style-name="Standard">[AAVEUSDT] 📊 OPEN INTEREST: Recibido days=15, aplicando límite -&gt; days_to_fetch=15 (máx: 120) @ 60</text:p>
      <text:p text:style-name="Standard">[CACHE EXPIRED] AAVEUSDT 60 openinterest - 6672s old</text:p>
      <text:p text:style-name="Standard">[OI CALCULATION] interval_final=60 → oi_interval=1h (60 min)</text:p>
      <text:p text:style-name="Standard">[OI CALCULATION] 15 días × 24h × 60min / 60 min = 360 puntos necesarios</text:p>
      <text:p text:style-name="Standard">[BYBIT API] Request 1/10: endTime=1763305088673 (2025-11-16 14:58) | 0/360 puntos</text:p>
      <text:p text:style-name="Standard">INFO:httpx:HTTP Request: GET https://api.bybit.com/v5/market/open-interest?category=linear&amp;symbol=BTCUSDT&amp;intervalTime=1h&amp;limit=200&amp;endTime=1763305086991 "HTTP/1.1 200 OK"</text:p>
      <text:p text:style-name="Standard">[BATCH] Recibidos 200 puntos: 2025-11-08 07:00 → 2025-11-16 14:00</text:p>
      <text:p text:style-name="Standard">INFO:httpx:HTTP Request: GET https://api.bybit.com/v5/market/open-interest?category=linear&amp;symbol=TRXUSDT&amp;intervalTime=1h&amp;limit=200&amp;endTime=1763305087657 "HTTP/1.1 200 OK"</text:p>
      <text:p text:style-name="Standard">[BATCH] Recibidos 200 puntos: 2025-11-08 07:00 → 2025-11-16 14:00</text:p>
      <text:p text:style-name="Standard">INFO:httpx:HTTP Request: GET https://api.bybit.com/v5/market/open-interest?category=linear&amp;symbol=SOLUSDT&amp;intervalTime=1h&amp;limit=200&amp;endTime=1763305088331 "HTTP/1.1 200 OK"</text:p>
      <text:p text:style-name="Standard"><text:soft-page-break/>INFO:httpx:HTTP Request: GET https://api.bybit.com/v5/market/open-interest?category=linear&amp;symbol=AAVEUSDT&amp;intervalTime=1h&amp;limit=200&amp;endTime=1763305088673 "HTTP/1.1 200 OK"</text:p>
      <text:p text:style-name="Standard">[BATCH] Recibidos 200 puntos: 2025-11-08 07:00 → 2025-11-16 14:00</text:p>
      <text:p text:style-name="Standard">[BATCH] Recibidos 200 puntos: 2025-11-08 07:00 → 2025-11-16 14:00</text:p>
      <text:p text:style-name="Standard">INFO:httpx:HTTP Request: GET https://api.bybit.com/v5/market/open-interest?category=linear&amp;symbol=ETHUSDT&amp;intervalTime=1h&amp;limit=200&amp;endTime=1763305087326 "HTTP/1.1 200 OK"</text:p>
      <text:p text:style-name="Standard">INFO:httpx:HTTP Request: GET https://api.bybit.com/v5/market/open-interest?category=linear&amp;symbol=XRPUSDT&amp;intervalTime=1h&amp;limit=200&amp;endTime=1763305087999 "HTTP/1.1 200 OK"</text:p>
      <text:p text:style-name="Standard">[BATCH] Recibidos 200 puntos: 2025-11-08 07:00 → 2025-11-16 14:00</text:p>
      <text:p text:style-name="Standard">[BATCH] Recibidos 200 puntos: 2025-11-08 07:00 → 2025-11-16 14:00</text:p>
      <text:p text:style-name="Standard">[BYBIT API] Request 2/10: endTime=1762585199999 (2025-11-08 06:59) | 200/360 puntos</text:p>
      <text:p text:style-name="Standard">[BYBIT API] Request 2/10: endTime=1762585199999 (2025-11-08 06:59) | 200/360 puntos</text:p>
      <text:p text:style-name="Standard">[BYBIT API] Request 2/10: endTime=1762585199999 (2025-11-08 06:59) | 200/360 puntos</text:p>
      <text:p text:style-name="Standard">[BYBIT API] Request 2/10: endTime=1762585199999 (2025-11-08 06:59) | 200/360 puntos</text:p>
      <text:p text:style-name="Standard">[BYBIT API] Request 2/10: endTime=1762585199999 (2025-11-08 06:59) | 200/360 puntos</text:p>
      <text:p text:style-name="Standard">[BYBIT API] Request 2/10: endTime=1762585199999 (2025-11-08 06:59) | 200/360 puntos</text:p>
      <text:p text:style-name="Standard">INFO:httpx:HTTP Request: GET https://api.bybit.com/v5/market/open-interest?category=linear&amp;symbol=TRXUSDT&amp;intervalTime=1h&amp;limit=200&amp;endTime=1762585199999 "HTTP/1.1 200 OK"</text:p>
      <text:p text:style-name="Standard">INFO:httpx:HTTP Request: GET https://api.bybit.com/v5/market/open-interest?category=linear&amp;symbol=BTCUSDT&amp;intervalTime=1h&amp;limit=200&amp;endTime=1762585199999 "HTTP/1.1 200 OK"</text:p>
      <text:p text:style-name="Standard">[BATCH] Recibidos 200 puntos: 2025-10-30 23:00 → 2025-11-08 06:00</text:p>
      <text:p text:style-name="Standard">[INFO TRXUSDT] Alcanzamos el inicio del periodo solicitado</text:p>
      <text:p text:style-name="Standard">[INFO TRXUSDT] Total obtenido: 400 puntos en 2 requests</text:p>
      <text:p text:style-name="Standard">[INFO TRXUSDT] Orden de datos: primer_ts=1762585200000, último_ts=1762581600000, orden_correcto=False</text:p>
      <text:p text:style-name="Standard">[CACHE SAVED] TRXUSDT 60 Open Interest guardado (400 puntos)</text:p>
      <text:p text:style-name="Standard">[SUCCESS] TRXUSDT 60 Open Interest: 400 puntos</text:p>
      <text:p text:style-name="Standard">INFO: <text:s text:c="4"/>127.0.0.1:59784 - "GET /api/open-interest/TRXUSDT?interval=60&amp;days=15 HTTP/1.1" 200 OK</text:p>
      <text:p text:style-name="Standard">[BATCH] Recibidos 200 puntos: 2025-10-30 23:00 → 2025-11-08 06:00</text:p>
      <text:p text:style-name="Standard">[INFO BTCUSDT] Alcanzamos el inicio del periodo solicitado</text:p>
      <text:p text:style-name="Standard">[INFO BTCUSDT] Total obtenido: 400 puntos en 2 requests</text:p>
      <text:p text:style-name="Standard">[INFO BTCUSDT] Orden de datos: primer_ts=1762585200000, último_ts=1762581600000, orden_correcto=False</text:p>
      <text:p text:style-name="Standard">[CACHE SAVED] BTCUSDT 60 Open Interest guardado (400 puntos)</text:p>
      <text:p text:style-name="Standard">[SUCCESS] BTCUSDT 60 Open Interest: 400 puntos</text:p>
      <text:p text:style-name="Standard">INFO: <text:s text:c="4"/>127.0.0.1:63207 - "GET /api/open-interest/BTCUSDT?interval=60&amp;days=15 HTTP/1.1" 200 OK</text:p>
      <text:p text:style-name="Standard">INFO: <text:s text:c="4"/>127.0.0.1:59784 - "OPTIONS /api/historical/GALAUSDT?interval=60&amp;days=15&amp;t=1763304486689 HTTP/1.1" 200 OK</text:p>
      <text:p text:style-name="Standard">[GALAUSDT] 📊 OPEN INTEREST: Recibido days=15, aplicando límite -&gt; days_to_fetch=15 (máx: 120) @ 60</text:p>
      <text:p text:style-name="Standard">[CACHE EXPIRED] GALAUSDT 60 openinterest - 6671s old</text:p>
      <text:p text:style-name="Standard">[OI CALCULATION] interval_final=60 → oi_interval=1h (60 min)</text:p>
      <text:p text:style-name="Standard">[OI CALCULATION] 15 días × 24h × 60min / 60 min = 360 puntos necesarios</text:p>
      <text:p text:style-name="Standard">[BYBIT API] Request 1/10: endTime=1763305089961 (2025-11-16 14:58) | 0/360 puntos</text:p>
      <text:p text:style-name="Standard"><text:soft-page-break/>INFO:httpx:HTTP Request: GET https://api.bybit.com/v5/market/open-interest?category=linear&amp;symbol=ETHUSDT&amp;intervalTime=1h&amp;limit=200&amp;endTime=1762585199999 "HTTP/1.1 200 OK"</text:p>
      <text:p text:style-name="Standard">INFO: <text:s text:c="4"/>127.0.0.1:59784 - "OPTIONS /api/historical/OPUSDT?interval=60&amp;days=15&amp;t=1763304486690 HTTP/1.1" 200 OK</text:p>
      <text:p text:style-name="Standard">INFO:httpx:HTTP Request: GET https://api.bybit.com/v5/market/open-interest?category=linear&amp;symbol=AAVEUSDT&amp;intervalTime=1h&amp;limit=200&amp;endTime=1762585199999 "HTTP/1.1 200 OK"</text:p>
      <text:p text:style-name="Standard">INFO:httpx:HTTP Request: GET https://api.bybit.com/v5/market/open-interest?category=linear&amp;symbol=XRPUSDT&amp;intervalTime=1h&amp;limit=200&amp;endTime=1762585199999 "HTTP/1.1 200 OK"</text:p>
      <text:p text:style-name="Standard">INFO:httpx:HTTP Request: GET https://api.bybit.com/v5/market/open-interest?category=linear&amp;symbol=SOLUSDT&amp;intervalTime=1h&amp;limit=200&amp;endTime=1762585199999 "HTTP/1.1 200 OK"</text:p>
      <text:p text:style-name="Standard">[BATCH] Recibidos 200 puntos: 2025-10-30 23:00 → 2025-11-08 06:00</text:p>
      <text:p text:style-name="Standard">[INFO ETHUSDT] Alcanzamos el inicio del periodo solicitado</text:p>
      <text:p text:style-name="Standard">[INFO ETHUSDT] Total obtenido: 400 puntos en 2 requests</text:p>
      <text:p text:style-name="Standard">[INFO ETHUSDT] Orden de datos: primer_ts=1762585200000, último_ts=1762581600000, orden_correcto=False</text:p>
      <text:p text:style-name="Standard">[CACHE SAVED] ETHUSDT 60 Open Interest guardado (400 puntos)</text:p>
      <text:p text:style-name="Standard">[SUCCESS] ETHUSDT 60 Open Interest: 400 puntos</text:p>
      <text:p text:style-name="Standard">[BATCH] Recibidos 200 puntos: 2025-10-30 23:00 → 2025-11-08 06:00</text:p>
      <text:p text:style-name="Standard">[INFO AAVEUSDT] Alcanzamos el inicio del periodo solicitado</text:p>
      <text:p text:style-name="Standard">[INFO AAVEUSDT] Total obtenido: 400 puntos en 2 requests</text:p>
      <text:p text:style-name="Standard">[INFO AAVEUSDT] Orden de datos: primer_ts=1762585200000, último_ts=1762581600000, orden_correcto=False</text:p>
      <text:p text:style-name="Standard">[CACHE SAVED] AAVEUSDT 60 Open Interest guardado (400 puntos)</text:p>
      <text:p text:style-name="Standard">[SUCCESS] AAVEUSDT 60 Open Interest: 400 puntos</text:p>
      <text:p text:style-name="Standard">[BATCH] Recibidos 200 puntos: 2025-10-30 23:00 → 2025-11-08 06:00</text:p>
      <text:p text:style-name="Standard">[INFO XRPUSDT] Alcanzamos el inicio del periodo solicitado</text:p>
      <text:p text:style-name="Standard">[INFO XRPUSDT] Total obtenido: 400 puntos en 2 requests</text:p>
      <text:p text:style-name="Standard">[INFO XRPUSDT] Orden de datos: primer_ts=1762585200000, último_ts=1762581600000, orden_correcto=False</text:p>
      <text:p text:style-name="Standard">[CACHE SAVED] XRPUSDT 60 Open Interest guardado (400 puntos)</text:p>
      <text:p text:style-name="Standard">[SUCCESS] XRPUSDT 60 Open Interest: 400 puntos</text:p>
      <text:p text:style-name="Standard">[BATCH] Recibidos 200 puntos: 2025-10-30 23:00 → 2025-11-08 06:00</text:p>
      <text:p text:style-name="Standard">[INFO SOLUSDT] Alcanzamos el inicio del periodo solicitado</text:p>
      <text:p text:style-name="Standard">[INFO SOLUSDT] Total obtenido: 400 puntos en 2 requests</text:p>
      <text:p text:style-name="Standard">[INFO SOLUSDT] Orden de datos: primer_ts=1762585200000, último_ts=1762581600000, orden_correcto=False</text:p>
      <text:p text:style-name="Standard">[CACHE SAVED] SOLUSDT 60 Open Interest guardado (400 puntos)</text:p>
      <text:p text:style-name="Standard">[SUCCESS] SOLUSDT 60 Open Interest: 400 puntos</text:p>
      <text:p text:style-name="Standard">INFO: <text:s text:c="4"/>127.0.0.1:60431 - "GET /api/open-interest/ETHUSDT?interval=60&amp;days=15 HTTP/1.1" 200 OK</text:p>
      <text:p text:style-name="Standard">INFO: <text:s text:c="4"/>127.0.0.1:53047 - "GET /api/open-interest/AAVEUSDT?interval=60&amp;days=15 HTTP/1.1" 200 OK</text:p>
      <text:p text:style-name="Standard">INFO: <text:s text:c="4"/>127.0.0.1:60148 - "GET /api/open-interest/XRPUSDT?interval=60&amp;days=15 HTTP/1.1" 200 OK</text:p>
      <text:p text:style-name="Standard">INFO: <text:s text:c="4"/>127.0.0.1:55569 - "GET /api/open-interest/SOLUSDT?interval=60&amp;days=15 HTTP/1.1" 200 OK</text:p>
      <text:p text:style-name="Standard">[OPUSDT] 📊 OPEN INTEREST: Recibido days=15, aplicando límite -&gt; days_to_fetch=15 (máx: 120) @ 60</text:p>
      <text:p text:style-name="Standard"><text:soft-page-break/>[CACHE EXPIRED] OPUSDT 60 openinterest - 6671s old</text:p>
      <text:p text:style-name="Standard">[OI CALCULATION] interval_final=60 → oi_interval=1h (60 min)</text:p>
      <text:p text:style-name="Standard">[OI CALCULATION] 15 días × 24h × 60min / 60 min = 360 puntos necesarios</text:p>
      <text:p text:style-name="Standard">[BYBIT API] Request 1/10: endTime=1763305090333 (2025-11-16 14:58) | 0/360 puntos</text:p>
      <text:p text:style-name="Standard">[ADAUSDT] 📊 OPEN INTEREST: Recibido days=15, aplicando límite -&gt; days_to_fetch=15 (máx: 120) @ 60</text:p>
      <text:p text:style-name="Standard">[CACHE EXPIRED] ADAUSDT 60 openinterest - 6671s old</text:p>
      <text:p text:style-name="Standard">[OI CALCULATION] interval_final=60 → oi_interval=1h (60 min)</text:p>
      <text:p text:style-name="Standard">[OI CALCULATION] 15 días × 24h × 60min / 60 min = 360 puntos necesarios</text:p>
      <text:p text:style-name="Standard">[BYBIT API] Request 1/10: endTime=1763305090663 (2025-11-16 14:58) | 0/360 puntos</text:p>
      <text:p text:style-name="Standard">INFO: <text:s text:c="4"/>127.0.0.1:60431 - "OPTIONS /api/historical/ADAUSDT?interval=60&amp;days=15&amp;t=1763304486691 HTTP/1.1" 200 OK</text:p>
      <text:p text:style-name="Standard">INFO: <text:s text:c="4"/>127.0.0.1:60148 - "OPTIONS /api/historical/SUIUSDT?interval=60&amp;days=15&amp;t=1763304486692 HTTP/1.1" 200 OK</text:p>
      <text:p text:style-name="Standard">[SUIUSDT] 📊 OPEN INTEREST: Recibido days=15, aplicando límite -&gt; days_to_fetch=15 (máx: 120) @ 60</text:p>
      <text:p text:style-name="Standard">[CACHE EXPIRED] SUIUSDT 60 openinterest - 6672s old</text:p>
      <text:p text:style-name="Standard">[OI CALCULATION] interval_final=60 → oi_interval=1h (60 min)</text:p>
      <text:p text:style-name="Standard">[OI CALCULATION] 15 días × 24h × 60min / 60 min = 360 puntos necesarios</text:p>
      <text:p text:style-name="Standard">[BYBIT API] Request 1/10: endTime=1763305090994 (2025-11-16 14:58) | 0/360 puntos</text:p>
      <text:p text:style-name="Standard">[POLUSDT] 📊 OPEN INTEREST: Recibido days=15, aplicando límite -&gt; days_to_fetch=15 (máx: 120) @ 60</text:p>
      <text:p text:style-name="Standard">[CACHE EXPIRED] POLUSDT 60 openinterest - 6671s old</text:p>
      <text:p text:style-name="Standard">[OI CALCULATION] interval_final=60 → oi_interval=1h (60 min)</text:p>
      <text:p text:style-name="Standard">[OI CALCULATION] 15 días × 24h × 60min / 60 min = 360 puntos necesarios</text:p>
      <text:p text:style-name="Standard">[BYBIT API] Request 1/10: endTime=1763305091323 (2025-11-16 14:58) | 0/360 puntos</text:p>
      <text:p text:style-name="Standard">INFO: <text:s text:c="4"/>127.0.0.1:60431 - "OPTIONS /api/historical/POLUSDT?interval=60&amp;days=15&amp;t=1763304486693 HTTP/1.1" 200 OK</text:p>
      <text:p text:style-name="Standard">INFO: <text:s text:c="4"/>127.0.0.1:60431 - "OPTIONS /api/historical/POLYXUSDT?interval=60&amp;days=15&amp;t=1763304486694 HTTP/1.1" 200 OK</text:p>
      <text:p text:style-name="Standard">[POLYXUSDT] 📊 OPEN INTEREST: Recibido days=15, aplicando límite -&gt; days_to_fetch=15 (máx: 120) @ 60</text:p>
      <text:p text:style-name="Standard">[CACHE EXPIRED] POLYXUSDT 60 openinterest - 6672s old</text:p>
      <text:p text:style-name="Standard">[OI CALCULATION] interval_final=60 → oi_interval=1h (60 min)</text:p>
      <text:p text:style-name="Standard">[OI CALCULATION] 15 días × 24h × 60min / 60 min = 360 puntos necesarios</text:p>
      <text:p text:style-name="Standard">[BYBIT API] Request 1/10: endTime=1763305091656 (2025-11-16 14:58) | 0/360 puntos</text:p>
      <text:p text:style-name="Standard">INFO:httpx:HTTP Request: GET https://api.bybit.com/v5/market/open-interest?category=linear&amp;symbol=GALAUSDT&amp;intervalTime=1h&amp;limit=200&amp;endTime=1763305089961 "HTTP/1.1 200 OK"</text:p>
      <text:p text:style-name="Standard">[BATCH] Recibidos 200 puntos: 2025-11-08 07:00 → 2025-11-16 14:00</text:p>
      <text:p text:style-name="Standard">INFO:httpx:HTTP Request: GET https://api.bybit.com/v5/market/open-interest?category=linear&amp;symbol=POLUSDT&amp;intervalTime=1h&amp;limit=200&amp;endTime=1763305091323 "HTTP/1.1 200 OK"</text:p>
      <text:p text:style-name="Standard">[BATCH] Recibidos 200 puntos: 2025-11-08 07:00 → 2025-11-16 14:00</text:p>
      <text:p text:style-name="Standard">INFO:httpx:HTTP Request: GET https://api.bybit.com/v5/market/open-interest?category=linear&amp;symbol=SUIUSDT&amp;intervalTime=1h&amp;limit=200&amp;endTime=1763305090994 "HTTP/1.1 200 OK"</text:p>
      <text:p text:style-name="Standard">[BATCH] Recibidos 200 puntos: 2025-11-08 07:00 → 2025-11-16 14:00</text:p>
      <text:p text:style-name="Standard">INFO:httpx:HTTP Request: GET https://api.bybit.com/v5/market/open-interest?category=linear&amp;symbol=ADAUSDT&amp;intervalTime=1h&amp;limit=200&amp;endTime=1763305090663 "HTTP/1.1 200 OK"</text:p>
      <text:p text:style-name="Standard">[BATCH] Recibidos 200 puntos: 2025-11-08 07:00 → 2025-11-16 14:00</text:p>
      <text:p text:style-name="Standard"><text:soft-page-break/>INFO:httpx:HTTP Request: GET https://api.bybit.com/v5/market/open-interest?category=linear&amp;symbol=OPUSDT&amp;intervalTime=1h&amp;limit=200&amp;endTime=1763305090333 "HTTP/1.1 200 OK"</text:p>
      <text:p text:style-name="Standard">[BATCH] Recibidos 200 puntos: 2025-11-08 07:00 → 2025-11-16 14:00</text:p>
      <text:p text:style-name="Standard">INFO:httpx:HTTP Request: GET https://api.bybit.com/v5/market/open-interest?category=linear&amp;symbol=POLYXUSDT&amp;intervalTime=1h&amp;limit=200&amp;endTime=1763305091656 "HTTP/1.1 200 OK"</text:p>
      <text:p text:style-name="Standard">[BATCH] Recibidos 200 puntos: 2025-11-08 07:00 → 2025-11-16 14:00</text:p>
      <text:p text:style-name="Standard">[BYBIT API] Request 2/10: endTime=1762585199999 (2025-11-08 06:59) | 200/360 puntos</text:p>
      <text:p text:style-name="Standard">[BYBIT API] Request 2/10: endTime=1762585199999 (2025-11-08 06:59) | 200/360 puntos</text:p>
      <text:p text:style-name="Standard">[BYBIT API] Request 2/10: endTime=1762585199999 (2025-11-08 06:59) | 200/360 puntos</text:p>
      <text:p text:style-name="Standard">[BYBIT API] Request 2/10: endTime=1762585199999 (2025-11-08 06:59) | 200/360 puntos</text:p>
      <text:p text:style-name="Standard">[BYBIT API] Request 2/10: endTime=1762585199999 (2025-11-08 06:59) | 200/360 puntos</text:p>
      <text:p text:style-name="Standard">[BYBIT API] Request 2/10: endTime=1762585199999 (2025-11-08 06:59) | 200/360 puntos</text:p>
      <text:p text:style-name="Standard">INFO:httpx:HTTP Request: GET https://api.bybit.com/v5/market/open-interest?category=linear&amp;symbol=GALAUSDT&amp;intervalTime=1h&amp;limit=200&amp;endTime=1762585199999 "HTTP/1.1 200 OK"</text:p>
      <text:p text:style-name="Standard">[BATCH] Recibidos 200 puntos: 2025-10-30 23:00 → 2025-11-08 06:00</text:p>
      <text:p text:style-name="Standard">[INFO GALAUSDT] Alcanzamos el inicio del periodo solicitado</text:p>
      <text:p text:style-name="Standard">[INFO GALAUSDT] Total obtenido: 400 puntos en 2 requests</text:p>
      <text:p text:style-name="Standard">[INFO GALAUSDT] Orden de datos: primer_ts=1762585200000, último_ts=1762581600000, orden_correcto=False</text:p>
      <text:p text:style-name="Standard">[CACHE SAVED] GALAUSDT 60 Open Interest guardado (400 puntos)</text:p>
      <text:p text:style-name="Standard">[SUCCESS] GALAUSDT 60 Open Interest: 400 puntos</text:p>
      <text:p text:style-name="Standard">INFO: <text:s text:c="4"/>127.0.0.1:63207 - "GET /api/open-interest/GALAUSDT?interval=60&amp;days=15 HTTP/1.1" 200 OK</text:p>
      <text:p text:style-name="Standard">INFO: <text:s text:c="4"/>127.0.0.1:63207 - "OPTIONS /api/historical/CAKEUSDT?interval=60&amp;days=15&amp;t=1763304486694 HTTP/1.1" 200 OK</text:p>
      <text:p text:style-name="Standard">[CAKEUSDT] 📊 OPEN INTEREST: Recibido days=15, aplicando límite -&gt; days_to_fetch=15 (máx: 120) @ 60</text:p>
      <text:p text:style-name="Standard">[CACHE EXPIRED] CAKEUSDT 60 openinterest - 6671s old</text:p>
      <text:p text:style-name="Standard">[OI CALCULATION] interval_final=60 → oi_interval=1h (60 min)</text:p>
      <text:p text:style-name="Standard">[OI CALCULATION] 15 días × 24h × 60min / 60 min = 360 puntos necesarios</text:p>
      <text:p text:style-name="Standard">[BYBIT API] Request 1/10: endTime=1763305092904 (2025-11-16 14:58) | 0/360 puntos</text:p>
      <text:p text:style-name="Standard">INFO:httpx:HTTP Request: GET https://api.bybit.com/v5/market/open-interest?category=linear&amp;symbol=OPUSDT&amp;intervalTime=1h&amp;limit=200&amp;endTime=1762585199999 "HTTP/1.1 200 OK"</text:p>
      <text:p text:style-name="Standard">INFO:httpx:HTTP Request: GET https://api.bybit.com/v5/market/open-interest?category=linear&amp;symbol=POLYXUSDT&amp;intervalTime=1h&amp;limit=200&amp;endTime=1762585199999 "HTTP/1.1 200 OK"</text:p>
      <text:p text:style-name="Standard">INFO:httpx:HTTP Request: GET https://api.bybit.com/v5/market/open-interest?category=linear&amp;symbol=ADAUSDT&amp;intervalTime=1h&amp;limit=200&amp;endTime=1762585199999 "HTTP/1.1 200 OK"</text:p>
      <text:p text:style-name="Standard">INFO:httpx:HTTP Request: GET https://api.bybit.com/v5/market/open-interest?category=linear&amp;symbol=SUIUSDT&amp;intervalTime=1h&amp;limit=200&amp;endTime=1762585199999 "HTTP/1.1 200 OK"</text:p>
      <text:p text:style-name="Standard">INFO:httpx:HTTP Request: GET https://api.bybit.com/v5/market/open-interest?category=linear&amp;symbol=POLUSDT&amp;intervalTime=1h&amp;limit=200&amp;endTime=1762585199999 "HTTP/1.1 200 OK"</text:p>
      <text:p text:style-name="Standard">[BATCH] Recibidos 200 puntos: 2025-10-30 23:00 → 2025-11-08 06:00</text:p>
      <text:p text:style-name="Standard">[INFO OPUSDT] Alcanzamos el inicio del periodo solicitado</text:p>
      <text:p text:style-name="Standard">[INFO OPUSDT] Total obtenido: 400 puntos en 2 requests</text:p>
      <text:p text:style-name="Standard"><text:soft-page-break/>[INFO OPUSDT] Orden de datos: primer_ts=1762585200000, último_ts=1762581600000, orden_correcto=False</text:p>
      <text:p text:style-name="Standard">[CACHE SAVED] OPUSDT 60 Open Interest guardado (400 puntos)</text:p>
      <text:p text:style-name="Standard">[SUCCESS] OPUSDT 60 Open Interest: 400 puntos</text:p>
      <text:p text:style-name="Standard">[BATCH] Recibidos 200 puntos: 2025-10-30 23:00 → 2025-11-08 06:00</text:p>
      <text:p text:style-name="Standard">[INFO POLYXUSDT] Alcanzamos el inicio del periodo solicitado</text:p>
      <text:p text:style-name="Standard">[INFO POLYXUSDT] Total obtenido: 400 puntos en 2 requests</text:p>
      <text:p text:style-name="Standard">[INFO POLYXUSDT] Orden de datos: primer_ts=1762585200000, último_ts=1762581600000, orden_correcto=False</text:p>
      <text:p text:style-name="Standard">[CACHE SAVED] POLYXUSDT 60 Open Interest guardado (400 puntos)</text:p>
      <text:p text:style-name="Standard">[SUCCESS] POLYXUSDT 60 Open Interest: 400 puntos</text:p>
      <text:p text:style-name="Standard">[BATCH] Recibidos 200 puntos: 2025-10-30 23:00 → 2025-11-08 06:00</text:p>
      <text:p text:style-name="Standard">[INFO ADAUSDT] Alcanzamos el inicio del periodo solicitado</text:p>
      <text:p text:style-name="Standard">[INFO ADAUSDT] Total obtenido: 400 puntos en 2 requests</text:p>
      <text:p text:style-name="Standard">[INFO ADAUSDT] Orden de datos: primer_ts=1762585200000, último_ts=1762581600000, orden_correcto=False</text:p>
      <text:p text:style-name="Standard">[CACHE SAVED] ADAUSDT 60 Open Interest guardado (400 puntos)</text:p>
      <text:p text:style-name="Standard">[SUCCESS] ADAUSDT 60 Open Interest: 400 puntos</text:p>
      <text:p text:style-name="Standard">[BATCH] Recibidos 200 puntos: 2025-10-30 23:00 → 2025-11-08 06:00</text:p>
      <text:p text:style-name="Standard">[INFO SUIUSDT] Alcanzamos el inicio del periodo solicitado</text:p>
      <text:p text:style-name="Standard">[INFO SUIUSDT] Total obtenido: 400 puntos en 2 requests</text:p>
      <text:p text:style-name="Standard">[INFO SUIUSDT] Orden de datos: primer_ts=1762585200000, último_ts=1762581600000, orden_correcto=False</text:p>
      <text:p text:style-name="Standard">[CACHE SAVED] SUIUSDT 60 Open Interest guardado (400 puntos)</text:p>
      <text:p text:style-name="Standard">[SUCCESS] SUIUSDT 60 Open Interest: 400 puntos</text:p>
      <text:p text:style-name="Standard">[BATCH] Recibidos 200 puntos: 2025-10-30 23:00 → 2025-11-08 06:00</text:p>
      <text:p text:style-name="Standard">[INFO POLUSDT] Alcanzamos el inicio del periodo solicitado</text:p>
      <text:p text:style-name="Standard">[INFO POLUSDT] Total obtenido: 400 puntos en 2 requests</text:p>
      <text:p text:style-name="Standard">[INFO POLUSDT] Orden de datos: primer_ts=1762585200000, último_ts=1762581600000, orden_correcto=False</text:p>
      <text:p text:style-name="Standard">[CACHE SAVED] POLUSDT 60 Open Interest guardado (400 puntos)</text:p>
      <text:p text:style-name="Standard">[SUCCESS] POLUSDT 60 Open Interest: 400 puntos</text:p>
      <text:p text:style-name="Standard">INFO: <text:s text:c="4"/>127.0.0.1:59784 - "GET /api/open-interest/OPUSDT?interval=60&amp;days=15 HTTP/1.1" 200 OK</text:p>
      <text:p text:style-name="Standard">INFO: <text:s text:c="4"/>127.0.0.1:60431 - "GET /api/open-interest/POLYXUSDT?interval=60&amp;days=15 HTTP/1.1" 200 OK</text:p>
      <text:p text:style-name="Standard">INFO: <text:s text:c="4"/>127.0.0.1:53047 - "GET /api/open-interest/ADAUSDT?interval=60&amp;days=15 HTTP/1.1" 200 OK</text:p>
      <text:p text:style-name="Standard">INFO: <text:s text:c="4"/>127.0.0.1:55569 - "GET /api/open-interest/SUIUSDT?interval=60&amp;days=15 HTTP/1.1" 200 OK</text:p>
      <text:p text:style-name="Standard">INFO: <text:s text:c="4"/>127.0.0.1:60148 - "GET /api/open-interest/POLUSDT?interval=60&amp;days=15 HTTP/1.1" 200 OK</text:p>
      <text:p text:style-name="Standard">INFO: <text:s text:c="4"/>127.0.0.1:53047 - "OPTIONS /api/historical/TONUSDT?interval=60&amp;days=15&amp;t=1763304486696 HTTP/1.1" 200 OK</text:p>
      <text:p text:style-name="Standard">[PENDLEUSDT] 📊 OPEN INTEREST: Recibido days=15, aplicando límite -&gt; days_to_fetch=15 (máx: 120) @ 60</text:p>
      <text:p text:style-name="Standard">[CACHE EXPIRED] PENDLEUSDT 60 openinterest - 6671s old</text:p>
      <text:p text:style-name="Standard">[OI CALCULATION] interval_final=60 → oi_interval=1h (60 min)</text:p>
      <text:p text:style-name="Standard">[OI CALCULATION] 15 días × 24h × 60min / 60 min = 360 puntos necesarios</text:p>
      <text:p text:style-name="Standard">[BYBIT API] Request 1/10: endTime=1763305093289 (2025-11-16 14:58) | 0/360 puntos</text:p>
      <text:p text:style-name="Standard">INFO: <text:s text:c="4"/>127.0.0.1:59784 - "OPTIONS /api/historical/PENDLEUSDT?interval=60&amp;days=15&amp;t=1763304486695 HTTP/1.1" 200 OK</text:p>
      <text:p text:style-name="Standard"><text:soft-page-break/>[TONUSDT] 📊 OPEN INTEREST: Recibido days=15, aplicando límite -&gt; days_to_fetch=15 (máx: 120) @ 60</text:p>
      <text:p text:style-name="Standard">[CACHE EXPIRED] TONUSDT 60 openinterest - 6671s old</text:p>
      <text:p text:style-name="Standard">[OI CALCULATION] interval_final=60 → oi_interval=1h (60 min)</text:p>
      <text:p text:style-name="Standard">[OI CALCULATION] 15 días × 24h × 60min / 60 min = 360 puntos necesarios</text:p>
      <text:p text:style-name="Standard">[BYBIT API] Request 1/10: endTime=1763305093618 (2025-11-16 14:58) | 0/360 puntos</text:p>
      <text:p text:style-name="Standard">[UNIUSDT] 📊 OPEN INTEREST: Recibido days=15, aplicando límite -&gt; days_to_fetch=15 (máx: 120) @ 60</text:p>
      <text:p text:style-name="Standard">[CACHE EXPIRED] UNIUSDT 60 openinterest - 6671s old</text:p>
      <text:p text:style-name="Standard">[OI CALCULATION] interval_final=60 → oi_interval=1h (60 min)</text:p>
      <text:p text:style-name="Standard">[OI CALCULATION] 15 días × 24h × 60min / 60 min = 360 puntos necesarios</text:p>
      <text:p text:style-name="Standard">[BYBIT API] Request 1/10: endTime=1763305093946 (2025-11-16 14:58) | 0/360 puntos</text:p>
      <text:p text:style-name="Standard">INFO: <text:s text:c="4"/>127.0.0.1:59784 - "OPTIONS /api/historical/ARBUSDT?interval=60&amp;days=15&amp;t=1763304486697 HTTP/1.1" 200 OK</text:p>
      <text:p text:style-name="Standard">INFO: <text:s text:c="4"/>127.0.0.1:60148 - "OPTIONS /api/historical/UNIUSDT?interval=60&amp;days=15&amp;t=1763304486697 HTTP/1.1" 200 OK</text:p>
      <text:p text:style-name="Standard">[ARBUSDT] 📊 OPEN INTEREST: Recibido days=15, aplicando límite -&gt; days_to_fetch=15 (máx: 120) @ 60</text:p>
      <text:p text:style-name="Standard">[CACHE EXPIRED] ARBUSDT 60 openinterest - 6672s old</text:p>
      <text:p text:style-name="Standard">[OI CALCULATION] interval_final=60 → oi_interval=1h (60 min)</text:p>
      <text:p text:style-name="Standard">[OI CALCULATION] 15 días × 24h × 60min / 60 min = 360 puntos necesarios</text:p>
      <text:p text:style-name="Standard">[BYBIT API] Request 1/10: endTime=1763305094277 (2025-11-16 14:58) | 0/360 puntos</text:p>
      <text:p text:style-name="Standard">INFO: <text:s text:c="4"/>127.0.0.1:60148 - "OPTIONS /api/historical/DOTUSDT?interval=60&amp;days=15&amp;t=1763304486698 HTTP/1.1" 200 OK</text:p>
      <text:p text:style-name="Standard">[DOTUSDT] 📊 OPEN INTEREST: Recibido days=15, aplicando límite -&gt; days_to_fetch=15 (máx: 120) @ 60</text:p>
      <text:p text:style-name="Standard">[CACHE EXPIRED] DOTUSDT 60 openinterest - 6672s old</text:p>
      <text:p text:style-name="Standard">[OI CALCULATION] interval_final=60 → oi_interval=1h (60 min)</text:p>
      <text:p text:style-name="Standard">[OI CALCULATION] 15 días × 24h × 60min / 60 min = 360 puntos necesarios</text:p>
      <text:p text:style-name="Standard">[BYBIT API] Request 1/10: endTime=1763305094611 (2025-11-16 14:58) | 0/360 puntos</text:p>
      <text:p text:style-name="Standard">INFO:httpx:HTTP Request: GET https://api.bybit.com/v5/market/open-interest?category=linear&amp;symbol=CAKEUSDT&amp;intervalTime=1h&amp;limit=200&amp;endTime=1763305092904 "HTTP/1.1 200 OK"</text:p>
      <text:p text:style-name="Standard">[BATCH] Recibidos 200 puntos: 2025-11-08 07:00 → 2025-11-16 14:00</text:p>
      <text:p text:style-name="Standard">INFO:httpx:HTTP Request: GET https://api.bybit.com/v5/market/open-interest?category=linear&amp;symbol=TONUSDT&amp;intervalTime=1h&amp;limit=200&amp;endTime=1763305093618 "HTTP/1.1 200 OK"</text:p>
      <text:p text:style-name="Standard">INFO:httpx:HTTP Request: GET https://api.bybit.com/v5/market/open-interest?category=linear&amp;symbol=UNIUSDT&amp;intervalTime=1h&amp;limit=200&amp;endTime=1763305093946 "HTTP/1.1 200 OK"</text:p>
      <text:p text:style-name="Standard">[BATCH] Recibidos 200 puntos: 2025-11-08 07:00 → 2025-11-16 14:00</text:p>
      <text:p text:style-name="Standard">[BATCH] Recibidos 200 puntos: 2025-11-08 07:00 → 2025-11-16 14:00</text:p>
      <text:p text:style-name="Standard">INFO:httpx:HTTP Request: GET https://api.bybit.com/v5/market/open-interest?category=linear&amp;symbol=PENDLEUSDT&amp;intervalTime=1h&amp;limit=200&amp;endTime=1763305093289 "HTTP/1.1 200 OK"</text:p>
      <text:p text:style-name="Standard">[BATCH] Recibidos 200 puntos: 2025-11-08 07:00 → 2025-11-16 14:00</text:p>
      <text:p text:style-name="Standard">INFO:httpx:HTTP Request: GET https://api.bybit.com/v5/market/open-interest?category=linear&amp;symbol=ARBUSDT&amp;intervalTime=1h&amp;limit=200&amp;endTime=1763305094277 "HTTP/1.1 200 OK"</text:p>
      <text:p text:style-name="Standard">[BATCH] Recibidos 200 puntos: 2025-11-08 07:00 → 2025-11-16 14:00</text:p>
      <text:p text:style-name="Standard"><text:soft-page-break/>INFO:httpx:HTTP Request: GET https://api.bybit.com/v5/market/open-interest?category=linear&amp;symbol=DOTUSDT&amp;intervalTime=1h&amp;limit=200&amp;endTime=1763305094611 "HTTP/1.1 200 OK"</text:p>
      <text:p text:style-name="Standard">[BATCH] Recibidos 200 puntos: 2025-11-08 07:00 → 2025-11-16 14:00</text:p>
      <text:p text:style-name="Standard">[BYBIT API] Request 2/10: endTime=1762585199999 (2025-11-08 06:59) | 200/360 puntos</text:p>
      <text:p text:style-name="Standard">[BYBIT API] Request 2/10: endTime=1762585199999 (2025-11-08 06:59) | 200/360 puntos</text:p>
      <text:p text:style-name="Standard">[BYBIT API] Request 2/10: endTime=1762585199999 (2025-11-08 06:59) | 200/360 puntos</text:p>
      <text:p text:style-name="Standard">[BYBIT API] Request 2/10: endTime=1762585199999 (2025-11-08 06:59) | 200/360 puntos</text:p>
      <text:p text:style-name="Standard">[BYBIT API] Request 2/10: endTime=1762585199999 (2025-11-08 06:59) | 200/360 puntos</text:p>
      <text:p text:style-name="Standard">[BYBIT API] Request 2/10: endTime=1762585199999 (2025-11-08 06:59) | 200/360 puntos</text:p>
      <text:p text:style-name="Standard">INFO:httpx:HTTP Request: GET https://api.bybit.com/v5/market/open-interest?category=linear&amp;symbol=CAKEUSDT&amp;intervalTime=1h&amp;limit=200&amp;endTime=1762585199999 "HTTP/1.1 200 OK"</text:p>
      <text:p text:style-name="Standard">[BATCH] Recibidos 200 puntos: 2025-10-30 23:00 → 2025-11-08 06:00</text:p>
      <text:p text:style-name="Standard">[INFO CAKEUSDT] Alcanzamos el inicio del periodo solicitado</text:p>
      <text:p text:style-name="Standard">[INFO CAKEUSDT] Total obtenido: 400 puntos en 2 requests</text:p>
      <text:p text:style-name="Standard">[INFO CAKEUSDT] Orden de datos: primer_ts=1762585200000, último_ts=1762581600000, orden_correcto=False</text:p>
      <text:p text:style-name="Standard">[CACHE SAVED] CAKEUSDT 60 Open Interest guardado (400 puntos)</text:p>
      <text:p text:style-name="Standard">[SUCCESS] CAKEUSDT 60 Open Interest: 400 puntos</text:p>
      <text:p text:style-name="Standard">INFO: <text:s text:c="4"/>127.0.0.1:63207 - "GET /api/open-interest/CAKEUSDT?interval=60&amp;days=15 HTTP/1.1" 200 OK</text:p>
      <text:p text:style-name="Standard">INFO: <text:s text:c="4"/>127.0.0.1:63207 - "OPTIONS /api/historical/AVAXUSDT?interval=60&amp;days=15&amp;t=1763304486699 HTTP/1.1" 200 OK</text:p>
      <text:p text:style-name="Standard">[AVAXUSDT] 📊 OPEN INTEREST: Recibido days=15, aplicando límite -&gt; days_to_fetch=15 (máx: 120) @ 60</text:p>
      <text:p text:style-name="Standard">[CACHE EXPIRED] AVAXUSDT 60 openinterest - 6672s old</text:p>
      <text:p text:style-name="Standard">[OI CALCULATION] interval_final=60 → oi_interval=1h (60 min)</text:p>
      <text:p text:style-name="Standard">[OI CALCULATION] 15 días × 24h × 60min / 60 min = 360 puntos necesarios</text:p>
      <text:p text:style-name="Standard">[BYBIT API] Request 1/10: endTime=1763305095835 (2025-11-16 14:58) | 0/360 puntos</text:p>
      <text:p text:style-name="Standard">INFO:httpx:HTTP Request: GET https://api.bybit.com/v5/market/open-interest?category=linear&amp;symbol=TONUSDT&amp;intervalTime=1h&amp;limit=200&amp;endTime=1762585199999 "HTTP/1.1 200 OK"</text:p>
      <text:p text:style-name="Standard">INFO:httpx:HTTP Request: GET https://api.bybit.com/v5/market/open-interest?category=linear&amp;symbol=DOTUSDT&amp;intervalTime=1h&amp;limit=200&amp;endTime=1762585199999 "HTTP/1.1 200 OK"</text:p>
      <text:p text:style-name="Standard">INFO:httpx:HTTP Request: GET https://api.bybit.com/v5/market/open-interest?category=linear&amp;symbol=UNIUSDT&amp;intervalTime=1h&amp;limit=200&amp;endTime=1762585199999 "HTTP/1.1 200 OK"</text:p>
      <text:p text:style-name="Standard">INFO:httpx:HTTP Request: GET https://api.bybit.com/v5/market/open-interest?category=linear&amp;symbol=PENDLEUSDT&amp;intervalTime=1h&amp;limit=200&amp;endTime=1762585199999 "HTTP/1.1 200 OK"</text:p>
      <text:p text:style-name="Standard">INFO:httpx:HTTP Request: GET https://api.bybit.com/v5/market/open-interest?category=linear&amp;symbol=ARBUSDT&amp;intervalTime=1h&amp;limit=200&amp;endTime=1762585199999 "HTTP/1.1 200 OK"</text:p>
      <text:p text:style-name="Standard">[BATCH] Recibidos 200 puntos: 2025-10-30 23:00 → 2025-11-08 06:00</text:p>
      <text:p text:style-name="Standard">[INFO TONUSDT] Alcanzamos el inicio del periodo solicitado</text:p>
      <text:p text:style-name="Standard">[INFO TONUSDT] Total obtenido: 400 puntos en 2 requests</text:p>
      <text:p text:style-name="Standard">[INFO TONUSDT] Orden de datos: primer_ts=1762585200000, último_ts=1762581600000, orden_correcto=False</text:p>
      <text:p text:style-name="Standard">[CACHE SAVED] TONUSDT 60 Open Interest guardado (400 puntos)</text:p>
      <text:p text:style-name="Standard">[SUCCESS] TONUSDT 60 Open Interest: 400 puntos</text:p>
      <text:p text:style-name="Standard"><text:soft-page-break/>[BATCH] Recibidos 200 puntos: 2025-10-30 23:00 → 2025-11-08 06:00</text:p>
      <text:p text:style-name="Standard">[INFO DOTUSDT] Alcanzamos el inicio del periodo solicitado</text:p>
      <text:p text:style-name="Standard">[INFO DOTUSDT] Total obtenido: 400 puntos en 2 requests</text:p>
      <text:p text:style-name="Standard">[INFO DOTUSDT] Orden de datos: primer_ts=1762585200000, último_ts=1762581600000, orden_correcto=False</text:p>
      <text:p text:style-name="Standard">[CACHE SAVED] DOTUSDT 60 Open Interest guardado (400 puntos)</text:p>
      <text:p text:style-name="Standard">[SUCCESS] DOTUSDT 60 Open Interest: 400 puntos</text:p>
      <text:p text:style-name="Standard">[BATCH] Recibidos 200 puntos: 2025-10-30 23:00 → 2025-11-08 06:00</text:p>
      <text:p text:style-name="Standard">[INFO UNIUSDT] Alcanzamos el inicio del periodo solicitado</text:p>
      <text:p text:style-name="Standard">[INFO UNIUSDT] Total obtenido: 400 puntos en 2 requests</text:p>
      <text:p text:style-name="Standard">[INFO UNIUSDT] Orden de datos: primer_ts=1762585200000, último_ts=1762581600000, orden_correcto=False</text:p>
      <text:p text:style-name="Standard">[CACHE SAVED] UNIUSDT 60 Open Interest guardado (400 puntos)</text:p>
      <text:p text:style-name="Standard">[SUCCESS] UNIUSDT 60 Open Interest: 400 puntos</text:p>
      <text:p text:style-name="Standard">[BATCH] Recibidos 200 puntos: 2025-10-30 23:00 → 2025-11-08 06:00</text:p>
      <text:p text:style-name="Standard">[INFO PENDLEUSDT] Alcanzamos el inicio del periodo solicitado</text:p>
      <text:p text:style-name="Standard">[INFO PENDLEUSDT] Total obtenido: 400 puntos en 2 requests</text:p>
      <text:p text:style-name="Standard">[INFO PENDLEUSDT] Orden de datos: primer_ts=1762585200000, último_ts=1762581600000, orden_correcto=False</text:p>
      <text:p text:style-name="Standard">[CACHE SAVED] PENDLEUSDT 60 Open Interest guardado (400 puntos)</text:p>
      <text:p text:style-name="Standard">[SUCCESS] PENDLEUSDT 60 Open Interest: 400 puntos</text:p>
      <text:p text:style-name="Standard">[BATCH] Recibidos 200 puntos: 2025-10-30 23:00 → 2025-11-08 06:00</text:p>
      <text:p text:style-name="Standard">[INFO ARBUSDT] Alcanzamos el inicio del periodo solicitado</text:p>
      <text:p text:style-name="Standard">[INFO ARBUSDT] Total obtenido: 400 puntos en 2 requests</text:p>
      <text:p text:style-name="Standard">[INFO ARBUSDT] Orden de datos: primer_ts=1762585200000, último_ts=1762581600000, orden_correcto=False</text:p>
      <text:p text:style-name="Standard">[CACHE SAVED] ARBUSDT 60 Open Interest guardado (400 puntos)</text:p>
      <text:p text:style-name="Standard">[SUCCESS] ARBUSDT 60 Open Interest: 400 puntos</text:p>
      <text:p text:style-name="Standard">INFO: <text:s text:c="4"/>127.0.0.1:55569 - "GET /api/open-interest/TONUSDT?interval=60&amp;days=15 HTTP/1.1" 200 OK</text:p>
      <text:p text:style-name="Standard">INFO: <text:s text:c="4"/>127.0.0.1:60148 - "GET /api/open-interest/DOTUSDT?interval=60&amp;days=15 HTTP/1.1" 200 OK</text:p>
      <text:p text:style-name="Standard">INFO: <text:s text:c="4"/>127.0.0.1:53047 - "GET /api/open-interest/UNIUSDT?interval=60&amp;days=15 HTTP/1.1" 200 OK</text:p>
      <text:p text:style-name="Standard">INFO: <text:s text:c="4"/>127.0.0.1:60431 - "GET /api/open-interest/PENDLEUSDT?interval=60&amp;days=15 HTTP/1.1" 200 OK</text:p>
      <text:p text:style-name="Standard">INFO: <text:s text:c="4"/>127.0.0.1:59784 - "GET /api/open-interest/ARBUSDT?interval=60&amp;days=15 HTTP/1.1" 200 OK</text:p>
      <text:p text:style-name="Standard">INFO: <text:s text:c="4"/>127.0.0.1:53047 - "OPTIONS /api/historical/PEOPLEUSDT?interval=60&amp;days=15&amp;t=1763304486700 HTTP/1.1" 200 OK</text:p>
      <text:p text:style-name="Standard">[PEOPLEUSDT] 📊 OPEN INTEREST: Recibido days=15, aplicando límite -&gt; days_to_fetch=15 (máx: 120) @ 60</text:p>
      <text:p text:style-name="Standard">[CACHE EXPIRED] PEOPLEUSDT 60 openinterest - 6671s old</text:p>
      <text:p text:style-name="Standard">[OI CALCULATION] interval_final=60 → oi_interval=1h (60 min)</text:p>
      <text:p text:style-name="Standard">[OI CALCULATION] 15 días × 24h × 60min / 60 min = 360 puntos necesarios</text:p>
      <text:p text:style-name="Standard">[BYBIT API] Request 1/10: endTime=1763305096228 (2025-11-16 14:58) | 0/360 puntos</text:p>
      <text:p text:style-name="Standard">[BNBUSDT] 📊 OPEN INTEREST: Recibido days=15, aplicando límite -&gt; days_to_fetch=15 (máx: 120) @ 60</text:p>
      <text:p text:style-name="Standard">[CACHE EXPIRED] BNBUSDT 60 openinterest - 6672s old</text:p>
      <text:p text:style-name="Standard">[OI CALCULATION] interval_final=60 → oi_interval=1h (60 min)</text:p>
      <text:p text:style-name="Standard">[OI CALCULATION] 15 días × 24h × 60min / 60 min = 360 puntos necesarios</text:p>
      <text:p text:style-name="Standard">[BYBIT API] Request 1/10: endTime=1763305096559 (2025-11-16 14:58) | 0/360 puntos</text:p>
      <text:p text:style-name="Standard"><text:soft-page-break/>INFO: <text:s text:c="4"/>127.0.0.1:55569 - "OPTIONS /api/historical/BNBUSDT?interval=60&amp;days=15&amp;t=1763304486700 HTTP/1.1" 200 OK</text:p>
      <text:p text:style-name="Standard">[HBARUSDT] 📊 OPEN INTEREST: Recibido days=15, aplicando límite -&gt; days_to_fetch=15 (máx: 120) @ 60</text:p>
      <text:p text:style-name="Standard">[CACHE EXPIRED] HBARUSDT 60 openinterest - 6672s old</text:p>
      <text:p text:style-name="Standard">[OI CALCULATION] interval_final=60 → oi_interval=1h (60 min)</text:p>
      <text:p text:style-name="Standard">[OI CALCULATION] 15 días × 24h × 60min / 60 min = 360 puntos necesarios</text:p>
      <text:p text:style-name="Standard">[BYBIT API] Request 1/10: endTime=1763305096895 (2025-11-16 14:58) | 0/360 puntos</text:p>
      <text:p text:style-name="Standard">INFO: <text:s text:c="4"/>127.0.0.1:59784 - "OPTIONS /api/historical/HBARUSDT?interval=60&amp;days=15&amp;t=1763304486701 HTTP/1.1" 200 OK</text:p>
      <text:p text:style-name="Standard">INFO: <text:s text:c="4"/>127.0.0.1:55569 - "OPTIONS /api/historical/ASTRUSDT?interval=60&amp;days=15&amp;t=1763304486702 HTTP/1.1" 200 OK</text:p>
      <text:p text:style-name="Standard">[ASTRUSDT] 📊 OPEN INTEREST: Recibido days=15, aplicando límite -&gt; days_to_fetch=15 (máx: 120) @ 60</text:p>
      <text:p text:style-name="Standard">[CACHE EXPIRED] ASTRUSDT 60 openinterest - 6672s old</text:p>
      <text:p text:style-name="Standard">[OI CALCULATION] interval_final=60 → oi_interval=1h (60 min)</text:p>
      <text:p text:style-name="Standard">[OI CALCULATION] 15 días × 24h × 60min / 60 min = 360 puntos necesarios</text:p>
      <text:p text:style-name="Standard">[BYBIT API] Request 1/10: endTime=1763305097239 (2025-11-16 14:58) | 0/360 puntos</text:p>
      <text:p text:style-name="Standard">INFO: <text:s text:c="4"/>127.0.0.1:55569 - "OPTIONS /api/historical/MASKUSDT?interval=60&amp;days=15&amp;t=1763304486703 HTTP/1.1" 200 OK</text:p>
      <text:p text:style-name="Standard">[MASKUSDT] 📊 OPEN INTEREST: Recibido days=15, aplicando límite -&gt; days_to_fetch=15 (máx: 120) @ 60</text:p>
      <text:p text:style-name="Standard">[CACHE EXPIRED] MASKUSDT 60 openinterest - 6672s old</text:p>
      <text:p text:style-name="Standard">[OI CALCULATION] interval_final=60 → oi_interval=1h (60 min)</text:p>
      <text:p text:style-name="Standard">[OI CALCULATION] 15 días × 24h × 60min / 60 min = 360 puntos necesarios</text:p>
      <text:p text:style-name="Standard">[BYBIT API] Request 1/10: endTime=1763305097582 (2025-11-16 14:58) | 0/360 puntos</text:p>
      <text:p text:style-name="Standard">INFO:httpx:HTTP Request: GET https://api.bybit.com/v5/market/open-interest?category=linear&amp;symbol=AVAXUSDT&amp;intervalTime=1h&amp;limit=200&amp;endTime=1763305095835 "HTTP/1.1 200 OK"</text:p>
      <text:p text:style-name="Standard">[BATCH] Recibidos 200 puntos: 2025-11-08 07:00 → 2025-11-16 14:00</text:p>
      <text:p text:style-name="Standard">INFO:httpx:HTTP Request: GET https://api.bybit.com/v5/market/open-interest?category=linear&amp;symbol=BNBUSDT&amp;intervalTime=1h&amp;limit=200&amp;endTime=1763305096559 "HTTP/1.1 200 OK"</text:p>
      <text:p text:style-name="Standard">[BATCH] Recibidos 200 puntos: 2025-11-08 07:00 → 2025-11-16 14:00</text:p>
      <text:p text:style-name="Standard">INFO:httpx:HTTP Request: GET https://api.bybit.com/v5/market/open-interest?category=linear&amp;symbol=HBARUSDT&amp;intervalTime=1h&amp;limit=200&amp;endTime=1763305096895 "HTTP/1.1 200 OK"</text:p>
      <text:p text:style-name="Standard">[BATCH] Recibidos 200 puntos: 2025-11-08 07:00 → 2025-11-16 14:00</text:p>
      <text:p text:style-name="Standard">INFO:httpx:HTTP Request: GET https://api.bybit.com/v5/market/open-interest?category=linear&amp;symbol=PEOPLEUSDT&amp;intervalTime=1h&amp;limit=200&amp;endTime=1763305096228 "HTTP/1.1 200 OK"</text:p>
      <text:p text:style-name="Standard">[BATCH] Recibidos 200 puntos: 2025-11-08 07:00 → 2025-11-16 14:00</text:p>
      <text:p text:style-name="Standard">INFO:httpx:HTTP Request: GET https://api.bybit.com/v5/market/open-interest?category=linear&amp;symbol=ASTRUSDT&amp;intervalTime=1h&amp;limit=200&amp;endTime=1763305097239 "HTTP/1.1 200 OK"</text:p>
      <text:p text:style-name="Standard">[BATCH] Recibidos 200 puntos: 2025-11-08 07:00 → 2025-11-16 14:00</text:p>
      <text:p text:style-name="Standard">INFO:httpx:HTTP Request: GET https://api.bybit.com/v5/market/open-interest?category=linear&amp;symbol=MASKUSDT&amp;intervalTime=1h&amp;limit=200&amp;endTime=1763305097582 "HTTP/1.1 200 OK"</text:p>
      <text:p text:style-name="Standard">[BATCH] Recibidos 200 puntos: 2025-11-08 07:00 → 2025-11-16 14:00</text:p>
      <text:p text:style-name="Standard">[BYBIT API] Request 2/10: endTime=1762585199999 (2025-11-08 06:59) | 200/360 puntos</text:p>
      <text:p text:style-name="Standard">[BYBIT API] Request 2/10: endTime=1762585199999 (2025-11-08 06:59) | 200/360 puntos</text:p>
      <text:p text:style-name="Standard"><text:soft-page-break/>[BYBIT API] Request 2/10: endTime=1762585199999 (2025-11-08 06:59) | 200/360 puntos</text:p>
      <text:p text:style-name="Standard">[BYBIT API] Request 2/10: endTime=1762585199999 (2025-11-08 06:59) | 200/360 puntos</text:p>
      <text:p text:style-name="Standard">[BYBIT API] Request 2/10: endTime=1762585199999 (2025-11-08 06:59) | 200/360 puntos</text:p>
      <text:p text:style-name="Standard">[BYBIT API] Request 2/10: endTime=1762585199999 (2025-11-08 06:59) | 200/360 puntos</text:p>
      <text:p text:style-name="Standard">INFO:httpx:HTTP Request: GET https://api.bybit.com/v5/market/open-interest?category=linear&amp;symbol=AVAXUSDT&amp;intervalTime=1h&amp;limit=200&amp;endTime=1762585199999 "HTTP/1.1 200 OK"</text:p>
      <text:p text:style-name="Standard">[BATCH] Recibidos 200 puntos: 2025-10-30 23:00 → 2025-11-08 06:00</text:p>
      <text:p text:style-name="Standard">[INFO AVAXUSDT] Alcanzamos el inicio del periodo solicitado</text:p>
      <text:p text:style-name="Standard">[INFO AVAXUSDT] Total obtenido: 400 puntos en 2 requests</text:p>
      <text:p text:style-name="Standard">[INFO AVAXUSDT] Orden de datos: primer_ts=1762585200000, último_ts=1762581600000, orden_correcto=False</text:p>
      <text:p text:style-name="Standard">[CACHE SAVED] AVAXUSDT 60 Open Interest guardado (400 puntos)</text:p>
      <text:p text:style-name="Standard">[SUCCESS] AVAXUSDT 60 Open Interest: 400 puntos</text:p>
      <text:p text:style-name="Standard">INFO: <text:s text:c="4"/>127.0.0.1:63207 - "GET /api/open-interest/AVAXUSDT?interval=60&amp;days=15 HTTP/1.1" 200 OK</text:p>
      <text:p text:style-name="Standard">INFO:httpx:HTTP Request: GET https://api.bybit.com/v5/market/open-interest?category=linear&amp;symbol=BNBUSDT&amp;intervalTime=1h&amp;limit=200&amp;endTime=1762585199999 "HTTP/1.1 200 OK"</text:p>
      <text:p text:style-name="Standard">[BATCH] Recibidos 200 puntos: 2025-10-30 23:00 → 2025-11-08 06:00</text:p>
      <text:p text:style-name="Standard">[INFO BNBUSDT] Alcanzamos el inicio del periodo solicitado</text:p>
      <text:p text:style-name="Standard">[INFO BNBUSDT] Total obtenido: 400 puntos en 2 requests</text:p>
      <text:p text:style-name="Standard">[INFO BNBUSDT] Orden de datos: primer_ts=1762585200000, último_ts=1762581600000, orden_correcto=False</text:p>
      <text:p text:style-name="Standard">[CACHE SAVED] BNBUSDT 60 Open Interest guardado (400 puntos)</text:p>
      <text:p text:style-name="Standard">[SUCCESS] BNBUSDT 60 Open Interest: 400 puntos</text:p>
      <text:p text:style-name="Standard">INFO: <text:s text:c="4"/>127.0.0.1:60148 - "GET /api/open-interest/BNBUSDT?interval=60&amp;days=15 HTTP/1.1" 200 OK</text:p>
      <text:p text:style-name="Standard">INFO: <text:s text:c="4"/>127.0.0.1:63207 - "OPTIONS /api/historical/TRBUSDT?interval=60&amp;days=15&amp;t=1763304486703 HTTP/1.1" 200 OK</text:p>
      <text:p text:style-name="Standard">INFO:httpx:HTTP Request: GET https://api.bybit.com/v5/market/open-interest?category=linear&amp;symbol=HBARUSDT&amp;intervalTime=1h&amp;limit=200&amp;endTime=1762585199999 "HTTP/1.1 200 OK"</text:p>
      <text:p text:style-name="Standard">[BATCH] Recibidos 200 puntos: 2025-10-30 23:00 → 2025-11-08 06:00</text:p>
      <text:p text:style-name="Standard">[INFO HBARUSDT] Alcanzamos el inicio del periodo solicitado</text:p>
      <text:p text:style-name="Standard">[INFO HBARUSDT] Total obtenido: 400 puntos en 2 requests</text:p>
      <text:p text:style-name="Standard">[INFO HBARUSDT] Orden de datos: primer_ts=1762585200000, último_ts=1762581600000, orden_correcto=False</text:p>
      <text:p text:style-name="Standard">[CACHE SAVED] HBARUSDT 60 Open Interest guardado (400 puntos)</text:p>
      <text:p text:style-name="Standard">[SUCCESS] HBARUSDT 60 Open Interest: 400 puntos</text:p>
      <text:p text:style-name="Standard">INFO: <text:s text:c="4"/>127.0.0.1:53047 - "GET /api/open-interest/HBARUSDT?interval=60&amp;days=15 HTTP/1.1" 200 OK</text:p>
      <text:p text:style-name="Standard">[TRBUSDT] 📊 OPEN INTEREST: Recibido days=15, aplicando límite -&gt; days_to_fetch=15 (máx: 120) @ 60</text:p>
      <text:p text:style-name="Standard">[CACHE EXPIRED] TRBUSDT 60 openinterest - 6673s old</text:p>
      <text:p text:style-name="Standard">[OI CALCULATION] interval_final=60 → oi_interval=1h (60 min)</text:p>
      <text:p text:style-name="Standard">[OI CALCULATION] 15 días × 24h × 60min / 60 min = 360 puntos necesarios</text:p>
      <text:p text:style-name="Standard">[BYBIT API] Request 1/10: endTime=1763305098847 (2025-11-16 14:58) | 0/360 puntos</text:p>
      <text:p text:style-name="Standard">INFO: <text:s text:c="4"/>127.0.0.1:63207 - "OPTIONS /api/historical/INJUSDT?interval=60&amp;days=15&amp;t=1763304486704 HTTP/1.1" 200 OK</text:p>
      <text:p text:style-name="Standard"><text:soft-page-break/>INFO:httpx:HTTP Request: GET https://api.bybit.com/v5/market/open-interest?category=linear&amp;symbol=PEOPLEUSDT&amp;intervalTime=1h&amp;limit=200&amp;endTime=1762585199999 "HTTP/1.1 200 OK"</text:p>
      <text:p text:style-name="Standard">[BATCH] Recibidos 200 puntos: 2025-10-30 23:00 → 2025-11-08 06:00</text:p>
      <text:p text:style-name="Standard">[INFO PEOPLEUSDT] Alcanzamos el inicio del periodo solicitado</text:p>
      <text:p text:style-name="Standard">[INFO PEOPLEUSDT] Total obtenido: 400 puntos en 2 requests</text:p>
      <text:p text:style-name="Standard">[INFO PEOPLEUSDT] Orden de datos: primer_ts=1762585200000, último_ts=1762581600000, orden_correcto=False</text:p>
      <text:p text:style-name="Standard">[CACHE SAVED] PEOPLEUSDT 60 Open Interest guardado (400 puntos)</text:p>
      <text:p text:style-name="Standard">[SUCCESS] PEOPLEUSDT 60 Open Interest: 400 puntos</text:p>
      <text:p text:style-name="Standard">[INJUSDT] 📊 OPEN INTEREST: Recibido days=15, aplicando límite -&gt; days_to_fetch=15 (máx: 120) @ 60</text:p>
      <text:p text:style-name="Standard">[CACHE EXPIRED] INJUSDT 60 openinterest - 6671s old</text:p>
      <text:p text:style-name="Standard">[OI CALCULATION] interval_final=60 → oi_interval=1h (60 min)</text:p>
      <text:p text:style-name="Standard">[OI CALCULATION] 15 días × 24h × 60min / 60 min = 360 puntos necesarios</text:p>
      <text:p text:style-name="Standard">[BYBIT API] Request 1/10: endTime=1763305099188 (2025-11-16 14:58) | 0/360 puntos</text:p>
      <text:p text:style-name="Standard">INFO:httpx:HTTP Request: GET https://api.bybit.com/v5/market/open-interest?category=linear&amp;symbol=ASTRUSDT&amp;intervalTime=1h&amp;limit=200&amp;endTime=1762585199999 "HTTP/1.1 200 OK"</text:p>
      <text:p text:style-name="Standard">INFO:httpx:HTTP Request: GET https://api.bybit.com/v5/market/open-interest?category=linear&amp;symbol=MASKUSDT&amp;intervalTime=1h&amp;limit=200&amp;endTime=1762585199999 "HTTP/1.1 200 OK"</text:p>
      <text:p text:style-name="Standard">INFO: <text:s text:c="4"/>127.0.0.1:60431 - "GET /api/open-interest/PEOPLEUSDT?interval=60&amp;days=15 HTTP/1.1" 200 OK</text:p>
      <text:p text:style-name="Standard">[BATCH] Recibidos 200 puntos: 2025-10-30 23:00 → 2025-11-08 06:00</text:p>
      <text:p text:style-name="Standard">[INFO ASTRUSDT] Alcanzamos el inicio del periodo solicitado</text:p>
      <text:p text:style-name="Standard">[INFO ASTRUSDT] Total obtenido: 400 puntos en 2 requests</text:p>
      <text:p text:style-name="Standard">[INFO ASTRUSDT] Orden de datos: primer_ts=1762585200000, último_ts=1762581600000, orden_correcto=False</text:p>
      <text:p text:style-name="Standard">[CACHE SAVED] ASTRUSDT 60 Open Interest guardado (400 puntos)</text:p>
      <text:p text:style-name="Standard">[SUCCESS] ASTRUSDT 60 Open Interest: 400 puntos</text:p>
      <text:p text:style-name="Standard">[BATCH] Recibidos 200 puntos: 2025-10-30 23:00 → 2025-11-08 06:00</text:p>
      <text:p text:style-name="Standard">[INFO MASKUSDT] Alcanzamos el inicio del periodo solicitado</text:p>
      <text:p text:style-name="Standard">[INFO MASKUSDT] Total obtenido: 400 puntos en 2 requests</text:p>
      <text:p text:style-name="Standard">[INFO MASKUSDT] Orden de datos: primer_ts=1762585200000, último_ts=1762581600000, orden_correcto=False</text:p>
      <text:p text:style-name="Standard">[CACHE SAVED] MASKUSDT 60 Open Interest guardado (400 puntos)</text:p>
      <text:p text:style-name="Standard">[SUCCESS] MASKUSDT 60 Open Interest: 400 puntos</text:p>
      <text:p text:style-name="Standard">INFO: <text:s text:c="4"/>127.0.0.1:63207 - "OPTIONS /api/historical/ATOMUSDT?interval=60&amp;days=15&amp;t=1763304486705 HTTP/1.1" 200 OK</text:p>
      <text:p text:style-name="Standard">INFO: <text:s text:c="4"/>127.0.0.1:59784 - "GET /api/open-interest/ASTRUSDT?interval=60&amp;days=15 HTTP/1.1" 200 OK</text:p>
      <text:p text:style-name="Standard">INFO: <text:s text:c="4"/>127.0.0.1:55569 - "GET /api/open-interest/MASKUSDT?interval=60&amp;days=15 HTTP/1.1" 200 OK</text:p>
      <text:p text:style-name="Standard">[ATOMUSDT] 📊 OPEN INTEREST: Recibido days=15, aplicando límite -&gt; days_to_fetch=15 (máx: 120) @ 60</text:p>
      <text:p text:style-name="Standard">[CACHE EXPIRED] ATOMUSDT 60 openinterest - 6671s old</text:p>
      <text:p text:style-name="Standard">[OI CALCULATION] interval_final=60 → oi_interval=1h (60 min)</text:p>
      <text:p text:style-name="Standard">[OI CALCULATION] 15 días × 24h × 60min / 60 min = 360 puntos necesarios</text:p>
      <text:p text:style-name="Standard">[BYBIT API] Request 1/10: endTime=1763305099552 (2025-11-16 14:58) | 0/360 puntos</text:p>
      <text:p text:style-name="Standard">INFO: <text:s text:c="4"/>127.0.0.1:63207 - "OPTIONS /api/historical/GRTUSDT?interval=60&amp;days=15&amp;t=1763304486706 HTTP/1.1" 200 OK</text:p>
      <text:p text:style-name="Standard"><text:soft-page-break/>[GRTUSDT] 📊 OPEN INTEREST: Recibido days=15, aplicando límite -&gt; days_to_fetch=15 (máx: 120) @ 60</text:p>
      <text:p text:style-name="Standard">[CACHE EXPIRED] GRTUSDT 60 openinterest - 6672s old</text:p>
      <text:p text:style-name="Standard">[OI CALCULATION] interval_final=60 → oi_interval=1h (60 min)</text:p>
      <text:p text:style-name="Standard">[OI CALCULATION] 15 días × 24h × 60min / 60 min = 360 puntos necesarios</text:p>
      <text:p text:style-name="Standard">[BYBIT API] Request 1/10: endTime=1763305099884 (2025-11-16 14:58) | 0/360 puntos</text:p>
      <text:p text:style-name="Standard">INFO: <text:s text:c="4"/>127.0.0.1:55569 - "OPTIONS /api/historical/ALGOUSDT?interval=60&amp;days=15&amp;t=1763304486706 HTTP/1.1" 200 OK</text:p>
      <text:p text:style-name="Standard">[ALGOUSDT] 📊 OPEN INTEREST: Recibido days=15, aplicando límite -&gt; days_to_fetch=15 (máx: 120) @ 60</text:p>
      <text:p text:style-name="Standard">[CACHE EXPIRED] ALGOUSDT 60 openinterest - 6672s old</text:p>
      <text:p text:style-name="Standard">[OI CALCULATION] interval_final=60 → oi_interval=1h (60 min)</text:p>
      <text:p text:style-name="Standard">[OI CALCULATION] 15 días × 24h × 60min / 60 min = 360 puntos necesarios</text:p>
      <text:p text:style-name="Standard">[BYBIT API] Request 1/10: endTime=1763305100220 (2025-11-16 14:58) | 0/360 puntos</text:p>
      <text:p text:style-name="Standard">[BTCUSDT] 📊 HISTORICAL: Recibido days=15, aplicando límite -&gt; days_to_fetch=15 (máx: 120) @ 60</text:p>
      <text:p text:style-name="Standard">INFO:httpx:HTTP Request: GET https://api.bybit.com/v5/market/open-interest?category=linear&amp;symbol=INJUSDT&amp;intervalTime=1h&amp;limit=200&amp;endTime=1763305099188 "HTTP/1.1 200 OK"</text:p>
      <text:p text:style-name="Standard">[BATCH] Recibidos 200 puntos: 2025-11-08 07:00 → 2025-11-16 14:00</text:p>
      <text:p text:style-name="Standard">INFO:httpx:HTTP Request: GET https://api.bybit.com/v5/market/open-interest?category=linear&amp;symbol=TRBUSDT&amp;intervalTime=1h&amp;limit=200&amp;endTime=1763305098847 "HTTP/1.1 200 OK"</text:p>
      <text:p text:style-name="Standard">[BATCH] Recibidos 200 puntos: 2025-11-08 07:00 → 2025-11-16 14:00</text:p>
      <text:p text:style-name="Standard">INFO:httpx:HTTP Request: GET https://api.bybit.com/v5/market/kline?category=linear&amp;symbol=BTCUSDT&amp;interval=60&amp;start=1762008500558&amp;limit=360 "HTTP/1.1 200 OK"</text:p>
      <text:p text:style-name="Standard">INFO:httpx:HTTP Request: GET https://api.bybit.com/v5/market/open-interest?category=linear&amp;symbol=ALGOUSDT&amp;intervalTime=1h&amp;limit=200&amp;endTime=1763305100220 "HTTP/1.1 200 OK"</text:p>
      <text:p text:style-name="Standard">[BTCUSDT] Historical: ✅ Devolviendo 360 velas (esperadas: 360)</text:p>
      <text:p text:style-name="Standard">INFO: <text:s text:c="4"/>127.0.0.1:55569 - "GET /api/historical/BTCUSDT?interval=60&amp;days=15&amp;t=1763304486683 HTTP/1.1" 200 OK</text:p>
      <text:p text:style-name="Standard">INFO:httpx:HTTP Request: GET https://api.bybit.com/v5/market/open-interest?category=linear&amp;symbol=ATOMUSDT&amp;intervalTime=1h&amp;limit=200&amp;endTime=1763305099552 "HTTP/1.1 200 OK"</text:p>
      <text:p text:style-name="Standard">INFO:httpx:HTTP Request: GET https://api.bybit.com/v5/market/open-interest?category=linear&amp;symbol=GRTUSDT&amp;intervalTime=1h&amp;limit=200&amp;endTime=1763305099884 "HTTP/1.1 200 OK"</text:p>
      <text:p text:style-name="Standard">[BATCH] Recibidos 200 puntos: 2025-11-08 07:00 → 2025-11-16 14:00</text:p>
      <text:p text:style-name="Standard">[BATCH] Recibidos 200 puntos: 2025-11-08 07:00 → 2025-11-16 14:00</text:p>
      <text:p text:style-name="Standard">[BATCH] Recibidos 200 puntos: 2025-11-08 07:00 → 2025-11-16 14:00</text:p>
      <text:p text:style-name="Standard">[XRPUSDT] 📊 HISTORICAL: Recibido days=15, aplicando límite -&gt; days_to_fetch=15 (máx: 120) @ 60</text:p>
      <text:p text:style-name="Standard">[BYBIT API] Request 2/10: endTime=1762585199999 (2025-11-08 06:59) | 200/360 puntos</text:p>
      <text:p text:style-name="Standard">[BYBIT API] Request 2/10: endTime=1762585199999 (2025-11-08 06:59) | 200/360 puntos</text:p>
      <text:p text:style-name="Standard">[BYBIT API] Request 2/10: endTime=1762585199999 (2025-11-08 06:59) | 200/360 puntos</text:p>
      <text:p text:style-name="Standard">[BYBIT API] Request 2/10: endTime=1762585199999 (2025-11-08 06:59) | 200/360 puntos</text:p>
      <text:p text:style-name="Standard">[BYBIT API] Request 2/10: endTime=1762585199999 (2025-11-08 06:59) | 200/360 puntos</text:p>
      <text:p text:style-name="Standard">INFO:httpx:HTTP Request: GET https://api.bybit.com/v5/market/open-interest?category=linear&amp;symbol=ALGOUSDT&amp;intervalTime=1h&amp;limit=200&amp;endTime=1762585199999 "HTTP/1.1 200 OK"</text:p>
      <text:p text:style-name="Standard"><text:soft-page-break/>[BATCH] Recibidos 200 puntos: 2025-10-30 23:00 → 2025-11-08 06:00</text:p>
      <text:p text:style-name="Standard">[INFO ALGOUSDT] Alcanzamos el inicio del periodo solicitado</text:p>
      <text:p text:style-name="Standard">[INFO ALGOUSDT] Total obtenido: 400 puntos en 2 requests</text:p>
      <text:p text:style-name="Standard">[INFO ALGOUSDT] Orden de datos: primer_ts=1762585200000, último_ts=1762581600000, orden_correcto=False</text:p>
      <text:p text:style-name="Standard">[CACHE SAVED] ALGOUSDT 60 Open Interest guardado (400 puntos)</text:p>
      <text:p text:style-name="Standard">[SUCCESS] ALGOUSDT 60 Open Interest: 400 puntos</text:p>
      <text:p text:style-name="Standard">INFO:httpx:HTTP Request: GET https://api.bybit.com/v5/market/open-interest?category=linear&amp;symbol=INJUSDT&amp;intervalTime=1h&amp;limit=200&amp;endTime=1762585199999 "HTTP/1.1 200 OK"</text:p>
      <text:p text:style-name="Standard">INFO: <text:s text:c="4"/>127.0.0.1:63207 - "GET /api/open-interest/ALGOUSDT?interval=60&amp;days=15 HTTP/1.1" 200 OK</text:p>
      <text:p text:style-name="Standard">[BATCH] Recibidos 200 puntos: 2025-10-30 23:00 → 2025-11-08 06:00</text:p>
      <text:p text:style-name="Standard">[INFO INJUSDT] Alcanzamos el inicio del periodo solicitado</text:p>
      <text:p text:style-name="Standard">[INFO INJUSDT] Total obtenido: 400 puntos en 2 requests</text:p>
      <text:p text:style-name="Standard">[INFO INJUSDT] Orden de datos: primer_ts=1762585200000, último_ts=1762581600000, orden_correcto=False</text:p>
      <text:p text:style-name="Standard">[CACHE SAVED] INJUSDT 60 Open Interest guardado (400 puntos)</text:p>
      <text:p text:style-name="Standard">[SUCCESS] INJUSDT 60 Open Interest: 400 puntos</text:p>
      <text:p text:style-name="Standard">INFO:httpx:HTTP Request: GET https://api.bybit.com/v5/market/open-interest?category=linear&amp;symbol=ATOMUSDT&amp;intervalTime=1h&amp;limit=200&amp;endTime=1762585199999 "HTTP/1.1 200 OK"</text:p>
      <text:p text:style-name="Standard">INFO: <text:s text:c="4"/>127.0.0.1:53047 - "GET /api/open-interest/INJUSDT?interval=60&amp;days=15 HTTP/1.1" 200 OK</text:p>
      <text:p text:style-name="Standard">[BATCH] Recibidos 200 puntos: 2025-10-30 23:00 → 2025-11-08 06:00</text:p>
      <text:p text:style-name="Standard">[INFO ATOMUSDT] Alcanzamos el inicio del periodo solicitado</text:p>
      <text:p text:style-name="Standard">[INFO ATOMUSDT] Total obtenido: 400 puntos en 2 requests</text:p>
      <text:p text:style-name="Standard">[INFO ATOMUSDT] Orden de datos: primer_ts=1762585200000, último_ts=1762581600000, orden_correcto=False</text:p>
      <text:p text:style-name="Standard">[CACHE SAVED] ATOMUSDT 60 Open Interest guardado (400 puntos)</text:p>
      <text:p text:style-name="Standard">[SUCCESS] ATOMUSDT 60 Open Interest: 400 puntos</text:p>
      <text:p text:style-name="Standard">INFO:httpx:HTTP Request: GET https://api.bybit.com/v5/market/open-interest?category=linear&amp;symbol=TRBUSDT&amp;intervalTime=1h&amp;limit=200&amp;endTime=1762585199999 "HTTP/1.1 200 OK"</text:p>
      <text:p text:style-name="Standard">INFO:httpx:HTTP Request: GET https://api.bybit.com/v5/market/open-interest?category=linear&amp;symbol=GRTUSDT&amp;intervalTime=1h&amp;limit=200&amp;endTime=1762585199999 "HTTP/1.1 200 OK"</text:p>
      <text:p text:style-name="Standard">INFO: <text:s text:c="4"/>127.0.0.1:60431 - "GET /api/open-interest/ATOMUSDT?interval=60&amp;days=15 HTTP/1.1" 200 OK</text:p>
      <text:p text:style-name="Standard">[BATCH] Recibidos 200 puntos: 2025-10-30 23:00 → 2025-11-08 06:00</text:p>
      <text:p text:style-name="Standard">[INFO TRBUSDT] Alcanzamos el inicio del periodo solicitado</text:p>
      <text:p text:style-name="Standard">[INFO TRBUSDT] Total obtenido: 400 puntos en 2 requests</text:p>
      <text:p text:style-name="Standard">[INFO TRBUSDT] Orden de datos: primer_ts=1762585200000, último_ts=1762581600000, orden_correcto=False</text:p>
      <text:p text:style-name="Standard">[CACHE SAVED] TRBUSDT 60 Open Interest guardado (400 puntos)</text:p>
      <text:p text:style-name="Standard">[SUCCESS] TRBUSDT 60 Open Interest: 400 puntos</text:p>
      <text:p text:style-name="Standard">[BATCH] Recibidos 200 puntos: 2025-10-30 23:00 → 2025-11-08 06:00</text:p>
      <text:p text:style-name="Standard">[INFO GRTUSDT] Alcanzamos el inicio del periodo solicitado</text:p>
      <text:p text:style-name="Standard">[INFO GRTUSDT] Total obtenido: 400 puntos en 2 requests</text:p>
      <text:p text:style-name="Standard">[INFO GRTUSDT] Orden de datos: primer_ts=1762585200000, último_ts=1762581600000, orden_correcto=False</text:p>
      <text:p text:style-name="Standard">[CACHE SAVED] GRTUSDT 60 Open Interest guardado (400 puntos)</text:p>
      <text:p text:style-name="Standard"><text:soft-page-break/>[SUCCESS] GRTUSDT 60 Open Interest: 400 puntos</text:p>
      <text:p text:style-name="Standard">[ETHUSDT] 📊 HISTORICAL: Recibido days=15, aplicando límite -&gt; days_to_fetch=15 (máx: 120) @ 60</text:p>
      <text:p text:style-name="Standard">INFO: <text:s text:c="4"/>127.0.0.1:60148 - "GET /api/open-interest/TRBUSDT?interval=60&amp;days=15 HTTP/1.1" 200 OK</text:p>
      <text:p text:style-name="Standard">INFO: <text:s text:c="4"/>127.0.0.1:59784 - "GET /api/open-interest/GRTUSDT?interval=60&amp;days=15 HTTP/1.1" 200 OK</text:p>
      <text:p text:style-name="Standard">[TRXUSDT] 📊 HISTORICAL: Recibido days=15, aplicando límite -&gt; days_to_fetch=15 (máx: 120) @ 60</text:p>
      <text:p text:style-name="Standard">INFO:httpx:HTTP Request: GET https://api.bybit.com/v5/market/kline?category=linear&amp;symbol=XRPUSDT&amp;interval=60&amp;start=1762008501426&amp;limit=360 "HTTP/1.1 200 OK"</text:p>
      <text:p text:style-name="Standard">[SOLUSDT] 📊 HISTORICAL: Recibido days=15, aplicando límite -&gt; days_to_fetch=15 (máx: 120) @ 60</text:p>
      <text:p text:style-name="Standard">[XRPUSDT] Historical: ✅ Devolviendo 360 velas (esperadas: 360)</text:p>
      <text:p text:style-name="Standard">INFO: <text:s text:c="4"/>127.0.0.1:55569 - "GET /api/historical/XRPUSDT?interval=60&amp;days=15&amp;t=1763304486686 HTTP/1.1" 200 OK</text:p>
      <text:p text:style-name="Standard">[AAVEUSDT] 📊 HISTORICAL: Recibido days=15, aplicando límite -&gt; days_to_fetch=15 (máx: 120) @ 60</text:p>
      <text:p text:style-name="Standard">INFO: <text:s text:c="4"/>127.0.0.1:59784 - "OPTIONS /api/historical/BTCUSDT?interval=60&amp;days=120&amp;t=1763304488446 HTTP/1.1" 200 OK</text:p>
      <text:p text:style-name="Standard">[BTCUSDT] 📊 OPEN INTEREST: Recibido days=120, aplicando límite -&gt; days_to_fetch=120 (máx: 120) @ 60</text:p>
      <text:p text:style-name="Standard">[CACHE HIT] ✅ BTCUSDT 60 Open Interest desde cache (age: 14s)</text:p>
      <text:p text:style-name="Standard">INFO: <text:s text:c="4"/>127.0.0.1:55569 - "GET /api/open-interest/BTCUSDT?interval=60&amp;days=120 HTTP/1.1" 200 OK</text:p>
      <text:p text:style-name="Standard">INFO: <text:s text:c="4"/>127.0.0.1:59784 - "OPTIONS /api/historical/ETHUSDT?interval=60&amp;days=120&amp;t=1763304488447 HTTP/1.1" 200 OK</text:p>
      <text:p text:style-name="Standard">[ETHUSDT] 📊 OPEN INTEREST: Recibido days=120, aplicando límite -&gt; days_to_fetch=120 (máx: 120) @ 60</text:p>
      <text:p text:style-name="Standard">[CACHE HIT] ✅ ETHUSDT 60 Open Interest desde cache (age: 13s)</text:p>
      <text:p text:style-name="Standard">INFO: <text:s text:c="4"/>127.0.0.1:55569 - "GET /api/open-interest/ETHUSDT?interval=60&amp;days=120 HTTP/1.1" 200 OK</text:p>
      <text:p text:style-name="Standard">INFO: <text:s text:c="4"/>127.0.0.1:59784 - "OPTIONS /api/historical/TRXUSDT?interval=60&amp;days=120&amp;t=1763304488448 HTTP/1.1" 200 OK</text:p>
      <text:p text:style-name="Standard">[TRXUSDT] 📊 OPEN INTEREST: Recibido days=120, aplicando límite -&gt; days_to_fetch=120 (máx: 120) @ 60</text:p>
      <text:p text:style-name="Standard">[CACHE HIT] ✅ TRXUSDT 60 Open Interest desde cache (age: 14s)</text:p>
      <text:p text:style-name="Standard">INFO: <text:s text:c="4"/>127.0.0.1:55569 - "GET /api/open-interest/TRXUSDT?interval=60&amp;days=120 HTTP/1.1" 200 OK</text:p>
      <text:p text:style-name="Standard">INFO: <text:s text:c="4"/>127.0.0.1:59784 - "OPTIONS /api/historical/XRPUSDT?interval=60&amp;days=120&amp;t=1763304488449 HTTP/1.1" 200 OK</text:p>
      <text:p text:style-name="Standard">[XRPUSDT] 📊 OPEN INTEREST: Recibido days=120, aplicando límite -&gt; days_to_fetch=120 (máx: 120) @ 60</text:p>
      <text:p text:style-name="Standard">[CACHE HIT] ✅ XRPUSDT 60 Open Interest desde cache (age: 13s)</text:p>
      <text:p text:style-name="Standard">INFO: <text:s text:c="4"/>127.0.0.1:55569 - "GET /api/open-interest/XRPUSDT?interval=60&amp;days=120 HTTP/1.1" 200 OK</text:p>
      <text:p text:style-name="Standard">INFO: <text:s text:c="4"/>127.0.0.1:59784 - "OPTIONS /api/historical/SOLUSDT?interval=60&amp;days=120&amp;t=1763304488450 HTTP/1.1" 200 OK</text:p>
      <text:p text:style-name="Standard">[SOLUSDT] 📊 OPEN INTEREST: Recibido days=120, aplicando límite -&gt; days_to_fetch=120 (máx: 120) @ 60</text:p>
      <text:p text:style-name="Standard">[CACHE HIT] ✅ SOLUSDT 60 Open Interest desde cache (age: 13s)</text:p>
      <text:p text:style-name="Standard"><text:soft-page-break/>INFO: <text:s text:c="4"/>127.0.0.1:55569 - "GET /api/open-interest/SOLUSDT?interval=60&amp;days=120 HTTP/1.1" 200 OK</text:p>
      <text:p text:style-name="Standard">INFO: <text:s text:c="4"/>127.0.0.1:59784 - "OPTIONS /api/historical/AAVEUSDT?interval=60&amp;days=120&amp;t=1763304488450 HTTP/1.1" 200 OK</text:p>
      <text:p text:style-name="Standard">[AAVEUSDT] 📊 OPEN INTEREST: Recibido days=120, aplicando límite -&gt; days_to_fetch=120 (máx: 120) @ 60</text:p>
      <text:p text:style-name="Standard">[CACHE HIT] ✅ AAVEUSDT 60 Open Interest desde cache (age: 13s)</text:p>
      <text:p text:style-name="Standard">INFO: <text:s text:c="4"/>127.0.0.1:55569 - "GET /api/open-interest/AAVEUSDT?interval=60&amp;days=120 HTTP/1.1" 200 OK</text:p>
      <text:p text:style-name="Standard">INFO: <text:s text:c="4"/>127.0.0.1:59784 - "OPTIONS /api/historical/GALAUSDT?interval=60&amp;days=120&amp;t=1763304488451 HTTP/1.1" 200 OK</text:p>
      <text:p text:style-name="Standard">[GALAUSDT] 📊 OPEN INTEREST: Recibido days=120, aplicando límite -&gt; days_to_fetch=120 (máx: 120) @ 60</text:p>
      <text:p text:style-name="Standard">[CACHE HIT] ✅ GALAUSDT 60 Open Interest desde cache (age: 11s)</text:p>
      <text:p text:style-name="Standard">INFO: <text:s text:c="4"/>127.0.0.1:55569 - "GET /api/open-interest/GALAUSDT?interval=60&amp;days=120 HTTP/1.1" 200 OK</text:p>
      <text:p text:style-name="Standard">[OPUSDT] 📊 OPEN INTEREST: Recibido days=120, aplicando límite -&gt; days_to_fetch=120 (máx: 120) @ 60</text:p>
      <text:p text:style-name="Standard">[CACHE HIT] ✅ OPUSDT 60 Open Interest desde cache (age: 10s)</text:p>
      <text:p text:style-name="Standard">INFO: <text:s text:c="4"/>127.0.0.1:55569 - "GET /api/open-interest/OPUSDT?interval=60&amp;days=120 HTTP/1.1" 200 OK</text:p>
      <text:p text:style-name="Standard">INFO: <text:s text:c="4"/>127.0.0.1:59784 - "OPTIONS /api/historical/OPUSDT?interval=60&amp;days=120&amp;t=1763304488452 HTTP/1.1" 200 OK</text:p>
      <text:p text:style-name="Standard">INFO: <text:s text:c="4"/>127.0.0.1:55569 - "OPTIONS /api/historical/ADAUSDT?interval=60&amp;days=120&amp;t=1763304488453 HTTP/1.1" 200 OK</text:p>
      <text:p text:style-name="Standard">INFO: <text:s text:c="4"/>127.0.0.1:55569 - "OPTIONS /api/historical/SUIUSDT?interval=60&amp;days=120&amp;t=1763304488454 HTTP/1.1" 200 OK</text:p>
      <text:p text:style-name="Standard">[ADAUSDT] 📊 OPEN INTEREST: Recibido days=120, aplicando límite -&gt; days_to_fetch=120 (máx: 120) @ 60</text:p>
      <text:p text:style-name="Standard">[CACHE HIT] ✅ ADAUSDT 60 Open Interest desde cache (age: 10s)</text:p>
      <text:p text:style-name="Standard">INFO: <text:s text:c="4"/>127.0.0.1:59784 - "GET /api/open-interest/ADAUSDT?interval=60&amp;days=120 HTTP/1.1" 200 OK</text:p>
      <text:p text:style-name="Standard">[SUIUSDT] 📊 OPEN INTEREST: Recibido days=120, aplicando límite -&gt; days_to_fetch=120 (máx: 120) @ 60</text:p>
      <text:p text:style-name="Standard">[CACHE HIT] ✅ SUIUSDT 60 Open Interest desde cache (age: 10s)</text:p>
      <text:p text:style-name="Standard">INFO: <text:s text:c="4"/>127.0.0.1:55569 - "GET /api/open-interest/SUIUSDT?interval=60&amp;days=120 HTTP/1.1" 200 OK</text:p>
      <text:p text:style-name="Standard">INFO: <text:s text:c="4"/>127.0.0.1:59784 - "OPTIONS /api/historical/POLUSDT?interval=60&amp;days=120&amp;t=1763304488454 HTTP/1.1" 200 OK</text:p>
      <text:p text:style-name="Standard">[POLUSDT] 📊 OPEN INTEREST: Recibido days=120, aplicando límite -&gt; days_to_fetch=120 (máx: 120) @ 60</text:p>
      <text:p text:style-name="Standard">[CACHE HIT] ✅ POLUSDT 60 Open Interest desde cache (age: 10s)</text:p>
      <text:p text:style-name="Standard">INFO: <text:s text:c="4"/>127.0.0.1:55569 - "GET /api/open-interest/POLUSDT?interval=60&amp;days=120 HTTP/1.1" 200 OK</text:p>
      <text:p text:style-name="Standard">INFO: <text:s text:c="4"/>127.0.0.1:59784 - "OPTIONS /api/historical/POLYXUSDT?interval=60&amp;days=120&amp;t=1763304488455 HTTP/1.1" 200 OK</text:p>
      <text:p text:style-name="Standard">[POLYXUSDT] 📊 OPEN INTEREST: Recibido days=120, aplicando límite -&gt; days_to_fetch=120 (máx: 120) @ 60</text:p>
      <text:p text:style-name="Standard">[CACHE HIT] ✅ POLYXUSDT 60 Open Interest desde cache (age: 11s)</text:p>
      <text:p text:style-name="Standard">INFO: <text:s text:c="4"/>127.0.0.1:55569 - "GET /api/open-interest/POLYXUSDT?interval=60&amp;days=120 HTTP/1.1" 200 OK</text:p>
      <text:p text:style-name="Standard"><text:soft-page-break/>INFO: <text:s text:c="4"/>127.0.0.1:59784 - "OPTIONS /api/historical/CAKEUSDT?interval=60&amp;days=120&amp;t=1763304488456 HTTP/1.1" 200 OK</text:p>
      <text:p text:style-name="Standard">[CAKEUSDT] 📊 OPEN INTEREST: Recibido days=120, aplicando límite -&gt; days_to_fetch=120 (máx: 120) @ 60</text:p>
      <text:p text:style-name="Standard">[CACHE HIT] ✅ CAKEUSDT 60 Open Interest desde cache (age: 8s)</text:p>
      <text:p text:style-name="Standard">INFO: <text:s text:c="4"/>127.0.0.1:55569 - "GET /api/open-interest/CAKEUSDT?interval=60&amp;days=120 HTTP/1.1" 200 OK</text:p>
      <text:p text:style-name="Standard">INFO: <text:s text:c="4"/>127.0.0.1:59784 - "OPTIONS /api/historical/PENDLEUSDT?interval=60&amp;days=120&amp;t=1763304488457 HTTP/1.1" 200 OK</text:p>
      <text:p text:style-name="Standard">[PENDLEUSDT] 📊 OPEN INTEREST: Recibido days=120, aplicando límite -&gt; days_to_fetch=120 (máx: 120) @ 60</text:p>
      <text:p text:style-name="Standard">[CACHE HIT] ✅ PENDLEUSDT 60 Open Interest desde cache (age: 8s)</text:p>
      <text:p text:style-name="Standard">INFO: <text:s text:c="4"/>127.0.0.1:55569 - "GET /api/open-interest/PENDLEUSDT?interval=60&amp;days=120 HTTP/1.1" 200 OK</text:p>
      <text:p text:style-name="Standard">INFO: <text:s text:c="4"/>127.0.0.1:59784 - "OPTIONS /api/historical/TONUSDT?interval=60&amp;days=120&amp;t=1763304488458 HTTP/1.1" 200 OK</text:p>
      <text:p text:style-name="Standard">[TONUSDT] 📊 OPEN INTEREST: Recibido days=120, aplicando límite -&gt; days_to_fetch=120 (máx: 120) @ 60</text:p>
      <text:p text:style-name="Standard">[CACHE HIT] ✅ TONUSDT 60 Open Interest desde cache (age: 8s)</text:p>
      <text:p text:style-name="Standard">INFO: <text:s text:c="4"/>127.0.0.1:55569 - "GET /api/open-interest/TONUSDT?interval=60&amp;days=120 HTTP/1.1" 200 OK</text:p>
      <text:p text:style-name="Standard">INFO: <text:s text:c="4"/>127.0.0.1:59784 - "OPTIONS /api/historical/UNIUSDT?interval=60&amp;days=120&amp;t=1763304488459 HTTP/1.1" 200 OK</text:p>
      <text:p text:style-name="Standard">[UNIUSDT] 📊 OPEN INTEREST: Recibido days=120, aplicando límite -&gt; days_to_fetch=120 (máx: 120) @ 60</text:p>
      <text:p text:style-name="Standard">[CACHE HIT] ✅ UNIUSDT 60 Open Interest desde cache (age: 8s)</text:p>
      <text:p text:style-name="Standard">INFO: <text:s text:c="4"/>127.0.0.1:55569 - "GET /api/open-interest/UNIUSDT?interval=60&amp;days=120 HTTP/1.1" 200 OK</text:p>
      <text:p text:style-name="Standard">INFO: <text:s text:c="4"/>127.0.0.1:59784 - "OPTIONS /api/historical/ARBUSDT?interval=60&amp;days=120&amp;t=1763304488459 HTTP/1.1" 200 OK</text:p>
      <text:p text:style-name="Standard">[ARBUSDT] 📊 OPEN INTEREST: Recibido days=120, aplicando límite -&gt; days_to_fetch=120 (máx: 120) @ 60</text:p>
      <text:p text:style-name="Standard">[CACHE HIT] ✅ ARBUSDT 60 Open Interest desde cache (age: 8s)</text:p>
      <text:p text:style-name="Standard">INFO: <text:s text:c="4"/>127.0.0.1:55569 - "GET /api/open-interest/ARBUSDT?interval=60&amp;days=120 HTTP/1.1" 200 OK</text:p>
      <text:p text:style-name="Standard">INFO: <text:s text:c="4"/>127.0.0.1:59784 - "OPTIONS /api/historical/DOTUSDT?interval=60&amp;days=120&amp;t=1763304488460 HTTP/1.1" 200 OK</text:p>
      <text:p text:style-name="Standard">[DOTUSDT] 📊 OPEN INTEREST: Recibido days=120, aplicando límite -&gt; days_to_fetch=120 (máx: 120) @ 60</text:p>
      <text:p text:style-name="Standard">[CACHE HIT] ✅ DOTUSDT 60 Open Interest desde cache (age: 8s)</text:p>
      <text:p text:style-name="Standard">INFO: <text:s text:c="4"/>127.0.0.1:55569 - "GET /api/open-interest/DOTUSDT?interval=60&amp;days=120 HTTP/1.1" 200 OK</text:p>
      <text:p text:style-name="Standard">INFO: <text:s text:c="4"/>127.0.0.1:59784 - "OPTIONS /api/historical/AVAXUSDT?interval=60&amp;days=120&amp;t=1763304488461 HTTP/1.1" 200 OK</text:p>
      <text:p text:style-name="Standard">[AVAXUSDT] 📊 OPEN INTEREST: Recibido days=120, aplicando límite -&gt; days_to_fetch=120 (máx: 120) @ 60</text:p>
      <text:p text:style-name="Standard">[CACHE HIT] ✅ AVAXUSDT 60 Open Interest desde cache (age: 5s)</text:p>
      <text:p text:style-name="Standard">INFO: <text:s text:c="4"/>127.0.0.1:55569 - "GET /api/open-interest/AVAXUSDT?interval=60&amp;days=120 HTTP/1.1" 200 OK</text:p>
      <text:p text:style-name="Standard">INFO: <text:s text:c="4"/>127.0.0.1:59784 - "OPTIONS /api/historical/BNBUSDT?interval=60&amp;days=120&amp;t=1763304488462 HTTP/1.1" 200 OK</text:p>
      <text:p text:style-name="Standard"><text:soft-page-break/>[BNBUSDT] 📊 OPEN INTEREST: Recibido days=120, aplicando límite -&gt; days_to_fetch=120 (máx: 120) @ 60</text:p>
      <text:p text:style-name="Standard">[CACHE HIT] ✅ BNBUSDT 60 Open Interest desde cache (age: 5s)</text:p>
      <text:p text:style-name="Standard">INFO: <text:s text:c="4"/>127.0.0.1:55569 - "GET /api/open-interest/BNBUSDT?interval=60&amp;days=120 HTTP/1.1" 200 OK</text:p>
      <text:p text:style-name="Standard">INFO: <text:s text:c="4"/>127.0.0.1:59784 - "OPTIONS /api/historical/PEOPLEUSDT?interval=60&amp;days=120&amp;t=1763304488462 HTTP/1.1" 200 OK</text:p>
      <text:p text:style-name="Standard">[PEOPLEUSDT] 📊 OPEN INTEREST: Recibido days=120, aplicando límite -&gt; days_to_fetch=120 (máx: 120) @ 60</text:p>
      <text:p text:style-name="Standard">[CACHE HIT] ✅ PEOPLEUSDT 60 Open Interest desde cache (age: 5s)</text:p>
      <text:p text:style-name="Standard">INFO: <text:s text:c="4"/>127.0.0.1:55569 - "GET /api/open-interest/PEOPLEUSDT?interval=60&amp;days=120 HTTP/1.1" 200 OK</text:p>
      <text:p text:style-name="Standard">INFO: <text:s text:c="4"/>127.0.0.1:59784 - "OPTIONS /api/historical/HBARUSDT?interval=60&amp;days=120&amp;t=1763304488463 HTTP/1.1" 200 OK</text:p>
      <text:p text:style-name="Standard">[HBARUSDT] 📊 OPEN INTEREST: Recibido days=120, aplicando límite -&gt; days_to_fetch=120 (máx: 120) @ 60</text:p>
      <text:p text:style-name="Standard">[CACHE HIT] ✅ HBARUSDT 60 Open Interest desde cache (age: 5s)</text:p>
      <text:p text:style-name="Standard">INFO: <text:s text:c="4"/>127.0.0.1:55569 - "GET /api/open-interest/HBARUSDT?interval=60&amp;days=120 HTTP/1.1" 200 OK</text:p>
      <text:p text:style-name="Standard">INFO: <text:s text:c="4"/>127.0.0.1:59784 - "OPTIONS /api/historical/ASTRUSDT?interval=60&amp;days=120&amp;t=1763304488464 HTTP/1.1" 200 OK</text:p>
      <text:p text:style-name="Standard">[ASTRUSDT] 📊 OPEN INTEREST: Recibido days=120, aplicando límite -&gt; days_to_fetch=120 (máx: 120) @ 60</text:p>
      <text:p text:style-name="Standard">[CACHE HIT] ✅ ASTRUSDT 60 Open Interest desde cache (age: 4s)</text:p>
      <text:p text:style-name="Standard">INFO: <text:s text:c="4"/>127.0.0.1:55569 - "GET /api/open-interest/ASTRUSDT?interval=60&amp;days=120 HTTP/1.1" 200 OK</text:p>
      <text:p text:style-name="Standard">INFO: <text:s text:c="4"/>127.0.0.1:59784 - "OPTIONS /api/historical/MASKUSDT?interval=60&amp;days=120&amp;t=1763304488465 HTTP/1.1" 200 OK</text:p>
      <text:p text:style-name="Standard">[MASKUSDT] 📊 OPEN INTEREST: Recibido days=120, aplicando límite -&gt; days_to_fetch=120 (máx: 120) @ 60</text:p>
      <text:p text:style-name="Standard">[CACHE HIT] ✅ MASKUSDT 60 Open Interest desde cache (age: 4s)</text:p>
      <text:p text:style-name="Standard">INFO: <text:s text:c="4"/>127.0.0.1:55569 - "GET /api/open-interest/MASKUSDT?interval=60&amp;days=120 HTTP/1.1" 200 OK</text:p>
      <text:p text:style-name="Standard">INFO:httpx:HTTP Request: GET https://api.bybit.com/v5/market/kline?category=linear&amp;symbol=TRXUSDT&amp;interval=60&amp;start=1762008502532&amp;limit=360 "HTTP/1.1 200 OK"</text:p>
      <text:p text:style-name="Standard">INFO: <text:s text:c="4"/>127.0.0.1:59784 - "OPTIONS /api/historical/TRBUSDT?interval=60&amp;days=120&amp;t=1763304488466 HTTP/1.1" 200 OK</text:p>
      <text:p text:style-name="Standard">[TRBUSDT] 📊 OPEN INTEREST: Recibido days=120, aplicando límite -&gt; days_to_fetch=120 (máx: 120) @ 60</text:p>
      <text:p text:style-name="Standard">[CACHE HIT] ✅ TRBUSDT 60 Open Interest desde cache (age: 2s)</text:p>
      <text:p text:style-name="Standard">INFO: <text:s text:c="4"/>127.0.0.1:55569 - "GET /api/open-interest/TRBUSDT?interval=60&amp;days=120 HTTP/1.1" 200 OK</text:p>
      <text:p text:style-name="Standard">INFO: <text:s text:c="4"/>127.0.0.1:59784 - "OPTIONS /api/historical/INJUSDT?interval=60&amp;days=120&amp;t=1763304488466 HTTP/1.1" 200 OK</text:p>
      <text:p text:style-name="Standard">INFO:httpx:HTTP Request: GET https://api.bybit.com/v5/market/kline?category=linear&amp;symbol=ETHUSDT&amp;interval=60&amp;start=1762008502196&amp;limit=360 "HTTP/1.1 200 OK"</text:p>
      <text:p text:style-name="Standard">[TRXUSDT] Historical: ✅ Devolviendo 360 velas (esperadas: 360)</text:p>
      <text:p text:style-name="Standard">INFO: <text:s text:c="4"/>127.0.0.1:53047 - "GET /api/historical/TRXUSDT?interval=60&amp;days=15&amp;t=1763304486686 HTTP/1.1" 200 OK</text:p>
      <text:p text:style-name="Standard">[ETHUSDT] Historical: ✅ Devolviendo 360 velas (esperadas: 360)</text:p>
      <text:p text:style-name="Standard"><text:soft-page-break/>INFO: <text:s text:c="4"/>127.0.0.1:63207 - "GET /api/historical/ETHUSDT?interval=60&amp;days=15&amp;t=1763304486685 HTTP/1.1" 200 OK</text:p>
      <text:p text:style-name="Standard">[INJUSDT] 📊 OPEN INTEREST: Recibido days=120, aplicando límite -&gt; days_to_fetch=120 (máx: 120) @ 60</text:p>
      <text:p text:style-name="Standard">[CACHE HIT] ✅ INJUSDT 60 Open Interest desde cache (age: 2s)</text:p>
      <text:p text:style-name="Standard">INFO: <text:s text:c="4"/>127.0.0.1:55569 - "GET /api/open-interest/INJUSDT?interval=60&amp;days=120 HTTP/1.1" 200 OK</text:p>
      <text:p text:style-name="Standard">INFO: <text:s text:c="4"/>127.0.0.1:59784 - "OPTIONS /api/historical/ATOMUSDT?interval=60&amp;days=120&amp;t=1763304488467 HTTP/1.1" 200 OK</text:p>
      <text:p text:style-name="Standard">[ATOMUSDT] 📊 OPEN INTEREST: Recibido days=120, aplicando límite -&gt; days_to_fetch=120 (máx: 120) @ 60</text:p>
      <text:p text:style-name="Standard">[CACHE HIT] ✅ ATOMUSDT 60 Open Interest desde cache (age: 2s)</text:p>
      <text:p text:style-name="Standard">INFO: <text:s text:c="4"/>127.0.0.1:53047 - "GET /api/open-interest/ATOMUSDT?interval=60&amp;days=120 HTTP/1.1" 200 OK</text:p>
      <text:p text:style-name="Standard">INFO: <text:s text:c="4"/>127.0.0.1:63207 - "OPTIONS /api/historical/GRTUSDT?interval=60&amp;days=120&amp;t=1763304488468 HTTP/1.1" 200 OK</text:p>
      <text:p text:style-name="Standard">[GRTUSDT] 📊 OPEN INTEREST: Recibido days=120, aplicando límite -&gt; days_to_fetch=120 (máx: 120) @ 60</text:p>
      <text:p text:style-name="Standard">[CACHE HIT] ✅ GRTUSDT 60 Open Interest desde cache (age: 2s)</text:p>
      <text:p text:style-name="Standard">INFO: <text:s text:c="4"/>127.0.0.1:55569 - "GET /api/open-interest/GRTUSDT?interval=60&amp;days=120 HTTP/1.1" 200 OK</text:p>
      <text:p text:style-name="Standard">INFO: <text:s text:c="4"/>127.0.0.1:59784 - "OPTIONS /api/historical/ALGOUSDT?interval=60&amp;days=120&amp;t=1763304488469 HTTP/1.1" 200 OK</text:p>
      <text:p text:style-name="Standard">[ALGOUSDT] 📊 OPEN INTEREST: Recibido days=120, aplicando límite -&gt; days_to_fetch=120 (máx: 120) @ 60</text:p>
      <text:p text:style-name="Standard">[CACHE HIT] ✅ ALGOUSDT 60 Open Interest desde cache (age: 2s)</text:p>
      <text:p text:style-name="Standard">INFO: <text:s text:c="4"/>127.0.0.1:53047 - "GET /api/open-interest/ALGOUSDT?interval=60&amp;days=120 HTTP/1.1" 200 OK</text:p>
      <text:p text:style-name="Standard">INFO:httpx:HTTP Request: GET https://api.bybit.com/v5/market/kline?category=linear&amp;symbol=SOLUSDT&amp;interval=60&amp;start=1762008502865&amp;limit=360 "HTTP/1.1 200 OK"</text:p>
      <text:p text:style-name="Standard">[GALAUSDT] 📊 HISTORICAL: Recibido days=15, aplicando límite -&gt; days_to_fetch=15 (máx: 120) @ 60</text:p>
      <text:p text:style-name="Standard">[SOLUSDT] Historical: ✅ Devolviendo 360 velas (esperadas: 360)</text:p>
      <text:p text:style-name="Standard">INFO: <text:s text:c="4"/>127.0.0.1:60431 - "GET /api/historical/SOLUSDT?interval=60&amp;days=15&amp;t=1763304486687 HTTP/1.1" 200 OK</text:p>
      <text:p text:style-name="Standard">[SUIUSDT] 📊 HISTORICAL: Recibido days=15, aplicando límite -&gt; days_to_fetch=15 (máx: 120) @ 60</text:p>
      <text:p text:style-name="Standard">[ADAUSDT] 📊 HISTORICAL: Recibido days=15, aplicando límite -&gt; days_to_fetch=15 (máx: 120) @ 60</text:p>
      <text:p text:style-name="Standard">INFO:httpx:HTTP Request: GET https://api.bybit.com/v5/market/kline?category=linear&amp;symbol=AAVEUSDT&amp;interval=60&amp;start=1762008503204&amp;limit=360 "HTTP/1.1 200 OK"</text:p>
      <text:p text:style-name="Standard">[OPUSDT] 📊 HISTORICAL: Recibido days=15, aplicando límite -&gt; days_to_fetch=15 (máx: 120) @ 60</text:p>
      <text:p text:style-name="Standard">[AAVEUSDT] Historical: ✅ Devolviendo 360 velas (esperadas: 360)</text:p>
      <text:p text:style-name="Standard">INFO: <text:s text:c="4"/>127.0.0.1:60148 - "GET /api/historical/AAVEUSDT?interval=60&amp;days=15&amp;t=1763304486688 HTTP/1.1" 200 OK</text:p>
      <text:p text:style-name="Standard">[POLUSDT] 📊 HISTORICAL: Recibido days=15, aplicando límite -&gt; days_to_fetch=15 (máx: 120) @ 60</text:p>
      <text:p text:style-name="Standard">[POLYXUSDT] 📊 HISTORICAL: Recibido days=15, aplicando límite -&gt; days_to_fetch=15 (máx: 120) @ 60</text:p>
      <text:p text:style-name="Standard"><text:soft-page-break/>INFO:httpx:HTTP Request: GET https://api.bybit.com/v5/market/kline?category=linear&amp;symbol=SUIUSDT&amp;interval=60&amp;start=1762008504457&amp;limit=360 "HTTP/1.1 200 OK"</text:p>
      <text:p text:style-name="Standard">INFO:httpx:HTTP Request: GET https://api.bybit.com/v5/market/kline?category=linear&amp;symbol=GALAUSDT&amp;interval=60&amp;start=1762008504106&amp;limit=360 "HTTP/1.1 200 OK"</text:p>
      <text:p text:style-name="Standard">[SUIUSDT] Historical: ✅ Devolviendo 360 velas (esperadas: 360)</text:p>
      <text:p text:style-name="Standard">INFO: <text:s text:c="4"/>127.0.0.1:53047 - "GET /api/historical/SUIUSDT?interval=60&amp;days=15&amp;t=1763304486692 HTTP/1.1" 200 OK</text:p>
      <text:p text:style-name="Standard">INFO:httpx:HTTP Request: GET https://api.bybit.com/v5/market/kline?category=linear&amp;symbol=ADAUSDT&amp;interval=60&amp;start=1762008504806&amp;limit=360 "HTTP/1.1 200 OK"</text:p>
      <text:p text:style-name="Standard">[ADAUSDT] Historical: ✅ Devolviendo 360 velas (esperadas: 360)</text:p>
      <text:p text:style-name="Standard">INFO: <text:s text:c="4"/>127.0.0.1:59784 - "GET /api/historical/ADAUSDT?interval=60&amp;days=15&amp;t=1763304486691 HTTP/1.1" 200 OK</text:p>
      <text:p text:style-name="Standard">[CAKEUSDT] 📊 HISTORICAL: Recibido days=15, aplicando límite -&gt; days_to_fetch=15 (máx: 120) @ 60</text:p>
      <text:p text:style-name="Standard">INFO:httpx:HTTP Request: GET https://api.bybit.com/v5/market/kline?category=linear&amp;symbol=OPUSDT&amp;interval=60&amp;start=1762008505147&amp;limit=360 "HTTP/1.1 200 OK"</text:p>
      <text:p text:style-name="Standard">INFO:httpx:HTTP Request: GET https://api.bybit.com/v5/market/kline?category=linear&amp;symbol=POLYXUSDT&amp;interval=60&amp;start=1762008505834&amp;limit=360 "HTTP/1.1 200 OK"</text:p>
      <text:p text:style-name="Standard">INFO:httpx:HTTP Request: GET https://api.bybit.com/v5/market/kline?category=linear&amp;symbol=POLUSDT&amp;interval=60&amp;start=1762008505497&amp;limit=360 "HTTP/1.1 200 OK"</text:p>
      <text:p text:style-name="Standard">[TONUSDT] 📊 HISTORICAL: Recibido days=15, aplicando límite -&gt; days_to_fetch=15 (máx: 120) @ 60</text:p>
      <text:p text:style-name="Standard">[OPUSDT] Historical: ✅ Devolviendo 360 velas (esperadas: 360)</text:p>
      <text:p text:style-name="Standard">INFO: <text:s text:c="4"/>127.0.0.1:55569 - "GET /api/historical/OPUSDT?interval=60&amp;days=15&amp;t=1763304486690 HTTP/1.1" 200 OK</text:p>
      <text:p text:style-name="Standard">[POLYXUSDT] Historical: ✅ Devolviendo 360 velas (esperadas: 360)</text:p>
      <text:p text:style-name="Standard">INFO: <text:s text:c="4"/>127.0.0.1:60148 - "GET /api/historical/POLYXUSDT?interval=60&amp;days=15&amp;t=1763304486694 HTTP/1.1" 200 OK</text:p>
      <text:p text:style-name="Standard">[POLUSDT] Historical: ✅ Devolviendo 360 velas (esperadas: 360)</text:p>
      <text:p text:style-name="Standard">INFO: <text:s text:c="4"/>127.0.0.1:60431 - "GET /api/historical/POLUSDT?interval=60&amp;days=15&amp;t=1763304486693 HTTP/1.1" 200 OK</text:p>
      <text:p text:style-name="Standard">[GALAUSDT] Historical: ✅ Devolviendo 360 velas (esperadas: 360)</text:p>
      <text:p text:style-name="Standard">INFO: <text:s text:c="4"/>127.0.0.1:63207 - "GET /api/historical/GALAUSDT?interval=60&amp;days=15&amp;t=1763304486689 HTTP/1.1" 200 OK</text:p>
      <text:p text:style-name="Standard">[ARBUSDT] 📊 HISTORICAL: Recibido days=15, aplicando límite -&gt; days_to_fetch=15 (máx: 120) @ 60</text:p>
      <text:p text:style-name="Standard">[PENDLEUSDT] 📊 HISTORICAL: Recibido days=15, aplicando límite -&gt; days_to_fetch=15 (máx: 120) @ 60</text:p>
      <text:p text:style-name="Standard">[UNIUSDT] 📊 HISTORICAL: Recibido days=15, aplicando límite -&gt; days_to_fetch=15 (máx: 120) @ 60</text:p>
      <text:p text:style-name="Standard">[DOTUSDT] 📊 HISTORICAL: Recibido days=15, aplicando límite -&gt; days_to_fetch=15 (máx: 120) @ 60</text:p>
      <text:p text:style-name="Standard">INFO:httpx:HTTP Request: GET https://api.bybit.com/v5/market/kline?category=linear&amp;symbol=CAKEUSDT&amp;interval=60&amp;start=1762008506615&amp;limit=360 "HTTP/1.1 200 OK"</text:p>
      <text:p text:style-name="Standard"><text:soft-page-break/>INFO:httpx:HTTP Request: GET https://api.bybit.com/v5/market/kline?category=linear&amp;symbol=TONUSDT&amp;interval=60&amp;start=1762008506949&amp;limit=360 "HTTP/1.1 200 OK"</text:p>
      <text:p text:style-name="Standard">[CAKEUSDT] Historical: ✅ Devolviendo 360 velas (esperadas: 360)</text:p>
      <text:p text:style-name="Standard">INFO: <text:s text:c="4"/>127.0.0.1:53047 - "GET /api/historical/CAKEUSDT?interval=60&amp;days=15&amp;t=1763304486694 HTTP/1.1" 200 OK</text:p>
      <text:p text:style-name="Standard">[TONUSDT] Historical: ✅ Devolviendo 360 velas (esperadas: 360)</text:p>
      <text:p text:style-name="Standard">INFO: <text:s text:c="4"/>127.0.0.1:59784 - "GET /api/historical/TONUSDT?interval=60&amp;days=15&amp;t=1763304486696 HTTP/1.1" 200 OK</text:p>
      <text:p text:style-name="Standard">[AVAXUSDT] 📊 HISTORICAL: Recibido days=15, aplicando límite -&gt; days_to_fetch=15 (máx: 120) @ 60</text:p>
      <text:p text:style-name="Standard">INFO:httpx:HTTP Request: GET https://api.bybit.com/v5/market/kline?category=linear&amp;symbol=PENDLEUSDT&amp;interval=60&amp;start=1762008507661&amp;limit=360 "HTTP/1.1 200 OK"</text:p>
      <text:p text:style-name="Standard">INFO:httpx:HTTP Request: GET https://api.bybit.com/v5/market/kline?category=linear&amp;symbol=UNIUSDT&amp;interval=60&amp;start=1762008507992&amp;limit=360 "HTTP/1.1 200 OK"</text:p>
      <text:p text:style-name="Standard">[PEOPLEUSDT] 📊 HISTORICAL: Recibido days=15, aplicando límite -&gt; days_to_fetch=15 (máx: 120) @ 60</text:p>
      <text:p text:style-name="Standard">INFO:httpx:HTTP Request: GET https://api.bybit.com/v5/market/kline?category=linear&amp;symbol=ARBUSDT&amp;interval=60&amp;start=1762008507328&amp;limit=360 "HTTP/1.1 200 OK"</text:p>
      <text:p text:style-name="Standard">INFO:httpx:HTTP Request: GET https://api.bybit.com/v5/market/kline?category=linear&amp;symbol=DOTUSDT&amp;interval=60&amp;start=1762008508338&amp;limit=360 "HTTP/1.1 200 OK"</text:p>
      <text:p text:style-name="Standard">[PENDLEUSDT] Historical: ✅ Devolviendo 360 velas (esperadas: 360)</text:p>
      <text:p text:style-name="Standard">INFO: <text:s text:c="4"/>127.0.0.1:55569 - "GET /api/historical/PENDLEUSDT?interval=60&amp;days=15&amp;t=1763304486695 HTTP/1.1" 200 OK</text:p>
      <text:p text:style-name="Standard">[UNIUSDT] Historical: ✅ Devolviendo 360 velas (esperadas: 360)</text:p>
      <text:p text:style-name="Standard">INFO: <text:s text:c="4"/>127.0.0.1:60431 - "GET /api/historical/UNIUSDT?interval=60&amp;days=15&amp;t=1763304486697 HTTP/1.1" 200 OK</text:p>
      <text:p text:style-name="Standard">[ARBUSDT] Historical: ✅ Devolviendo 360 velas (esperadas: 360)</text:p>
      <text:p text:style-name="Standard">INFO: <text:s text:c="4"/>127.0.0.1:60148 - "GET /api/historical/ARBUSDT?interval=60&amp;days=15&amp;t=1763304486697 HTTP/1.1" 200 OK</text:p>
      <text:p text:style-name="Standard">[DOTUSDT] Historical: ✅ Devolviendo 360 velas (esperadas: 360)</text:p>
      <text:p text:style-name="Standard">INFO: <text:s text:c="4"/>127.0.0.1:63207 - "GET /api/historical/DOTUSDT?interval=60&amp;days=15&amp;t=1763304486698 HTTP/1.1" 200 OK</text:p>
      <text:p text:style-name="Standard">[BNBUSDT] 📊 HISTORICAL: Recibido days=15, aplicando límite -&gt; days_to_fetch=15 (máx: 120) @ 60</text:p>
      <text:p text:style-name="Standard">[ASTRUSDT] 📊 HISTORICAL: Recibido days=15, aplicando límite -&gt; days_to_fetch=15 (máx: 120) @ 60</text:p>
      <text:p text:style-name="Standard">[HBARUSDT] 📊 HISTORICAL: Recibido days=15, aplicando límite -&gt; days_to_fetch=15 (máx: 120) @ 60</text:p>
      <text:p text:style-name="Standard">[MASKUSDT] 📊 HISTORICAL: Recibido days=15, aplicando límite -&gt; days_to_fetch=15 (máx: 120) @ 60</text:p>
      <text:p text:style-name="Standard">INFO:httpx:HTTP Request: GET https://api.bybit.com/v5/market/kline?category=linear&amp;symbol=PEOPLEUSDT&amp;interval=60&amp;start=1762008509462&amp;limit=360 "HTTP/1.1 200 OK"</text:p>
      <text:p text:style-name="Standard">[PEOPLEUSDT] Historical: ✅ Devolviendo 360 velas (esperadas: 360)</text:p>
      <text:p text:style-name="Standard">INFO: <text:s text:c="4"/>127.0.0.1:59784 - "GET /api/historical/PEOPLEUSDT?interval=60&amp;days=15&amp;t=1763304486700 HTTP/1.1" 200 OK</text:p>
      <text:p text:style-name="Standard"><text:soft-page-break/>INFO:httpx:HTTP Request: GET https://api.bybit.com/v5/market/kline?category=linear&amp;symbol=BNBUSDT&amp;interval=60&amp;start=1762008509856&amp;limit=360 "HTTP/1.1 200 OK"</text:p>
      <text:p text:style-name="Standard">INFO:httpx:HTTP Request: GET https://api.bybit.com/v5/market/kline?category=linear&amp;symbol=MASKUSDT&amp;interval=60&amp;start=1762008510863&amp;limit=360 "HTTP/1.1 200 OK"</text:p>
      <text:p text:style-name="Standard">INFO:httpx:HTTP Request: GET https://api.bybit.com/v5/market/kline?category=linear&amp;symbol=AVAXUSDT&amp;interval=60&amp;start=1762008509126&amp;limit=360 "HTTP/1.1 200 OK"</text:p>
      <text:p text:style-name="Standard">[BNBUSDT] Historical: ✅ Devolviendo 360 velas (esperadas: 360)</text:p>
      <text:p text:style-name="Standard">INFO: <text:s text:c="4"/>127.0.0.1:55569 - "GET /api/historical/BNBUSDT?interval=60&amp;days=15&amp;t=1763304486700 HTTP/1.1" 200 OK</text:p>
      <text:p text:style-name="Standard">[MASKUSDT] Historical: ✅ Devolviendo 360 velas (esperadas: 360)</text:p>
      <text:p text:style-name="Standard">INFO: <text:s text:c="4"/>127.0.0.1:63207 - "GET /api/historical/MASKUSDT?interval=60&amp;days=15&amp;t=1763304486703 HTTP/1.1" 200 OK</text:p>
      <text:p text:style-name="Standard">[AVAXUSDT] Historical: ✅ Devolviendo 360 velas (esperadas: 360)</text:p>
      <text:p text:style-name="Standard">INFO: <text:s text:c="4"/>127.0.0.1:53047 - "GET /api/historical/AVAXUSDT?interval=60&amp;days=15&amp;t=1763304486699 HTTP/1.1" 200 OK</text:p>
      <text:p text:style-name="Standard">[TRBUSDT] 📊 HISTORICAL: Recibido days=15, aplicando límite -&gt; days_to_fetch=15 (máx: 120) @ 60</text:p>
      <text:p text:style-name="Standard">[GRTUSDT] 📊 HISTORICAL: Recibido days=15, aplicando límite -&gt; days_to_fetch=15 (máx: 120) @ 60</text:p>
      <text:p text:style-name="Standard">INFO:httpx:HTTP Request: GET https://api.bybit.com/v5/market/kline?category=linear&amp;symbol=HBARUSDT&amp;interval=60&amp;start=1762008510530&amp;limit=360 "HTTP/1.1 200 OK"</text:p>
      <text:p text:style-name="Standard">[ATOMUSDT] 📊 HISTORICAL: Recibido days=15, aplicando límite -&gt; days_to_fetch=15 (máx: 120) @ 60</text:p>
      <text:p text:style-name="Standard">[INJUSDT] 📊 HISTORICAL: Recibido days=15, aplicando límite -&gt; days_to_fetch=15 (máx: 120) @ 60</text:p>
      <text:p text:style-name="Standard">INFO:httpx:HTTP Request: GET https://api.bybit.com/v5/market/kline?category=linear&amp;symbol=ASTRUSDT&amp;interval=60&amp;start=1762008510195&amp;limit=360 "HTTP/1.1 200 OK"</text:p>
      <text:p text:style-name="Standard">[HBARUSDT] Historical: ✅ Devolviendo 360 velas (esperadas: 360)</text:p>
      <text:p text:style-name="Standard">INFO: <text:s text:c="4"/>127.0.0.1:60431 - "GET /api/historical/HBARUSDT?interval=60&amp;days=15&amp;t=1763304486701 HTTP/1.1" 200 OK</text:p>
      <text:p text:style-name="Standard">[ASTRUSDT] Historical: ✅ Devolviendo 360 velas (esperadas: 360)</text:p>
      <text:p text:style-name="Standard">INFO: <text:s text:c="4"/>127.0.0.1:60148 - "GET /api/historical/ASTRUSDT?interval=60&amp;days=15&amp;t=1763304486702 HTTP/1.1" 200 OK</text:p>
      <text:p text:style-name="Standard">[ALGOUSDT] 📊 HISTORICAL: Recibido days=15, aplicando límite -&gt; days_to_fetch=15 (máx: 120) @ 60</text:p>
      <text:p text:style-name="Standard">[BTCUSDT] 📊 HISTORICAL: Recibido days=120, aplicando límite -&gt; days_to_fetch=120 (máx: 120) @ 60</text:p>
      <text:p text:style-name="Standard">INFO:httpx:HTTP Request: GET https://api.bybit.com/v5/market/kline?category=linear&amp;symbol=ATOMUSDT&amp;interval=60&amp;start=1762008512367&amp;limit=360 "HTTP/1.1 200 OK"</text:p>
      <text:p text:style-name="Standard">[ATOMUSDT] Historical: ✅ Devolviendo 360 velas (esperadas: 360)</text:p>
      <text:p text:style-name="Standard">INFO: <text:s text:c="4"/>127.0.0.1:63207 - "GET /api/historical/ATOMUSDT?interval=60&amp;days=15&amp;t=1763304486705 HTTP/1.1" 200 OK</text:p>
      <text:p text:style-name="Standard">[ETHUSDT] 📊 HISTORICAL: Recibido days=120, aplicando límite -&gt; days_to_fetch=120 (máx: 120) @ 60</text:p>
      <text:p text:style-name="Standard"><text:soft-page-break/>INFO:httpx:HTTP Request: GET https://api.bybit.com/v5/market/kline?category=linear&amp;symbol=BTCUSDT&amp;interval=60&amp;start=1752936513380&amp;limit=1000 "HTTP/1.1 200 OK"</text:p>
      <text:p text:style-name="Standard">INFO:httpx:HTTP Request: GET https://api.bybit.com/v5/market/kline?category=linear&amp;symbol=INJUSDT&amp;interval=60&amp;start=1762008512699&amp;limit=360 "HTTP/1.1 200 OK"</text:p>
      <text:p text:style-name="Standard">INFO:httpx:HTTP Request: GET https://api.bybit.com/v5/market/kline?category=linear&amp;symbol=ALGOUSDT&amp;interval=60&amp;start=1762008513048&amp;limit=360 "HTTP/1.1 200 OK"</text:p>
      <text:p text:style-name="Standard">INFO:httpx:HTTP Request: GET https://api.bybit.com/v5/market/kline?category=linear&amp;symbol=TRBUSDT&amp;interval=60&amp;start=1762008511706&amp;limit=360 "HTTP/1.1 200 OK"</text:p>
      <text:p text:style-name="Standard">INFO:httpx:HTTP Request: GET https://api.bybit.com/v5/market/kline?category=linear&amp;symbol=GRTUSDT&amp;interval=60&amp;start=1762008512038&amp;limit=360 "HTTP/1.1 200 OK"</text:p>
      <text:p text:style-name="Standard">[INJUSDT] Historical: ✅ Devolviendo 360 velas (esperadas: 360)</text:p>
      <text:p text:style-name="Standard">INFO: <text:s text:c="4"/>127.0.0.1:55569 - "GET /api/historical/INJUSDT?interval=60&amp;days=15&amp;t=1763304486704 HTTP/1.1" 200 OK</text:p>
      <text:p text:style-name="Standard">[ALGOUSDT] Historical: ✅ Devolviendo 360 velas (esperadas: 360)</text:p>
      <text:p text:style-name="Standard">INFO: <text:s text:c="4"/>127.0.0.1:60431 - "GET /api/historical/ALGOUSDT?interval=60&amp;days=15&amp;t=1763304486706 HTTP/1.1" 200 OK</text:p>
      <text:p text:style-name="Standard">[TRBUSDT] Historical: ✅ Devolviendo 360 velas (esperadas: 360)</text:p>
      <text:p text:style-name="Standard">INFO: <text:s text:c="4"/>127.0.0.1:59784 - "GET /api/historical/TRBUSDT?interval=60&amp;days=15&amp;t=1763304486703 HTTP/1.1" 200 OK</text:p>
      <text:p text:style-name="Standard">[GRTUSDT] Historical: ✅ Devolviendo 360 velas (esperadas: 360)</text:p>
      <text:p text:style-name="Standard">INFO: <text:s text:c="4"/>127.0.0.1:53047 - "GET /api/historical/GRTUSDT?interval=60&amp;days=15&amp;t=1763304486706 HTTP/1.1" 200 OK</text:p>
      <text:p text:style-name="Standard">[TRXUSDT] 📊 HISTORICAL: Recibido days=120, aplicando límite -&gt; days_to_fetch=120 (máx: 120) @ 60</text:p>
      <text:p text:style-name="Standard">[XRPUSDT] 📊 HISTORICAL: Recibido days=120, aplicando límite -&gt; days_to_fetch=120 (máx: 120) @ 60</text:p>
      <text:p text:style-name="Standard">[SOLUSDT] 📊 HISTORICAL: Recibido days=120, aplicando límite -&gt; days_to_fetch=120 (máx: 120) @ 60</text:p>
      <text:p text:style-name="Standard">[AAVEUSDT] 📊 HISTORICAL: Recibido days=120, aplicando límite -&gt; days_to_fetch=120 (máx: 120) @ 60</text:p>
      <text:p text:style-name="Standard">INFO:httpx:HTTP Request: GET https://api.bybit.com/v5/market/kline?category=linear&amp;symbol=ETHUSDT&amp;interval=60&amp;start=1752936514115&amp;limit=1000 "HTTP/1.1 200 OK"</text:p>
      <text:p text:style-name="Standard">INFO:httpx:HTTP Request: GET https://api.bybit.com/v5/market/kline?category=linear&amp;symbol=TRXUSDT&amp;interval=60&amp;start=1752936514519&amp;limit=1000 "HTTP/1.1 200 OK"</text:p>
      <text:p text:style-name="Standard">INFO:httpx:HTTP Request: GET https://api.bybit.com/v5/market/kline?category=linear&amp;symbol=AAVEUSDT&amp;interval=60&amp;start=1752936515530&amp;limit=1000 "HTTP/1.1 200 OK"</text:p>
      <text:p text:style-name="Standard">INFO:httpx:HTTP Request: GET https://api.bybit.com/v5/market/kline?category=linear&amp;symbol=XRPUSDT&amp;interval=60&amp;start=1752936514853&amp;limit=1000 "HTTP/1.1 200 OK"</text:p>
      <text:p text:style-name="Standard">INFO:httpx:HTTP Request: GET https://api.bybit.com/v5/market/kline?category=linear&amp;symbol=SOLUSDT&amp;interval=60&amp;start=1752936515181&amp;limit=1000 "HTTP/1.1 200 OK"</text:p>
      <text:p text:style-name="Standard"><text:soft-page-break/>INFO:httpx:HTTP Request: GET https://api.bybit.com/v5/market/kline?category=linear&amp;symbol=ETHUSDT&amp;interval=60&amp;start=1756537200000&amp;limit=1000 "HTTP/1.1 200 OK"</text:p>
      <text:p text:style-name="Standard">INFO:httpx:HTTP Request: GET https://api.bybit.com/v5/market/kline?category=linear&amp;symbol=BTCUSDT&amp;interval=60&amp;start=1756537200000&amp;limit=1000 "HTTP/1.1 200 OK"</text:p>
      <text:p text:style-name="Standard">INFO:httpx:HTTP Request: GET https://api.bybit.com/v5/market/kline?category=linear&amp;symbol=SOLUSDT&amp;interval=60&amp;start=1756537200000&amp;limit=1000 "HTTP/1.1 200 OK"</text:p>
      <text:p text:style-name="Standard">INFO:httpx:HTTP Request: GET https://api.bybit.com/v5/market/kline?category=linear&amp;symbol=TRXUSDT&amp;interval=60&amp;start=1756537200000&amp;limit=1000 "HTTP/1.1 200 OK"</text:p>
      <text:p text:style-name="Standard">INFO:httpx:HTTP Request: GET https://api.bybit.com/v5/market/kline?category=linear&amp;symbol=XRPUSDT&amp;interval=60&amp;start=1756537200000&amp;limit=1000 "HTTP/1.1 200 OK"</text:p>
      <text:p text:style-name="Standard">INFO:httpx:HTTP Request: GET https://api.bybit.com/v5/market/kline?category=linear&amp;symbol=AAVEUSDT&amp;interval=60&amp;start=1756537200000&amp;limit=1000 "HTTP/1.1 200 OK"</text:p>
      <text:p text:style-name="Standard">INFO:httpx:HTTP Request: GET https://api.bybit.com/v5/market/kline?category=linear&amp;symbol=XRPUSDT&amp;interval=60&amp;start=1760137200000&amp;limit=880 "HTTP/1.1 200 OK"</text:p>
      <text:p text:style-name="Standard">[XRPUSDT] Historical: ✅ Devolviendo 2880 velas (esperadas: 2880)</text:p>
      <text:p text:style-name="Standard">INFO: <text:s text:c="4"/>127.0.0.1:60431 - "GET /api/historical/XRPUSDT?interval=60&amp;days=120&amp;t=1763304488449 HTTP/1.1" 200 OK</text:p>
      <text:p text:style-name="Standard">INFO:httpx:HTTP Request: GET https://api.bybit.com/v5/market/kline?category=linear&amp;symbol=SOLUSDT&amp;interval=60&amp;start=1760137200000&amp;limit=880 "HTTP/1.1 200 OK"</text:p>
      <text:p text:style-name="Standard">[SOLUSDT] Historical: ✅ Devolviendo 2880 velas (esperadas: 2880)</text:p>
      <text:p text:style-name="Standard">INFO: <text:s text:c="4"/>127.0.0.1:59784 - "GET /api/historical/SOLUSDT?interval=60&amp;days=120&amp;t=1763304488450 HTTP/1.1" 200 OK</text:p>
      <text:p text:style-name="Standard">[GALAUSDT] 📊 HISTORICAL: Recibido days=120, aplicando límite -&gt; days_to_fetch=120 (máx: 120) @ 60</text:p>
      <text:p text:style-name="Standard">[OPUSDT] 📊 HISTORICAL: Recibido days=120, aplicando límite -&gt; days_to_fetch=120 (máx: 120) @ 60</text:p>
      <text:p text:style-name="Standard">INFO:httpx:HTTP Request: GET https://api.bybit.com/v5/market/kline?category=linear&amp;symbol=TRXUSDT&amp;interval=60&amp;start=1760137200000&amp;limit=880 "HTTP/1.1 200 OK"</text:p>
      <text:p text:style-name="Standard">INFO:httpx:HTTP Request: GET https://api.bybit.com/v5/market/kline?category=linear&amp;symbol=ETHUSDT&amp;interval=60&amp;start=1760137200000&amp;limit=880 "HTTP/1.1 200 OK"</text:p>
      <text:p text:style-name="Standard">[ETHUSDT] Historical: ✅ Devolviendo 2880 velas (esperadas: 2880)</text:p>
      <text:p text:style-name="Standard">INFO: <text:s text:c="4"/>127.0.0.1:63207 - "GET /api/historical/ETHUSDT?interval=60&amp;days=120&amp;t=1763304488447 HTTP/1.1" 200 OK</text:p>
      <text:p text:style-name="Standard">[ADAUSDT] 📊 HISTORICAL: Recibido days=120, aplicando límite -&gt; days_to_fetch=120 (máx: 120) @ 60</text:p>
      <text:p text:style-name="Standard">INFO:httpx:HTTP Request: GET https://api.bybit.com/v5/market/kline?category=linear&amp;symbol=BTCUSDT&amp;interval=60&amp;start=1760137200000&amp;limit=880 "HTTP/1.1 200 OK"</text:p>
      <text:p text:style-name="Standard">INFO:httpx:HTTP Request: GET https://api.bybit.com/v5/market/kline?category=linear&amp;symbol=GALAUSDT&amp;interval=60&amp;start=1752936517810&amp;limit=1000 "HTTP/1.1 200 OK"</text:p>
      <text:p text:style-name="Standard"><text:soft-page-break/>INFO:httpx:HTTP Request: GET https://api.bybit.com/v5/market/kline?category=linear&amp;symbol=OPUSDT&amp;interval=60&amp;start=1752936518142&amp;limit=1000 "HTTP/1.1 200 OK"</text:p>
      <text:p text:style-name="Standard">INFO:httpx:HTTP Request: GET https://api.bybit.com/v5/market/kline?category=linear&amp;symbol=AAVEUSDT&amp;interval=60&amp;start=1760137200000&amp;limit=880 "HTTP/1.1 200 OK"</text:p>
      <text:p text:style-name="Standard">[BTCUSDT] Historical: ✅ Devolviendo 2880 velas (esperadas: 2880)</text:p>
      <text:p text:style-name="Standard">INFO: <text:s text:c="4"/>127.0.0.1:60148 - "GET /api/historical/BTCUSDT?interval=60&amp;days=120&amp;t=1763304488446 HTTP/1.1" 200 OK</text:p>
      <text:p text:style-name="Standard">[TRXUSDT] Historical: ✅ Devolviendo 2880 velas (esperadas: 2880)</text:p>
      <text:p text:style-name="Standard">INFO: <text:s text:c="4"/>127.0.0.1:55569 - "GET /api/historical/TRXUSDT?interval=60&amp;days=120&amp;t=1763304488448 HTTP/1.1" 200 OK</text:p>
      <text:p text:style-name="Standard">[AAVEUSDT] Historical: ✅ Devolviendo 2880 velas (esperadas: 2880)</text:p>
      <text:p text:style-name="Standard">INFO: <text:s text:c="4"/>127.0.0.1:53047 - "GET /api/historical/AAVEUSDT?interval=60&amp;days=120&amp;t=1763304488450 HTTP/1.1" 200 OK</text:p>
      <text:p text:style-name="Standard">[SUIUSDT] 📊 HISTORICAL: Recibido days=120, aplicando límite -&gt; days_to_fetch=120 (máx: 120) @ 60</text:p>
      <text:p text:style-name="Standard">[POLUSDT] 📊 HISTORICAL: Recibido days=120, aplicando límite -&gt; days_to_fetch=120 (máx: 120) @ 60</text:p>
      <text:p text:style-name="Standard">[POLYXUSDT] 📊 HISTORICAL: Recibido days=120, aplicando límite -&gt; days_to_fetch=120 (máx: 120) @ 60</text:p>
      <text:p text:style-name="Standard">INFO:httpx:HTTP Request: GET https://api.bybit.com/v5/market/kline?category=linear&amp;symbol=OPUSDT&amp;interval=60&amp;start=1756537200000&amp;limit=1000 "HTTP/1.1 200 OK"</text:p>
      <text:p text:style-name="Standard">INFO:httpx:HTTP Request: GET https://api.bybit.com/v5/market/kline?category=linear&amp;symbol=GALAUSDT&amp;interval=60&amp;start=1756537200000&amp;limit=1000 "HTTP/1.1 200 OK"</text:p>
      <text:p text:style-name="Standard">INFO:httpx:HTTP Request: GET https://api.bybit.com/v5/market/kline?category=linear&amp;symbol=ADAUSDT&amp;interval=60&amp;start=1752936518828&amp;limit=1000 "HTTP/1.1 200 OK"</text:p>
      <text:p text:style-name="Standard">INFO:httpx:HTTP Request: GET https://api.bybit.com/v5/market/kline?category=linear&amp;symbol=POLUSDT&amp;interval=60&amp;start=1752936519688&amp;limit=1000 "HTTP/1.1 200 OK"</text:p>
      <text:p text:style-name="Standard">INFO:httpx:HTTP Request: GET https://api.bybit.com/v5/market/kline?category=linear&amp;symbol=POLYXUSDT&amp;interval=60&amp;start=1752936520023&amp;limit=1000 "HTTP/1.1 200 OK"</text:p>
      <text:p text:style-name="Standard">INFO:httpx:HTTP Request: GET https://api.bybit.com/v5/market/kline?category=linear&amp;symbol=SUIUSDT&amp;interval=60&amp;start=1752936519357&amp;limit=1000 "HTTP/1.1 200 OK"</text:p>
      <text:p text:style-name="Standard">INFO:httpx:HTTP Request: GET https://api.bybit.com/v5/market/kline?category=linear&amp;symbol=OPUSDT&amp;interval=60&amp;start=1760137200000&amp;limit=880 "HTTP/1.1 200 OK"</text:p>
      <text:p text:style-name="Standard">INFO:httpx:HTTP Request: GET https://api.bybit.com/v5/market/kline?category=linear&amp;symbol=GALAUSDT&amp;interval=60&amp;start=1760137200000&amp;limit=880 "HTTP/1.1 200 OK"</text:p>
      <text:p text:style-name="Standard">[OPUSDT] Historical: ✅ Devolviendo 2880 velas (esperadas: 2880)</text:p>
      <text:p text:style-name="Standard">INFO: <text:s text:c="4"/>127.0.0.1:59784 - "GET /api/historical/OPUSDT?interval=60&amp;days=120&amp;t=1763304488452 HTTP/1.1" 200 OK</text:p>
      <text:p text:style-name="Standard">INFO:httpx:HTTP Request: GET https://api.bybit.com/v5/market/kline?category=linear&amp;symbol=ADAUSDT&amp;interval=60&amp;start=1756537200000&amp;limit=1000 "HTTP/1.1 200 OK"</text:p>
      <text:p text:style-name="Standard"><text:soft-page-break/>INFO:httpx:HTTP Request: GET https://api.bybit.com/v5/market/kline?category=linear&amp;symbol=POLUSDT&amp;interval=60&amp;start=1756537200000&amp;limit=1000 "HTTP/1.1 200 OK"</text:p>
      <text:p text:style-name="Standard">[GALAUSDT] Historical: ✅ Devolviendo 2880 velas (esperadas: 2880)</text:p>
      <text:p text:style-name="Standard">INFO: <text:s text:c="4"/>127.0.0.1:60431 - "GET /api/historical/GALAUSDT?interval=60&amp;days=120&amp;t=1763304488451 HTTP/1.1" 200 OK</text:p>
      <text:p text:style-name="Standard">[CAKEUSDT] 📊 HISTORICAL: Recibido days=120, aplicando límite -&gt; days_to_fetch=120 (máx: 120) @ 60</text:p>
      <text:p text:style-name="Standard">INFO:httpx:HTTP Request: GET https://api.bybit.com/v5/market/kline?category=linear&amp;symbol=SUIUSDT&amp;interval=60&amp;start=1756537200000&amp;limit=1000 "HTTP/1.1 200 OK"</text:p>
      <text:p text:style-name="Standard">INFO:httpx:HTTP Request: GET https://api.bybit.com/v5/market/kline?category=linear&amp;symbol=POLYXUSDT&amp;interval=60&amp;start=1756537200000&amp;limit=1000 "HTTP/1.1 200 OK"</text:p>
      <text:p text:style-name="Standard">[PENDLEUSDT] 📊 HISTORICAL: Recibido days=120, aplicando límite -&gt; days_to_fetch=120 (máx: 120) @ 60</text:p>
      <text:p text:style-name="Standard">INFO:httpx:HTTP Request: GET https://api.bybit.com/v5/market/kline?category=linear&amp;symbol=ADAUSDT&amp;interval=60&amp;start=1760137200000&amp;limit=880 "HTTP/1.1 200 OK"</text:p>
      <text:p text:style-name="Standard">INFO:httpx:HTTP Request: GET https://api.bybit.com/v5/market/kline?category=linear&amp;symbol=POLUSDT&amp;interval=60&amp;start=1760137200000&amp;limit=880 "HTTP/1.1 200 OK"</text:p>
      <text:p text:style-name="Standard">INFO:httpx:HTTP Request: GET https://api.bybit.com/v5/market/kline?category=linear&amp;symbol=SUIUSDT&amp;interval=60&amp;start=1760137200000&amp;limit=880 "HTTP/1.1 200 OK"</text:p>
      <text:p text:style-name="Standard">INFO:httpx:HTTP Request: GET https://api.bybit.com/v5/market/kline?category=linear&amp;symbol=POLYXUSDT&amp;interval=60&amp;start=1760137200000&amp;limit=880 "HTTP/1.1 200 OK"</text:p>
      <text:p text:style-name="Standard">[POLUSDT] Historical: ✅ Devolviendo 2880 velas (esperadas: 2880)</text:p>
      <text:p text:style-name="Standard">INFO: <text:s text:c="4"/>127.0.0.1:55569 - "GET /api/historical/POLUSDT?interval=60&amp;days=120&amp;t=1763304488454 HTTP/1.1" 200 OK</text:p>
      <text:p text:style-name="Standard">INFO:httpx:HTTP Request: GET https://api.bybit.com/v5/market/kline?category=linear&amp;symbol=PENDLEUSDT&amp;interval=60&amp;start=1752936521754&amp;limit=1000 "HTTP/1.1 200 OK"</text:p>
      <text:p text:style-name="Standard">INFO:httpx:HTTP Request: GET https://api.bybit.com/v5/market/kline?category=linear&amp;symbol=CAKEUSDT&amp;interval=60&amp;start=1752936521403&amp;limit=1000 "HTTP/1.1 200 OK"</text:p>
      <text:p text:style-name="Standard">[SUIUSDT] Historical: ✅ Devolviendo 2880 velas (esperadas: 2880)</text:p>
      <text:p text:style-name="Standard">INFO: <text:s text:c="4"/>127.0.0.1:60148 - "GET /api/historical/SUIUSDT?interval=60&amp;days=120&amp;t=1763304488454 HTTP/1.1" 200 OK</text:p>
      <text:p text:style-name="Standard">[POLYXUSDT] Historical: ✅ Devolviendo 2880 velas (esperadas: 2880)</text:p>
      <text:p text:style-name="Standard">INFO: <text:s text:c="4"/>127.0.0.1:53047 - "GET /api/historical/POLYXUSDT?interval=60&amp;days=120&amp;t=1763304488455 HTTP/1.1" 200 OK</text:p>
      <text:p text:style-name="Standard">[TONUSDT] 📊 HISTORICAL: Recibido days=120, aplicando límite -&gt; days_to_fetch=120 (máx: 120) @ 60</text:p>
      <text:p text:style-name="Standard">[UNIUSDT] 📊 HISTORICAL: Recibido days=120, aplicando límite -&gt; days_to_fetch=120 (máx: 120) @ 60</text:p>
      <text:p text:style-name="Standard">[ARBUSDT] 📊 HISTORICAL: Recibido days=120, aplicando límite -&gt; days_to_fetch=120 (máx: 120) @ 60</text:p>
      <text:p text:style-name="Standard">[ADAUSDT] Historical: ✅ Devolviendo 2880 velas (esperadas: 2880)</text:p>
      <text:p text:style-name="Standard">INFO: <text:s text:c="4"/>127.0.0.1:63207 - "GET /api/historical/ADAUSDT?interval=60&amp;days=120&amp;t=1763304488453 HTTP/1.1" 200 OK</text:p>
      <text:p text:style-name="Standard"><text:soft-page-break/>[DOTUSDT] 📊 HISTORICAL: Recibido days=120, aplicando límite -&gt; days_to_fetch=120 (máx: 120) @ 60</text:p>
      <text:p text:style-name="Standard">INFO:httpx:HTTP Request: GET https://api.bybit.com/v5/market/kline?category=linear&amp;symbol=PENDLEUSDT&amp;interval=60&amp;start=1756537200000&amp;limit=1000 "HTTP/1.1 200 OK"</text:p>
      <text:p text:style-name="Standard">INFO:httpx:HTTP Request: GET https://api.bybit.com/v5/market/kline?category=linear&amp;symbol=CAKEUSDT&amp;interval=60&amp;start=1756537200000&amp;limit=1000 "HTTP/1.1 200 OK"</text:p>
      <text:p text:style-name="Standard">INFO:httpx:HTTP Request: GET https://api.bybit.com/v5/market/kline?category=linear&amp;symbol=TONUSDT&amp;interval=60&amp;start=1752936522678&amp;limit=1000 "HTTP/1.1 200 OK"</text:p>
      <text:p text:style-name="Standard">INFO:httpx:HTTP Request: GET https://api.bybit.com/v5/market/kline?category=linear&amp;symbol=UNIUSDT&amp;interval=60&amp;start=1752936523007&amp;limit=1000 "HTTP/1.1 200 OK"</text:p>
      <text:p text:style-name="Standard">INFO:httpx:HTTP Request: GET https://api.bybit.com/v5/market/kline?category=linear&amp;symbol=ARBUSDT&amp;interval=60&amp;start=1752936523337&amp;limit=1000 "HTTP/1.1 200 OK"</text:p>
      <text:p text:style-name="Standard">INFO:httpx:HTTP Request: GET https://api.bybit.com/v5/market/kline?category=linear&amp;symbol=DOTUSDT&amp;interval=60&amp;start=1752936523735&amp;limit=1000 "HTTP/1.1 200 OK"</text:p>
      <text:p text:style-name="Standard">INFO:httpx:HTTP Request: GET https://api.bybit.com/v5/market/kline?category=linear&amp;symbol=TONUSDT&amp;interval=60&amp;start=1756537200000&amp;limit=1000 "HTTP/1.1 200 OK"</text:p>
      <text:p text:style-name="Standard">INFO:httpx:HTTP Request: GET https://api.bybit.com/v5/market/kline?category=linear&amp;symbol=UNIUSDT&amp;interval=60&amp;start=1756537200000&amp;limit=1000 "HTTP/1.1 200 OK"</text:p>
      <text:p text:style-name="Standard">INFO:httpx:HTTP Request: GET https://api.bybit.com/v5/market/kline?category=linear&amp;symbol=ARBUSDT&amp;interval=60&amp;start=1756537200000&amp;limit=1000 "HTTP/1.1 200 OK"</text:p>
      <text:p text:style-name="Standard">INFO:httpx:HTTP Request: GET https://api.bybit.com/v5/market/kline?category=linear&amp;symbol=CAKEUSDT&amp;interval=60&amp;start=1760137200000&amp;limit=880 "HTTP/1.1 200 OK"</text:p>
      <text:p text:style-name="Standard">[CAKEUSDT] Historical: ✅ Devolviendo 2880 velas (esperadas: 2880)</text:p>
      <text:p text:style-name="Standard">INFO: <text:s text:c="4"/>127.0.0.1:59784 - "GET /api/historical/CAKEUSDT?interval=60&amp;days=120&amp;t=1763304488456 HTTP/1.1" 200 OK</text:p>
      <text:p text:style-name="Standard">[AVAXUSDT] 📊 HISTORICAL: Recibido days=120, aplicando límite -&gt; days_to_fetch=120 (máx: 120) @ 60</text:p>
      <text:p text:style-name="Standard">INFO:httpx:HTTP Request: GET https://api.bybit.com/v5/market/kline?category=linear&amp;symbol=DOTUSDT&amp;interval=60&amp;start=1756537200000&amp;limit=1000 "HTTP/1.1 200 OK"</text:p>
      <text:p text:style-name="Standard">INFO:httpx:HTTP Request: GET https://api.bybit.com/v5/market/kline?category=linear&amp;symbol=UNIUSDT&amp;interval=60&amp;start=1760137200000&amp;limit=880 "HTTP/1.1 200 OK"</text:p>
      <text:p text:style-name="Standard">INFO:httpx:HTTP Request: GET https://api.bybit.com/v5/market/kline?category=linear&amp;symbol=PENDLEUSDT&amp;interval=60&amp;start=1760137200000&amp;limit=880 "HTTP/1.1 200 OK"</text:p>
      <text:p text:style-name="Standard">[UNIUSDT] Historical: ✅ Devolviendo 2880 velas (esperadas: 2880)</text:p>
      <text:p text:style-name="Standard">INFO: <text:s text:c="4"/>127.0.0.1:60148 - "GET /api/historical/UNIUSDT?interval=60&amp;days=120&amp;t=1763304488459 HTTP/1.1" 200 OK</text:p>
      <text:p text:style-name="Standard">[BNBUSDT] 📊 HISTORICAL: Recibido days=120, aplicando límite -&gt; days_to_fetch=120 (máx: 120) @ 60</text:p>
      <text:p text:style-name="Standard"><text:soft-page-break/>INFO:httpx:HTTP Request: GET https://api.bybit.com/v5/market/kline?category=linear&amp;symbol=TONUSDT&amp;interval=60&amp;start=1760137200000&amp;limit=880 "HTTP/1.1 200 OK"</text:p>
      <text:p text:style-name="Standard">[PENDLEUSDT] Historical: ✅ Devolviendo 2880 velas (esperadas: 2880)</text:p>
      <text:p text:style-name="Standard">INFO: <text:s text:c="4"/>127.0.0.1:60431 - "GET /api/historical/PENDLEUSDT?interval=60&amp;days=120&amp;t=1763304488457 HTTP/1.1" 200 OK</text:p>
      <text:p text:style-name="Standard">[TONUSDT] Historical: ✅ Devolviendo 2880 velas (esperadas: 2880)</text:p>
      <text:p text:style-name="Standard">INFO: <text:s text:c="4"/>127.0.0.1:55569 - "GET /api/historical/TONUSDT?interval=60&amp;days=120&amp;t=1763304488458 HTTP/1.1" 200 OK</text:p>
      <text:p text:style-name="Standard">[PEOPLEUSDT] 📊 HISTORICAL: Recibido days=120, aplicando límite -&gt; days_to_fetch=120 (máx: 120) @ 60</text:p>
      <text:p text:style-name="Standard">[HBARUSDT] 📊 HISTORICAL: Recibido days=120, aplicando límite -&gt; days_to_fetch=120 (máx: 120) @ 60</text:p>
      <text:p text:style-name="Standard">INFO:httpx:HTTP Request: GET https://api.bybit.com/v5/market/kline?category=linear&amp;symbol=DOTUSDT&amp;interval=60&amp;start=1760137200000&amp;limit=880 "HTTP/1.1 200 OK"</text:p>
      <text:p text:style-name="Standard">INFO:httpx:HTTP Request: GET https://api.bybit.com/v5/market/kline?category=linear&amp;symbol=ARBUSDT&amp;interval=60&amp;start=1760137200000&amp;limit=880 "HTTP/1.1 200 OK"</text:p>
      <text:p text:style-name="Standard">[DOTUSDT] Historical: ✅ Devolviendo 2880 velas (esperadas: 2880)</text:p>
      <text:p text:style-name="Standard">INFO: <text:s text:c="4"/>127.0.0.1:63207 - "GET /api/historical/DOTUSDT?interval=60&amp;days=120&amp;t=1763304488460 HTTP/1.1" 200 OK</text:p>
      <text:p text:style-name="Standard">[ASTRUSDT] 📊 HISTORICAL: Recibido days=120, aplicando límite -&gt; days_to_fetch=120 (máx: 120) @ 60</text:p>
      <text:p text:style-name="Standard">[ARBUSDT] Historical: ✅ Devolviendo 2880 velas (esperadas: 2880)</text:p>
      <text:p text:style-name="Standard">INFO: <text:s text:c="4"/>127.0.0.1:53047 - "GET /api/historical/ARBUSDT?interval=60&amp;days=120&amp;t=1763304488459 HTTP/1.1" 200 OK</text:p>
      <text:p text:style-name="Standard">INFO:httpx:HTTP Request: GET https://api.bybit.com/v5/market/kline?category=linear&amp;symbol=AVAXUSDT&amp;interval=60&amp;start=1752936525405&amp;limit=1000 "HTTP/1.1 200 OK"</text:p>
      <text:p text:style-name="Standard">[MASKUSDT] 📊 HISTORICAL: Recibido days=120, aplicando límite -&gt; days_to_fetch=120 (máx: 120) @ 60</text:p>
      <text:p text:style-name="Standard">INFO:httpx:HTTP Request: GET https://api.bybit.com/v5/market/kline?category=linear&amp;symbol=PEOPLEUSDT&amp;interval=60&amp;start=1752936526266&amp;limit=1000 "HTTP/1.1 200 OK"</text:p>
      <text:p text:style-name="Standard">INFO:httpx:HTTP Request: GET https://api.bybit.com/v5/market/kline?category=linear&amp;symbol=BNBUSDT&amp;interval=60&amp;start=1752936525807&amp;limit=1000 "HTTP/1.1 200 OK"</text:p>
      <text:p text:style-name="Standard">INFO:httpx:HTTP Request: GET https://api.bybit.com/v5/market/kline?category=linear&amp;symbol=AVAXUSDT&amp;interval=60&amp;start=1756537200000&amp;limit=1000 "HTTP/1.1 200 OK"</text:p>
      <text:p text:style-name="Standard">INFO:httpx:HTTP Request: GET https://api.bybit.com/v5/market/kline?category=linear&amp;symbol=HBARUSDT&amp;interval=60&amp;start=1752936526598&amp;limit=1000 "HTTP/1.1 200 OK"</text:p>
      <text:p text:style-name="Standard">INFO:httpx:HTTP Request: GET https://api.bybit.com/v5/market/kline?category=linear&amp;symbol=ASTRUSDT&amp;interval=60&amp;start=1752936526998&amp;limit=1000 "HTTP/1.1 200 OK"</text:p>
      <text:p text:style-name="Standard">INFO:httpx:HTTP Request: GET https://api.bybit.com/v5/market/kline?category=linear&amp;symbol=MASKUSDT&amp;interval=60&amp;start=1752936527425&amp;limit=1000 "HTTP/1.1 200 OK"</text:p>
      <text:p text:style-name="Standard"><text:soft-page-break/>INFO:httpx:HTTP Request: GET https://api.bybit.com/v5/market/kline?category=linear&amp;symbol=BNBUSDT&amp;interval=60&amp;start=1756537200000&amp;limit=1000 "HTTP/1.1 200 OK"</text:p>
      <text:p text:style-name="Standard">INFO:httpx:HTTP Request: GET https://api.bybit.com/v5/market/kline?category=linear&amp;symbol=PEOPLEUSDT&amp;interval=60&amp;start=1756537200000&amp;limit=1000 "HTTP/1.1 200 OK"</text:p>
      <text:p text:style-name="Standard">INFO:httpx:HTTP Request: GET https://api.bybit.com/v5/market/kline?category=linear&amp;symbol=HBARUSDT&amp;interval=60&amp;start=1756537200000&amp;limit=1000 "HTTP/1.1 200 OK"</text:p>
      <text:p text:style-name="Standard">INFO:httpx:HTTP Request: GET https://api.bybit.com/v5/market/kline?category=linear&amp;symbol=AVAXUSDT&amp;interval=60&amp;start=1760137200000&amp;limit=880 "HTTP/1.1 200 OK"</text:p>
      <text:p text:style-name="Standard">[AVAXUSDT] Historical: ✅ Devolviendo 2880 velas (esperadas: 2880)</text:p>
      <text:p text:style-name="Standard">INFO: <text:s text:c="4"/>127.0.0.1:59784 - "GET /api/historical/AVAXUSDT?interval=60&amp;days=120&amp;t=1763304488461 HTTP/1.1" 200 OK</text:p>
      <text:p text:style-name="Standard">[TRBUSDT] 📊 HISTORICAL: Recibido days=120, aplicando límite -&gt; days_to_fetch=120 (máx: 120) @ 60</text:p>
      <text:p text:style-name="Standard">INFO:httpx:HTTP Request: GET https://api.bybit.com/v5/market/kline?category=linear&amp;symbol=ASTRUSDT&amp;interval=60&amp;start=1756537200000&amp;limit=1000 "HTTP/1.1 200 OK"</text:p>
      <text:p text:style-name="Standard">INFO:httpx:HTTP Request: GET https://api.bybit.com/v5/market/kline?category=linear&amp;symbol=MASKUSDT&amp;interval=60&amp;start=1756537200000&amp;limit=1000 "HTTP/1.1 200 OK"</text:p>
      <text:p text:style-name="Standard">INFO:httpx:HTTP Request: GET https://api.bybit.com/v5/market/kline?category=linear&amp;symbol=PEOPLEUSDT&amp;interval=60&amp;start=1760137200000&amp;limit=880 "HTTP/1.1 200 OK"</text:p>
      <text:p text:style-name="Standard">[PEOPLEUSDT] Historical: ✅ Devolviendo 2880 velas (esperadas: 2880)</text:p>
      <text:p text:style-name="Standard">INFO: <text:s text:c="4"/>127.0.0.1:60431 - "GET /api/historical/PEOPLEUSDT?interval=60&amp;days=120&amp;t=1763304488462 HTTP/1.1" 200 OK</text:p>
      <text:p text:style-name="Standard">INFO:httpx:HTTP Request: GET https://api.bybit.com/v5/market/kline?category=linear&amp;symbol=BNBUSDT&amp;interval=60&amp;start=1760137200000&amp;limit=880 "HTTP/1.1 200 OK"</text:p>
      <text:p text:style-name="Standard">[INJUSDT] 📊 HISTORICAL: Recibido days=120, aplicando límite -&gt; days_to_fetch=120 (máx: 120) @ 60</text:p>
      <text:p text:style-name="Standard">[BNBUSDT] Historical: ✅ Devolviendo 2880 velas (esperadas: 2880)</text:p>
      <text:p text:style-name="Standard">INFO: <text:s text:c="4"/>127.0.0.1:60148 - "GET /api/historical/BNBUSDT?interval=60&amp;days=120&amp;t=1763304488462 HTTP/1.1" 200 OK</text:p>
      <text:p text:style-name="Standard">INFO:httpx:HTTP Request: GET https://api.bybit.com/v5/market/kline?category=linear&amp;symbol=HBARUSDT&amp;interval=60&amp;start=1760137200000&amp;limit=880 "HTTP/1.1 200 OK"</text:p>
      <text:p text:style-name="Standard">[HBARUSDT] Historical: ✅ Devolviendo 2880 velas (esperadas: 2880)</text:p>
      <text:p text:style-name="Standard">INFO: <text:s text:c="4"/>127.0.0.1:55569 - "GET /api/historical/HBARUSDT?interval=60&amp;days=120&amp;t=1763304488463 HTTP/1.1" 200 OK</text:p>
      <text:p text:style-name="Standard">[ATOMUSDT] 📊 HISTORICAL: Recibido days=120, aplicando límite -&gt; days_to_fetch=120 (máx: 120) @ 60</text:p>
      <text:p text:style-name="Standard">[GRTUSDT] 📊 HISTORICAL: Recibido days=120, aplicando límite -&gt; days_to_fetch=120 (máx: 120) @ 60</text:p>
      <text:p text:style-name="Standard">INFO:httpx:HTTP Request: GET https://api.bybit.com/v5/market/kline?category=linear&amp;symbol=ASTRUSDT&amp;interval=60&amp;start=1760137200000&amp;limit=880 "HTTP/1.1 200 OK"</text:p>
      <text:p text:style-name="Standard"><text:soft-page-break/>INFO:httpx:HTTP Request: GET https://api.bybit.com/v5/market/kline?category=linear&amp;symbol=MASKUSDT&amp;interval=60&amp;start=1760137200000&amp;limit=880 "HTTP/1.1 200 OK"</text:p>
      <text:p text:style-name="Standard">[MASKUSDT] Historical: ✅ Devolviendo 2880 velas (esperadas: 2880)</text:p>
      <text:p text:style-name="Standard">INFO: <text:s text:c="4"/>127.0.0.1:53047 - "GET /api/historical/MASKUSDT?interval=60&amp;days=120&amp;t=1763304488465 HTTP/1.1" 200 OK</text:p>
      <text:p text:style-name="Standard">[ALGOUSDT] 📊 HISTORICAL: Recibido days=120, aplicando límite -&gt; days_to_fetch=120 (máx: 120) @ 60</text:p>
      <text:p text:style-name="Standard">INFO:httpx:HTTP Request: GET https://api.bybit.com/v5/market/kline?category=linear&amp;symbol=TRBUSDT&amp;interval=60&amp;start=1752936528767&amp;limit=1000 "HTTP/1.1 200 OK"</text:p>
      <text:p text:style-name="Standard">[ASTRUSDT] Historical: ✅ Devolviendo 2880 velas (esperadas: 2880)</text:p>
      <text:p text:style-name="Standard">INFO: <text:s text:c="4"/>127.0.0.1:63207 - "GET /api/historical/ASTRUSDT?interval=60&amp;days=120&amp;t=1763304488464 HTTP/1.1" 200 OK</text:p>
      <text:p text:style-name="Standard">INFO:httpx:HTTP Request: GET https://api.bybit.com/v5/market/kline?category=linear&amp;symbol=INJUSDT&amp;interval=60&amp;start=1752936529200&amp;limit=1000 "HTTP/1.1 200 OK"</text:p>
      <text:p text:style-name="Standard">INFO:httpx:HTTP Request: GET https://api.bybit.com/v5/market/kline?category=linear&amp;symbol=ALGOUSDT&amp;interval=60&amp;start=1752936530502&amp;limit=1000 "HTTP/1.1 200 OK"</text:p>
      <text:p text:style-name="Standard">INFO:httpx:HTTP Request: GET https://api.bybit.com/v5/market/kline?category=linear&amp;symbol=TRBUSDT&amp;interval=60&amp;start=1756537200000&amp;limit=1000 "HTTP/1.1 200 OK"</text:p>
      <text:p text:style-name="Standard">INFO:httpx:HTTP Request: GET https://api.bybit.com/v5/market/kline?category=linear&amp;symbol=GRTUSDT&amp;interval=60&amp;start=1752936530080&amp;limit=1000 "HTTP/1.1 200 OK"</text:p>
      <text:p text:style-name="Standard">INFO:httpx:HTTP Request: GET https://api.bybit.com/v5/market/kline?category=linear&amp;symbol=ATOMUSDT&amp;interval=60&amp;start=1752936529750&amp;limit=1000 "HTTP/1.1 200 OK"</text:p>
      <text:p text:style-name="Standard">INFO:httpx:HTTP Request: GET https://api.bybit.com/v5/market/kline?category=linear&amp;symbol=INJUSDT&amp;interval=60&amp;start=1756537200000&amp;limit=1000 "HTTP/1.1 200 OK"</text:p>
      <text:p text:style-name="Standard">INFO:httpx:HTTP Request: GET https://api.bybit.com/v5/market/kline?category=linear&amp;symbol=ALGOUSDT&amp;interval=60&amp;start=1756537200000&amp;limit=1000 "HTTP/1.1 200 OK"</text:p>
      <text:p text:style-name="Standard">INFO:httpx:HTTP Request: GET https://api.bybit.com/v5/market/kline?category=linear&amp;symbol=ATOMUSDT&amp;interval=60&amp;start=1756537200000&amp;limit=1000 "HTTP/1.1 200 OK"</text:p>
      <text:p text:style-name="Standard">INFO:httpx:HTTP Request: GET https://api.bybit.com/v5/market/kline?category=linear&amp;symbol=GRTUSDT&amp;interval=60&amp;start=1756537200000&amp;limit=1000 "HTTP/1.1 200 OK"</text:p>
      <text:p text:style-name="Standard">INFO:httpx:HTTP Request: GET https://api.bybit.com/v5/market/kline?category=linear&amp;symbol=TRBUSDT&amp;interval=60&amp;start=1760137200000&amp;limit=880 "HTTP/1.1 200 OK"</text:p>
      <text:p text:style-name="Standard">INFO:httpx:HTTP Request: GET https://api.bybit.com/v5/market/kline?category=linear&amp;symbol=ALGOUSDT&amp;interval=60&amp;start=1760137200000&amp;limit=880 "HTTP/1.1 200 OK"</text:p>
      <text:p text:style-name="Standard">INFO:httpx:HTTP Request: GET https://api.bybit.com/v5/market/kline?category=linear&amp;symbol=ATOMUSDT&amp;interval=60&amp;start=1760137200000&amp;limit=880 "HTTP/1.1 200 OK"</text:p>
      <text:p text:style-name="Standard">[ATOMUSDT] Historical: ✅ Devolviendo 2880 velas (esperadas: 2880)</text:p>
      <text:p text:style-name="Standard"><text:soft-page-break/>INFO: <text:s text:c="4"/>127.0.0.1:60148 - "GET /api/historical/ATOMUSDT?interval=60&amp;days=120&amp;t=1763304488467 HTTP/1.1" 200 OK</text:p>
      <text:p text:style-name="Standard">[TRBUSDT] Historical: ✅ Devolviendo 2880 velas (esperadas: 2880)</text:p>
      <text:p text:style-name="Standard">INFO: <text:s text:c="4"/>127.0.0.1:59784 - "GET /api/historical/TRBUSDT?interval=60&amp;days=120&amp;t=1763304488466 HTTP/1.1" 200 OK</text:p>
      <text:p text:style-name="Standard">INFO:httpx:HTTP Request: GET https://api.bybit.com/v5/market/kline?category=linear&amp;symbol=INJUSDT&amp;interval=60&amp;start=1760137200000&amp;limit=880 "HTTP/1.1 200 OK"</text:p>
      <text:p text:style-name="Standard">[ALGOUSDT] Historical: ✅ Devolviendo 2880 velas (esperadas: 2880)</text:p>
      <text:p text:style-name="Standard">INFO: <text:s text:c="4"/>127.0.0.1:53047 - "GET /api/historical/ALGOUSDT?interval=60&amp;days=120&amp;t=1763304488469 HTTP/1.1" 200 OK</text:p>
      <text:p text:style-name="Standard">[INJUSDT] Historical: ✅ Devolviendo 2880 velas (esperadas: 2880)</text:p>
      <text:p text:style-name="Standard">INFO: <text:s text:c="4"/>127.0.0.1:60431 - "GET /api/historical/INJUSDT?interval=60&amp;days=120&amp;t=1763304488466 HTTP/1.1" 200 OK</text:p>
      <text:p text:style-name="Standard">INFO:httpx:HTTP Request: GET https://api.bybit.com/v5/market/kline?category=linear&amp;symbol=GRTUSDT&amp;interval=60&amp;start=1760137200000&amp;limit=880 "HTTP/1.1 200 OK"</text:p>
      <text:p text:style-name="Standard">[GRTUSDT] Historical: ✅ Devolviendo 2880 velas (esperadas: 2880)</text:p>
      <text:p text:style-name="Standard">INFO: <text:s text:c="4"/>127.0.0.1:55569 - "GET /api/historical/GRTUSDT?interval=60&amp;days=120&amp;t=1763304488468 HTTP/1.1" 200 OK</text:p>
      <text:p text:style-name="Standard">INFO: <text:s text:c="4"/>127.0.0.1:54179 - "OPTIONS /api/historical/BTCUSDT?interval=60&amp;days=90&amp;t=1763304590920 HTTP/1.1" 200 OK</text:p>
      <text:p text:style-name="Standard">[BTCUSDT] 📊 OPEN INTEREST: Recibido days=90, aplicando límite -&gt; days_to_fetch=90 (máx: 120) @ 60</text:p>
      <text:p text:style-name="Standard">[CACHE HIT] ✅ BTCUSDT 60 Open Interest desde cache (age: 101s)</text:p>
      <text:p text:style-name="Standard">INFO: <text:s text:c="4"/>127.0.0.1:57451 - "GET /api/open-interest/BTCUSDT?interval=60&amp;days=90 HTTP/1.1" 200 OK</text:p>
      <text:p text:style-name="Standard">INFO: <text:s text:c="4"/>127.0.0.1:61601 - "OPTIONS /api/historical/ETHUSDT?interval=60&amp;days=90&amp;t=1763304590921 HTTP/1.1" 200 OK</text:p>
      <text:p text:style-name="Standard">[ETHUSDT] 📊 OPEN INTEREST: Recibido days=90, aplicando límite -&gt; days_to_fetch=90 (máx: 120) @ 60</text:p>
      <text:p text:style-name="Standard">[CACHE HIT] ✅ ETHUSDT 60 Open Interest desde cache (age: 101s)</text:p>
      <text:p text:style-name="Standard">INFO: <text:s text:c="4"/>127.0.0.1:50637 - "GET /api/open-interest/ETHUSDT?interval=60&amp;days=90 HTTP/1.1" 200 OK</text:p>
      <text:p text:style-name="Standard">[TRXUSDT] 📊 OPEN INTEREST: Recibido days=90, aplicando límite -&gt; days_to_fetch=90 (máx: 120) @ 60</text:p>
      <text:p text:style-name="Standard">[CACHE HIT] ✅ TRXUSDT 60 Open Interest desde cache (age: 101s)</text:p>
      <text:p text:style-name="Standard">INFO: <text:s text:c="4"/>127.0.0.1:58345 - "GET /api/open-interest/TRXUSDT?interval=60&amp;days=90 HTTP/1.1" 200 OK</text:p>
      <text:p text:style-name="Standard">INFO: <text:s text:c="4"/>127.0.0.1:51085 - "OPTIONS /api/historical/TRXUSDT?interval=60&amp;days=90&amp;t=1763304590921 HTTP/1.1" 200 OK</text:p>
      <text:p text:style-name="Standard">INFO: <text:s text:c="4"/>127.0.0.1:54179 - "OPTIONS /api/historical/XRPUSDT?interval=60&amp;days=90&amp;t=1763304590923 HTTP/1.1" 200 OK</text:p>
      <text:p text:style-name="Standard">[XRPUSDT] 📊 OPEN INTEREST: Recibido days=90, aplicando límite -&gt; days_to_fetch=90 (máx: 120) @ 60</text:p>
      <text:p text:style-name="Standard">[CACHE HIT] ✅ XRPUSDT 60 Open Interest desde cache (age: 101s)</text:p>
      <text:p text:style-name="Standard">INFO: <text:s text:c="4"/>127.0.0.1:57451 - "GET /api/open-interest/XRPUSDT?interval=60&amp;days=90 HTTP/1.1" 200 OK</text:p>
      <text:p text:style-name="Standard">INFO: <text:s text:c="4"/>127.0.0.1:61601 - "OPTIONS /api/historical/SOLUSDT?interval=60&amp;days=90&amp;t=1763304590925 HTTP/1.1" 200 OK</text:p>
      <text:p text:style-name="Standard">[SOLUSDT] 📊 OPEN INTEREST: Recibido days=90, aplicando límite -&gt; days_to_fetch=90 (máx: 120) @ 60</text:p>
      <text:p text:style-name="Standard"><text:soft-page-break/>[CACHE HIT] ✅ SOLUSDT 60 Open Interest desde cache (age: 101s)</text:p>
      <text:p text:style-name="Standard">INFO: <text:s text:c="4"/>127.0.0.1:50637 - "GET /api/open-interest/SOLUSDT?interval=60&amp;days=90 HTTP/1.1" 200 OK</text:p>
      <text:p text:style-name="Standard">INFO: <text:s text:c="4"/>127.0.0.1:58345 - "OPTIONS /api/historical/AAVEUSDT?interval=60&amp;days=90&amp;t=1763304590927 HTTP/1.1" 200 OK</text:p>
      <text:p text:style-name="Standard">INFO: <text:s text:c="4"/>127.0.0.1:54179 - "OPTIONS /api/historical/GALAUSDT?interval=60&amp;days=90&amp;t=1763304590928 HTTP/1.1" 200 OK</text:p>
      <text:p text:style-name="Standard">[GALAUSDT] 📊 OPEN INTEREST: Recibido days=90, aplicando límite -&gt; days_to_fetch=90 (máx: 120) @ 60</text:p>
      <text:p text:style-name="Standard">[CACHE HIT] ✅ GALAUSDT 60 Open Interest desde cache (age: 98s)</text:p>
      <text:p text:style-name="Standard">INFO: <text:s text:c="4"/>127.0.0.1:57451 - "GET /api/open-interest/GALAUSDT?interval=60&amp;days=90 HTTP/1.1" 200 OK</text:p>
      <text:p text:style-name="Standard">[AAVEUSDT] 📊 OPEN INTEREST: Recibido days=90, aplicando límite -&gt; days_to_fetch=90 (máx: 120) @ 60</text:p>
      <text:p text:style-name="Standard">[CACHE HIT] ✅ AAVEUSDT 60 Open Interest desde cache (age: 101s)</text:p>
      <text:p text:style-name="Standard">INFO: <text:s text:c="4"/>127.0.0.1:51085 - "GET /api/open-interest/AAVEUSDT?interval=60&amp;days=90 HTTP/1.1" 200 OK</text:p>
      <text:p text:style-name="Standard">INFO: <text:s text:c="4"/>127.0.0.1:61601 - "OPTIONS /api/historical/OPUSDT?interval=60&amp;days=90&amp;t=1763304590929 HTTP/1.1" 200 OK</text:p>
      <text:p text:style-name="Standard">[OPUSDT] 📊 OPEN INTEREST: Recibido days=90, aplicando límite -&gt; days_to_fetch=90 (máx: 120) @ 60</text:p>
      <text:p text:style-name="Standard">[CACHE HIT] ✅ OPUSDT 60 Open Interest desde cache (age: 98s)</text:p>
      <text:p text:style-name="Standard">INFO: <text:s text:c="4"/>127.0.0.1:50637 - "GET /api/open-interest/OPUSDT?interval=60&amp;days=90 HTTP/1.1" 200 OK</text:p>
      <text:p text:style-name="Standard">[ADAUSDT] 📊 OPEN INTEREST: Recibido days=90, aplicando límite -&gt; days_to_fetch=90 (máx: 120) @ 60</text:p>
      <text:p text:style-name="Standard">[CACHE HIT] ✅ ADAUSDT 60 Open Interest desde cache (age: 98s)</text:p>
      <text:p text:style-name="Standard">INFO: <text:s text:c="4"/>127.0.0.1:54179 - "GET /api/open-interest/ADAUSDT?interval=60&amp;days=90 HTTP/1.1" 200 OK</text:p>
      <text:p text:style-name="Standard">INFO: <text:s text:c="4"/>127.0.0.1:57451 - "OPTIONS /api/historical/SUIUSDT?interval=60&amp;days=90&amp;t=1763304590932 HTTP/1.1" 200 OK</text:p>
      <text:p text:style-name="Standard">INFO: <text:s text:c="4"/>127.0.0.1:58345 - "OPTIONS /api/historical/ADAUSDT?interval=60&amp;days=90&amp;t=1763304590931 HTTP/1.1" 200 OK</text:p>
      <text:p text:style-name="Standard">INFO: <text:s text:c="4"/>127.0.0.1:61601 - "OPTIONS /api/historical/POLUSDT?interval=60&amp;days=90&amp;t=1763304590933 HTTP/1.1" 200 OK</text:p>
      <text:p text:style-name="Standard">[SUIUSDT] 📊 OPEN INTEREST: Recibido days=90, aplicando límite -&gt; days_to_fetch=90 (máx: 120) @ 60</text:p>
      <text:p text:style-name="Standard">[CACHE HIT] ✅ SUIUSDT 60 Open Interest desde cache (age: 98s)</text:p>
      <text:p text:style-name="Standard">INFO: <text:s text:c="4"/>127.0.0.1:51085 - "GET /api/open-interest/SUIUSDT?interval=60&amp;days=90 HTTP/1.1" 200 OK</text:p>
      <text:p text:style-name="Standard">[POLUSDT] 📊 OPEN INTEREST: Recibido days=90, aplicando límite -&gt; days_to_fetch=90 (máx: 120) @ 60</text:p>
      <text:p text:style-name="Standard">[CACHE HIT] ✅ POLUSDT 60 Open Interest desde cache (age: 98s)</text:p>
      <text:p text:style-name="Standard">INFO: <text:s text:c="4"/>127.0.0.1:50637 - "GET /api/open-interest/POLUSDT?interval=60&amp;days=90 HTTP/1.1" 200 OK</text:p>
      <text:p text:style-name="Standard">INFO: <text:s text:c="4"/>127.0.0.1:54179 - "OPTIONS /api/historical/POLYXUSDT?interval=60&amp;days=90&amp;t=1763304590934 HTTP/1.1" 200 OK</text:p>
      <text:p text:style-name="Standard">[POLYXUSDT] 📊 OPEN INTEREST: Recibido days=90, aplicando límite -&gt; days_to_fetch=90 (máx: 120) @ 60</text:p>
      <text:p text:style-name="Standard">[CACHE HIT] ✅ POLYXUSDT 60 Open Interest desde cache (age: 98s)</text:p>
      <text:p text:style-name="Standard">INFO: <text:s text:c="4"/>127.0.0.1:57451 - "GET /api/open-interest/POLYXUSDT?interval=60&amp;days=90 HTTP/1.1" 200 OK</text:p>
      <text:p text:style-name="Standard"><text:soft-page-break/>INFO: <text:s text:c="4"/>127.0.0.1:58345 - "OPTIONS /api/historical/CAKEUSDT?interval=60&amp;days=90&amp;t=1763304590935 HTTP/1.1" 200 OK</text:p>
      <text:p text:style-name="Standard">[CAKEUSDT] 📊 OPEN INTEREST: Recibido days=90, aplicando límite -&gt; days_to_fetch=90 (máx: 120) @ 60</text:p>
      <text:p text:style-name="Standard">[CACHE HIT] ✅ CAKEUSDT 60 Open Interest desde cache (age: 95s)</text:p>
      <text:p text:style-name="Standard">INFO: <text:s text:c="4"/>127.0.0.1:61601 - "GET /api/open-interest/CAKEUSDT?interval=60&amp;days=90 HTTP/1.1" 200 OK</text:p>
      <text:p text:style-name="Standard">INFO: <text:s text:c="4"/>127.0.0.1:51085 - "OPTIONS /api/historical/PENDLEUSDT?interval=60&amp;days=90&amp;t=1763304590936 HTTP/1.1" 200 OK</text:p>
      <text:p text:style-name="Standard">INFO: <text:s text:c="4"/>127.0.0.1:54179 - "OPTIONS /api/historical/TONUSDT?interval=60&amp;days=90&amp;t=1763304590937 HTTP/1.1" 200 OK</text:p>
      <text:p text:style-name="Standard">[TONUSDT] 📊 OPEN INTEREST: Recibido days=90, aplicando límite -&gt; days_to_fetch=90 (máx: 120) @ 60</text:p>
      <text:p text:style-name="Standard">[CACHE HIT] ✅ TONUSDT 60 Open Interest desde cache (age: 95s)</text:p>
      <text:p text:style-name="Standard">INFO: <text:s text:c="4"/>127.0.0.1:57451 - "GET /api/open-interest/TONUSDT?interval=60&amp;days=90 HTTP/1.1" 200 OK</text:p>
      <text:p text:style-name="Standard">[PENDLEUSDT] 📊 OPEN INTEREST: Recibido days=90, aplicando límite -&gt; days_to_fetch=90 (máx: 120) @ 60</text:p>
      <text:p text:style-name="Standard">[CACHE HIT] ✅ PENDLEUSDT 60 Open Interest desde cache (age: 95s)</text:p>
      <text:p text:style-name="Standard">INFO: <text:s text:c="4"/>127.0.0.1:50637 - "GET /api/open-interest/PENDLEUSDT?interval=60&amp;days=90 HTTP/1.1" 200 OK</text:p>
      <text:p text:style-name="Standard">INFO: <text:s text:c="4"/>127.0.0.1:58345 - "OPTIONS /api/historical/UNIUSDT?interval=60&amp;days=90&amp;t=1763304590938 HTTP/1.1" 200 OK</text:p>
      <text:p text:style-name="Standard">[ARBUSDT] 📊 OPEN INTEREST: Recibido days=90, aplicando límite -&gt; days_to_fetch=90 (máx: 120) @ 60</text:p>
      <text:p text:style-name="Standard">[CACHE HIT] ✅ ARBUSDT 60 Open Interest desde cache (age: 95s)</text:p>
      <text:p text:style-name="Standard">INFO: <text:s text:c="4"/>127.0.0.1:54179 - "GET /api/open-interest/ARBUSDT?interval=60&amp;days=90 HTTP/1.1" 200 OK</text:p>
      <text:p text:style-name="Standard">INFO: <text:s text:c="4"/>127.0.0.1:57451 - "OPTIONS /api/historical/DOTUSDT?interval=60&amp;days=90&amp;t=1763304590941 HTTP/1.1" 200 OK</text:p>
      <text:p text:style-name="Standard">INFO: <text:s text:c="4"/>127.0.0.1:51085 - "OPTIONS /api/historical/ARBUSDT?interval=60&amp;days=90&amp;t=1763304590940 HTTP/1.1" 200 OK</text:p>
      <text:p text:style-name="Standard">[UNIUSDT] 📊 OPEN INTEREST: Recibido days=90, aplicando límite -&gt; days_to_fetch=90 (máx: 120) @ 60</text:p>
      <text:p text:style-name="Standard">[CACHE HIT] ✅ UNIUSDT 60 Open Interest desde cache (age: 95s)</text:p>
      <text:p text:style-name="Standard">INFO: <text:s text:c="4"/>127.0.0.1:61601 - "GET /api/open-interest/UNIUSDT?interval=60&amp;days=90 HTTP/1.1" 200 OK</text:p>
      <text:p text:style-name="Standard">[AVAXUSDT] 📊 OPEN INTEREST: Recibido days=90, aplicando límite -&gt; days_to_fetch=90 (máx: 120) @ 60</text:p>
      <text:p text:style-name="Standard">[CACHE HIT] ✅ AVAXUSDT 60 Open Interest desde cache (age: 93s)</text:p>
      <text:p text:style-name="Standard">INFO: <text:s text:c="4"/>127.0.0.1:54179 - "GET /api/open-interest/AVAXUSDT?interval=60&amp;days=90 HTTP/1.1" 200 OK</text:p>
      <text:p text:style-name="Standard">INFO: <text:s text:c="4"/>127.0.0.1:57451 - "OPTIONS /api/historical/BNBUSDT?interval=60&amp;days=90&amp;t=1763304590942 HTTP/1.1" 200 OK</text:p>
      <text:p text:style-name="Standard">[DOTUSDT] 📊 OPEN INTEREST: Recibido days=90, aplicando límite -&gt; days_to_fetch=90 (máx: 120) @ 60</text:p>
      <text:p text:style-name="Standard">[CACHE HIT] ✅ DOTUSDT 60 Open Interest desde cache (age: 95s)</text:p>
      <text:p text:style-name="Standard">INFO: <text:s text:c="4"/>127.0.0.1:50637 - "GET /api/open-interest/DOTUSDT?interval=60&amp;days=90 HTTP/1.1" 200 OK</text:p>
      <text:p text:style-name="Standard">INFO: <text:s text:c="4"/>127.0.0.1:58345 - "OPTIONS /api/historical/AVAXUSDT?interval=60&amp;days=90&amp;t=1763304590942 HTTP/1.1" 200 OK</text:p>
      <text:p text:style-name="Standard"><text:soft-page-break/>[BNBUSDT] 📊 OPEN INTEREST: Recibido days=90, aplicando límite -&gt; days_to_fetch=90 (máx: 120) @ 60</text:p>
      <text:p text:style-name="Standard">[CACHE HIT] ✅ BNBUSDT 60 Open Interest desde cache (age: 93s)</text:p>
      <text:p text:style-name="Standard">INFO: <text:s text:c="4"/>127.0.0.1:51085 - "GET /api/open-interest/BNBUSDT?interval=60&amp;days=90 HTTP/1.1" 200 OK</text:p>
      <text:p text:style-name="Standard">[PEOPLEUSDT] 📊 OPEN INTEREST: Recibido days=90, aplicando límite -&gt; days_to_fetch=90 (máx: 120) @ 60</text:p>
      <text:p text:style-name="Standard">[CACHE HIT] ✅ PEOPLEUSDT 60 Open Interest desde cache (age: 92s)</text:p>
      <text:p text:style-name="Standard">INFO: <text:s text:c="4"/>127.0.0.1:54179 - "GET /api/open-interest/PEOPLEUSDT?interval=60&amp;days=90 HTTP/1.1" 200 OK</text:p>
      <text:p text:style-name="Standard">INFO: <text:s text:c="4"/>127.0.0.1:57451 - "OPTIONS /api/historical/HBARUSDT?interval=60&amp;days=90&amp;t=1763304590944 HTTP/1.1" 200 OK</text:p>
      <text:p text:style-name="Standard">[HBARUSDT] 📊 OPEN INTEREST: Recibido days=90, aplicando límite -&gt; days_to_fetch=90 (máx: 120) @ 60</text:p>
      <text:p text:style-name="Standard">[CACHE HIT] ✅ HBARUSDT 60 Open Interest desde cache (age: 93s)</text:p>
      <text:p text:style-name="Standard">INFO: <text:s text:c="4"/>127.0.0.1:50637 - "GET /api/open-interest/HBARUSDT?interval=60&amp;days=90 HTTP/1.1" 200 OK</text:p>
      <text:p text:style-name="Standard">INFO: <text:s text:c="4"/>127.0.0.1:61601 - "OPTIONS /api/historical/PEOPLEUSDT?interval=60&amp;days=90&amp;t=1763304590943 HTTP/1.1" 200 OK</text:p>
      <text:p text:style-name="Standard">INFO: <text:s text:c="4"/>127.0.0.1:58345 - "OPTIONS /api/historical/ASTRUSDT?interval=60&amp;days=90&amp;t=1763304590945 HTTP/1.1" 200 OK</text:p>
      <text:p text:style-name="Standard">INFO: <text:s text:c="4"/>127.0.0.1:54179 - "OPTIONS /api/historical/MASKUSDT?interval=60&amp;days=90&amp;t=1763304590946 HTTP/1.1" 200 OK</text:p>
      <text:p text:style-name="Standard">[MASKUSDT] 📊 OPEN INTEREST: Recibido days=90, aplicando límite -&gt; days_to_fetch=90 (máx: 120) @ 60</text:p>
      <text:p text:style-name="Standard">[CACHE HIT] ✅ MASKUSDT 60 Open Interest desde cache (age: 92s)</text:p>
      <text:p text:style-name="Standard">INFO: <text:s text:c="4"/>127.0.0.1:57451 - "GET /api/open-interest/MASKUSDT?interval=60&amp;days=90 HTTP/1.1" 200 OK</text:p>
      <text:p text:style-name="Standard">[ASTRUSDT] 📊 OPEN INTEREST: Recibido days=90, aplicando límite -&gt; days_to_fetch=90 (máx: 120) @ 60</text:p>
      <text:p text:style-name="Standard">[CACHE HIT] ✅ ASTRUSDT 60 Open Interest desde cache (age: 92s)</text:p>
      <text:p text:style-name="Standard">INFO: <text:s text:c="4"/>127.0.0.1:51085 - "GET /api/open-interest/ASTRUSDT?interval=60&amp;days=90 HTTP/1.1" 200 OK</text:p>
      <text:p text:style-name="Standard">INFO: <text:s text:c="4"/>127.0.0.1:50637 - "OPTIONS /api/historical/TRBUSDT?interval=60&amp;days=90&amp;t=1763304590946 HTTP/1.1" 200 OK</text:p>
      <text:p text:style-name="Standard">[INJUSDT] 📊 OPEN INTEREST: Recibido days=90, aplicando límite -&gt; days_to_fetch=90 (máx: 120) @ 60</text:p>
      <text:p text:style-name="Standard">[CACHE HIT] ✅ INJUSDT 60 Open Interest desde cache (age: 89s)</text:p>
      <text:p text:style-name="Standard">INFO: <text:s text:c="4"/>127.0.0.1:54179 - "GET /api/open-interest/INJUSDT?interval=60&amp;days=90 HTTP/1.1" 200 OK</text:p>
      <text:p text:style-name="Standard">INFO: <text:s text:c="4"/>127.0.0.1:57451 - "OPTIONS /api/historical/ATOMUSDT?interval=60&amp;days=90&amp;t=1763304590948 HTTP/1.1" 200 OK</text:p>
      <text:p text:style-name="Standard">INFO: <text:s text:c="4"/>127.0.0.1:58345 - "OPTIONS /api/historical/INJUSDT?interval=60&amp;days=90&amp;t=1763304590947 HTTP/1.1" 200 OK</text:p>
      <text:p text:style-name="Standard">[TRBUSDT] 📊 OPEN INTEREST: Recibido days=90, aplicando límite -&gt; days_to_fetch=90 (máx: 120) @ 60</text:p>
      <text:p text:style-name="Standard">[CACHE HIT] ✅ TRBUSDT 60 Open Interest desde cache (age: 89s)</text:p>
      <text:p text:style-name="Standard">INFO: <text:s text:c="4"/>127.0.0.1:61601 - "GET /api/open-interest/TRBUSDT?interval=60&amp;days=90 HTTP/1.1" 200 OK</text:p>
      <text:p text:style-name="Standard">[GRTUSDT] 📊 OPEN INTEREST: Recibido days=90, aplicando límite -&gt; days_to_fetch=90 (máx: 120) @ 60</text:p>
      <text:p text:style-name="Standard">[CACHE HIT] ✅ GRTUSDT 60 Open Interest desde cache (age: 89s)</text:p>
      <text:p text:style-name="Standard"><text:soft-page-break/>INFO: <text:s text:c="4"/>127.0.0.1:54179 - "GET /api/open-interest/GRTUSDT?interval=60&amp;days=90 HTTP/1.1" 200 OK</text:p>
      <text:p text:style-name="Standard">INFO: <text:s text:c="4"/>127.0.0.1:57451 - "OPTIONS /api/historical/ALGOUSDT?interval=60&amp;days=90&amp;t=1763304590950 HTTP/1.1" 200 OK</text:p>
      <text:p text:style-name="Standard">INFO: <text:s text:c="4"/>127.0.0.1:50637 - "OPTIONS /api/historical/GRTUSDT?interval=60&amp;days=90&amp;t=1763304590949 HTTP/1.1" 200 OK</text:p>
      <text:p text:style-name="Standard">[ALGOUSDT] 📊 OPEN INTEREST: Recibido days=90, aplicando límite -&gt; days_to_fetch=90 (máx: 120) @ 60</text:p>
      <text:p text:style-name="Standard">[CACHE HIT] ✅ ALGOUSDT 60 Open Interest desde cache (age: 89s)</text:p>
      <text:p text:style-name="Standard">INFO: <text:s text:c="4"/>127.0.0.1:58345 - "GET /api/open-interest/ALGOUSDT?interval=60&amp;days=90 HTTP/1.1" 200 OK</text:p>
      <text:p text:style-name="Standard">[ATOMUSDT] 📊 OPEN INTEREST: Recibido days=90, aplicando límite -&gt; days_to_fetch=90 (máx: 120) @ 60</text:p>
      <text:p text:style-name="Standard">[CACHE HIT] ✅ ATOMUSDT 60 Open Interest desde cache (age: 89s)</text:p>
      <text:p text:style-name="Standard">INFO: <text:s text:c="4"/>127.0.0.1:51085 - "GET /api/open-interest/ATOMUSDT?interval=60&amp;days=90 HTTP/1.1" 200 OK</text:p>
      <text:p text:style-name="Standard">[ETHUSDT] 📊 HISTORICAL: Recibido days=90, aplicando límite -&gt; days_to_fetch=90 (máx: 120) @ 60</text:p>
      <text:p text:style-name="Standard">[TRXUSDT] 📊 HISTORICAL: Recibido days=90, aplicando límite -&gt; days_to_fetch=90 (máx: 120) @ 60</text:p>
      <text:p text:style-name="Standard">[XRPUSDT] 📊 HISTORICAL: Recibido days=90, aplicando límite -&gt; days_to_fetch=90 (máx: 120) @ 60</text:p>
      <text:p text:style-name="Standard">[BTCUSDT] 📊 HISTORICAL: Recibido days=90, aplicando límite -&gt; days_to_fetch=90 (máx: 120) @ 60</text:p>
      <text:p text:style-name="Standard">[SOLUSDT] 📊 HISTORICAL: Recibido days=90, aplicando límite -&gt; days_to_fetch=90 (máx: 120) @ 60</text:p>
      <text:p text:style-name="Standard">[AAVEUSDT] 📊 HISTORICAL: Recibido days=90, aplicando límite -&gt; days_to_fetch=90 (máx: 120) @ 60</text:p>
      <text:p text:style-name="Standard">INFO:httpx:HTTP Request: GET https://api.bybit.com/v5/market/kline?category=linear&amp;symbol=SOLUSDT&amp;interval=60&amp;start=1755528592701&amp;limit=1000 "HTTP/1.1 200 OK"</text:p>
      <text:p text:style-name="Standard">INFO:httpx:HTTP Request: GET https://api.bybit.com/v5/market/kline?category=linear&amp;symbol=ETHUSDT&amp;interval=60&amp;start=1755528591388&amp;limit=1000 "HTTP/1.1 200 OK"</text:p>
      <text:p text:style-name="Standard">INFO:httpx:HTTP Request: GET https://api.bybit.com/v5/market/kline?category=linear&amp;symbol=AAVEUSDT&amp;interval=60&amp;start=1755528593031&amp;limit=1000 "HTTP/1.1 200 OK"</text:p>
      <text:p text:style-name="Standard">INFO:httpx:HTTP Request: GET https://api.bybit.com/v5/market/kline?category=linear&amp;symbol=XRPUSDT&amp;interval=60&amp;start=1755528592045&amp;limit=1000 "HTTP/1.1 200 OK"</text:p>
      <text:p text:style-name="Standard">INFO:httpx:HTTP Request: GET https://api.bybit.com/v5/market/kline?category=linear&amp;symbol=TRXUSDT&amp;interval=60&amp;start=1755528591717&amp;limit=1000 "HTTP/1.1 200 OK"</text:p>
      <text:p text:style-name="Standard">INFO:httpx:HTTP Request: GET https://api.bybit.com/v5/market/kline?category=linear&amp;symbol=BTCUSDT&amp;interval=60&amp;start=1755528592372&amp;limit=1000 "HTTP/1.1 200 OK"</text:p>
      <text:p text:style-name="Standard">INFO:httpx:HTTP Request: GET https://api.bybit.com/v5/market/kline?category=linear&amp;symbol=BTCUSDT&amp;interval=60&amp;start=1759129200000&amp;limit=1000 "HTTP/1.1 200 OK"</text:p>
      <text:p text:style-name="Standard">INFO:httpx:HTTP Request: GET https://api.bybit.com/v5/market/kline?category=linear&amp;symbol=TRXUSDT&amp;interval=60&amp;start=1759129200000&amp;limit=1000 "HTTP/1.1 200 OK"</text:p>
      <text:p text:style-name="Standard"><text:soft-page-break/>INFO:httpx:HTTP Request: GET https://api.bybit.com/v5/market/kline?category=linear&amp;symbol=AAVEUSDT&amp;interval=60&amp;start=1759129200000&amp;limit=1000 "HTTP/1.1 200 OK"</text:p>
      <text:p text:style-name="Standard">INFO:httpx:HTTP Request: GET https://api.bybit.com/v5/market/kline?category=linear&amp;symbol=SOLUSDT&amp;interval=60&amp;start=1759129200000&amp;limit=1000 "HTTP/1.1 200 OK"</text:p>
      <text:p text:style-name="Standard">INFO:httpx:HTTP Request: GET https://api.bybit.com/v5/market/kline?category=linear&amp;symbol=ETHUSDT&amp;interval=60&amp;start=1759129200000&amp;limit=1000 "HTTP/1.1 200 OK"</text:p>
      <text:p text:style-name="Standard">INFO:httpx:HTTP Request: GET https://api.bybit.com/v5/market/kline?category=linear&amp;symbol=TRXUSDT&amp;interval=60&amp;start=1762729200000&amp;limit=160 "HTTP/1.1 200 OK"</text:p>
      <text:p text:style-name="Standard">[TRXUSDT] Historical: ✅ Devolviendo 2160 velas (esperadas: 2160)</text:p>
      <text:p text:style-name="Standard">INFO: <text:s text:c="4"/>127.0.0.1:57451 - "GET /api/historical/TRXUSDT?interval=60&amp;days=90&amp;t=1763304590921 HTTP/1.1" 200 OK</text:p>
      <text:p text:style-name="Standard">[GALAUSDT] 📊 HISTORICAL: Recibido days=90, aplicando límite -&gt; days_to_fetch=90 (máx: 120) @ 60</text:p>
      <text:p text:style-name="Standard">INFO:httpx:HTTP Request: GET https://api.bybit.com/v5/market/kline?category=linear&amp;symbol=ETHUSDT&amp;interval=60&amp;start=1762729200000&amp;limit=160 "HTTP/1.1 200 OK"</text:p>
      <text:p text:style-name="Standard">INFO:httpx:HTTP Request: GET https://api.bybit.com/v5/market/kline?category=linear&amp;symbol=AAVEUSDT&amp;interval=60&amp;start=1762729200000&amp;limit=160 "HTTP/1.1 200 OK"</text:p>
      <text:p text:style-name="Standard">INFO:httpx:HTTP Request: GET https://api.bybit.com/v5/market/kline?category=linear&amp;symbol=SOLUSDT&amp;interval=60&amp;start=1762729200000&amp;limit=160 "HTTP/1.1 200 OK"</text:p>
      <text:p text:style-name="Standard">INFO:httpx:HTTP Request: GET https://api.bybit.com/v5/market/kline?category=linear&amp;symbol=BTCUSDT&amp;interval=60&amp;start=1762729200000&amp;limit=160 "HTTP/1.1 200 OK"</text:p>
      <text:p text:style-name="Standard">[ETHUSDT] Historical: ✅ Devolviendo 2160 velas (esperadas: 2160)</text:p>
      <text:p text:style-name="Standard">INFO: <text:s text:c="4"/>127.0.0.1:54179 - "GET /api/historical/ETHUSDT?interval=60&amp;days=90&amp;t=1763304590921 HTTP/1.1" 200 OK</text:p>
      <text:p text:style-name="Standard">[AAVEUSDT] Historical: ✅ Devolviendo 2160 velas (esperadas: 2160)</text:p>
      <text:p text:style-name="Standard">INFO: <text:s text:c="4"/>127.0.0.1:51085 - "GET /api/historical/AAVEUSDT?interval=60&amp;days=90&amp;t=1763304590927 HTTP/1.1" 200 OK</text:p>
      <text:p text:style-name="Standard">[SOLUSDT] Historical: ✅ Devolviendo 2160 velas (esperadas: 2160)</text:p>
      <text:p text:style-name="Standard">INFO: <text:s text:c="4"/>127.0.0.1:58345 - "GET /api/historical/SOLUSDT?interval=60&amp;days=90&amp;t=1763304590925 HTTP/1.1" 200 OK</text:p>
      <text:p text:style-name="Standard">[BTCUSDT] Historical: ✅ Devolviendo 2160 velas (esperadas: 2160)</text:p>
      <text:p text:style-name="Standard">INFO: <text:s text:c="4"/>127.0.0.1:61601 - "GET /api/historical/BTCUSDT?interval=60&amp;days=90&amp;t=1763304590920 HTTP/1.1" 200 OK</text:p>
      <text:p text:style-name="Standard">[OPUSDT] 📊 HISTORICAL: Recibido days=90, aplicando límite -&gt; days_to_fetch=90 (máx: 120) @ 60</text:p>
      <text:p text:style-name="Standard">INFO:httpx:HTTP Request: GET https://api.bybit.com/v5/market/kline?category=linear&amp;symbol=XRPUSDT&amp;interval=60&amp;start=1759129200000&amp;limit=1000 "HTTP/1.1 200 OK"</text:p>
      <text:p text:style-name="Standard">[ADAUSDT] 📊 HISTORICAL: Recibido days=90, aplicando límite -&gt; days_to_fetch=90 (máx: 120) @ 60</text:p>
      <text:p text:style-name="Standard">[SUIUSDT] 📊 HISTORICAL: Recibido days=90, aplicando límite -&gt; days_to_fetch=90 (máx: 120) @ 60</text:p>
      <text:p text:style-name="Standard">[POLUSDT] 📊 HISTORICAL: Recibido days=90, aplicando límite -&gt; days_to_fetch=90 (máx: 120) @ 60</text:p>
      <text:p text:style-name="Standard"><text:soft-page-break/>INFO:httpx:HTTP Request: GET https://api.bybit.com/v5/market/kline?category=linear&amp;symbol=GALAUSDT&amp;interval=60&amp;start=1755528595003&amp;limit=1000 "HTTP/1.1 200 OK"</text:p>
      <text:p text:style-name="Standard">INFO:httpx:HTTP Request: GET https://api.bybit.com/v5/market/kline?category=linear&amp;symbol=ADAUSDT&amp;interval=60&amp;start=1755528595863&amp;limit=1000 "HTTP/1.1 200 OK"</text:p>
      <text:p text:style-name="Standard">INFO:httpx:HTTP Request: GET https://api.bybit.com/v5/market/kline?category=linear&amp;symbol=SUIUSDT&amp;interval=60&amp;start=1755528596191&amp;limit=1000 "HTTP/1.1 200 OK"</text:p>
      <text:p text:style-name="Standard">INFO:httpx:HTTP Request: GET https://api.bybit.com/v5/market/kline?category=linear&amp;symbol=OPUSDT&amp;interval=60&amp;start=1755528595525&amp;limit=1000 "HTTP/1.1 200 OK"</text:p>
      <text:p text:style-name="Standard">INFO:httpx:HTTP Request: GET https://api.bybit.com/v5/market/kline?category=linear&amp;symbol=POLUSDT&amp;interval=60&amp;start=1755528596519&amp;limit=1000 "HTTP/1.1 200 OK"</text:p>
      <text:p text:style-name="Standard">INFO:httpx:HTTP Request: GET https://api.bybit.com/v5/market/kline?category=linear&amp;symbol=XRPUSDT&amp;interval=60&amp;start=1762729200000&amp;limit=160 "HTTP/1.1 200 OK"</text:p>
      <text:p text:style-name="Standard">[XRPUSDT] Historical: ✅ Devolviendo 2160 velas (esperadas: 2160)</text:p>
      <text:p text:style-name="Standard">INFO: <text:s text:c="4"/>127.0.0.1:50637 - "GET /api/historical/XRPUSDT?interval=60&amp;days=90&amp;t=1763304590923 HTTP/1.1" 200 OK</text:p>
      <text:p text:style-name="Standard">[POLYXUSDT] 📊 HISTORICAL: Recibido days=90, aplicando límite -&gt; days_to_fetch=90 (máx: 120) @ 60</text:p>
      <text:p text:style-name="Standard">INFO:httpx:HTTP Request: GET https://api.bybit.com/v5/market/kline?category=linear&amp;symbol=GALAUSDT&amp;interval=60&amp;start=1759129200000&amp;limit=1000 "HTTP/1.1 200 OK"</text:p>
      <text:p text:style-name="Standard">INFO:httpx:HTTP Request: GET https://api.bybit.com/v5/market/kline?category=linear&amp;symbol=OPUSDT&amp;interval=60&amp;start=1759129200000&amp;limit=1000 "HTTP/1.1 200 OK"</text:p>
      <text:p text:style-name="Standard">INFO:httpx:HTTP Request: GET https://api.bybit.com/v5/market/kline?category=linear&amp;symbol=POLUSDT&amp;interval=60&amp;start=1759129200000&amp;limit=1000 "HTTP/1.1 200 OK"</text:p>
      <text:p text:style-name="Standard">INFO:httpx:HTTP Request: GET https://api.bybit.com/v5/market/kline?category=linear&amp;symbol=ADAUSDT&amp;interval=60&amp;start=1759129200000&amp;limit=1000 "HTTP/1.1 200 OK"</text:p>
      <text:p text:style-name="Standard">INFO:httpx:HTTP Request: GET https://api.bybit.com/v5/market/kline?category=linear&amp;symbol=POLYXUSDT&amp;interval=60&amp;start=1755528597420&amp;limit=1000 "HTTP/1.1 200 OK"</text:p>
      <text:p text:style-name="Standard">INFO:httpx:HTTP Request: GET https://api.bybit.com/v5/market/kline?category=linear&amp;symbol=POLUSDT&amp;interval=60&amp;start=1762729200000&amp;limit=160 "HTTP/1.1 200 OK"</text:p>
      <text:p text:style-name="Standard">[POLUSDT] Historical: ✅ Devolviendo 2160 velas (esperadas: 2160)</text:p>
      <text:p text:style-name="Standard">INFO: <text:s text:c="4"/>127.0.0.1:61601 - "GET /api/historical/POLUSDT?interval=60&amp;days=90&amp;t=1763304590933 HTTP/1.1" 200 OK</text:p>
      <text:p text:style-name="Standard">INFO:httpx:HTTP Request: GET https://api.bybit.com/v5/market/kline?category=linear&amp;symbol=ADAUSDT&amp;interval=60&amp;start=1762729200000&amp;limit=160 "HTTP/1.1 200 OK"</text:p>
      <text:p text:style-name="Standard">INFO:httpx:HTTP Request: GET https://api.bybit.com/v5/market/kline?category=linear&amp;symbol=OPUSDT&amp;interval=60&amp;start=1762729200000&amp;limit=160 "HTTP/1.1 200 OK"</text:p>
      <text:p text:style-name="Standard">[ADAUSDT] Historical: ✅ Devolviendo 2160 velas (esperadas: 2160)</text:p>
      <text:p text:style-name="Standard"><text:soft-page-break/>INFO: <text:s text:c="4"/>127.0.0.1:58345 - "GET /api/historical/ADAUSDT?interval=60&amp;days=90&amp;t=1763304590931 HTTP/1.1" 200 OK</text:p>
      <text:p text:style-name="Standard">[OPUSDT] Historical: ✅ Devolviendo 2160 velas (esperadas: 2160)</text:p>
      <text:p text:style-name="Standard">INFO: <text:s text:c="4"/>127.0.0.1:54179 - "GET /api/historical/OPUSDT?interval=60&amp;days=90&amp;t=1763304590929 HTTP/1.1" 200 OK</text:p>
      <text:p text:style-name="Standard">[CAKEUSDT] 📊 HISTORICAL: Recibido days=90, aplicando límite -&gt; days_to_fetch=90 (máx: 120) @ 60</text:p>
      <text:p text:style-name="Standard">[TONUSDT] 📊 HISTORICAL: Recibido days=90, aplicando límite -&gt; days_to_fetch=90 (máx: 120) @ 60</text:p>
      <text:p text:style-name="Standard">[PENDLEUSDT] 📊 HISTORICAL: Recibido days=90, aplicando límite -&gt; days_to_fetch=90 (máx: 120) @ 60</text:p>
      <text:p text:style-name="Standard">INFO:httpx:HTTP Request: GET https://api.bybit.com/v5/market/kline?category=linear&amp;symbol=GALAUSDT&amp;interval=60&amp;start=1762729200000&amp;limit=160 "HTTP/1.1 200 OK"</text:p>
      <text:p text:style-name="Standard">[GALAUSDT] Historical: ✅ Devolviendo 2160 velas (esperadas: 2160)</text:p>
      <text:p text:style-name="Standard">INFO: <text:s text:c="4"/>127.0.0.1:57451 - "GET /api/historical/GALAUSDT?interval=60&amp;days=90&amp;t=1763304590928 HTTP/1.1" 200 OK</text:p>
      <text:p text:style-name="Standard">INFO:httpx:HTTP Request: GET https://api.bybit.com/v5/market/kline?category=linear&amp;symbol=SUIUSDT&amp;interval=60&amp;start=1759129200000&amp;limit=1000 "HTTP/1.1 200 OK"</text:p>
      <text:p text:style-name="Standard">[UNIUSDT] 📊 HISTORICAL: Recibido days=90, aplicando límite -&gt; days_to_fetch=90 (máx: 120) @ 60</text:p>
      <text:p text:style-name="Standard">INFO:httpx:HTTP Request: GET https://api.bybit.com/v5/market/kline?category=linear&amp;symbol=POLYXUSDT&amp;interval=60&amp;start=1759129200000&amp;limit=1000 "HTTP/1.1 200 OK"</text:p>
      <text:p text:style-name="Standard">INFO:httpx:HTTP Request: GET https://api.bybit.com/v5/market/kline?category=linear&amp;symbol=CAKEUSDT&amp;interval=60&amp;start=1755528598479&amp;limit=1000 "HTTP/1.1 200 OK"</text:p>
      <text:p text:style-name="Standard">INFO:httpx:HTTP Request: GET https://api.bybit.com/v5/market/kline?category=linear&amp;symbol=TONUSDT&amp;interval=60&amp;start=1755528598807&amp;limit=1000 "HTTP/1.1 200 OK"</text:p>
      <text:p text:style-name="Standard">INFO:httpx:HTTP Request: GET https://api.bybit.com/v5/market/kline?category=linear&amp;symbol=PENDLEUSDT&amp;interval=60&amp;start=1755528599135&amp;limit=1000 "HTTP/1.1 200 OK"</text:p>
      <text:p text:style-name="Standard">INFO:httpx:HTTP Request: GET https://api.bybit.com/v5/market/kline?category=linear&amp;symbol=UNIUSDT&amp;interval=60&amp;start=1755528599517&amp;limit=1000 "HTTP/1.1 200 OK"</text:p>
      <text:p text:style-name="Standard">INFO:httpx:HTTP Request: GET https://api.bybit.com/v5/market/kline?category=linear&amp;symbol=POLYXUSDT&amp;interval=60&amp;start=1762729200000&amp;limit=160 "HTTP/1.1 200 OK"</text:p>
      <text:p text:style-name="Standard">[POLYXUSDT] Historical: ✅ Devolviendo 2160 velas (esperadas: 2160)</text:p>
      <text:p text:style-name="Standard">INFO: <text:s text:c="4"/>127.0.0.1:50637 - "GET /api/historical/POLYXUSDT?interval=60&amp;days=90&amp;t=1763304590934 HTTP/1.1" 200 OK</text:p>
      <text:p text:style-name="Standard">[DOTUSDT] 📊 HISTORICAL: Recibido days=90, aplicando límite -&gt; days_to_fetch=90 (máx: 120) @ 60</text:p>
      <text:p text:style-name="Standard">INFO:httpx:HTTP Request: GET https://api.bybit.com/v5/market/kline?category=linear&amp;symbol=CAKEUSDT&amp;interval=60&amp;start=1759129200000&amp;limit=1000 "HTTP/1.1 200 OK"</text:p>
      <text:p text:style-name="Standard">INFO:httpx:HTTP Request: GET https://api.bybit.com/v5/market/kline?category=linear&amp;symbol=UNIUSDT&amp;interval=60&amp;start=1759129200000&amp;limit=1000 "HTTP/1.1 200 OK"</text:p>
      <text:p text:style-name="Standard"><text:soft-page-break/>INFO:httpx:HTTP Request: GET https://api.bybit.com/v5/market/kline?category=linear&amp;symbol=SUIUSDT&amp;interval=60&amp;start=1762729200000&amp;limit=160 "HTTP/1.1 200 OK"</text:p>
      <text:p text:style-name="Standard">[SUIUSDT] Historical: ✅ Devolviendo 2160 velas (esperadas: 2160)</text:p>
      <text:p text:style-name="Standard">INFO: <text:s text:c="4"/>127.0.0.1:51085 - "GET /api/historical/SUIUSDT?interval=60&amp;days=90&amp;t=1763304590932 HTTP/1.1" 200 OK</text:p>
      <text:p text:style-name="Standard">[ARBUSDT] 📊 HISTORICAL: Recibido days=90, aplicando límite -&gt; days_to_fetch=90 (máx: 120) @ 60</text:p>
      <text:p text:style-name="Standard">INFO:httpx:HTTP Request: GET https://api.bybit.com/v5/market/kline?category=linear&amp;symbol=DOTUSDT&amp;interval=60&amp;start=1755528600539&amp;limit=1000 "HTTP/1.1 200 OK"</text:p>
      <text:p text:style-name="Standard">INFO:httpx:HTTP Request: GET https://api.bybit.com/v5/market/kline?category=linear&amp;symbol=PENDLEUSDT&amp;interval=60&amp;start=1759129200000&amp;limit=1000 "HTTP/1.1 200 OK"</text:p>
      <text:p text:style-name="Standard">INFO:httpx:HTTP Request: GET https://api.bybit.com/v5/market/kline?category=linear&amp;symbol=CAKEUSDT&amp;interval=60&amp;start=1762729200000&amp;limit=160 "HTTP/1.1 200 OK"</text:p>
      <text:p text:style-name="Standard">[CAKEUSDT] Historical: ✅ Devolviendo 2160 velas (esperadas: 2160)</text:p>
      <text:p text:style-name="Standard">INFO: <text:s text:c="4"/>127.0.0.1:61601 - "GET /api/historical/CAKEUSDT?interval=60&amp;days=90&amp;t=1763304590935 HTTP/1.1" 200 OK</text:p>
      <text:p text:style-name="Standard">[BNBUSDT] 📊 HISTORICAL: Recibido days=90, aplicando límite -&gt; days_to_fetch=90 (máx: 120) @ 60</text:p>
      <text:p text:style-name="Standard">INFO:httpx:HTTP Request: GET https://api.bybit.com/v5/market/kline?category=linear&amp;symbol=UNIUSDT&amp;interval=60&amp;start=1762729200000&amp;limit=160 "HTTP/1.1 200 OK"</text:p>
      <text:p text:style-name="Standard">[UNIUSDT] Historical: ✅ Devolviendo 2160 velas (esperadas: 2160)</text:p>
      <text:p text:style-name="Standard">INFO: <text:s text:c="4"/>127.0.0.1:57451 - "GET /api/historical/UNIUSDT?interval=60&amp;days=90&amp;t=1763304590938 HTTP/1.1" 200 OK</text:p>
      <text:p text:style-name="Standard">[AVAXUSDT] 📊 HISTORICAL: Recibido days=90, aplicando límite -&gt; days_to_fetch=90 (máx: 120) @ 60</text:p>
      <text:p text:style-name="Standard">INFO:httpx:HTTP Request: GET https://api.bybit.com/v5/market/kline?category=linear&amp;symbol=DOTUSDT&amp;interval=60&amp;start=1759129200000&amp;limit=1000 "HTTP/1.1 200 OK"</text:p>
      <text:p text:style-name="Standard">INFO:httpx:HTTP Request: GET https://api.bybit.com/v5/market/kline?category=linear&amp;symbol=ARBUSDT&amp;interval=60&amp;start=1755528601105&amp;limit=1000 "HTTP/1.1 200 OK"</text:p>
      <text:p text:style-name="Standard">INFO:httpx:HTTP Request: GET https://api.bybit.com/v5/market/kline?category=linear&amp;symbol=TONUSDT&amp;interval=60&amp;start=1759129200000&amp;limit=1000 "HTTP/1.1 200 OK"</text:p>
      <text:p text:style-name="Standard">INFO:httpx:HTTP Request: GET https://api.bybit.com/v5/market/kline?category=linear&amp;symbol=PENDLEUSDT&amp;interval=60&amp;start=1762729200000&amp;limit=160 "HTTP/1.1 200 OK"</text:p>
      <text:p text:style-name="Standard">[PENDLEUSDT] Historical: ✅ Devolviendo 2160 velas (esperadas: 2160)</text:p>
      <text:p text:style-name="Standard">INFO: <text:s text:c="4"/>127.0.0.1:58345 - "GET /api/historical/PENDLEUSDT?interval=60&amp;days=90&amp;t=1763304590936 HTTP/1.1" 200 OK</text:p>
      <text:p text:style-name="Standard">INFO:httpx:HTTP Request: GET https://api.bybit.com/v5/market/kline?category=linear&amp;symbol=BNBUSDT&amp;interval=60&amp;start=1755528601487&amp;limit=1000 "HTTP/1.1 200 OK"</text:p>
      <text:p text:style-name="Standard">[HBARUSDT] 📊 HISTORICAL: Recibido days=90, aplicando límite -&gt; days_to_fetch=90 (máx: 120) @ 60</text:p>
      <text:p text:style-name="Standard"><text:soft-page-break/>INFO:httpx:HTTP Request: GET https://api.bybit.com/v5/market/kline?category=linear&amp;symbol=TONUSDT&amp;interval=60&amp;start=1762729200000&amp;limit=160 "HTTP/1.1 200 OK"</text:p>
      <text:p text:style-name="Standard">INFO:httpx:HTTP Request: GET https://api.bybit.com/v5/market/kline?category=linear&amp;symbol=DOTUSDT&amp;interval=60&amp;start=1762729200000&amp;limit=160 "HTTP/1.1 200 OK"</text:p>
      <text:p text:style-name="Standard">INFO:httpx:HTTP Request: GET https://api.bybit.com/v5/market/kline?category=linear&amp;symbol=ARBUSDT&amp;interval=60&amp;start=1759129200000&amp;limit=1000 "HTTP/1.1 200 OK"</text:p>
      <text:p text:style-name="Standard">[TONUSDT] Historical: ✅ Devolviendo 2160 velas (esperadas: 2160)</text:p>
      <text:p text:style-name="Standard">INFO: <text:s text:c="4"/>127.0.0.1:54179 - "GET /api/historical/TONUSDT?interval=60&amp;days=90&amp;t=1763304590937 HTTP/1.1" 200 OK</text:p>
      <text:p text:style-name="Standard">[DOTUSDT] Historical: ✅ Devolviendo 2160 velas (esperadas: 2160)</text:p>
      <text:p text:style-name="Standard">INFO: <text:s text:c="4"/>127.0.0.1:50637 - "GET /api/historical/DOTUSDT?interval=60&amp;days=90&amp;t=1763304590941 HTTP/1.1" 200 OK</text:p>
      <text:p text:style-name="Standard">[PEOPLEUSDT] 📊 HISTORICAL: Recibido days=90, aplicando límite -&gt; days_to_fetch=90 (máx: 120) @ 60</text:p>
      <text:p text:style-name="Standard">INFO:httpx:HTTP Request: GET https://api.bybit.com/v5/market/kline?category=linear&amp;symbol=AVAXUSDT&amp;interval=60&amp;start=1755528601870&amp;limit=1000 "HTTP/1.1 200 OK"</text:p>
      <text:p text:style-name="Standard">[ASTRUSDT] 📊 HISTORICAL: Recibido days=90, aplicando límite -&gt; days_to_fetch=90 (máx: 120) @ 60</text:p>
      <text:p text:style-name="Standard">INFO:httpx:HTTP Request: GET https://api.bybit.com/v5/market/kline?category=linear&amp;symbol=BNBUSDT&amp;interval=60&amp;start=1759129200000&amp;limit=1000 "HTTP/1.1 200 OK"</text:p>
      <text:p text:style-name="Standard">INFO:httpx:HTTP Request: GET https://api.bybit.com/v5/market/kline?category=linear&amp;symbol=ARBUSDT&amp;interval=60&amp;start=1762729200000&amp;limit=160 "HTTP/1.1 200 OK"</text:p>
      <text:p text:style-name="Standard">[ARBUSDT] Historical: ✅ Devolviendo 2160 velas (esperadas: 2160)</text:p>
      <text:p text:style-name="Standard">INFO: <text:s text:c="4"/>127.0.0.1:51085 - "GET /api/historical/ARBUSDT?interval=60&amp;days=90&amp;t=1763304590940 HTTP/1.1" 200 OK</text:p>
      <text:p text:style-name="Standard">INFO:httpx:HTTP Request: GET https://api.bybit.com/v5/market/kline?category=linear&amp;symbol=HBARUSDT&amp;interval=60&amp;start=1755528602656&amp;limit=1000 "HTTP/1.1 200 OK"</text:p>
      <text:p text:style-name="Standard">[MASKUSDT] 📊 HISTORICAL: Recibido days=90, aplicando límite -&gt; days_to_fetch=90 (máx: 120) @ 60</text:p>
      <text:p text:style-name="Standard">INFO:httpx:HTTP Request: GET https://api.bybit.com/v5/market/kline?category=linear&amp;symbol=ASTRUSDT&amp;interval=60&amp;start=1755528603456&amp;limit=1000 "HTTP/1.1 200 OK"</text:p>
      <text:p text:style-name="Standard">INFO:httpx:HTTP Request: GET https://api.bybit.com/v5/market/kline?category=linear&amp;symbol=AVAXUSDT&amp;interval=60&amp;start=1759129200000&amp;limit=1000 "HTTP/1.1 200 OK"</text:p>
      <text:p text:style-name="Standard">INFO:httpx:HTTP Request: GET https://api.bybit.com/v5/market/kline?category=linear&amp;symbol=BNBUSDT&amp;interval=60&amp;start=1762729200000&amp;limit=160 "HTTP/1.1 200 OK"</text:p>
      <text:p text:style-name="Standard">INFO:httpx:HTTP Request: GET https://api.bybit.com/v5/market/kline?category=linear&amp;symbol=PEOPLEUSDT&amp;interval=60&amp;start=1755528603122&amp;limit=1000 "HTTP/1.1 200 OK"</text:p>
      <text:p text:style-name="Standard">[BNBUSDT] Historical: ✅ Devolviendo 2160 velas (esperadas: 2160)</text:p>
      <text:p text:style-name="Standard">INFO: <text:s text:c="4"/>127.0.0.1:61601 - "GET /api/historical/BNBUSDT?interval=60&amp;days=90&amp;t=1763304590942 HTTP/1.1" 200 OK</text:p>
      <text:p text:style-name="Standard"><text:soft-page-break/>[TRBUSDT] 📊 HISTORICAL: Recibido days=90, aplicando límite -&gt; days_to_fetch=90 (máx: 120) @ 60</text:p>
      <text:p text:style-name="Standard">INFO:httpx:HTTP Request: GET https://api.bybit.com/v5/market/kline?category=linear&amp;symbol=HBARUSDT&amp;interval=60&amp;start=1759129200000&amp;limit=1000 "HTTP/1.1 200 OK"</text:p>
      <text:p text:style-name="Standard">INFO:httpx:HTTP Request: GET https://api.bybit.com/v5/market/kline?category=linear&amp;symbol=AVAXUSDT&amp;interval=60&amp;start=1762729200000&amp;limit=160 "HTTP/1.1 200 OK"</text:p>
      <text:p text:style-name="Standard">[AVAXUSDT] Historical: ✅ Devolviendo 2160 velas (esperadas: 2160)</text:p>
      <text:p text:style-name="Standard">INFO: <text:s text:c="4"/>127.0.0.1:57451 - "GET /api/historical/AVAXUSDT?interval=60&amp;days=90&amp;t=1763304590942 HTTP/1.1" 200 OK</text:p>
      <text:p text:style-name="Standard">INFO:httpx:HTTP Request: GET https://api.bybit.com/v5/market/kline?category=linear&amp;symbol=PEOPLEUSDT&amp;interval=60&amp;start=1759129200000&amp;limit=1000 "HTTP/1.1 200 OK"</text:p>
      <text:p text:style-name="Standard">[ATOMUSDT] 📊 HISTORICAL: Recibido days=90, aplicando límite -&gt; days_to_fetch=90 (máx: 120) @ 60</text:p>
      <text:p text:style-name="Standard">INFO:httpx:HTTP Request: GET https://api.bybit.com/v5/market/kline?category=linear&amp;symbol=ASTRUSDT&amp;interval=60&amp;start=1759129200000&amp;limit=1000 "HTTP/1.1 200 OK"</text:p>
      <text:p text:style-name="Standard">INFO:httpx:HTTP Request: GET https://api.bybit.com/v5/market/kline?category=linear&amp;symbol=HBARUSDT&amp;interval=60&amp;start=1762729200000&amp;limit=160 "HTTP/1.1 200 OK"</text:p>
      <text:p text:style-name="Standard">INFO:httpx:HTTP Request: GET https://api.bybit.com/v5/market/kline?category=linear&amp;symbol=MASKUSDT&amp;interval=60&amp;start=1755528604237&amp;limit=1000 "HTTP/1.1 200 OK"</text:p>
      <text:p text:style-name="Standard">INFO:httpx:HTTP Request: GET https://api.bybit.com/v5/market/kline?category=linear&amp;symbol=TRBUSDT&amp;interval=60&amp;start=1755528604622&amp;limit=1000 "HTTP/1.1 200 OK"</text:p>
      <text:p text:style-name="Standard">[HBARUSDT] Historical: ✅ Devolviendo 2160 velas (esperadas: 2160)</text:p>
      <text:p text:style-name="Standard">INFO: <text:s text:c="4"/>127.0.0.1:58345 - "GET /api/historical/HBARUSDT?interval=60&amp;days=90&amp;t=1763304590944 HTTP/1.1" 200 OK</text:p>
      <text:p text:style-name="Standard">[INJUSDT] 📊 HISTORICAL: Recibido days=90, aplicando límite -&gt; days_to_fetch=90 (máx: 120) @ 60</text:p>
      <text:p text:style-name="Standard">INFO:httpx:HTTP Request: GET https://api.bybit.com/v5/market/kline?category=linear&amp;symbol=PEOPLEUSDT&amp;interval=60&amp;start=1762729200000&amp;limit=160 "HTTP/1.1 200 OK"</text:p>
      <text:p text:style-name="Standard">[PEOPLEUSDT] Historical: ✅ Devolviendo 2160 velas (esperadas: 2160)</text:p>
      <text:p text:style-name="Standard">INFO: <text:s text:c="4"/>127.0.0.1:54179 - "GET /api/historical/PEOPLEUSDT?interval=60&amp;days=90&amp;t=1763304590943 HTTP/1.1" 200 OK</text:p>
      <text:p text:style-name="Standard">[ALGOUSDT] 📊 HISTORICAL: Recibido days=90, aplicando límite -&gt; days_to_fetch=90 (máx: 120) @ 60</text:p>
      <text:p text:style-name="Standard">INFO:httpx:HTTP Request: GET https://api.bybit.com/v5/market/kline?category=linear&amp;symbol=ATOMUSDT&amp;interval=60&amp;start=1755528605397&amp;limit=1000 "HTTP/1.1 200 OK"</text:p>
      <text:p text:style-name="Standard">INFO:httpx:HTTP Request: GET https://api.bybit.com/v5/market/kline?category=linear&amp;symbol=MASKUSDT&amp;interval=60&amp;start=1759129200000&amp;limit=1000 "HTTP/1.1 200 OK"</text:p>
      <text:p text:style-name="Standard">INFO:httpx:HTTP Request: GET https://api.bybit.com/v5/market/kline?category=linear&amp;symbol=INJUSDT&amp;interval=60&amp;start=1755528605784&amp;limit=1000 "HTTP/1.1 200 OK"</text:p>
      <text:p text:style-name="Standard"><text:soft-page-break/>INFO:httpx:HTTP Request: GET https://api.bybit.com/v5/market/kline?category=linear&amp;symbol=TRBUSDT&amp;interval=60&amp;start=1759129200000&amp;limit=1000 "HTTP/1.1 200 OK"</text:p>
      <text:p text:style-name="Standard">INFO:httpx:HTTP Request: GET https://api.bybit.com/v5/market/kline?category=linear&amp;symbol=ASTRUSDT&amp;interval=60&amp;start=1762729200000&amp;limit=160 "HTTP/1.1 200 OK"</text:p>
      <text:p text:style-name="Standard">[ASTRUSDT] Historical: ✅ Devolviendo 2160 velas (esperadas: 2160)</text:p>
      <text:p text:style-name="Standard">INFO: <text:s text:c="4"/>127.0.0.1:50637 - "GET /api/historical/ASTRUSDT?interval=60&amp;days=90&amp;t=1763304590945 HTTP/1.1" 200 OK</text:p>
      <text:p text:style-name="Standard">[GRTUSDT] 📊 HISTORICAL: Recibido days=90, aplicando límite -&gt; days_to_fetch=90 (máx: 120) @ 60</text:p>
      <text:p text:style-name="Standard">INFO:httpx:HTTP Request: GET https://api.bybit.com/v5/market/kline?category=linear&amp;symbol=ALGOUSDT&amp;interval=60&amp;start=1755528606238&amp;limit=1000 "HTTP/1.1 200 OK"</text:p>
      <text:p text:style-name="Standard">INFO:httpx:HTTP Request: GET https://api.bybit.com/v5/market/kline?category=linear&amp;symbol=ATOMUSDT&amp;interval=60&amp;start=1759129200000&amp;limit=1000 "HTTP/1.1 200 OK"</text:p>
      <text:p text:style-name="Standard">INFO:httpx:HTTP Request: GET https://api.bybit.com/v5/market/kline?category=linear&amp;symbol=MASKUSDT&amp;interval=60&amp;start=1762729200000&amp;limit=160 "HTTP/1.1 200 OK"</text:p>
      <text:p text:style-name="Standard">[MASKUSDT] Historical: ✅ Devolviendo 2160 velas (esperadas: 2160)</text:p>
      <text:p text:style-name="Standard">INFO: <text:s text:c="4"/>127.0.0.1:51085 - "GET /api/historical/MASKUSDT?interval=60&amp;days=90&amp;t=1763304590946 HTTP/1.1" 200 OK</text:p>
      <text:p text:style-name="Standard">INFO:httpx:HTTP Request: GET https://api.bybit.com/v5/market/kline?category=linear&amp;symbol=TRBUSDT&amp;interval=60&amp;start=1762729200000&amp;limit=160 "HTTP/1.1 200 OK"</text:p>
      <text:p text:style-name="Standard">INFO:httpx:HTTP Request: GET https://api.bybit.com/v5/market/kline?category=linear&amp;symbol=INJUSDT&amp;interval=60&amp;start=1759129200000&amp;limit=1000 "HTTP/1.1 200 OK"</text:p>
      <text:p text:style-name="Standard">[TRBUSDT] Historical: ✅ Devolviendo 2160 velas (esperadas: 2160)</text:p>
      <text:p text:style-name="Standard">INFO: <text:s text:c="4"/>127.0.0.1:61601 - "GET /api/historical/TRBUSDT?interval=60&amp;days=90&amp;t=1763304590946 HTTP/1.1" 200 OK</text:p>
      <text:p text:style-name="Standard">INFO:httpx:HTTP Request: GET https://api.bybit.com/v5/market/kline?category=linear&amp;symbol=ATOMUSDT&amp;interval=60&amp;start=1762729200000&amp;limit=160 "HTTP/1.1 200 OK"</text:p>
      <text:p text:style-name="Standard">[ATOMUSDT] Historical: ✅ Devolviendo 2160 velas (esperadas: 2160)</text:p>
      <text:p text:style-name="Standard">INFO: <text:s text:c="4"/>127.0.0.1:57451 - "GET /api/historical/ATOMUSDT?interval=60&amp;days=90&amp;t=1763304590948 HTTP/1.1" 200 OK</text:p>
      <text:p text:style-name="Standard">INFO:httpx:HTTP Request: GET https://api.bybit.com/v5/market/kline?category=linear&amp;symbol=GRTUSDT&amp;interval=60&amp;start=1755528607015&amp;limit=1000 "HTTP/1.1 200 OK"</text:p>
      <text:p text:style-name="Standard">INFO:httpx:HTTP Request: GET https://api.bybit.com/v5/market/kline?category=linear&amp;symbol=ALGOUSDT&amp;interval=60&amp;start=1759129200000&amp;limit=1000 "HTTP/1.1 200 OK"</text:p>
      <text:p text:style-name="Standard">INFO:httpx:HTTP Request: GET https://api.bybit.com/v5/market/kline?category=linear&amp;symbol=INJUSDT&amp;interval=60&amp;start=1762729200000&amp;limit=160 "HTTP/1.1 200 OK"</text:p>
      <text:p text:style-name="Standard">[INJUSDT] Historical: ✅ Devolviendo 2160 velas (esperadas: 2160)</text:p>
      <text:p text:style-name="Standard">INFO: <text:s text:c="4"/>127.0.0.1:58345 - "GET /api/historical/INJUSDT?interval=60&amp;days=90&amp;t=1763304590947 HTTP/1.1" 200 OK</text:p>
      <text:p text:style-name="Standard"><text:soft-page-break/>INFO:httpx:HTTP Request: GET https://api.bybit.com/v5/market/kline?category=linear&amp;symbol=GRTUSDT&amp;interval=60&amp;start=1759129200000&amp;limit=1000 "HTTP/1.1 200 OK"</text:p>
      <text:p text:style-name="Standard">INFO:httpx:HTTP Request: GET https://api.bybit.com/v5/market/kline?category=linear&amp;symbol=ALGOUSDT&amp;interval=60&amp;start=1762729200000&amp;limit=160 "HTTP/1.1 200 OK"</text:p>
      <text:p text:style-name="Standard">[ALGOUSDT] Historical: ✅ Devolviendo 2160 velas (esperadas: 2160)</text:p>
      <text:p text:style-name="Standard">INFO: <text:s text:c="4"/>127.0.0.1:54179 - "GET /api/historical/ALGOUSDT?interval=60&amp;days=90&amp;t=1763304590950 HTTP/1.1" 200 OK</text:p>
      <text:p text:style-name="Standard">INFO:httpx:HTTP Request: GET https://api.bybit.com/v5/market/kline?category=linear&amp;symbol=GRTUSDT&amp;interval=60&amp;start=1762729200000&amp;limit=160 "HTTP/1.1 200 OK"</text:p>
      <text:p text:style-name="Standard">[GRTUSDT] Historical: ✅ Devolviendo 2160 velas (esperadas: 2160)</text:p>
      <text:p text:style-name="Standard">INFO: <text:s text:c="4"/>127.0.0.1:50637 - "GET /api/historical/GRTUSDT?interval=60&amp;days=90&amp;t=1763304590949 HTTP/1.1" 200 OK</text:p>
      <text:p text:style-name="Standard">INFO: <text:s text:c="4"/>127.0.0.1:65492 - "OPTIONS /api/historical/BTCUSDT?interval=60&amp;days=90&amp;t=1763304890922 HTTP/1.1" 200 OK</text:p>
      <text:p text:style-name="Standard">INFO: <text:s text:c="4"/>127.0.0.1:55976 - "OPTIONS /api/historical/TRXUSDT?interval=60&amp;days=90&amp;t=1763304890923 HTTP/1.1" 200 OK</text:p>
      <text:p text:style-name="Standard">INFO: <text:s text:c="4"/>127.0.0.1:62981 - "OPTIONS /api/historical/ETHUSDT?interval=60&amp;days=90&amp;t=1763304890922 HTTP/1.1" 200 OK</text:p>
      <text:p text:style-name="Standard">INFO: <text:s text:c="4"/>127.0.0.1:65492 - "OPTIONS /api/historical/XRPUSDT?interval=60&amp;days=90&amp;t=1763304890938 HTTP/1.1" 200 OK</text:p>
      <text:p text:style-name="Standard">INFO: <text:s text:c="4"/>127.0.0.1:55976 - "OPTIONS /api/historical/SOLUSDT?interval=60&amp;days=90&amp;t=1763304890939 HTTP/1.1" 200 OK</text:p>
      <text:p text:style-name="Standard">INFO: <text:s text:c="4"/>127.0.0.1:62981 - "OPTIONS /api/historical/AAVEUSDT?interval=60&amp;days=90&amp;t=1763304890939 HTTP/1.1" 200 OK</text:p>
      <text:p text:style-name="Standard">INFO: <text:s text:c="4"/>127.0.0.1:65492 - "OPTIONS /api/historical/GALAUSDT?interval=60&amp;days=90&amp;t=1763304890940 HTTP/1.1" 200 OK</text:p>
      <text:p text:style-name="Standard">INFO: <text:s text:c="4"/>127.0.0.1:55976 - "OPTIONS /api/historical/OPUSDT?interval=60&amp;days=90&amp;t=1763304890943 HTTP/1.1" 200 OK</text:p>
      <text:p text:style-name="Standard">INFO: <text:s text:c="4"/>127.0.0.1:61989 - "OPTIONS /api/historical/ADAUSDT?interval=60&amp;days=90&amp;t=1763304890943 HTTP/1.1" 200 OK</text:p>
      <text:p text:style-name="Standard">INFO: <text:s text:c="4"/>127.0.0.1:64660 - "OPTIONS /api/historical/SUIUSDT?interval=60&amp;days=90&amp;t=1763304890944 HTTP/1.1" 200 OK</text:p>
      <text:p text:style-name="Standard">INFO: <text:s text:c="4"/>127.0.0.1:52162 - "OPTIONS /api/historical/POLUSDT?interval=60&amp;days=90&amp;t=1763304890944 HTTP/1.1" 200 OK</text:p>
      <text:p text:style-name="Standard">INFO: <text:s text:c="4"/>127.0.0.1:62981 - "OPTIONS /api/historical/POLYXUSDT?interval=60&amp;days=90&amp;t=1763304890945 HTTP/1.1" 200 OK</text:p>
      <text:p text:style-name="Standard">INFO: <text:s text:c="4"/>127.0.0.1:65492 - "OPTIONS /api/historical/CAKEUSDT?interval=60&amp;days=90&amp;t=1763304890945 HTTP/1.1" 200 OK</text:p>
      <text:p text:style-name="Standard">INFO: <text:s text:c="4"/>127.0.0.1:55976 - "OPTIONS /api/historical/PENDLEUSDT?interval=60&amp;days=90&amp;t=1763304890946 HTTP/1.1" 200 OK</text:p>
      <text:p text:style-name="Standard">INFO: <text:s text:c="4"/>127.0.0.1:61989 - "OPTIONS /api/historical/TONUSDT?interval=60&amp;days=90&amp;t=1763304890946 HTTP/1.1" 200 OK</text:p>
      <text:p text:style-name="Standard">INFO: <text:s text:c="4"/>127.0.0.1:64660 - "OPTIONS /api/historical/UNIUSDT?interval=60&amp;days=90&amp;t=1763304890947 HTTP/1.1" 200 OK</text:p>
      <text:p text:style-name="Standard">INFO: <text:s text:c="4"/>127.0.0.1:52162 - "OPTIONS /api/historical/ARBUSDT?interval=60&amp;days=90&amp;t=1763304890947 HTTP/1.1" 200 OK</text:p>
      <text:p text:style-name="Standard">INFO: <text:s text:c="4"/>127.0.0.1:62981 - "OPTIONS /api/historical/DOTUSDT?interval=60&amp;days=90&amp;t=1763304890948 HTTP/1.1" 200 OK</text:p>
      <text:p text:style-name="Standard"><text:soft-page-break/>INFO: <text:s text:c="4"/>127.0.0.1:65492 - "OPTIONS /api/historical/AVAXUSDT?interval=60&amp;days=90&amp;t=1763304890948 HTTP/1.1" 200 OK</text:p>
      <text:p text:style-name="Standard">INFO: <text:s text:c="4"/>127.0.0.1:55976 - "OPTIONS /api/historical/BNBUSDT?interval=60&amp;days=90&amp;t=1763304890949 HTTP/1.1" 200 OK</text:p>
      <text:p text:style-name="Standard">INFO: <text:s text:c="4"/>127.0.0.1:61989 - "OPTIONS /api/historical/PEOPLEUSDT?interval=60&amp;days=90&amp;t=1763304890949 HTTP/1.1" 200 OK</text:p>
      <text:p text:style-name="Standard">INFO: <text:s text:c="4"/>127.0.0.1:64660 - "OPTIONS /api/historical/HBARUSDT?interval=60&amp;days=90&amp;t=1763304890949 HTTP/1.1" 200 OK</text:p>
      <text:p text:style-name="Standard">INFO: <text:s text:c="4"/>127.0.0.1:52162 - "OPTIONS /api/historical/ASTRUSDT?interval=60&amp;days=90&amp;t=1763304890950 HTTP/1.1" 200 OK</text:p>
      <text:p text:style-name="Standard">INFO: <text:s text:c="4"/>127.0.0.1:62981 - "OPTIONS /api/historical/MASKUSDT?interval=60&amp;days=90&amp;t=1763304890950 HTTP/1.1" 200 OK</text:p>
      <text:p text:style-name="Standard">INFO: <text:s text:c="4"/>127.0.0.1:65492 - "OPTIONS /api/historical/TRBUSDT?interval=60&amp;days=90&amp;t=1763304890950 HTTP/1.1" 200 OK</text:p>
      <text:p text:style-name="Standard">INFO: <text:s text:c="4"/>127.0.0.1:55976 - "OPTIONS /api/historical/INJUSDT?interval=60&amp;days=90&amp;t=1763304890951 HTTP/1.1" 200 OK</text:p>
      <text:p text:style-name="Standard">INFO: <text:s text:c="4"/>127.0.0.1:61989 - "OPTIONS /api/historical/ATOMUSDT?interval=60&amp;days=90&amp;t=1763304890951 HTTP/1.1" 200 OK</text:p>
      <text:p text:style-name="Standard">INFO: <text:s text:c="4"/>127.0.0.1:64660 - "OPTIONS /api/historical/GRTUSDT?interval=60&amp;days=90&amp;t=1763304890951 HTTP/1.1" 200 OK</text:p>
      <text:p text:style-name="Standard">INFO: <text:s text:c="4"/>127.0.0.1:52162 - "OPTIONS /api/historical/ALGOUSDT?interval=60&amp;days=90&amp;t=1763304890952 HTTP/1.1" 200 OK</text:p>
      <text:p text:style-name="Standard">[BTCUSDT] 📊 HISTORICAL: Recibido days=90, aplicando límite -&gt; days_to_fetch=90 (máx: 120) @ 60</text:p>
      <text:p text:style-name="Standard">[AAVEUSDT] 📊 HISTORICAL: Recibido days=90, aplicando límite -&gt; days_to_fetch=90 (máx: 120) @ 60</text:p>
      <text:p text:style-name="Standard">[TRXUSDT] 📊 HISTORICAL: Recibido days=90, aplicando límite -&gt; days_to_fetch=90 (máx: 120) @ 60</text:p>
      <text:p text:style-name="Standard">[ETHUSDT] 📊 HISTORICAL: Recibido days=90, aplicando límite -&gt; days_to_fetch=90 (máx: 120) @ 60</text:p>
      <text:p text:style-name="Standard">[XRPUSDT] 📊 HISTORICAL: Recibido days=90, aplicando límite -&gt; days_to_fetch=90 (máx: 120) @ 60</text:p>
      <text:p text:style-name="Standard">[SOLUSDT] 📊 HISTORICAL: Recibido days=90, aplicando límite -&gt; days_to_fetch=90 (máx: 120) @ 60</text:p>
      <text:p text:style-name="Standard">INFO:httpx:HTTP Request: GET https://api.bybit.com/v5/market/kline?category=linear&amp;symbol=TRXUSDT&amp;interval=60&amp;start=1755528891913&amp;limit=1000 "HTTP/1.1 200 OK"</text:p>
      <text:p text:style-name="Standard">INFO:httpx:HTTP Request: GET https://api.bybit.com/v5/market/kline?category=linear&amp;symbol=SOLUSDT&amp;interval=60&amp;start=1755528892900&amp;limit=1000 "HTTP/1.1 200 OK"</text:p>
      <text:p text:style-name="Standard">INFO:httpx:HTTP Request: GET https://api.bybit.com/v5/market/kline?category=linear&amp;symbol=BTCUSDT&amp;interval=60&amp;start=1755528891258&amp;limit=1000 "HTTP/1.1 200 OK"</text:p>
      <text:p text:style-name="Standard">INFO:httpx:HTTP Request: GET https://api.bybit.com/v5/market/kline?category=linear&amp;symbol=AAVEUSDT&amp;interval=60&amp;start=1755528891585&amp;limit=1000 "HTTP/1.1 200 OK"</text:p>
      <text:p text:style-name="Standard">INFO:httpx:HTTP Request: GET https://api.bybit.com/v5/market/kline?category=linear&amp;symbol=ETHUSDT&amp;interval=60&amp;start=1755528892240&amp;limit=1000 "HTTP/1.1 200 OK"</text:p>
      <text:p text:style-name="Standard">INFO:httpx:HTTP Request: GET https://api.bybit.com/v5/market/kline?category=linear&amp;symbol=XRPUSDT&amp;interval=60&amp;start=1755528892570&amp;limit=1000 "HTTP/1.1 200 OK"</text:p>
      <text:p text:style-name="Standard"><text:soft-page-break/>INFO:httpx:HTTP Request: GET https://api.bybit.com/v5/market/kline?category=linear&amp;symbol=SOLUSDT&amp;interval=60&amp;start=1759129200000&amp;limit=1000 "HTTP/1.1 200 OK"</text:p>
      <text:p text:style-name="Standard">INFO:httpx:HTTP Request: GET https://api.bybit.com/v5/market/kline?category=linear&amp;symbol=ETHUSDT&amp;interval=60&amp;start=1759129200000&amp;limit=1000 "HTTP/1.1 200 OK"</text:p>
      <text:p text:style-name="Standard">INFO:httpx:HTTP Request: GET https://api.bybit.com/v5/market/kline?category=linear&amp;symbol=TRXUSDT&amp;interval=60&amp;start=1759129200000&amp;limit=1000 "HTTP/1.1 200 OK"</text:p>
      <text:p text:style-name="Standard">INFO:httpx:HTTP Request: GET https://api.bybit.com/v5/market/kline?category=linear&amp;symbol=BTCUSDT&amp;interval=60&amp;start=1759129200000&amp;limit=1000 "HTTP/1.1 200 OK"</text:p>
      <text:p text:style-name="Standard">INFO:httpx:HTTP Request: GET https://api.bybit.com/v5/market/kline?category=linear&amp;symbol=AAVEUSDT&amp;interval=60&amp;start=1759129200000&amp;limit=1000 "HTTP/1.1 200 OK"</text:p>
      <text:p text:style-name="Standard">INFO:httpx:HTTP Request: GET https://api.bybit.com/v5/market/kline?category=linear&amp;symbol=ETHUSDT&amp;interval=60&amp;start=1762729200000&amp;limit=160 "HTTP/1.1 200 OK"</text:p>
      <text:p text:style-name="Standard">[ETHUSDT] Historical: ✅ Devolviendo 2160 velas (esperadas: 2160)</text:p>
      <text:p text:style-name="Standard">INFO: <text:s text:c="4"/>127.0.0.1:55976 - "GET /api/historical/ETHUSDT?interval=60&amp;days=90&amp;t=1763304890922 HTTP/1.1" 200 OK</text:p>
      <text:p text:style-name="Standard">INFO:httpx:HTTP Request: GET https://api.bybit.com/v5/market/kline?category=linear&amp;symbol=SOLUSDT&amp;interval=60&amp;start=1762729200000&amp;limit=160 "HTTP/1.1 200 OK"</text:p>
      <text:p text:style-name="Standard">[GALAUSDT] 📊 HISTORICAL: Recibido days=90, aplicando límite -&gt; days_to_fetch=90 (máx: 120) @ 60</text:p>
      <text:p text:style-name="Standard">INFO:httpx:HTTP Request: GET https://api.bybit.com/v5/market/kline?category=linear&amp;symbol=XRPUSDT&amp;interval=60&amp;start=1759129200000&amp;limit=1000 "HTTP/1.1 200 OK"</text:p>
      <text:p text:style-name="Standard">INFO:httpx:HTTP Request: GET https://api.bybit.com/v5/market/kline?category=linear&amp;symbol=TRXUSDT&amp;interval=60&amp;start=1762729200000&amp;limit=160 "HTTP/1.1 200 OK"</text:p>
      <text:p text:style-name="Standard">[SOLUSDT] Historical: ✅ Devolviendo 2160 velas (esperadas: 2160)</text:p>
      <text:p text:style-name="Standard">INFO: <text:s text:c="4"/>127.0.0.1:64660 - "GET /api/historical/SOLUSDT?interval=60&amp;days=90&amp;t=1763304890939 HTTP/1.1" 200 OK</text:p>
      <text:p text:style-name="Standard">[TRXUSDT] Historical: ✅ Devolviendo 2160 velas (esperadas: 2160)</text:p>
      <text:p text:style-name="Standard">INFO: <text:s text:c="4"/>127.0.0.1:65492 - "GET /api/historical/TRXUSDT?interval=60&amp;days=90&amp;t=1763304890923 HTTP/1.1" 200 OK</text:p>
      <text:p text:style-name="Standard">INFO:httpx:HTTP Request: GET https://api.bybit.com/v5/market/kline?category=linear&amp;symbol=AAVEUSDT&amp;interval=60&amp;start=1762729200000&amp;limit=160 "HTTP/1.1 200 OK"</text:p>
      <text:p text:style-name="Standard">[OPUSDT] 📊 HISTORICAL: Recibido days=90, aplicando límite -&gt; days_to_fetch=90 (máx: 120) @ 60</text:p>
      <text:p text:style-name="Standard">[AAVEUSDT] Historical: ✅ Devolviendo 2160 velas (esperadas: 2160)</text:p>
      <text:p text:style-name="Standard">INFO: <text:s text:c="4"/>127.0.0.1:52162 - "GET /api/historical/AAVEUSDT?interval=60&amp;days=90&amp;t=1763304890939 HTTP/1.1" 200 OK</text:p>
      <text:p text:style-name="Standard">[ADAUSDT] 📊 HISTORICAL: Recibido days=90, aplicando límite -&gt; days_to_fetch=90 (máx: 120) @ 60</text:p>
      <text:p text:style-name="Standard">[SUIUSDT] 📊 HISTORICAL: Recibido days=90, aplicando límite -&gt; days_to_fetch=90 (máx: 120) @ 60</text:p>
      <text:p text:style-name="Standard"><text:soft-page-break/>INFO:httpx:HTTP Request: GET https://api.bybit.com/v5/market/kline?category=linear&amp;symbol=BTCUSDT&amp;interval=60&amp;start=1762729200000&amp;limit=160 "HTTP/1.1 200 OK"</text:p>
      <text:p text:style-name="Standard">[BTCUSDT] Historical: ✅ Devolviendo 2160 velas (esperadas: 2160)</text:p>
      <text:p text:style-name="Standard">INFO: <text:s text:c="4"/>127.0.0.1:62981 - "GET /api/historical/BTCUSDT?interval=60&amp;days=90&amp;t=1763304890922 HTTP/1.1" 200 OK</text:p>
      <text:p text:style-name="Standard">INFO:httpx:HTTP Request: GET https://api.bybit.com/v5/market/kline?category=linear&amp;symbol=GALAUSDT&amp;interval=60&amp;start=1755528894831&amp;limit=1000 "HTTP/1.1 200 OK"</text:p>
      <text:p text:style-name="Standard">INFO:httpx:HTTP Request: GET https://api.bybit.com/v5/market/kline?category=linear&amp;symbol=XRPUSDT&amp;interval=60&amp;start=1762729200000&amp;limit=160 "HTTP/1.1 200 OK"</text:p>
      <text:p text:style-name="Standard">[XRPUSDT] Historical: ✅ Devolviendo 2160 velas (esperadas: 2160)</text:p>
      <text:p text:style-name="Standard">INFO: <text:s text:c="4"/>127.0.0.1:61989 - "GET /api/historical/XRPUSDT?interval=60&amp;days=90&amp;t=1763304890938 HTTP/1.1" 200 OK</text:p>
      <text:p text:style-name="Standard">[POLUSDT] 📊 HISTORICAL: Recibido days=90, aplicando límite -&gt; days_to_fetch=90 (máx: 120) @ 60</text:p>
      <text:p text:style-name="Standard">INFO:httpx:HTTP Request: GET https://api.bybit.com/v5/market/kline?category=linear&amp;symbol=OPUSDT&amp;interval=60&amp;start=1755528895261&amp;limit=1000 "HTTP/1.1 200 OK"</text:p>
      <text:p text:style-name="Standard">INFO:httpx:HTTP Request: GET https://api.bybit.com/v5/market/kline?category=linear&amp;symbol=SUIUSDT&amp;interval=60&amp;start=1755528895983&amp;limit=1000 "HTTP/1.1 200 OK"</text:p>
      <text:p text:style-name="Standard">INFO:httpx:HTTP Request: GET https://api.bybit.com/v5/market/kline?category=linear&amp;symbol=ADAUSDT&amp;interval=60&amp;start=1755528895645&amp;limit=1000 "HTTP/1.1 200 OK"</text:p>
      <text:p text:style-name="Standard">[POLYXUSDT] 📊 HISTORICAL: Recibido days=90, aplicando límite -&gt; days_to_fetch=90 (máx: 120) @ 60</text:p>
      <text:p text:style-name="Standard">INFO:httpx:HTTP Request: GET https://api.bybit.com/v5/market/kline?category=linear&amp;symbol=GALAUSDT&amp;interval=60&amp;start=1759129200000&amp;limit=1000 "HTTP/1.1 200 OK"</text:p>
      <text:p text:style-name="Standard">INFO:httpx:HTTP Request: GET https://api.bybit.com/v5/market/kline?category=linear&amp;symbol=POLUSDT&amp;interval=60&amp;start=1755528896806&amp;limit=1000 "HTTP/1.1 200 OK"</text:p>
      <text:p text:style-name="Standard">INFO:httpx:HTTP Request: GET https://api.bybit.com/v5/market/kline?category=linear&amp;symbol=POLYXUSDT&amp;interval=60&amp;start=1755528897145&amp;limit=1000 "HTTP/1.1 200 OK"</text:p>
      <text:p text:style-name="Standard">INFO:httpx:HTTP Request: GET https://api.bybit.com/v5/market/kline?category=linear&amp;symbol=SUIUSDT&amp;interval=60&amp;start=1759129200000&amp;limit=1000 "HTTP/1.1 200 OK"</text:p>
      <text:p text:style-name="Standard">INFO:httpx:HTTP Request: GET https://api.bybit.com/v5/market/kline?category=linear&amp;symbol=OPUSDT&amp;interval=60&amp;start=1759129200000&amp;limit=1000 "HTTP/1.1 200 OK"</text:p>
      <text:p text:style-name="Standard">INFO:httpx:HTTP Request: GET https://api.bybit.com/v5/market/kline?category=linear&amp;symbol=ADAUSDT&amp;interval=60&amp;start=1759129200000&amp;limit=1000 "HTTP/1.1 200 OK"</text:p>
      <text:p text:style-name="Standard">INFO:httpx:HTTP Request: GET https://api.bybit.com/v5/market/kline?category=linear&amp;symbol=GALAUSDT&amp;interval=60&amp;start=1762729200000&amp;limit=160 "HTTP/1.1 200 OK"</text:p>
      <text:p text:style-name="Standard">[GALAUSDT] Historical: ✅ Devolviendo 2160 velas (esperadas: 2160)</text:p>
      <text:p text:style-name="Standard">INFO: <text:s text:c="4"/>127.0.0.1:55976 - "GET /api/historical/GALAUSDT?interval=60&amp;days=90&amp;t=1763304890940 HTTP/1.1" 200 OK</text:p>
      <text:p text:style-name="Standard"><text:soft-page-break/>[CAKEUSDT] 📊 HISTORICAL: Recibido days=90, aplicando límite -&gt; days_to_fetch=90 (máx: 120) @ 60</text:p>
      <text:p text:style-name="Standard">INFO:httpx:HTTP Request: GET https://api.bybit.com/v5/market/kline?category=linear&amp;symbol=POLUSDT&amp;interval=60&amp;start=1759129200000&amp;limit=1000 "HTTP/1.1 200 OK"</text:p>
      <text:p text:style-name="Standard">INFO:httpx:HTTP Request: GET https://api.bybit.com/v5/market/kline?category=linear&amp;symbol=OPUSDT&amp;interval=60&amp;start=1762729200000&amp;limit=160 "HTTP/1.1 200 OK"</text:p>
      <text:p text:style-name="Standard">[OPUSDT] Historical: ✅ Devolviendo 2160 velas (esperadas: 2160)</text:p>
      <text:p text:style-name="Standard">INFO: <text:s text:c="4"/>127.0.0.1:64660 - "GET /api/historical/OPUSDT?interval=60&amp;days=90&amp;t=1763304890943 HTTP/1.1" 200 OK</text:p>
      <text:p text:style-name="Standard">[PENDLEUSDT] 📊 HISTORICAL: Recibido days=90, aplicando límite -&gt; days_to_fetch=90 (máx: 120) @ 60</text:p>
      <text:p text:style-name="Standard">INFO:httpx:HTTP Request: GET https://api.bybit.com/v5/market/kline?category=linear&amp;symbol=ADAUSDT&amp;interval=60&amp;start=1762729200000&amp;limit=160 "HTTP/1.1 200 OK"</text:p>
      <text:p text:style-name="Standard">[ADAUSDT] Historical: ✅ Devolviendo 2160 velas (esperadas: 2160)</text:p>
      <text:p text:style-name="Standard">INFO: <text:s text:c="4"/>127.0.0.1:65492 - "GET /api/historical/ADAUSDT?interval=60&amp;days=90&amp;t=1763304890943 HTTP/1.1" 200 OK</text:p>
      <text:p text:style-name="Standard">INFO:httpx:HTTP Request: GET https://api.bybit.com/v5/market/kline?category=linear&amp;symbol=PENDLEUSDT&amp;interval=60&amp;start=1755528898842&amp;limit=1000 "HTTP/1.1 200 OK"</text:p>
      <text:p text:style-name="Standard">INFO:httpx:HTTP Request: GET https://api.bybit.com/v5/market/kline?category=linear&amp;symbol=CAKEUSDT&amp;interval=60&amp;start=1755528898457&amp;limit=1000 "HTTP/1.1 200 OK"</text:p>
      <text:p text:style-name="Standard">INFO:httpx:HTTP Request: GET https://api.bybit.com/v5/market/kline?category=linear&amp;symbol=SUIUSDT&amp;interval=60&amp;start=1762729200000&amp;limit=160 "HTTP/1.1 200 OK"</text:p>
      <text:p text:style-name="Standard">INFO:httpx:HTTP Request: GET https://api.bybit.com/v5/market/kline?category=linear&amp;symbol=POLYXUSDT&amp;interval=60&amp;start=1759129200000&amp;limit=1000 "HTTP/1.1 200 OK"</text:p>
      <text:p text:style-name="Standard">[SUIUSDT] Historical: ✅ Devolviendo 2160 velas (esperadas: 2160)</text:p>
      <text:p text:style-name="Standard">INFO: <text:s text:c="4"/>127.0.0.1:52162 - "GET /api/historical/SUIUSDT?interval=60&amp;days=90&amp;t=1763304890944 HTTP/1.1" 200 OK</text:p>
      <text:p text:style-name="Standard">[TONUSDT] 📊 HISTORICAL: Recibido days=90, aplicando límite -&gt; days_to_fetch=90 (máx: 120) @ 60</text:p>
      <text:p text:style-name="Standard">[UNIUSDT] 📊 HISTORICAL: Recibido days=90, aplicando límite -&gt; days_to_fetch=90 (máx: 120) @ 60</text:p>
      <text:p text:style-name="Standard">INFO:httpx:HTTP Request: GET https://api.bybit.com/v5/market/kline?category=linear&amp;symbol=POLUSDT&amp;interval=60&amp;start=1762729200000&amp;limit=160 "HTTP/1.1 200 OK"</text:p>
      <text:p text:style-name="Standard">[POLUSDT] Historical: ✅ Devolviendo 2160 velas (esperadas: 2160)</text:p>
      <text:p text:style-name="Standard">INFO: <text:s text:c="4"/>127.0.0.1:62981 - "GET /api/historical/POLUSDT?interval=60&amp;days=90&amp;t=1763304890944 HTTP/1.1" 200 OK</text:p>
      <text:p text:style-name="Standard">[ARBUSDT] 📊 HISTORICAL: Recibido days=90, aplicando límite -&gt; days_to_fetch=90 (máx: 120) @ 60</text:p>
      <text:p text:style-name="Standard">INFO:httpx:HTTP Request: GET https://api.bybit.com/v5/market/kline?category=linear&amp;symbol=POLYXUSDT&amp;interval=60&amp;start=1762729200000&amp;limit=160 "HTTP/1.1 200 OK"</text:p>
      <text:p text:style-name="Standard">[POLYXUSDT] Historical: ✅ Devolviendo 2160 velas (esperadas: 2160)</text:p>
      <text:p text:style-name="Standard">INFO: <text:s text:c="4"/>127.0.0.1:61989 - "GET /api/historical/POLYXUSDT?interval=60&amp;days=90&amp;t=1763304890945 HTTP/1.1" 200 OK</text:p>
      <text:p text:style-name="Standard"><text:soft-page-break/>[DOTUSDT] 📊 HISTORICAL: Recibido days=90, aplicando límite -&gt; days_to_fetch=90 (máx: 120) @ 60</text:p>
      <text:p text:style-name="Standard">INFO:httpx:HTTP Request: GET https://api.bybit.com/v5/market/kline?category=linear&amp;symbol=PENDLEUSDT&amp;interval=60&amp;start=1759129200000&amp;limit=1000 "HTTP/1.1 200 OK"</text:p>
      <text:p text:style-name="Standard">INFO:httpx:HTTP Request: GET https://api.bybit.com/v5/market/kline?category=linear&amp;symbol=CAKEUSDT&amp;interval=60&amp;start=1759129200000&amp;limit=1000 "HTTP/1.1 200 OK"</text:p>
      <text:p text:style-name="Standard">INFO:httpx:HTTP Request: GET https://api.bybit.com/v5/market/kline?category=linear&amp;symbol=UNIUSDT&amp;interval=60&amp;start=1755528900010&amp;limit=1000 "HTTP/1.1 200 OK"</text:p>
      <text:p text:style-name="Standard">INFO:httpx:HTTP Request: GET https://api.bybit.com/v5/market/kline?category=linear&amp;symbol=DOTUSDT&amp;interval=60&amp;start=1755528900838&amp;limit=1000 "HTTP/1.1 200 OK"</text:p>
      <text:p text:style-name="Standard">INFO:httpx:HTTP Request: GET https://api.bybit.com/v5/market/kline?category=linear&amp;symbol=CAKEUSDT&amp;interval=60&amp;start=1762729200000&amp;limit=160 "HTTP/1.1 200 OK"</text:p>
      <text:p text:style-name="Standard">[CAKEUSDT] Historical: ✅ Devolviendo 2160 velas (esperadas: 2160)</text:p>
      <text:p text:style-name="Standard">INFO: <text:s text:c="4"/>127.0.0.1:55976 - "GET /api/historical/CAKEUSDT?interval=60&amp;days=90&amp;t=1763304890945 HTTP/1.1" 200 OK</text:p>
      <text:p text:style-name="Standard">INFO:httpx:HTTP Request: GET https://api.bybit.com/v5/market/kline?category=linear&amp;symbol=UNIUSDT&amp;interval=60&amp;start=1759129200000&amp;limit=1000 "HTTP/1.1 200 OK"</text:p>
      <text:p text:style-name="Standard">[AVAXUSDT] 📊 HISTORICAL: Recibido days=90, aplicando límite -&gt; days_to_fetch=90 (máx: 120) @ 60</text:p>
      <text:p text:style-name="Standard">INFO:httpx:HTTP Request: GET https://api.bybit.com/v5/market/kline?category=linear&amp;symbol=PENDLEUSDT&amp;interval=60&amp;start=1762729200000&amp;limit=160 "HTTP/1.1 200 OK"</text:p>
      <text:p text:style-name="Standard">INFO:httpx:HTTP Request: GET https://api.bybit.com/v5/market/kline?category=linear&amp;symbol=TONUSDT&amp;interval=60&amp;start=1755528899681&amp;limit=1000 "HTTP/1.1 200 OK"</text:p>
      <text:p text:style-name="Standard">[PENDLEUSDT] Historical: ✅ Devolviendo 2160 velas (esperadas: 2160)</text:p>
      <text:p text:style-name="Standard">INFO: <text:s text:c="4"/>127.0.0.1:64660 - "GET /api/historical/PENDLEUSDT?interval=60&amp;days=90&amp;t=1763304890946 HTTP/1.1" 200 OK</text:p>
      <text:p text:style-name="Standard">[BNBUSDT] 📊 HISTORICAL: Recibido days=90, aplicando límite -&gt; days_to_fetch=90 (máx: 120) @ 60</text:p>
      <text:p text:style-name="Standard">INFO:httpx:HTTP Request: GET https://api.bybit.com/v5/market/kline?category=linear&amp;symbol=ARBUSDT&amp;interval=60&amp;start=1755528900399&amp;limit=1000 "HTTP/1.1 200 OK"</text:p>
      <text:p text:style-name="Standard">INFO:httpx:HTTP Request: GET https://api.bybit.com/v5/market/kline?category=linear&amp;symbol=AVAXUSDT&amp;interval=60&amp;start=1755528901737&amp;limit=1000 "HTTP/1.1 200 OK"</text:p>
      <text:p text:style-name="Standard">INFO:httpx:HTTP Request: GET https://api.bybit.com/v5/market/kline?category=linear&amp;symbol=BNBUSDT&amp;interval=60&amp;start=1755528902131&amp;limit=1000 "HTTP/1.1 200 OK"</text:p>
      <text:p text:style-name="Standard">INFO:httpx:HTTP Request: GET https://api.bybit.com/v5/market/kline?category=linear&amp;symbol=DOTUSDT&amp;interval=60&amp;start=1759129200000&amp;limit=1000 "HTTP/1.1 200 OK"</text:p>
      <text:p text:style-name="Standard">INFO:httpx:HTTP Request: GET https://api.bybit.com/v5/market/kline?category=linear&amp;symbol=ARBUSDT&amp;interval=60&amp;start=1759129200000&amp;limit=1000 "HTTP/1.1 200 OK"</text:p>
      <text:p text:style-name="Standard"><text:soft-page-break/>INFO:httpx:HTTP Request: GET https://api.bybit.com/v5/market/kline?category=linear&amp;symbol=TONUSDT&amp;interval=60&amp;start=1759129200000&amp;limit=1000 "HTTP/1.1 200 OK"</text:p>
      <text:p text:style-name="Standard">INFO:httpx:HTTP Request: GET https://api.bybit.com/v5/market/kline?category=linear&amp;symbol=UNIUSDT&amp;interval=60&amp;start=1762729200000&amp;limit=160 "HTTP/1.1 200 OK"</text:p>
      <text:p text:style-name="Standard">[UNIUSDT] Historical: ✅ Devolviendo 2160 velas (esperadas: 2160)</text:p>
      <text:p text:style-name="Standard">INFO: <text:s text:c="4"/>127.0.0.1:52162 - "GET /api/historical/UNIUSDT?interval=60&amp;days=90&amp;t=1763304890947 HTTP/1.1" 200 OK</text:p>
      <text:p text:style-name="Standard">[PEOPLEUSDT] 📊 HISTORICAL: Recibido days=90, aplicando límite -&gt; days_to_fetch=90 (máx: 120) @ 60</text:p>
      <text:p text:style-name="Standard">INFO:httpx:HTTP Request: GET https://api.bybit.com/v5/market/kline?category=linear&amp;symbol=BNBUSDT&amp;interval=60&amp;start=1759129200000&amp;limit=1000 "HTTP/1.1 200 OK"</text:p>
      <text:p text:style-name="Standard">INFO:httpx:HTTP Request: GET https://api.bybit.com/v5/market/kline?category=linear&amp;symbol=AVAXUSDT&amp;interval=60&amp;start=1759129200000&amp;limit=1000 "HTTP/1.1 200 OK"</text:p>
      <text:p text:style-name="Standard">INFO:httpx:HTTP Request: GET https://api.bybit.com/v5/market/kline?category=linear&amp;symbol=DOTUSDT&amp;interval=60&amp;start=1762729200000&amp;limit=160 "HTTP/1.1 200 OK"</text:p>
      <text:p text:style-name="Standard">[DOTUSDT] Historical: ✅ Devolviendo 2160 velas (esperadas: 2160)</text:p>
      <text:p text:style-name="Standard">INFO: <text:s text:c="4"/>127.0.0.1:61989 - "GET /api/historical/DOTUSDT?interval=60&amp;days=90&amp;t=1763304890948 HTTP/1.1" 200 OK</text:p>
      <text:p text:style-name="Standard">INFO:httpx:HTTP Request: GET https://api.bybit.com/v5/market/kline?category=linear&amp;symbol=ARBUSDT&amp;interval=60&amp;start=1762729200000&amp;limit=160 "HTTP/1.1 200 OK"</text:p>
      <text:p text:style-name="Standard">INFO:httpx:HTTP Request: GET https://api.bybit.com/v5/market/kline?category=linear&amp;symbol=TONUSDT&amp;interval=60&amp;start=1762729200000&amp;limit=160 "HTTP/1.1 200 OK"</text:p>
      <text:p text:style-name="Standard">[ARBUSDT] Historical: ✅ Devolviendo 2160 velas (esperadas: 2160)</text:p>
      <text:p text:style-name="Standard">INFO: <text:s text:c="4"/>127.0.0.1:62981 - "GET /api/historical/ARBUSDT?interval=60&amp;days=90&amp;t=1763304890947 HTTP/1.1" 200 OK</text:p>
      <text:p text:style-name="Standard">[TONUSDT] Historical: ✅ Devolviendo 2160 velas (esperadas: 2160)</text:p>
      <text:p text:style-name="Standard">INFO: <text:s text:c="4"/>127.0.0.1:65492 - "GET /api/historical/TONUSDT?interval=60&amp;days=90&amp;t=1763304890946 HTTP/1.1" 200 OK</text:p>
      <text:p text:style-name="Standard">[HBARUSDT] 📊 HISTORICAL: Recibido days=90, aplicando límite -&gt; days_to_fetch=90 (máx: 120) @ 60</text:p>
      <text:p text:style-name="Standard">[MASKUSDT] 📊 HISTORICAL: Recibido days=90, aplicando límite -&gt; days_to_fetch=90 (máx: 120) @ 60</text:p>
      <text:p text:style-name="Standard">[ASTRUSDT] 📊 HISTORICAL: Recibido days=90, aplicando límite -&gt; days_to_fetch=90 (máx: 120) @ 60</text:p>
      <text:p text:style-name="Standard">INFO:httpx:HTTP Request: GET https://api.bybit.com/v5/market/kline?category=linear&amp;symbol=AVAXUSDT&amp;interval=60&amp;start=1762729200000&amp;limit=160 "HTTP/1.1 200 OK"</text:p>
      <text:p text:style-name="Standard">[AVAXUSDT] Historical: ✅ Devolviendo 2160 velas (esperadas: 2160)</text:p>
      <text:p text:style-name="Standard">INFO: <text:s text:c="4"/>127.0.0.1:55976 - "GET /api/historical/AVAXUSDT?interval=60&amp;days=90&amp;t=1763304890948 HTTP/1.1" 200 OK</text:p>
      <text:p text:style-name="Standard">INFO:httpx:HTTP Request: GET https://api.bybit.com/v5/market/kline?category=linear&amp;symbol=MASKUSDT&amp;interval=60&amp;start=1755528904117&amp;limit=1000 "HTTP/1.1 200 OK"</text:p>
      <text:p text:style-name="Standard"><text:soft-page-break/>INFO:httpx:HTTP Request: GET https://api.bybit.com/v5/market/kline?category=linear&amp;symbol=PEOPLEUSDT&amp;interval=60&amp;start=1755528903305&amp;limit=1000 "HTTP/1.1 200 OK"</text:p>
      <text:p text:style-name="Standard">[TRBUSDT] 📊 HISTORICAL: Recibido days=90, aplicando límite -&gt; days_to_fetch=90 (máx: 120) @ 60</text:p>
      <text:p text:style-name="Standard">INFO:httpx:HTTP Request: GET https://api.bybit.com/v5/market/kline?category=linear&amp;symbol=ASTRUSDT&amp;interval=60&amp;start=1755528904444&amp;limit=1000 "HTTP/1.1 200 OK"</text:p>
      <text:p text:style-name="Standard">INFO:httpx:HTTP Request: GET https://api.bybit.com/v5/market/kline?category=linear&amp;symbol=HBARUSDT&amp;interval=60&amp;start=1755528903788&amp;limit=1000 "HTTP/1.1 200 OK"</text:p>
      <text:p text:style-name="Standard">INFO:httpx:HTTP Request: GET https://api.bybit.com/v5/market/kline?category=linear&amp;symbol=BNBUSDT&amp;interval=60&amp;start=1762729200000&amp;limit=160 "HTTP/1.1 200 OK"</text:p>
      <text:p text:style-name="Standard">[BNBUSDT] Historical: ✅ Devolviendo 2160 velas (esperadas: 2160)</text:p>
      <text:p text:style-name="Standard">INFO: <text:s text:c="4"/>127.0.0.1:64660 - "GET /api/historical/BNBUSDT?interval=60&amp;days=90&amp;t=1763304890949 HTTP/1.1" 200 OK</text:p>
      <text:p text:style-name="Standard">INFO:httpx:HTTP Request: GET https://api.bybit.com/v5/market/kline?category=linear&amp;symbol=TRBUSDT&amp;interval=60&amp;start=1755528905212&amp;limit=1000 "HTTP/1.1 200 OK"</text:p>
      <text:p text:style-name="Standard">INFO:httpx:HTTP Request: GET https://api.bybit.com/v5/market/kline?category=linear&amp;symbol=MASKUSDT&amp;interval=60&amp;start=1759129200000&amp;limit=1000 "HTTP/1.1 200 OK"</text:p>
      <text:p text:style-name="Standard">INFO:httpx:HTTP Request: GET https://api.bybit.com/v5/market/kline?category=linear&amp;symbol=ASTRUSDT&amp;interval=60&amp;start=1759129200000&amp;limit=1000 "HTTP/1.1 200 OK"</text:p>
      <text:p text:style-name="Standard">[INJUSDT] 📊 HISTORICAL: Recibido days=90, aplicando límite -&gt; days_to_fetch=90 (máx: 120) @ 60</text:p>
      <text:p text:style-name="Standard">INFO:httpx:HTTP Request: GET https://api.bybit.com/v5/market/kline?category=linear&amp;symbol=HBARUSDT&amp;interval=60&amp;start=1759129200000&amp;limit=1000 "HTTP/1.1 200 OK"</text:p>
      <text:p text:style-name="Standard">INFO:httpx:HTTP Request: GET https://api.bybit.com/v5/market/kline?category=linear&amp;symbol=PEOPLEUSDT&amp;interval=60&amp;start=1759129200000&amp;limit=1000 "HTTP/1.1 200 OK"</text:p>
      <text:p text:style-name="Standard">INFO:httpx:HTTP Request: GET https://api.bybit.com/v5/market/kline?category=linear&amp;symbol=INJUSDT&amp;interval=60&amp;start=1755528906068&amp;limit=1000 "HTTP/1.1 200 OK"</text:p>
      <text:p text:style-name="Standard">INFO:httpx:HTTP Request: GET https://api.bybit.com/v5/market/kline?category=linear&amp;symbol=MASKUSDT&amp;interval=60&amp;start=1762729200000&amp;limit=160 "HTTP/1.1 200 OK"</text:p>
      <text:p text:style-name="Standard">[MASKUSDT] Historical: ✅ Devolviendo 2160 velas (esperadas: 2160)</text:p>
      <text:p text:style-name="Standard">INFO: <text:s text:c="4"/>127.0.0.1:65492 - "GET /api/historical/MASKUSDT?interval=60&amp;days=90&amp;t=1763304890950 HTTP/1.1" 200 OK</text:p>
      <text:p text:style-name="Standard">INFO:httpx:HTTP Request: GET https://api.bybit.com/v5/market/kline?category=linear&amp;symbol=TRBUSDT&amp;interval=60&amp;start=1759129200000&amp;limit=1000 "HTTP/1.1 200 OK"</text:p>
      <text:p text:style-name="Standard">INFO:httpx:HTTP Request: GET https://api.bybit.com/v5/market/kline?category=linear&amp;symbol=HBARUSDT&amp;interval=60&amp;start=1762729200000&amp;limit=160 "HTTP/1.1 200 OK"</text:p>
      <text:p text:style-name="Standard">[HBARUSDT] Historical: ✅ Devolviendo 2160 velas (esperadas: 2160)</text:p>
      <text:p text:style-name="Standard">INFO: <text:s text:c="4"/>127.0.0.1:61989 - "GET /api/historical/HBARUSDT?interval=60&amp;days=90&amp;t=1763304890949 HTTP/1.1" 200 OK</text:p>
      <text:p text:style-name="Standard"><text:soft-page-break/>[ATOMUSDT] 📊 HISTORICAL: Recibido days=90, aplicando límite -&gt; days_to_fetch=90 (máx: 120) @ 60</text:p>
      <text:p text:style-name="Standard">[GRTUSDT] 📊 HISTORICAL: Recibido days=90, aplicando límite -&gt; days_to_fetch=90 (máx: 120) @ 60</text:p>
      <text:p text:style-name="Standard">INFO:httpx:HTTP Request: GET https://api.bybit.com/v5/market/kline?category=linear&amp;symbol=ASTRUSDT&amp;interval=60&amp;start=1762729200000&amp;limit=160 "HTTP/1.1 200 OK"</text:p>
      <text:p text:style-name="Standard">[ASTRUSDT] Historical: ✅ Devolviendo 2160 velas (esperadas: 2160)</text:p>
      <text:p text:style-name="Standard">INFO: <text:s text:c="4"/>127.0.0.1:62981 - "GET /api/historical/ASTRUSDT?interval=60&amp;days=90&amp;t=1763304890950 HTTP/1.1" 200 OK</text:p>
      <text:p text:style-name="Standard">INFO:httpx:HTTP Request: GET https://api.bybit.com/v5/market/kline?category=linear&amp;symbol=INJUSDT&amp;interval=60&amp;start=1759129200000&amp;limit=1000 "HTTP/1.1 200 OK"</text:p>
      <text:p text:style-name="Standard">INFO:httpx:HTTP Request: GET https://api.bybit.com/v5/market/kline?category=linear&amp;symbol=TRBUSDT&amp;interval=60&amp;start=1762729200000&amp;limit=160 "HTTP/1.1 200 OK"</text:p>
      <text:p text:style-name="Standard">[TRBUSDT] Historical: ✅ Devolviendo 2160 velas (esperadas: 2160)</text:p>
      <text:p text:style-name="Standard">INFO: <text:s text:c="4"/>127.0.0.1:55976 - "GET /api/historical/TRBUSDT?interval=60&amp;days=90&amp;t=1763304890950 HTTP/1.1" 200 OK</text:p>
      <text:p text:style-name="Standard">[ALGOUSDT] 📊 HISTORICAL: Recibido days=90, aplicando límite -&gt; days_to_fetch=90 (máx: 120) @ 60</text:p>
      <text:p text:style-name="Standard">INFO:httpx:HTTP Request: GET https://api.bybit.com/v5/market/kline?category=linear&amp;symbol=ATOMUSDT&amp;interval=60&amp;start=1755528906990&amp;limit=1000 "HTTP/1.1 200 OK"</text:p>
      <text:p text:style-name="Standard">INFO:httpx:HTTP Request: GET https://api.bybit.com/v5/market/kline?category=linear&amp;symbol=GRTUSDT&amp;interval=60&amp;start=1755528907319&amp;limit=1000 "HTTP/1.1 200 OK"</text:p>
      <text:p text:style-name="Standard">INFO:httpx:HTTP Request: GET https://api.bybit.com/v5/market/kline?category=linear&amp;symbol=PEOPLEUSDT&amp;interval=60&amp;start=1762729200000&amp;limit=160 "HTTP/1.1 200 OK"</text:p>
      <text:p text:style-name="Standard">[PEOPLEUSDT] Historical: ✅ Devolviendo 2160 velas (esperadas: 2160)</text:p>
      <text:p text:style-name="Standard">INFO: <text:s text:c="4"/>127.0.0.1:52162 - "GET /api/historical/PEOPLEUSDT?interval=60&amp;days=90&amp;t=1763304890949 HTTP/1.1" 200 OK</text:p>
      <text:p text:style-name="Standard">INFO:httpx:HTTP Request: GET https://api.bybit.com/v5/market/kline?category=linear&amp;symbol=ALGOUSDT&amp;interval=60&amp;start=1755528908089&amp;limit=1000 "HTTP/1.1 200 OK"</text:p>
      <text:p text:style-name="Standard">INFO:httpx:HTTP Request: GET https://api.bybit.com/v5/market/kline?category=linear&amp;symbol=ATOMUSDT&amp;interval=60&amp;start=1759129200000&amp;limit=1000 "HTTP/1.1 200 OK"</text:p>
      <text:p text:style-name="Standard">INFO:httpx:HTTP Request: GET https://api.bybit.com/v5/market/kline?category=linear&amp;symbol=INJUSDT&amp;interval=60&amp;start=1762729200000&amp;limit=160 "HTTP/1.1 200 OK"</text:p>
      <text:p text:style-name="Standard">[INJUSDT] Historical: ✅ Devolviendo 2160 velas (esperadas: 2160)</text:p>
      <text:p text:style-name="Standard">INFO: <text:s text:c="4"/>127.0.0.1:64660 - "GET /api/historical/INJUSDT?interval=60&amp;days=90&amp;t=1763304890951 HTTP/1.1" 200 OK</text:p>
      <text:p text:style-name="Standard">INFO:httpx:HTTP Request: GET https://api.bybit.com/v5/market/kline?category=linear&amp;symbol=GRTUSDT&amp;interval=60&amp;start=1759129200000&amp;limit=1000 "HTTP/1.1 200 OK"</text:p>
      <text:p text:style-name="Standard">INFO:httpx:HTTP Request: GET https://api.bybit.com/v5/market/kline?category=linear&amp;symbol=ALGOUSDT&amp;interval=60&amp;start=1759129200000&amp;limit=1000 "HTTP/1.1 200 OK"</text:p>
      <text:p text:style-name="Standard"><text:soft-page-break/>INFO:httpx:HTTP Request: GET https://api.bybit.com/v5/market/kline?category=linear&amp;symbol=ATOMUSDT&amp;interval=60&amp;start=1762729200000&amp;limit=160 "HTTP/1.1 200 OK"</text:p>
      <text:p text:style-name="Standard">[ATOMUSDT] Historical: ✅ Devolviendo 2160 velas (esperadas: 2160)</text:p>
      <text:p text:style-name="Standard">INFO: <text:s text:c="4"/>127.0.0.1:65492 - "GET /api/historical/ATOMUSDT?interval=60&amp;days=90&amp;t=1763304890951 HTTP/1.1" 200 OK</text:p>
      <text:p text:style-name="Standard">INFO:httpx:HTTP Request: GET https://api.bybit.com/v5/market/kline?category=linear&amp;symbol=GRTUSDT&amp;interval=60&amp;start=1762729200000&amp;limit=160 "HTTP/1.1 200 OK"</text:p>
      <text:p text:style-name="Standard">[GRTUSDT] Historical: ✅ Devolviendo 2160 velas (esperadas: 2160)</text:p>
      <text:p text:style-name="Standard">INFO: <text:s text:c="4"/>127.0.0.1:61989 - "GET /api/historical/GRTUSDT?interval=60&amp;days=90&amp;t=1763304890951 HTTP/1.1" 200 OK</text:p>
      <text:p text:style-name="Standard">INFO:httpx:HTTP Request: GET https://api.bybit.com/v5/market/kline?category=linear&amp;symbol=ALGOUSDT&amp;interval=60&amp;start=1762729200000&amp;limit=160 "HTTP/1.1 200 OK"</text:p>
      <text:p text:style-name="Standard">[ALGOUSDT] Historical: ✅ Devolviendo 2160 velas (esperadas: 2160)</text:p>
      <text:p text:style-name="Standard">INFO: <text:s text:c="4"/>127.0.0.1:62981 - "GET /api/historical/ALGOUSDT?interval=60&amp;days=90&amp;t=1763304890952 HTTP/1.1" 200 OK</text:p>
      <text:p text:style-name="Standard">INFO: <text:s text:c="4"/>127.0.0.1:49670 - "OPTIONS /api/historical/BTCUSDT?interval=60&amp;days=90&amp;t=1763305190926 HTTP/1.1" 200 OK</text:p>
      <text:p text:style-name="Standard">INFO: <text:s text:c="4"/>127.0.0.1:51756 - "OPTIONS /api/historical/ETHUSDT?interval=60&amp;days=90&amp;t=1763305190927 HTTP/1.1" 200 OK</text:p>
      <text:p text:style-name="Standard">INFO: <text:s text:c="4"/>127.0.0.1:54713 - "OPTIONS /api/historical/XRPUSDT?interval=60&amp;days=90&amp;t=1763305190928 HTTP/1.1" 200 OK</text:p>
      <text:p text:style-name="Standard">INFO: <text:s text:c="4"/>127.0.0.1:60254 - "OPTIONS /api/historical/SOLUSDT?interval=60&amp;days=90&amp;t=1763305190928 HTTP/1.1" 200 OK</text:p>
      <text:p text:style-name="Standard">INFO: <text:s text:c="4"/>127.0.0.1:56873 - "OPTIONS /api/historical/TRXUSDT?interval=60&amp;days=90&amp;t=1763305190927 HTTP/1.1" 200 OK</text:p>
      <text:p text:style-name="Standard">INFO: <text:s text:c="4"/>127.0.0.1:52837 - "OPTIONS /api/historical/AAVEUSDT?interval=60&amp;days=90&amp;t=1763305190928 HTTP/1.1" 200 OK</text:p>
      <text:p text:style-name="Standard">INFO: <text:s text:c="4"/>127.0.0.1:49670 - "OPTIONS /api/historical/GALAUSDT?interval=60&amp;days=90&amp;t=1763305190929 HTTP/1.1" 200 OK</text:p>
      <text:p text:style-name="Standard">INFO: <text:s text:c="4"/>127.0.0.1:51756 - "OPTIONS /api/historical/OPUSDT?interval=60&amp;days=90&amp;t=1763305190942 HTTP/1.1" 200 OK</text:p>
      <text:p text:style-name="Standard">INFO: <text:s text:c="4"/>127.0.0.1:54713 - "OPTIONS /api/historical/ADAUSDT?interval=60&amp;days=90&amp;t=1763305190943 HTTP/1.1" 200 OK</text:p>
      <text:p text:style-name="Standard">INFO: <text:s text:c="4"/>127.0.0.1:60254 - "OPTIONS /api/historical/SUIUSDT?interval=60&amp;days=90&amp;t=1763305190943 HTTP/1.1" 200 OK</text:p>
      <text:p text:style-name="Standard">INFO: <text:s text:c="4"/>127.0.0.1:56873 - "OPTIONS /api/historical/POLUSDT?interval=60&amp;days=90&amp;t=1763305190944 HTTP/1.1" 200 OK</text:p>
      <text:p text:style-name="Standard">INFO: <text:s text:c="4"/>127.0.0.1:52837 - "OPTIONS /api/historical/POLYXUSDT?interval=60&amp;days=90&amp;t=1763305190944 HTTP/1.1" 200 OK</text:p>
      <text:p text:style-name="Standard">INFO: <text:s text:c="4"/>127.0.0.1:49670 - "OPTIONS /api/historical/CAKEUSDT?interval=60&amp;days=90&amp;t=1763305190944 HTTP/1.1" 200 OK</text:p>
      <text:p text:style-name="Standard">INFO: <text:s text:c="4"/>127.0.0.1:54713 - "OPTIONS /api/historical/TONUSDT?interval=60&amp;days=90&amp;t=1763305190945 HTTP/1.1" 200 OK</text:p>
      <text:p text:style-name="Standard">INFO: <text:s text:c="4"/>127.0.0.1:51756 - "OPTIONS /api/historical/PENDLEUSDT?interval=60&amp;days=90&amp;t=1763305190945 HTTP/1.1" 200 OK</text:p>
      <text:p text:style-name="Standard">INFO: <text:s text:c="4"/>127.0.0.1:60254 - "OPTIONS /api/historical/UNIUSDT?interval=60&amp;days=90&amp;t=1763305190945 HTTP/1.1" 200 OK</text:p>
      <text:p text:style-name="Standard">INFO: <text:s text:c="4"/>127.0.0.1:56873 - "OPTIONS /api/historical/ARBUSDT?interval=60&amp;days=90&amp;t=1763305190946 HTTP/1.1" 200 OK</text:p>
      <text:p text:style-name="Standard"><text:soft-page-break/>INFO: <text:s text:c="4"/>127.0.0.1:52837 - "OPTIONS /api/historical/DOTUSDT?interval=60&amp;days=90&amp;t=1763305190946 HTTP/1.1" 200 OK</text:p>
      <text:p text:style-name="Standard">INFO: <text:s text:c="4"/>127.0.0.1:54713 - "OPTIONS /api/historical/BNBUSDT?interval=60&amp;days=90&amp;t=1763305190947 HTTP/1.1" 200 OK</text:p>
      <text:p text:style-name="Standard">INFO: <text:s text:c="4"/>127.0.0.1:49670 - "OPTIONS /api/historical/AVAXUSDT?interval=60&amp;days=90&amp;t=1763305190946 HTTP/1.1" 200 OK</text:p>
      <text:p text:style-name="Standard">INFO: <text:s text:c="4"/>127.0.0.1:51756 - "OPTIONS /api/historical/PEOPLEUSDT?interval=60&amp;days=90&amp;t=1763305190947 HTTP/1.1" 200 OK</text:p>
      <text:p text:style-name="Standard">INFO: <text:s text:c="4"/>127.0.0.1:60254 - "OPTIONS /api/historical/HBARUSDT?interval=60&amp;days=90&amp;t=1763305190947 HTTP/1.1" 200 OK</text:p>
      <text:p text:style-name="Standard">INFO: <text:s text:c="4"/>127.0.0.1:56873 - "OPTIONS /api/historical/ASTRUSDT?interval=60&amp;days=90&amp;t=1763305190948 HTTP/1.1" 200 OK</text:p>
      <text:p text:style-name="Standard">INFO: <text:s text:c="4"/>127.0.0.1:52837 - "OPTIONS /api/historical/MASKUSDT?interval=60&amp;days=90&amp;t=1763305190948 HTTP/1.1" 200 OK</text:p>
      <text:p text:style-name="Standard">INFO: <text:s text:c="4"/>127.0.0.1:54713 - "OPTIONS /api/historical/TRBUSDT?interval=60&amp;days=90&amp;t=1763305190948 HTTP/1.1" 200 OK</text:p>
      <text:p text:style-name="Standard">INFO: <text:s text:c="4"/>127.0.0.1:49670 - "OPTIONS /api/historical/INJUSDT?interval=60&amp;days=90&amp;t=1763305190949 HTTP/1.1" 200 OK</text:p>
      <text:p text:style-name="Standard">INFO: <text:s text:c="4"/>127.0.0.1:51756 - "OPTIONS /api/historical/ATOMUSDT?interval=60&amp;days=90&amp;t=1763305190949 HTTP/1.1" 200 OK</text:p>
      <text:p text:style-name="Standard">INFO: <text:s text:c="4"/>127.0.0.1:60254 - "OPTIONS /api/historical/GRTUSDT?interval=60&amp;days=90&amp;t=1763305190951 HTTP/1.1" 200 OK</text:p>
      <text:p text:style-name="Standard">INFO: <text:s text:c="4"/>127.0.0.1:56873 - "OPTIONS /api/historical/ALGOUSDT?interval=60&amp;days=90&amp;t=1763305190952 HTTP/1.1" 200 OK</text:p>
      <text:p text:style-name="Standard">[BTCUSDT] 📊 HISTORICAL: Recibido days=90, aplicando límite -&gt; days_to_fetch=90 (máx: 120) @ 60</text:p>
      <text:p text:style-name="Standard">[ETHUSDT] 📊 HISTORICAL: Recibido days=90, aplicando límite -&gt; days_to_fetch=90 (máx: 120) @ 60</text:p>
      <text:p text:style-name="Standard">[SOLUSDT] 📊 HISTORICAL: Recibido days=90, aplicando límite -&gt; days_to_fetch=90 (máx: 120) @ 60</text:p>
      <text:p text:style-name="Standard">[TRXUSDT] 📊 HISTORICAL: Recibido days=90, aplicando límite -&gt; days_to_fetch=90 (máx: 120) @ 60</text:p>
      <text:p text:style-name="Standard">[XRPUSDT] 📊 HISTORICAL: Recibido days=90, aplicando límite -&gt; days_to_fetch=90 (máx: 120) @ 60</text:p>
      <text:p text:style-name="Standard">[AAVEUSDT] 📊 HISTORICAL: Recibido days=90, aplicando límite -&gt; days_to_fetch=90 (máx: 120) @ 60</text:p>
      <text:p text:style-name="Standard">INFO:httpx:HTTP Request: GET https://api.bybit.com/v5/market/kline?category=linear&amp;symbol=ETHUSDT&amp;interval=60&amp;start=1755529191579&amp;limit=1000 "HTTP/1.1 200 OK"</text:p>
      <text:p text:style-name="Standard">INFO:httpx:HTTP Request: GET https://api.bybit.com/v5/market/kline?category=linear&amp;symbol=XRPUSDT&amp;interval=60&amp;start=1755529192567&amp;limit=1000 "HTTP/1.1 200 OK"</text:p>
      <text:p text:style-name="Standard">INFO:httpx:HTTP Request: GET https://api.bybit.com/v5/market/kline?category=linear&amp;symbol=SOLUSDT&amp;interval=60&amp;start=1755529191908&amp;limit=1000 "HTTP/1.1 200 OK"</text:p>
      <text:p text:style-name="Standard">INFO:httpx:HTTP Request: GET https://api.bybit.com/v5/market/kline?category=linear&amp;symbol=AAVEUSDT&amp;interval=60&amp;start=1755529192893&amp;limit=1000 "HTTP/1.1 200 OK"</text:p>
      <text:p text:style-name="Standard">INFO:httpx:HTTP Request: GET https://api.bybit.com/v5/market/kline?category=linear&amp;symbol=BTCUSDT&amp;interval=60&amp;start=1755529191251&amp;limit=1000 "HTTP/1.1 200 OK"</text:p>
      <text:p text:style-name="Standard"><text:soft-page-break/>INFO:httpx:HTTP Request: GET https://api.bybit.com/v5/market/kline?category=linear&amp;symbol=TRXUSDT&amp;interval=60&amp;start=1755529192237&amp;limit=1000 "HTTP/1.1 200 OK"</text:p>
      <text:p text:style-name="Standard">INFO:httpx:HTTP Request: GET https://api.bybit.com/v5/market/kline?category=linear&amp;symbol=SOLUSDT&amp;interval=60&amp;start=1759129200000&amp;limit=1000 "HTTP/1.1 200 OK"</text:p>
      <text:p text:style-name="Standard">INFO:httpx:HTTP Request: GET https://api.bybit.com/v5/market/kline?category=linear&amp;symbol=ETHUSDT&amp;interval=60&amp;start=1759129200000&amp;limit=1000 "HTTP/1.1 200 OK"</text:p>
      <text:p text:style-name="Standard">INFO:httpx:HTTP Request: GET https://api.bybit.com/v5/market/kline?category=linear&amp;symbol=BTCUSDT&amp;interval=60&amp;start=1759129200000&amp;limit=1000 "HTTP/1.1 200 OK"</text:p>
      <text:p text:style-name="Standard">INFO:httpx:HTTP Request: GET https://api.bybit.com/v5/market/kline?category=linear&amp;symbol=AAVEUSDT&amp;interval=60&amp;start=1759129200000&amp;limit=1000 "HTTP/1.1 200 OK"</text:p>
      <text:p text:style-name="Standard">INFO:httpx:HTTP Request: GET https://api.bybit.com/v5/market/kline?category=linear&amp;symbol=TRXUSDT&amp;interval=60&amp;start=1759129200000&amp;limit=1000 "HTTP/1.1 200 OK"</text:p>
      <text:p text:style-name="Standard">INFO:httpx:HTTP Request: GET https://api.bybit.com/v5/market/kline?category=linear&amp;symbol=AAVEUSDT&amp;interval=60&amp;start=1762729200000&amp;limit=160 "HTTP/1.1 200 OK"</text:p>
      <text:p text:style-name="Standard">[AAVEUSDT] Historical: ✅ Devolviendo 2160 velas (esperadas: 2160)</text:p>
      <text:p text:style-name="Standard">INFO: <text:s text:c="4"/>127.0.0.1:56873 - "GET /api/historical/AAVEUSDT?interval=60&amp;days=90&amp;t=1763305190928 HTTP/1.1" 200 OK</text:p>
      <text:p text:style-name="Standard">[GALAUSDT] 📊 HISTORICAL: Recibido days=90, aplicando límite -&gt; days_to_fetch=90 (máx: 120) @ 60</text:p>
      <text:p text:style-name="Standard">INFO:httpx:HTTP Request: GET https://api.bybit.com/v5/market/kline?category=linear&amp;symbol=XRPUSDT&amp;interval=60&amp;start=1759129200000&amp;limit=1000 "HTTP/1.1 200 OK"</text:p>
      <text:p text:style-name="Standard">INFO:httpx:HTTP Request: GET https://api.bybit.com/v5/market/kline?category=linear&amp;symbol=TRXUSDT&amp;interval=60&amp;start=1762729200000&amp;limit=160 "HTTP/1.1 200 OK"</text:p>
      <text:p text:style-name="Standard">[TRXUSDT] Historical: ✅ Devolviendo 2160 velas (esperadas: 2160)</text:p>
      <text:p text:style-name="Standard">INFO: <text:s text:c="4"/>127.0.0.1:60254 - "GET /api/historical/TRXUSDT?interval=60&amp;days=90&amp;t=1763305190927 HTTP/1.1" 200 OK</text:p>
      <text:p text:style-name="Standard">INFO:httpx:HTTP Request: GET https://api.bybit.com/v5/market/kline?category=linear&amp;symbol=SOLUSDT&amp;interval=60&amp;start=1762729200000&amp;limit=160 "HTTP/1.1 200 OK"</text:p>
      <text:p text:style-name="Standard">[SOLUSDT] Historical: ✅ Devolviendo 2160 velas (esperadas: 2160)</text:p>
      <text:p text:style-name="Standard">INFO: <text:s text:c="4"/>127.0.0.1:51756 - "GET /api/historical/SOLUSDT?interval=60&amp;days=90&amp;t=1763305190928 HTTP/1.1" 200 OK</text:p>
      <text:p text:style-name="Standard">[OPUSDT] 📊 HISTORICAL: Recibido days=90, aplicando límite -&gt; days_to_fetch=90 (máx: 120) @ 60</text:p>
      <text:p text:style-name="Standard">INFO:httpx:HTTP Request: GET https://api.bybit.com/v5/market/kline?category=linear&amp;symbol=ETHUSDT&amp;interval=60&amp;start=1762729200000&amp;limit=160 "HTTP/1.1 200 OK"</text:p>
      <text:p text:style-name="Standard">[ADAUSDT] 📊 HISTORICAL: Recibido days=90, aplicando límite -&gt; days_to_fetch=90 (máx: 120) @ 60</text:p>
      <text:p text:style-name="Standard">[ETHUSDT] Historical: ✅ Devolviendo 2160 velas (esperadas: 2160)</text:p>
      <text:p text:style-name="Standard">INFO: <text:s text:c="4"/>127.0.0.1:54713 - "GET /api/historical/ETHUSDT?interval=60&amp;days=90&amp;t=1763305190927 HTTP/1.1" 200 OK</text:p>
      <text:p text:style-name="Standard"><text:soft-page-break/>[SUIUSDT] 📊 HISTORICAL: Recibido days=90, aplicando límite -&gt; days_to_fetch=90 (máx: 120) @ 60</text:p>
      <text:p text:style-name="Standard">INFO:httpx:HTTP Request: GET https://api.bybit.com/v5/market/kline?category=linear&amp;symbol=BTCUSDT&amp;interval=60&amp;start=1762729200000&amp;limit=160 "HTTP/1.1 200 OK"</text:p>
      <text:p text:style-name="Standard">[BTCUSDT] Historical: ✅ Devolviendo 2160 velas (esperadas: 2160)</text:p>
      <text:p text:style-name="Standard">INFO: <text:s text:c="4"/>127.0.0.1:52837 - "GET /api/historical/BTCUSDT?interval=60&amp;days=90&amp;t=1763305190926 HTTP/1.1" 200 OK</text:p>
      <text:p text:style-name="Standard">[POLUSDT] 📊 HISTORICAL: Recibido days=90, aplicando límite -&gt; days_to_fetch=90 (máx: 120) @ 60</text:p>
      <text:p text:style-name="Standard">INFO:httpx:HTTP Request: GET https://api.bybit.com/v5/market/kline?category=linear&amp;symbol=GALAUSDT&amp;interval=60&amp;start=1755529195288&amp;limit=1000 "HTTP/1.1 200 OK"</text:p>
      <text:p text:style-name="Standard">INFO:httpx:HTTP Request: GET https://api.bybit.com/v5/market/kline?category=linear&amp;symbol=XRPUSDT&amp;interval=60&amp;start=1762729200000&amp;limit=160 "HTTP/1.1 200 OK"</text:p>
      <text:p text:style-name="Standard">[XRPUSDT] Historical: ✅ Devolviendo 2160 velas (esperadas: 2160)</text:p>
      <text:p text:style-name="Standard">INFO: <text:s text:c="4"/>127.0.0.1:49670 - "GET /api/historical/XRPUSDT?interval=60&amp;days=90&amp;t=1763305190928 HTTP/1.1" 200 OK</text:p>
      <text:p text:style-name="Standard">[POLYXUSDT] 📊 HISTORICAL: Recibido days=90, aplicando límite -&gt; days_to_fetch=90 (máx: 120) @ 60</text:p>
      <text:p text:style-name="Standard">INFO:httpx:HTTP Request: GET https://api.bybit.com/v5/market/kline?category=linear&amp;symbol=OPUSDT&amp;interval=60&amp;start=1755529195727&amp;limit=1000 "HTTP/1.1 200 OK"</text:p>
      <text:p text:style-name="Standard">INFO:httpx:HTTP Request: GET https://api.bybit.com/v5/market/kline?category=linear&amp;symbol=ADAUSDT&amp;interval=60&amp;start=1755529196072&amp;limit=1000 "HTTP/1.1 200 OK"</text:p>
      <text:p text:style-name="Standard">INFO:httpx:HTTP Request: GET https://api.bybit.com/v5/market/kline?category=linear&amp;symbol=GALAUSDT&amp;interval=60&amp;start=1759129200000&amp;limit=1000 "HTTP/1.1 200 OK"</text:p>
      <text:p text:style-name="Standard">INFO:httpx:HTTP Request: GET https://api.bybit.com/v5/market/kline?category=linear&amp;symbol=POLUSDT&amp;interval=60&amp;start=1755529196872&amp;limit=1000 "HTTP/1.1 200 OK"</text:p>
      <text:p text:style-name="Standard">INFO:httpx:HTTP Request: GET https://api.bybit.com/v5/market/kline?category=linear&amp;symbol=POLYXUSDT&amp;interval=60&amp;start=1755529197267&amp;limit=1000 "HTTP/1.1 200 OK"</text:p>
      <text:p text:style-name="Standard">INFO:httpx:HTTP Request: GET https://api.bybit.com/v5/market/kline?category=linear&amp;symbol=ADAUSDT&amp;interval=60&amp;start=1759129200000&amp;limit=1000 "HTTP/1.1 200 OK"</text:p>
      <text:p text:style-name="Standard">INFO:httpx:HTTP Request: GET https://api.bybit.com/v5/market/kline?category=linear&amp;symbol=SUIUSDT&amp;interval=60&amp;start=1755529196468&amp;limit=1000 "HTTP/1.1 200 OK"</text:p>
      <text:p text:style-name="Standard">INFO:httpx:HTTP Request: GET https://api.bybit.com/v5/market/kline?category=linear&amp;symbol=OPUSDT&amp;interval=60&amp;start=1759129200000&amp;limit=1000 "HTTP/1.1 200 OK"</text:p>
      <text:p text:style-name="Standard">INFO:httpx:HTTP Request: GET https://api.bybit.com/v5/market/kline?category=linear&amp;symbol=POLYXUSDT&amp;interval=60&amp;start=1759129200000&amp;limit=1000 "HTTP/1.1 200 OK"</text:p>
      <text:p text:style-name="Standard">INFO:httpx:HTTP Request: GET https://api.bybit.com/v5/market/kline?category=linear&amp;symbol=GALAUSDT&amp;interval=60&amp;start=1762729200000&amp;limit=160 "HTTP/1.1 200 OK"</text:p>
      <text:p text:style-name="Standard">[GALAUSDT] Historical: ✅ Devolviendo 2160 velas (esperadas: 2160)</text:p>
      <text:p text:style-name="Standard"><text:soft-page-break/>INFO: <text:s text:c="4"/>127.0.0.1:56873 - "GET /api/historical/GALAUSDT?interval=60&amp;days=90&amp;t=1763305190929 HTTP/1.1" 200 OK</text:p>
      <text:p text:style-name="Standard">[CAKEUSDT] 📊 HISTORICAL: Recibido days=90, aplicando límite -&gt; days_to_fetch=90 (máx: 120) @ 60</text:p>
      <text:p text:style-name="Standard">INFO:httpx:HTTP Request: GET https://api.bybit.com/v5/market/kline?category=linear&amp;symbol=POLYXUSDT&amp;interval=60&amp;start=1762729200000&amp;limit=160 "HTTP/1.1 200 OK"</text:p>
      <text:p text:style-name="Standard">INFO:httpx:HTTP Request: GET https://api.bybit.com/v5/market/kline?category=linear&amp;symbol=SUIUSDT&amp;interval=60&amp;start=1759129200000&amp;limit=1000 "HTTP/1.1 200 OK"</text:p>
      <text:p text:style-name="Standard">INFO:httpx:HTTP Request: GET https://api.bybit.com/v5/market/kline?category=linear&amp;symbol=POLUSDT&amp;interval=60&amp;start=1759129200000&amp;limit=1000 "HTTP/1.1 200 OK"</text:p>
      <text:p text:style-name="Standard">INFO:httpx:HTTP Request: GET https://api.bybit.com/v5/market/kline?category=linear&amp;symbol=OPUSDT&amp;interval=60&amp;start=1762729200000&amp;limit=160 "HTTP/1.1 200 OK"</text:p>
      <text:p text:style-name="Standard">INFO:httpx:HTTP Request: GET https://api.bybit.com/v5/market/kline?category=linear&amp;symbol=ADAUSDT&amp;interval=60&amp;start=1762729200000&amp;limit=160 "HTTP/1.1 200 OK"</text:p>
      <text:p text:style-name="Standard">[POLYXUSDT] Historical: ✅ Devolviendo 2160 velas (esperadas: 2160)</text:p>
      <text:p text:style-name="Standard">INFO: <text:s text:c="4"/>127.0.0.1:49670 - "GET /api/historical/POLYXUSDT?interval=60&amp;days=90&amp;t=1763305190944 HTTP/1.1" 200 OK</text:p>
      <text:p text:style-name="Standard">[OPUSDT] Historical: ✅ Devolviendo 2160 velas (esperadas: 2160)</text:p>
      <text:p text:style-name="Standard">INFO: <text:s text:c="4"/>127.0.0.1:60254 - "GET /api/historical/OPUSDT?interval=60&amp;days=90&amp;t=1763305190942 HTTP/1.1" 200 OK</text:p>
      <text:p text:style-name="Standard">[ADAUSDT] Historical: ✅ Devolviendo 2160 velas (esperadas: 2160)</text:p>
      <text:p text:style-name="Standard">INFO: <text:s text:c="4"/>127.0.0.1:51756 - "GET /api/historical/ADAUSDT?interval=60&amp;days=90&amp;t=1763305190943 HTTP/1.1" 200 OK</text:p>
      <text:p text:style-name="Standard">[PENDLEUSDT] 📊 HISTORICAL: Recibido days=90, aplicando límite -&gt; days_to_fetch=90 (máx: 120) @ 60</text:p>
      <text:p text:style-name="Standard">[TONUSDT] 📊 HISTORICAL: Recibido days=90, aplicando límite -&gt; days_to_fetch=90 (máx: 120) @ 60</text:p>
      <text:p text:style-name="Standard">[UNIUSDT] 📊 HISTORICAL: Recibido days=90, aplicando límite -&gt; days_to_fetch=90 (máx: 120) @ 60</text:p>
      <text:p text:style-name="Standard">INFO:httpx:HTTP Request: GET https://api.bybit.com/v5/market/kline?category=linear&amp;symbol=SUIUSDT&amp;interval=60&amp;start=1762729200000&amp;limit=160 "HTTP/1.1 200 OK"</text:p>
      <text:p text:style-name="Standard">[SUIUSDT] Historical: ✅ Devolviendo 2160 velas (esperadas: 2160)</text:p>
      <text:p text:style-name="Standard">INFO: <text:s text:c="4"/>127.0.0.1:54713 - "GET /api/historical/SUIUSDT?interval=60&amp;days=90&amp;t=1763305190943 HTTP/1.1" 200 OK</text:p>
      <text:p text:style-name="Standard">INFO:httpx:HTTP Request: GET https://api.bybit.com/v5/market/kline?category=linear&amp;symbol=CAKEUSDT&amp;interval=60&amp;start=1755529198928&amp;limit=1000 "HTTP/1.1 200 OK"</text:p>
      <text:p text:style-name="Standard">[ARBUSDT] 📊 HISTORICAL: Recibido days=90, aplicando límite -&gt; days_to_fetch=90 (máx: 120) @ 60</text:p>
      <text:p text:style-name="Standard">INFO:httpx:HTTP Request: GET https://api.bybit.com/v5/market/kline?category=linear&amp;symbol=PENDLEUSDT&amp;interval=60&amp;start=1755529199413&amp;limit=1000 "HTTP/1.1 200 OK"</text:p>
      <text:p text:style-name="Standard">INFO:httpx:HTTP Request: GET https://api.bybit.com/v5/market/kline?category=linear&amp;symbol=POLUSDT&amp;interval=60&amp;start=1762729200000&amp;limit=160 "HTTP/1.1 200 OK"</text:p>
      <text:p text:style-name="Standard"><text:soft-page-break/>INFO:httpx:HTTP Request: GET https://api.bybit.com/v5/market/kline?category=linear&amp;symbol=UNIUSDT&amp;interval=60&amp;start=1755529200074&amp;limit=1000 "HTTP/1.1 200 OK"</text:p>
      <text:p text:style-name="Standard">INFO:httpx:HTTP Request: GET https://api.bybit.com/v5/market/kline?category=linear&amp;symbol=TONUSDT&amp;interval=60&amp;start=1755529199742&amp;limit=1000 "HTTP/1.1 200 OK"</text:p>
      <text:p text:style-name="Standard">[POLUSDT] Historical: ✅ Devolviendo 2160 velas (esperadas: 2160)</text:p>
      <text:p text:style-name="Standard">INFO: <text:s text:c="4"/>127.0.0.1:52837 - "GET /api/historical/POLUSDT?interval=60&amp;days=90&amp;t=1763305190944 HTTP/1.1" 200 OK</text:p>
      <text:p text:style-name="Standard">[DOTUSDT] 📊 HISTORICAL: Recibido days=90, aplicando límite -&gt; days_to_fetch=90 (máx: 120) @ 60</text:p>
      <text:p text:style-name="Standard">INFO:httpx:HTTP Request: GET https://api.bybit.com/v5/market/kline?category=linear&amp;symbol=PENDLEUSDT&amp;interval=60&amp;start=1759129200000&amp;limit=1000 "HTTP/1.1 200 OK"</text:p>
      <text:p text:style-name="Standard">INFO:httpx:HTTP Request: GET https://api.bybit.com/v5/market/kline?category=linear&amp;symbol=CAKEUSDT&amp;interval=60&amp;start=1759129200000&amp;limit=1000 "HTTP/1.1 200 OK"</text:p>
      <text:p text:style-name="Standard">INFO:httpx:HTTP Request: GET https://api.bybit.com/v5/market/kline?category=linear&amp;symbol=UNIUSDT&amp;interval=60&amp;start=1759129200000&amp;limit=1000 "HTTP/1.1 200 OK"</text:p>
      <text:p text:style-name="Standard">INFO:httpx:HTTP Request: GET https://api.bybit.com/v5/market/kline?category=linear&amp;symbol=ARBUSDT&amp;interval=60&amp;start=1755529200847&amp;limit=1000 "HTTP/1.1 200 OK"</text:p>
      <text:p text:style-name="Standard">INFO:httpx:HTTP Request: GET https://api.bybit.com/v5/market/kline?category=linear&amp;symbol=DOTUSDT&amp;interval=60&amp;start=1755529201243&amp;limit=1000 "HTTP/1.1 200 OK"</text:p>
      <text:p text:style-name="Standard">INFO:httpx:HTTP Request: GET https://api.bybit.com/v5/market/kline?category=linear&amp;symbol=TONUSDT&amp;interval=60&amp;start=1759129200000&amp;limit=1000 "HTTP/1.1 200 OK"</text:p>
      <text:p text:style-name="Standard">INFO:httpx:HTTP Request: GET https://api.bybit.com/v5/market/kline?category=linear&amp;symbol=CAKEUSDT&amp;interval=60&amp;start=1762729200000&amp;limit=160 "HTTP/1.1 200 OK"</text:p>
      <text:p text:style-name="Standard">[CAKEUSDT] Historical: ✅ Devolviendo 2160 velas (esperadas: 2160)</text:p>
      <text:p text:style-name="Standard">INFO: <text:s text:c="4"/>127.0.0.1:56873 - "GET /api/historical/CAKEUSDT?interval=60&amp;days=90&amp;t=1763305190944 HTTP/1.1" 200 OK</text:p>
      <text:p text:style-name="Standard">INFO:httpx:HTTP Request: GET https://api.bybit.com/v5/market/kline?category=linear&amp;symbol=PENDLEUSDT&amp;interval=60&amp;start=1762729200000&amp;limit=160 "HTTP/1.1 200 OK"</text:p>
      <text:p text:style-name="Standard">INFO:httpx:HTTP Request: GET https://api.bybit.com/v5/market/kline?category=linear&amp;symbol=UNIUSDT&amp;interval=60&amp;start=1762729200000&amp;limit=160 "HTTP/1.1 200 OK"</text:p>
      <text:p text:style-name="Standard">INFO:httpx:HTTP Request: GET https://api.bybit.com/v5/market/kline?category=linear&amp;symbol=ARBUSDT&amp;interval=60&amp;start=1759129200000&amp;limit=1000 "HTTP/1.1 200 OK"</text:p>
      <text:p text:style-name="Standard">[PENDLEUSDT] Historical: ✅ Devolviendo 2160 velas (esperadas: 2160)</text:p>
      <text:p text:style-name="Standard">INFO: <text:s text:c="4"/>127.0.0.1:60254 - "GET /api/historical/PENDLEUSDT?interval=60&amp;days=90&amp;t=1763305190945 HTTP/1.1" 200 OK</text:p>
      <text:p text:style-name="Standard">[UNIUSDT] Historical: ✅ Devolviendo 2160 velas (esperadas: 2160)</text:p>
      <text:p text:style-name="Standard">INFO: <text:s text:c="4"/>127.0.0.1:51756 - "GET /api/historical/UNIUSDT?interval=60&amp;days=90&amp;t=1763305190945 HTTP/1.1" 200 OK</text:p>
      <text:p text:style-name="Standard">[BNBUSDT] 📊 HISTORICAL: Recibido days=90, aplicando límite -&gt; days_to_fetch=90 (máx: 120) @ 60</text:p>
      <text:p text:style-name="Standard"><text:soft-page-break/>INFO:httpx:HTTP Request: GET https://api.bybit.com/v5/market/kline?category=linear&amp;symbol=DOTUSDT&amp;interval=60&amp;start=1759132800000&amp;limit=1000 "HTTP/1.1 200 OK"</text:p>
      <text:p text:style-name="Standard">INFO:httpx:HTTP Request: GET https://api.bybit.com/v5/market/kline?category=linear&amp;symbol=TONUSDT&amp;interval=60&amp;start=1762729200000&amp;limit=160 "HTTP/1.1 200 OK"</text:p>
      <text:p text:style-name="Standard">[AVAXUSDT] 📊 HISTORICAL: Recibido days=90, aplicando límite -&gt; days_to_fetch=90 (máx: 120) @ 60</text:p>
      <text:p text:style-name="Standard">[PEOPLEUSDT] 📊 HISTORICAL: Recibido days=90, aplicando límite -&gt; days_to_fetch=90 (máx: 120) @ 60</text:p>
      <text:p text:style-name="Standard">[TONUSDT] Historical: ✅ Devolviendo 2160 velas (esperadas: 2160)</text:p>
      <text:p text:style-name="Standard">INFO: <text:s text:c="4"/>127.0.0.1:49670 - "GET /api/historical/TONUSDT?interval=60&amp;days=90&amp;t=1763305190945 HTTP/1.1" 200 OK</text:p>
      <text:p text:style-name="Standard">[HBARUSDT] 📊 HISTORICAL: Recibido days=90, aplicando límite -&gt; days_to_fetch=90 (máx: 120) @ 60</text:p>
      <text:p text:style-name="Standard">INFO:httpx:HTTP Request: GET https://api.bybit.com/v5/market/kline?category=linear&amp;symbol=DOTUSDT&amp;interval=60&amp;start=1762732800000&amp;limit=160 "HTTP/1.1 200 OK"</text:p>
      <text:p text:style-name="Standard">[DOTUSDT] Historical: ✅ Devolviendo 2160 velas (esperadas: 2160)</text:p>
      <text:p text:style-name="Standard">INFO: <text:s text:c="4"/>127.0.0.1:52837 - "GET /api/historical/DOTUSDT?interval=60&amp;days=90&amp;t=1763305190946 HTTP/1.1" 200 OK</text:p>
      <text:p text:style-name="Standard">INFO:httpx:HTTP Request: GET https://api.bybit.com/v5/market/kline?category=linear&amp;symbol=AVAXUSDT&amp;interval=60&amp;start=1755529202967&amp;limit=1000 "HTTP/1.1 200 OK"</text:p>
      <text:p text:style-name="Standard">INFO:httpx:HTTP Request: GET https://api.bybit.com/v5/market/kline?category=linear&amp;symbol=BNBUSDT&amp;interval=60&amp;start=1755529202636&amp;limit=1000 "HTTP/1.1 200 OK"</text:p>
      <text:p text:style-name="Standard">INFO:httpx:HTTP Request: GET https://api.bybit.com/v5/market/kline?category=linear&amp;symbol=ARBUSDT&amp;interval=60&amp;start=1762729200000&amp;limit=160 "HTTP/1.1 200 OK"</text:p>
      <text:p text:style-name="Standard">[ARBUSDT] Historical: ✅ Devolviendo 2160 velas (esperadas: 2160)</text:p>
      <text:p text:style-name="Standard">INFO: <text:s text:c="4"/>127.0.0.1:54713 - "GET /api/historical/ARBUSDT?interval=60&amp;days=90&amp;t=1763305190946 HTTP/1.1" 200 OK</text:p>
      <text:p text:style-name="Standard">INFO:httpx:HTTP Request: GET https://api.bybit.com/v5/market/kline?category=linear&amp;symbol=PEOPLEUSDT&amp;interval=60&amp;start=1755529203295&amp;limit=1000 "HTTP/1.1 200 OK"</text:p>
      <text:p text:style-name="Standard">[ASTRUSDT] 📊 HISTORICAL: Recibido days=90, aplicando límite -&gt; days_to_fetch=90 (máx: 120) @ 60</text:p>
      <text:p text:style-name="Standard">[MASKUSDT] 📊 HISTORICAL: Recibido days=90, aplicando límite -&gt; days_to_fetch=90 (máx: 120) @ 60</text:p>
      <text:p text:style-name="Standard">INFO:httpx:HTTP Request: GET https://api.bybit.com/v5/market/kline?category=linear&amp;symbol=HBARUSDT&amp;interval=60&amp;start=1755529203676&amp;limit=1000 "HTTP/1.1 200 OK"</text:p>
      <text:p text:style-name="Standard">INFO:httpx:HTTP Request: GET https://api.bybit.com/v5/market/kline?category=linear&amp;symbol=MASKUSDT&amp;interval=60&amp;start=1755529204831&amp;limit=1000 "HTTP/1.1 200 OK"</text:p>
      <text:p text:style-name="Standard">INFO:httpx:HTTP Request: GET https://api.bybit.com/v5/market/kline?category=linear&amp;symbol=ASTRUSDT&amp;interval=60&amp;start=1755529204500&amp;limit=1000 "HTTP/1.1 200 OK"</text:p>
      <text:p text:style-name="Standard">INFO:httpx:HTTP Request: GET https://api.bybit.com/v5/market/kline?category=linear&amp;symbol=PEOPLEUSDT&amp;interval=60&amp;start=1759132800000&amp;limit=1000 "HTTP/1.1 200 OK"</text:p>
      <text:p text:style-name="Standard"><text:soft-page-break/>INFO:httpx:HTTP Request: GET https://api.bybit.com/v5/market/kline?category=linear&amp;symbol=HBARUSDT&amp;interval=60&amp;start=1759132800000&amp;limit=1000 "HTTP/1.1 200 OK"</text:p>
      <text:p text:style-name="Standard">INFO:httpx:HTTP Request: GET https://api.bybit.com/v5/market/kline?category=linear&amp;symbol=AVAXUSDT&amp;interval=60&amp;start=1759132800000&amp;limit=1000 "HTTP/1.1 200 OK"</text:p>
      <text:p text:style-name="Standard">INFO:httpx:HTTP Request: GET https://api.bybit.com/v5/market/kline?category=linear&amp;symbol=BNBUSDT&amp;interval=60&amp;start=1759132800000&amp;limit=1000 "HTTP/1.1 200 OK"</text:p>
      <text:p text:style-name="Standard">INFO:httpx:HTTP Request: GET https://api.bybit.com/v5/market/kline?category=linear&amp;symbol=ASTRUSDT&amp;interval=60&amp;start=1759132800000&amp;limit=1000 "HTTP/1.1 200 OK"</text:p>
      <text:p text:style-name="Standard">INFO:httpx:HTTP Request: GET https://api.bybit.com/v5/market/kline?category=linear&amp;symbol=PEOPLEUSDT&amp;interval=60&amp;start=1762732800000&amp;limit=160 "HTTP/1.1 200 OK"</text:p>
      <text:p text:style-name="Standard">[PEOPLEUSDT] Historical: ✅ Devolviendo 2160 velas (esperadas: 2160)</text:p>
      <text:p text:style-name="Standard">INFO: <text:s text:c="4"/>127.0.0.1:51756 - "GET /api/historical/PEOPLEUSDT?interval=60&amp;days=90&amp;t=1763305190947 HTTP/1.1" 200 OK</text:p>
      <text:p text:style-name="Standard">[TRBUSDT] 📊 HISTORICAL: Recibido days=90, aplicando límite -&gt; days_to_fetch=90 (máx: 120) @ 60</text:p>
      <text:p text:style-name="Standard">INFO:httpx:HTTP Request: GET https://api.bybit.com/v5/market/kline?category=linear&amp;symbol=HBARUSDT&amp;interval=60&amp;start=1762732800000&amp;limit=160 "HTTP/1.1 200 OK"</text:p>
      <text:p text:style-name="Standard">[HBARUSDT] Historical: ✅ Devolviendo 2160 velas (esperadas: 2160)</text:p>
      <text:p text:style-name="Standard">INFO: <text:s text:c="4"/>127.0.0.1:49670 - "GET /api/historical/HBARUSDT?interval=60&amp;days=90&amp;t=1763305190947 HTTP/1.1" 200 OK</text:p>
      <text:p text:style-name="Standard">[INJUSDT] 📊 HISTORICAL: Recibido days=90, aplicando límite -&gt; days_to_fetch=90 (máx: 120) @ 60</text:p>
      <text:p text:style-name="Standard">INFO:httpx:HTTP Request: GET https://api.bybit.com/v5/market/kline?category=linear&amp;symbol=ASTRUSDT&amp;interval=60&amp;start=1762732800000&amp;limit=160 "HTTP/1.1 200 OK"</text:p>
      <text:p text:style-name="Standard">[ASTRUSDT] Historical: ✅ Devolviendo 2160 velas (esperadas: 2160)</text:p>
      <text:p text:style-name="Standard">INFO: <text:s text:c="4"/>127.0.0.1:52837 - "GET /api/historical/ASTRUSDT?interval=60&amp;days=90&amp;t=1763305190948 HTTP/1.1" 200 OK</text:p>
      <text:p text:style-name="Standard">[ATOMUSDT] 📊 HISTORICAL: Recibido days=90, aplicando límite -&gt; days_to_fetch=90 (máx: 120) @ 60</text:p>
      <text:p text:style-name="Standard">INFO:httpx:HTTP Request: GET https://api.bybit.com/v5/market/kline?category=linear&amp;symbol=TRBUSDT&amp;interval=60&amp;start=1755529206208&amp;limit=1000 "HTTP/1.1 200 OK"</text:p>
      <text:p text:style-name="Standard">INFO:httpx:HTTP Request: GET https://api.bybit.com/v5/market/kline?category=linear&amp;symbol=BNBUSDT&amp;interval=60&amp;start=1762732800000&amp;limit=160 "HTTP/1.1 200 OK"</text:p>
      <text:p text:style-name="Standard">INFO:httpx:HTTP Request: GET https://api.bybit.com/v5/market/kline?category=linear&amp;symbol=AVAXUSDT&amp;interval=60&amp;start=1762732800000&amp;limit=160 "HTTP/1.1 200 OK"</text:p>
      <text:p text:style-name="Standard">[BNBUSDT] Historical: ✅ Devolviendo 2160 velas (esperadas: 2160)</text:p>
      <text:p text:style-name="Standard">INFO: <text:s text:c="4"/>127.0.0.1:56873 - "GET /api/historical/BNBUSDT?interval=60&amp;days=90&amp;t=1763305190947 HTTP/1.1" 200 OK</text:p>
      <text:p text:style-name="Standard">[AVAXUSDT] Historical: ✅ Devolviendo 2160 velas (esperadas: 2160)</text:p>
      <text:p text:style-name="Standard">INFO: <text:s text:c="4"/>127.0.0.1:60254 - "GET /api/historical/AVAXUSDT?interval=60&amp;days=90&amp;t=1763305190946 HTTP/1.1" 200 OK</text:p>
      <text:p text:style-name="Standard"><text:soft-page-break/>INFO:httpx:HTTP Request: GET https://api.bybit.com/v5/market/kline?category=linear&amp;symbol=INJUSDT&amp;interval=60&amp;start=1755529206617&amp;limit=1000 "HTTP/1.1 200 OK"</text:p>
      <text:p text:style-name="Standard">[GRTUSDT] 📊 HISTORICAL: Recibido days=90, aplicando límite -&gt; days_to_fetch=90 (máx: 120) @ 60</text:p>
      <text:p text:style-name="Standard">[ALGOUSDT] 📊 HISTORICAL: Recibido days=90, aplicando límite -&gt; days_to_fetch=90 (máx: 120) @ 60</text:p>
      <text:p text:style-name="Standard">INFO:httpx:HTTP Request: GET https://api.bybit.com/v5/market/kline?category=linear&amp;symbol=MASKUSDT&amp;interval=60&amp;start=1759132800000&amp;limit=1000 "HTTP/1.1 200 OK"</text:p>
      <text:p text:style-name="Standard">INFO:httpx:HTTP Request: GET https://api.bybit.com/v5/market/kline?category=linear&amp;symbol=TRBUSDT&amp;interval=60&amp;start=1759132800000&amp;limit=1000 "HTTP/1.1 200 OK"</text:p>
      <text:p text:style-name="Standard">INFO:httpx:HTTP Request: GET https://api.bybit.com/v5/market/kline?category=linear&amp;symbol=ATOMUSDT&amp;interval=60&amp;start=1755529207052&amp;limit=1000 "HTTP/1.1 200 OK"</text:p>
      <text:p text:style-name="Standard">INFO:httpx:HTTP Request: GET https://api.bybit.com/v5/market/kline?category=linear&amp;symbol=GRTUSDT&amp;interval=60&amp;start=1755529207483&amp;limit=1000 "HTTP/1.1 200 OK"</text:p>
      <text:p text:style-name="Standard">INFO:httpx:HTTP Request: GET https://api.bybit.com/v5/market/kline?category=linear&amp;symbol=ALGOUSDT&amp;interval=60&amp;start=1755529207814&amp;limit=1000 "HTTP/1.1 200 OK"</text:p>
      <text:p text:style-name="Standard">INFO:httpx:HTTP Request: GET https://api.bybit.com/v5/market/kline?category=linear&amp;symbol=MASKUSDT&amp;interval=60&amp;start=1762732800000&amp;limit=160 "HTTP/1.1 200 OK"</text:p>
      <text:p text:style-name="Standard">[MASKUSDT] Historical: ✅ Devolviendo 2160 velas (esperadas: 2160)</text:p>
      <text:p text:style-name="Standard">INFO: <text:s text:c="4"/>127.0.0.1:54713 - "GET /api/historical/MASKUSDT?interval=60&amp;days=90&amp;t=1763305190948 HTTP/1.1" 200 OK</text:p>
      <text:p text:style-name="Standard">INFO:httpx:HTTP Request: GET https://api.bybit.com/v5/market/kline?category=linear&amp;symbol=INJUSDT&amp;interval=60&amp;start=1759132800000&amp;limit=1000 "HTTP/1.1 200 OK"</text:p>
      <text:p text:style-name="Standard">INFO:httpx:HTTP Request: GET https://api.bybit.com/v5/market/kline?category=linear&amp;symbol=TRBUSDT&amp;interval=60&amp;start=1762732800000&amp;limit=160 "HTTP/1.1 200 OK"</text:p>
      <text:p text:style-name="Standard">[TRBUSDT] Historical: ✅ Devolviendo 2160 velas (esperadas: 2160)</text:p>
      <text:p text:style-name="Standard">INFO: <text:s text:c="4"/>127.0.0.1:51756 - "GET /api/historical/TRBUSDT?interval=60&amp;days=90&amp;t=1763305190948 HTTP/1.1" 200 OK</text:p>
      <text:p text:style-name="Standard">INFO:httpx:HTTP Request: GET https://api.bybit.com/v5/market/kline?category=linear&amp;symbol=ATOMUSDT&amp;interval=60&amp;start=1759132800000&amp;limit=1000 "HTTP/1.1 200 OK"</text:p>
      <text:p text:style-name="Standard">INFO:httpx:HTTP Request: GET https://api.bybit.com/v5/market/kline?category=linear&amp;symbol=ALGOUSDT&amp;interval=60&amp;start=1759132800000&amp;limit=1000 "HTTP/1.1 200 OK"</text:p>
      <text:p text:style-name="Standard">INFO:httpx:HTTP Request: GET https://api.bybit.com/v5/market/kline?category=linear&amp;symbol=GRTUSDT&amp;interval=60&amp;start=1759132800000&amp;limit=1000 "HTTP/1.1 200 OK"</text:p>
      <text:p text:style-name="Standard">INFO:httpx:HTTP Request: GET https://api.bybit.com/v5/market/kline?category=linear&amp;symbol=ATOMUSDT&amp;interval=60&amp;start=1762732800000&amp;limit=160 "HTTP/1.1 200 OK"</text:p>
      <text:p text:style-name="Standard">INFO:httpx:HTTP Request: GET https://api.bybit.com/v5/market/kline?category=linear&amp;symbol=ALGOUSDT&amp;interval=60&amp;start=1762732800000&amp;limit=160 "HTTP/1.1 200 OK"</text:p>
      <text:p text:style-name="Standard"><text:soft-page-break/>[ATOMUSDT] Historical: ✅ Devolviendo 2160 velas (esperadas: 2160)</text:p>
      <text:p text:style-name="Standard">INFO: <text:s text:c="4"/>127.0.0.1:52837 - "GET /api/historical/ATOMUSDT?interval=60&amp;days=90&amp;t=1763305190949 HTTP/1.1" 200 OK</text:p>
      <text:p text:style-name="Standard">[ALGOUSDT] Historical: ✅ Devolviendo 2160 velas (esperadas: 2160)</text:p>
      <text:p text:style-name="Standard">INFO: <text:s text:c="4"/>127.0.0.1:60254 - "GET /api/historical/ALGOUSDT?interval=60&amp;days=90&amp;t=1763305190952 HTTP/1.1" 200 OK</text:p>
      <text:p text:style-name="Standard">INFO:httpx:HTTP Request: GET https://api.bybit.com/v5/market/kline?category=linear&amp;symbol=INJUSDT&amp;interval=60&amp;start=1762732800000&amp;limit=160 "HTTP/1.1 200 OK"</text:p>
      <text:p text:style-name="Standard">[INJUSDT] Historical: ✅ Devolviendo 2160 velas (esperadas: 2160)</text:p>
      <text:p text:style-name="Standard">INFO: <text:s text:c="4"/>127.0.0.1:49670 - "GET /api/historical/INJUSDT?interval=60&amp;days=90&amp;t=1763305190949 HTTP/1.1" 200 OK</text:p>
      <text:p text:style-name="Standard">INFO:httpx:HTTP Request: GET https://api.bybit.com/v5/market/kline?category=linear&amp;symbol=GRTUSDT&amp;interval=60&amp;start=1762732800000&amp;limit=160 "HTTP/1.1 200 OK"</text:p>
      <text:p text:style-name="Standard">[GRTUSDT] Historical: ✅ Devolviendo 2160 velas (esperadas: 2160)</text:p>
      <text:p text:style-name="Standard">INFO: <text:s text:c="4"/>127.0.0.1:56873 - "GET /api/historical/GRTUSDT?interval=60&amp;days=90&amp;t=1763305190951 HTTP/1.1" 200 OK</text:p>
      <text:p text:style-name="Standard">INFO: <text:s text:c="4"/>127.0.0.1:64779 - "OPTIONS /api/historical/BTCUSDT?interval=60&amp;days=90&amp;t=1763305490923 HTTP/1.1" 200 OK</text:p>
      <text:p text:style-name="Standard">INFO: <text:s text:c="4"/>127.0.0.1:57668 - "OPTIONS /api/historical/ETHUSDT?interval=60&amp;days=90&amp;t=1763305490923 HTTP/1.1" 200 OK</text:p>
      <text:p text:style-name="Standard">INFO: <text:s text:c="4"/>127.0.0.1:50615 - "OPTIONS /api/historical/TRXUSDT?interval=60&amp;days=90&amp;t=1763305490924 HTTP/1.1" 200 OK</text:p>
      <text:p text:style-name="Standard">INFO: <text:s text:c="4"/>127.0.0.1:60720 - "OPTIONS /api/historical/XRPUSDT?interval=60&amp;days=90&amp;t=1763305490924 HTTP/1.1" 200 OK</text:p>
      <text:p text:style-name="Standard">INFO: <text:s text:c="4"/>127.0.0.1:64779 - "OPTIONS /api/historical/GALAUSDT?interval=60&amp;days=90&amp;t=1763305490930 HTTP/1.1" 200 OK</text:p>
      <text:p text:style-name="Standard">INFO: <text:s text:c="4"/>127.0.0.1:50956 - "OPTIONS /api/historical/AAVEUSDT?interval=60&amp;days=90&amp;t=1763305490928 HTTP/1.1" 200 OK</text:p>
      <text:p text:style-name="Standard">INFO: <text:s text:c="4"/>127.0.0.1:61148 - "OPTIONS /api/historical/SOLUSDT?interval=60&amp;days=90&amp;t=1763305490927 HTTP/1.1" 200 OK</text:p>
      <text:p text:style-name="Standard">INFO: <text:s text:c="4"/>127.0.0.1:57668 - "OPTIONS /api/historical/OPUSDT?interval=60&amp;days=90&amp;t=1763305490932 HTTP/1.1" 200 OK</text:p>
      <text:p text:style-name="Standard">INFO: <text:s text:c="4"/>127.0.0.1:50615 - "OPTIONS /api/historical/ADAUSDT?interval=60&amp;days=90&amp;t=1763305490932 HTTP/1.1" 200 OK</text:p>
      <text:p text:style-name="Standard">INFO: <text:s text:c="4"/>127.0.0.1:60720 - "OPTIONS /api/historical/SUIUSDT?interval=60&amp;days=90&amp;t=1763305490933 HTTP/1.1" 200 OK</text:p>
      <text:p text:style-name="Standard">INFO: <text:s text:c="4"/>127.0.0.1:64779 - "OPTIONS /api/historical/POLUSDT?interval=60&amp;days=90&amp;t=1763305490935 HTTP/1.1" 200 OK</text:p>
      <text:p text:style-name="Standard">INFO: <text:s text:c="4"/>127.0.0.1:50956 - "OPTIONS /api/historical/POLYXUSDT?interval=60&amp;days=90&amp;t=1763305490935 HTTP/1.1" 200 OK</text:p>
      <text:p text:style-name="Standard">INFO: <text:s text:c="4"/>127.0.0.1:61148 - "OPTIONS /api/historical/CAKEUSDT?interval=60&amp;days=90&amp;t=1763305490938 HTTP/1.1" 200 OK</text:p>
      <text:p text:style-name="Standard">INFO: <text:s text:c="4"/>127.0.0.1:57668 - "OPTIONS /api/historical/PENDLEUSDT?interval=60&amp;days=90&amp;t=1763305490938 HTTP/1.1" 200 OK</text:p>
      <text:p text:style-name="Standard">INFO: <text:s text:c="4"/>127.0.0.1:50615 - "OPTIONS /api/historical/TONUSDT?interval=60&amp;days=90&amp;t=1763305490939 HTTP/1.1" 200 OK</text:p>
      <text:p text:style-name="Standard">INFO: <text:s text:c="4"/>127.0.0.1:60720 - "OPTIONS /api/historical/UNIUSDT?interval=60&amp;days=90&amp;t=1763305490941 HTTP/1.1" 200 OK</text:p>
      <text:p text:style-name="Standard">INFO: <text:s text:c="4"/>127.0.0.1:64779 - "OPTIONS /api/historical/ARBUSDT?interval=60&amp;days=90&amp;t=1763305490941 HTTP/1.1" 200 OK</text:p>
      <text:p text:style-name="Standard"><text:soft-page-break/>INFO: <text:s text:c="4"/>127.0.0.1:50956 - "OPTIONS /api/historical/DOTUSDT?interval=60&amp;days=90&amp;t=1763305490942 HTTP/1.1" 200 OK</text:p>
      <text:p text:style-name="Standard">INFO: <text:s text:c="4"/>127.0.0.1:61148 - "OPTIONS /api/historical/AVAXUSDT?interval=60&amp;days=90&amp;t=1763305490943 HTTP/1.1" 200 OK</text:p>
      <text:p text:style-name="Standard">INFO: <text:s text:c="4"/>127.0.0.1:57668 - "OPTIONS /api/historical/BNBUSDT?interval=60&amp;days=90&amp;t=1763305490944 HTTP/1.1" 200 OK</text:p>
      <text:p text:style-name="Standard">INFO: <text:s text:c="4"/>127.0.0.1:50615 - "OPTIONS /api/historical/PEOPLEUSDT?interval=60&amp;days=90&amp;t=1763305490944 HTTP/1.1" 200 OK</text:p>
      <text:p text:style-name="Standard">INFO: <text:s text:c="4"/>127.0.0.1:60720 - "OPTIONS /api/historical/HBARUSDT?interval=60&amp;days=90&amp;t=1763305490953 HTTP/1.1" 200 OK</text:p>
      <text:p text:style-name="Standard">INFO: <text:s text:c="4"/>127.0.0.1:64779 - "OPTIONS /api/historical/ASTRUSDT?interval=60&amp;days=90&amp;t=1763305490953 HTTP/1.1" 200 OK</text:p>
      <text:p text:style-name="Standard">INFO: <text:s text:c="4"/>127.0.0.1:50956 - "OPTIONS /api/historical/MASKUSDT?interval=60&amp;days=90&amp;t=1763305490954 HTTP/1.1" 200 OK</text:p>
      <text:p text:style-name="Standard">INFO: <text:s text:c="4"/>127.0.0.1:61148 - "OPTIONS /api/historical/TRBUSDT?interval=60&amp;days=90&amp;t=1763305490954 HTTP/1.1" 200 OK</text:p>
      <text:p text:style-name="Standard">INFO: <text:s text:c="4"/>127.0.0.1:57668 - "OPTIONS /api/historical/INJUSDT?interval=60&amp;days=90&amp;t=1763305490954 HTTP/1.1" 200 OK</text:p>
      <text:p text:style-name="Standard">INFO: <text:s text:c="4"/>127.0.0.1:50615 - "OPTIONS /api/historical/ATOMUSDT?interval=60&amp;days=90&amp;t=1763305490955 HTTP/1.1" 200 OK</text:p>
      <text:p text:style-name="Standard">INFO: <text:s text:c="4"/>127.0.0.1:60720 - "OPTIONS /api/historical/GRTUSDT?interval=60&amp;days=90&amp;t=1763305490955 HTTP/1.1" 200 OK</text:p>
      <text:p text:style-name="Standard">INFO: <text:s text:c="4"/>127.0.0.1:64779 - "OPTIONS /api/historical/ALGOUSDT?interval=60&amp;days=90&amp;t=1763305490955 HTTP/1.1" 200 OK</text:p>
      <text:p text:style-name="Standard">[BTCUSDT] 📊 HISTORICAL: Recibido days=90, aplicando límite -&gt; days_to_fetch=90 (máx: 120) @ 60</text:p>
      <text:p text:style-name="Standard">[ETHUSDT] 📊 HISTORICAL: Recibido days=90, aplicando límite -&gt; days_to_fetch=90 (máx: 120) @ 60</text:p>
      <text:p text:style-name="Standard">[GALAUSDT] 📊 HISTORICAL: Recibido days=90, aplicando límite -&gt; days_to_fetch=90 (máx: 120) @ 60</text:p>
      <text:p text:style-name="Standard">[TRXUSDT] 📊 HISTORICAL: Recibido days=90, aplicando límite -&gt; days_to_fetch=90 (máx: 120) @ 60</text:p>
      <text:p text:style-name="Standard">[AAVEUSDT] 📊 HISTORICAL: Recibido days=90, aplicando límite -&gt; days_to_fetch=90 (máx: 120) @ 60</text:p>
      <text:p text:style-name="Standard">[XRPUSDT] 📊 HISTORICAL: Recibido days=90, aplicando límite -&gt; days_to_fetch=90 (máx: 120) @ 60</text:p>
      <text:p text:style-name="Standard">INFO:httpx:HTTP Request: GET https://api.bybit.com/v5/market/kline?category=linear&amp;symbol=ETHUSDT&amp;interval=60&amp;start=1755529491575&amp;limit=1000 "HTTP/1.1 200 OK"</text:p>
      <text:p text:style-name="Standard">INFO:httpx:HTTP Request: GET https://api.bybit.com/v5/market/kline?category=linear&amp;symbol=BTCUSDT&amp;interval=60&amp;start=1755529491249&amp;limit=1000 "HTTP/1.1 200 OK"</text:p>
      <text:p text:style-name="Standard">INFO:httpx:HTTP Request: GET https://api.bybit.com/v5/market/kline?category=linear&amp;symbol=GALAUSDT&amp;interval=60&amp;start=1755529491902&amp;limit=1000 "HTTP/1.1 200 OK"</text:p>
      <text:p text:style-name="Standard">INFO:httpx:HTTP Request: GET https://api.bybit.com/v5/market/kline?category=linear&amp;symbol=TRXUSDT&amp;interval=60&amp;start=1755529492229&amp;limit=1000 "HTTP/1.1 200 OK"</text:p>
      <text:p text:style-name="Standard">INFO:httpx:HTTP Request: GET https://api.bybit.com/v5/market/kline?category=linear&amp;symbol=AAVEUSDT&amp;interval=60&amp;start=1755529492557&amp;limit=1000 "HTTP/1.1 200 OK"</text:p>
      <text:p text:style-name="Standard"><text:soft-page-break/>INFO:httpx:HTTP Request: GET https://api.bybit.com/v5/market/kline?category=linear&amp;symbol=XRPUSDT&amp;interval=60&amp;start=1755529492884&amp;limit=1000 "HTTP/1.1 200 OK"</text:p>
      <text:p text:style-name="Standard">INFO:httpx:HTTP Request: GET https://api.bybit.com/v5/market/kline?category=linear&amp;symbol=AAVEUSDT&amp;interval=60&amp;start=1759132800000&amp;limit=1000 "HTTP/1.1 200 OK"</text:p>
      <text:p text:style-name="Standard">INFO:httpx:HTTP Request: GET https://api.bybit.com/v5/market/kline?category=linear&amp;symbol=BTCUSDT&amp;interval=60&amp;start=1759132800000&amp;limit=1000 "HTTP/1.1 200 OK"</text:p>
      <text:p text:style-name="Standard">INFO:httpx:HTTP Request: GET https://api.bybit.com/v5/market/kline?category=linear&amp;symbol=ETHUSDT&amp;interval=60&amp;start=1759132800000&amp;limit=1000 "HTTP/1.1 200 OK"</text:p>
      <text:p text:style-name="Standard">INFO:httpx:HTTP Request: GET https://api.bybit.com/v5/market/kline?category=linear&amp;symbol=BTCUSDT&amp;interval=60&amp;start=1762732800000&amp;limit=160 "HTTP/1.1 200 OK"</text:p>
      <text:p text:style-name="Standard">[BTCUSDT] Historical: ✅ Devolviendo 2160 velas (esperadas: 2160)</text:p>
      <text:p text:style-name="Standard">INFO: <text:s text:c="4"/>127.0.0.1:50956 - "GET /api/historical/BTCUSDT?interval=60&amp;days=90&amp;t=1763305490923 HTTP/1.1" 200 OK</text:p>
      <text:p text:style-name="Standard">[SOLUSDT] 📊 HISTORICAL: Recibido days=90, aplicando límite -&gt; days_to_fetch=90 (máx: 120) @ 60</text:p>
      <text:p text:style-name="Standard">INFO:httpx:HTTP Request: GET https://api.bybit.com/v5/market/kline?category=linear&amp;symbol=XRPUSDT&amp;interval=60&amp;start=1759132800000&amp;limit=1000 "HTTP/1.1 200 OK"</text:p>
      <text:p text:style-name="Standard">INFO:httpx:HTTP Request: GET https://api.bybit.com/v5/market/kline?category=linear&amp;symbol=TRXUSDT&amp;interval=60&amp;start=1759132800000&amp;limit=1000 "HTTP/1.1 200 OK"</text:p>
      <text:p text:style-name="Standard">INFO:httpx:HTTP Request: GET https://api.bybit.com/v5/market/kline?category=linear&amp;symbol=GALAUSDT&amp;interval=60&amp;start=1759132800000&amp;limit=1000 "HTTP/1.1 200 OK"</text:p>
      <text:p text:style-name="Standard">INFO:httpx:HTTP Request: GET https://api.bybit.com/v5/market/kline?category=linear&amp;symbol=ETHUSDT&amp;interval=60&amp;start=1762732800000&amp;limit=160 "HTTP/1.1 200 OK"</text:p>
      <text:p text:style-name="Standard">[ETHUSDT] Historical: ✅ Devolviendo 2160 velas (esperadas: 2160)</text:p>
      <text:p text:style-name="Standard">INFO: <text:s text:c="4"/>127.0.0.1:61148 - "GET /api/historical/ETHUSDT?interval=60&amp;days=90&amp;t=1763305490923 HTTP/1.1" 200 OK</text:p>
      <text:p text:style-name="Standard">INFO:httpx:HTTP Request: GET https://api.bybit.com/v5/market/kline?category=linear&amp;symbol=TRXUSDT&amp;interval=60&amp;start=1762732800000&amp;limit=160 "HTTP/1.1 200 OK"</text:p>
      <text:p text:style-name="Standard">INFO:httpx:HTTP Request: GET https://api.bybit.com/v5/market/kline?category=linear&amp;symbol=AAVEUSDT&amp;interval=60&amp;start=1762732800000&amp;limit=160 "HTTP/1.1 200 OK"</text:p>
      <text:p text:style-name="Standard">[TRXUSDT] Historical: ✅ Devolviendo 2160 velas (esperadas: 2160)</text:p>
      <text:p text:style-name="Standard">INFO: <text:s text:c="4"/>127.0.0.1:57668 - "GET /api/historical/TRXUSDT?interval=60&amp;days=90&amp;t=1763305490924 HTTP/1.1" 200 OK</text:p>
      <text:p text:style-name="Standard">[AAVEUSDT] Historical: ✅ Devolviendo 2160 velas (esperadas: 2160)</text:p>
      <text:p text:style-name="Standard">INFO: <text:s text:c="4"/>127.0.0.1:64779 - "GET /api/historical/AAVEUSDT?interval=60&amp;days=90&amp;t=1763305490928 HTTP/1.1" 200 OK</text:p>
      <text:p text:style-name="Standard">[OPUSDT] 📊 HISTORICAL: Recibido days=90, aplicando límite -&gt; days_to_fetch=90 (máx: 120) @ 60</text:p>
      <text:p text:style-name="Standard">[ADAUSDT] 📊 HISTORICAL: Recibido days=90, aplicando límite -&gt; days_to_fetch=90 (máx: 120) @ 60</text:p>
      <text:p text:style-name="Standard"><text:soft-page-break/>[SUIUSDT] 📊 HISTORICAL: Recibido days=90, aplicando límite -&gt; days_to_fetch=90 (máx: 120) @ 60</text:p>
      <text:p text:style-name="Standard">INFO:httpx:HTTP Request: GET https://api.bybit.com/v5/market/kline?category=linear&amp;symbol=SOLUSDT&amp;interval=60&amp;start=1755529494859&amp;limit=1000 "HTTP/1.1 200 OK"</text:p>
      <text:p text:style-name="Standard">INFO:httpx:HTTP Request: GET https://api.bybit.com/v5/market/kline?category=linear&amp;symbol=XRPUSDT&amp;interval=60&amp;start=1762732800000&amp;limit=160 "HTTP/1.1 200 OK"</text:p>
      <text:p text:style-name="Standard">[XRPUSDT] Historical: ✅ Devolviendo 2160 velas (esperadas: 2160)</text:p>
      <text:p text:style-name="Standard">INFO: <text:s text:c="4"/>127.0.0.1:50615 - "GET /api/historical/XRPUSDT?interval=60&amp;days=90&amp;t=1763305490924 HTTP/1.1" 200 OK</text:p>
      <text:p text:style-name="Standard">[POLUSDT] 📊 HISTORICAL: Recibido days=90, aplicando límite -&gt; days_to_fetch=90 (máx: 120) @ 60</text:p>
      <text:p text:style-name="Standard">INFO:httpx:HTTP Request: GET https://api.bybit.com/v5/market/kline?category=linear&amp;symbol=GALAUSDT&amp;interval=60&amp;start=1762732800000&amp;limit=160 "HTTP/1.1 200 OK"</text:p>
      <text:p text:style-name="Standard">[GALAUSDT] Historical: ✅ Devolviendo 2160 velas (esperadas: 2160)</text:p>
      <text:p text:style-name="Standard">INFO: <text:s text:c="4"/>127.0.0.1:60720 - "GET /api/historical/GALAUSDT?interval=60&amp;days=90&amp;t=1763305490930 HTTP/1.1" 200 OK</text:p>
      <text:p text:style-name="Standard">INFO:httpx:HTTP Request: GET https://api.bybit.com/v5/market/kline?category=linear&amp;symbol=OPUSDT&amp;interval=60&amp;start=1755529495889&amp;limit=1000 "HTTP/1.1 200 OK"</text:p>
      <text:p text:style-name="Standard">INFO:httpx:HTTP Request: GET https://api.bybit.com/v5/market/kline?category=linear&amp;symbol=SOLUSDT&amp;interval=60&amp;start=1759132800000&amp;limit=1000 "HTTP/1.1 200 OK"</text:p>
      <text:p text:style-name="Standard">[POLYXUSDT] 📊 HISTORICAL: Recibido days=90, aplicando límite -&gt; days_to_fetch=90 (máx: 120) @ 60</text:p>
      <text:p text:style-name="Standard">INFO:httpx:HTTP Request: GET https://api.bybit.com/v5/market/kline?category=linear&amp;symbol=SUIUSDT&amp;interval=60&amp;start=1755529496580&amp;limit=1000 "HTTP/1.1 200 OK"</text:p>
      <text:p text:style-name="Standard">INFO:httpx:HTTP Request: GET https://api.bybit.com/v5/market/kline?category=linear&amp;symbol=ADAUSDT&amp;interval=60&amp;start=1755529496227&amp;limit=1000 "HTTP/1.1 200 OK"</text:p>
      <text:p text:style-name="Standard">INFO:httpx:HTTP Request: GET https://api.bybit.com/v5/market/kline?category=linear&amp;symbol=POLUSDT&amp;interval=60&amp;start=1755529496982&amp;limit=1000 "HTTP/1.1 200 OK"</text:p>
      <text:p text:style-name="Standard">INFO:httpx:HTTP Request: GET https://api.bybit.com/v5/market/kline?category=linear&amp;symbol=POLYXUSDT&amp;interval=60&amp;start=1755529497738&amp;limit=1000 "HTTP/1.1 200 OK"</text:p>
      <text:p text:style-name="Standard">INFO:httpx:HTTP Request: GET https://api.bybit.com/v5/market/kline?category=linear&amp;symbol=SOLUSDT&amp;interval=60&amp;start=1762732800000&amp;limit=160 "HTTP/1.1 200 OK"</text:p>
      <text:p text:style-name="Standard">[SOLUSDT] Historical: ✅ Devolviendo 2160 velas (esperadas: 2160)</text:p>
      <text:p text:style-name="Standard">INFO: <text:s text:c="4"/>127.0.0.1:50956 - "GET /api/historical/SOLUSDT?interval=60&amp;days=90&amp;t=1763305490927 HTTP/1.1" 200 OK</text:p>
      <text:p text:style-name="Standard">INFO:httpx:HTTP Request: GET https://api.bybit.com/v5/market/kline?category=linear&amp;symbol=SUIUSDT&amp;interval=60&amp;start=1759132800000&amp;limit=1000 "HTTP/1.1 200 OK"</text:p>
      <text:p text:style-name="Standard">[CAKEUSDT] 📊 HISTORICAL: Recibido days=90, aplicando límite -&gt; days_to_fetch=90 (máx: 120) @ 60</text:p>
      <text:p text:style-name="Standard"><text:soft-page-break/>INFO:httpx:HTTP Request: GET https://api.bybit.com/v5/market/kline?category=linear&amp;symbol=OPUSDT&amp;interval=60&amp;start=1759132800000&amp;limit=1000 "HTTP/1.1 200 OK"</text:p>
      <text:p text:style-name="Standard">INFO:httpx:HTTP Request: GET https://api.bybit.com/v5/market/kline?category=linear&amp;symbol=SUIUSDT&amp;interval=60&amp;start=1762732800000&amp;limit=160 "HTTP/1.1 200 OK"</text:p>
      <text:p text:style-name="Standard">[SUIUSDT] Historical: ✅ Devolviendo 2160 velas (esperadas: 2160)</text:p>
      <text:p text:style-name="Standard">INFO: <text:s text:c="4"/>127.0.0.1:64779 - "GET /api/historical/SUIUSDT?interval=60&amp;days=90&amp;t=1763305490933 HTTP/1.1" 200 OK</text:p>
      <text:p text:style-name="Standard">INFO:httpx:HTTP Request: GET https://api.bybit.com/v5/market/kline?category=linear&amp;symbol=POLUSDT&amp;interval=60&amp;start=1759132800000&amp;limit=1000 "HTTP/1.1 200 OK"</text:p>
      <text:p text:style-name="Standard">[PENDLEUSDT] 📊 HISTORICAL: Recibido days=90, aplicando límite -&gt; days_to_fetch=90 (máx: 120) @ 60</text:p>
      <text:p text:style-name="Standard">INFO:httpx:HTTP Request: GET https://api.bybit.com/v5/market/kline?category=linear&amp;symbol=ADAUSDT&amp;interval=60&amp;start=1759132800000&amp;limit=1000 "HTTP/1.1 200 OK"</text:p>
      <text:p text:style-name="Standard">INFO:httpx:HTTP Request: GET https://api.bybit.com/v5/market/kline?category=linear&amp;symbol=CAKEUSDT&amp;interval=60&amp;start=1755529498649&amp;limit=1000 "HTTP/1.1 200 OK"</text:p>
      <text:p text:style-name="Standard">INFO:httpx:HTTP Request: GET https://api.bybit.com/v5/market/kline?category=linear&amp;symbol=OPUSDT&amp;interval=60&amp;start=1762732800000&amp;limit=160 "HTTP/1.1 200 OK"</text:p>
      <text:p text:style-name="Standard">[OPUSDT] Historical: ✅ Devolviendo 2160 velas (esperadas: 2160)</text:p>
      <text:p text:style-name="Standard">INFO: <text:s text:c="4"/>127.0.0.1:61148 - "GET /api/historical/OPUSDT?interval=60&amp;days=90&amp;t=1763305490932 HTTP/1.1" 200 OK</text:p>
      <text:p text:style-name="Standard">INFO:httpx:HTTP Request: GET https://api.bybit.com/v5/market/kline?category=linear&amp;symbol=POLUSDT&amp;interval=60&amp;start=1762732800000&amp;limit=160 "HTTP/1.1 200 OK"</text:p>
      <text:p text:style-name="Standard">INFO:httpx:HTTP Request: GET https://api.bybit.com/v5/market/kline?category=linear&amp;symbol=PENDLEUSDT&amp;interval=60&amp;start=1755529499440&amp;limit=1000 "HTTP/1.1 200 OK"</text:p>
      <text:p text:style-name="Standard">INFO:httpx:HTTP Request: GET https://api.bybit.com/v5/market/kline?category=linear&amp;symbol=POLYXUSDT&amp;interval=60&amp;start=1759132800000&amp;limit=1000 "HTTP/1.1 200 OK"</text:p>
      <text:p text:style-name="Standard">[POLUSDT] Historical: ✅ Devolviendo 2160 velas (esperadas: 2160)</text:p>
      <text:p text:style-name="Standard">INFO: <text:s text:c="4"/>127.0.0.1:50615 - "GET /api/historical/POLUSDT?interval=60&amp;days=90&amp;t=1763305490935 HTTP/1.1" 200 OK</text:p>
      <text:p text:style-name="Standard">[TONUSDT] 📊 HISTORICAL: Recibido days=90, aplicando límite -&gt; days_to_fetch=90 (máx: 120) @ 60</text:p>
      <text:p text:style-name="Standard">[UNIUSDT] 📊 HISTORICAL: Recibido days=90, aplicando límite -&gt; days_to_fetch=90 (máx: 120) @ 60</text:p>
      <text:p text:style-name="Standard">INFO:httpx:HTTP Request: GET https://api.bybit.com/v5/market/kline?category=linear&amp;symbol=ADAUSDT&amp;interval=60&amp;start=1762732800000&amp;limit=160 "HTTP/1.1 200 OK"</text:p>
      <text:p text:style-name="Standard">[ADAUSDT] Historical: ✅ Devolviendo 2160 velas (esperadas: 2160)</text:p>
      <text:p text:style-name="Standard">INFO: <text:s text:c="4"/>127.0.0.1:57668 - "GET /api/historical/ADAUSDT?interval=60&amp;days=90&amp;t=1763305490932 HTTP/1.1" 200 OK</text:p>
      <text:p text:style-name="Standard">[ARBUSDT] 📊 HISTORICAL: Recibido days=90, aplicando límite -&gt; days_to_fetch=90 (máx: 120) @ 60</text:p>
      <text:p text:style-name="Standard"><text:soft-page-break/>INFO:httpx:HTTP Request: GET https://api.bybit.com/v5/market/kline?category=linear&amp;symbol=PENDLEUSDT&amp;interval=60&amp;start=1759132800000&amp;limit=1000 "HTTP/1.1 200 OK"</text:p>
      <text:p text:style-name="Standard">INFO:httpx:HTTP Request: GET https://api.bybit.com/v5/market/kline?category=linear&amp;symbol=POLYXUSDT&amp;interval=60&amp;start=1762732800000&amp;limit=160 "HTTP/1.1 200 OK"</text:p>
      <text:p text:style-name="Standard">INFO:httpx:HTTP Request: GET https://api.bybit.com/v5/market/kline?category=linear&amp;symbol=CAKEUSDT&amp;interval=60&amp;start=1759132800000&amp;limit=1000 "HTTP/1.1 200 OK"</text:p>
      <text:p text:style-name="Standard">[POLYXUSDT] Historical: ✅ Devolviendo 2160 velas (esperadas: 2160)</text:p>
      <text:p text:style-name="Standard">INFO: <text:s text:c="4"/>127.0.0.1:60720 - "GET /api/historical/POLYXUSDT?interval=60&amp;days=90&amp;t=1763305490935 HTTP/1.1" 200 OK</text:p>
      <text:p text:style-name="Standard">[DOTUSDT] 📊 HISTORICAL: Recibido days=90, aplicando límite -&gt; days_to_fetch=90 (máx: 120) @ 60</text:p>
      <text:p text:style-name="Standard">INFO:httpx:HTTP Request: GET https://api.bybit.com/v5/market/kline?category=linear&amp;symbol=UNIUSDT&amp;interval=60&amp;start=1755529500630&amp;limit=1000 "HTTP/1.1 200 OK"</text:p>
      <text:p text:style-name="Standard">INFO:httpx:HTTP Request: GET https://api.bybit.com/v5/market/kline?category=linear&amp;symbol=TONUSDT&amp;interval=60&amp;start=1755529500296&amp;limit=1000 "HTTP/1.1 200 OK"</text:p>
      <text:p text:style-name="Standard">INFO:httpx:HTTP Request: GET https://api.bybit.com/v5/market/kline?category=linear&amp;symbol=CAKEUSDT&amp;interval=60&amp;start=1762732800000&amp;limit=160 "HTTP/1.1 200 OK"</text:p>
      <text:p text:style-name="Standard">[CAKEUSDT] Historical: ✅ Devolviendo 2160 velas (esperadas: 2160)</text:p>
      <text:p text:style-name="Standard">INFO: <text:s text:c="4"/>127.0.0.1:50956 - "GET /api/historical/CAKEUSDT?interval=60&amp;days=90&amp;t=1763305490938 HTTP/1.1" 200 OK</text:p>
      <text:p text:style-name="Standard">INFO:httpx:HTTP Request: GET https://api.bybit.com/v5/market/kline?category=linear&amp;symbol=ARBUSDT&amp;interval=60&amp;start=1755529501121&amp;limit=1000 "HTTP/1.1 200 OK"</text:p>
      <text:p text:style-name="Standard">[AVAXUSDT] 📊 HISTORICAL: Recibido days=90, aplicando límite -&gt; days_to_fetch=90 (máx: 120) @ 60</text:p>
      <text:p text:style-name="Standard">INFO:httpx:HTTP Request: GET https://api.bybit.com/v5/market/kline?category=linear&amp;symbol=DOTUSDT&amp;interval=60&amp;start=1755529501599&amp;limit=1000 "HTTP/1.1 200 OK"</text:p>
      <text:p text:style-name="Standard">INFO:httpx:HTTP Request: GET https://api.bybit.com/v5/market/kline?category=linear&amp;symbol=PENDLEUSDT&amp;interval=60&amp;start=1762732800000&amp;limit=160 "HTTP/1.1 200 OK"</text:p>
      <text:p text:style-name="Standard">[PENDLEUSDT] Historical: ✅ Devolviendo 2160 velas (esperadas: 2160)</text:p>
      <text:p text:style-name="Standard">INFO: <text:s text:c="4"/>127.0.0.1:64779 - "GET /api/historical/PENDLEUSDT?interval=60&amp;days=90&amp;t=1763305490938 HTTP/1.1" 200 OK</text:p>
      <text:p text:style-name="Standard">INFO:httpx:HTTP Request: GET https://api.bybit.com/v5/market/kline?category=linear&amp;symbol=TONUSDT&amp;interval=60&amp;start=1759132800000&amp;limit=1000 "HTTP/1.1 200 OK"</text:p>
      <text:p text:style-name="Standard">[BNBUSDT] 📊 HISTORICAL: Recibido days=90, aplicando límite -&gt; days_to_fetch=90 (máx: 120) @ 60</text:p>
      <text:p text:style-name="Standard">INFO:httpx:HTTP Request: GET https://api.bybit.com/v5/market/kline?category=linear&amp;symbol=AVAXUSDT&amp;interval=60&amp;start=1755529502386&amp;limit=1000 "HTTP/1.1 200 OK"</text:p>
      <text:p text:style-name="Standard">INFO:httpx:HTTP Request: GET https://api.bybit.com/v5/market/kline?category=linear&amp;symbol=UNIUSDT&amp;interval=60&amp;start=1759132800000&amp;limit=1000 "HTTP/1.1 200 OK"</text:p>
      <text:p text:style-name="Standard"><text:soft-page-break/>INFO:httpx:HTTP Request: GET https://api.bybit.com/v5/market/kline?category=linear&amp;symbol=DOTUSDT&amp;interval=60&amp;start=1759132800000&amp;limit=1000 "HTTP/1.1 200 OK"</text:p>
      <text:p text:style-name="Standard">INFO:httpx:HTTP Request: GET https://api.bybit.com/v5/market/kline?category=linear&amp;symbol=ARBUSDT&amp;interval=60&amp;start=1759132800000&amp;limit=1000 "HTTP/1.1 200 OK"</text:p>
      <text:p text:style-name="Standard">INFO:httpx:HTTP Request: GET https://api.bybit.com/v5/market/kline?category=linear&amp;symbol=BNBUSDT&amp;interval=60&amp;start=1755529503184&amp;limit=1000 "HTTP/1.1 200 OK"</text:p>
      <text:p text:style-name="Standard">INFO:httpx:HTTP Request: GET https://api.bybit.com/v5/market/kline?category=linear&amp;symbol=TONUSDT&amp;interval=60&amp;start=1762732800000&amp;limit=160 "HTTP/1.1 200 OK"</text:p>
      <text:p text:style-name="Standard">[TONUSDT] Historical: ✅ Devolviendo 2160 velas (esperadas: 2160)</text:p>
      <text:p text:style-name="Standard">INFO: <text:s text:c="4"/>127.0.0.1:61148 - "GET /api/historical/TONUSDT?interval=60&amp;days=90&amp;t=1763305490939 HTTP/1.1" 200 OK</text:p>
      <text:p text:style-name="Standard">[PEOPLEUSDT] 📊 HISTORICAL: Recibido days=90, aplicando límite -&gt; days_to_fetch=90 (máx: 120) @ 60</text:p>
      <text:p text:style-name="Standard">INFO:httpx:HTTP Request: GET https://api.bybit.com/v5/market/kline?category=linear&amp;symbol=AVAXUSDT&amp;interval=60&amp;start=1759132800000&amp;limit=1000 "HTTP/1.1 200 OK"</text:p>
      <text:p text:style-name="Standard">INFO:httpx:HTTP Request: GET https://api.bybit.com/v5/market/kline?category=linear&amp;symbol=UNIUSDT&amp;interval=60&amp;start=1762732800000&amp;limit=160 "HTTP/1.1 200 OK"</text:p>
      <text:p text:style-name="Standard">[UNIUSDT] Historical: ✅ Devolviendo 2160 velas (esperadas: 2160)</text:p>
      <text:p text:style-name="Standard">INFO: <text:s text:c="4"/>127.0.0.1:50615 - "GET /api/historical/UNIUSDT?interval=60&amp;days=90&amp;t=1763305490941 HTTP/1.1" 200 OK</text:p>
      <text:p text:style-name="Standard">INFO:httpx:HTTP Request: GET https://api.bybit.com/v5/market/kline?category=linear&amp;symbol=DOTUSDT&amp;interval=60&amp;start=1762732800000&amp;limit=160 "HTTP/1.1 200 OK"</text:p>
      <text:p text:style-name="Standard">[DOTUSDT] Historical: ✅ Devolviendo 2160 velas (esperadas: 2160)</text:p>
      <text:p text:style-name="Standard">INFO: <text:s text:c="4"/>127.0.0.1:60720 - "GET /api/historical/DOTUSDT?interval=60&amp;days=90&amp;t=1763305490942 HTTP/1.1" 200 OK</text:p>
      <text:p text:style-name="Standard">INFO:httpx:HTTP Request: GET https://api.bybit.com/v5/market/kline?category=linear&amp;symbol=AVAXUSDT&amp;interval=60&amp;start=1762732800000&amp;limit=160 "HTTP/1.1 200 OK"</text:p>
      <text:p text:style-name="Standard">[HBARUSDT] 📊 HISTORICAL: Recibido days=90, aplicando límite -&gt; days_to_fetch=90 (máx: 120) @ 60</text:p>
      <text:p text:style-name="Standard">[AVAXUSDT] Historical: ✅ Devolviendo 2160 velas (esperadas: 2160)</text:p>
      <text:p text:style-name="Standard">INFO: <text:s text:c="4"/>127.0.0.1:50956 - "GET /api/historical/AVAXUSDT?interval=60&amp;days=90&amp;t=1763305490943 HTTP/1.1" 200 OK</text:p>
      <text:p text:style-name="Standard">[ASTRUSDT] 📊 HISTORICAL: Recibido days=90, aplicando límite -&gt; days_to_fetch=90 (máx: 120) @ 60</text:p>
      <text:p text:style-name="Standard">INFO:httpx:HTTP Request: GET https://api.bybit.com/v5/market/kline?category=linear&amp;symbol=BNBUSDT&amp;interval=60&amp;start=1759132800000&amp;limit=1000 "HTTP/1.1 200 OK"</text:p>
      <text:p text:style-name="Standard">INFO:httpx:HTTP Request: GET https://api.bybit.com/v5/market/kline?category=linear&amp;symbol=ARBUSDT&amp;interval=60&amp;start=1762732800000&amp;limit=160 "HTTP/1.1 200 OK"</text:p>
      <text:p text:style-name="Standard">INFO:httpx:HTTP Request: GET https://api.bybit.com/v5/market/kline?category=linear&amp;symbol=PEOPLEUSDT&amp;interval=60&amp;start=1755529504162&amp;limit=1000 "HTTP/1.1 200 OK"</text:p>
      <text:p text:style-name="Standard">[ARBUSDT] Historical: ✅ Devolviendo 2160 velas (esperadas: 2160)</text:p>
      <text:p text:style-name="Standard"><text:soft-page-break/>INFO: <text:s text:c="4"/>127.0.0.1:57668 - "GET /api/historical/ARBUSDT?interval=60&amp;days=90&amp;t=1763305490941 HTTP/1.1" 200 OK</text:p>
      <text:p text:style-name="Standard">[MASKUSDT] 📊 HISTORICAL: Recibido days=90, aplicando límite -&gt; days_to_fetch=90 (máx: 120) @ 60</text:p>
      <text:p text:style-name="Standard">[TRBUSDT] 📊 HISTORICAL: Recibido days=90, aplicando límite -&gt; days_to_fetch=90 (máx: 120) @ 60</text:p>
      <text:p text:style-name="Standard">INFO:httpx:HTTP Request: GET https://api.bybit.com/v5/market/kline?category=linear&amp;symbol=PEOPLEUSDT&amp;interval=60&amp;start=1759132800000&amp;limit=1000 "HTTP/1.1 200 OK"</text:p>
      <text:p text:style-name="Standard">INFO:httpx:HTTP Request: GET https://api.bybit.com/v5/market/kline?category=linear&amp;symbol=BNBUSDT&amp;interval=60&amp;start=1762732800000&amp;limit=160 "HTTP/1.1 200 OK"</text:p>
      <text:p text:style-name="Standard">[BNBUSDT] Historical: ✅ Devolviendo 2160 velas (esperadas: 2160)</text:p>
      <text:p text:style-name="Standard">INFO: <text:s text:c="4"/>127.0.0.1:64779 - "GET /api/historical/BNBUSDT?interval=60&amp;days=90&amp;t=1763305490944 HTTP/1.1" 200 OK</text:p>
      <text:p text:style-name="Standard">[INJUSDT] 📊 HISTORICAL: Recibido days=90, aplicando límite -&gt; days_to_fetch=90 (máx: 120) @ 60</text:p>
      <text:p text:style-name="Standard">INFO:httpx:HTTP Request: GET https://api.bybit.com/v5/market/kline?category=linear&amp;symbol=ASTRUSDT&amp;interval=60&amp;start=1755529505504&amp;limit=1000 "HTTP/1.1 200 OK"</text:p>
      <text:p text:style-name="Standard">INFO:httpx:HTTP Request: GET https://api.bybit.com/v5/market/kline?category=linear&amp;symbol=TRBUSDT&amp;interval=60&amp;start=1755529506216&amp;limit=1000 "HTTP/1.1 200 OK"</text:p>
      <text:p text:style-name="Standard">INFO:httpx:HTTP Request: GET https://api.bybit.com/v5/market/kline?category=linear&amp;symbol=MASKUSDT&amp;interval=60&amp;start=1755529505887&amp;limit=1000 "HTTP/1.1 200 OK"</text:p>
      <text:p text:style-name="Standard">INFO:httpx:HTTP Request: GET https://api.bybit.com/v5/market/kline?category=linear&amp;symbol=HBARUSDT&amp;interval=60&amp;start=1755529505128&amp;limit=1000 "HTTP/1.1 200 OK"</text:p>
      <text:p text:style-name="Standard">INFO:httpx:HTTP Request: GET https://api.bybit.com/v5/market/kline?category=linear&amp;symbol=MASKUSDT&amp;interval=60&amp;start=1759132800000&amp;limit=1000 "HTTP/1.1 200 OK"</text:p>
      <text:p text:style-name="Standard">INFO:httpx:HTTP Request: GET https://api.bybit.com/v5/market/kline?category=linear&amp;symbol=INJUSDT&amp;interval=60&amp;start=1755529507014&amp;limit=1000 "HTTP/1.1 200 OK"</text:p>
      <text:p text:style-name="Standard">INFO:httpx:HTTP Request: GET https://api.bybit.com/v5/market/kline?category=linear&amp;symbol=ASTRUSDT&amp;interval=60&amp;start=1759132800000&amp;limit=1000 "HTTP/1.1 200 OK"</text:p>
      <text:p text:style-name="Standard">INFO:httpx:HTTP Request: GET https://api.bybit.com/v5/market/kline?category=linear&amp;symbol=TRBUSDT&amp;interval=60&amp;start=1759132800000&amp;limit=1000 "HTTP/1.1 200 OK"</text:p>
      <text:p text:style-name="Standard">INFO:httpx:HTTP Request: GET https://api.bybit.com/v5/market/kline?category=linear&amp;symbol=HBARUSDT&amp;interval=60&amp;start=1759132800000&amp;limit=1000 "HTTP/1.1 200 OK"</text:p>
      <text:p text:style-name="Standard">INFO:httpx:HTTP Request: GET https://api.bybit.com/v5/market/kline?category=linear&amp;symbol=MASKUSDT&amp;interval=60&amp;start=1762732800000&amp;limit=160 "HTTP/1.1 200 OK"</text:p>
      <text:p text:style-name="Standard">[MASKUSDT] Historical: ✅ Devolviendo 2160 velas (esperadas: 2160)</text:p>
      <text:p text:style-name="Standard">INFO: <text:s text:c="4"/>127.0.0.1:50956 - "GET /api/historical/MASKUSDT?interval=60&amp;days=90&amp;t=1763305490954 HTTP/1.1" 200 OK</text:p>
      <text:p text:style-name="Standard"><text:soft-page-break/>INFO:httpx:HTTP Request: GET https://api.bybit.com/v5/market/kline?category=linear&amp;symbol=TRBUSDT&amp;interval=60&amp;start=1762732800000&amp;limit=160 "HTTP/1.1 200 OK"</text:p>
      <text:p text:style-name="Standard">[TRBUSDT] Historical: ✅ Devolviendo 2160 velas (esperadas: 2160)</text:p>
      <text:p text:style-name="Standard">INFO: <text:s text:c="4"/>127.0.0.1:57668 - "GET /api/historical/TRBUSDT?interval=60&amp;days=90&amp;t=1763305490954 HTTP/1.1" 200 OK</text:p>
      <text:p text:style-name="Standard">[ATOMUSDT] 📊 HISTORICAL: Recibido days=90, aplicando límite -&gt; days_to_fetch=90 (máx: 120) @ 60</text:p>
      <text:p text:style-name="Standard">[GRTUSDT] 📊 HISTORICAL: Recibido days=90, aplicando límite -&gt; days_to_fetch=90 (máx: 120) @ 60</text:p>
      <text:p text:style-name="Standard">INFO:httpx:HTTP Request: GET https://api.bybit.com/v5/market/kline?category=linear&amp;symbol=INJUSDT&amp;interval=60&amp;start=1759132800000&amp;limit=1000 "HTTP/1.1 200 OK"</text:p>
      <text:p text:style-name="Standard">INFO:httpx:HTTP Request: GET https://api.bybit.com/v5/market/kline?category=linear&amp;symbol=PEOPLEUSDT&amp;interval=60&amp;start=1762732800000&amp;limit=160 "HTTP/1.1 200 OK"</text:p>
      <text:p text:style-name="Standard">INFO:httpx:HTTP Request: GET https://api.bybit.com/v5/market/kline?category=linear&amp;symbol=HBARUSDT&amp;interval=60&amp;start=1762732800000&amp;limit=160 "HTTP/1.1 200 OK"</text:p>
      <text:p text:style-name="Standard">[PEOPLEUSDT] Historical: ✅ Devolviendo 2160 velas (esperadas: 2160)</text:p>
      <text:p text:style-name="Standard">INFO: <text:s text:c="4"/>127.0.0.1:61148 - "GET /api/historical/PEOPLEUSDT?interval=60&amp;days=90&amp;t=1763305490944 HTTP/1.1" 200 OK</text:p>
      <text:p text:style-name="Standard">[HBARUSDT] Historical: ✅ Devolviendo 2160 velas (esperadas: 2160)</text:p>
      <text:p text:style-name="Standard">INFO: <text:s text:c="4"/>127.0.0.1:50615 - "GET /api/historical/HBARUSDT?interval=60&amp;days=90&amp;t=1763305490953 HTTP/1.1" 200 OK</text:p>
      <text:p text:style-name="Standard">[ALGOUSDT] 📊 HISTORICAL: Recibido days=90, aplicando límite -&gt; days_to_fetch=90 (máx: 120) @ 60</text:p>
      <text:p text:style-name="Standard">INFO:httpx:HTTP Request: GET https://api.bybit.com/v5/market/kline?category=linear&amp;symbol=ASTRUSDT&amp;interval=60&amp;start=1762732800000&amp;limit=160 "HTTP/1.1 200 OK"</text:p>
      <text:p text:style-name="Standard">INFO:httpx:HTTP Request: GET https://api.bybit.com/v5/market/kline?category=linear&amp;symbol=INJUSDT&amp;interval=60&amp;start=1762732800000&amp;limit=160 "HTTP/1.1 200 OK"</text:p>
      <text:p text:style-name="Standard">[ASTRUSDT] Historical: ✅ Devolviendo 2160 velas (esperadas: 2160)</text:p>
      <text:p text:style-name="Standard">INFO: <text:s text:c="4"/>127.0.0.1:60720 - "GET /api/historical/ASTRUSDT?interval=60&amp;days=90&amp;t=1763305490953 HTTP/1.1" 200 OK</text:p>
      <text:p text:style-name="Standard">[INJUSDT] Historical: ✅ Devolviendo 2160 velas (esperadas: 2160)</text:p>
      <text:p text:style-name="Standard">INFO: <text:s text:c="4"/>127.0.0.1:64779 - "GET /api/historical/INJUSDT?interval=60&amp;days=90&amp;t=1763305490954 HTTP/1.1" 200 OK</text:p>
      <text:p text:style-name="Standard">INFO:httpx:HTTP Request: GET https://api.bybit.com/v5/market/kline?category=linear&amp;symbol=GRTUSDT&amp;interval=60&amp;start=1755529508839&amp;limit=1000 "HTTP/1.1 200 OK"</text:p>
      <text:p text:style-name="Standard">INFO:httpx:HTTP Request: GET https://api.bybit.com/v5/market/kline?category=linear&amp;symbol=ATOMUSDT&amp;interval=60&amp;start=1755529508509&amp;limit=1000 "HTTP/1.1 200 OK"</text:p>
      <text:p text:style-name="Standard">INFO:httpx:HTTP Request: GET https://api.bybit.com/v5/market/kline?category=linear&amp;symbol=ALGOUSDT&amp;interval=60&amp;start=1755529509266&amp;limit=1000 "HTTP/1.1 200 OK"</text:p>
      <text:p text:style-name="Standard">INFO:httpx:HTTP Request: GET https://api.bybit.com/v5/market/kline?category=linear&amp;symbol=GRTUSDT&amp;interval=60&amp;start=1759132800000&amp;limit=1000 "HTTP/1.1 200 OK"</text:p>
      <text:p text:style-name="Standard"><text:soft-page-break/>INFO:httpx:HTTP Request: GET https://api.bybit.com/v5/market/kline?category=linear&amp;symbol=ATOMUSDT&amp;interval=60&amp;start=1759132800000&amp;limit=1000 "HTTP/1.1 200 OK"</text:p>
      <text:p text:style-name="Standard">INFO:httpx:HTTP Request: GET https://api.bybit.com/v5/market/kline?category=linear&amp;symbol=ALGOUSDT&amp;interval=60&amp;start=1759132800000&amp;limit=1000 "HTTP/1.1 200 OK"</text:p>
      <text:p text:style-name="Standard">INFO:httpx:HTTP Request: GET https://api.bybit.com/v5/market/kline?category=linear&amp;symbol=ATOMUSDT&amp;interval=60&amp;start=1762732800000&amp;limit=160 "HTTP/1.1 200 OK"</text:p>
      <text:p text:style-name="Standard">[ATOMUSDT] Historical: ✅ Devolviendo 2160 velas (esperadas: 2160)</text:p>
      <text:p text:style-name="Standard">INFO: <text:s text:c="4"/>127.0.0.1:50956 - "GET /api/historical/ATOMUSDT?interval=60&amp;days=90&amp;t=1763305490955 HTTP/1.1" 200 OK</text:p>
      <text:p text:style-name="Standard">INFO:httpx:HTTP Request: GET https://api.bybit.com/v5/market/kline?category=linear&amp;symbol=GRTUSDT&amp;interval=60&amp;start=1762732800000&amp;limit=160 "HTTP/1.1 200 OK"</text:p>
      <text:p text:style-name="Standard">[GRTUSDT] Historical: ✅ Devolviendo 2160 velas (esperadas: 2160)</text:p>
      <text:p text:style-name="Standard">INFO: <text:s text:c="4"/>127.0.0.1:57668 - "GET /api/historical/GRTUSDT?interval=60&amp;days=90&amp;t=1763305490955 HTTP/1.1" 200 OK</text:p>
      <text:p text:style-name="Standard">INFO:httpx:HTTP Request: GET https://api.bybit.com/v5/market/kline?category=linear&amp;symbol=ALGOUSDT&amp;interval=60&amp;start=1762732800000&amp;limit=160 "HTTP/1.1 200 OK"</text:p>
      <text:p text:style-name="Standard">[ALGOUSDT] Historical: ✅ Devolviendo 2160 velas (esperadas: 2160)</text:p>
      <text:p text:style-name="Standard">INFO: <text:s text:c="4"/>127.0.0.1:61148 - "GET /api/historical/ALGOUSDT?interval=60&amp;days=90&amp;t=1763305490955 HTTP/1.1" 200 OK</text:p>
      <text:p text:style-name="Standard">INFO: <text:s text:c="4"/>127.0.0.1:58690 - "OPTIONS /api/historical/BTCUSDT?interval=60&amp;days=90&amp;t=1763305790922 HTTP/1.1" 200 OK</text:p>
      <text:p text:style-name="Standard">INFO: <text:s text:c="4"/>127.0.0.1:62901 - "OPTIONS /api/historical/ETHUSDT?interval=60&amp;days=90&amp;t=1763305790923 HTTP/1.1" 200 OK</text:p>
      <text:p text:style-name="Standard">INFO: <text:s text:c="4"/>127.0.0.1:55035 - "OPTIONS /api/historical/TRXUSDT?interval=60&amp;days=90&amp;t=1763305790923 HTTP/1.1" 200 OK</text:p>
      <text:p text:style-name="Standard">INFO: <text:s text:c="4"/>127.0.0.1:51927 - "OPTIONS /api/historical/SOLUSDT?interval=60&amp;days=90&amp;t=1763305790926 HTTP/1.1" 200 OK</text:p>
      <text:p text:style-name="Standard">INFO: <text:s text:c="4"/>127.0.0.1:64647 - "OPTIONS /api/historical/XRPUSDT?interval=60&amp;days=90&amp;t=1763305790926 HTTP/1.1" 200 OK</text:p>
      <text:p text:style-name="Standard">INFO: <text:s text:c="4"/>127.0.0.1:58690 - "OPTIONS /api/historical/AAVEUSDT?interval=60&amp;days=90&amp;t=1763305790932 HTTP/1.1" 200 OK</text:p>
      <text:p text:style-name="Standard">INFO: <text:s text:c="4"/>127.0.0.1:62901 - "OPTIONS /api/historical/GALAUSDT?interval=60&amp;days=90&amp;t=1763305790933 HTTP/1.1" 200 OK</text:p>
      <text:p text:style-name="Standard">INFO: <text:s text:c="4"/>127.0.0.1:55035 - "OPTIONS /api/historical/OPUSDT?interval=60&amp;days=90&amp;t=1763305790933 HTTP/1.1" 200 OK</text:p>
      <text:p text:style-name="Standard">INFO: <text:s text:c="4"/>127.0.0.1:51927 - "OPTIONS /api/historical/ADAUSDT?interval=60&amp;days=90&amp;t=1763305790934 HTTP/1.1" 200 OK</text:p>
      <text:p text:style-name="Standard">INFO: <text:s text:c="4"/>127.0.0.1:60154 - "OPTIONS /api/historical/SUIUSDT?interval=60&amp;days=90&amp;t=1763305790934 HTTP/1.1" 200 OK</text:p>
      <text:p text:style-name="Standard">INFO: <text:s text:c="4"/>127.0.0.1:64647 - "OPTIONS /api/historical/POLUSDT?interval=60&amp;days=90&amp;t=1763305790934 HTTP/1.1" 200 OK</text:p>
      <text:p text:style-name="Standard">INFO: <text:s text:c="4"/>127.0.0.1:58690 - "OPTIONS /api/historical/POLYXUSDT?interval=60&amp;days=90&amp;t=1763305790935 HTTP/1.1" 200 OK</text:p>
      <text:p text:style-name="Standard">INFO: <text:s text:c="4"/>127.0.0.1:62901 - "OPTIONS /api/historical/CAKEUSDT?interval=60&amp;days=90&amp;t=1763305790943 HTTP/1.1" 200 OK</text:p>
      <text:p text:style-name="Standard">INFO: <text:s text:c="4"/>127.0.0.1:55035 - "OPTIONS /api/historical/PENDLEUSDT?interval=60&amp;days=90&amp;t=1763305790943 HTTP/1.1" 200 OK</text:p>
      <text:p text:style-name="Standard"><text:soft-page-break/>INFO: <text:s text:c="4"/>127.0.0.1:51927 - "OPTIONS /api/historical/TONUSDT?interval=60&amp;days=90&amp;t=1763305790944 HTTP/1.1" 200 OK</text:p>
      <text:p text:style-name="Standard">INFO: <text:s text:c="4"/>127.0.0.1:60154 - "OPTIONS /api/historical/UNIUSDT?interval=60&amp;days=90&amp;t=1763305790944 HTTP/1.1" 200 OK</text:p>
      <text:p text:style-name="Standard">INFO: <text:s text:c="4"/>127.0.0.1:64647 - "OPTIONS /api/historical/ARBUSDT?interval=60&amp;days=90&amp;t=1763305790944 HTTP/1.1" 200 OK</text:p>
      <text:p text:style-name="Standard">INFO: <text:s text:c="4"/>127.0.0.1:58690 - "OPTIONS /api/historical/DOTUSDT?interval=60&amp;days=90&amp;t=1763305790945 HTTP/1.1" 200 OK</text:p>
      <text:p text:style-name="Standard">INFO: <text:s text:c="4"/>127.0.0.1:62901 - "OPTIONS /api/historical/AVAXUSDT?interval=60&amp;days=90&amp;t=1763305790945 HTTP/1.1" 200 OK</text:p>
      <text:p text:style-name="Standard">INFO: <text:s text:c="4"/>127.0.0.1:55035 - "OPTIONS /api/historical/BNBUSDT?interval=60&amp;days=90&amp;t=1763305790945 HTTP/1.1" 200 OK</text:p>
      <text:p text:style-name="Standard">INFO: <text:s text:c="4"/>127.0.0.1:51927 - "OPTIONS /api/historical/PEOPLEUSDT?interval=60&amp;days=90&amp;t=1763305790946 HTTP/1.1" 200 OK</text:p>
      <text:p text:style-name="Standard">INFO: <text:s text:c="4"/>127.0.0.1:60154 - "OPTIONS /api/historical/HBARUSDT?interval=60&amp;days=90&amp;t=1763305790946 HTTP/1.1" 200 OK</text:p>
      <text:p text:style-name="Standard">INFO: <text:s text:c="4"/>127.0.0.1:64647 - "OPTIONS /api/historical/ASTRUSDT?interval=60&amp;days=90&amp;t=1763305790946 HTTP/1.1" 200 OK</text:p>
      <text:p text:style-name="Standard">INFO: <text:s text:c="4"/>127.0.0.1:58690 - "OPTIONS /api/historical/MASKUSDT?interval=60&amp;days=90&amp;t=1763305790947 HTTP/1.1" 200 OK</text:p>
      <text:p text:style-name="Standard">INFO: <text:s text:c="4"/>127.0.0.1:62901 - "OPTIONS /api/historical/TRBUSDT?interval=60&amp;days=90&amp;t=1763305790959 HTTP/1.1" 200 OK</text:p>
      <text:p text:style-name="Standard">INFO: <text:s text:c="4"/>127.0.0.1:55035 - "OPTIONS /api/historical/INJUSDT?interval=60&amp;days=90&amp;t=1763305790960 HTTP/1.1" 200 OK</text:p>
      <text:p text:style-name="Standard">INFO: <text:s text:c="4"/>127.0.0.1:51927 - "OPTIONS /api/historical/ATOMUSDT?interval=60&amp;days=90&amp;t=1763305790960 HTTP/1.1" 200 OK</text:p>
      <text:p text:style-name="Standard">INFO: <text:s text:c="4"/>127.0.0.1:60154 - "OPTIONS /api/historical/GRTUSDT?interval=60&amp;days=90&amp;t=1763305790961 HTTP/1.1" 200 OK</text:p>
      <text:p text:style-name="Standard">INFO: <text:s text:c="4"/>127.0.0.1:64647 - "OPTIONS /api/historical/ALGOUSDT?interval=60&amp;days=90&amp;t=1763305790962 HTTP/1.1" 200 OK</text:p>
      <text:p text:style-name="Standard">[BTCUSDT] 📊 HISTORICAL: Recibido days=90, aplicando límite -&gt; days_to_fetch=90 (máx: 120) @ 60</text:p>
      <text:p text:style-name="Standard">[XRPUSDT] 📊 HISTORICAL: Recibido days=90, aplicando límite -&gt; days_to_fetch=90 (máx: 120) @ 60</text:p>
      <text:p text:style-name="Standard">[TRXUSDT] 📊 HISTORICAL: Recibido days=90, aplicando límite -&gt; days_to_fetch=90 (máx: 120) @ 60</text:p>
      <text:p text:style-name="Standard">[AAVEUSDT] 📊 HISTORICAL: Recibido days=90, aplicando límite -&gt; days_to_fetch=90 (máx: 120) @ 60</text:p>
      <text:p text:style-name="Standard">[ETHUSDT] 📊 HISTORICAL: Recibido days=90, aplicando límite -&gt; days_to_fetch=90 (máx: 120) @ 60</text:p>
      <text:p text:style-name="Standard">[SOLUSDT] 📊 HISTORICAL: Recibido days=90, aplicando límite -&gt; days_to_fetch=90 (máx: 120) @ 60</text:p>
      <text:p text:style-name="Standard">INFO:httpx:HTTP Request: GET https://api.bybit.com/v5/market/kline?category=linear&amp;symbol=XRPUSDT&amp;interval=60&amp;start=1755529791578&amp;limit=1000 "HTTP/1.1 200 OK"</text:p>
      <text:p text:style-name="Standard">INFO:httpx:HTTP Request: GET https://api.bybit.com/v5/market/kline?category=linear&amp;symbol=TRXUSDT&amp;interval=60&amp;start=1755529791907&amp;limit=1000 "HTTP/1.1 200 OK"</text:p>
      <text:p text:style-name="Standard">INFO:httpx:HTTP Request: GET https://api.bybit.com/v5/market/kline?category=linear&amp;symbol=SOLUSDT&amp;interval=60&amp;start=1755529792894&amp;limit=1000 "HTTP/1.1 200 OK"</text:p>
      <text:p text:style-name="Standard"><text:soft-page-break/>INFO:httpx:HTTP Request: GET https://api.bybit.com/v5/market/kline?category=linear&amp;symbol=AAVEUSDT&amp;interval=60&amp;start=1755529792235&amp;limit=1000 "HTTP/1.1 200 OK"</text:p>
      <text:p text:style-name="Standard">INFO:httpx:HTTP Request: GET https://api.bybit.com/v5/market/kline?category=linear&amp;symbol=BTCUSDT&amp;interval=60&amp;start=1755529791251&amp;limit=1000 "HTTP/1.1 200 OK"</text:p>
      <text:p text:style-name="Standard">INFO:httpx:HTTP Request: GET https://api.bybit.com/v5/market/kline?category=linear&amp;symbol=ETHUSDT&amp;interval=60&amp;start=1755529792566&amp;limit=1000 "HTTP/1.1 200 OK"</text:p>
      <text:p text:style-name="Standard">INFO:httpx:HTTP Request: GET https://api.bybit.com/v5/market/kline?category=linear&amp;symbol=TRXUSDT&amp;interval=60&amp;start=1759132800000&amp;limit=1000 "HTTP/1.1 200 OK"</text:p>
      <text:p text:style-name="Standard">INFO:httpx:HTTP Request: GET https://api.bybit.com/v5/market/kline?category=linear&amp;symbol=SOLUSDT&amp;interval=60&amp;start=1759132800000&amp;limit=1000 "HTTP/1.1 200 OK"</text:p>
      <text:p text:style-name="Standard">INFO:httpx:HTTP Request: GET https://api.bybit.com/v5/market/kline?category=linear&amp;symbol=XRPUSDT&amp;interval=60&amp;start=1759132800000&amp;limit=1000 "HTTP/1.1 200 OK"</text:p>
      <text:p text:style-name="Standard">INFO:httpx:HTTP Request: GET https://api.bybit.com/v5/market/kline?category=linear&amp;symbol=ETHUSDT&amp;interval=60&amp;start=1759132800000&amp;limit=1000 "HTTP/1.1 200 OK"</text:p>
      <text:p text:style-name="Standard">INFO:httpx:HTTP Request: GET https://api.bybit.com/v5/market/kline?category=linear&amp;symbol=SOLUSDT&amp;interval=60&amp;start=1762732800000&amp;limit=160 "HTTP/1.1 200 OK"</text:p>
      <text:p text:style-name="Standard">[SOLUSDT] Historical: ✅ Devolviendo 2160 velas (esperadas: 2160)</text:p>
      <text:p text:style-name="Standard">INFO: <text:s text:c="4"/>127.0.0.1:51927 - "GET /api/historical/SOLUSDT?interval=60&amp;days=90&amp;t=1763305790926 HTTP/1.1" 200 OK</text:p>
      <text:p text:style-name="Standard">[GALAUSDT] 📊 HISTORICAL: Recibido days=90, aplicando límite -&gt; days_to_fetch=90 (máx: 120) @ 60</text:p>
      <text:p text:style-name="Standard">INFO:httpx:HTTP Request: GET https://api.bybit.com/v5/market/kline?category=linear&amp;symbol=ETHUSDT&amp;interval=60&amp;start=1762732800000&amp;limit=160 "HTTP/1.1 200 OK"</text:p>
      <text:p text:style-name="Standard">INFO:httpx:HTTP Request: GET https://api.bybit.com/v5/market/kline?category=linear&amp;symbol=AAVEUSDT&amp;interval=60&amp;start=1759132800000&amp;limit=1000 "HTTP/1.1 200 OK"</text:p>
      <text:p text:style-name="Standard">INFO:httpx:HTTP Request: GET https://api.bybit.com/v5/market/kline?category=linear&amp;symbol=BTCUSDT&amp;interval=60&amp;start=1759132800000&amp;limit=1000 "HTTP/1.1 200 OK"</text:p>
      <text:p text:style-name="Standard">[ETHUSDT] Historical: ✅ Devolviendo 2160 velas (esperadas: 2160)</text:p>
      <text:p text:style-name="Standard">INFO: <text:s text:c="4"/>127.0.0.1:62901 - "GET /api/historical/ETHUSDT?interval=60&amp;days=90&amp;t=1763305790923 HTTP/1.1" 200 OK</text:p>
      <text:p text:style-name="Standard">[OPUSDT] 📊 HISTORICAL: Recibido days=90, aplicando límite -&gt; days_to_fetch=90 (máx: 120) @ 60</text:p>
      <text:p text:style-name="Standard">INFO:httpx:HTTP Request: GET https://api.bybit.com/v5/market/kline?category=linear&amp;symbol=AAVEUSDT&amp;interval=60&amp;start=1762732800000&amp;limit=160 "HTTP/1.1 200 OK"</text:p>
      <text:p text:style-name="Standard">[AAVEUSDT] Historical: ✅ Devolviendo 2160 velas (esperadas: 2160)</text:p>
      <text:p text:style-name="Standard">INFO: <text:s text:c="4"/>127.0.0.1:64647 - "GET /api/historical/AAVEUSDT?interval=60&amp;days=90&amp;t=1763305790932 HTTP/1.1" 200 OK</text:p>
      <text:p text:style-name="Standard">INFO:httpx:HTTP Request: GET https://api.bybit.com/v5/market/kline?category=linear&amp;symbol=TRXUSDT&amp;interval=60&amp;start=1762732800000&amp;limit=160 "HTTP/1.1 200 OK"</text:p>
      <text:p text:style-name="Standard"><text:soft-page-break/>INFO:httpx:HTTP Request: GET https://api.bybit.com/v5/market/kline?category=linear&amp;symbol=XRPUSDT&amp;interval=60&amp;start=1762732800000&amp;limit=160 "HTTP/1.1 200 OK"</text:p>
      <text:p text:style-name="Standard">[TRXUSDT] Historical: ✅ Devolviendo 2160 velas (esperadas: 2160)</text:p>
      <text:p text:style-name="Standard">INFO: <text:s text:c="4"/>127.0.0.1:55035 - "GET /api/historical/TRXUSDT?interval=60&amp;days=90&amp;t=1763305790923 HTTP/1.1" 200 OK</text:p>
      <text:p text:style-name="Standard">[XRPUSDT] Historical: ✅ Devolviendo 2160 velas (esperadas: 2160)</text:p>
      <text:p text:style-name="Standard">INFO: <text:s text:c="4"/>127.0.0.1:60154 - "GET /api/historical/XRPUSDT?interval=60&amp;days=90&amp;t=1763305790926 HTTP/1.1" 200 OK</text:p>
      <text:p text:style-name="Standard">[ADAUSDT] 📊 HISTORICAL: Recibido days=90, aplicando límite -&gt; days_to_fetch=90 (máx: 120) @ 60</text:p>
      <text:p text:style-name="Standard">INFO:httpx:HTTP Request: GET https://api.bybit.com/v5/market/kline?category=linear&amp;symbol=GALAUSDT&amp;interval=60&amp;start=1755529794894&amp;limit=1000 "HTTP/1.1 200 OK"</text:p>
      <text:p text:style-name="Standard">INFO:httpx:HTTP Request: GET https://api.bybit.com/v5/market/kline?category=linear&amp;symbol=OPUSDT&amp;interval=60&amp;start=1755529795281&amp;limit=1000 "HTTP/1.1 200 OK"</text:p>
      <text:p text:style-name="Standard">[POLUSDT] 📊 HISTORICAL: Recibido days=90, aplicando límite -&gt; days_to_fetch=90 (máx: 120) @ 60</text:p>
      <text:p text:style-name="Standard">INFO:httpx:HTTP Request: GET https://api.bybit.com/v5/market/kline?category=linear&amp;symbol=BTCUSDT&amp;interval=60&amp;start=1762732800000&amp;limit=160 "HTTP/1.1 200 OK"</text:p>
      <text:p text:style-name="Standard">[SUIUSDT] 📊 HISTORICAL: Recibido days=90, aplicando límite -&gt; days_to_fetch=90 (máx: 120) @ 60</text:p>
      <text:p text:style-name="Standard">[BTCUSDT] Historical: ✅ Devolviendo 2160 velas (esperadas: 2160)</text:p>
      <text:p text:style-name="Standard">INFO: <text:s text:c="4"/>127.0.0.1:58690 - "GET /api/historical/BTCUSDT?interval=60&amp;days=90&amp;t=1763305790922 HTTP/1.1" 200 OK</text:p>
      <text:p text:style-name="Standard">[POLYXUSDT] 📊 HISTORICAL: Recibido days=90, aplicando límite -&gt; days_to_fetch=90 (máx: 120) @ 60</text:p>
      <text:p text:style-name="Standard">INFO:httpx:HTTP Request: GET https://api.bybit.com/v5/market/kline?category=linear&amp;symbol=GALAUSDT&amp;interval=60&amp;start=1759132800000&amp;limit=1000 "HTTP/1.1 200 OK"</text:p>
      <text:p text:style-name="Standard">INFO:httpx:HTTP Request: GET https://api.bybit.com/v5/market/kline?category=linear&amp;symbol=SUIUSDT&amp;interval=60&amp;start=1755529796861&amp;limit=1000 "HTTP/1.1 200 OK"</text:p>
      <text:p text:style-name="Standard">INFO:httpx:HTTP Request: GET https://api.bybit.com/v5/market/kline?category=linear&amp;symbol=POLUSDT&amp;interval=60&amp;start=1755529796523&amp;limit=1000 "HTTP/1.1 200 OK"</text:p>
      <text:p text:style-name="Standard">INFO:httpx:HTTP Request: GET https://api.bybit.com/v5/market/kline?category=linear&amp;symbol=POLYXUSDT&amp;interval=60&amp;start=1755529797250&amp;limit=1000 "HTTP/1.1 200 OK"</text:p>
      <text:p text:style-name="Standard">INFO:httpx:HTTP Request: GET https://api.bybit.com/v5/market/kline?category=linear&amp;symbol=OPUSDT&amp;interval=60&amp;start=1759132800000&amp;limit=1000 "HTTP/1.1 200 OK"</text:p>
      <text:p text:style-name="Standard">INFO:httpx:HTTP Request: GET https://api.bybit.com/v5/market/kline?category=linear&amp;symbol=ADAUSDT&amp;interval=60&amp;start=1755529796176&amp;limit=1000 "HTTP/1.1 200 OK"</text:p>
      <text:p text:style-name="Standard">INFO:httpx:HTTP Request: GET https://api.bybit.com/v5/market/kline?category=linear&amp;symbol=GALAUSDT&amp;interval=60&amp;start=1762732800000&amp;limit=160 "HTTP/1.1 200 OK"</text:p>
      <text:p text:style-name="Standard">[GALAUSDT] Historical: ✅ Devolviendo 2160 velas (esperadas: 2160)</text:p>
      <text:p text:style-name="Standard"><text:soft-page-break/>INFO: <text:s text:c="4"/>127.0.0.1:51927 - "GET /api/historical/GALAUSDT?interval=60&amp;days=90&amp;t=1763305790933 HTTP/1.1" 200 OK</text:p>
      <text:p text:style-name="Standard">[CAKEUSDT] 📊 HISTORICAL: Recibido days=90, aplicando límite -&gt; days_to_fetch=90 (máx: 120) @ 60</text:p>
      <text:p text:style-name="Standard">INFO:httpx:HTTP Request: GET https://api.bybit.com/v5/market/kline?category=linear&amp;symbol=SUIUSDT&amp;interval=60&amp;start=1759132800000&amp;limit=1000 "HTTP/1.1 200 OK"</text:p>
      <text:p text:style-name="Standard">INFO:httpx:HTTP Request: GET https://api.bybit.com/v5/market/kline?category=linear&amp;symbol=POLYXUSDT&amp;interval=60&amp;start=1759132800000&amp;limit=1000 "HTTP/1.1 200 OK"</text:p>
      <text:p text:style-name="Standard">INFO:httpx:HTTP Request: GET https://api.bybit.com/v5/market/kline?category=linear&amp;symbol=POLUSDT&amp;interval=60&amp;start=1759132800000&amp;limit=1000 "HTTP/1.1 200 OK"</text:p>
      <text:p text:style-name="Standard">INFO:httpx:HTTP Request: GET https://api.bybit.com/v5/market/kline?category=linear&amp;symbol=CAKEUSDT&amp;interval=60&amp;start=1755529798542&amp;limit=1000 "HTTP/1.1 200 OK"</text:p>
      <text:p text:style-name="Standard">INFO:httpx:HTTP Request: GET https://api.bybit.com/v5/market/kline?category=linear&amp;symbol=POLYXUSDT&amp;interval=60&amp;start=1762732800000&amp;limit=160 "HTTP/1.1 200 OK"</text:p>
      <text:p text:style-name="Standard">INFO:httpx:HTTP Request: GET https://api.bybit.com/v5/market/kline?category=linear&amp;symbol=OPUSDT&amp;interval=60&amp;start=1762732800000&amp;limit=160 "HTTP/1.1 200 OK"</text:p>
      <text:p text:style-name="Standard">INFO:httpx:HTTP Request: GET https://api.bybit.com/v5/market/kline?category=linear&amp;symbol=ADAUSDT&amp;interval=60&amp;start=1759132800000&amp;limit=1000 "HTTP/1.1 200 OK"</text:p>
      <text:p text:style-name="Standard">[POLYXUSDT] Historical: ✅ Devolviendo 2160 velas (esperadas: 2160)</text:p>
      <text:p text:style-name="Standard">INFO: <text:s text:c="4"/>127.0.0.1:58690 - "GET /api/historical/POLYXUSDT?interval=60&amp;days=90&amp;t=1763305790935 HTTP/1.1" 200 OK</text:p>
      <text:p text:style-name="Standard">INFO:httpx:HTTP Request: GET https://api.bybit.com/v5/market/kline?category=linear&amp;symbol=SUIUSDT&amp;interval=60&amp;start=1762732800000&amp;limit=160 "HTTP/1.1 200 OK"</text:p>
      <text:p text:style-name="Standard">[OPUSDT] Historical: ✅ Devolviendo 2160 velas (esperadas: 2160)</text:p>
      <text:p text:style-name="Standard">INFO: <text:s text:c="4"/>127.0.0.1:62901 - "GET /api/historical/OPUSDT?interval=60&amp;days=90&amp;t=1763305790933 HTTP/1.1" 200 OK</text:p>
      <text:p text:style-name="Standard">[SUIUSDT] Historical: ✅ Devolviendo 2160 velas (esperadas: 2160)</text:p>
      <text:p text:style-name="Standard">INFO: <text:s text:c="4"/>127.0.0.1:55035 - "GET /api/historical/SUIUSDT?interval=60&amp;days=90&amp;t=1763305790934 HTTP/1.1" 200 OK</text:p>
      <text:p text:style-name="Standard">[PENDLEUSDT] 📊 HISTORICAL: Recibido days=90, aplicando límite -&gt; days_to_fetch=90 (máx: 120) @ 60</text:p>
      <text:p text:style-name="Standard">[TONUSDT] 📊 HISTORICAL: Recibido days=90, aplicando límite -&gt; days_to_fetch=90 (máx: 120) @ 60</text:p>
      <text:p text:style-name="Standard">[UNIUSDT] 📊 HISTORICAL: Recibido days=90, aplicando límite -&gt; days_to_fetch=90 (máx: 120) @ 60</text:p>
      <text:p text:style-name="Standard">INFO:httpx:HTTP Request: GET https://api.bybit.com/v5/market/kline?category=linear&amp;symbol=POLUSDT&amp;interval=60&amp;start=1762732800000&amp;limit=160 "HTTP/1.1 200 OK"</text:p>
      <text:p text:style-name="Standard">[POLUSDT] Historical: ✅ Devolviendo 2160 velas (esperadas: 2160)</text:p>
      <text:p text:style-name="Standard">INFO: <text:s text:c="4"/>127.0.0.1:60154 - "GET /api/historical/POLUSDT?interval=60&amp;days=90&amp;t=1763305790934 HTTP/1.1" 200 OK</text:p>
      <text:p text:style-name="Standard">INFO:httpx:HTTP Request: GET https://api.bybit.com/v5/market/kline?category=linear&amp;symbol=CAKEUSDT&amp;interval=60&amp;start=1759132800000&amp;limit=1000 "HTTP/1.1 200 OK"</text:p>
      <text:p text:style-name="Standard"><text:soft-page-break/>INFO:httpx:HTTP Request: GET https://api.bybit.com/v5/market/kline?category=linear&amp;symbol=ADAUSDT&amp;interval=60&amp;start=1762732800000&amp;limit=160 "HTTP/1.1 200 OK"</text:p>
      <text:p text:style-name="Standard">[ADAUSDT] Historical: ✅ Devolviendo 2160 velas (esperadas: 2160)</text:p>
      <text:p text:style-name="Standard">INFO: <text:s text:c="4"/>127.0.0.1:64647 - "GET /api/historical/ADAUSDT?interval=60&amp;days=90&amp;t=1763305790934 HTTP/1.1" 200 OK</text:p>
      <text:p text:style-name="Standard">[ARBUSDT] 📊 HISTORICAL: Recibido days=90, aplicando límite -&gt; days_to_fetch=90 (máx: 120) @ 60</text:p>
      <text:p text:style-name="Standard">INFO:httpx:HTTP Request: GET https://api.bybit.com/v5/market/kline?category=linear&amp;symbol=TONUSDT&amp;interval=60&amp;start=1755529799871&amp;limit=1000 "HTTP/1.1 200 OK"</text:p>
      <text:p text:style-name="Standard">INFO:httpx:HTTP Request: GET https://api.bybit.com/v5/market/kline?category=linear&amp;symbol=PENDLEUSDT&amp;interval=60&amp;start=1755529799541&amp;limit=1000 "HTTP/1.1 200 OK"</text:p>
      <text:p text:style-name="Standard">[DOTUSDT] 📊 HISTORICAL: Recibido days=90, aplicando límite -&gt; days_to_fetch=90 (máx: 120) @ 60</text:p>
      <text:p text:style-name="Standard">INFO:httpx:HTTP Request: GET https://api.bybit.com/v5/market/kline?category=linear&amp;symbol=UNIUSDT&amp;interval=60&amp;start=1755529800201&amp;limit=1000 "HTTP/1.1 200 OK"</text:p>
      <text:p text:style-name="Standard">INFO:httpx:HTTP Request: GET https://api.bybit.com/v5/market/kline?category=linear&amp;symbol=TONUSDT&amp;interval=60&amp;start=1759132800000&amp;limit=1000 "HTTP/1.1 200 OK"</text:p>
      <text:p text:style-name="Standard">INFO:httpx:HTTP Request: GET https://api.bybit.com/v5/market/kline?category=linear&amp;symbol=DOTUSDT&amp;interval=60&amp;start=1755529801349&amp;limit=1000 "HTTP/1.1 200 OK"</text:p>
      <text:p text:style-name="Standard">INFO:httpx:HTTP Request: GET https://api.bybit.com/v5/market/kline?category=linear&amp;symbol=ARBUSDT&amp;interval=60&amp;start=1755529801016&amp;limit=1000 "HTTP/1.1 200 OK"</text:p>
      <text:p text:style-name="Standard">INFO:httpx:HTTP Request: GET https://api.bybit.com/v5/market/kline?category=linear&amp;symbol=CAKEUSDT&amp;interval=60&amp;start=1762732800000&amp;limit=160 "HTTP/1.1 200 OK"</text:p>
      <text:p text:style-name="Standard">[CAKEUSDT] Historical: ✅ Devolviendo 2160 velas (esperadas: 2160)</text:p>
      <text:p text:style-name="Standard">INFO: <text:s text:c="4"/>127.0.0.1:51927 - "GET /api/historical/CAKEUSDT?interval=60&amp;days=90&amp;t=1763305790943 HTTP/1.1" 200 OK</text:p>
      <text:p text:style-name="Standard">INFO:httpx:HTTP Request: GET https://api.bybit.com/v5/market/kline?category=linear&amp;symbol=PENDLEUSDT&amp;interval=60&amp;start=1759132800000&amp;limit=1000 "HTTP/1.1 200 OK"</text:p>
      <text:p text:style-name="Standard">INFO:httpx:HTTP Request: GET https://api.bybit.com/v5/market/kline?category=linear&amp;symbol=UNIUSDT&amp;interval=60&amp;start=1759132800000&amp;limit=1000 "HTTP/1.1 200 OK"</text:p>
      <text:p text:style-name="Standard">[AVAXUSDT] 📊 HISTORICAL: Recibido days=90, aplicando límite -&gt; days_to_fetch=90 (máx: 120) @ 60</text:p>
      <text:p text:style-name="Standard">INFO:httpx:HTTP Request: GET https://api.bybit.com/v5/market/kline?category=linear&amp;symbol=PENDLEUSDT&amp;interval=60&amp;start=1762732800000&amp;limit=160 "HTTP/1.1 200 OK"</text:p>
      <text:p text:style-name="Standard">INFO:httpx:HTTP Request: GET https://api.bybit.com/v5/market/kline?category=linear&amp;symbol=TONUSDT&amp;interval=60&amp;start=1762732800000&amp;limit=160 "HTTP/1.1 200 OK"</text:p>
      <text:p text:style-name="Standard">[PENDLEUSDT] Historical: ✅ Devolviendo 2160 velas (esperadas: 2160)</text:p>
      <text:p text:style-name="Standard">INFO: <text:s text:c="4"/>127.0.0.1:58690 - "GET /api/historical/PENDLEUSDT?interval=60&amp;days=90&amp;t=1763305790943 HTTP/1.1" 200 OK</text:p>
      <text:p text:style-name="Standard"><text:soft-page-break/>INFO:httpx:HTTP Request: GET https://api.bybit.com/v5/market/kline?category=linear&amp;symbol=ARBUSDT&amp;interval=60&amp;start=1759132800000&amp;limit=1000 "HTTP/1.1 200 OK"</text:p>
      <text:p text:style-name="Standard">[TONUSDT] Historical: ✅ Devolviendo 2160 velas (esperadas: 2160)</text:p>
      <text:p text:style-name="Standard">INFO: <text:s text:c="4"/>127.0.0.1:62901 - "GET /api/historical/TONUSDT?interval=60&amp;days=90&amp;t=1763305790944 HTTP/1.1" 200 OK</text:p>
      <text:p text:style-name="Standard">[BNBUSDT] 📊 HISTORICAL: Recibido days=90, aplicando límite -&gt; days_to_fetch=90 (máx: 120) @ 60</text:p>
      <text:p text:style-name="Standard">INFO:httpx:HTTP Request: GET https://api.bybit.com/v5/market/kline?category=linear&amp;symbol=UNIUSDT&amp;interval=60&amp;start=1762732800000&amp;limit=160 "HTTP/1.1 200 OK"</text:p>
      <text:p text:style-name="Standard">INFO:httpx:HTTP Request: GET https://api.bybit.com/v5/market/kline?category=linear&amp;symbol=AVAXUSDT&amp;interval=60&amp;start=1755529802231&amp;limit=1000 "HTTP/1.1 200 OK"</text:p>
      <text:p text:style-name="Standard">[UNIUSDT] Historical: ✅ Devolviendo 2160 velas (esperadas: 2160)</text:p>
      <text:p text:style-name="Standard">INFO: <text:s text:c="4"/>127.0.0.1:55035 - "GET /api/historical/UNIUSDT?interval=60&amp;days=90&amp;t=1763305790944 HTTP/1.1" 200 OK</text:p>
      <text:p text:style-name="Standard">[PEOPLEUSDT] 📊 HISTORICAL: Recibido days=90, aplicando límite -&gt; days_to_fetch=90 (máx: 120) @ 60</text:p>
      <text:p text:style-name="Standard">[HBARUSDT] 📊 HISTORICAL: Recibido days=90, aplicando límite -&gt; days_to_fetch=90 (máx: 120) @ 60</text:p>
      <text:p text:style-name="Standard">INFO:httpx:HTTP Request: GET https://api.bybit.com/v5/market/kline?category=linear&amp;symbol=DOTUSDT&amp;interval=60&amp;start=1759132800000&amp;limit=1000 "HTTP/1.1 200 OK"</text:p>
      <text:p text:style-name="Standard">INFO:httpx:HTTP Request: GET https://api.bybit.com/v5/market/kline?category=linear&amp;symbol=AVAXUSDT&amp;interval=60&amp;start=1759132800000&amp;limit=1000 "HTTP/1.1 200 OK"</text:p>
      <text:p text:style-name="Standard">INFO:httpx:HTTP Request: GET https://api.bybit.com/v5/market/kline?category=linear&amp;symbol=ARBUSDT&amp;interval=60&amp;start=1762732800000&amp;limit=160 "HTTP/1.1 200 OK"</text:p>
      <text:p text:style-name="Standard">[ARBUSDT] Historical: ✅ Devolviendo 2160 velas (esperadas: 2160)</text:p>
      <text:p text:style-name="Standard">INFO: <text:s text:c="4"/>127.0.0.1:60154 - "GET /api/historical/ARBUSDT?interval=60&amp;days=90&amp;t=1763305790944 HTTP/1.1" 200 OK</text:p>
      <text:p text:style-name="Standard">INFO:httpx:HTTP Request: GET https://api.bybit.com/v5/market/kline?category=linear&amp;symbol=HBARUSDT&amp;interval=60&amp;start=1755529803778&amp;limit=1000 "HTTP/1.1 200 OK"</text:p>
      <text:p text:style-name="Standard">INFO:httpx:HTTP Request: GET https://api.bybit.com/v5/market/kline?category=linear&amp;symbol=BNBUSDT&amp;interval=60&amp;start=1755529803068&amp;limit=1000 "HTTP/1.1 200 OK"</text:p>
      <text:p text:style-name="Standard">[ASTRUSDT] 📊 HISTORICAL: Recibido days=90, aplicando límite -&gt; days_to_fetch=90 (máx: 120) @ 60</text:p>
      <text:p text:style-name="Standard">INFO:httpx:HTTP Request: GET https://api.bybit.com/v5/market/kline?category=linear&amp;symbol=DOTUSDT&amp;interval=60&amp;start=1762732800000&amp;limit=160 "HTTP/1.1 200 OK"</text:p>
      <text:p text:style-name="Standard">[DOTUSDT] Historical: ✅ Devolviendo 2160 velas (esperadas: 2160)</text:p>
      <text:p text:style-name="Standard">INFO: <text:s text:c="4"/>127.0.0.1:64647 - "GET /api/historical/DOTUSDT?interval=60&amp;days=90&amp;t=1763305790945 HTTP/1.1" 200 OK</text:p>
      <text:p text:style-name="Standard">INFO:httpx:HTTP Request: GET https://api.bybit.com/v5/market/kline?category=linear&amp;symbol=PEOPLEUSDT&amp;interval=60&amp;start=1755529803449&amp;limit=1000 "HTTP/1.1 200 OK"</text:p>
      <text:p text:style-name="Standard">[MASKUSDT] 📊 HISTORICAL: Recibido days=90, aplicando límite -&gt; days_to_fetch=90 (máx: 120) @ 60</text:p>
      <text:p text:style-name="Standard"><text:soft-page-break/>INFO:httpx:HTTP Request: GET https://api.bybit.com/v5/market/kline?category=linear&amp;symbol=AVAXUSDT&amp;interval=60&amp;start=1762732800000&amp;limit=160 "HTTP/1.1 200 OK"</text:p>
      <text:p text:style-name="Standard">[AVAXUSDT] Historical: ✅ Devolviendo 2160 velas (esperadas: 2160)</text:p>
      <text:p text:style-name="Standard">INFO: <text:s text:c="4"/>127.0.0.1:51927 - "GET /api/historical/AVAXUSDT?interval=60&amp;days=90&amp;t=1763305790945 HTTP/1.1" 200 OK</text:p>
      <text:p text:style-name="Standard">[TRBUSDT] 📊 HISTORICAL: Recibido days=90, aplicando límite -&gt; days_to_fetch=90 (máx: 120) @ 60</text:p>
      <text:p text:style-name="Standard">INFO:httpx:HTTP Request: GET https://api.bybit.com/v5/market/kline?category=linear&amp;symbol=ASTRUSDT&amp;interval=60&amp;start=1755529804552&amp;limit=1000 "HTTP/1.1 200 OK"</text:p>
      <text:p text:style-name="Standard">INFO:httpx:HTTP Request: GET https://api.bybit.com/v5/market/kline?category=linear&amp;symbol=BNBUSDT&amp;interval=60&amp;start=1759132800000&amp;limit=1000 "HTTP/1.1 200 OK"</text:p>
      <text:p text:style-name="Standard">INFO:httpx:HTTP Request: GET https://api.bybit.com/v5/market/kline?category=linear&amp;symbol=MASKUSDT&amp;interval=60&amp;start=1755529804930&amp;limit=1000 "HTTP/1.1 200 OK"</text:p>
      <text:p text:style-name="Standard">INFO:httpx:HTTP Request: GET https://api.bybit.com/v5/market/kline?category=linear&amp;symbol=PEOPLEUSDT&amp;interval=60&amp;start=1759132800000&amp;limit=1000 "HTTP/1.1 200 OK"</text:p>
      <text:p text:style-name="Standard">INFO:httpx:HTTP Request: GET https://api.bybit.com/v5/market/kline?category=linear&amp;symbol=HBARUSDT&amp;interval=60&amp;start=1759132800000&amp;limit=1000 "HTTP/1.1 200 OK"</text:p>
      <text:p text:style-name="Standard">INFO:httpx:HTTP Request: GET https://api.bybit.com/v5/market/kline?category=linear&amp;symbol=TRBUSDT&amp;interval=60&amp;start=1755529805367&amp;limit=1000 "HTTP/1.1 200 OK"</text:p>
      <text:p text:style-name="Standard">INFO:httpx:HTTP Request: GET https://api.bybit.com/v5/market/kline?category=linear&amp;symbol=PEOPLEUSDT&amp;interval=60&amp;start=1762732800000&amp;limit=160 "HTTP/1.1 200 OK"</text:p>
      <text:p text:style-name="Standard">[PEOPLEUSDT] Historical: ✅ Devolviendo 2160 velas (esperadas: 2160)</text:p>
      <text:p text:style-name="Standard">INFO: <text:s text:c="4"/>127.0.0.1:62901 - "GET /api/historical/PEOPLEUSDT?interval=60&amp;days=90&amp;t=1763305790946 HTTP/1.1" 200 OK</text:p>
      <text:p text:style-name="Standard">INFO:httpx:HTTP Request: GET https://api.bybit.com/v5/market/kline?category=linear&amp;symbol=MASKUSDT&amp;interval=60&amp;start=1759132800000&amp;limit=1000 "HTTP/1.1 200 OK"</text:p>
      <text:p text:style-name="Standard">[INJUSDT] 📊 HISTORICAL: Recibido days=90, aplicando límite -&gt; days_to_fetch=90 (máx: 120) @ 60</text:p>
      <text:p text:style-name="Standard">INFO:httpx:HTTP Request: GET https://api.bybit.com/v5/market/kline?category=linear&amp;symbol=TRBUSDT&amp;interval=60&amp;start=1759132800000&amp;limit=1000 "HTTP/1.1 200 OK"</text:p>
      <text:p text:style-name="Standard">INFO:httpx:HTTP Request: GET https://api.bybit.com/v5/market/kline?category=linear&amp;symbol=BNBUSDT&amp;interval=60&amp;start=1762732800000&amp;limit=160 "HTTP/1.1 200 OK"</text:p>
      <text:p text:style-name="Standard">[BNBUSDT] Historical: ✅ Devolviendo 2160 velas (esperadas: 2160)</text:p>
      <text:p text:style-name="Standard">INFO: <text:s text:c="4"/>127.0.0.1:58690 - "GET /api/historical/BNBUSDT?interval=60&amp;days=90&amp;t=1763305790945 HTTP/1.1" 200 OK</text:p>
      <text:p text:style-name="Standard">[ATOMUSDT] 📊 HISTORICAL: Recibido days=90, aplicando límite -&gt; days_to_fetch=90 (máx: 120) @ 60</text:p>
      <text:p text:style-name="Standard">INFO:httpx:HTTP Request: GET https://api.bybit.com/v5/market/kline?category=linear&amp;symbol=TRBUSDT&amp;interval=60&amp;start=1762732800000&amp;limit=160 "HTTP/1.1 200 OK"</text:p>
      <text:p text:style-name="Standard"><text:soft-page-break/>INFO:httpx:HTTP Request: GET https://api.bybit.com/v5/market/kline?category=linear&amp;symbol=ASTRUSDT&amp;interval=60&amp;start=1759132800000&amp;limit=1000 "HTTP/1.1 200 OK"</text:p>
      <text:p text:style-name="Standard">INFO:httpx:HTTP Request: GET https://api.bybit.com/v5/market/kline?category=linear&amp;symbol=HBARUSDT&amp;interval=60&amp;start=1762732800000&amp;limit=160 "HTTP/1.1 200 OK"</text:p>
      <text:p text:style-name="Standard">INFO:httpx:HTTP Request: GET https://api.bybit.com/v5/market/kline?category=linear&amp;symbol=INJUSDT&amp;interval=60&amp;start=1755529806336&amp;limit=1000 "HTTP/1.1 200 OK"</text:p>
      <text:p text:style-name="Standard">[TRBUSDT] Historical: ✅ Devolviendo 2160 velas (esperadas: 2160)</text:p>
      <text:p text:style-name="Standard">INFO: <text:s text:c="4"/>127.0.0.1:51927 - "GET /api/historical/TRBUSDT?interval=60&amp;days=90&amp;t=1763305790959 HTTP/1.1" 200 OK</text:p>
      <text:p text:style-name="Standard">[HBARUSDT] Historical: ✅ Devolviendo 2160 velas (esperadas: 2160)</text:p>
      <text:p text:style-name="Standard">INFO: <text:s text:c="4"/>127.0.0.1:55035 - "GET /api/historical/HBARUSDT?interval=60&amp;days=90&amp;t=1763305790946 HTTP/1.1" 200 OK</text:p>
      <text:p text:style-name="Standard">[GRTUSDT] 📊 HISTORICAL: Recibido days=90, aplicando límite -&gt; days_to_fetch=90 (máx: 120) @ 60</text:p>
      <text:p text:style-name="Standard">INFO:httpx:HTTP Request: GET https://api.bybit.com/v5/market/kline?category=linear&amp;symbol=MASKUSDT&amp;interval=60&amp;start=1762732800000&amp;limit=160 "HTTP/1.1 200 OK"</text:p>
      <text:p text:style-name="Standard">[ALGOUSDT] 📊 HISTORICAL: Recibido days=90, aplicando límite -&gt; days_to_fetch=90 (máx: 120) @ 60</text:p>
      <text:p text:style-name="Standard">[MASKUSDT] Historical: ✅ Devolviendo 2160 velas (esperadas: 2160)</text:p>
      <text:p text:style-name="Standard">INFO: <text:s text:c="4"/>127.0.0.1:64647 - "GET /api/historical/MASKUSDT?interval=60&amp;days=90&amp;t=1763305790947 HTTP/1.1" 200 OK</text:p>
      <text:p text:style-name="Standard">INFO:httpx:HTTP Request: GET https://api.bybit.com/v5/market/kline?category=linear&amp;symbol=INJUSDT&amp;interval=60&amp;start=1759132800000&amp;limit=1000 "HTTP/1.1 200 OK"</text:p>
      <text:p text:style-name="Standard">INFO:httpx:HTTP Request: GET https://api.bybit.com/v5/market/kline?category=linear&amp;symbol=ATOMUSDT&amp;interval=60&amp;start=1755529807037&amp;limit=1000 "HTTP/1.1 200 OK"</text:p>
      <text:p text:style-name="Standard">INFO:httpx:HTTP Request: GET https://api.bybit.com/v5/market/kline?category=linear&amp;symbol=ASTRUSDT&amp;interval=60&amp;start=1762732800000&amp;limit=160 "HTTP/1.1 200 OK"</text:p>
      <text:p text:style-name="Standard">[ASTRUSDT] Historical: ✅ Devolviendo 2160 velas (esperadas: 2160)</text:p>
      <text:p text:style-name="Standard">INFO: <text:s text:c="4"/>127.0.0.1:60154 - "GET /api/historical/ASTRUSDT?interval=60&amp;days=90&amp;t=1763305790946 HTTP/1.1" 200 OK</text:p>
      <text:p text:style-name="Standard">INFO:httpx:HTTP Request: GET https://api.bybit.com/v5/market/kline?category=linear&amp;symbol=GRTUSDT&amp;interval=60&amp;start=1755529807466&amp;limit=1000 "HTTP/1.1 200 OK"</text:p>
      <text:p text:style-name="Standard">INFO:httpx:HTTP Request: GET https://api.bybit.com/v5/market/kline?category=linear&amp;symbol=ALGOUSDT&amp;interval=60&amp;start=1755529807796&amp;limit=1000 "HTTP/1.1 200 OK"</text:p>
      <text:p text:style-name="Standard">INFO:httpx:HTTP Request: GET https://api.bybit.com/v5/market/kline?category=linear&amp;symbol=INJUSDT&amp;interval=60&amp;start=1762732800000&amp;limit=160 "HTTP/1.1 200 OK"</text:p>
      <text:p text:style-name="Standard">[INJUSDT] Historical: ✅ Devolviendo 2160 velas (esperadas: 2160)</text:p>
      <text:p text:style-name="Standard">INFO: <text:s text:c="4"/>127.0.0.1:62901 - "GET /api/historical/INJUSDT?interval=60&amp;days=90&amp;t=1763305790960 HTTP/1.1" 200 OK</text:p>
      <text:p text:style-name="Standard">INFO:httpx:HTTP Request: GET https://api.bybit.com/v5/market/kline?category=linear&amp;symbol=ATOMUSDT&amp;interval=60&amp;start=1759132800000&amp;limit=1000 "HTTP/1.1 200 OK"</text:p>
      <text:p text:style-name="Standard"><text:soft-page-break/>INFO:httpx:HTTP Request: GET https://api.bybit.com/v5/market/kline?category=linear&amp;symbol=ALGOUSDT&amp;interval=60&amp;start=1759132800000&amp;limit=1000 "HTTP/1.1 200 OK"</text:p>
      <text:p text:style-name="Standard">INFO:httpx:HTTP Request: GET https://api.bybit.com/v5/market/kline?category=linear&amp;symbol=ATOMUSDT&amp;interval=60&amp;start=1762732800000&amp;limit=160 "HTTP/1.1 200 OK"</text:p>
      <text:p text:style-name="Standard">[ATOMUSDT] Historical: ✅ Devolviendo 2160 velas (esperadas: 2160)</text:p>
      <text:p text:style-name="Standard">INFO: <text:s text:c="4"/>127.0.0.1:58690 - "GET /api/historical/ATOMUSDT?interval=60&amp;days=90&amp;t=1763305790960 HTTP/1.1" 200 OK</text:p>
      <text:p text:style-name="Standard">INFO:httpx:HTTP Request: GET https://api.bybit.com/v5/market/kline?category=linear&amp;symbol=GRTUSDT&amp;interval=60&amp;start=1759132800000&amp;limit=1000 "HTTP/1.1 200 OK"</text:p>
      <text:p text:style-name="Standard">INFO:httpx:HTTP Request: GET https://api.bybit.com/v5/market/kline?category=linear&amp;symbol=ALGOUSDT&amp;interval=60&amp;start=1762732800000&amp;limit=160 "HTTP/1.1 200 OK"</text:p>
      <text:p text:style-name="Standard">[ALGOUSDT] Historical: ✅ Devolviendo 2160 velas (esperadas: 2160)</text:p>
      <text:p text:style-name="Standard">INFO: <text:s text:c="4"/>127.0.0.1:55035 - "GET /api/historical/ALGOUSDT?interval=60&amp;days=90&amp;t=1763305790962 HTTP/1.1" 200 OK</text:p>
      <text:p text:style-name="Standard">INFO:httpx:HTTP Request: GET https://api.bybit.com/v5/market/kline?category=linear&amp;symbol=GRTUSDT&amp;interval=60&amp;start=1762732800000&amp;limit=160 "HTTP/1.1 200 OK"</text:p>
      <text:p text:style-name="Standard">[GRTUSDT] Historical: ✅ Devolviendo 2160 velas (esperadas: 2160)</text:p>
      <text:p text:style-name="Standard">INFO: <text:s text:c="4"/>127.0.0.1:51927 - "GET /api/historical/GRTUSDT?interval=60&amp;days=90&amp;t=1763305790961 HTTP/1.1" 200 OK</text:p>
      <text:p text:style-name="Standard">INFO: <text:s text:c="4"/>127.0.0.1:64743 - "OPTIONS /api/historical/BTCUSDT?interval=60&amp;days=90&amp;t=1763306090926 HTTP/1.1" 200 OK</text:p>
      <text:p text:style-name="Standard">INFO: <text:s text:c="4"/>127.0.0.1:59858 - "OPTIONS /api/historical/TRXUSDT?interval=60&amp;days=90&amp;t=1763306090927 HTTP/1.1" 200 OK</text:p>
      <text:p text:style-name="Standard">INFO: <text:s text:c="4"/>127.0.0.1:54422 - "OPTIONS /api/historical/ETHUSDT?interval=60&amp;days=90&amp;t=1763306090927 HTTP/1.1" 200 OK</text:p>
      <text:p text:style-name="Standard">INFO: <text:s text:c="4"/>127.0.0.1:52556 - "OPTIONS /api/historical/AAVEUSDT?interval=60&amp;days=90&amp;t=1763306090928 HTTP/1.1" 200 OK</text:p>
      <text:p text:style-name="Standard">INFO: <text:s text:c="4"/>127.0.0.1:56623 - "OPTIONS /api/historical/SOLUSDT?interval=60&amp;days=90&amp;t=1763306090928 HTTP/1.1" 200 OK</text:p>
      <text:p text:style-name="Standard">INFO: <text:s text:c="4"/>127.0.0.1:51123 - "OPTIONS /api/historical/XRPUSDT?interval=60&amp;days=90&amp;t=1763306090927 HTTP/1.1" 200 OK</text:p>
      <text:p text:style-name="Standard">INFO: <text:s text:c="4"/>127.0.0.1:64743 - "OPTIONS /api/historical/GALAUSDT?interval=60&amp;days=90&amp;t=1763306090934 HTTP/1.1" 200 OK</text:p>
      <text:p text:style-name="Standard">INFO: <text:s text:c="4"/>127.0.0.1:59858 - "OPTIONS /api/historical/OPUSDT?interval=60&amp;days=90&amp;t=1763306090935 HTTP/1.1" 200 OK</text:p>
      <text:p text:style-name="Standard">INFO: <text:s text:c="4"/>127.0.0.1:54422 - "OPTIONS /api/historical/ADAUSDT?interval=60&amp;days=90&amp;t=1763306090935 HTTP/1.1" 200 OK</text:p>
      <text:p text:style-name="Standard">INFO: <text:s text:c="4"/>127.0.0.1:52556 - "OPTIONS /api/historical/SUIUSDT?interval=60&amp;days=90&amp;t=1763306090935 HTTP/1.1" 200 OK</text:p>
      <text:p text:style-name="Standard">INFO: <text:s text:c="4"/>127.0.0.1:56623 - "OPTIONS /api/historical/POLUSDT?interval=60&amp;days=90&amp;t=1763306090936 HTTP/1.1" 200 OK</text:p>
      <text:p text:style-name="Standard">INFO: <text:s text:c="4"/>127.0.0.1:64743 - "OPTIONS /api/historical/CAKEUSDT?interval=60&amp;days=90&amp;t=1763306090936 HTTP/1.1" 200 OK</text:p>
      <text:p text:style-name="Standard">INFO: <text:s text:c="4"/>127.0.0.1:51123 - "OPTIONS /api/historical/POLYXUSDT?interval=60&amp;days=90&amp;t=1763306090936 HTTP/1.1" 200 OK</text:p>
      <text:p text:style-name="Standard">INFO: <text:s text:c="4"/>127.0.0.1:59858 - "OPTIONS /api/historical/PENDLEUSDT?interval=60&amp;days=90&amp;t=1763306090942 HTTP/1.1" 200 OK</text:p>
      <text:p text:style-name="Standard"><text:soft-page-break/>INFO: <text:s text:c="4"/>127.0.0.1:54422 - "OPTIONS /api/historical/TONUSDT?interval=60&amp;days=90&amp;t=1763306090943 HTTP/1.1" 200 OK</text:p>
      <text:p text:style-name="Standard">INFO: <text:s text:c="4"/>127.0.0.1:52556 - "OPTIONS /api/historical/UNIUSDT?interval=60&amp;days=90&amp;t=1763306090943 HTTP/1.1" 200 OK</text:p>
      <text:p text:style-name="Standard">INFO: <text:s text:c="4"/>127.0.0.1:56623 - "OPTIONS /api/historical/ARBUSDT?interval=60&amp;days=90&amp;t=1763306090943 HTTP/1.1" 200 OK</text:p>
      <text:p text:style-name="Standard">INFO: <text:s text:c="4"/>127.0.0.1:64743 - "OPTIONS /api/historical/DOTUSDT?interval=60&amp;days=90&amp;t=1763306090944 HTTP/1.1" 200 OK</text:p>
      <text:p text:style-name="Standard">INFO: <text:s text:c="4"/>127.0.0.1:51123 - "OPTIONS /api/historical/AVAXUSDT?interval=60&amp;days=90&amp;t=1763306090944 HTTP/1.1" 200 OK</text:p>
      <text:p text:style-name="Standard">INFO: <text:s text:c="4"/>127.0.0.1:59858 - "OPTIONS /api/historical/BNBUSDT?interval=60&amp;days=90&amp;t=1763306090945 HTTP/1.1" 200 OK</text:p>
      <text:p text:style-name="Standard">INFO: <text:s text:c="4"/>127.0.0.1:54422 - "OPTIONS /api/historical/PEOPLEUSDT?interval=60&amp;days=90&amp;t=1763306090945 HTTP/1.1" 200 OK</text:p>
      <text:p text:style-name="Standard">INFO: <text:s text:c="4"/>127.0.0.1:52556 - "OPTIONS /api/historical/HBARUSDT?interval=60&amp;days=90&amp;t=1763306090945 HTTP/1.1" 200 OK</text:p>
      <text:p text:style-name="Standard">INFO: <text:s text:c="4"/>127.0.0.1:64743 - "OPTIONS /api/historical/MASKUSDT?interval=60&amp;days=90&amp;t=1763306090952 HTTP/1.1" 200 OK</text:p>
      <text:p text:style-name="Standard">INFO: <text:s text:c="4"/>127.0.0.1:56623 - "OPTIONS /api/historical/ASTRUSDT?interval=60&amp;days=90&amp;t=1763306090946 HTTP/1.1" 200 OK</text:p>
      <text:p text:style-name="Standard">INFO: <text:s text:c="4"/>127.0.0.1:59858 - "OPTIONS /api/historical/INJUSDT?interval=60&amp;days=90&amp;t=1763306090953 HTTP/1.1" 200 OK</text:p>
      <text:p text:style-name="Standard">INFO: <text:s text:c="4"/>127.0.0.1:51123 - "OPTIONS /api/historical/TRBUSDT?interval=60&amp;days=90&amp;t=1763306090953 HTTP/1.1" 200 OK</text:p>
      <text:p text:style-name="Standard">INFO: <text:s text:c="4"/>127.0.0.1:54422 - "OPTIONS /api/historical/ATOMUSDT?interval=60&amp;days=90&amp;t=1763306090953 HTTP/1.1" 200 OK</text:p>
      <text:p text:style-name="Standard">INFO: <text:s text:c="4"/>127.0.0.1:52556 - "OPTIONS /api/historical/GRTUSDT?interval=60&amp;days=90&amp;t=1763306090954 HTTP/1.1" 200 OK</text:p>
      <text:p text:style-name="Standard">INFO: <text:s text:c="4"/>127.0.0.1:64743 - "OPTIONS /api/historical/ALGOUSDT?interval=60&amp;days=90&amp;t=1763306090954 HTTP/1.1" 200 OK</text:p>
      <text:p text:style-name="Standard">[BTCUSDT] 📊 HISTORICAL: Recibido days=90, aplicando límite -&gt; days_to_fetch=90 (máx: 120) @ 60</text:p>
      <text:p text:style-name="Standard">[SOLUSDT] 📊 HISTORICAL: Recibido days=90, aplicando límite -&gt; days_to_fetch=90 (máx: 120) @ 60</text:p>
      <text:p text:style-name="Standard">[ETHUSDT] 📊 HISTORICAL: Recibido days=90, aplicando límite -&gt; days_to_fetch=90 (máx: 120) @ 60</text:p>
      <text:p text:style-name="Standard">[AAVEUSDT] 📊 HISTORICAL: Recibido days=90, aplicando límite -&gt; days_to_fetch=90 (máx: 120) @ 60</text:p>
      <text:p text:style-name="Standard">[TRXUSDT] 📊 HISTORICAL: Recibido days=90, aplicando límite -&gt; days_to_fetch=90 (máx: 120) @ 60</text:p>
      <text:p text:style-name="Standard">[XRPUSDT] 📊 HISTORICAL: Recibido days=90, aplicando límite -&gt; days_to_fetch=90 (máx: 120) @ 60</text:p>
      <text:p text:style-name="Standard">INFO:httpx:HTTP Request: GET https://api.bybit.com/v5/market/kline?category=linear&amp;symbol=XRPUSDT&amp;interval=60&amp;start=1755530092908&amp;limit=1000 "HTTP/1.1 200 OK"</text:p>
      <text:p text:style-name="Standard">INFO:httpx:HTTP Request: GET https://api.bybit.com/v5/market/kline?category=linear&amp;symbol=AAVEUSDT&amp;interval=60&amp;start=1755530092240&amp;limit=1000 "HTTP/1.1 200 OK"</text:p>
      <text:p text:style-name="Standard">INFO:httpx:HTTP Request: GET https://api.bybit.com/v5/market/kline?category=linear&amp;symbol=BTCUSDT&amp;interval=60&amp;start=1755530091255&amp;limit=1000 "HTTP/1.1 200 OK"</text:p>
      <text:p text:style-name="Standard"><text:soft-page-break/>INFO:httpx:HTTP Request: GET https://api.bybit.com/v5/market/kline?category=linear&amp;symbol=SOLUSDT&amp;interval=60&amp;start=1755530091585&amp;limit=1000 "HTTP/1.1 200 OK"</text:p>
      <text:p text:style-name="Standard">INFO:httpx:HTTP Request: GET https://api.bybit.com/v5/market/kline?category=linear&amp;symbol=ETHUSDT&amp;interval=60&amp;start=1755530091914&amp;limit=1000 "HTTP/1.1 200 OK"</text:p>
      <text:p text:style-name="Standard">INFO:httpx:HTTP Request: GET https://api.bybit.com/v5/market/kline?category=linear&amp;symbol=TRXUSDT&amp;interval=60&amp;start=1755530092570&amp;limit=1000 "HTTP/1.1 200 OK"</text:p>
      <text:p text:style-name="Standard">INFO:httpx:HTTP Request: GET https://api.bybit.com/v5/market/kline?category=linear&amp;symbol=SOLUSDT&amp;interval=60&amp;start=1759132800000&amp;limit=1000 "HTTP/1.1 200 OK"</text:p>
      <text:p text:style-name="Standard">INFO:httpx:HTTP Request: GET https://api.bybit.com/v5/market/kline?category=linear&amp;symbol=XRPUSDT&amp;interval=60&amp;start=1759132800000&amp;limit=1000 "HTTP/1.1 200 OK"</text:p>
      <text:p text:style-name="Standard">INFO:httpx:HTTP Request: GET https://api.bybit.com/v5/market/kline?category=linear&amp;symbol=AAVEUSDT&amp;interval=60&amp;start=1759132800000&amp;limit=1000 "HTTP/1.1 200 OK"</text:p>
      <text:p text:style-name="Standard">INFO:httpx:HTTP Request: GET https://api.bybit.com/v5/market/kline?category=linear&amp;symbol=BTCUSDT&amp;interval=60&amp;start=1759132800000&amp;limit=1000 "HTTP/1.1 200 OK"</text:p>
      <text:p text:style-name="Standard">INFO:httpx:HTTP Request: GET https://api.bybit.com/v5/market/kline?category=linear&amp;symbol=SOLUSDT&amp;interval=60&amp;start=1762732800000&amp;limit=160 "HTTP/1.1 200 OK"</text:p>
      <text:p text:style-name="Standard">[SOLUSDT] Historical: ✅ Devolviendo 2160 velas (esperadas: 2160)</text:p>
      <text:p text:style-name="Standard">INFO: <text:s text:c="4"/>127.0.0.1:52556 - "GET /api/historical/SOLUSDT?interval=60&amp;days=90&amp;t=1763306090928 HTTP/1.1" 200 OK</text:p>
      <text:p text:style-name="Standard">[GALAUSDT] 📊 HISTORICAL: Recibido days=90, aplicando límite -&gt; days_to_fetch=90 (máx: 120) @ 60</text:p>
      <text:p text:style-name="Standard">INFO:httpx:HTTP Request: GET https://api.bybit.com/v5/market/kline?category=linear&amp;symbol=ETHUSDT&amp;interval=60&amp;start=1759132800000&amp;limit=1000 "HTTP/1.1 200 OK"</text:p>
      <text:p text:style-name="Standard">INFO:httpx:HTTP Request: GET https://api.bybit.com/v5/market/kline?category=linear&amp;symbol=AAVEUSDT&amp;interval=60&amp;start=1762732800000&amp;limit=160 "HTTP/1.1 200 OK"</text:p>
      <text:p text:style-name="Standard">[AAVEUSDT] Historical: ✅ Devolviendo 2160 velas (esperadas: 2160)</text:p>
      <text:p text:style-name="Standard">INFO: <text:s text:c="4"/>127.0.0.1:54422 - "GET /api/historical/AAVEUSDT?interval=60&amp;days=90&amp;t=1763306090928 HTTP/1.1" 200 OK</text:p>
      <text:p text:style-name="Standard">INFO:httpx:HTTP Request: GET https://api.bybit.com/v5/market/kline?category=linear&amp;symbol=BTCUSDT&amp;interval=60&amp;start=1762732800000&amp;limit=160 "HTTP/1.1 200 OK"</text:p>
      <text:p text:style-name="Standard">[BTCUSDT] Historical: ✅ Devolviendo 2160 velas (esperadas: 2160)</text:p>
      <text:p text:style-name="Standard">INFO: <text:s text:c="4"/>127.0.0.1:56623 - "GET /api/historical/BTCUSDT?interval=60&amp;days=90&amp;t=1763306090926 HTTP/1.1" 200 OK</text:p>
      <text:p text:style-name="Standard">[OPUSDT] 📊 HISTORICAL: Recibido days=90, aplicando límite -&gt; days_to_fetch=90 (máx: 120) @ 60</text:p>
      <text:p text:style-name="Standard">INFO:httpx:HTTP Request: GET https://api.bybit.com/v5/market/kline?category=linear&amp;symbol=TRXUSDT&amp;interval=60&amp;start=1759132800000&amp;limit=1000 "HTTP/1.1 200 OK"</text:p>
      <text:p text:style-name="Standard">[ADAUSDT] 📊 HISTORICAL: Recibido days=90, aplicando límite -&gt; days_to_fetch=90 (máx: 120) @ 60</text:p>
      <text:p text:style-name="Standard"><text:soft-page-break/>INFO:httpx:HTTP Request: GET https://api.bybit.com/v5/market/kline?category=linear&amp;symbol=XRPUSDT&amp;interval=60&amp;start=1762732800000&amp;limit=160 "HTTP/1.1 200 OK"</text:p>
      <text:p text:style-name="Standard">[XRPUSDT] Historical: ✅ Devolviendo 2160 velas (esperadas: 2160)</text:p>
      <text:p text:style-name="Standard">INFO: <text:s text:c="4"/>127.0.0.1:64743 - "GET /api/historical/XRPUSDT?interval=60&amp;days=90&amp;t=1763306090927 HTTP/1.1" 200 OK</text:p>
      <text:p text:style-name="Standard">[SUIUSDT] 📊 HISTORICAL: Recibido days=90, aplicando límite -&gt; days_to_fetch=90 (máx: 120) @ 60</text:p>
      <text:p text:style-name="Standard">INFO:httpx:HTTP Request: GET https://api.bybit.com/v5/market/kline?category=linear&amp;symbol=GALAUSDT&amp;interval=60&amp;start=1755530094874&amp;limit=1000 "HTTP/1.1 200 OK"</text:p>
      <text:p text:style-name="Standard">INFO:httpx:HTTP Request: GET https://api.bybit.com/v5/market/kline?category=linear&amp;symbol=ADAUSDT&amp;interval=60&amp;start=1755530095717&amp;limit=1000 "HTTP/1.1 200 OK"</text:p>
      <text:p text:style-name="Standard">INFO:httpx:HTTP Request: GET https://api.bybit.com/v5/market/kline?category=linear&amp;symbol=OPUSDT&amp;interval=60&amp;start=1755530095372&amp;limit=1000 "HTTP/1.1 200 OK"</text:p>
      <text:p text:style-name="Standard">INFO:httpx:HTTP Request: GET https://api.bybit.com/v5/market/kline?category=linear&amp;symbol=ETHUSDT&amp;interval=60&amp;start=1762732800000&amp;limit=160 "HTTP/1.1 200 OK"</text:p>
      <text:p text:style-name="Standard">INFO:httpx:HTTP Request: GET https://api.bybit.com/v5/market/kline?category=linear&amp;symbol=TRXUSDT&amp;interval=60&amp;start=1762732800000&amp;limit=160 "HTTP/1.1 200 OK"</text:p>
      <text:p text:style-name="Standard">[ETHUSDT] Historical: ✅ Devolviendo 2160 velas (esperadas: 2160)</text:p>
      <text:p text:style-name="Standard">INFO: <text:s text:c="4"/>127.0.0.1:51123 - "GET /api/historical/ETHUSDT?interval=60&amp;days=90&amp;t=1763306090927 HTTP/1.1" 200 OK</text:p>
      <text:p text:style-name="Standard">[TRXUSDT] Historical: ✅ Devolviendo 2160 velas (esperadas: 2160)</text:p>
      <text:p text:style-name="Standard">INFO: <text:s text:c="4"/>127.0.0.1:59858 - "GET /api/historical/TRXUSDT?interval=60&amp;days=90&amp;t=1763306090927 HTTP/1.1" 200 OK</text:p>
      <text:p text:style-name="Standard">[POLUSDT] 📊 HISTORICAL: Recibido days=90, aplicando límite -&gt; days_to_fetch=90 (máx: 120) @ 60</text:p>
      <text:p text:style-name="Standard">[CAKEUSDT] 📊 HISTORICAL: Recibido days=90, aplicando límite -&gt; days_to_fetch=90 (máx: 120) @ 60</text:p>
      <text:p text:style-name="Standard">INFO:httpx:HTTP Request: GET https://api.bybit.com/v5/market/kline?category=linear&amp;symbol=SUIUSDT&amp;interval=60&amp;start=1755530096214&amp;limit=1000 "HTTP/1.1 200 OK"</text:p>
      <text:p text:style-name="Standard">INFO:httpx:HTTP Request: GET https://api.bybit.com/v5/market/kline?category=linear&amp;symbol=OPUSDT&amp;interval=60&amp;start=1759132800000&amp;limit=1000 "HTTP/1.1 200 OK"</text:p>
      <text:p text:style-name="Standard">INFO:httpx:HTTP Request: GET https://api.bybit.com/v5/market/kline?category=linear&amp;symbol=POLUSDT&amp;interval=60&amp;start=1755530096732&amp;limit=1000 "HTTP/1.1 200 OK"</text:p>
      <text:p text:style-name="Standard">INFO:httpx:HTTP Request: GET https://api.bybit.com/v5/market/kline?category=linear&amp;symbol=CAKEUSDT&amp;interval=60&amp;start=1755530097065&amp;limit=1000 "HTTP/1.1 200 OK"</text:p>
      <text:p text:style-name="Standard">INFO:httpx:HTTP Request: GET https://api.bybit.com/v5/market/kline?category=linear&amp;symbol=GALAUSDT&amp;interval=60&amp;start=1759132800000&amp;limit=1000 "HTTP/1.1 200 OK"</text:p>
      <text:p text:style-name="Standard">INFO:httpx:HTTP Request: GET https://api.bybit.com/v5/market/kline?category=linear&amp;symbol=ADAUSDT&amp;interval=60&amp;start=1759132800000&amp;limit=1000 "HTTP/1.1 200 OK"</text:p>
      <text:p text:style-name="Standard"><text:soft-page-break/>INFO:httpx:HTTP Request: GET https://api.bybit.com/v5/market/kline?category=linear&amp;symbol=SUIUSDT&amp;interval=60&amp;start=1759132800000&amp;limit=1000 "HTTP/1.1 200 OK"</text:p>
      <text:p text:style-name="Standard">INFO:httpx:HTTP Request: GET https://api.bybit.com/v5/market/kline?category=linear&amp;symbol=POLUSDT&amp;interval=60&amp;start=1759132800000&amp;limit=1000 "HTTP/1.1 200 OK"</text:p>
      <text:p text:style-name="Standard">INFO:httpx:HTTP Request: GET https://api.bybit.com/v5/market/kline?category=linear&amp;symbol=CAKEUSDT&amp;interval=60&amp;start=1759132800000&amp;limit=1000 "HTTP/1.1 200 OK"</text:p>
      <text:p text:style-name="Standard">INFO:httpx:HTTP Request: GET https://api.bybit.com/v5/market/kline?category=linear&amp;symbol=SUIUSDT&amp;interval=60&amp;start=1762732800000&amp;limit=160 "HTTP/1.1 200 OK"</text:p>
      <text:p text:style-name="Standard">[SUIUSDT] Historical: ✅ Devolviendo 2160 velas (esperadas: 2160)</text:p>
      <text:p text:style-name="Standard">INFO: <text:s text:c="4"/>127.0.0.1:64743 - "GET /api/historical/SUIUSDT?interval=60&amp;days=90&amp;t=1763306090935 HTTP/1.1" 200 OK</text:p>
      <text:p text:style-name="Standard">INFO:httpx:HTTP Request: GET https://api.bybit.com/v5/market/kline?category=linear&amp;symbol=POLUSDT&amp;interval=60&amp;start=1762732800000&amp;limit=160 "HTTP/1.1 200 OK"</text:p>
      <text:p text:style-name="Standard">[POLYXUSDT] 📊 HISTORICAL: Recibido days=90, aplicando límite -&gt; days_to_fetch=90 (máx: 120) @ 60</text:p>
      <text:p text:style-name="Standard">INFO:httpx:HTTP Request: GET https://api.bybit.com/v5/market/kline?category=linear&amp;symbol=ADAUSDT&amp;interval=60&amp;start=1762732800000&amp;limit=160 "HTTP/1.1 200 OK"</text:p>
      <text:p text:style-name="Standard">INFO:httpx:HTTP Request: GET https://api.bybit.com/v5/market/kline?category=linear&amp;symbol=OPUSDT&amp;interval=60&amp;start=1762732800000&amp;limit=160 "HTTP/1.1 200 OK"</text:p>
      <text:p text:style-name="Standard">INFO:httpx:HTTP Request: GET https://api.bybit.com/v5/market/kline?category=linear&amp;symbol=CAKEUSDT&amp;interval=60&amp;start=1762732800000&amp;limit=160 "HTTP/1.1 200 OK"</text:p>
      <text:p text:style-name="Standard">[POLUSDT] Historical: ✅ Devolviendo 2160 velas (esperadas: 2160)</text:p>
      <text:p text:style-name="Standard">INFO: <text:s text:c="4"/>127.0.0.1:51123 - "GET /api/historical/POLUSDT?interval=60&amp;days=90&amp;t=1763306090936 HTTP/1.1" 200 OK</text:p>
      <text:p text:style-name="Standard">[ADAUSDT] Historical: ✅ Devolviendo 2160 velas (esperadas: 2160)</text:p>
      <text:p text:style-name="Standard">INFO: <text:s text:c="4"/>127.0.0.1:56623 - "GET /api/historical/ADAUSDT?interval=60&amp;days=90&amp;t=1763306090935 HTTP/1.1" 200 OK</text:p>
      <text:p text:style-name="Standard">[OPUSDT] Historical: ✅ Devolviendo 2160 velas (esperadas: 2160)</text:p>
      <text:p text:style-name="Standard">INFO: <text:s text:c="4"/>127.0.0.1:54422 - "GET /api/historical/OPUSDT?interval=60&amp;days=90&amp;t=1763306090935 HTTP/1.1" 200 OK</text:p>
      <text:p text:style-name="Standard">[CAKEUSDT] Historical: ✅ Devolviendo 2160 velas (esperadas: 2160)</text:p>
      <text:p text:style-name="Standard">INFO: <text:s text:c="4"/>127.0.0.1:59858 - "GET /api/historical/CAKEUSDT?interval=60&amp;days=90&amp;t=1763306090936 HTTP/1.1" 200 OK</text:p>
      <text:p text:style-name="Standard">[PENDLEUSDT] 📊 HISTORICAL: Recibido days=90, aplicando límite -&gt; days_to_fetch=90 (máx: 120) @ 60</text:p>
      <text:p text:style-name="Standard">[UNIUSDT] 📊 HISTORICAL: Recibido days=90, aplicando límite -&gt; days_to_fetch=90 (máx: 120) @ 60</text:p>
      <text:p text:style-name="Standard">[TONUSDT] 📊 HISTORICAL: Recibido days=90, aplicando límite -&gt; days_to_fetch=90 (máx: 120) @ 60</text:p>
      <text:p text:style-name="Standard">INFO:httpx:HTTP Request: GET https://api.bybit.com/v5/market/kline?category=linear&amp;symbol=GALAUSDT&amp;interval=60&amp;start=1762732800000&amp;limit=160 "HTTP/1.1 200 OK"</text:p>
      <text:p text:style-name="Standard">[ARBUSDT] 📊 HISTORICAL: Recibido days=90, aplicando límite -&gt; days_to_fetch=90 (máx: 120) @ 60</text:p>
      <text:p text:style-name="Standard"><text:soft-page-break/>[GALAUSDT] Historical: ✅ Devolviendo 2160 velas (esperadas: 2160)</text:p>
      <text:p text:style-name="Standard">INFO: <text:s text:c="4"/>127.0.0.1:52556 - "GET /api/historical/GALAUSDT?interval=60&amp;days=90&amp;t=1763306090934 HTTP/1.1" 200 OK</text:p>
      <text:p text:style-name="Standard">[DOTUSDT] 📊 HISTORICAL: Recibido days=90, aplicando límite -&gt; days_to_fetch=90 (máx: 120) @ 60</text:p>
      <text:p text:style-name="Standard">INFO:httpx:HTTP Request: GET https://api.bybit.com/v5/market/kline?category=linear&amp;symbol=ARBUSDT&amp;interval=60&amp;start=1755530100387&amp;limit=1000 "HTTP/1.1 200 OK"</text:p>
      <text:p text:style-name="Standard">INFO:httpx:HTTP Request: GET https://api.bybit.com/v5/market/kline?category=linear&amp;symbol=POLYXUSDT&amp;interval=60&amp;start=1755530098831&amp;limit=1000 "HTTP/1.1 200 OK"</text:p>
      <text:p text:style-name="Standard">INFO:httpx:HTTP Request: GET https://api.bybit.com/v5/market/kline?category=linear&amp;symbol=UNIUSDT&amp;interval=60&amp;start=1755530099715&amp;limit=1000 "HTTP/1.1 200 OK"</text:p>
      <text:p text:style-name="Standard">INFO:httpx:HTTP Request: GET https://api.bybit.com/v5/market/kline?category=linear&amp;symbol=PENDLEUSDT&amp;interval=60&amp;start=1755530099368&amp;limit=1000 "HTTP/1.1 200 OK"</text:p>
      <text:p text:style-name="Standard">INFO:httpx:HTTP Request: GET https://api.bybit.com/v5/market/kline?category=linear&amp;symbol=DOTUSDT&amp;interval=60&amp;start=1755530100790&amp;limit=1000 "HTTP/1.1 200 OK"</text:p>
      <text:p text:style-name="Standard">INFO:httpx:HTTP Request: GET https://api.bybit.com/v5/market/kline?category=linear&amp;symbol=TONUSDT&amp;interval=60&amp;start=1755530100052&amp;limit=1000 "HTTP/1.1 200 OK"</text:p>
      <text:p text:style-name="Standard">INFO:httpx:HTTP Request: GET https://api.bybit.com/v5/market/kline?category=linear&amp;symbol=ARBUSDT&amp;interval=60&amp;start=1759132800000&amp;limit=1000 "HTTP/1.1 200 OK"</text:p>
      <text:p text:style-name="Standard">INFO:httpx:HTTP Request: GET https://api.bybit.com/v5/market/kline?category=linear&amp;symbol=DOTUSDT&amp;interval=60&amp;start=1759132800000&amp;limit=1000 "HTTP/1.1 200 OK"</text:p>
      <text:p text:style-name="Standard">INFO:httpx:HTTP Request: GET https://api.bybit.com/v5/market/kline?category=linear&amp;symbol=PENDLEUSDT&amp;interval=60&amp;start=1759132800000&amp;limit=1000 "HTTP/1.1 200 OK"</text:p>
      <text:p text:style-name="Standard">INFO:httpx:HTTP Request: GET https://api.bybit.com/v5/market/kline?category=linear&amp;symbol=TONUSDT&amp;interval=60&amp;start=1759132800000&amp;limit=1000 "HTTP/1.1 200 OK"</text:p>
      <text:p text:style-name="Standard">INFO:httpx:HTTP Request: GET https://api.bybit.com/v5/market/kline?category=linear&amp;symbol=UNIUSDT&amp;interval=60&amp;start=1759132800000&amp;limit=1000 "HTTP/1.1 200 OK"</text:p>
      <text:p text:style-name="Standard">INFO:httpx:HTTP Request: GET https://api.bybit.com/v5/market/kline?category=linear&amp;symbol=ARBUSDT&amp;interval=60&amp;start=1762732800000&amp;limit=160 "HTTP/1.1 200 OK"</text:p>
      <text:p text:style-name="Standard">[ARBUSDT] Historical: ✅ Devolviendo 2160 velas (esperadas: 2160)</text:p>
      <text:p text:style-name="Standard">INFO: <text:s text:c="4"/>127.0.0.1:59858 - "GET /api/historical/ARBUSDT?interval=60&amp;days=90&amp;t=1763306090943 HTTP/1.1" 200 OK</text:p>
      <text:p text:style-name="Standard">INFO:httpx:HTTP Request: GET https://api.bybit.com/v5/market/kline?category=linear&amp;symbol=PENDLEUSDT&amp;interval=60&amp;start=1762732800000&amp;limit=160 "HTTP/1.1 200 OK"</text:p>
      <text:p text:style-name="Standard">[PENDLEUSDT] Historical: ✅ Devolviendo 2160 velas (esperadas: 2160)</text:p>
      <text:p text:style-name="Standard">INFO: <text:s text:c="4"/>127.0.0.1:51123 - "GET /api/historical/PENDLEUSDT?interval=60&amp;days=90&amp;t=1763306090942 HTTP/1.1" 200 OK</text:p>
      <text:p text:style-name="Standard">[AVAXUSDT] 📊 HISTORICAL: Recibido days=90, aplicando límite -&gt; days_to_fetch=90 (máx: 120) @ 60</text:p>
      <text:p text:style-name="Standard"><text:soft-page-break/>INFO:httpx:HTTP Request: GET https://api.bybit.com/v5/market/kline?category=linear&amp;symbol=POLYXUSDT&amp;interval=60&amp;start=1759132800000&amp;limit=1000 "HTTP/1.1 200 OK"</text:p>
      <text:p text:style-name="Standard">[BNBUSDT] 📊 HISTORICAL: Recibido days=90, aplicando límite -&gt; days_to_fetch=90 (máx: 120) @ 60</text:p>
      <text:p text:style-name="Standard">INFO:httpx:HTTP Request: GET https://api.bybit.com/v5/market/kline?category=linear&amp;symbol=DOTUSDT&amp;interval=60&amp;start=1762732800000&amp;limit=160 "HTTP/1.1 200 OK"</text:p>
      <text:p text:style-name="Standard">[DOTUSDT] Historical: ✅ Devolviendo 2160 velas (esperadas: 2160)</text:p>
      <text:p text:style-name="Standard">INFO: <text:s text:c="4"/>127.0.0.1:52556 - "GET /api/historical/DOTUSDT?interval=60&amp;days=90&amp;t=1763306090944 HTTP/1.1" 200 OK</text:p>
      <text:p text:style-name="Standard">[PEOPLEUSDT] 📊 HISTORICAL: Recibido days=90, aplicando límite -&gt; days_to_fetch=90 (máx: 120) @ 60</text:p>
      <text:p text:style-name="Standard">INFO:httpx:HTTP Request: GET https://api.bybit.com/v5/market/kline?category=linear&amp;symbol=POLYXUSDT&amp;interval=60&amp;start=1762732800000&amp;limit=160 "HTTP/1.1 200 OK"</text:p>
      <text:p text:style-name="Standard">[POLYXUSDT] Historical: ✅ Devolviendo 2160 velas (esperadas: 2160)</text:p>
      <text:p text:style-name="Standard">INFO: <text:s text:c="4"/>127.0.0.1:64743 - "GET /api/historical/POLYXUSDT?interval=60&amp;days=90&amp;t=1763306090936 HTTP/1.1" 200 OK</text:p>
      <text:p text:style-name="Standard">INFO:httpx:HTTP Request: GET https://api.bybit.com/v5/market/kline?category=linear&amp;symbol=AVAXUSDT&amp;interval=60&amp;start=1755530102738&amp;limit=1000 "HTTP/1.1 200 OK"</text:p>
      <text:p text:style-name="Standard">INFO:httpx:HTTP Request: GET https://api.bybit.com/v5/market/kline?category=linear&amp;symbol=UNIUSDT&amp;interval=60&amp;start=1762732800000&amp;limit=160 "HTTP/1.1 200 OK"</text:p>
      <text:p text:style-name="Standard">INFO:httpx:HTTP Request: GET https://api.bybit.com/v5/market/kline?category=linear&amp;symbol=TONUSDT&amp;interval=60&amp;start=1762732800000&amp;limit=160 "HTTP/1.1 200 OK"</text:p>
      <text:p text:style-name="Standard">[UNIUSDT] Historical: ✅ Devolviendo 2160 velas (esperadas: 2160)</text:p>
      <text:p text:style-name="Standard">INFO: <text:s text:c="4"/>127.0.0.1:54422 - "GET /api/historical/UNIUSDT?interval=60&amp;days=90&amp;t=1763306090943 HTTP/1.1" 200 OK</text:p>
      <text:p text:style-name="Standard">[TONUSDT] Historical: ✅ Devolviendo 2160 velas (esperadas: 2160)</text:p>
      <text:p text:style-name="Standard">INFO: <text:s text:c="4"/>127.0.0.1:56623 - "GET /api/historical/TONUSDT?interval=60&amp;days=90&amp;t=1763306090943 HTTP/1.1" 200 OK</text:p>
      <text:p text:style-name="Standard">INFO:httpx:HTTP Request: GET https://api.bybit.com/v5/market/kline?category=linear&amp;symbol=PEOPLEUSDT&amp;interval=60&amp;start=1755530103486&amp;limit=1000 "HTTP/1.1 200 OK"</text:p>
      <text:p text:style-name="Standard">[HBARUSDT] 📊 HISTORICAL: Recibido days=90, aplicando límite -&gt; days_to_fetch=90 (máx: 120) @ 60</text:p>
      <text:p text:style-name="Standard">INFO:httpx:HTTP Request: GET https://api.bybit.com/v5/market/kline?category=linear&amp;symbol=BNBUSDT&amp;interval=60&amp;start=1755530103081&amp;limit=1000 "HTTP/1.1 200 OK"</text:p>
      <text:p text:style-name="Standard">[MASKUSDT] 📊 HISTORICAL: Recibido days=90, aplicando límite -&gt; days_to_fetch=90 (máx: 120) @ 60</text:p>
      <text:p text:style-name="Standard">[ASTRUSDT] 📊 HISTORICAL: Recibido days=90, aplicando límite -&gt; days_to_fetch=90 (máx: 120) @ 60</text:p>
      <text:p text:style-name="Standard">INFO:httpx:HTTP Request: GET https://api.bybit.com/v5/market/kline?category=linear&amp;symbol=AVAXUSDT&amp;interval=60&amp;start=1759132800000&amp;limit=1000 "HTTP/1.1 200 OK"</text:p>
      <text:p text:style-name="Standard">INFO:httpx:HTTP Request: GET https://api.bybit.com/v5/market/kline?category=linear&amp;symbol=PEOPLEUSDT&amp;interval=60&amp;start=1759132800000&amp;limit=1000 "HTTP/1.1 200 OK"</text:p>
      <text:p text:style-name="Standard"><text:soft-page-break/>INFO:httpx:HTTP Request: GET https://api.bybit.com/v5/market/kline?category=linear&amp;symbol=MASKUSDT&amp;interval=60&amp;start=1755530104725&amp;limit=1000 "HTTP/1.1 200 OK"</text:p>
      <text:p text:style-name="Standard">INFO:httpx:HTTP Request: GET https://api.bybit.com/v5/market/kline?category=linear&amp;symbol=ASTRUSDT&amp;interval=60&amp;start=1755530105073&amp;limit=1000 "HTTP/1.1 200 OK"</text:p>
      <text:p text:style-name="Standard">INFO:httpx:HTTP Request: GET https://api.bybit.com/v5/market/kline?category=linear&amp;symbol=HBARUSDT&amp;interval=60&amp;start=1755530104387&amp;limit=1000 "HTTP/1.1 200 OK"</text:p>
      <text:p text:style-name="Standard">INFO:httpx:HTTP Request: GET https://api.bybit.com/v5/market/kline?category=linear&amp;symbol=BNBUSDT&amp;interval=60&amp;start=1759132800000&amp;limit=1000 "HTTP/1.1 200 OK"</text:p>
      <text:p text:style-name="Standard">INFO:httpx:HTTP Request: GET https://api.bybit.com/v5/market/kline?category=linear&amp;symbol=AVAXUSDT&amp;interval=60&amp;start=1762732800000&amp;limit=160 "HTTP/1.1 200 OK"</text:p>
      <text:p text:style-name="Standard">[AVAXUSDT] Historical: ✅ Devolviendo 2160 velas (esperadas: 2160)</text:p>
      <text:p text:style-name="Standard">INFO: <text:s text:c="4"/>127.0.0.1:59858 - "GET /api/historical/AVAXUSDT?interval=60&amp;days=90&amp;t=1763306090944 HTTP/1.1" 200 OK</text:p>
      <text:p text:style-name="Standard">INFO:httpx:HTTP Request: GET https://api.bybit.com/v5/market/kline?category=linear&amp;symbol=PEOPLEUSDT&amp;interval=60&amp;start=1762732800000&amp;limit=160 "HTTP/1.1 200 OK"</text:p>
      <text:p text:style-name="Standard">[PEOPLEUSDT] Historical: ✅ Devolviendo 2160 velas (esperadas: 2160)</text:p>
      <text:p text:style-name="Standard">INFO: <text:s text:c="4"/>127.0.0.1:52556 - "GET /api/historical/PEOPLEUSDT?interval=60&amp;days=90&amp;t=1763306090945 HTTP/1.1" 200 OK</text:p>
      <text:p text:style-name="Standard">[INJUSDT] 📊 HISTORICAL: Recibido days=90, aplicando límite -&gt; days_to_fetch=90 (máx: 120) @ 60</text:p>
      <text:p text:style-name="Standard">INFO:httpx:HTTP Request: GET https://api.bybit.com/v5/market/kline?category=linear&amp;symbol=MASKUSDT&amp;interval=60&amp;start=1759132800000&amp;limit=1000 "HTTP/1.1 200 OK"</text:p>
      <text:p text:style-name="Standard">INFO:httpx:HTTP Request: GET https://api.bybit.com/v5/market/kline?category=linear&amp;symbol=HBARUSDT&amp;interval=60&amp;start=1759132800000&amp;limit=1000 "HTTP/1.1 200 OK"</text:p>
      <text:p text:style-name="Standard">[TRBUSDT] 📊 HISTORICAL: Recibido days=90, aplicando límite -&gt; days_to_fetch=90 (máx: 120) @ 60</text:p>
      <text:p text:style-name="Standard">INFO:httpx:HTTP Request: GET https://api.bybit.com/v5/market/kline?category=linear&amp;symbol=ASTRUSDT&amp;interval=60&amp;start=1759132800000&amp;limit=1000 "HTTP/1.1 200 OK"</text:p>
      <text:p text:style-name="Standard">INFO:httpx:HTTP Request: GET https://api.bybit.com/v5/market/kline?category=linear&amp;symbol=BNBUSDT&amp;interval=60&amp;start=1762732800000&amp;limit=160 "HTTP/1.1 200 OK"</text:p>
      <text:p text:style-name="Standard">[BNBUSDT] Historical: ✅ Devolviendo 2160 velas (esperadas: 2160)</text:p>
      <text:p text:style-name="Standard">INFO: <text:s text:c="4"/>127.0.0.1:51123 - "GET /api/historical/BNBUSDT?interval=60&amp;days=90&amp;t=1763306090945 HTTP/1.1" 200 OK</text:p>
      <text:p text:style-name="Standard">INFO:httpx:HTTP Request: GET https://api.bybit.com/v5/market/kline?category=linear&amp;symbol=MASKUSDT&amp;interval=60&amp;start=1762732800000&amp;limit=160 "HTTP/1.1 200 OK"</text:p>
      <text:p text:style-name="Standard">[MASKUSDT] Historical: ✅ Devolviendo 2160 velas (esperadas: 2160)</text:p>
      <text:p text:style-name="Standard">INFO: <text:s text:c="4"/>127.0.0.1:54422 - "GET /api/historical/MASKUSDT?interval=60&amp;days=90&amp;t=1763306090952 HTTP/1.1" 200 OK</text:p>
      <text:p text:style-name="Standard">INFO:httpx:HTTP Request: GET https://api.bybit.com/v5/market/kline?category=linear&amp;symbol=INJUSDT&amp;interval=60&amp;start=1755530106411&amp;limit=1000 "HTTP/1.1 200 OK"</text:p>
      <text:p text:style-name="Standard"><text:soft-page-break/>INFO:httpx:HTTP Request: GET https://api.bybit.com/v5/market/kline?category=linear&amp;symbol=TRBUSDT&amp;interval=60&amp;start=1755530106759&amp;limit=1000 "HTTP/1.1 200 OK"</text:p>
      <text:p text:style-name="Standard">[ATOMUSDT] 📊 HISTORICAL: Recibido days=90, aplicando límite -&gt; days_to_fetch=90 (máx: 120) @ 60</text:p>
      <text:p text:style-name="Standard">INFO:httpx:HTTP Request: GET https://api.bybit.com/v5/market/kline?category=linear&amp;symbol=ASTRUSDT&amp;interval=60&amp;start=1762732800000&amp;limit=160 "HTTP/1.1 200 OK"</text:p>
      <text:p text:style-name="Standard">[GRTUSDT] 📊 HISTORICAL: Recibido days=90, aplicando límite -&gt; days_to_fetch=90 (máx: 120) @ 60</text:p>
      <text:p text:style-name="Standard">INFO:httpx:HTTP Request: GET https://api.bybit.com/v5/market/kline?category=linear&amp;symbol=HBARUSDT&amp;interval=60&amp;start=1762732800000&amp;limit=160 "HTTP/1.1 200 OK"</text:p>
      <text:p text:style-name="Standard">[ASTRUSDT] Historical: ✅ Devolviendo 2160 velas (esperadas: 2160)</text:p>
      <text:p text:style-name="Standard">INFO: <text:s text:c="4"/>127.0.0.1:56623 - "GET /api/historical/ASTRUSDT?interval=60&amp;days=90&amp;t=1763306090946 HTTP/1.1" 200 OK</text:p>
      <text:p text:style-name="Standard">[HBARUSDT] Historical: ✅ Devolviendo 2160 velas (esperadas: 2160)</text:p>
      <text:p text:style-name="Standard">INFO: <text:s text:c="4"/>127.0.0.1:64743 - "GET /api/historical/HBARUSDT?interval=60&amp;days=90&amp;t=1763306090945 HTTP/1.1" 200 OK</text:p>
      <text:p text:style-name="Standard">[ALGOUSDT] 📊 HISTORICAL: Recibido days=90, aplicando límite -&gt; days_to_fetch=90 (máx: 120) @ 60</text:p>
      <text:p text:style-name="Standard">INFO:httpx:HTTP Request: GET https://api.bybit.com/v5/market/kline?category=linear&amp;symbol=INJUSDT&amp;interval=60&amp;start=1759132800000&amp;limit=1000 "HTTP/1.1 200 OK"</text:p>
      <text:p text:style-name="Standard">INFO:httpx:HTTP Request: GET https://api.bybit.com/v5/market/kline?category=linear&amp;symbol=TRBUSDT&amp;interval=60&amp;start=1759132800000&amp;limit=1000 "HTTP/1.1 200 OK"</text:p>
      <text:p text:style-name="Standard">INFO:httpx:HTTP Request: GET https://api.bybit.com/v5/market/kline?category=linear&amp;symbol=GRTUSDT&amp;interval=60&amp;start=1755530108036&amp;limit=1000 "HTTP/1.1 200 OK"</text:p>
      <text:p text:style-name="Standard">INFO:httpx:HTTP Request: GET https://api.bybit.com/v5/market/kline?category=linear&amp;symbol=ATOMUSDT&amp;interval=60&amp;start=1755530107630&amp;limit=1000 "HTTP/1.1 200 OK"</text:p>
      <text:p text:style-name="Standard">INFO:httpx:HTTP Request: GET https://api.bybit.com/v5/market/kline?category=linear&amp;symbol=ALGOUSDT&amp;interval=60&amp;start=1755530108565&amp;limit=1000 "HTTP/1.1 200 OK"</text:p>
      <text:p text:style-name="Standard">INFO:httpx:HTTP Request: GET https://api.bybit.com/v5/market/kline?category=linear&amp;symbol=INJUSDT&amp;interval=60&amp;start=1762732800000&amp;limit=160 "HTTP/1.1 200 OK"</text:p>
      <text:p text:style-name="Standard">[INJUSDT] Historical: ✅ Devolviendo 2160 velas (esperadas: 2160)</text:p>
      <text:p text:style-name="Standard">INFO: <text:s text:c="4"/>127.0.0.1:59858 - "GET /api/historical/INJUSDT?interval=60&amp;days=90&amp;t=1763306090953 HTTP/1.1" 200 OK</text:p>
      <text:p text:style-name="Standard">INFO:httpx:HTTP Request: GET https://api.bybit.com/v5/market/kline?category=linear&amp;symbol=TRBUSDT&amp;interval=60&amp;start=1762732800000&amp;limit=160 "HTTP/1.1 200 OK"</text:p>
      <text:p text:style-name="Standard">INFO:httpx:HTTP Request: GET https://api.bybit.com/v5/market/kline?category=linear&amp;symbol=ATOMUSDT&amp;interval=60&amp;start=1759132800000&amp;limit=1000 "HTTP/1.1 200 OK"</text:p>
      <text:p text:style-name="Standard">[TRBUSDT] Historical: ✅ Devolviendo 2160 velas (esperadas: 2160)</text:p>
      <text:p text:style-name="Standard">INFO: <text:s text:c="4"/>127.0.0.1:52556 - "GET /api/historical/TRBUSDT?interval=60&amp;days=90&amp;t=1763306090953 HTTP/1.1" 200 OK</text:p>
      <text:p text:style-name="Standard"><text:soft-page-break/>INFO:httpx:HTTP Request: GET https://api.bybit.com/v5/market/kline?category=linear&amp;symbol=ALGOUSDT&amp;interval=60&amp;start=1759132800000&amp;limit=1000 "HTTP/1.1 200 OK"</text:p>
      <text:p text:style-name="Standard">INFO:httpx:HTTP Request: GET https://api.bybit.com/v5/market/kline?category=linear&amp;symbol=ATOMUSDT&amp;interval=60&amp;start=1762732800000&amp;limit=160 "HTTP/1.1 200 OK"</text:p>
      <text:p text:style-name="Standard">[ATOMUSDT] Historical: ✅ Devolviendo 2160 velas (esperadas: 2160)</text:p>
      <text:p text:style-name="Standard">INFO: <text:s text:c="4"/>127.0.0.1:51123 - "GET /api/historical/ATOMUSDT?interval=60&amp;days=90&amp;t=1763306090953 HTTP/1.1" 200 OK</text:p>
      <text:p text:style-name="Standard">INFO:httpx:HTTP Request: GET https://api.bybit.com/v5/market/kline?category=linear&amp;symbol=GRTUSDT&amp;interval=60&amp;start=1759132800000&amp;limit=1000 "HTTP/1.1 200 OK"</text:p>
      <text:p text:style-name="Standard">INFO:httpx:HTTP Request: GET https://api.bybit.com/v5/market/kline?category=linear&amp;symbol=GRTUSDT&amp;interval=60&amp;start=1762732800000&amp;limit=160 "HTTP/1.1 200 OK"</text:p>
      <text:p text:style-name="Standard">[GRTUSDT] Historical: ✅ Devolviendo 2160 velas (esperadas: 2160)</text:p>
      <text:p text:style-name="Standard">INFO: <text:s text:c="4"/>127.0.0.1:54422 - "GET /api/historical/GRTUSDT?interval=60&amp;days=90&amp;t=1763306090954 HTTP/1.1" 200 OK</text:p>
      <text:p text:style-name="Standard">INFO:httpx:HTTP Request: GET https://api.bybit.com/v5/market/kline?category=linear&amp;symbol=ALGOUSDT&amp;interval=60&amp;start=1762732800000&amp;limit=160 "HTTP/1.1 200 OK"</text:p>
      <text:p text:style-name="Standard">[ALGOUSDT] Historical: ✅ Devolviendo 2160 velas (esperadas: 2160)</text:p>
      <text:p text:style-name="Standard">INFO: <text:s text:c="4"/>127.0.0.1:56623 - "GET /api/historical/ALGOUSDT?interval=60&amp;days=90&amp;t=1763306090954 HTTP/1.1" 200 OK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6T10:17:55.471546000</meta:creation-date>
    <dc:date>2025-11-16T10:18:12.570638900</dc:date>
    <meta:editing-duration>PT17S</meta:editing-duration>
    <meta:editing-cycles>1</meta:editing-cycles>
    <meta:document-statistic meta:table-count="0" meta:image-count="0" meta:object-count="0" meta:page-count="156" meta:paragraph-count="4185" meta:word-count="36906" meta:character-count="447169" meta:non-whitespace-character-count="410953"/>
    <meta:generator>LibreOffice/25.2.6.2$Windows_X86_64 LibreOffice_project/729c5bfe710f5eb71ed3bbde9e06a6065e9c6c5d</meta:generator>
  </office:meta>
</office:document-meta>
</file>